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 Light" svg:font-family="'Arial Nova Light'" style:font-adornments="Regular" style:font-family-generic="swiss" style:font-pitch="variable"/>
    <style:font-face style:name="Arial Nova Light1" svg:font-family="'Arial Nova Light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1839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839in"/>
    </style:style>
    <style:style style:name="co7" style:family="table-column">
      <style:table-column-properties fo:break-before="auto" style:column-width="0.2339in"/>
    </style:style>
    <style:style style:name="co8" style:family="table-column">
      <style:table-column-properties fo:break-before="auto" style:column-width="0.1937in"/>
    </style:style>
    <style:style style:name="co9" style:family="table-column">
      <style:table-column-properties fo:break-before="auto" style:column-width="0.1898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1.0366in"/>
    </style:style>
    <style:style style:name="co12" style:family="table-column">
      <style:table-column-properties fo:break-before="auto" style:column-width="0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417in" fo:break-before="auto" style:use-optimal-row-height="false"/>
    </style:style>
    <style:style style:name="ro4" style:family="table-row">
      <style:table-row-properties style:row-height="0.5744in" fo:break-before="auto" style:use-optimal-row-height="false"/>
    </style:style>
    <style:style style:name="ro5" style:family="table-row">
      <style:table-row-properties style:row-height="0.6311in" fo:break-before="auto" style:use-optimal-row-height="false"/>
    </style:style>
    <style:style style:name="ro6" style:family="table-row">
      <style:table-row-properties style:row-height="0.1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Corner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34" style:family="table-cell" style:parent-style-name="Pivot_20_Table_20_Corner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35" style:family="table-cell" style:parent-style-name="Pivot_20_Table_20_Field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end" fo:margin-left="0in"/>
      <style:text-properties style:font-name="Arial Rounded MT Bold" fo:font-size="8pt" style:font-size-asian="8pt" style:font-size-complex="8pt"/>
    </style:style>
    <style:style style:name="ce36" style:family="table-cell" style:parent-style-name="Pivot_20_Table_20_Category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in"/>
      <style:text-properties style:font-name="Arial Nova Light1"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38" style:family="table-cell" style:parent-style-name="Pivot_20_Table_20_Field">
      <style:table-cell-properties fo:border="none"/>
    </style:style>
    <style:style style:name="ce72" style:family="table-cell" style:parent-style-name="Pivot_20_Table_20_Field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41" style:family="table-cell" style:parent-style-name="Pivot_20_Table_20_Category" style:data-style-name="N0">
      <style:table-cell-properties fo:border-bottom="0.74pt solid #000000" style:text-align-source="fix" style:repeat-content="false" fo:border-left="none" fo:border-right="none" style:rotation-angle="90" fo:border-top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42" style:family="table-cell" style:parent-style-name="Pivot_20_Table_20_Value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Nova Light1" fo:font-size="4pt" fo:font-weight="normal" style:font-size-asian="4pt" style:font-weight-asian="normal" style:font-size-complex="4pt" style:font-weight-complex="normal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ffff" style:font-name="Arial Rounded MT Bold" fo:font-size="5pt" fo:font-weight="bold" style:font-size-asian="5pt" style:font-weight-asian="bold" style:font-size-complex="5pt" style:font-weight-complex="bold"/>
    </style:style>
    <style:style style:name="ce105" style:family="table-cell" style:parent-style-name="Pivot_20_Table_20_Corner">
      <style:table-cell-properties fo:border="none"/>
    </style:style>
    <style:style style:name="ce77" style:family="table-cell" style:parent-style-name="Pivot_20_Table_20_Corner">
      <style:table-cell-properties style:text-align-source="fix" style:repeat-content="false" fo:border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54" style:family="table-cell" style:parent-style-name="Pivot_20_Table_20_Value" style:data-style-name="N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 fo:font-size="4pt" fo:font-weight="normal" style:font-size-asian="4pt" style:font-weight-asian="normal" style:font-size-complex="4pt" style:font-weight-complex="normal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ffffff" style:font-name="Arial Rounded MT Bold" fo:font-size="4.5pt" fo:font-weight="bold" style:font-size-asian="4.5pt" style:font-weight-asian="bold" style:font-size-complex="4.5pt" style:font-weight-complex="bold"/>
    </style:style>
    <style:style style:name="ce6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ffff" style:font-name="Arial Rounded MT Bold" fo:font-size="4pt" fo:font-weight="bold" style:font-size-asian="4pt" style:font-weight-asian="bold" style:font-size-complex="4pt" style:font-weight-complex="bold"/>
    </style:style>
    <style:style style:name="ce112" style:family="table-cell" style:parent-style-name="Default">
      <style:table-cell-properties fo:border="none"/>
    </style:style>
    <style:style style:name="ce70" style:family="table-cell" style:parent-style-name="Pivot_20_Table_20_Category" style:data-style-name="N0">
      <style:table-cell-properties fo:border="none"/>
    </style:style>
    <style:style style:name="ce71" style:family="table-cell" style:parent-style-name="Pivot_20_Table_20_Value">
      <style:table-cell-properties fo:border="none"/>
    </style:style>
    <style:style style:name="ce39" style:family="table-cell" style:parent-style-name="Pivot_20_Table_20_Field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in"/>
      <style:text-properties style:font-name="Arial Rounded MT Bold" fo:font-size="8pt" style:font-size-asian="8pt" style:font-size-complex="8pt"/>
    </style:style>
    <style:style style:name="ce45" style:family="table-cell" style:parent-style-name="Pivot_20_Table_20_Field">
      <style:table-cell-properties style:text-align-source="fix" style:repeat-content="false" fo:border="none" style:vertical-align="automatic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46" style:family="table-cell" style:parent-style-name="Pivot_20_Table_20_Category" style:data-style-name="N0">
      <style:table-cell-properties fo:border-bottom="0.74pt solid #000000" style:text-align-source="fix" style:repeat-content="false" fo:border-left="none" fo:border-right="none" style:rotation-angle="90" fo:border-top="none" style:vertical-align="bottom"/>
      <style:paragraph-properties fo:text-align="center" fo:margin-left="0in"/>
      <style:text-properties style:font-name="Arial Nova Light1" fo:font-size="8pt" style:font-size-asian="8pt" style:font-size-complex="8pt"/>
    </style:style>
    <style:style style:name="ce118" style:family="table-cell" style:parent-style-name="Pivot_20_Table_20_Value" style:data-style-name="N1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19" style:family="table-cell" style:parent-style-name="Pivot_20_Table_20_Value" style:data-style-name="N1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0" style:family="table-cell" style:parent-style-name="Pivot_20_Table_20_Value" style:data-style-name="N1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22" style:family="table-cell" style:parent-style-name="Pivot_20_Table_20_Value" style:data-style-name="N1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3" style:family="table-cell" style:parent-style-name="Pivot_20_Table_20_Value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4" style:family="table-cell" style:parent-style-name="Pivot_20_Table_20_Value" style:data-style-name="N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5" style:family="table-cell" style:parent-style-name="Pivot_20_Table_20_Value" style:data-style-name="N1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6" style:family="table-cell" style:parent-style-name="Pivot_20_Table_20_Value" style:data-style-name="N1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7" style:family="table-cell" style:parent-style-name="Pivot_20_Table_20_Value" style:data-style-name="N1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 style:vertical-align="bottom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30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ffff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31" style:family="table-cell" style:parent-style-name="Pivot_20_Table_20_Category" style:data-style-name="N0">
      <style:table-cell-properties fo:border-bottom="0.74pt solid #000000" style:text-align-source="fix" style:repeat-content="false" fo:border-left="none" fo:border-right="none" style:rotation-angle="90" fo:border-top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3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33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7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Arial Rounded MT Bold" fo:font-size="4.5pt" style:font-size-asian="4.5pt" style:font-size-complex="4.5pt"/>
    </style:style>
    <style:style style:name="ce179" style:family="table-cell" style:parent-style-name="Pivot_20_Table_20_Category" style:data-style-name="N0">
      <style:table-cell-properties style:text-align-source="fix" style:repeat-content="false" fo:border="none" style:rotation-angle="90" style:vertical-align="top"/>
      <style:paragraph-properties fo:text-align="center" fo:margin-left="0in"/>
      <style:text-properties style:font-name="Arial Nova Light1" fo:font-size="8pt" style:font-size-asian="8pt" style:font-size-complex="8pt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40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83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8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 style:data-style-name="N1">
      <style:text-properties style:font-name="Arial Nova Light1" fo:font-size="8pt" style:font-size-asian="8pt" style:font-size-complex="8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5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 Nova Light1" fo:font-size="8pt" style:font-size-asian="8pt" style:font-size-complex="8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Loss Data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2" table:default-cell-style-name="ce48"/>
        <table:table-column table:style-name="co2" table:default-cell-style-name="Default"/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oftmargin</text:p>
          </table:table-cell>
          <table:table-cell office:value-type="float" office:value="34.1450305312931" calcext:value-type="float">
            <text:p>34.1450305312931</text:p>
          </table:table-cell>
          <table:table-cell office:value-type="float" office:value="32.2378048175656" calcext:value-type="float">
            <text:p>32.2378048175656</text:p>
          </table:table-cell>
          <table:table-cell office:value-type="float" office:value="30.5219653536822" calcext:value-type="float">
            <text:p>30.5219653536822</text:p>
          </table:table-cell>
          <table:table-cell office:value-type="float" office:value="28.9704626073295" calcext:value-type="float">
            <text:p>28.9704626073295</text:p>
          </table:table-cell>
          <table:table-cell office:value-type="float" office:value="27.5707888150499" calcext:value-type="float">
            <text:p>27.5707888150499</text:p>
          </table:table-cell>
          <table:table-cell office:value-type="float" office:value="26.3206412728799" calcext:value-type="float">
            <text:p>26.3206412728799</text:p>
          </table:table-cell>
          <table:table-cell office:value-type="float" office:value="25.2195784082256" calcext:value-type="float">
            <text:p>25.2195784082256</text:p>
          </table:table-cell>
          <table:table-cell office:value-type="float" office:value="24.261860669555" calcext:value-type="float">
            <text:p>24.261860669555</text:p>
          </table:table-cell>
          <table:table-cell office:value-type="float" office:value="23.4342502997433" calcext:value-type="float">
            <text:p>23.4342502997433</text:p>
          </table:table-cell>
          <table:table-cell office:value-type="float" office:value="22.7181982550728" calcext:value-type="float">
            <text:p>22.7181982550728</text:p>
          </table:table-cell>
          <table:table-cell office:value-type="float" office:value="22.0944108064644" calcext:value-type="float">
            <text:p>22.0944108064644</text:p>
          </table:table-cell>
          <table:table-cell office:value-type="float" office:value="21.5462414231403" calcext:value-type="float">
            <text:p>21.5462414231403</text:p>
          </table:table-cell>
          <table:table-cell office:value-type="float" office:value="21.060576038778" calcext:value-type="float">
            <text:p>21.060576038778</text:p>
          </table:table-cell>
          <table:table-cell office:value-type="float" office:value="20.6273523821389" calcext:value-type="float">
            <text:p>20.6273523821389</text:p>
          </table:table-cell>
          <table:table-cell office:value-type="float" office:value="20.2388088263381" calcext:value-type="float">
            <text:p>20.2388088263381</text:p>
          </table:table-cell>
          <table:table-cell office:value-type="float" office:value="19.8888377201246" calcext:value-type="float">
            <text:p>19.8888377201246</text:p>
          </table:table-cell>
          <table:table-cell office:value-type="float" office:value="19.5724894118421" calcext:value-type="float">
            <text:p>19.5724894118421</text:p>
          </table:table-cell>
          <table:table-cell office:value-type="float" office:value="19.2856188575685" calcext:value-type="float">
            <text:p>19.2856188575685</text:p>
          </table:table-cell>
          <table:table-cell office:value-type="float" office:value="19.0246633197817" calcext:value-type="float">
            <text:p>19.0246633197817</text:p>
          </table:table-cell>
          <table:table-cell office:value-type="float" office:value="18.7865170735122" calcext:value-type="float">
            <text:p>18.7865170735122</text:p>
          </table:table-cell>
          <table:table-cell office:value-type="float" office:value="18.5684688487012" calcext:value-type="float">
            <text:p>18.5684688487012</text:p>
          </table:table-cell>
          <table:table-cell office:value-type="float" office:value="18.3681598414247" calcext:value-type="float">
            <text:p>18.3681598414247</text:p>
          </table:table-cell>
          <table:table-cell office:value-type="float" office:value="18.1835494234365" calcext:value-type="float">
            <text:p>18.1835494234365</text:p>
          </table:table-cell>
          <table:table-cell office:value-type="float" office:value="18.0128770714177" calcext:value-type="float">
            <text:p>18.0128770714177</text:p>
          </table:table-cell>
          <table:table-cell office:value-type="float" office:value="17.8546264796835" calcext:value-type="float">
            <text:p>17.8546264796835</text:p>
          </table:table-cell>
          <table:table-cell office:value-type="float" office:value="17.7074895475082" calcext:value-type="float">
            <text:p>17.7074895475082</text:p>
          </table:table-cell>
          <table:table-cell office:value-type="float" office:value="17.5703357236007" calcext:value-type="float">
            <text:p>17.5703357236007</text:p>
          </table:table-cell>
          <table:table-cell office:value-type="float" office:value="17.4421849479288" calcext:value-type="float">
            <text:p>17.4421849479288</text:p>
          </table:table-cell>
          <table:table-cell office:value-type="float" office:value="17.3221844848874" calcext:value-type="float">
            <text:p>17.3221844848874</text:p>
          </table:table-cell>
          <table:table-cell office:value-type="float" office:value="17.2095898136628" calcext:value-type="float">
            <text:p>17.2095898136628</text:p>
          </table:table-cell>
          <table:table-cell office:value-type="float" office:value="17.1037488169272" calcext:value-type="float">
            <text:p>17.1037488169272</text:p>
          </table:table-cell>
          <table:table-cell office:value-type="float" office:value="17.0040875594288" calcext:value-type="float">
            <text:p>17.0040875594288</text:p>
          </table:table-cell>
          <table:table-cell office:value-type="float" office:value="16.9100994853927" calcext:value-type="float">
            <text:p>16.9100994853927</text:p>
          </table:table-cell>
          <table:table-cell table:style-name="Default" office:value-type="float" office:value="16.8213350284208" calcext:value-type="float">
            <text:p>16.8213350284208</text:p>
          </table:table-cell>
          <table:table-cell office:value-type="float" office:value="16.7373941744151" calcext:value-type="float">
            <text:p>16.7373941744151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bcewithlogits</text:p>
          </table:table-cell>
          <table:table-cell office:value-type="float" office:value="66.5393581378315" calcext:value-type="float">
            <text:p>66.5393581378315</text:p>
          </table:table-cell>
          <table:table-cell office:value-type="float" office:value="31.1619019480834" calcext:value-type="float">
            <text:p>31.1619019480834</text:p>
          </table:table-cell>
          <table:table-cell office:value-type="float" office:value="21.3217719931147" calcext:value-type="float">
            <text:p>21.3217719931147</text:p>
          </table:table-cell>
          <table:table-cell office:value-type="float" office:value="16.7666405059704" calcext:value-type="float">
            <text:p>16.7666405059704</text:p>
          </table:table-cell>
          <table:table-cell office:value-type="float" office:value="15.4922353563373" calcext:value-type="float">
            <text:p>15.4922353563373</text:p>
          </table:table-cell>
          <table:table-cell office:value-type="float" office:value="14.9099388738191" calcext:value-type="float">
            <text:p>14.9099388738191</text:p>
          </table:table-cell>
          <table:table-cell office:value-type="float" office:value="14.6283136054204" calcext:value-type="float">
            <text:p>14.6283136054204</text:p>
          </table:table-cell>
          <table:table-cell office:value-type="float" office:value="14.5376926291526" calcext:value-type="float">
            <text:p>14.5376926291526</text:p>
          </table:table-cell>
          <table:table-cell office:value-type="float" office:value="14.3725929307612" calcext:value-type="float">
            <text:p>14.3725929307612</text:p>
          </table:table-cell>
          <table:table-cell office:value-type="float" office:value="14.3699186732994" calcext:value-type="float">
            <text:p>14.3699186732994</text:p>
          </table:table-cell>
          <table:table-cell office:value-type="float" office:value="14.3038080991318" calcext:value-type="float">
            <text:p>14.3038080991318</text:p>
          </table:table-cell>
          <table:table-cell office:value-type="float" office:value="14.3128798649072" calcext:value-type="float">
            <text:p>14.3128798649072</text:p>
          </table:table-cell>
          <table:table-cell office:value-type="float" office:value="14.2482656579188" calcext:value-type="float">
            <text:p>14.2482656579188</text:p>
          </table:table-cell>
          <table:table-cell office:value-type="float" office:value="14.2528443081686" calcext:value-type="float">
            <text:p>14.2528443081686</text:p>
          </table:table-cell>
          <table:table-cell office:value-type="float" office:value="14.2411124202993" calcext:value-type="float">
            <text:p>14.2411124202993</text:p>
          </table:table-cell>
          <table:table-cell office:value-type="float" office:value="14.2395037399286" calcext:value-type="float">
            <text:p>14.2395037399286</text:p>
          </table:table-cell>
          <table:table-cell office:value-type="float" office:value="14.2315351793395" calcext:value-type="float">
            <text:p>14.2315351793395</text:p>
          </table:table-cell>
          <table:table-cell office:value-type="float" office:value="14.1853844057474" calcext:value-type="float">
            <text:p>14.1853844057474</text:p>
          </table:table-cell>
          <table:table-cell office:value-type="float" office:value="14.199889770178" calcext:value-type="float">
            <text:p>14.199889770178</text:p>
          </table:table-cell>
          <table:table-cell office:value-type="float" office:value="14.198218584203" calcext:value-type="float">
            <text:p>14.198218584203</text:p>
          </table:table-cell>
          <table:table-cell office:value-type="float" office:value="14.1712656973091" calcext:value-type="float">
            <text:p>14.1712656973091</text:p>
          </table:table-cell>
          <table:table-cell office:value-type="float" office:value="14.128331047663" calcext:value-type="float">
            <text:p>14.128331047663</text:p>
          </table:table-cell>
          <table:table-cell office:value-type="float" office:value="14.1997562895598" calcext:value-type="float">
            <text:p>14.1997562895598</text:p>
          </table:table-cell>
          <table:table-cell office:value-type="float" office:value="14.1149226886386" calcext:value-type="float">
            <text:p>14.1149226886386</text:p>
          </table:table-cell>
          <table:table-cell office:value-type="float" office:value="14.088661096581" calcext:value-type="float">
            <text:p>14.088661096581</text:p>
          </table:table-cell>
          <table:table-cell office:value-type="float" office:value="14.1053607563754" calcext:value-type="float">
            <text:p>14.1053607563754</text:p>
          </table:table-cell>
          <table:table-cell office:value-type="float" office:value="14.0721584489249" calcext:value-type="float">
            <text:p>14.0721584489249</text:p>
          </table:table-cell>
          <table:table-cell office:value-type="float" office:value="14.0596188421142" calcext:value-type="float">
            <text:p>14.0596188421142</text:p>
          </table:table-cell>
          <table:table-cell office:value-type="float" office:value="14.0309472351387" calcext:value-type="float">
            <text:p>14.0309472351387</text:p>
          </table:table-cell>
          <table:table-cell office:value-type="float" office:value="14.0090059930381" calcext:value-type="float">
            <text:p>14.0090059930381</text:p>
          </table:table-cell>
          <table:table-cell office:value-type="float" office:value="13.9929963925838" calcext:value-type="float">
            <text:p>13.9929963925838</text:p>
          </table:table-cell>
          <table:table-cell office:value-type="float" office:value="13.9801460236383" calcext:value-type="float">
            <text:p>13.9801460236383</text:p>
          </table:table-cell>
          <table:table-cell office:value-type="float" office:value="13.9882248167736" calcext:value-type="float">
            <text:p>13.9882248167736</text:p>
          </table:table-cell>
          <table:table-cell office:value-type="float" office:value="13.9476136792509" calcext:value-type="float">
            <text:p>13.9476136792509</text:p>
          </table:table-cell>
          <table:table-cell office:value-type="float" office:value="13.9477908377584" calcext:value-type="float">
            <text:p>13.947790837758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hingeembedding</text:p>
          </table:table-cell>
          <table:table-cell office:value-type="float" office:value="84.207748910123" calcext:value-type="float">
            <text:p>84.207748910123</text:p>
          </table:table-cell>
          <table:table-cell office:value-type="float" office:value="26.5400675341891" calcext:value-type="float">
            <text:p>26.5400675341891</text:p>
          </table:table-cell>
          <table:table-cell office:value-type="float" office:value="19.8420419800732" calcext:value-type="float">
            <text:p>19.8420419800732</text:p>
          </table:table-cell>
          <table:table-cell office:value-type="float" office:value="18.8524871497193" calcext:value-type="float">
            <text:p>18.8524871497193</text:p>
          </table:table-cell>
          <table:table-cell office:value-type="float" office:value="18.5575872454468" calcext:value-type="float">
            <text:p>18.5575872454468</text:p>
          </table:table-cell>
          <table:table-cell office:value-type="float" office:value="18.4102238978396" calcext:value-type="float">
            <text:p>18.4102238978396</text:p>
          </table:table-cell>
          <table:table-cell office:value-type="float" office:value="18.3296157255055" calcext:value-type="float">
            <text:p>18.3296157255055</text:p>
          </table:table-cell>
          <table:table-cell office:value-type="float" office:value="18.2855514348756" calcext:value-type="float">
            <text:p>18.2855514348756</text:p>
          </table:table-cell>
          <table:table-cell office:value-type="float" office:value="18.261195260825" calcext:value-type="float">
            <text:p>18.261195260825</text:p>
          </table:table-cell>
          <table:table-cell office:value-type="float" office:value="18.2431154741966" calcext:value-type="float">
            <text:p>18.2431154741966</text:p>
          </table:table-cell>
          <table:table-cell office:value-type="float" office:value="18.2293284386812" calcext:value-type="float">
            <text:p>18.2293284386812</text:p>
          </table:table-cell>
          <table:table-cell office:value-type="float" office:value="18.2186627200626" calcext:value-type="float">
            <text:p>18.2186627200626</text:p>
          </table:table-cell>
          <table:table-cell office:value-type="float" office:value="18.2125652007201" calcext:value-type="float">
            <text:p>18.2125652007201</text:p>
          </table:table-cell>
          <table:table-cell office:value-type="float" office:value="18.2082204613691" calcext:value-type="float">
            <text:p>18.2082204613691</text:p>
          </table:table-cell>
          <table:table-cell office:value-type="float" office:value="18.2047140329799" calcext:value-type="float">
            <text:p>18.2047140329799</text:p>
          </table:table-cell>
          <table:table-cell office:value-type="float" office:value="18.2020360146744" calcext:value-type="float">
            <text:p>18.2020360146744</text:p>
          </table:table-cell>
          <table:table-cell office:value-type="float" office:value="18.2000599425772" calcext:value-type="float">
            <text:p>18.2000599425772</text:p>
          </table:table-cell>
          <table:table-cell office:value-type="float" office:value="18.1993584581043" calcext:value-type="float">
            <text:p>18.1993584581043</text:p>
          </table:table-cell>
          <table:table-cell office:value-type="float" office:value="18.1993063040402" calcext:value-type="float">
            <text:p>18.1993063040402</text:p>
          </table:table-cell>
          <table:table-cell office:value-type="float" office:value="18.1992544842803" calcext:value-type="float">
            <text:p>18.1992544842803</text:p>
          </table:table-cell>
          <table:table-cell table:number-columns-repeated="1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se</text:p>
          </table:table-cell>
          <table:table-cell office:value-type="float" office:value="18.1984395962242" calcext:value-type="float">
            <text:p>18.1984395962242</text:p>
          </table:table-cell>
          <table:table-cell office:value-type="float" office:value="18.1984383941188" calcext:value-type="float">
            <text:p>18.1984383941188</text:p>
          </table:table-cell>
          <table:table-cell office:value-type="float" office:value="18.1984372876861" calcext:value-type="float">
            <text:p>18.1984372876861</text:p>
          </table:table-cell>
          <table:table-cell office:value-type="float" office:value="18.1984361310595" calcext:value-type="float">
            <text:p>18.1984361310595</text:p>
          </table:table-cell>
          <table:table-cell office:value-type="float" office:value="18.1984349248369" calcext:value-type="float">
            <text:p>18.1984349248369</text:p>
          </table:table-cell>
          <table:table-cell office:value-type="float" office:value="18.1984337082943" calcext:value-type="float">
            <text:p>18.1984337082943</text:p>
          </table:table-cell>
          <table:table-cell office:value-type="float" office:value="18.1984325344576" calcext:value-type="float">
            <text:p>18.1984325344576</text:p>
          </table:table-cell>
          <table:table-cell office:value-type="float" office:value="18.1984313784277" calcext:value-type="float">
            <text:p>18.1984313784277</text:p>
          </table:table-cell>
          <table:table-cell office:value-type="float" office:value="18.1984302124864" calcext:value-type="float">
            <text:p>18.1984302124864</text:p>
          </table:table-cell>
          <table:table-cell office:value-type="float" office:value="18.1984289832367" calcext:value-type="float">
            <text:p>18.1984289832367</text:p>
          </table:table-cell>
          <table:table-cell office:value-type="float" office:value="18.1984277431094" calcext:value-type="float">
            <text:p>18.1984277431094</text:p>
          </table:table-cell>
          <table:table-cell office:value-type="float" office:value="18.1984265626677" calcext:value-type="float">
            <text:p>18.1984265626677</text:p>
          </table:table-cell>
          <table:table-cell office:value-type="float" office:value="18.1984253461742" calcext:value-type="float">
            <text:p>18.1984253461742</text:p>
          </table:table-cell>
          <table:table-cell office:value-type="float" office:value="18.1984240914218" calcext:value-type="float">
            <text:p>18.1984240914218</text:p>
          </table:table-cell>
          <table:table-cell office:value-type="float" office:value="18.1984228223281" calcext:value-type="float">
            <text:p>18.1984228223281</text:p>
          </table:table-cell>
          <table:table-cell office:value-type="float" office:value="18.1984216256125" calcext:value-type="float">
            <text:p>18.1984216256125</text:p>
          </table:table-cell>
          <table:table-cell office:value-type="float" office:value="18.1984204093125" calcext:value-type="float">
            <text:p>18.1984204093125</text:p>
          </table:table-cell>
          <table:table-cell office:value-type="float" office:value="18.1984192164805" calcext:value-type="float">
            <text:p>18.1984192164805</text:p>
          </table:table-cell>
          <table:table-cell office:value-type="float" office:value="18.1984179348972" calcext:value-type="float">
            <text:p>18.1984179348972</text:p>
          </table:table-cell>
          <table:table-cell office:value-type="float" office:value="18.1984166135918" calcext:value-type="float">
            <text:p>18.1984166135918</text:p>
          </table:table-cell>
          <table:table-cell office:value-type="float" office:value="18.1984152763397" calcext:value-type="float">
            <text:p>18.1984152763397</text:p>
          </table:table-cell>
          <table:table-cell office:value-type="float" office:value="18.1984141516094" calcext:value-type="float">
            <text:p>18.1984141516094</text:p>
          </table:table-cell>
          <table:table-cell office:value-type="float" office:value="18.1984127701302" calcext:value-type="float">
            <text:p>18.1984127701302</text:p>
          </table:table-cell>
          <table:table-cell office:value-type="float" office:value="18.1984115710804" calcext:value-type="float">
            <text:p>18.1984115710804</text:p>
          </table:table-cell>
          <table:table-cell office:value-type="float" office:value="18.1984103664754" calcext:value-type="float">
            <text:p>18.1984103664754</text:p>
          </table:table-cell>
          <table:table-cell office:value-type="float" office:value="18.1984090364119" calcext:value-type="float">
            <text:p>18.1984090364119</text:p>
          </table:table-cell>
          <table:table-cell office:value-type="float" office:value="18.1984077300578" calcext:value-type="float">
            <text:p>18.1984077300578</text:p>
          </table:table-cell>
          <table:table-cell office:value-type="float" office:value="18.1984065392254" calcext:value-type="float">
            <text:p>18.1984065392254</text:p>
          </table:table-cell>
          <table:table-cell office:value-type="float" office:value="18.1984050848719" calcext:value-type="float">
            <text:p>18.1984050848719</text:p>
          </table:table-cell>
          <table:table-cell office:value-type="float" office:value="18.1984038376988" calcext:value-type="float">
            <text:p>18.1984038376988</text:p>
          </table:table-cell>
          <table:table-cell office:value-type="float" office:value="18.1984025416269" calcext:value-type="float">
            <text:p>18.1984025416269</text:p>
          </table:table-cell>
          <table:table-cell office:value-type="float" office:value="18.1984012847413" calcext:value-type="float">
            <text:p>18.1984012847413</text:p>
          </table:table-cell>
          <table:table-cell office:value-type="float" office:value="18.1983999495284" calcext:value-type="float">
            <text:p>18.1983999495284</text:p>
          </table:table-cell>
          <table:table-cell office:value-type="float" office:value="18.1983985712307" calcext:value-type="float">
            <text:p>18.1983985712307</text:p>
          </table:table-cell>
          <table:table-cell office:value-type="float" office:value="18.1983973097833" calcext:value-type="float">
            <text:p>18.1983973097833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hingeembedding</text:p>
          </table:table-cell>
          <table:table-cell office:value-type="float" office:value="20.6413276433213" calcext:value-type="float">
            <text:p>20.6413276433213</text:p>
          </table:table-cell>
          <table:table-cell office:value-type="float" office:value="18.843591012905" calcext:value-type="float">
            <text:p>18.843591012905</text:p>
          </table:table-cell>
          <table:table-cell office:value-type="float" office:value="18.4904325262442" calcext:value-type="float">
            <text:p>18.4904325262442</text:p>
          </table:table-cell>
          <table:table-cell office:value-type="float" office:value="18.3361412723432" calcext:value-type="float">
            <text:p>18.3361412723432</text:p>
          </table:table-cell>
          <table:table-cell office:value-type="float" office:value="18.2605353492167" calcext:value-type="float">
            <text:p>18.2605353492167</text:p>
          </table:table-cell>
          <table:table-cell office:value-type="float" office:value="18.2231385123197" calcext:value-type="float">
            <text:p>18.2231385123197</text:p>
          </table:table-cell>
          <table:table-cell office:value-type="float" office:value="18.2068523530804" calcext:value-type="float">
            <text:p>18.2068523530804</text:p>
          </table:table-cell>
          <table:table-cell office:value-type="float" office:value="18.2018119349011" calcext:value-type="float">
            <text:p>18.2018119349011</text:p>
          </table:table-cell>
          <table:table-cell table:number-columns-repeated="27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hingeembedding</text:p>
          </table:table-cell>
          <table:table-cell office:value-type="float" office:value="86.6513621539769" calcext:value-type="float">
            <text:p>86.6513621539769</text:p>
          </table:table-cell>
          <table:table-cell office:value-type="float" office:value="24.0755761325164" calcext:value-type="float">
            <text:p>24.0755761325164</text:p>
          </table:table-cell>
          <table:table-cell office:value-type="float" office:value="18.6574542102981" calcext:value-type="float">
            <text:p>18.6574542102981</text:p>
          </table:table-cell>
          <table:table-cell office:value-type="float" office:value="18.1923668255821" calcext:value-type="float">
            <text:p>18.1923668255821</text:p>
          </table:table-cell>
          <table:table-cell office:value-type="float" office:value="18.0268709148143" calcext:value-type="float">
            <text:p>18.0268709148143</text:p>
          </table:table-cell>
          <table:table-cell office:value-type="float" office:value="17.9216543862681" calcext:value-type="float">
            <text:p>17.9216543862681</text:p>
          </table:table-cell>
          <table:table-cell office:value-type="float" office:value="17.8468225634046" calcext:value-type="float">
            <text:p>17.8468225634046</text:p>
          </table:table-cell>
          <table:table-cell office:value-type="float" office:value="17.7887682318635" calcext:value-type="float">
            <text:p>17.7887682318635</text:p>
          </table:table-cell>
          <table:table-cell office:value-type="float" office:value="17.7323832421471" calcext:value-type="float">
            <text:p>17.7323832421471</text:p>
          </table:table-cell>
          <table:table-cell office:value-type="float" office:value="17.6435897486865" calcext:value-type="float">
            <text:p>17.6435897486865</text:p>
          </table:table-cell>
          <table:table-cell office:value-type="float" office:value="17.6143233873294" calcext:value-type="float">
            <text:p>17.6143233873294</text:p>
          </table:table-cell>
          <table:table-cell office:value-type="float" office:value="17.574897710406" calcext:value-type="float">
            <text:p>17.574897710406</text:p>
          </table:table-cell>
          <table:table-cell office:value-type="float" office:value="17.5391335813576" calcext:value-type="float">
            <text:p>17.5391335813576</text:p>
          </table:table-cell>
          <table:table-cell office:value-type="float" office:value="17.5173593396153" calcext:value-type="float">
            <text:p>17.5173593396153</text:p>
          </table:table-cell>
          <table:table-cell office:value-type="float" office:value="17.4333795117466" calcext:value-type="float">
            <text:p>17.4333795117466</text:p>
          </table:table-cell>
          <table:table-cell office:value-type="float" office:value="17.4091350179125" calcext:value-type="float">
            <text:p>17.4091350179125</text:p>
          </table:table-cell>
          <table:table-cell office:value-type="float" office:value="17.4100314088401" calcext:value-type="float">
            <text:p>17.4100314088401</text:p>
          </table:table-cell>
          <table:table-cell office:value-type="float" office:value="17.3124551650633" calcext:value-type="float">
            <text:p>17.3124551650633</text:p>
          </table:table-cell>
          <table:table-cell office:value-type="float" office:value="17.2912636634206" calcext:value-type="float">
            <text:p>17.2912636634206</text:p>
          </table:table-cell>
          <table:table-cell office:value-type="float" office:value="17.2566331572722" calcext:value-type="float">
            <text:p>17.2566331572722</text:p>
          </table:table-cell>
          <table:table-cell office:value-type="float" office:value="17.2479315668101" calcext:value-type="float">
            <text:p>17.2479315668101</text:p>
          </table:table-cell>
          <table:table-cell office:value-type="float" office:value="17.1542379603019" calcext:value-type="float">
            <text:p>17.1542379603019</text:p>
          </table:table-cell>
          <table:table-cell office:value-type="float" office:value="17.0931886518382" calcext:value-type="float">
            <text:p>17.0931886518382</text:p>
          </table:table-cell>
          <table:table-cell office:value-type="float" office:value="17.0836361808048" calcext:value-type="float">
            <text:p>17.0836361808048</text:p>
          </table:table-cell>
          <table:table-cell office:value-type="float" office:value="17.0401171220819" calcext:value-type="float">
            <text:p>17.0401171220819</text:p>
          </table:table-cell>
          <table:table-cell office:value-type="float" office:value="17.0279253918207" calcext:value-type="float">
            <text:p>17.0279253918207</text:p>
          </table:table-cell>
          <table:table-cell office:value-type="float" office:value="16.9943159488895" calcext:value-type="float">
            <text:p>16.9943159488895</text:p>
          </table:table-cell>
          <table:table-cell office:value-type="float" office:value="16.9331869194644" calcext:value-type="float">
            <text:p>16.9331869194644</text:p>
          </table:table-cell>
          <table:table-cell office:value-type="float" office:value="16.8676763842138" calcext:value-type="float">
            <text:p>16.8676763842138</text:p>
          </table:table-cell>
          <table:table-cell office:value-type="float" office:value="16.8145130974694" calcext:value-type="float">
            <text:p>16.8145130974694</text:p>
          </table:table-cell>
          <table:table-cell office:value-type="float" office:value="16.7326700600752" calcext:value-type="float">
            <text:p>16.7326700600752</text:p>
          </table:table-cell>
          <table:table-cell office:value-type="float" office:value="16.7229026534405" calcext:value-type="float">
            <text:p>16.7229026534405</text:p>
          </table:table-cell>
          <table:table-cell office:value-type="float" office:value="16.673000535341" calcext:value-type="float">
            <text:p>16.673000535341</text:p>
          </table:table-cell>
          <table:table-cell office:value-type="float" office:value="16.6658606637944" calcext:value-type="float">
            <text:p>16.6658606637944</text:p>
          </table:table-cell>
          <table:table-cell office:value-type="float" office:value="16.5748648568728" calcext:value-type="float">
            <text:p>16.574864856872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bcewithlogits</text:p>
          </table:table-cell>
          <table:table-cell table:number-columns-repeated="35" office:value-type="float" office:value="24.777704000473" calcext:value-type="float">
            <text:p>24.777704000473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smoothl1</text:p>
          </table:table-cell>
          <table:table-cell office:value-type="float" office:value="62.5088858338215" calcext:value-type="float">
            <text:p>62.5088858338215</text:p>
          </table:table-cell>
          <table:table-cell office:value-type="float" office:value="12.82405699359" calcext:value-type="float">
            <text:p>12.82405699359</text:p>
          </table:table-cell>
          <table:table-cell office:value-type="float" office:value="2.81565788852567" calcext:value-type="float">
            <text:p>2.81565788852567</text:p>
          </table:table-cell>
          <table:table-cell office:value-type="float" office:value="1.57479696426384" calcext:value-type="float">
            <text:p>1.57479696426384</text:p>
          </table:table-cell>
          <table:table-cell office:value-type="float" office:value="1.38589581805783" calcext:value-type="float">
            <text:p>1.38589581805783</text:p>
          </table:table-cell>
          <table:table-cell office:value-type="float" office:value="1.33664973571375" calcext:value-type="float">
            <text:p>1.33664973571375</text:p>
          </table:table-cell>
          <table:table-cell office:value-type="float" office:value="1.29171831874563" calcext:value-type="float">
            <text:p>1.29171831874563</text:p>
          </table:table-cell>
          <table:table-cell office:value-type="float" office:value="1.26777326563256" calcext:value-type="float">
            <text:p>1.26777326563256</text:p>
          </table:table-cell>
          <table:table-cell office:value-type="float" office:value="1.25686123047949" calcext:value-type="float">
            <text:p>1.25686123047949</text:p>
          </table:table-cell>
          <table:table-cell office:value-type="float" office:value="1.24997520618806" calcext:value-type="float">
            <text:p>1.24997520618806</text:p>
          </table:table-cell>
          <table:table-cell office:value-type="float" office:value="1.24524303805028" calcext:value-type="float">
            <text:p>1.24524303805028</text:p>
          </table:table-cell>
          <table:table-cell office:value-type="float" office:value="1.2581256915593" calcext:value-type="float">
            <text:p>1.2581256915593</text:p>
          </table:table-cell>
          <table:table-cell office:value-type="float" office:value="1.23483242723511" calcext:value-type="float">
            <text:p>1.23483242723511</text:p>
          </table:table-cell>
          <table:table-cell office:value-type="float" office:value="1.23592213531672" calcext:value-type="float">
            <text:p>1.23592213531672</text:p>
          </table:table-cell>
          <table:table-cell office:value-type="float" office:value="1.2265477733928" calcext:value-type="float">
            <text:p>1.2265477733928</text:p>
          </table:table-cell>
          <table:table-cell office:value-type="float" office:value="1.22771824499384" calcext:value-type="float">
            <text:p>1.22771824499384</text:p>
          </table:table-cell>
          <table:table-cell office:value-type="float" office:value="1.22817109950736" calcext:value-type="float">
            <text:p>1.22817109950736</text:p>
          </table:table-cell>
          <table:table-cell office:value-type="float" office:value="1.22440000900119" calcext:value-type="float">
            <text:p>1.22440000900119</text:p>
          </table:table-cell>
          <table:table-cell office:value-type="float" office:value="1.22946688022922" calcext:value-type="float">
            <text:p>1.22946688022922</text:p>
          </table:table-cell>
          <table:table-cell office:value-type="float" office:value="1.23062020563137" calcext:value-type="float">
            <text:p>1.23062020563137</text:p>
          </table:table-cell>
          <table:table-cell office:value-type="float" office:value="1.22055128226968" calcext:value-type="float">
            <text:p>1.22055128226968</text:p>
          </table:table-cell>
          <table:table-cell office:value-type="float" office:value="1.22162382892596" calcext:value-type="float">
            <text:p>1.22162382892596</text:p>
          </table:table-cell>
          <table:table-cell office:value-type="float" office:value="1.2248880171972" calcext:value-type="float">
            <text:p>1.2248880171972</text:p>
          </table:table-cell>
          <table:table-cell office:value-type="float" office:value="1.21812944965526" calcext:value-type="float">
            <text:p>1.21812944965526</text:p>
          </table:table-cell>
          <table:table-cell office:value-type="float" office:value="1.21907861909599" calcext:value-type="float">
            <text:p>1.21907861909599</text:p>
          </table:table-cell>
          <table:table-cell office:value-type="float" office:value="1.22426257796865" calcext:value-type="float">
            <text:p>1.22426257796865</text:p>
          </table:table-cell>
          <table:table-cell office:value-type="float" office:value="1.22229465252334" calcext:value-type="float">
            <text:p>1.22229465252334</text:p>
          </table:table-cell>
          <table:table-cell office:value-type="float" office:value="1.21761986462342" calcext:value-type="float">
            <text:p>1.21761986462342</text:p>
          </table:table-cell>
          <table:table-cell office:value-type="float" office:value="1.22161697162979" calcext:value-type="float">
            <text:p>1.22161697162979</text:p>
          </table:table-cell>
          <table:table-cell office:value-type="float" office:value="1.21670122582294" calcext:value-type="float">
            <text:p>1.21670122582294</text:p>
          </table:table-cell>
          <table:table-cell office:value-type="float" office:value="1.22517597559468" calcext:value-type="float">
            <text:p>1.22517597559468</text:p>
          </table:table-cell>
          <table:table-cell office:value-type="float" office:value="1.21786207577862" calcext:value-type="float">
            <text:p>1.21786207577862</text:p>
          </table:table-cell>
          <table:table-cell office:value-type="float" office:value="1.21649152988669" calcext:value-type="float">
            <text:p>1.21649152988669</text:p>
          </table:table-cell>
          <table:table-cell office:value-type="float" office:value="1.20789080338518" calcext:value-type="float">
            <text:p>1.20789080338518</text:p>
          </table:table-cell>
          <table:table-cell office:value-type="float" office:value="1.21056167000893" calcext:value-type="float">
            <text:p>1.21056167000893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bcewithlogits</text:p>
          </table:table-cell>
          <table:table-cell office:value-type="float" office:value="64.3613450415737" calcext:value-type="float">
            <text:p>64.3613450415737</text:p>
          </table:table-cell>
          <table:table-cell office:value-type="float" office:value="25.0931507499834" calcext:value-type="float">
            <text:p>25.0931507499834</text:p>
          </table:table-cell>
          <table:table-cell office:value-type="float" office:value="17.1081765311972" calcext:value-type="float">
            <text:p>17.1081765311972</text:p>
          </table:table-cell>
          <table:table-cell office:value-type="float" office:value="14.7128365709976" calcext:value-type="float">
            <text:p>14.7128365709976</text:p>
          </table:table-cell>
          <table:table-cell office:value-type="float" office:value="13.9646690509792" calcext:value-type="float">
            <text:p>13.9646690509792</text:p>
          </table:table-cell>
          <table:table-cell office:value-type="float" office:value="13.681938350353" calcext:value-type="float">
            <text:p>13.681938350353</text:p>
          </table:table-cell>
          <table:table-cell office:value-type="float" office:value="13.5471961284165" calcext:value-type="float">
            <text:p>13.5471961284165</text:p>
          </table:table-cell>
          <table:table-cell office:value-type="float" office:value="13.471099726692" calcext:value-type="float">
            <text:p>13.471099726692</text:p>
          </table:table-cell>
          <table:table-cell office:value-type="float" office:value="13.4223493658317" calcext:value-type="float">
            <text:p>13.4223493658317</text:p>
          </table:table-cell>
          <table:table-cell office:value-type="float" office:value="13.3878493964579" calcext:value-type="float">
            <text:p>13.3878493964579</text:p>
          </table:table-cell>
          <table:table-cell office:value-type="float" office:value="13.361364666664" calcext:value-type="float">
            <text:p>13.361364666664</text:p>
          </table:table-cell>
          <table:table-cell office:value-type="float" office:value="13.3396329828607" calcext:value-type="float">
            <text:p>13.3396329828607</text:p>
          </table:table-cell>
          <table:table-cell office:value-type="float" office:value="13.320823572027" calcext:value-type="float">
            <text:p>13.320823572027</text:p>
          </table:table-cell>
          <table:table-cell office:value-type="float" office:value="13.3038512632496" calcext:value-type="float">
            <text:p>13.3038512632496</text:p>
          </table:table-cell>
          <table:table-cell office:value-type="float" office:value="13.2880429646411" calcext:value-type="float">
            <text:p>13.2880429646411</text:p>
          </table:table-cell>
          <table:table-cell office:value-type="float" office:value="13.2729683591848" calcext:value-type="float">
            <text:p>13.2729683591848</text:p>
          </table:table-cell>
          <table:table-cell office:value-type="float" office:value="13.2583525182344" calcext:value-type="float">
            <text:p>13.2583525182344</text:p>
          </table:table-cell>
          <table:table-cell office:value-type="float" office:value="13.2440288589311" calcext:value-type="float">
            <text:p>13.2440288589311</text:p>
          </table:table-cell>
          <table:table-cell office:value-type="float" office:value="13.2299098971284" calcext:value-type="float">
            <text:p>13.2299098971284</text:p>
          </table:table-cell>
          <table:table-cell office:value-type="float" office:value="13.2159629884104" calcext:value-type="float">
            <text:p>13.2159629884104</text:p>
          </table:table-cell>
          <table:table-cell office:value-type="float" office:value="13.202189383499" calcext:value-type="float">
            <text:p>13.202189383499</text:p>
          </table:table-cell>
          <table:table-cell office:value-type="float" office:value="13.1886045605047" calcext:value-type="float">
            <text:p>13.1886045605047</text:p>
          </table:table-cell>
          <table:table-cell office:value-type="float" office:value="13.1752246710803" calcext:value-type="float">
            <text:p>13.1752246710803</text:p>
          </table:table-cell>
          <table:table-cell office:value-type="float" office:value="13.162060186134" calcext:value-type="float">
            <text:p>13.162060186134</text:p>
          </table:table-cell>
          <table:table-cell office:value-type="float" office:value="13.1491143696029" calcext:value-type="float">
            <text:p>13.1491143696029</text:p>
          </table:table-cell>
          <table:table-cell office:value-type="float" office:value="13.136385826582" calcext:value-type="float">
            <text:p>13.136385826582</text:p>
          </table:table-cell>
          <table:table-cell office:value-type="float" office:value="13.1238710130853" calcext:value-type="float">
            <text:p>13.1238710130853</text:p>
          </table:table-cell>
          <table:table-cell office:value-type="float" office:value="13.1115671437204" calcext:value-type="float">
            <text:p>13.1115671437204</text:p>
          </table:table-cell>
          <table:table-cell office:value-type="float" office:value="13.099473089272" calcext:value-type="float">
            <text:p>13.099473089272</text:p>
          </table:table-cell>
          <table:table-cell office:value-type="float" office:value="13.087590538279" calcext:value-type="float">
            <text:p>13.087590538279</text:p>
          </table:table-cell>
          <table:table-cell office:value-type="float" office:value="13.075923129834" calcext:value-type="float">
            <text:p>13.075923129834</text:p>
          </table:table-cell>
          <table:table-cell office:value-type="float" office:value="13.0644753462461" calcext:value-type="float">
            <text:p>13.0644753462461</text:p>
          </table:table-cell>
          <table:table-cell office:value-type="float" office:value="13.0532513589515" calcext:value-type="float">
            <text:p>13.0532513589515</text:p>
          </table:table-cell>
          <table:table-cell office:value-type="float" office:value="13.0422532766683" calcext:value-type="float">
            <text:p>13.0422532766683</text:p>
          </table:table-cell>
          <table:table-cell office:value-type="float" office:value="13.0314805237902" calcext:value-type="float">
            <text:p>13.0314805237902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l1</text:p>
          </table:table-cell>
          <table:table-cell office:value-type="float" office:value="18.1991017943911" calcext:value-type="float">
            <text:p>18.1991017943911</text:p>
          </table:table-cell>
          <table:table-cell office:value-type="float" office:value="18.1991017465297" calcext:value-type="float">
            <text:p>18.1991017465297</text:p>
          </table:table-cell>
          <table:table-cell office:value-type="float" office:value="18.1991017194295" calcext:value-type="float">
            <text:p>18.1991017194295</text:p>
          </table:table-cell>
          <table:table-cell office:value-type="float" office:value="18.1991017150143" calcext:value-type="float">
            <text:p>18.1991017150143</text:p>
          </table:table-cell>
          <table:table-cell office:value-type="float" office:value="18.1991016812328" calcext:value-type="float">
            <text:p>18.1991016812328</text:p>
          </table:table-cell>
          <table:table-cell office:value-type="float" office:value="18.1991016498536" calcext:value-type="float">
            <text:p>18.1991016498536</text:p>
          </table:table-cell>
          <table:table-cell office:value-type="float" office:value="18.1991016223592" calcext:value-type="float">
            <text:p>18.1991016223592</text:p>
          </table:table-cell>
          <table:table-cell office:value-type="float" office:value="18.1991016155215" calcext:value-type="float">
            <text:p>18.1991016155215</text:p>
          </table:table-cell>
          <table:table-cell office:value-type="float" office:value="18.1991016013299" calcext:value-type="float">
            <text:p>18.1991016013299</text:p>
          </table:table-cell>
          <table:table-cell office:value-type="float" office:value="18.1991015317123" calcext:value-type="float">
            <text:p>18.1991015317123</text:p>
          </table:table-cell>
          <table:table-cell office:value-type="float" office:value="18.199101479693" calcext:value-type="float">
            <text:p>18.199101479693</text:p>
          </table:table-cell>
          <table:table-cell office:value-type="float" office:value="18.1991014654643" calcext:value-type="float">
            <text:p>18.1991014654643</text:p>
          </table:table-cell>
          <table:table-cell office:value-type="float" office:value="18.199101462153" calcext:value-type="float">
            <text:p>18.199101462153</text:p>
          </table:table-cell>
          <table:table-cell office:value-type="float" office:value="18.1991014312105" calcext:value-type="float">
            <text:p>18.1991014312105</text:p>
          </table:table-cell>
          <table:table-cell office:value-type="float" office:value="18.1991014240767" calcext:value-type="float">
            <text:p>18.1991014240767</text:p>
          </table:table-cell>
          <table:table-cell office:value-type="float" office:value="18.1991013988472" calcext:value-type="float">
            <text:p>18.1991013988472</text:p>
          </table:table-cell>
          <table:table-cell office:value-type="float" office:value="18.1991013635002" calcext:value-type="float">
            <text:p>18.1991013635002</text:p>
          </table:table-cell>
          <table:table-cell office:value-type="float" office:value="18.1991013354324" calcext:value-type="float">
            <text:p>18.1991013354324</text:p>
          </table:table-cell>
          <table:table-cell office:value-type="float" office:value="18.1991013233222" calcext:value-type="float">
            <text:p>18.1991013233222</text:p>
          </table:table-cell>
          <table:table-cell office:value-type="float" office:value="18.1991012709711" calcext:value-type="float">
            <text:p>18.1991012709711</text:p>
          </table:table-cell>
          <table:table-cell office:value-type="float" office:value="18.1991012277528" calcext:value-type="float">
            <text:p>18.1991012277528</text:p>
          </table:table-cell>
          <table:table-cell office:value-type="float" office:value="18.199101188635" calcext:value-type="float">
            <text:p>18.199101188635</text:p>
          </table:table-cell>
          <table:table-cell office:value-type="float" office:value="18.199101164667" calcext:value-type="float">
            <text:p>18.199101164667</text:p>
          </table:table-cell>
          <table:table-cell office:value-type="float" office:value="18.1991011236691" calcext:value-type="float">
            <text:p>18.1991011236691</text:p>
          </table:table-cell>
          <table:table-cell office:value-type="float" office:value="18.1991011102538" calcext:value-type="float">
            <text:p>18.1991011102538</text:p>
          </table:table-cell>
          <table:table-cell office:value-type="float" office:value="18.1991010441053" calcext:value-type="float">
            <text:p>18.1991010441053</text:p>
          </table:table-cell>
          <table:table-cell office:value-type="float" office:value="18.1991010353065" calcext:value-type="float">
            <text:p>18.1991010353065</text:p>
          </table:table-cell>
          <table:table-cell office:value-type="float" office:value="18.1991010034973" calcext:value-type="float">
            <text:p>18.1991010034973</text:p>
          </table:table-cell>
          <table:table-cell office:value-type="float" office:value="18.1991009727489" calcext:value-type="float">
            <text:p>18.1991009727489</text:p>
          </table:table-cell>
          <table:table-cell office:value-type="float" office:value="18.1991009464229" calcext:value-type="float">
            <text:p>18.1991009464229</text:p>
          </table:table-cell>
          <table:table-cell office:value-type="float" office:value="18.1991009030912" calcext:value-type="float">
            <text:p>18.1991009030912</text:p>
          </table:table-cell>
          <table:table-cell office:value-type="float" office:value="18.1991008555494" calcext:value-type="float">
            <text:p>18.1991008555494</text:p>
          </table:table-cell>
          <table:table-cell office:value-type="float" office:value="18.1991008297681" calcext:value-type="float">
            <text:p>18.1991008297681</text:p>
          </table:table-cell>
          <table:table-cell office:value-type="float" office:value="18.199100786716" calcext:value-type="float">
            <text:p>18.199100786716</text:p>
          </table:table-cell>
          <table:table-cell office:value-type="float" office:value="18.1991007534159" calcext:value-type="float">
            <text:p>18.1991007534159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crossentropy</text:p>
          </table:table-cell>
          <table:table-cell office:value-type="float" office:value="44.3249730114028" calcext:value-type="float">
            <text:p>44.3249730114028</text:p>
          </table:table-cell>
          <table:table-cell office:value-type="float" office:value="26.972774654253" calcext:value-type="float">
            <text:p>26.972774654253</text:p>
          </table:table-cell>
          <table:table-cell office:value-type="float" office:value="18.5941053471614" calcext:value-type="float">
            <text:p>18.5941053471614</text:p>
          </table:table-cell>
          <table:table-cell office:value-type="float" office:value="12.8796186967079" calcext:value-type="float">
            <text:p>12.8796186967079</text:p>
          </table:table-cell>
          <table:table-cell office:value-type="float" office:value="8.97548736987553" calcext:value-type="float">
            <text:p>8.97548736987553</text:p>
          </table:table-cell>
          <table:table-cell office:value-type="float" office:value="6.36767495340844" calcext:value-type="float">
            <text:p>6.36767495340844</text:p>
          </table:table-cell>
          <table:table-cell office:value-type="float" office:value="4.65771653397346" calcext:value-type="float">
            <text:p>4.65771653397346</text:p>
          </table:table-cell>
          <table:table-cell office:value-type="float" office:value="3.53453953086802" calcext:value-type="float">
            <text:p>3.53453953086802</text:p>
          </table:table-cell>
          <table:table-cell office:value-type="float" office:value="2.78009624599734" calcext:value-type="float">
            <text:p>2.78009624599734</text:p>
          </table:table-cell>
          <table:table-cell office:value-type="float" office:value="2.25634182230512" calcext:value-type="float">
            <text:p>2.25634182230512</text:p>
          </table:table-cell>
          <table:table-cell office:value-type="float" office:value="1.87959413751373" calcext:value-type="float">
            <text:p>1.87959413751373</text:p>
          </table:table-cell>
          <table:table-cell office:value-type="float" office:value="1.59944114546121" calcext:value-type="float">
            <text:p>1.59944114546121</text:p>
          </table:table-cell>
          <table:table-cell office:value-type="float" office:value="1.38491721740538" calcext:value-type="float">
            <text:p>1.38491721740538</text:p>
          </table:table-cell>
          <table:table-cell office:value-type="float" office:value="1.21645319964142" calcext:value-type="float">
            <text:p>1.21645319964142</text:p>
          </table:table-cell>
          <table:table-cell office:value-type="float" office:value="1.08128585753356" calcext:value-type="float">
            <text:p>1.08128585753356</text:p>
          </table:table-cell>
          <table:table-cell office:value-type="float" office:value="0.970822433480443" calcext:value-type="float">
            <text:p>0.970822433480443</text:p>
          </table:table-cell>
          <table:table-cell office:value-type="float" office:value="0.87911317860602" calcext:value-type="float">
            <text:p>0.87911317860602</text:p>
          </table:table-cell>
          <table:table-cell office:value-type="float" office:value="0.80192645361972" calcext:value-type="float">
            <text:p>0.80192645361972</text:p>
          </table:table-cell>
          <table:table-cell office:value-type="float" office:value="0.736185227856949" calcext:value-type="float">
            <text:p>0.736185227856949</text:p>
          </table:table-cell>
          <table:table-cell office:value-type="float" office:value="0.679604876741682" calcext:value-type="float">
            <text:p>0.679604876741682</text:p>
          </table:table-cell>
          <table:table-cell office:value-type="float" office:value="0.630458468107073" calcext:value-type="float">
            <text:p>0.630458468107073</text:p>
          </table:table-cell>
          <table:table-cell office:value-type="float" office:value="0.587418479939934" calcext:value-type="float">
            <text:p>0.587418479939934</text:p>
          </table:table-cell>
          <table:table-cell office:value-type="float" office:value="0.549449819771203" calcext:value-type="float">
            <text:p>0.549449819771203</text:p>
          </table:table-cell>
          <table:table-cell office:value-type="float" office:value="0.515733922284861" calcext:value-type="float">
            <text:p>0.515733922284861</text:p>
          </table:table-cell>
          <table:table-cell office:value-type="float" office:value="0.485616102777808" calcext:value-type="float">
            <text:p>0.485616102777808</text:p>
          </table:table-cell>
          <table:table-cell office:value-type="float" office:value="0.458567355681872" calcext:value-type="float">
            <text:p>0.458567355681872</text:p>
          </table:table-cell>
          <table:table-cell office:value-type="float" office:value="0.434155524808192" calcext:value-type="float">
            <text:p>0.434155524808192</text:p>
          </table:table-cell>
          <table:table-cell office:value-type="float" office:value="0.412024684122265" calcext:value-type="float">
            <text:p>0.412024684122265</text:p>
          </table:table-cell>
          <table:table-cell office:value-type="float" office:value="0.391878898967395" calcext:value-type="float">
            <text:p>0.391878898967395</text:p>
          </table:table-cell>
          <table:table-cell office:value-type="float" office:value="0.373470449626181" calcext:value-type="float">
            <text:p>0.373470449626181</text:p>
          </table:table-cell>
          <table:table-cell office:value-type="float" office:value="0.356590858569072" calcext:value-type="float">
            <text:p>0.356590858569072</text:p>
          </table:table-cell>
          <table:table-cell office:value-type="float" office:value="0.341062267084421" calcext:value-type="float">
            <text:p>0.341062267084421</text:p>
          </table:table-cell>
          <table:table-cell office:value-type="float" office:value="0.326733807046319" calcext:value-type="float">
            <text:p>0.326733807046319</text:p>
          </table:table-cell>
          <table:table-cell office:value-type="float" office:value="0.313475671760888" calcext:value-type="float">
            <text:p>0.313475671760888</text:p>
          </table:table-cell>
          <table:table-cell office:value-type="float" office:value="0.301175568752072" calcext:value-type="float">
            <text:p>0.301175568752072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mse</text:p>
          </table:table-cell>
          <table:table-cell office:value-type="float" office:value="145.180607571512" calcext:value-type="float">
            <text:p>145.180607571512</text:p>
          </table:table-cell>
          <table:table-cell office:value-type="float" office:value="3.77218726792813" calcext:value-type="float">
            <text:p>3.77218726792813</text:p>
          </table:table-cell>
          <table:table-cell office:value-type="float" office:value="2.32934023436477" calcext:value-type="float">
            <text:p>2.32934023436477</text:p>
          </table:table-cell>
          <table:table-cell office:value-type="float" office:value="2.13713669984995" calcext:value-type="float">
            <text:p>2.13713669984995</text:p>
          </table:table-cell>
          <table:table-cell office:value-type="float" office:value="2.00803733584483" calcext:value-type="float">
            <text:p>2.00803733584483</text:p>
          </table:table-cell>
          <table:table-cell office:value-type="float" office:value="1.91581390528342" calcext:value-type="float">
            <text:p>1.91581390528342</text:p>
          </table:table-cell>
          <table:table-cell office:value-type="float" office:value="1.84548512974572" calcext:value-type="float">
            <text:p>1.84548512974572</text:p>
          </table:table-cell>
          <table:table-cell office:value-type="float" office:value="1.78614973727603" calcext:value-type="float">
            <text:p>1.78614973727603</text:p>
          </table:table-cell>
          <table:table-cell office:value-type="float" office:value="1.73474740205005" calcext:value-type="float">
            <text:p>1.73474740205005</text:p>
          </table:table-cell>
          <table:table-cell office:value-type="float" office:value="1.69006712540541" calcext:value-type="float">
            <text:p>1.69006712540541</text:p>
          </table:table-cell>
          <table:table-cell office:value-type="float" office:value="1.65232256760302" calcext:value-type="float">
            <text:p>1.65232256760302</text:p>
          </table:table-cell>
          <table:table-cell office:value-type="float" office:value="1.61886677177285" calcext:value-type="float">
            <text:p>1.61886677177285</text:p>
          </table:table-cell>
          <table:table-cell office:value-type="float" office:value="1.59040788649482" calcext:value-type="float">
            <text:p>1.59040788649482</text:p>
          </table:table-cell>
          <table:table-cell office:value-type="float" office:value="1.56497075474131" calcext:value-type="float">
            <text:p>1.56497075474131</text:p>
          </table:table-cell>
          <table:table-cell office:value-type="float" office:value="1.54242885100413" calcext:value-type="float">
            <text:p>1.54242885100413</text:p>
          </table:table-cell>
          <table:table-cell office:value-type="float" office:value="1.52110351158657" calcext:value-type="float">
            <text:p>1.52110351158657</text:p>
          </table:table-cell>
          <table:table-cell office:value-type="float" office:value="1.50254950391468" calcext:value-type="float">
            <text:p>1.50254950391468</text:p>
          </table:table-cell>
          <table:table-cell office:value-type="float" office:value="1.48494996987597" calcext:value-type="float">
            <text:p>1.48494996987597</text:p>
          </table:table-cell>
          <table:table-cell office:value-type="float" office:value="1.4691621199501" calcext:value-type="float">
            <text:p>1.4691621199501</text:p>
          </table:table-cell>
          <table:table-cell office:value-type="float" office:value="1.45130842985862" calcext:value-type="float">
            <text:p>1.45130842985862</text:p>
          </table:table-cell>
          <table:table-cell office:value-type="float" office:value="1.43439680290901" calcext:value-type="float">
            <text:p>1.43439680290901</text:p>
          </table:table-cell>
          <table:table-cell office:value-type="float" office:value="1.41918993519998" calcext:value-type="float">
            <text:p>1.41918993519998</text:p>
          </table:table-cell>
          <table:table-cell office:value-type="float" office:value="1.40518246427184" calcext:value-type="float">
            <text:p>1.40518246427184</text:p>
          </table:table-cell>
          <table:table-cell office:value-type="float" office:value="1.39252518518152" calcext:value-type="float">
            <text:p>1.39252518518152</text:p>
          </table:table-cell>
          <table:table-cell office:value-type="float" office:value="1.38048202609968" calcext:value-type="float">
            <text:p>1.38048202609968</text:p>
          </table:table-cell>
          <table:table-cell office:value-type="float" office:value="1.36929897062966" calcext:value-type="float">
            <text:p>1.36929897062966</text:p>
          </table:table-cell>
          <table:table-cell office:value-type="float" office:value="1.3588055612011" calcext:value-type="float">
            <text:p>1.3588055612011</text:p>
          </table:table-cell>
          <table:table-cell office:value-type="float" office:value="1.34892483674015" calcext:value-type="float">
            <text:p>1.34892483674015</text:p>
          </table:table-cell>
          <table:table-cell office:value-type="float" office:value="1.339695193768" calcext:value-type="float">
            <text:p>1.339695193768</text:p>
          </table:table-cell>
          <table:table-cell office:value-type="float" office:value="1.33086871624699" calcext:value-type="float">
            <text:p>1.33086871624699</text:p>
          </table:table-cell>
          <table:table-cell office:value-type="float" office:value="1.32197792341291" calcext:value-type="float">
            <text:p>1.32197792341291</text:p>
          </table:table-cell>
          <table:table-cell office:value-type="float" office:value="1.31360779253446" calcext:value-type="float">
            <text:p>1.31360779253446</text:p>
          </table:table-cell>
          <table:table-cell office:value-type="float" office:value="1.30576088488729" calcext:value-type="float">
            <text:p>1.30576088488729</text:p>
          </table:table-cell>
          <table:table-cell office:value-type="float" office:value="1.29814785153784" calcext:value-type="float">
            <text:p>1.29814785153784</text:p>
          </table:table-cell>
          <table:table-cell office:value-type="float" office:value="1.29107032414822" calcext:value-type="float">
            <text:p>1.29107032414822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oftmargin</text:p>
          </table:table-cell>
          <table:table-cell table:number-columns-repeated="35" office:value-type="float" office:value="13.4921154090061" calcext:value-type="float">
            <text:p>13.492115409006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bcewithlogits</text:p>
          </table:table-cell>
          <table:table-cell office:value-type="float" office:value="84.0478118663075" calcext:value-type="float">
            <text:p>84.0478118663075</text:p>
          </table:table-cell>
          <table:table-cell office:value-type="float" office:value="30.4146632022835" calcext:value-type="float">
            <text:p>30.4146632022835</text:p>
          </table:table-cell>
          <table:table-cell office:value-type="float" office:value="19.3868283862505" calcext:value-type="float">
            <text:p>19.3868283862505</text:p>
          </table:table-cell>
          <table:table-cell office:value-type="float" office:value="16.1942986744137" calcext:value-type="float">
            <text:p>16.1942986744137</text:p>
          </table:table-cell>
          <table:table-cell office:value-type="float" office:value="15.0776877644055" calcext:value-type="float">
            <text:p>15.0776877644055</text:p>
          </table:table-cell>
          <table:table-cell office:value-type="float" office:value="14.6728368181206" calcext:value-type="float">
            <text:p>14.6728368181206</text:p>
          </table:table-cell>
          <table:table-cell office:value-type="float" office:value="14.5272051457139" calcext:value-type="float">
            <text:p>14.5272051457139</text:p>
          </table:table-cell>
          <table:table-cell office:value-type="float" office:value="14.4559434971144" calcext:value-type="float">
            <text:p>14.4559434971144</text:p>
          </table:table-cell>
          <table:table-cell office:value-type="float" office:value="14.4210147303602" calcext:value-type="float">
            <text:p>14.4210147303602</text:p>
          </table:table-cell>
          <table:table-cell office:value-type="float" office:value="14.3964936651653" calcext:value-type="float">
            <text:p>14.3964936651653</text:p>
          </table:table-cell>
          <table:table-cell office:value-type="float" office:value="14.3759781897973" calcext:value-type="float">
            <text:p>14.3759781897973</text:p>
          </table:table-cell>
          <table:table-cell office:value-type="float" office:value="14.3588269715933" calcext:value-type="float">
            <text:p>14.3588269715933</text:p>
          </table:table-cell>
          <table:table-cell office:value-type="float" office:value="14.3436973315256" calcext:value-type="float">
            <text:p>14.3436973315256</text:p>
          </table:table-cell>
          <table:table-cell office:value-type="float" office:value="14.3276107504772" calcext:value-type="float">
            <text:p>14.3276107504772</text:p>
          </table:table-cell>
          <table:table-cell office:value-type="float" office:value="14.3140191047764" calcext:value-type="float">
            <text:p>14.3140191047764</text:p>
          </table:table-cell>
          <table:table-cell office:value-type="float" office:value="14.2997617668001" calcext:value-type="float">
            <text:p>14.2997617668001</text:p>
          </table:table-cell>
          <table:table-cell office:value-type="float" office:value="14.2873461137307" calcext:value-type="float">
            <text:p>14.2873461137307</text:p>
          </table:table-cell>
          <table:table-cell office:value-type="float" office:value="14.2741488091433" calcext:value-type="float">
            <text:p>14.2741488091433</text:p>
          </table:table-cell>
          <table:table-cell office:value-type="float" office:value="14.2610671942799" calcext:value-type="float">
            <text:p>14.2610671942799</text:p>
          </table:table-cell>
          <table:table-cell office:value-type="float" office:value="14.2487245801063" calcext:value-type="float">
            <text:p>14.2487245801063</text:p>
          </table:table-cell>
          <table:table-cell office:value-type="float" office:value="14.2374187284611" calcext:value-type="float">
            <text:p>14.2374187284611</text:p>
          </table:table-cell>
          <table:table-cell office:value-type="float" office:value="14.2257704496715" calcext:value-type="float">
            <text:p>14.2257704496715</text:p>
          </table:table-cell>
          <table:table-cell office:value-type="float" office:value="14.2141750846788" calcext:value-type="float">
            <text:p>14.2141750846788</text:p>
          </table:table-cell>
          <table:table-cell office:value-type="float" office:value="14.2045389354021" calcext:value-type="float">
            <text:p>14.2045389354021</text:p>
          </table:table-cell>
          <table:table-cell office:value-type="float" office:value="14.1934738783921" calcext:value-type="float">
            <text:p>14.1934738783921</text:p>
          </table:table-cell>
          <table:table-cell office:value-type="float" office:value="14.1829909762839" calcext:value-type="float">
            <text:p>14.1829909762839</text:p>
          </table:table-cell>
          <table:table-cell office:value-type="float" office:value="14.1727093668673" calcext:value-type="float">
            <text:p>14.1727093668673</text:p>
          </table:table-cell>
          <table:table-cell office:value-type="float" office:value="14.1643825985602" calcext:value-type="float">
            <text:p>14.1643825985602</text:p>
          </table:table-cell>
          <table:table-cell office:value-type="float" office:value="14.153845139982" calcext:value-type="float">
            <text:p>14.153845139982</text:p>
          </table:table-cell>
          <table:table-cell office:value-type="float" office:value="14.1449800703357" calcext:value-type="float">
            <text:p>14.1449800703357</text:p>
          </table:table-cell>
          <table:table-cell office:value-type="float" office:value="14.134663529195" calcext:value-type="float">
            <text:p>14.134663529195</text:p>
          </table:table-cell>
          <table:table-cell office:value-type="float" office:value="14.126345943308" calcext:value-type="float">
            <text:p>14.126345943308</text:p>
          </table:table-cell>
          <table:table-cell office:value-type="float" office:value="14.1174970248716" calcext:value-type="float">
            <text:p>14.1174970248716</text:p>
          </table:table-cell>
          <table:table-cell office:value-type="float" office:value="14.1086499132168" calcext:value-type="float">
            <text:p>14.1086499132168</text:p>
          </table:table-cell>
          <table:table-cell office:value-type="float" office:value="14.100214288829" calcext:value-type="float">
            <text:p>14.100214288829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mse</text:p>
          </table:table-cell>
          <table:table-cell office:value-type="float" office:value="107.893540711857" calcext:value-type="float">
            <text:p>107.893540711857</text:p>
          </table:table-cell>
          <table:table-cell office:value-type="float" office:value="19.5348163080052" calcext:value-type="float">
            <text:p>19.5348163080052</text:p>
          </table:table-cell>
          <table:table-cell office:value-type="float" office:value="14.8303966612475" calcext:value-type="float">
            <text:p>14.8303966612475</text:p>
          </table:table-cell>
          <table:table-cell office:value-type="float" office:value="10.8000460245314" calcext:value-type="float">
            <text:p>10.8000460245314</text:p>
          </table:table-cell>
          <table:table-cell office:value-type="float" office:value="8.32098901408916" calcext:value-type="float">
            <text:p>8.32098901408916</text:p>
          </table:table-cell>
          <table:table-cell office:value-type="float" office:value="7.01315241481197" calcext:value-type="float">
            <text:p>7.01315241481197</text:p>
          </table:table-cell>
          <table:table-cell office:value-type="float" office:value="6.15909804755369" calcext:value-type="float">
            <text:p>6.15909804755369</text:p>
          </table:table-cell>
          <table:table-cell office:value-type="float" office:value="5.63645076301375" calcext:value-type="float">
            <text:p>5.63645076301375</text:p>
          </table:table-cell>
          <table:table-cell office:value-type="float" office:value="5.24010638105318" calcext:value-type="float">
            <text:p>5.24010638105318</text:p>
          </table:table-cell>
          <table:table-cell office:value-type="float" office:value="4.92374655943348" calcext:value-type="float">
            <text:p>4.92374655943348</text:p>
          </table:table-cell>
          <table:table-cell office:value-type="float" office:value="4.66308875955038" calcext:value-type="float">
            <text:p>4.66308875955038</text:p>
          </table:table-cell>
          <table:table-cell office:value-type="float" office:value="4.45188802229696" calcext:value-type="float">
            <text:p>4.45188802229696</text:p>
          </table:table-cell>
          <table:table-cell office:value-type="float" office:value="4.29307531353136" calcext:value-type="float">
            <text:p>4.29307531353136</text:p>
          </table:table-cell>
          <table:table-cell office:value-type="float" office:value="4.17100885428791" calcext:value-type="float">
            <text:p>4.17100885428791</text:p>
          </table:table-cell>
          <table:table-cell office:value-type="float" office:value="4.07469732109649" calcext:value-type="float">
            <text:p>4.07469732109649</text:p>
          </table:table-cell>
          <table:table-cell office:value-type="float" office:value="3.99710914406739" calcext:value-type="float">
            <text:p>3.99710914406739</text:p>
          </table:table-cell>
          <table:table-cell office:value-type="float" office:value="3.93091184198719" calcext:value-type="float">
            <text:p>3.93091184198719</text:p>
          </table:table-cell>
          <table:table-cell office:value-type="float" office:value="3.87491253185088" calcext:value-type="float">
            <text:p>3.87491253185088</text:p>
          </table:table-cell>
          <table:table-cell office:value-type="float" office:value="3.82720414899544" calcext:value-type="float">
            <text:p>3.82720414899544</text:p>
          </table:table-cell>
          <table:table-cell office:value-type="float" office:value="3.78698532030777" calcext:value-type="float">
            <text:p>3.78698532030777</text:p>
          </table:table-cell>
          <table:table-cell office:value-type="float" office:value="3.75224696059327" calcext:value-type="float">
            <text:p>3.75224696059327</text:p>
          </table:table-cell>
          <table:table-cell office:value-type="float" office:value="3.72116393852184" calcext:value-type="float">
            <text:p>3.72116393852184</text:p>
          </table:table-cell>
          <table:table-cell office:value-type="float" office:value="3.69485497143411" calcext:value-type="float">
            <text:p>3.69485497143411</text:p>
          </table:table-cell>
          <table:table-cell office:value-type="float" office:value="3.67592156955822" calcext:value-type="float">
            <text:p>3.67592156955822</text:p>
          </table:table-cell>
          <table:table-cell office:value-type="float" office:value="3.65697483686612" calcext:value-type="float">
            <text:p>3.65697483686612</text:p>
          </table:table-cell>
          <table:table-cell office:value-type="float" office:value="3.63860743363221" calcext:value-type="float">
            <text:p>3.63860743363221</text:p>
          </table:table-cell>
          <table:table-cell office:value-type="float" office:value="3.62188775793021" calcext:value-type="float">
            <text:p>3.62188775793021</text:p>
          </table:table-cell>
          <table:table-cell office:value-type="float" office:value="3.61720160013862" calcext:value-type="float">
            <text:p>3.61720160013862</text:p>
          </table:table-cell>
          <table:table-cell office:value-type="float" office:value="3.60741484851912" calcext:value-type="float">
            <text:p>3.60741484851912</text:p>
          </table:table-cell>
          <table:table-cell office:value-type="float" office:value="3.59095892460888" calcext:value-type="float">
            <text:p>3.59095892460888</text:p>
          </table:table-cell>
          <table:table-cell office:value-type="float" office:value="3.58606380746043" calcext:value-type="float">
            <text:p>3.58606380746043</text:p>
          </table:table-cell>
          <table:table-cell office:value-type="float" office:value="3.59387489547291" calcext:value-type="float">
            <text:p>3.59387489547291</text:p>
          </table:table-cell>
          <table:table-cell office:value-type="float" office:value="3.59959179024142" calcext:value-type="float">
            <text:p>3.59959179024142</text:p>
          </table:table-cell>
          <table:table-cell office:value-type="float" office:value="3.57523799948629" calcext:value-type="float">
            <text:p>3.57523799948629</text:p>
          </table:table-cell>
          <table:table-cell office:value-type="float" office:value="3.6024100036509" calcext:value-type="float">
            <text:p>3.6024100036509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bcewithlogits</text:p>
          </table:table-cell>
          <table:table-cell office:value-type="float" office:value="71.9795397478182" calcext:value-type="float">
            <text:p>71.9795397478182</text:p>
          </table:table-cell>
          <table:table-cell office:value-type="float" office:value="11.8812212491745" calcext:value-type="float">
            <text:p>11.8812212491745</text:p>
          </table:table-cell>
          <table:table-cell office:value-type="float" office:value="8.18121174289105" calcext:value-type="float">
            <text:p>8.18121174289105</text:p>
          </table:table-cell>
          <table:table-cell office:value-type="float" office:value="7.85445094582871" calcext:value-type="float">
            <text:p>7.85445094582871</text:p>
          </table:table-cell>
          <table:table-cell office:value-type="float" office:value="7.65823313009881" calcext:value-type="float">
            <text:p>7.65823313009881</text:p>
          </table:table-cell>
          <table:table-cell office:value-type="float" office:value="7.48828441163416" calcext:value-type="float">
            <text:p>7.48828441163416</text:p>
          </table:table-cell>
          <table:table-cell office:value-type="float" office:value="7.31701605045961" calcext:value-type="float">
            <text:p>7.31701605045961</text:p>
          </table:table-cell>
          <table:table-cell office:value-type="float" office:value="7.16474251516872" calcext:value-type="float">
            <text:p>7.16474251516872</text:p>
          </table:table-cell>
          <table:table-cell office:value-type="float" office:value="7.03118109695726" calcext:value-type="float">
            <text:p>7.03118109695726</text:p>
          </table:table-cell>
          <table:table-cell office:value-type="float" office:value="6.91288770816811" calcext:value-type="float">
            <text:p>6.91288770816811</text:p>
          </table:table-cell>
          <table:table-cell office:value-type="float" office:value="6.80198568729707" calcext:value-type="float">
            <text:p>6.80198568729707</text:p>
          </table:table-cell>
          <table:table-cell office:value-type="float" office:value="6.69452613346282" calcext:value-type="float">
            <text:p>6.69452613346282</text:p>
          </table:table-cell>
          <table:table-cell office:value-type="float" office:value="6.58474833453533" calcext:value-type="float">
            <text:p>6.58474833453533</text:p>
          </table:table-cell>
          <table:table-cell office:value-type="float" office:value="6.48457636732166" calcext:value-type="float">
            <text:p>6.48457636732166</text:p>
          </table:table-cell>
          <table:table-cell office:value-type="float" office:value="6.38927933588539" calcext:value-type="float">
            <text:p>6.38927933588539</text:p>
          </table:table-cell>
          <table:table-cell office:value-type="float" office:value="6.30428621233393" calcext:value-type="float">
            <text:p>6.30428621233393</text:p>
          </table:table-cell>
          <table:table-cell office:value-type="float" office:value="6.2352892165108" calcext:value-type="float">
            <text:p>6.2352892165108</text:p>
          </table:table-cell>
          <table:table-cell office:value-type="float" office:value="6.16898000576268" calcext:value-type="float">
            <text:p>6.16898000576268</text:p>
          </table:table-cell>
          <table:table-cell office:value-type="float" office:value="6.10428891565029" calcext:value-type="float">
            <text:p>6.10428891565029</text:p>
          </table:table-cell>
          <table:table-cell office:value-type="float" office:value="6.04123954274343" calcext:value-type="float">
            <text:p>6.04123954274343</text:p>
          </table:table-cell>
          <table:table-cell office:value-type="float" office:value="5.98330292596904" calcext:value-type="float">
            <text:p>5.98330292596904</text:p>
          </table:table-cell>
          <table:table-cell office:value-type="float" office:value="5.92838328300483" calcext:value-type="float">
            <text:p>5.92838328300483</text:p>
          </table:table-cell>
          <table:table-cell office:value-type="float" office:value="5.87765182690609" calcext:value-type="float">
            <text:p>5.87765182690609</text:p>
          </table:table-cell>
          <table:table-cell office:value-type="float" office:value="5.83001706436502" calcext:value-type="float">
            <text:p>5.83001706436502</text:p>
          </table:table-cell>
          <table:table-cell office:value-type="float" office:value="5.78860128309617" calcext:value-type="float">
            <text:p>5.78860128309617</text:p>
          </table:table-cell>
          <table:table-cell office:value-type="float" office:value="5.75120458896143" calcext:value-type="float">
            <text:p>5.75120458896143</text:p>
          </table:table-cell>
          <table:table-cell office:value-type="float" office:value="5.7148081986707" calcext:value-type="float">
            <text:p>5.7148081986707</text:p>
          </table:table-cell>
          <table:table-cell office:value-type="float" office:value="5.67758928090817" calcext:value-type="float">
            <text:p>5.67758928090817</text:p>
          </table:table-cell>
          <table:table-cell office:value-type="float" office:value="5.63347785229946" calcext:value-type="float">
            <text:p>5.63347785229946</text:p>
          </table:table-cell>
          <table:table-cell office:value-type="float" office:value="5.59105370633406" calcext:value-type="float">
            <text:p>5.59105370633406</text:p>
          </table:table-cell>
          <table:table-cell office:value-type="float" office:value="5.55364912601077" calcext:value-type="float">
            <text:p>5.55364912601077</text:p>
          </table:table-cell>
          <table:table-cell office:value-type="float" office:value="5.51824404057925" calcext:value-type="float">
            <text:p>5.51824404057925</text:p>
          </table:table-cell>
          <table:table-cell office:value-type="float" office:value="5.48533292700399" calcext:value-type="float">
            <text:p>5.48533292700399</text:p>
          </table:table-cell>
          <table:table-cell office:value-type="float" office:value="5.4544435774349" calcext:value-type="float">
            <text:p>5.4544435774349</text:p>
          </table:table-cell>
          <table:table-cell office:value-type="float" office:value="5.42440860230873" calcext:value-type="float">
            <text:p>5.42440860230873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huber</text:p>
          </table:table-cell>
          <table:table-cell office:value-type="float" office:value="48.970757241955" calcext:value-type="float">
            <text:p>48.970757241955</text:p>
          </table:table-cell>
          <table:table-cell office:value-type="float" office:value="6.44476704787205" calcext:value-type="float">
            <text:p>6.44476704787205</text:p>
          </table:table-cell>
          <table:table-cell office:value-type="float" office:value="2.07779970731744" calcext:value-type="float">
            <text:p>2.07779970731744</text:p>
          </table:table-cell>
          <table:table-cell office:value-type="float" office:value="1.56962048948294" calcext:value-type="float">
            <text:p>1.56962048948294</text:p>
          </table:table-cell>
          <table:table-cell office:value-type="float" office:value="1.42544741279576" calcext:value-type="float">
            <text:p>1.42544741279576</text:p>
          </table:table-cell>
          <table:table-cell office:value-type="float" office:value="1.33021326176534" calcext:value-type="float">
            <text:p>1.33021326176534</text:p>
          </table:table-cell>
          <table:table-cell office:value-type="float" office:value="1.25248265552335" calcext:value-type="float">
            <text:p>1.25248265552335</text:p>
          </table:table-cell>
          <table:table-cell office:value-type="float" office:value="1.18658861049487" calcext:value-type="float">
            <text:p>1.18658861049487</text:p>
          </table:table-cell>
          <table:table-cell office:value-type="float" office:value="1.12928795584177" calcext:value-type="float">
            <text:p>1.12928795584177</text:p>
          </table:table-cell>
          <table:table-cell office:value-type="float" office:value="1.07802540894602" calcext:value-type="float">
            <text:p>1.07802540894602</text:p>
          </table:table-cell>
          <table:table-cell office:value-type="float" office:value="1.03124643485893" calcext:value-type="float">
            <text:p>1.03124643485893</text:p>
          </table:table-cell>
          <table:table-cell office:value-type="float" office:value="0.98809012130309" calcext:value-type="float">
            <text:p>0.98809012130309</text:p>
          </table:table-cell>
          <table:table-cell office:value-type="float" office:value="0.948172792014188" calcext:value-type="float">
            <text:p>0.948172792014188</text:p>
          </table:table-cell>
          <table:table-cell office:value-type="float" office:value="0.91120762103917" calcext:value-type="float">
            <text:p>0.91120762103917</text:p>
          </table:table-cell>
          <table:table-cell office:value-type="float" office:value="0.876929276625971" calcext:value-type="float">
            <text:p>0.876929276625971</text:p>
          </table:table-cell>
          <table:table-cell office:value-type="float" office:value="0.84511254746522" calcext:value-type="float">
            <text:p>0.84511254746522</text:p>
          </table:table-cell>
          <table:table-cell office:value-type="float" office:value="0.815545816083915" calcext:value-type="float">
            <text:p>0.815545816083915</text:p>
          </table:table-cell>
          <table:table-cell office:value-type="float" office:value="0.787992849905943" calcext:value-type="float">
            <text:p>0.787992849905943</text:p>
          </table:table-cell>
          <table:table-cell office:value-type="float" office:value="0.76222023386547" calcext:value-type="float">
            <text:p>0.76222023386547</text:p>
          </table:table-cell>
          <table:table-cell office:value-type="float" office:value="0.738006110314681" calcext:value-type="float">
            <text:p>0.738006110314681</text:p>
          </table:table-cell>
          <table:table-cell office:value-type="float" office:value="0.71514915854624" calcext:value-type="float">
            <text:p>0.71514915854624</text:p>
          </table:table-cell>
          <table:table-cell office:value-type="float" office:value="0.693476751112918" calcext:value-type="float">
            <text:p>0.693476751112918</text:p>
          </table:table-cell>
          <table:table-cell office:value-type="float" office:value="0.672839502286782" calcext:value-type="float">
            <text:p>0.672839502286782</text:p>
          </table:table-cell>
          <table:table-cell office:value-type="float" office:value="0.653134801145429" calcext:value-type="float">
            <text:p>0.653134801145429</text:p>
          </table:table-cell>
          <table:table-cell office:value-type="float" office:value="0.634290132932225" calcext:value-type="float">
            <text:p>0.634290132932225</text:p>
          </table:table-cell>
          <table:table-cell office:value-type="float" office:value="0.616227830323316" calcext:value-type="float">
            <text:p>0.616227830323316</text:p>
          </table:table-cell>
          <table:table-cell office:value-type="float" office:value="0.59887983827314" calcext:value-type="float">
            <text:p>0.59887983827314</text:p>
          </table:table-cell>
          <table:table-cell office:value-type="float" office:value="0.582193326543945" calcext:value-type="float">
            <text:p>0.582193326543945</text:p>
          </table:table-cell>
          <table:table-cell office:value-type="float" office:value="0.566128671098028" calcext:value-type="float">
            <text:p>0.566128671098028</text:p>
          </table:table-cell>
          <table:table-cell office:value-type="float" office:value="0.550647914262294" calcext:value-type="float">
            <text:p>0.550647914262294</text:p>
          </table:table-cell>
          <table:table-cell office:value-type="float" office:value="0.535712753700733" calcext:value-type="float">
            <text:p>0.535712753700733</text:p>
          </table:table-cell>
          <table:table-cell office:value-type="float" office:value="0.521287346540188" calcext:value-type="float">
            <text:p>0.521287346540188</text:p>
          </table:table-cell>
          <table:table-cell office:value-type="float" office:value="0.507337532075293" calcext:value-type="float">
            <text:p>0.507337532075293</text:p>
          </table:table-cell>
          <table:table-cell office:value-type="float" office:value="0.493847439592753" calcext:value-type="float">
            <text:p>0.493847439592753</text:p>
          </table:table-cell>
          <table:table-cell office:value-type="float" office:value="0.480803524274114" calcext:value-type="float">
            <text:p>0.480803524274114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oftmargin</text:p>
          </table:table-cell>
          <table:table-cell office:value-type="float" office:value="12.6160322668945" calcext:value-type="float">
            <text:p>12.6160322668945</text:p>
          </table:table-cell>
          <table:table-cell office:value-type="float" office:value="12.6160303581224" calcext:value-type="float">
            <text:p>12.6160303581224</text:p>
          </table:table-cell>
          <table:table-cell office:value-type="float" office:value="12.6160284395138" calcext:value-type="float">
            <text:p>12.6160284395138</text:p>
          </table:table-cell>
          <table:table-cell office:value-type="float" office:value="12.6160265829385" calcext:value-type="float">
            <text:p>12.6160265829385</text:p>
          </table:table-cell>
          <table:table-cell office:value-type="float" office:value="12.6160247104481" calcext:value-type="float">
            <text:p>12.6160247104481</text:p>
          </table:table-cell>
          <table:table-cell office:value-type="float" office:value="12.6160228022194" calcext:value-type="float">
            <text:p>12.6160228022194</text:p>
          </table:table-cell>
          <table:table-cell office:value-type="float" office:value="12.6160209856507" calcext:value-type="float">
            <text:p>12.6160209856507</text:p>
          </table:table-cell>
          <table:table-cell office:value-type="float" office:value="12.6160191740573" calcext:value-type="float">
            <text:p>12.6160191740573</text:p>
          </table:table-cell>
          <table:table-cell office:value-type="float" office:value="12.6160173924378" calcext:value-type="float">
            <text:p>12.6160173924378</text:p>
          </table:table-cell>
          <table:table-cell office:value-type="float" office:value="12.6160155650095" calcext:value-type="float">
            <text:p>12.6160155650095</text:p>
          </table:table-cell>
          <table:table-cell office:value-type="float" office:value="12.6160137450965" calcext:value-type="float">
            <text:p>12.6160137450965</text:p>
          </table:table-cell>
          <table:table-cell office:value-type="float" office:value="12.6160119357045" calcext:value-type="float">
            <text:p>12.6160119357045</text:p>
          </table:table-cell>
          <table:table-cell office:value-type="float" office:value="12.6160102138578" calcext:value-type="float">
            <text:p>12.6160102138578</text:p>
          </table:table-cell>
          <table:table-cell office:value-type="float" office:value="12.6160083007594" calcext:value-type="float">
            <text:p>12.6160083007594</text:p>
          </table:table-cell>
          <table:table-cell office:value-type="float" office:value="12.6160065022443" calcext:value-type="float">
            <text:p>12.6160065022443</text:p>
          </table:table-cell>
          <table:table-cell office:value-type="float" office:value="12.6160046805612" calcext:value-type="float">
            <text:p>12.6160046805612</text:p>
          </table:table-cell>
          <table:table-cell office:value-type="float" office:value="12.6160029726572" calcext:value-type="float">
            <text:p>12.6160029726572</text:p>
          </table:table-cell>
          <table:table-cell office:value-type="float" office:value="12.6160012105116" calcext:value-type="float">
            <text:p>12.6160012105116</text:p>
          </table:table-cell>
          <table:table-cell office:value-type="float" office:value="12.6159994133679" calcext:value-type="float">
            <text:p>12.6159994133679</text:p>
          </table:table-cell>
          <table:table-cell office:value-type="float" office:value="12.6159975900469" calcext:value-type="float">
            <text:p>12.6159975900469</text:p>
          </table:table-cell>
          <table:table-cell office:value-type="float" office:value="12.6159959089692" calcext:value-type="float">
            <text:p>12.6159959089692</text:p>
          </table:table-cell>
          <table:table-cell office:value-type="float" office:value="12.6159941819701" calcext:value-type="float">
            <text:p>12.6159941819701</text:p>
          </table:table-cell>
          <table:table-cell office:value-type="float" office:value="12.6159923922052" calcext:value-type="float">
            <text:p>12.6159923922052</text:p>
          </table:table-cell>
          <table:table-cell office:value-type="float" office:value="12.6159906418714" calcext:value-type="float">
            <text:p>12.6159906418714</text:p>
          </table:table-cell>
          <table:table-cell office:value-type="float" office:value="12.6159889116683" calcext:value-type="float">
            <text:p>12.6159889116683</text:p>
          </table:table-cell>
          <table:table-cell office:value-type="float" office:value="12.6159871743596" calcext:value-type="float">
            <text:p>12.6159871743596</text:p>
          </table:table-cell>
          <table:table-cell office:value-type="float" office:value="12.6159855095376" calcext:value-type="float">
            <text:p>12.6159855095376</text:p>
          </table:table-cell>
          <table:table-cell office:value-type="float" office:value="12.6159837764806" calcext:value-type="float">
            <text:p>12.6159837764806</text:p>
          </table:table-cell>
          <table:table-cell office:value-type="float" office:value="12.6159820830891" calcext:value-type="float">
            <text:p>12.6159820830891</text:p>
          </table:table-cell>
          <table:table-cell office:value-type="float" office:value="12.6159803907048" calcext:value-type="float">
            <text:p>12.6159803907048</text:p>
          </table:table-cell>
          <table:table-cell office:value-type="float" office:value="12.615978692209" calcext:value-type="float">
            <text:p>12.615978692209</text:p>
          </table:table-cell>
          <table:table-cell office:value-type="float" office:value="12.6159769970617" calcext:value-type="float">
            <text:p>12.6159769970617</text:p>
          </table:table-cell>
          <table:table-cell office:value-type="float" office:value="12.6159753692568" calcext:value-type="float">
            <text:p>12.6159753692568</text:p>
          </table:table-cell>
          <table:table-cell office:value-type="float" office:value="12.6159736760666" calcext:value-type="float">
            <text:p>12.6159736760666</text:p>
          </table:table-cell>
          <table:table-cell office:value-type="float" office:value="12.6159719840168" calcext:value-type="float">
            <text:p>12.6159719840168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l1</text:p>
          </table:table-cell>
          <table:table-cell office:value-type="float" office:value="89.6127978805599" calcext:value-type="float">
            <text:p>89.6127978805599</text:p>
          </table:table-cell>
          <table:table-cell office:value-type="float" office:value="19.7018112566542" calcext:value-type="float">
            <text:p>19.7018112566542</text:p>
          </table:table-cell>
          <table:table-cell office:value-type="float" office:value="6.90437481994258" calcext:value-type="float">
            <text:p>6.90437481994258</text:p>
          </table:table-cell>
          <table:table-cell office:value-type="float" office:value="3.8920097168605" calcext:value-type="float">
            <text:p>3.8920097168605</text:p>
          </table:table-cell>
          <table:table-cell office:value-type="float" office:value="3.00036540953983" calcext:value-type="float">
            <text:p>3.00036540953983</text:p>
          </table:table-cell>
          <table:table-cell office:value-type="float" office:value="2.73512982486494" calcext:value-type="float">
            <text:p>2.73512982486494</text:p>
          </table:table-cell>
          <table:table-cell office:value-type="float" office:value="2.64417670178636" calcext:value-type="float">
            <text:p>2.64417670178636</text:p>
          </table:table-cell>
          <table:table-cell office:value-type="float" office:value="2.58344365557489" calcext:value-type="float">
            <text:p>2.58344365557489</text:p>
          </table:table-cell>
          <table:table-cell office:value-type="float" office:value="2.52771906212531" calcext:value-type="float">
            <text:p>2.52771906212531</text:p>
          </table:table-cell>
          <table:table-cell office:value-type="float" office:value="2.47584127977524" calcext:value-type="float">
            <text:p>2.47584127977524</text:p>
          </table:table-cell>
          <table:table-cell office:value-type="float" office:value="2.40780485494858" calcext:value-type="float">
            <text:p>2.40780485494858</text:p>
          </table:table-cell>
          <table:table-cell office:value-type="float" office:value="2.35892131646205" calcext:value-type="float">
            <text:p>2.35892131646205</text:p>
          </table:table-cell>
          <table:table-cell office:value-type="float" office:value="2.3076469424257" calcext:value-type="float">
            <text:p>2.3076469424257</text:p>
          </table:table-cell>
          <table:table-cell office:value-type="float" office:value="2.24818636750173" calcext:value-type="float">
            <text:p>2.24818636750173</text:p>
          </table:table-cell>
          <table:table-cell office:value-type="float" office:value="2.22259043676915" calcext:value-type="float">
            <text:p>2.22259043676915</text:p>
          </table:table-cell>
          <table:table-cell office:value-type="float" office:value="2.17284547146206" calcext:value-type="float">
            <text:p>2.17284547146206</text:p>
          </table:table-cell>
          <table:table-cell office:value-type="float" office:value="2.1507600495419" calcext:value-type="float">
            <text:p>2.1507600495419</text:p>
          </table:table-cell>
          <table:table-cell office:value-type="float" office:value="2.12658384556456" calcext:value-type="float">
            <text:p>2.12658384556456</text:p>
          </table:table-cell>
          <table:table-cell office:value-type="float" office:value="2.07991791614538" calcext:value-type="float">
            <text:p>2.07991791614538</text:p>
          </table:table-cell>
          <table:table-cell office:value-type="float" office:value="2.04660022925562" calcext:value-type="float">
            <text:p>2.04660022925562</text:p>
          </table:table-cell>
          <table:table-cell office:value-type="float" office:value="2.01878718277231" calcext:value-type="float">
            <text:p>2.01878718277231</text:p>
          </table:table-cell>
          <table:table-cell office:value-type="float" office:value="1.98920527622633" calcext:value-type="float">
            <text:p>1.98920527622633</text:p>
          </table:table-cell>
          <table:table-cell office:value-type="float" office:value="1.99374270284869" calcext:value-type="float">
            <text:p>1.99374270284869</text:p>
          </table:table-cell>
          <table:table-cell office:value-type="float" office:value="1.95213208334089" calcext:value-type="float">
            <text:p>1.95213208334089</text:p>
          </table:table-cell>
          <table:table-cell office:value-type="float" office:value="1.93385631460394" calcext:value-type="float">
            <text:p>1.93385631460394</text:p>
          </table:table-cell>
          <table:table-cell office:value-type="float" office:value="1.91751173610556" calcext:value-type="float">
            <text:p>1.91751173610556</text:p>
          </table:table-cell>
          <table:table-cell office:value-type="float" office:value="1.90372651408252" calcext:value-type="float">
            <text:p>1.90372651408252</text:p>
          </table:table-cell>
          <table:table-cell office:value-type="float" office:value="1.89905848830091" calcext:value-type="float">
            <text:p>1.89905848830091</text:p>
          </table:table-cell>
          <table:table-cell office:value-type="float" office:value="1.87334274456012" calcext:value-type="float">
            <text:p>1.87334274456012</text:p>
          </table:table-cell>
          <table:table-cell office:value-type="float" office:value="1.87207292134443" calcext:value-type="float">
            <text:p>1.87207292134443</text:p>
          </table:table-cell>
          <table:table-cell office:value-type="float" office:value="1.84931778945935" calcext:value-type="float">
            <text:p>1.84931778945935</text:p>
          </table:table-cell>
          <table:table-cell office:value-type="float" office:value="1.85430855585348" calcext:value-type="float">
            <text:p>1.85430855585348</text:p>
          </table:table-cell>
          <table:table-cell office:value-type="float" office:value="1.83724395116428" calcext:value-type="float">
            <text:p>1.83724395116428</text:p>
          </table:table-cell>
          <table:table-cell office:value-type="float" office:value="1.82651722447199" calcext:value-type="float">
            <text:p>1.82651722447199</text:p>
          </table:table-cell>
          <table:table-cell office:value-type="float" office:value="1.82185876999361" calcext:value-type="float">
            <text:p>1.82185876999361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crossentropy</text:p>
          </table:table-cell>
          <table:table-cell office:value-type="float" office:value="42.2095765689841" calcext:value-type="float">
            <text:p>42.2095765689841</text:p>
          </table:table-cell>
          <table:table-cell office:value-type="float" office:value="22.3619806322461" calcext:value-type="float">
            <text:p>22.3619806322461</text:p>
          </table:table-cell>
          <table:table-cell office:value-type="float" office:value="13.6890185851729" calcext:value-type="float">
            <text:p>13.6890185851729</text:p>
          </table:table-cell>
          <table:table-cell office:value-type="float" office:value="8.46238933130162" calcext:value-type="float">
            <text:p>8.46238933130162</text:p>
          </table:table-cell>
          <table:table-cell office:value-type="float" office:value="5.40766215726118" calcext:value-type="float">
            <text:p>5.40766215726118</text:p>
          </table:table-cell>
          <table:table-cell office:value-type="float" office:value="3.67417284119895" calcext:value-type="float">
            <text:p>3.67417284119895</text:p>
          </table:table-cell>
          <table:table-cell office:value-type="float" office:value="2.65477044856838" calcext:value-type="float">
            <text:p>2.65477044856838</text:p>
          </table:table-cell>
          <table:table-cell office:value-type="float" office:value="2.03329162605504" calcext:value-type="float">
            <text:p>2.03329162605504</text:p>
          </table:table-cell>
          <table:table-cell office:value-type="float" office:value="1.63025219688613" calcext:value-type="float">
            <text:p>1.63025219688613</text:p>
          </table:table-cell>
          <table:table-cell office:value-type="float" office:value="1.3513195914012" calcext:value-type="float">
            <text:p>1.3513195914012</text:p>
          </table:table-cell>
          <table:table-cell office:value-type="float" office:value="1.14893440122428" calcext:value-type="float">
            <text:p>1.14893440122428</text:p>
          </table:table-cell>
          <table:table-cell office:value-type="float" office:value="0.996067660505948" calcext:value-type="float">
            <text:p>0.996067660505948</text:p>
          </table:table-cell>
          <table:table-cell office:value-type="float" office:value="0.877006070087809" calcext:value-type="float">
            <text:p>0.877006070087809</text:p>
          </table:table-cell>
          <table:table-cell office:value-type="float" office:value="0.781959171645002" calcext:value-type="float">
            <text:p>0.781959171645002</text:p>
          </table:table-cell>
          <table:table-cell office:value-type="float" office:value="0.704417880330489" calcext:value-type="float">
            <text:p>0.704417880330489</text:p>
          </table:table-cell>
          <table:table-cell office:value-type="float" office:value="0.639960867730513" calcext:value-type="float">
            <text:p>0.639960867730513</text:p>
          </table:table-cell>
          <table:table-cell office:value-type="float" office:value="0.58572605245267" calcext:value-type="float">
            <text:p>0.58572605245267</text:p>
          </table:table-cell>
          <table:table-cell office:value-type="float" office:value="0.539418028088233" calcext:value-type="float">
            <text:p>0.539418028088233</text:p>
          </table:table-cell>
          <table:table-cell office:value-type="float" office:value="0.499519757440784" calcext:value-type="float">
            <text:p>0.499519757440784</text:p>
          </table:table-cell>
          <table:table-cell office:value-type="float" office:value="0.464746161882712" calcext:value-type="float">
            <text:p>0.464746161882712</text:p>
          </table:table-cell>
          <table:table-cell office:value-type="float" office:value="0.434236251146683" calcext:value-type="float">
            <text:p>0.434236251146683</text:p>
          </table:table-cell>
          <table:table-cell office:value-type="float" office:value="0.407237013470928" calcext:value-type="float">
            <text:p>0.407237013470928</text:p>
          </table:table-cell>
          <table:table-cell office:value-type="float" office:value="0.383192543487994" calcext:value-type="float">
            <text:p>0.383192543487994</text:p>
          </table:table-cell>
          <table:table-cell office:value-type="float" office:value="0.361653093737918" calcext:value-type="float">
            <text:p>0.361653093737918</text:p>
          </table:table-cell>
          <table:table-cell office:value-type="float" office:value="0.342266420789231" calcext:value-type="float">
            <text:p>0.342266420789231</text:p>
          </table:table-cell>
          <table:table-cell office:value-type="float" office:value="0.324737609186066" calcext:value-type="float">
            <text:p>0.324737609186066</text:p>
          </table:table-cell>
          <table:table-cell office:value-type="float" office:value="0.308819413229057" calcext:value-type="float">
            <text:p>0.308819413229057</text:p>
          </table:table-cell>
          <table:table-cell office:value-type="float" office:value="0.294298393381262" calcext:value-type="float">
            <text:p>0.294298393381262</text:p>
          </table:table-cell>
          <table:table-cell office:value-type="float" office:value="0.281007929814033" calcext:value-type="float">
            <text:p>0.281007929814033</text:p>
          </table:table-cell>
          <table:table-cell office:value-type="float" office:value="0.268794937373907" calcext:value-type="float">
            <text:p>0.268794937373907</text:p>
          </table:table-cell>
          <table:table-cell office:value-type="float" office:value="0.257540101218004" calcext:value-type="float">
            <text:p>0.257540101218004</text:p>
          </table:table-cell>
          <table:table-cell office:value-type="float" office:value="0.247134512043351" calcext:value-type="float">
            <text:p>0.247134512043351</text:p>
          </table:table-cell>
          <table:table-cell office:value-type="float" office:value="0.237492198210522" calcext:value-type="float">
            <text:p>0.237492198210522</text:p>
          </table:table-cell>
          <table:table-cell office:value-type="float" office:value="0.228533973298685" calcext:value-type="float">
            <text:p>0.228533973298685</text:p>
          </table:table-cell>
          <table:table-cell office:value-type="float" office:value="0.220190264480121" calcext:value-type="float">
            <text:p>0.220190264480121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crossentropy</text:p>
          </table:table-cell>
          <table:table-cell office:value-type="float" office:value="40.2071327172346" calcext:value-type="float">
            <text:p>40.2071327172346</text:p>
          </table:table-cell>
          <table:table-cell office:value-type="float" office:value="27.145277858448" calcext:value-type="float">
            <text:p>27.145277858448</text:p>
          </table:table-cell>
          <table:table-cell office:value-type="float" office:value="20.5098417184338" calcext:value-type="float">
            <text:p>20.5098417184338</text:p>
          </table:table-cell>
          <table:table-cell office:value-type="float" office:value="15.6657029998054" calcext:value-type="float">
            <text:p>15.6657029998054</text:p>
          </table:table-cell>
          <table:table-cell office:value-type="float" office:value="12.0166188607243" calcext:value-type="float">
            <text:p>12.0166188607243</text:p>
          </table:table-cell>
          <table:table-cell office:value-type="float" office:value="9.22357639913035" calcext:value-type="float">
            <text:p>9.22357639913035</text:p>
          </table:table-cell>
          <table:table-cell office:value-type="float" office:value="7.09099098797031" calcext:value-type="float">
            <text:p>7.09099098797031</text:p>
          </table:table-cell>
          <table:table-cell office:value-type="float" office:value="5.48480392832931" calcext:value-type="float">
            <text:p>5.48480392832931</text:p>
          </table:table-cell>
          <table:table-cell office:value-type="float" office:value="4.2925194310476" calcext:value-type="float">
            <text:p>4.2925194310476</text:p>
          </table:table-cell>
          <table:table-cell office:value-type="float" office:value="3.41452639238246" calcext:value-type="float">
            <text:p>3.41452639238246</text:p>
          </table:table-cell>
          <table:table-cell office:value-type="float" office:value="2.7675179950848" calcext:value-type="float">
            <text:p>2.7675179950848</text:p>
          </table:table-cell>
          <table:table-cell office:value-type="float" office:value="2.2866652777802" calcext:value-type="float">
            <text:p>2.2866652777802</text:p>
          </table:table-cell>
          <table:table-cell office:value-type="float" office:value="1.92417606404557" calcext:value-type="float">
            <text:p>1.92417606404557</text:p>
          </table:table-cell>
          <table:table-cell office:value-type="float" office:value="1.64609889725664" calcext:value-type="float">
            <text:p>1.64609889725664</text:p>
          </table:table-cell>
          <table:table-cell office:value-type="float" office:value="1.42880824781727" calcext:value-type="float">
            <text:p>1.42880824781727</text:p>
          </table:table-cell>
          <table:table-cell office:value-type="float" office:value="1.25594516082099" calcext:value-type="float">
            <text:p>1.25594516082099</text:p>
          </table:table-cell>
          <table:table-cell office:value-type="float" office:value="1.11611029471485" calcext:value-type="float">
            <text:p>1.11611029471485</text:p>
          </table:table-cell>
          <table:table-cell office:value-type="float" office:value="1.0012591905463" calcext:value-type="float">
            <text:p>1.0012591905463</text:p>
          </table:table-cell>
          <table:table-cell office:value-type="float" office:value="0.905626729315563" calcext:value-type="float">
            <text:p>0.905626729315563</text:p>
          </table:table-cell>
          <table:table-cell office:value-type="float" office:value="0.825013927816494" calcext:value-type="float">
            <text:p>0.825013927816494</text:p>
          </table:table-cell>
          <table:table-cell office:value-type="float" office:value="0.756311840015001" calcext:value-type="float">
            <text:p>0.756311840015001</text:p>
          </table:table-cell>
          <table:table-cell office:value-type="float" office:value="0.697183126221586" calcext:value-type="float">
            <text:p>0.697183126221586</text:p>
          </table:table-cell>
          <table:table-cell office:value-type="float" office:value="0.645843745816075" calcext:value-type="float">
            <text:p>0.645843745816075</text:p>
          </table:table-cell>
          <table:table-cell office:value-type="float" office:value="0.600913358542133" calcext:value-type="float">
            <text:p>0.600913358542133</text:p>
          </table:table-cell>
          <table:table-cell office:value-type="float" office:value="0.561310860251094" calcext:value-type="float">
            <text:p>0.561310860251094</text:p>
          </table:table-cell>
          <table:table-cell office:value-type="float" office:value="0.526178000806714" calcext:value-type="float">
            <text:p>0.526178000806714</text:p>
          </table:table-cell>
          <table:table-cell office:value-type="float" office:value="0.494826897931699" calcext:value-type="float">
            <text:p>0.494826897931699</text:p>
          </table:table-cell>
          <table:table-cell office:value-type="float" office:value="0.466700697437756" calcext:value-type="float">
            <text:p>0.466700697437756</text:p>
          </table:table-cell>
          <table:table-cell office:value-type="float" office:value="0.441344114213245" calcext:value-type="float">
            <text:p>0.441344114213245</text:p>
          </table:table-cell>
          <table:table-cell office:value-type="float" office:value="0.418381908460446" calcext:value-type="float">
            <text:p>0.418381908460446</text:p>
          </table:table-cell>
          <table:table-cell office:value-type="float" office:value="0.39750204525175" calcext:value-type="float">
            <text:p>0.39750204525175</text:p>
          </table:table-cell>
          <table:table-cell office:value-type="float" office:value="0.378443226480365" calcext:value-type="float">
            <text:p>0.378443226480365</text:p>
          </table:table-cell>
          <table:table-cell office:value-type="float" office:value="0.36098512740757" calcext:value-type="float">
            <text:p>0.36098512740757</text:p>
          </table:table-cell>
          <table:table-cell office:value-type="float" office:value="0.344941413864191" calcext:value-type="float">
            <text:p>0.344941413864191</text:p>
          </table:table-cell>
          <table:table-cell office:value-type="float" office:value="0.330152659483551" calcext:value-type="float">
            <text:p>0.330152659483551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l1</text:p>
          </table:table-cell>
          <table:table-cell office:value-type="float" office:value="52.1381735699447" calcext:value-type="float">
            <text:p>52.1381735699447</text:p>
          </table:table-cell>
          <table:table-cell office:value-type="float" office:value="9.31050749420098" calcext:value-type="float">
            <text:p>9.31050749420098</text:p>
          </table:table-cell>
          <table:table-cell office:value-type="float" office:value="5.45987263688014" calcext:value-type="float">
            <text:p>5.45987263688014</text:p>
          </table:table-cell>
          <table:table-cell office:value-type="float" office:value="4.76506950443527" calcext:value-type="float">
            <text:p>4.76506950443527</text:p>
          </table:table-cell>
          <table:table-cell office:value-type="float" office:value="4.36418749935667" calcext:value-type="float">
            <text:p>4.36418749935667</text:p>
          </table:table-cell>
          <table:table-cell office:value-type="float" office:value="4.04259824990176" calcext:value-type="float">
            <text:p>4.04259824990176</text:p>
          </table:table-cell>
          <table:table-cell office:value-type="float" office:value="3.79885029723573" calcext:value-type="float">
            <text:p>3.79885029723573</text:p>
          </table:table-cell>
          <table:table-cell office:value-type="float" office:value="3.61031381625104" calcext:value-type="float">
            <text:p>3.61031381625104</text:p>
          </table:table-cell>
          <table:table-cell office:value-type="float" office:value="3.43284868086182" calcext:value-type="float">
            <text:p>3.43284868086182</text:p>
          </table:table-cell>
          <table:table-cell office:value-type="float" office:value="3.32624080659759" calcext:value-type="float">
            <text:p>3.32624080659759</text:p>
          </table:table-cell>
          <table:table-cell office:value-type="float" office:value="3.22664840240329" calcext:value-type="float">
            <text:p>3.22664840240329</text:p>
          </table:table-cell>
          <table:table-cell office:value-type="float" office:value="3.1165554469016" calcext:value-type="float">
            <text:p>3.1165554469016</text:p>
          </table:table-cell>
          <table:table-cell office:value-type="float" office:value="3.03302790084684" calcext:value-type="float">
            <text:p>3.03302790084684</text:p>
          </table:table-cell>
          <table:table-cell office:value-type="float" office:value="2.96366577086067" calcext:value-type="float">
            <text:p>2.96366577086067</text:p>
          </table:table-cell>
          <table:table-cell office:value-type="float" office:value="2.88604642699054" calcext:value-type="float">
            <text:p>2.88604642699054</text:p>
          </table:table-cell>
          <table:table-cell office:value-type="float" office:value="2.81512208512637" calcext:value-type="float">
            <text:p>2.81512208512637</text:p>
          </table:table-cell>
          <table:table-cell office:value-type="float" office:value="2.75706765170621" calcext:value-type="float">
            <text:p>2.75706765170621</text:p>
          </table:table-cell>
          <table:table-cell office:value-type="float" office:value="2.69544109737466" calcext:value-type="float">
            <text:p>2.69544109737466</text:p>
          </table:table-cell>
          <table:table-cell office:value-type="float" office:value="2.6634741956412" calcext:value-type="float">
            <text:p>2.6634741956412</text:p>
          </table:table-cell>
          <table:table-cell office:value-type="float" office:value="2.62117200445625" calcext:value-type="float">
            <text:p>2.62117200445625</text:p>
          </table:table-cell>
          <table:table-cell office:value-type="float" office:value="2.57865319686599" calcext:value-type="float">
            <text:p>2.57865319686599</text:p>
          </table:table-cell>
          <table:table-cell office:value-type="float" office:value="2.51881346634594" calcext:value-type="float">
            <text:p>2.51881346634594</text:p>
          </table:table-cell>
          <table:table-cell office:value-type="float" office:value="2.49058619898075" calcext:value-type="float">
            <text:p>2.49058619898075</text:p>
          </table:table-cell>
          <table:table-cell office:value-type="float" office:value="2.45786578927652" calcext:value-type="float">
            <text:p>2.45786578927652</text:p>
          </table:table-cell>
          <table:table-cell office:value-type="float" office:value="2.39133993712134" calcext:value-type="float">
            <text:p>2.39133993712134</text:p>
          </table:table-cell>
          <table:table-cell office:value-type="float" office:value="2.37190723506749" calcext:value-type="float">
            <text:p>2.37190723506749</text:p>
          </table:table-cell>
          <table:table-cell office:value-type="float" office:value="2.35412399226555" calcext:value-type="float">
            <text:p>2.35412399226555</text:p>
          </table:table-cell>
          <table:table-cell office:value-type="float" office:value="2.34507071575057" calcext:value-type="float">
            <text:p>2.34507071575057</text:p>
          </table:table-cell>
          <table:table-cell office:value-type="float" office:value="2.30449010896491" calcext:value-type="float">
            <text:p>2.30449010896491</text:p>
          </table:table-cell>
          <table:table-cell office:value-type="float" office:value="2.27290358613493" calcext:value-type="float">
            <text:p>2.27290358613493</text:p>
          </table:table-cell>
          <table:table-cell office:value-type="float" office:value="2.2210817921989" calcext:value-type="float">
            <text:p>2.2210817921989</text:p>
          </table:table-cell>
          <table:table-cell office:value-type="float" office:value="2.21655667087309" calcext:value-type="float">
            <text:p>2.21655667087309</text:p>
          </table:table-cell>
          <table:table-cell office:value-type="float" office:value="2.17990874249569" calcext:value-type="float">
            <text:p>2.17990874249569</text:p>
          </table:table-cell>
          <table:table-cell office:value-type="float" office:value="2.10248075311309" calcext:value-type="float">
            <text:p>2.10248075311309</text:p>
          </table:table-cell>
          <table:table-cell office:value-type="float" office:value="2.13696727418119" calcext:value-type="float">
            <text:p>2.13696727418119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bcewithlogits</text:p>
          </table:table-cell>
          <table:table-cell office:value-type="float" office:value="19.1619134057941" calcext:value-type="float">
            <text:p>19.1619134057941</text:p>
          </table:table-cell>
          <table:table-cell office:value-type="float" office:value="17.2718781094941" calcext:value-type="float">
            <text:p>17.2718781094941</text:p>
          </table:table-cell>
          <table:table-cell office:value-type="float" office:value="15.6186286947344" calcext:value-type="float">
            <text:p>15.6186286947344</text:p>
          </table:table-cell>
          <table:table-cell office:value-type="float" office:value="14.1929053822065" calcext:value-type="float">
            <text:p>14.1929053822065</text:p>
          </table:table-cell>
          <table:table-cell office:value-type="float" office:value="12.9791627339728" calcext:value-type="float">
            <text:p>12.9791627339728</text:p>
          </table:table-cell>
          <table:table-cell office:value-type="float" office:value="11.96298433416" calcext:value-type="float">
            <text:p>11.96298433416</text:p>
          </table:table-cell>
          <table:table-cell office:value-type="float" office:value="11.1190241722556" calcext:value-type="float">
            <text:p>11.1190241722556</text:p>
          </table:table-cell>
          <table:table-cell office:value-type="float" office:value="10.4123218199767" calcext:value-type="float">
            <text:p>10.4123218199767</text:p>
          </table:table-cell>
          <table:table-cell office:value-type="float" office:value="9.81327316710536" calcext:value-type="float">
            <text:p>9.81327316710536</text:p>
          </table:table-cell>
          <table:table-cell office:value-type="float" office:value="9.30144338600087" calcext:value-type="float">
            <text:p>9.30144338600087</text:p>
          </table:table-cell>
          <table:table-cell office:value-type="float" office:value="8.86242509608315" calcext:value-type="float">
            <text:p>8.86242509608315</text:p>
          </table:table-cell>
          <table:table-cell office:value-type="float" office:value="8.48503472223775" calcext:value-type="float">
            <text:p>8.48503472223775</text:p>
          </table:table-cell>
          <table:table-cell office:value-type="float" office:value="8.15991743436172" calcext:value-type="float">
            <text:p>8.15991743436172</text:p>
          </table:table-cell>
          <table:table-cell office:value-type="float" office:value="7.87898115598811" calcext:value-type="float">
            <text:p>7.87898115598811</text:p>
          </table:table-cell>
          <table:table-cell office:value-type="float" office:value="7.63521054506241" calcext:value-type="float">
            <text:p>7.63521054506241</text:p>
          </table:table-cell>
          <table:table-cell office:value-type="float" office:value="7.42262409287942" calcext:value-type="float">
            <text:p>7.42262409287942</text:p>
          </table:table-cell>
          <table:table-cell office:value-type="float" office:value="7.2362348761009" calcext:value-type="float">
            <text:p>7.2362348761009</text:p>
          </table:table-cell>
          <table:table-cell office:value-type="float" office:value="7.07195566518118" calcext:value-type="float">
            <text:p>7.07195566518118</text:p>
          </table:table-cell>
          <table:table-cell office:value-type="float" office:value="6.92645685530277" calcext:value-type="float">
            <text:p>6.92645685530277</text:p>
          </table:table-cell>
          <table:table-cell office:value-type="float" office:value="6.79701345958323" calcext:value-type="float">
            <text:p>6.79701345958323</text:p>
          </table:table-cell>
          <table:table-cell office:value-type="float" office:value="6.68137090245618" calcext:value-type="float">
            <text:p>6.68137090245618</text:p>
          </table:table-cell>
          <table:table-cell office:value-type="float" office:value="6.5776392738589" calcext:value-type="float">
            <text:p>6.5776392738589</text:p>
          </table:table-cell>
          <table:table-cell office:value-type="float" office:value="6.48421831971216" calcext:value-type="float">
            <text:p>6.48421831971216</text:p>
          </table:table-cell>
          <table:table-cell office:value-type="float" office:value="6.39974361686095" calcext:value-type="float">
            <text:p>6.39974361686095</text:p>
          </table:table-cell>
          <table:table-cell office:value-type="float" office:value="6.32304808867442" calcext:value-type="float">
            <text:p>6.32304808867442</text:p>
          </table:table-cell>
          <table:table-cell office:value-type="float" office:value="6.25313192479941" calcext:value-type="float">
            <text:p>6.25313192479941</text:p>
          </table:table-cell>
          <table:table-cell office:value-type="float" office:value="6.1891384198912" calcext:value-type="float">
            <text:p>6.1891384198912</text:p>
          </table:table-cell>
          <table:table-cell office:value-type="float" office:value="6.13033327046434" calcext:value-type="float">
            <text:p>6.13033327046434</text:p>
          </table:table-cell>
          <table:table-cell office:value-type="float" office:value="6.07608671415811" calcext:value-type="float">
            <text:p>6.07608671415811</text:p>
          </table:table-cell>
          <table:table-cell office:value-type="float" office:value="6.02585846251442" calcext:value-type="float">
            <text:p>6.02585846251442</text:p>
          </table:table-cell>
          <table:table-cell office:value-type="float" office:value="5.97918348957903" calcext:value-type="float">
            <text:p>5.97918348957903</text:p>
          </table:table-cell>
          <table:table-cell office:value-type="float" office:value="5.93566137908128" calcext:value-type="float">
            <text:p>5.93566137908128</text:p>
          </table:table-cell>
          <table:table-cell office:value-type="float" office:value="5.89494556403863" calcext:value-type="float">
            <text:p>5.89494556403863</text:p>
          </table:table-cell>
          <table:table-cell office:value-type="float" office:value="5.8567352414667" calcext:value-type="float">
            <text:p>5.8567352414667</text:p>
          </table:table-cell>
          <table:table-cell office:value-type="float" office:value="5.82076813493892" calcext:value-type="float">
            <text:p>5.82076813493892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crossentropy</text:p>
          </table:table-cell>
          <table:table-cell office:value-type="float" office:value="41.8795819470655" calcext:value-type="float">
            <text:p>41.8795819470655</text:p>
          </table:table-cell>
          <table:table-cell office:value-type="float" office:value="28.3501067067" calcext:value-type="float">
            <text:p>28.3501067067</text:p>
          </table:table-cell>
          <table:table-cell office:value-type="float" office:value="20.8252152938009" calcext:value-type="float">
            <text:p>20.8252152938009</text:p>
          </table:table-cell>
          <table:table-cell office:value-type="float" office:value="15.4076856127212" calcext:value-type="float">
            <text:p>15.4076856127212</text:p>
          </table:table-cell>
          <table:table-cell office:value-type="float" office:value="11.429985605774" calcext:value-type="float">
            <text:p>11.429985605774</text:p>
          </table:table-cell>
          <table:table-cell office:value-type="float" office:value="8.49818587508104" calcext:value-type="float">
            <text:p>8.49818587508104</text:p>
          </table:table-cell>
          <table:table-cell office:value-type="float" office:value="6.37149081384446" calcext:value-type="float">
            <text:p>6.37149081384446</text:p>
          </table:table-cell>
          <table:table-cell office:value-type="float" office:value="4.8508492851157" calcext:value-type="float">
            <text:p>4.8508492851157</text:p>
          </table:table-cell>
          <table:table-cell office:value-type="float" office:value="3.78604157546571" calcext:value-type="float">
            <text:p>3.78604157546571</text:p>
          </table:table-cell>
          <table:table-cell office:value-type="float" office:value="3.02140374740117" calcext:value-type="float">
            <text:p>3.02140374740117</text:p>
          </table:table-cell>
          <table:table-cell office:value-type="float" office:value="2.47592522517434" calcext:value-type="float">
            <text:p>2.47592522517434</text:p>
          </table:table-cell>
          <table:table-cell office:value-type="float" office:value="2.07317251718351" calcext:value-type="float">
            <text:p>2.07317251718351</text:p>
          </table:table-cell>
          <table:table-cell office:value-type="float" office:value="1.76787611350349" calcext:value-type="float">
            <text:p>1.76787611350349</text:p>
          </table:table-cell>
          <table:table-cell office:value-type="float" office:value="1.5323358280593" calcext:value-type="float">
            <text:p>1.5323358280593</text:p>
          </table:table-cell>
          <table:table-cell office:value-type="float" office:value="1.346824358363" calcext:value-type="float">
            <text:p>1.346824358363</text:p>
          </table:table-cell>
          <table:table-cell office:value-type="float" office:value="1.19856161135932" calcext:value-type="float">
            <text:p>1.19856161135932</text:p>
          </table:table-cell>
          <table:table-cell office:value-type="float" office:value="1.07454167916047" calcext:value-type="float">
            <text:p>1.07454167916047</text:p>
          </table:table-cell>
          <table:table-cell office:value-type="float" office:value="0.97278373945437" calcext:value-type="float">
            <text:p>0.97278373945437</text:p>
          </table:table-cell>
          <table:table-cell office:value-type="float" office:value="0.887540453971641" calcext:value-type="float">
            <text:p>0.887540453971641</text:p>
          </table:table-cell>
          <table:table-cell office:value-type="float" office:value="0.814319079262315" calcext:value-type="float">
            <text:p>0.814319079262315</text:p>
          </table:table-cell>
          <table:table-cell office:value-type="float" office:value="0.751153458765444" calcext:value-type="float">
            <text:p>0.751153458765444</text:p>
          </table:table-cell>
          <table:table-cell office:value-type="float" office:value="0.697095427631726" calcext:value-type="float">
            <text:p>0.697095427631726</text:p>
          </table:table-cell>
          <table:table-cell office:value-type="float" office:value="0.648993636166664" calcext:value-type="float">
            <text:p>0.648993636166664</text:p>
          </table:table-cell>
          <table:table-cell office:value-type="float" office:value="0.606465283387005" calcext:value-type="float">
            <text:p>0.606465283387005</text:p>
          </table:table-cell>
          <table:table-cell office:value-type="float" office:value="0.569104243456746" calcext:value-type="float">
            <text:p>0.569104243456746</text:p>
          </table:table-cell>
          <table:table-cell office:value-type="float" office:value="0.53527442827881" calcext:value-type="float">
            <text:p>0.53527442827881</text:p>
          </table:table-cell>
          <table:table-cell office:value-type="float" office:value="0.505646055056035" calcext:value-type="float">
            <text:p>0.505646055056035</text:p>
          </table:table-cell>
          <table:table-cell office:value-type="float" office:value="0.478232064473652" calcext:value-type="float">
            <text:p>0.478232064473652</text:p>
          </table:table-cell>
          <table:table-cell office:value-type="float" office:value="0.45371021904028" calcext:value-type="float">
            <text:p>0.45371021904028</text:p>
          </table:table-cell>
          <table:table-cell office:value-type="float" office:value="0.43138457658637" calcext:value-type="float">
            <text:p>0.43138457658637</text:p>
          </table:table-cell>
          <table:table-cell office:value-type="float" office:value="0.410889497063961" calcext:value-type="float">
            <text:p>0.410889497063961</text:p>
          </table:table-cell>
          <table:table-cell office:value-type="float" office:value="0.392284222832421" calcext:value-type="float">
            <text:p>0.392284222832421</text:p>
          </table:table-cell>
          <table:table-cell office:value-type="float" office:value="0.375350258030173" calcext:value-type="float">
            <text:p>0.375350258030173</text:p>
          </table:table-cell>
          <table:table-cell office:value-type="float" office:value="0.359274879693839" calcext:value-type="float">
            <text:p>0.359274879693839</text:p>
          </table:table-cell>
          <table:table-cell office:value-type="float" office:value="0.344652449575893" calcext:value-type="float">
            <text:p>0.344652449575893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bcewithlogits</text:p>
          </table:table-cell>
          <table:table-cell office:value-type="float" office:value="59.4663074178392" calcext:value-type="float">
            <text:p>59.4663074178392</text:p>
          </table:table-cell>
          <table:table-cell office:value-type="float" office:value="16.3262137690512" calcext:value-type="float">
            <text:p>16.3262137690512</text:p>
          </table:table-cell>
          <table:table-cell office:value-type="float" office:value="11.1416836867413" calcext:value-type="float">
            <text:p>11.1416836867413</text:p>
          </table:table-cell>
          <table:table-cell office:value-type="float" office:value="10.1481101694303" calcext:value-type="float">
            <text:p>10.1481101694303</text:p>
          </table:table-cell>
          <table:table-cell office:value-type="float" office:value="9.86453475313301" calcext:value-type="float">
            <text:p>9.86453475313301</text:p>
          </table:table-cell>
          <table:table-cell office:value-type="float" office:value="9.72735528232905" calcext:value-type="float">
            <text:p>9.72735528232905</text:p>
          </table:table-cell>
          <table:table-cell office:value-type="float" office:value="9.63527237556516" calcext:value-type="float">
            <text:p>9.63527237556516</text:p>
          </table:table-cell>
          <table:table-cell office:value-type="float" office:value="9.56286552195149" calcext:value-type="float">
            <text:p>9.56286552195149</text:p>
          </table:table-cell>
          <table:table-cell office:value-type="float" office:value="9.50172738451413" calcext:value-type="float">
            <text:p>9.50172738451413</text:p>
          </table:table-cell>
          <table:table-cell office:value-type="float" office:value="9.44854987473708" calcext:value-type="float">
            <text:p>9.44854987473708</text:p>
          </table:table-cell>
          <table:table-cell office:value-type="float" office:value="9.40189425173743" calcext:value-type="float">
            <text:p>9.40189425173743</text:p>
          </table:table-cell>
          <table:table-cell office:value-type="float" office:value="9.36006542199396" calcext:value-type="float">
            <text:p>9.36006542199396</text:p>
          </table:table-cell>
          <table:table-cell office:value-type="float" office:value="9.32157233869759" calcext:value-type="float">
            <text:p>9.32157233869759</text:p>
          </table:table-cell>
          <table:table-cell office:value-type="float" office:value="9.28537352486192" calcext:value-type="float">
            <text:p>9.28537352486192</text:p>
          </table:table-cell>
          <table:table-cell office:value-type="float" office:value="9.25105488059954" calcext:value-type="float">
            <text:p>9.25105488059954</text:p>
          </table:table-cell>
          <table:table-cell office:value-type="float" office:value="9.2185539326395" calcext:value-type="float">
            <text:p>9.2185539326395</text:p>
          </table:table-cell>
          <table:table-cell office:value-type="float" office:value="9.18789065511986" calcext:value-type="float">
            <text:p>9.18789065511986</text:p>
          </table:table-cell>
          <table:table-cell office:value-type="float" office:value="9.15893260495692" calcext:value-type="float">
            <text:p>9.15893260495692</text:p>
          </table:table-cell>
          <table:table-cell office:value-type="float" office:value="9.13113304141358" calcext:value-type="float">
            <text:p>9.13113304141358</text:p>
          </table:table-cell>
          <table:table-cell office:value-type="float" office:value="9.1042706889271" calcext:value-type="float">
            <text:p>9.1042706889271</text:p>
          </table:table-cell>
          <table:table-cell office:value-type="float" office:value="9.07816856222973" calcext:value-type="float">
            <text:p>9.07816856222973</text:p>
          </table:table-cell>
          <table:table-cell office:value-type="float" office:value="9.05277685204446" calcext:value-type="float">
            <text:p>9.05277685204446</text:p>
          </table:table-cell>
          <table:table-cell office:value-type="float" office:value="9.02794551218565" calcext:value-type="float">
            <text:p>9.02794551218565</text:p>
          </table:table-cell>
          <table:table-cell office:value-type="float" office:value="9.00389521076179" calcext:value-type="float">
            <text:p>9.00389521076179</text:p>
          </table:table-cell>
          <table:table-cell office:value-type="float" office:value="8.98050162438136" calcext:value-type="float">
            <text:p>8.98050162438136</text:p>
          </table:table-cell>
          <table:table-cell office:value-type="float" office:value="8.95755558826977" calcext:value-type="float">
            <text:p>8.95755558826977</text:p>
          </table:table-cell>
          <table:table-cell office:value-type="float" office:value="8.93488438615576" calcext:value-type="float">
            <text:p>8.93488438615576</text:p>
          </table:table-cell>
          <table:table-cell office:value-type="float" office:value="8.91216338505102" calcext:value-type="float">
            <text:p>8.91216338505102</text:p>
          </table:table-cell>
          <table:table-cell office:value-type="float" office:value="8.88891817913034" calcext:value-type="float">
            <text:p>8.88891817913034</text:p>
          </table:table-cell>
          <table:table-cell office:value-type="float" office:value="8.86454308429217" calcext:value-type="float">
            <text:p>8.86454308429217</text:p>
          </table:table-cell>
          <table:table-cell office:value-type="float" office:value="8.83865472751264" calcext:value-type="float">
            <text:p>8.83865472751264</text:p>
          </table:table-cell>
          <table:table-cell office:value-type="float" office:value="8.81339960745884" calcext:value-type="float">
            <text:p>8.81339960745884</text:p>
          </table:table-cell>
          <table:table-cell office:value-type="float" office:value="8.78949789683781" calcext:value-type="float">
            <text:p>8.78949789683781</text:p>
          </table:table-cell>
          <table:table-cell office:value-type="float" office:value="8.76610960861211" calcext:value-type="float">
            <text:p>8.76610960861211</text:p>
          </table:table-cell>
          <table:table-cell office:value-type="float" office:value="8.74269772129142" calcext:value-type="float">
            <text:p>8.74269772129142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crossentropy</text:p>
          </table:table-cell>
          <table:table-cell office:value-type="float" office:value="39.0167122946164" calcext:value-type="float">
            <text:p>39.0167122946164</text:p>
          </table:table-cell>
          <table:table-cell office:value-type="float" office:value="21.5398248358012" calcext:value-type="float">
            <text:p>21.5398248358012</text:p>
          </table:table-cell>
          <table:table-cell office:value-type="float" office:value="14.5982876992081" calcext:value-type="float">
            <text:p>14.5982876992081</text:p>
          </table:table-cell>
          <table:table-cell office:value-type="float" office:value="10.2563309051148" calcext:value-type="float">
            <text:p>10.2563309051148</text:p>
          </table:table-cell>
          <table:table-cell office:value-type="float" office:value="7.52967690631292" calcext:value-type="float">
            <text:p>7.52967690631292</text:p>
          </table:table-cell>
          <table:table-cell office:value-type="float" office:value="5.80991291389212" calcext:value-type="float">
            <text:p>5.80991291389212</text:p>
          </table:table-cell>
          <table:table-cell office:value-type="float" office:value="4.44551697046005" calcext:value-type="float">
            <text:p>4.44551697046005</text:p>
          </table:table-cell>
          <table:table-cell office:value-type="float" office:value="3.39419076641463" calcext:value-type="float">
            <text:p>3.39419076641463</text:p>
          </table:table-cell>
          <table:table-cell office:value-type="float" office:value="2.83722005433588" calcext:value-type="float">
            <text:p>2.83722005433588</text:p>
          </table:table-cell>
          <table:table-cell office:value-type="float" office:value="2.34479266201926" calcext:value-type="float">
            <text:p>2.34479266201926</text:p>
          </table:table-cell>
          <table:table-cell office:value-type="float" office:value="1.93518558720328" calcext:value-type="float">
            <text:p>1.93518558720328</text:p>
          </table:table-cell>
          <table:table-cell office:value-type="float" office:value="1.68018205607092" calcext:value-type="float">
            <text:p>1.68018205607092</text:p>
          </table:table-cell>
          <table:table-cell office:value-type="float" office:value="1.49715305426925" calcext:value-type="float">
            <text:p>1.49715305426925</text:p>
          </table:table-cell>
          <table:table-cell office:value-type="float" office:value="1.33855499247275" calcext:value-type="float">
            <text:p>1.33855499247275</text:p>
          </table:table-cell>
          <table:table-cell office:value-type="float" office:value="1.18246938171417" calcext:value-type="float">
            <text:p>1.18246938171417</text:p>
          </table:table-cell>
          <table:table-cell office:value-type="float" office:value="0.991140371565599" calcext:value-type="float">
            <text:p>0.991140371565599</text:p>
          </table:table-cell>
          <table:table-cell office:value-type="float" office:value="0.954769492348839" calcext:value-type="float">
            <text:p>0.954769492348839</text:p>
          </table:table-cell>
          <table:table-cell office:value-type="float" office:value="0.865438869408132" calcext:value-type="float">
            <text:p>0.865438869408132</text:p>
          </table:table-cell>
          <table:table-cell office:value-type="float" office:value="0.802622189522385" calcext:value-type="float">
            <text:p>0.802622189522385</text:p>
          </table:table-cell>
          <table:table-cell office:value-type="float" office:value="0.727221182112226" calcext:value-type="float">
            <text:p>0.727221182112226</text:p>
          </table:table-cell>
          <table:table-cell office:value-type="float" office:value="0.751457203820014" calcext:value-type="float">
            <text:p>0.751457203820014</text:p>
          </table:table-cell>
          <table:table-cell office:value-type="float" office:value="0.591049717916773" calcext:value-type="float">
            <text:p>0.591049717916773</text:p>
          </table:table-cell>
          <table:table-cell office:value-type="float" office:value="0.608994617785175" calcext:value-type="float">
            <text:p>0.608994617785175</text:p>
          </table:table-cell>
          <table:table-cell office:value-type="float" office:value="0.537247283799641" calcext:value-type="float">
            <text:p>0.537247283799641</text:p>
          </table:table-cell>
          <table:table-cell office:value-type="float" office:value="0.538130628978744" calcext:value-type="float">
            <text:p>0.538130628978744</text:p>
          </table:table-cell>
          <table:table-cell office:value-type="float" office:value="0.484178833450369" calcext:value-type="float">
            <text:p>0.484178833450369</text:p>
          </table:table-cell>
          <table:table-cell office:value-type="float" office:value="0.451929244734952" calcext:value-type="float">
            <text:p>0.451929244734952</text:p>
          </table:table-cell>
          <table:table-cell office:value-type="float" office:value="0.450364782764854" calcext:value-type="float">
            <text:p>0.450364782764854</text:p>
          </table:table-cell>
          <table:table-cell office:value-type="float" office:value="0.425770559338265" calcext:value-type="float">
            <text:p>0.425770559338265</text:p>
          </table:table-cell>
          <table:table-cell office:value-type="float" office:value="0.396767737601047" calcext:value-type="float">
            <text:p>0.396767737601047</text:p>
          </table:table-cell>
          <table:table-cell office:value-type="float" office:value="0.392424607368484" calcext:value-type="float">
            <text:p>0.392424607368484</text:p>
          </table:table-cell>
          <table:table-cell office:value-type="float" office:value="0.351141575070592" calcext:value-type="float">
            <text:p>0.351141575070592</text:p>
          </table:table-cell>
          <table:table-cell office:value-type="float" office:value="0.352988397581477" calcext:value-type="float">
            <text:p>0.352988397581477</text:p>
          </table:table-cell>
          <table:table-cell office:value-type="float" office:value="0.354387739675355" calcext:value-type="float">
            <text:p>0.354387739675355</text:p>
          </table:table-cell>
          <table:table-cell office:value-type="float" office:value="0.336980569568939" calcext:value-type="float">
            <text:p>0.336980569568939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hingeembedding</text:p>
          </table:table-cell>
          <table:table-cell office:value-type="float" office:value="70.9741845787515" calcext:value-type="float">
            <text:p>70.9741845787515</text:p>
          </table:table-cell>
          <table:table-cell office:value-type="float" office:value="28.9829390881064" calcext:value-type="float">
            <text:p>28.9829390881064</text:p>
          </table:table-cell>
          <table:table-cell office:value-type="float" office:value="20.3573487356368" calcext:value-type="float">
            <text:p>20.3573487356368</text:p>
          </table:table-cell>
          <table:table-cell office:value-type="float" office:value="18.9046475309541" calcext:value-type="float">
            <text:p>18.9046475309541</text:p>
          </table:table-cell>
          <table:table-cell office:value-type="float" office:value="18.4339823898143" calcext:value-type="float">
            <text:p>18.4339823898143</text:p>
          </table:table-cell>
          <table:table-cell office:value-type="float" office:value="18.2934900193933" calcext:value-type="float">
            <text:p>18.2934900193933</text:p>
          </table:table-cell>
          <table:table-cell office:value-type="float" office:value="18.2408926897106" calcext:value-type="float">
            <text:p>18.2408926897106</text:p>
          </table:table-cell>
          <table:table-cell office:value-type="float" office:value="18.2274429803212" calcext:value-type="float">
            <text:p>18.2274429803212</text:p>
          </table:table-cell>
          <table:table-cell table:number-columns-repeated="27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l1</text:p>
          </table:table-cell>
          <table:table-cell office:value-type="float" office:value="235.921636641602" calcext:value-type="float">
            <text:p>235.921636641602</text:p>
          </table:table-cell>
          <table:table-cell office:value-type="float" office:value="128.428814013595" calcext:value-type="float">
            <text:p>128.428814013595</text:p>
          </table:table-cell>
          <table:table-cell office:value-type="float" office:value="73.5317139217998" calcext:value-type="float">
            <text:p>73.5317139217998</text:p>
          </table:table-cell>
          <table:table-cell office:value-type="float" office:value="43.3268729883259" calcext:value-type="float">
            <text:p>43.3268729883259</text:p>
          </table:table-cell>
          <table:table-cell office:value-type="float" office:value="27.1306115174618" calcext:value-type="float">
            <text:p>27.1306115174618</text:p>
          </table:table-cell>
          <table:table-cell office:value-type="float" office:value="18.3527431755005" calcext:value-type="float">
            <text:p>18.3527431755005</text:p>
          </table:table-cell>
          <table:table-cell office:value-type="float" office:value="13.4430386299568" calcext:value-type="float">
            <text:p>13.4430386299568</text:p>
          </table:table-cell>
          <table:table-cell office:value-type="float" office:value="10.4587853257022" calcext:value-type="float">
            <text:p>10.4587853257022</text:p>
          </table:table-cell>
          <table:table-cell office:value-type="float" office:value="8.43846971889586" calcext:value-type="float">
            <text:p>8.43846971889586</text:p>
          </table:table-cell>
          <table:table-cell office:value-type="float" office:value="7.00759818506635" calcext:value-type="float">
            <text:p>7.00759818506635</text:p>
          </table:table-cell>
          <table:table-cell office:value-type="float" office:value="5.97660665309886" calcext:value-type="float">
            <text:p>5.97660665309886</text:p>
          </table:table-cell>
          <table:table-cell office:value-type="float" office:value="5.26332193578986" calcext:value-type="float">
            <text:p>5.26332193578986</text:p>
          </table:table-cell>
          <table:table-cell office:value-type="float" office:value="4.74896314496984" calcext:value-type="float">
            <text:p>4.74896314496984</text:p>
          </table:table-cell>
          <table:table-cell office:value-type="float" office:value="4.36980168936985" calcext:value-type="float">
            <text:p>4.36980168936985</text:p>
          </table:table-cell>
          <table:table-cell office:value-type="float" office:value="4.0830988187049" calcext:value-type="float">
            <text:p>4.0830988187049</text:p>
          </table:table-cell>
          <table:table-cell office:value-type="float" office:value="3.85660198541495" calcext:value-type="float">
            <text:p>3.85660198541495</text:p>
          </table:table-cell>
          <table:table-cell office:value-type="float" office:value="3.68297067235102" calcext:value-type="float">
            <text:p>3.68297067235102</text:p>
          </table:table-cell>
          <table:table-cell office:value-type="float" office:value="3.54469547448329" calcext:value-type="float">
            <text:p>3.54469547448329</text:p>
          </table:table-cell>
          <table:table-cell office:value-type="float" office:value="3.43254839450752" calcext:value-type="float">
            <text:p>3.43254839450752</text:p>
          </table:table-cell>
          <table:table-cell office:value-type="float" office:value="3.34247185968499" calcext:value-type="float">
            <text:p>3.34247185968499</text:p>
          </table:table-cell>
          <table:table-cell office:value-type="float" office:value="3.26079019906712" calcext:value-type="float">
            <text:p>3.26079019906712</text:p>
          </table:table-cell>
          <table:table-cell office:value-type="float" office:value="3.1985255805926" calcext:value-type="float">
            <text:p>3.1985255805926</text:p>
          </table:table-cell>
          <table:table-cell office:value-type="float" office:value="3.14054560828545" calcext:value-type="float">
            <text:p>3.14054560828545</text:p>
          </table:table-cell>
          <table:table-cell office:value-type="float" office:value="3.09209758119414" calcext:value-type="float">
            <text:p>3.09209758119414</text:p>
          </table:table-cell>
          <table:table-cell office:value-type="float" office:value="3.05396759767125" calcext:value-type="float">
            <text:p>3.05396759767125</text:p>
          </table:table-cell>
          <table:table-cell office:value-type="float" office:value="3.00804105049548" calcext:value-type="float">
            <text:p>3.00804105049548</text:p>
          </table:table-cell>
          <table:table-cell office:value-type="float" office:value="2.97945968929844" calcext:value-type="float">
            <text:p>2.97945968929844</text:p>
          </table:table-cell>
          <table:table-cell office:value-type="float" office:value="2.94640207476096" calcext:value-type="float">
            <text:p>2.94640207476096</text:p>
          </table:table-cell>
          <table:table-cell office:value-type="float" office:value="2.92039076699584" calcext:value-type="float">
            <text:p>2.92039076699584</text:p>
          </table:table-cell>
          <table:table-cell office:value-type="float" office:value="2.89481704269491" calcext:value-type="float">
            <text:p>2.89481704269491</text:p>
          </table:table-cell>
          <table:table-cell office:value-type="float" office:value="2.87425219193111" calcext:value-type="float">
            <text:p>2.87425219193111</text:p>
          </table:table-cell>
          <table:table-cell office:value-type="float" office:value="2.84605707892647" calcext:value-type="float">
            <text:p>2.84605707892647</text:p>
          </table:table-cell>
          <table:table-cell office:value-type="float" office:value="2.82904934352352" calcext:value-type="float">
            <text:p>2.82904934352352</text:p>
          </table:table-cell>
          <table:table-cell office:value-type="float" office:value="2.80399934827501" calcext:value-type="float">
            <text:p>2.80399934827501</text:p>
          </table:table-cell>
          <table:table-cell office:value-type="float" office:value="2.79169862264064" calcext:value-type="float">
            <text:p>2.79169862264064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mse</text:p>
          </table:table-cell>
          <table:table-cell office:value-type="float" office:value="73.5848692018277" calcext:value-type="float">
            <text:p>73.5848692018277</text:p>
          </table:table-cell>
          <table:table-cell office:value-type="float" office:value="3.21146562494987" calcext:value-type="float">
            <text:p>3.21146562494987</text:p>
          </table:table-cell>
          <table:table-cell office:value-type="float" office:value="2.73732936217274" calcext:value-type="float">
            <text:p>2.73732936217274</text:p>
          </table:table-cell>
          <table:table-cell office:value-type="float" office:value="2.43933099168506" calcext:value-type="float">
            <text:p>2.43933099168506</text:p>
          </table:table-cell>
          <table:table-cell office:value-type="float" office:value="2.21687113564425" calcext:value-type="float">
            <text:p>2.21687113564425</text:p>
          </table:table-cell>
          <table:table-cell office:value-type="float" office:value="2.03788461789339" calcext:value-type="float">
            <text:p>2.03788461789339</text:p>
          </table:table-cell>
          <table:table-cell office:value-type="float" office:value="1.88795372116144" calcext:value-type="float">
            <text:p>1.88795372116144</text:p>
          </table:table-cell>
          <table:table-cell office:value-type="float" office:value="1.75877046258774" calcext:value-type="float">
            <text:p>1.75877046258774</text:p>
          </table:table-cell>
          <table:table-cell office:value-type="float" office:value="1.64535614634024" calcext:value-type="float">
            <text:p>1.64535614634024</text:p>
          </table:table-cell>
          <table:table-cell office:value-type="float" office:value="1.54485211526262" calcext:value-type="float">
            <text:p>1.54485211526262</text:p>
          </table:table-cell>
          <table:table-cell office:value-type="float" office:value="1.45572864639576" calcext:value-type="float">
            <text:p>1.45572864639576</text:p>
          </table:table-cell>
          <table:table-cell office:value-type="float" office:value="1.37693665799079" calcext:value-type="float">
            <text:p>1.37693665799079</text:p>
          </table:table-cell>
          <table:table-cell office:value-type="float" office:value="1.30716612431142" calcext:value-type="float">
            <text:p>1.30716612431142</text:p>
          </table:table-cell>
          <table:table-cell office:value-type="float" office:value="1.24488448564871" calcext:value-type="float">
            <text:p>1.24488448564871</text:p>
          </table:table-cell>
          <table:table-cell office:value-type="float" office:value="1.18877146011229" calcext:value-type="float">
            <text:p>1.18877146011229</text:p>
          </table:table-cell>
          <table:table-cell office:value-type="float" office:value="1.137858952902" calcext:value-type="float">
            <text:p>1.137858952902</text:p>
          </table:table-cell>
          <table:table-cell office:value-type="float" office:value="1.09144054450305" calcext:value-type="float">
            <text:p>1.09144054450305</text:p>
          </table:table-cell>
          <table:table-cell office:value-type="float" office:value="1.04897072179081" calcext:value-type="float">
            <text:p>1.04897072179081</text:p>
          </table:table-cell>
          <table:table-cell office:value-type="float" office:value="1.01000447725206" calcext:value-type="float">
            <text:p>1.01000447725206</text:p>
          </table:table-cell>
          <table:table-cell office:value-type="float" office:value="0.974166599361935" calcext:value-type="float">
            <text:p>0.974166599361935</text:p>
          </table:table-cell>
          <table:table-cell office:value-type="float" office:value="0.94113491303872" calcext:value-type="float">
            <text:p>0.94113491303872</text:p>
          </table:table-cell>
          <table:table-cell office:value-type="float" office:value="0.910630238121813" calcext:value-type="float">
            <text:p>0.910630238121813</text:p>
          </table:table-cell>
          <table:table-cell office:value-type="float" office:value="0.882409140608992" calcext:value-type="float">
            <text:p>0.882409140608992</text:p>
          </table:table-cell>
          <table:table-cell office:value-type="float" office:value="0.856258122285429" calcext:value-type="float">
            <text:p>0.856258122285429</text:p>
          </table:table-cell>
          <table:table-cell office:value-type="float" office:value="0.831988851902343" calcext:value-type="float">
            <text:p>0.831988851902343</text:p>
          </table:table-cell>
          <table:table-cell office:value-type="float" office:value="0.80943461860078" calcext:value-type="float">
            <text:p>0.80943461860078</text:p>
          </table:table-cell>
          <table:table-cell office:value-type="float" office:value="0.788447044634909" calcext:value-type="float">
            <text:p>0.788447044634909</text:p>
          </table:table-cell>
          <table:table-cell office:value-type="float" office:value="0.768893746929242" calcext:value-type="float">
            <text:p>0.768893746929242</text:p>
          </table:table-cell>
          <table:table-cell office:value-type="float" office:value="0.75065623568424" calcext:value-type="float">
            <text:p>0.75065623568424</text:p>
          </table:table-cell>
          <table:table-cell office:value-type="float" office:value="0.733628073136068" calcext:value-type="float">
            <text:p>0.733628073136068</text:p>
          </table:table-cell>
          <table:table-cell office:value-type="float" office:value="0.717713614253325" calcext:value-type="float">
            <text:p>0.717713614253325</text:p>
          </table:table-cell>
          <table:table-cell office:value-type="float" office:value="0.702826491863201" calcext:value-type="float">
            <text:p>0.702826491863201</text:p>
          </table:table-cell>
          <table:table-cell office:value-type="float" office:value="0.688888651073025" calcext:value-type="float">
            <text:p>0.688888651073025</text:p>
          </table:table-cell>
          <table:table-cell office:value-type="float" office:value="0.675829346401471" calcext:value-type="float">
            <text:p>0.675829346401471</text:p>
          </table:table-cell>
          <table:table-cell office:value-type="float" office:value="0.663584084328261" calcext:value-type="float">
            <text:p>0.663584084328261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softmargin</text:p>
          </table:table-cell>
          <table:table-cell table:number-columns-repeated="35" office:value-type="float" office:value="13.4921103715897" calcext:value-type="float">
            <text:p>13.4921103715897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hingeembedding</text:p>
          </table:table-cell>
          <table:table-cell table:number-columns-repeated="3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softmargin</text:p>
          </table:table-cell>
          <table:table-cell office:value-type="float" office:value="12.6220281650159" calcext:value-type="float">
            <text:p>12.6220281650159</text:p>
          </table:table-cell>
          <table:table-cell office:value-type="float" office:value="12.6220253925315" calcext:value-type="float">
            <text:p>12.6220253925315</text:p>
          </table:table-cell>
          <table:table-cell office:value-type="float" office:value="12.6220226468053" calcext:value-type="float">
            <text:p>12.6220226468053</text:p>
          </table:table-cell>
          <table:table-cell office:value-type="float" office:value="12.6220199297351" calcext:value-type="float">
            <text:p>12.6220199297351</text:p>
          </table:table-cell>
          <table:table-cell office:value-type="float" office:value="12.6220172291775" calcext:value-type="float">
            <text:p>12.6220172291775</text:p>
          </table:table-cell>
          <table:table-cell office:value-type="float" office:value="12.6220145725592" calcext:value-type="float">
            <text:p>12.6220145725592</text:p>
          </table:table-cell>
          <table:table-cell office:value-type="float" office:value="12.6220119139214" calcext:value-type="float">
            <text:p>12.6220119139214</text:p>
          </table:table-cell>
          <table:table-cell office:value-type="float" office:value="12.6220092712751" calcext:value-type="float">
            <text:p>12.6220092712751</text:p>
          </table:table-cell>
          <table:table-cell office:value-type="float" office:value="12.6220066694979" calcext:value-type="float">
            <text:p>12.6220066694979</text:p>
          </table:table-cell>
          <table:table-cell office:value-type="float" office:value="12.6220040819408" calcext:value-type="float">
            <text:p>12.6220040819408</text:p>
          </table:table-cell>
          <table:table-cell office:value-type="float" office:value="12.6220015316366" calcext:value-type="float">
            <text:p>12.6220015316366</text:p>
          </table:table-cell>
          <table:table-cell office:value-type="float" office:value="12.6219990028244" calcext:value-type="float">
            <text:p>12.6219990028244</text:p>
          </table:table-cell>
          <table:table-cell office:value-type="float" office:value="12.6219964685936" calcext:value-type="float">
            <text:p>12.6219964685936</text:p>
          </table:table-cell>
          <table:table-cell office:value-type="float" office:value="12.6219939642471" calcext:value-type="float">
            <text:p>12.6219939642471</text:p>
          </table:table-cell>
          <table:table-cell office:value-type="float" office:value="12.6219914807115" calcext:value-type="float">
            <text:p>12.6219914807115</text:p>
          </table:table-cell>
          <table:table-cell office:value-type="float" office:value="12.6219890221068" calcext:value-type="float">
            <text:p>12.6219890221068</text:p>
          </table:table-cell>
          <table:table-cell office:value-type="float" office:value="12.6219865656035" calcext:value-type="float">
            <text:p>12.6219865656035</text:p>
          </table:table-cell>
          <table:table-cell office:value-type="float" office:value="12.6219841509641" calcext:value-type="float">
            <text:p>12.6219841509641</text:p>
          </table:table-cell>
          <table:table-cell office:value-type="float" office:value="12.621981745373" calcext:value-type="float">
            <text:p>12.621981745373</text:p>
          </table:table-cell>
          <table:table-cell office:value-type="float" office:value="12.6219793671008" calcext:value-type="float">
            <text:p>12.6219793671008</text:p>
          </table:table-cell>
          <table:table-cell office:value-type="float" office:value="12.6219770073732" calcext:value-type="float">
            <text:p>12.6219770073732</text:p>
          </table:table-cell>
          <table:table-cell office:value-type="float" office:value="12.6219746559422" calcext:value-type="float">
            <text:p>12.6219746559422</text:p>
          </table:table-cell>
          <table:table-cell office:value-type="float" office:value="12.6219723213227" calcext:value-type="float">
            <text:p>12.6219723213227</text:p>
          </table:table-cell>
          <table:table-cell office:value-type="float" office:value="12.6219700049737" calcext:value-type="float">
            <text:p>12.6219700049737</text:p>
          </table:table-cell>
          <table:table-cell office:value-type="float" office:value="12.6219677143891" calcext:value-type="float">
            <text:p>12.6219677143891</text:p>
          </table:table-cell>
          <table:table-cell office:value-type="float" office:value="12.6219654441639" calcext:value-type="float">
            <text:p>12.6219654441639</text:p>
          </table:table-cell>
          <table:table-cell office:value-type="float" office:value="12.6219631808026" calcext:value-type="float">
            <text:p>12.6219631808026</text:p>
          </table:table-cell>
          <table:table-cell office:value-type="float" office:value="12.6219609440095" calcext:value-type="float">
            <text:p>12.6219609440095</text:p>
          </table:table-cell>
          <table:table-cell office:value-type="float" office:value="12.6219587263068" calcext:value-type="float">
            <text:p>12.6219587263068</text:p>
          </table:table-cell>
          <table:table-cell office:value-type="float" office:value="12.6219565034461" calcext:value-type="float">
            <text:p>12.6219565034461</text:p>
          </table:table-cell>
          <table:table-cell office:value-type="float" office:value="12.6219543274994" calcext:value-type="float">
            <text:p>12.6219543274994</text:p>
          </table:table-cell>
          <table:table-cell office:value-type="float" office:value="12.6219521426694" calcext:value-type="float">
            <text:p>12.6219521426694</text:p>
          </table:table-cell>
          <table:table-cell office:value-type="float" office:value="12.6219499888959" calcext:value-type="float">
            <text:p>12.6219499888959</text:p>
          </table:table-cell>
          <table:table-cell office:value-type="float" office:value="12.6219478302247" calcext:value-type="float">
            <text:p>12.6219478302247</text:p>
          </table:table-cell>
          <table:table-cell office:value-type="float" office:value="12.6219456966891" calcext:value-type="float">
            <text:p>12.621945696689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mse</text:p>
          </table:table-cell>
          <table:table-cell office:value-type="float" office:value="154.607816468872" calcext:value-type="float">
            <text:p>154.607816468872</text:p>
          </table:table-cell>
          <table:table-cell office:value-type="float" office:value="2.37746730883733" calcext:value-type="float">
            <text:p>2.37746730883733</text:p>
          </table:table-cell>
          <table:table-cell office:value-type="float" office:value="2.11264159514472" calcext:value-type="float">
            <text:p>2.11264159514472</text:p>
          </table:table-cell>
          <table:table-cell office:value-type="float" office:value="1.95839094347162" calcext:value-type="float">
            <text:p>1.95839094347162</text:p>
          </table:table-cell>
          <table:table-cell office:value-type="float" office:value="1.84523242201613" calcext:value-type="float">
            <text:p>1.84523242201613</text:p>
          </table:table-cell>
          <table:table-cell office:value-type="float" office:value="1.76205169482485" calcext:value-type="float">
            <text:p>1.76205169482485</text:p>
          </table:table-cell>
          <table:table-cell office:value-type="float" office:value="1.69590936736411" calcext:value-type="float">
            <text:p>1.69590936736411</text:p>
          </table:table-cell>
          <table:table-cell office:value-type="float" office:value="1.64067209014098" calcext:value-type="float">
            <text:p>1.64067209014098</text:p>
          </table:table-cell>
          <table:table-cell office:value-type="float" office:value="1.59411436091088" calcext:value-type="float">
            <text:p>1.59411436091088</text:p>
          </table:table-cell>
          <table:table-cell office:value-type="float" office:value="1.55286236099016" calcext:value-type="float">
            <text:p>1.55286236099016</text:p>
          </table:table-cell>
          <table:table-cell office:value-type="float" office:value="1.51643331927664" calcext:value-type="float">
            <text:p>1.51643331927664</text:p>
          </table:table-cell>
          <table:table-cell office:value-type="float" office:value="1.48267844906972" calcext:value-type="float">
            <text:p>1.48267844906972</text:p>
          </table:table-cell>
          <table:table-cell office:value-type="float" office:value="1.45189025033194" calcext:value-type="float">
            <text:p>1.45189025033194</text:p>
          </table:table-cell>
          <table:table-cell office:value-type="float" office:value="1.42355937049541" calcext:value-type="float">
            <text:p>1.42355937049541</text:p>
          </table:table-cell>
          <table:table-cell office:value-type="float" office:value="1.3970669172739" calcext:value-type="float">
            <text:p>1.3970669172739</text:p>
          </table:table-cell>
          <table:table-cell office:value-type="float" office:value="1.37244046554374" calcext:value-type="float">
            <text:p>1.37244046554374</text:p>
          </table:table-cell>
          <table:table-cell office:value-type="float" office:value="1.3493631486071" calcext:value-type="float">
            <text:p>1.3493631486071</text:p>
          </table:table-cell>
          <table:table-cell office:value-type="float" office:value="1.32785631071182" calcext:value-type="float">
            <text:p>1.32785631071182</text:p>
          </table:table-cell>
          <table:table-cell office:value-type="float" office:value="1.30728685206096" calcext:value-type="float">
            <text:p>1.30728685206096</text:p>
          </table:table-cell>
          <table:table-cell office:value-type="float" office:value="1.28781850005378" calcext:value-type="float">
            <text:p>1.28781850005378</text:p>
          </table:table-cell>
          <table:table-cell office:value-type="float" office:value="1.26942781823015" calcext:value-type="float">
            <text:p>1.26942781823015</text:p>
          </table:table-cell>
          <table:table-cell office:value-type="float" office:value="1.25186198816839" calcext:value-type="float">
            <text:p>1.25186198816839</text:p>
          </table:table-cell>
          <table:table-cell office:value-type="float" office:value="1.23498609907542" calcext:value-type="float">
            <text:p>1.23498609907542</text:p>
          </table:table-cell>
          <table:table-cell office:value-type="float" office:value="1.21859314113364" calcext:value-type="float">
            <text:p>1.21859314113364</text:p>
          </table:table-cell>
          <table:table-cell office:value-type="float" office:value="1.20286403131375" calcext:value-type="float">
            <text:p>1.20286403131375</text:p>
          </table:table-cell>
          <table:table-cell office:value-type="float" office:value="1.18812826696506" calcext:value-type="float">
            <text:p>1.18812826696506</text:p>
          </table:table-cell>
          <table:table-cell office:value-type="float" office:value="1.17378482052094" calcext:value-type="float">
            <text:p>1.17378482052094</text:p>
          </table:table-cell>
          <table:table-cell office:value-type="float" office:value="1.16037048227958" calcext:value-type="float">
            <text:p>1.16037048227958</text:p>
          </table:table-cell>
          <table:table-cell office:value-type="float" office:value="1.1474153077677" calcext:value-type="float">
            <text:p>1.1474153077677</text:p>
          </table:table-cell>
          <table:table-cell office:value-type="float" office:value="1.13505539604198" calcext:value-type="float">
            <text:p>1.13505539604198</text:p>
          </table:table-cell>
          <table:table-cell office:value-type="float" office:value="1.123399663171" calcext:value-type="float">
            <text:p>1.123399663171</text:p>
          </table:table-cell>
          <table:table-cell office:value-type="float" office:value="1.112237073152" calcext:value-type="float">
            <text:p>1.112237073152</text:p>
          </table:table-cell>
          <table:table-cell office:value-type="float" office:value="1.10144853849787" calcext:value-type="float">
            <text:p>1.10144853849787</text:p>
          </table:table-cell>
          <table:table-cell office:value-type="float" office:value="1.09138706062652" calcext:value-type="float">
            <text:p>1.09138706062652</text:p>
          </table:table-cell>
          <table:table-cell office:value-type="float" office:value="1.08151738375362" calcext:value-type="float">
            <text:p>1.0815173837536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crossentropy</text:p>
          </table:table-cell>
          <table:table-cell office:value-type="float" office:value="43.0880261662887" calcext:value-type="float">
            <text:p>43.0880261662887</text:p>
          </table:table-cell>
          <table:table-cell office:value-type="float" office:value="27.8049685601742" calcext:value-type="float">
            <text:p>27.8049685601742</text:p>
          </table:table-cell>
          <table:table-cell office:value-type="float" office:value="19.7068827322334" calcext:value-type="float">
            <text:p>19.7068827322334</text:p>
          </table:table-cell>
          <table:table-cell office:value-type="float" office:value="14.1001759695453" calcext:value-type="float">
            <text:p>14.1001759695453</text:p>
          </table:table-cell>
          <table:table-cell office:value-type="float" office:value="10.1430083501849" calcext:value-type="float">
            <text:p>10.1430083501849</text:p>
          </table:table-cell>
          <table:table-cell office:value-type="float" office:value="7.39987853940237" calcext:value-type="float">
            <text:p>7.39987853940237</text:p>
          </table:table-cell>
          <table:table-cell office:value-type="float" office:value="5.50184085890581" calcext:value-type="float">
            <text:p>5.50184085890581</text:p>
          </table:table-cell>
          <table:table-cell office:value-type="float" office:value="4.20421625357925" calcext:value-type="float">
            <text:p>4.20421625357925</text:p>
          </table:table-cell>
          <table:table-cell office:value-type="float" office:value="3.29355281237509" calcext:value-type="float">
            <text:p>3.29355281237509</text:p>
          </table:table-cell>
          <table:table-cell office:value-type="float" office:value="2.66287906592986" calcext:value-type="float">
            <text:p>2.66287906592986</text:p>
          </table:table-cell>
          <table:table-cell office:value-type="float" office:value="2.19970631274015" calcext:value-type="float">
            <text:p>2.19970631274015</text:p>
          </table:table-cell>
          <table:table-cell office:value-type="float" office:value="1.85943642366211" calcext:value-type="float">
            <text:p>1.85943642366211</text:p>
          </table:table-cell>
          <table:table-cell office:value-type="float" office:value="1.60026627602921" calcext:value-type="float">
            <text:p>1.60026627602921</text:p>
          </table:table-cell>
          <table:table-cell office:value-type="float" office:value="1.39885629361713" calcext:value-type="float">
            <text:p>1.39885629361713</text:p>
          </table:table-cell>
          <table:table-cell office:value-type="float" office:value="1.23799161403586" calcext:value-type="float">
            <text:p>1.23799161403586</text:p>
          </table:table-cell>
          <table:table-cell office:value-type="float" office:value="1.10816814527673" calcext:value-type="float">
            <text:p>1.10816814527673</text:p>
          </table:table-cell>
          <table:table-cell office:value-type="float" office:value="0.999840940166598" calcext:value-type="float">
            <text:p>0.999840940166598</text:p>
          </table:table-cell>
          <table:table-cell office:value-type="float" office:value="0.910412673804994" calcext:value-type="float">
            <text:p>0.910412673804994</text:p>
          </table:table-cell>
          <table:table-cell office:value-type="float" office:value="0.833984005481837" calcext:value-type="float">
            <text:p>0.833984005481837</text:p>
          </table:table-cell>
          <table:table-cell office:value-type="float" office:value="0.768489634537089" calcext:value-type="float">
            <text:p>0.768489634537089</text:p>
          </table:table-cell>
          <table:table-cell office:value-type="float" office:value="0.711857419506047" calcext:value-type="float">
            <text:p>0.711857419506047</text:p>
          </table:table-cell>
          <table:table-cell office:value-type="float" office:value="0.662461293515771" calcext:value-type="float">
            <text:p>0.662461293515771</text:p>
          </table:table-cell>
          <table:table-cell office:value-type="float" office:value="0.618943237313493" calcext:value-type="float">
            <text:p>0.618943237313493</text:p>
          </table:table-cell>
          <table:table-cell office:value-type="float" office:value="0.580242053143365" calcext:value-type="float">
            <text:p>0.580242053143365</text:p>
          </table:table-cell>
          <table:table-cell office:value-type="float" office:value="0.545964367907129" calcext:value-type="float">
            <text:p>0.545964367907129</text:p>
          </table:table-cell>
          <table:table-cell office:value-type="float" office:value="0.515014820035867" calcext:value-type="float">
            <text:p>0.515014820035867</text:p>
          </table:table-cell>
          <table:table-cell office:value-type="float" office:value="0.487234264746535" calcext:value-type="float">
            <text:p>0.487234264746535</text:p>
          </table:table-cell>
          <table:table-cell office:value-type="float" office:value="0.462093465888442" calcext:value-type="float">
            <text:p>0.462093465888442</text:p>
          </table:table-cell>
          <table:table-cell office:value-type="float" office:value="0.439247336522134" calcext:value-type="float">
            <text:p>0.439247336522134</text:p>
          </table:table-cell>
          <table:table-cell office:value-type="float" office:value="0.418353156115993" calcext:value-type="float">
            <text:p>0.418353156115993</text:p>
          </table:table-cell>
          <table:table-cell office:value-type="float" office:value="0.39926430051192" calcext:value-type="float">
            <text:p>0.39926430051192</text:p>
          </table:table-cell>
          <table:table-cell office:value-type="float" office:value="0.381710914075096" calcext:value-type="float">
            <text:p>0.381710914075096</text:p>
          </table:table-cell>
          <table:table-cell office:value-type="float" office:value="0.365527480500159" calcext:value-type="float">
            <text:p>0.365527480500159</text:p>
          </table:table-cell>
          <table:table-cell office:value-type="float" office:value="0.350479339764172" calcext:value-type="float">
            <text:p>0.350479339764172</text:p>
          </table:table-cell>
          <table:table-cell office:value-type="float" office:value="0.336652043569707" calcext:value-type="float">
            <text:p>0.336652043569707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moothl1</text:p>
          </table:table-cell>
          <table:table-cell office:value-type="float" office:value="9.09813084155785" calcext:value-type="float">
            <text:p>9.09813084155785</text:p>
          </table:table-cell>
          <table:table-cell office:value-type="float" office:value="9.09812417142628" calcext:value-type="float">
            <text:p>9.09812417142628</text:p>
          </table:table-cell>
          <table:table-cell office:value-type="float" office:value="9.09811738711152" calcext:value-type="float">
            <text:p>9.09811738711152</text:p>
          </table:table-cell>
          <table:table-cell office:value-type="float" office:value="9.09811049882442" calcext:value-type="float">
            <text:p>9.09811049882442</text:p>
          </table:table-cell>
          <table:table-cell office:value-type="float" office:value="9.09810349899437" calcext:value-type="float">
            <text:p>9.09810349899437</text:p>
          </table:table-cell>
          <table:table-cell office:value-type="float" office:value="9.09809656185985" calcext:value-type="float">
            <text:p>9.09809656185985</text:p>
          </table:table-cell>
          <table:table-cell office:value-type="float" office:value="9.09808946064827" calcext:value-type="float">
            <text:p>9.09808946064827</text:p>
          </table:table-cell>
          <table:table-cell office:value-type="float" office:value="9.09808227271449" calcext:value-type="float">
            <text:p>9.09808227271449</text:p>
          </table:table-cell>
          <table:table-cell office:value-type="float" office:value="9.0980749427669" calcext:value-type="float">
            <text:p>9.0980749427669</text:p>
          </table:table-cell>
          <table:table-cell office:value-type="float" office:value="9.09806751186781" calcext:value-type="float">
            <text:p>9.09806751186781</text:p>
          </table:table-cell>
          <table:table-cell office:value-type="float" office:value="9.0980601118842" calcext:value-type="float">
            <text:p>9.0980601118842</text:p>
          </table:table-cell>
          <table:table-cell office:value-type="float" office:value="9.09805256078613" calcext:value-type="float">
            <text:p>9.09805256078613</text:p>
          </table:table-cell>
          <table:table-cell office:value-type="float" office:value="9.09804492294728" calcext:value-type="float">
            <text:p>9.09804492294728</text:p>
          </table:table-cell>
          <table:table-cell office:value-type="float" office:value="9.09803713914115" calcext:value-type="float">
            <text:p>9.09803713914115</text:p>
          </table:table-cell>
          <table:table-cell office:value-type="float" office:value="9.09802930843724" calcext:value-type="float">
            <text:p>9.09802930843724</text:p>
          </table:table-cell>
          <table:table-cell office:value-type="float" office:value="9.09802136259066" calcext:value-type="float">
            <text:p>9.09802136259066</text:p>
          </table:table-cell>
          <table:table-cell office:value-type="float" office:value="9.09801331038495" calcext:value-type="float">
            <text:p>9.09801331038495</text:p>
          </table:table-cell>
          <table:table-cell office:value-type="float" office:value="9.09800516530371" calcext:value-type="float">
            <text:p>9.09800516530371</text:p>
          </table:table-cell>
          <table:table-cell office:value-type="float" office:value="9.09799686771657" calcext:value-type="float">
            <text:p>9.09799686771657</text:p>
          </table:table-cell>
          <table:table-cell office:value-type="float" office:value="9.09798854378933" calcext:value-type="float">
            <text:p>9.09798854378933</text:p>
          </table:table-cell>
          <table:table-cell office:value-type="float" office:value="9.097980032409" calcext:value-type="float">
            <text:p>9.097980032409</text:p>
          </table:table-cell>
          <table:table-cell office:value-type="float" office:value="9.09797146448693" calcext:value-type="float">
            <text:p>9.09797146448693</text:p>
          </table:table-cell>
          <table:table-cell office:value-type="float" office:value="9.09796275229091" calcext:value-type="float">
            <text:p>9.09796275229091</text:p>
          </table:table-cell>
          <table:table-cell office:value-type="float" office:value="9.09795388176484" calcext:value-type="float">
            <text:p>9.09795388176484</text:p>
          </table:table-cell>
          <table:table-cell office:value-type="float" office:value="9.09794495560614" calcext:value-type="float">
            <text:p>9.09794495560614</text:p>
          </table:table-cell>
          <table:table-cell office:value-type="float" office:value="9.09793587084602" calcext:value-type="float">
            <text:p>9.09793587084602</text:p>
          </table:table-cell>
          <table:table-cell office:value-type="float" office:value="9.09792663266898" calcext:value-type="float">
            <text:p>9.09792663266898</text:p>
          </table:table-cell>
          <table:table-cell office:value-type="float" office:value="9.09791731536413" calcext:value-type="float">
            <text:p>9.09791731536413</text:p>
          </table:table-cell>
          <table:table-cell office:value-type="float" office:value="9.09790777694251" calcext:value-type="float">
            <text:p>9.09790777694251</text:p>
          </table:table-cell>
          <table:table-cell office:value-type="float" office:value="9.09789819251067" calcext:value-type="float">
            <text:p>9.09789819251067</text:p>
          </table:table-cell>
          <table:table-cell office:value-type="float" office:value="9.09788840198394" calcext:value-type="float">
            <text:p>9.09788840198394</text:p>
          </table:table-cell>
          <table:table-cell office:value-type="float" office:value="9.09787849253025" calcext:value-type="float">
            <text:p>9.09787849253025</text:p>
          </table:table-cell>
          <table:table-cell office:value-type="float" office:value="9.09786846642204" calcext:value-type="float">
            <text:p>9.09786846642204</text:p>
          </table:table-cell>
          <table:table-cell office:value-type="float" office:value="9.09785819983909" calcext:value-type="float">
            <text:p>9.09785819983909</text:p>
          </table:table-cell>
          <table:table-cell office:value-type="float" office:value="9.09784787359299" calcext:value-type="float">
            <text:p>9.09784787359299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crossentropy</text:p>
          </table:table-cell>
          <table:table-cell office:value-type="float" office:value="42.8605373055337" calcext:value-type="float">
            <text:p>42.8605373055337</text:p>
          </table:table-cell>
          <table:table-cell office:value-type="float" office:value="41.897469448894" calcext:value-type="float">
            <text:p>41.897469448894</text:p>
          </table:table-cell>
          <table:table-cell office:value-type="float" office:value="39.4148431328011" calcext:value-type="float">
            <text:p>39.4148431328011</text:p>
          </table:table-cell>
          <table:table-cell office:value-type="float" office:value="37.3826149138552" calcext:value-type="float">
            <text:p>37.3826149138552</text:p>
          </table:table-cell>
          <table:table-cell office:value-type="float" office:value="35.3056016878827" calcext:value-type="float">
            <text:p>35.3056016878827</text:p>
          </table:table-cell>
          <table:table-cell office:value-type="float" office:value="33.5761712847447" calcext:value-type="float">
            <text:p>33.5761712847447</text:p>
          </table:table-cell>
          <table:table-cell office:value-type="float" office:value="32.0674275316669" calcext:value-type="float">
            <text:p>32.0674275316669</text:p>
          </table:table-cell>
          <table:table-cell office:value-type="float" office:value="30.7546919448006" calcext:value-type="float">
            <text:p>30.7546919448006</text:p>
          </table:table-cell>
          <table:table-cell office:value-type="float" office:value="29.7535543071578" calcext:value-type="float">
            <text:p>29.7535543071578</text:p>
          </table:table-cell>
          <table:table-cell office:value-type="float" office:value="28.6937191229179" calcext:value-type="float">
            <text:p>28.6937191229179</text:p>
          </table:table-cell>
          <table:table-cell office:value-type="float" office:value="28.0814022630719" calcext:value-type="float">
            <text:p>28.0814022630719</text:p>
          </table:table-cell>
          <table:table-cell office:value-type="float" office:value="27.5521995316348" calcext:value-type="float">
            <text:p>27.5521995316348</text:p>
          </table:table-cell>
          <table:table-cell office:value-type="float" office:value="27.2239989094127" calcext:value-type="float">
            <text:p>27.2239989094127</text:p>
          </table:table-cell>
          <table:table-cell office:value-type="float" office:value="26.70525289631" calcext:value-type="float">
            <text:p>26.70525289631</text:p>
          </table:table-cell>
          <table:table-cell office:value-type="float" office:value="26.4549261055964" calcext:value-type="float">
            <text:p>26.4549261055964</text:p>
          </table:table-cell>
          <table:table-cell office:value-type="float" office:value="26.109510061823" calcext:value-type="float">
            <text:p>26.109510061823</text:p>
          </table:table-cell>
          <table:table-cell office:value-type="float" office:value="25.8351287587078" calcext:value-type="float">
            <text:p>25.8351287587078</text:p>
          </table:table-cell>
          <table:table-cell office:value-type="float" office:value="25.4857529662337" calcext:value-type="float">
            <text:p>25.4857529662337</text:p>
          </table:table-cell>
          <table:table-cell office:value-type="float" office:value="25.1768479165433" calcext:value-type="float">
            <text:p>25.1768479165433</text:p>
          </table:table-cell>
          <table:table-cell office:value-type="float" office:value="25.0310207221041" calcext:value-type="float">
            <text:p>25.0310207221041</text:p>
          </table:table-cell>
          <table:table-cell office:value-type="float" office:value="24.6959375495589" calcext:value-type="float">
            <text:p>24.6959375495589</text:p>
          </table:table-cell>
          <table:table-cell office:value-type="float" office:value="24.5557945722895" calcext:value-type="float">
            <text:p>24.5557945722895</text:p>
          </table:table-cell>
          <table:table-cell office:value-type="float" office:value="24.3660258036991" calcext:value-type="float">
            <text:p>24.3660258036991</text:p>
          </table:table-cell>
          <table:table-cell office:value-type="float" office:value="24.1899495286493" calcext:value-type="float">
            <text:p>24.1899495286493</text:p>
          </table:table-cell>
          <table:table-cell office:value-type="float" office:value="24.0123485145359" calcext:value-type="float">
            <text:p>24.0123485145359</text:p>
          </table:table-cell>
          <table:table-cell office:value-type="float" office:value="23.8434870421652" calcext:value-type="float">
            <text:p>23.8434870421652</text:p>
          </table:table-cell>
          <table:table-cell office:value-type="float" office:value="23.7264918497252" calcext:value-type="float">
            <text:p>23.7264918497252</text:p>
          </table:table-cell>
          <table:table-cell office:value-type="float" office:value="23.6421229373203" calcext:value-type="float">
            <text:p>23.6421229373203</text:p>
          </table:table-cell>
          <table:table-cell office:value-type="float" office:value="23.5685385123011" calcext:value-type="float">
            <text:p>23.5685385123011</text:p>
          </table:table-cell>
          <table:table-cell office:value-type="float" office:value="23.5002450441511" calcext:value-type="float">
            <text:p>23.5002450441511</text:p>
          </table:table-cell>
          <table:table-cell office:value-type="float" office:value="23.3631115221214" calcext:value-type="float">
            <text:p>23.3631115221214</text:p>
          </table:table-cell>
          <table:table-cell office:value-type="float" office:value="23.2812339037317" calcext:value-type="float">
            <text:p>23.2812339037317</text:p>
          </table:table-cell>
          <table:table-cell office:value-type="float" office:value="23.223792282748" calcext:value-type="float">
            <text:p>23.223792282748</text:p>
          </table:table-cell>
          <table:table-cell office:value-type="float" office:value="23.1745145316178" calcext:value-type="float">
            <text:p>23.1745145316178</text:p>
          </table:table-cell>
          <table:table-cell office:value-type="float" office:value="23.1211283201326" calcext:value-type="float">
            <text:p>23.1211283201326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huber</text:p>
          </table:table-cell>
          <table:table-cell office:value-type="float" office:value="55.9837202138257" calcext:value-type="float">
            <text:p>55.9837202138257</text:p>
          </table:table-cell>
          <table:table-cell office:value-type="float" office:value="7.27236041228527" calcext:value-type="float">
            <text:p>7.27236041228527</text:p>
          </table:table-cell>
          <table:table-cell office:value-type="float" office:value="2.04552449452072" calcext:value-type="float">
            <text:p>2.04552449452072</text:p>
          </table:table-cell>
          <table:table-cell office:value-type="float" office:value="1.46927499459538" calcext:value-type="float">
            <text:p>1.46927499459538</text:p>
          </table:table-cell>
          <table:table-cell office:value-type="float" office:value="1.328077300768" calcext:value-type="float">
            <text:p>1.328077300768</text:p>
          </table:table-cell>
          <table:table-cell office:value-type="float" office:value="1.22927154903399" calcext:value-type="float">
            <text:p>1.22927154903399</text:p>
          </table:table-cell>
          <table:table-cell office:value-type="float" office:value="1.14095058610643" calcext:value-type="float">
            <text:p>1.14095058610643</text:p>
          </table:table-cell>
          <table:table-cell office:value-type="float" office:value="1.06406541028517" calcext:value-type="float">
            <text:p>1.06406541028517</text:p>
          </table:table-cell>
          <table:table-cell office:value-type="float" office:value="1.00040774906754" calcext:value-type="float">
            <text:p>1.00040774906754</text:p>
          </table:table-cell>
          <table:table-cell office:value-type="float" office:value="0.946537641256005" calcext:value-type="float">
            <text:p>0.946537641256005</text:p>
          </table:table-cell>
          <table:table-cell office:value-type="float" office:value="0.899055221994849" calcext:value-type="float">
            <text:p>0.899055221994849</text:p>
          </table:table-cell>
          <table:table-cell office:value-type="float" office:value="0.856172866502941" calcext:value-type="float">
            <text:p>0.856172866502941</text:p>
          </table:table-cell>
          <table:table-cell office:value-type="float" office:value="0.81718249360994" calcext:value-type="float">
            <text:p>0.81718249360994</text:p>
          </table:table-cell>
          <table:table-cell office:value-type="float" office:value="0.781828102211293" calcext:value-type="float">
            <text:p>0.781828102211293</text:p>
          </table:table-cell>
          <table:table-cell office:value-type="float" office:value="0.749774192657513" calcext:value-type="float">
            <text:p>0.749774192657513</text:p>
          </table:table-cell>
          <table:table-cell office:value-type="float" office:value="0.720505651902947" calcext:value-type="float">
            <text:p>0.720505651902947</text:p>
          </table:table-cell>
          <table:table-cell office:value-type="float" office:value="0.693481049597886" calcext:value-type="float">
            <text:p>0.693481049597886</text:p>
          </table:table-cell>
          <table:table-cell office:value-type="float" office:value="0.668284445834957" calcext:value-type="float">
            <text:p>0.668284445834957</text:p>
          </table:table-cell>
          <table:table-cell office:value-type="float" office:value="0.644661536705105" calcext:value-type="float">
            <text:p>0.644661536705105</text:p>
          </table:table-cell>
          <table:table-cell office:value-type="float" office:value="0.622417019019456" calcext:value-type="float">
            <text:p>0.622417019019456</text:p>
          </table:table-cell>
          <table:table-cell office:value-type="float" office:value="0.601418291708851" calcext:value-type="float">
            <text:p>0.601418291708851</text:p>
          </table:table-cell>
          <table:table-cell office:value-type="float" office:value="0.581568686607141" calcext:value-type="float">
            <text:p>0.581568686607141</text:p>
          </table:table-cell>
          <table:table-cell office:value-type="float" office:value="0.562787008177251" calcext:value-type="float">
            <text:p>0.562787008177251</text:p>
          </table:table-cell>
          <table:table-cell office:value-type="float" office:value="0.54499484896299" calcext:value-type="float">
            <text:p>0.54499484896299</text:p>
          </table:table-cell>
          <table:table-cell office:value-type="float" office:value="0.528113060318263" calcext:value-type="float">
            <text:p>0.528113060318263</text:p>
          </table:table-cell>
          <table:table-cell office:value-type="float" office:value="0.512062826227709" calcext:value-type="float">
            <text:p>0.512062826227709</text:p>
          </table:table-cell>
          <table:table-cell office:value-type="float" office:value="0.496770256443735" calcext:value-type="float">
            <text:p>0.496770256443735</text:p>
          </table:table-cell>
          <table:table-cell office:value-type="float" office:value="0.482168765431223" calcext:value-type="float">
            <text:p>0.482168765431223</text:p>
          </table:table-cell>
          <table:table-cell office:value-type="float" office:value="0.46820007812431" calcext:value-type="float">
            <text:p>0.46820007812431</text:p>
          </table:table-cell>
          <table:table-cell office:value-type="float" office:value="0.454813497842913" calcext:value-type="float">
            <text:p>0.454813497842913</text:p>
          </table:table-cell>
          <table:table-cell office:value-type="float" office:value="0.44196457674952" calcext:value-type="float">
            <text:p>0.44196457674952</text:p>
          </table:table-cell>
          <table:table-cell office:value-type="float" office:value="0.429614757804145" calcext:value-type="float">
            <text:p>0.429614757804145</text:p>
          </table:table-cell>
          <table:table-cell office:value-type="float" office:value="0.417730078826771" calcext:value-type="float">
            <text:p>0.417730078826771</text:p>
          </table:table-cell>
          <table:table-cell office:value-type="float" office:value="0.406279329253542" calcext:value-type="float">
            <text:p>0.406279329253542</text:p>
          </table:table-cell>
          <table:table-cell office:value-type="float" office:value="0.395234162471693" calcext:value-type="float">
            <text:p>0.395234162471693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57.4468950616738" calcext:value-type="float">
            <text:p>57.4468950616738</text:p>
          </table:table-cell>
          <table:table-cell office:value-type="float" office:value="42.4252484292281" calcext:value-type="float">
            <text:p>42.4252484292281</text:p>
          </table:table-cell>
          <table:table-cell office:value-type="float" office:value="35.8980950792343" calcext:value-type="float">
            <text:p>35.8980950792343</text:p>
          </table:table-cell>
          <table:table-cell office:value-type="float" office:value="30.1624645214666" calcext:value-type="float">
            <text:p>30.1624645214666</text:p>
          </table:table-cell>
          <table:table-cell office:value-type="float" office:value="25.4018927234091" calcext:value-type="float">
            <text:p>25.4018927234091</text:p>
          </table:table-cell>
          <table:table-cell office:value-type="float" office:value="21.4289610671098" calcext:value-type="float">
            <text:p>21.4289610671098</text:p>
          </table:table-cell>
          <table:table-cell office:value-type="float" office:value="18.1145581246757" calcext:value-type="float">
            <text:p>18.1145581246757</text:p>
          </table:table-cell>
          <table:table-cell office:value-type="float" office:value="15.2997861403939" calcext:value-type="float">
            <text:p>15.2997861403939</text:p>
          </table:table-cell>
          <table:table-cell office:value-type="float" office:value="12.8555459810358" calcext:value-type="float">
            <text:p>12.8555459810358</text:p>
          </table:table-cell>
          <table:table-cell office:value-type="float" office:value="10.7210872984206" calcext:value-type="float">
            <text:p>10.7210872984206</text:p>
          </table:table-cell>
          <table:table-cell office:value-type="float" office:value="8.87549659241185" calcext:value-type="float">
            <text:p>8.87549659241185</text:p>
          </table:table-cell>
          <table:table-cell office:value-type="float" office:value="7.30688091415376" calcext:value-type="float">
            <text:p>7.30688091415376</text:p>
          </table:table-cell>
          <table:table-cell office:value-type="float" office:value="5.99917869120855" calcext:value-type="float">
            <text:p>5.99917869120855</text:p>
          </table:table-cell>
          <table:table-cell office:value-type="float" office:value="4.92948740034648" calcext:value-type="float">
            <text:p>4.92948740034648</text:p>
          </table:table-cell>
          <table:table-cell office:value-type="float" office:value="4.06818002209629" calcext:value-type="float">
            <text:p>4.06818002209629</text:p>
          </table:table-cell>
          <table:table-cell office:value-type="float" office:value="3.38189857514439" calcext:value-type="float">
            <text:p>3.38189857514439</text:p>
          </table:table-cell>
          <table:table-cell office:value-type="float" office:value="2.83845894137548" calcext:value-type="float">
            <text:p>2.83845894137548</text:p>
          </table:table-cell>
          <table:table-cell office:value-type="float" office:value="2.40966275354264" calcext:value-type="float">
            <text:p>2.40966275354264</text:p>
          </table:table-cell>
          <table:table-cell office:value-type="float" office:value="2.07126866004524" calcext:value-type="float">
            <text:p>2.07126866004524</text:p>
          </table:table-cell>
          <table:table-cell office:value-type="float" office:value="1.80289985704961" calcext:value-type="float">
            <text:p>1.80289985704961</text:p>
          </table:table-cell>
          <table:table-cell office:value-type="float" office:value="1.58824778235154" calcext:value-type="float">
            <text:p>1.58824778235154</text:p>
          </table:table-cell>
          <table:table-cell office:value-type="float" office:value="1.4146720461762" calcext:value-type="float">
            <text:p>1.4146720461762</text:p>
          </table:table-cell>
          <table:table-cell office:value-type="float" office:value="1.27252049397499" calcext:value-type="float">
            <text:p>1.27252049397499</text:p>
          </table:table-cell>
          <table:table-cell office:value-type="float" office:value="1.15452995493946" calcext:value-type="float">
            <text:p>1.15452995493946</text:p>
          </table:table-cell>
          <table:table-cell office:value-type="float" office:value="1.05530472105731" calcext:value-type="float">
            <text:p>1.05530472105731</text:p>
          </table:table-cell>
          <table:table-cell office:value-type="float" office:value="0.970845091084017" calcext:value-type="float">
            <text:p>0.970845091084017</text:p>
          </table:table-cell>
          <table:table-cell office:value-type="float" office:value="0.898166136872653" calcext:value-type="float">
            <text:p>0.898166136872653</text:p>
          </table:table-cell>
          <table:table-cell office:value-type="float" office:value="0.835014426980882" calcext:value-type="float">
            <text:p>0.835014426980882</text:p>
          </table:table-cell>
          <table:table-cell office:value-type="float" office:value="0.779665394932766" calcext:value-type="float">
            <text:p>0.779665394932766</text:p>
          </table:table-cell>
          <table:table-cell office:value-type="float" office:value="0.730781651671543" calcext:value-type="float">
            <text:p>0.730781651671543</text:p>
          </table:table-cell>
          <table:table-cell office:value-type="float" office:value="0.687310208055084" calcext:value-type="float">
            <text:p>0.687310208055084</text:p>
          </table:table-cell>
          <table:table-cell office:value-type="float" office:value="0.648413964905656" calcext:value-type="float">
            <text:p>0.648413964905656</text:p>
          </table:table-cell>
          <table:table-cell office:value-type="float" office:value="0.61341833557503" calcext:value-type="float">
            <text:p>0.61341833557503</text:p>
          </table:table-cell>
          <table:table-cell office:value-type="float" office:value="0.581774143404177" calcext:value-type="float">
            <text:p>0.581774143404177</text:p>
          </table:table-cell>
          <table:table-cell office:value-type="float" office:value="0.553029960460705" calcext:value-type="float">
            <text:p>0.553029960460705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hingeembedding</text:p>
          </table:table-cell>
          <table:table-cell office:value-type="float" office:value="81.7464442098822" calcext:value-type="float">
            <text:p>81.7464442098822</text:p>
          </table:table-cell>
          <table:table-cell office:value-type="float" office:value="20.1124810474198" calcext:value-type="float">
            <text:p>20.1124810474198</text:p>
          </table:table-cell>
          <table:table-cell office:value-type="float" office:value="16.5602556900445" calcext:value-type="float">
            <text:p>16.5602556900445</text:p>
          </table:table-cell>
          <table:table-cell office:value-type="float" office:value="16.1745182729669" calcext:value-type="float">
            <text:p>16.1745182729669</text:p>
          </table:table-cell>
          <table:table-cell office:value-type="float" office:value="15.9940705414849" calcext:value-type="float">
            <text:p>15.9940705414849</text:p>
          </table:table-cell>
          <table:table-cell office:value-type="float" office:value="15.8856734267521" calcext:value-type="float">
            <text:p>15.8856734267521</text:p>
          </table:table-cell>
          <table:table-cell office:value-type="float" office:value="15.8127159462494" calcext:value-type="float">
            <text:p>15.8127159462494</text:p>
          </table:table-cell>
          <table:table-cell office:value-type="float" office:value="15.7598233352416" calcext:value-type="float">
            <text:p>15.7598233352416</text:p>
          </table:table-cell>
          <table:table-cell office:value-type="float" office:value="15.7195373046805" calcext:value-type="float">
            <text:p>15.7195373046805</text:p>
          </table:table-cell>
          <table:table-cell office:value-type="float" office:value="15.6877382927887" calcext:value-type="float">
            <text:p>15.6877382927887</text:p>
          </table:table-cell>
          <table:table-cell office:value-type="float" office:value="15.6619503881883" calcext:value-type="float">
            <text:p>15.6619503881883</text:p>
          </table:table-cell>
          <table:table-cell office:value-type="float" office:value="15.6405847841674" calcext:value-type="float">
            <text:p>15.6405847841674</text:p>
          </table:table-cell>
          <table:table-cell office:value-type="float" office:value="15.6225737589516" calcext:value-type="float">
            <text:p>15.6225737589516</text:p>
          </table:table-cell>
          <table:table-cell office:value-type="float" office:value="15.6071713900104" calcext:value-type="float">
            <text:p>15.6071713900104</text:p>
          </table:table-cell>
          <table:table-cell office:value-type="float" office:value="15.5938399543631" calcext:value-type="float">
            <text:p>15.5938399543631</text:p>
          </table:table-cell>
          <table:table-cell office:value-type="float" office:value="15.58218088795" calcext:value-type="float">
            <text:p>15.58218088795</text:p>
          </table:table-cell>
          <table:table-cell office:value-type="float" office:value="15.5718929335631" calcext:value-type="float">
            <text:p>15.5718929335631</text:p>
          </table:table-cell>
          <table:table-cell office:value-type="float" office:value="15.5627437348353" calcext:value-type="float">
            <text:p>15.5627437348353</text:p>
          </table:table-cell>
          <table:table-cell office:value-type="float" office:value="15.5545512544269" calcext:value-type="float">
            <text:p>15.5545512544269</text:p>
          </table:table-cell>
          <table:table-cell office:value-type="float" office:value="15.5471701979288" calcext:value-type="float">
            <text:p>15.5471701979288</text:p>
          </table:table-cell>
          <table:table-cell office:value-type="float" office:value="15.5404840317427" calcext:value-type="float">
            <text:p>15.5404840317427</text:p>
          </table:table-cell>
          <table:table-cell office:value-type="float" office:value="15.534397373102" calcext:value-type="float">
            <text:p>15.534397373102</text:p>
          </table:table-cell>
          <table:table-cell office:value-type="float" office:value="15.5288318654142" calcext:value-type="float">
            <text:p>15.5288318654142</text:p>
          </table:table-cell>
          <table:table-cell office:value-type="float" office:value="15.5237222596012" calcext:value-type="float">
            <text:p>15.5237222596012</text:p>
          </table:table-cell>
          <table:table-cell office:value-type="float" office:value="15.519013853486" calcext:value-type="float">
            <text:p>15.519013853486</text:p>
          </table:table-cell>
          <table:table-cell office:value-type="float" office:value="15.5146604841817" calcext:value-type="float">
            <text:p>15.5146604841817</text:p>
          </table:table-cell>
          <table:table-cell office:value-type="float" office:value="15.5106227591978" calcext:value-type="float">
            <text:p>15.5106227591978</text:p>
          </table:table-cell>
          <table:table-cell office:value-type="float" office:value="15.5068671770126" calcext:value-type="float">
            <text:p>15.5068671770126</text:p>
          </table:table-cell>
          <table:table-cell office:value-type="float" office:value="15.5033646475526" calcext:value-type="float">
            <text:p>15.5033646475526</text:p>
          </table:table-cell>
          <table:table-cell office:value-type="float" office:value="15.5000901363047" calcext:value-type="float">
            <text:p>15.5000901363047</text:p>
          </table:table-cell>
          <table:table-cell office:value-type="float" office:value="15.4970217066088" calcext:value-type="float">
            <text:p>15.4970217066088</text:p>
          </table:table-cell>
          <table:table-cell office:value-type="float" office:value="15.4941401016817" calcext:value-type="float">
            <text:p>15.4941401016817</text:p>
          </table:table-cell>
          <table:table-cell office:value-type="float" office:value="15.4914286909034" calcext:value-type="float">
            <text:p>15.4914286909034</text:p>
          </table:table-cell>
          <table:table-cell office:value-type="float" office:value="15.4888725947415" calcext:value-type="float">
            <text:p>15.4888725947415</text:p>
          </table:table-cell>
          <table:table-cell office:value-type="float" office:value="15.4864585340716" calcext:value-type="float">
            <text:p>15.4864585340716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l1</text:p>
          </table:table-cell>
          <table:table-cell table:number-columns-repeated="3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hingeembedding</text:p>
          </table:table-cell>
          <table:table-cell office:value-type="float" office:value="234.741886570954" calcext:value-type="float">
            <text:p>234.741886570954</text:p>
          </table:table-cell>
          <table:table-cell office:value-type="float" office:value="127.656658641888" calcext:value-type="float">
            <text:p>127.656658641888</text:p>
          </table:table-cell>
          <table:table-cell office:value-type="float" office:value="74.3756692202835" calcext:value-type="float">
            <text:p>74.3756692202835</text:p>
          </table:table-cell>
          <table:table-cell office:value-type="float" office:value="47.4916397047976" calcext:value-type="float">
            <text:p>47.4916397047976</text:p>
          </table:table-cell>
          <table:table-cell office:value-type="float" office:value="33.4075415660642" calcext:value-type="float">
            <text:p>33.4075415660642</text:p>
          </table:table-cell>
          <table:table-cell office:value-type="float" office:value="26.4635374325894" calcext:value-type="float">
            <text:p>26.4635374325894</text:p>
          </table:table-cell>
          <table:table-cell office:value-type="float" office:value="23.128743006642" calcext:value-type="float">
            <text:p>23.128743006642</text:p>
          </table:table-cell>
          <table:table-cell office:value-type="float" office:value="21.455682695083" calcext:value-type="float">
            <text:p>21.455682695083</text:p>
          </table:table-cell>
          <table:table-cell office:value-type="float" office:value="20.5122196182368" calcext:value-type="float">
            <text:p>20.5122196182368</text:p>
          </table:table-cell>
          <table:table-cell office:value-type="float" office:value="19.8993595252048" calcext:value-type="float">
            <text:p>19.8993595252048</text:p>
          </table:table-cell>
          <table:table-cell office:value-type="float" office:value="19.4552337971286" calcext:value-type="float">
            <text:p>19.4552337971286</text:p>
          </table:table-cell>
          <table:table-cell office:value-type="float" office:value="19.1783583431552" calcext:value-type="float">
            <text:p>19.1783583431552</text:p>
          </table:table-cell>
          <table:table-cell office:value-type="float" office:value="19.0146552301456" calcext:value-type="float">
            <text:p>19.0146552301456</text:p>
          </table:table-cell>
          <table:table-cell office:value-type="float" office:value="18.919802989182" calcext:value-type="float">
            <text:p>18.919802989182</text:p>
          </table:table-cell>
          <table:table-cell office:value-type="float" office:value="18.8554010459375" calcext:value-type="float">
            <text:p>18.8554010459375</text:p>
          </table:table-cell>
          <table:table-cell office:value-type="float" office:value="18.8059784836454" calcext:value-type="float">
            <text:p>18.8059784836454</text:p>
          </table:table-cell>
          <table:table-cell office:value-type="float" office:value="18.7643340456792" calcext:value-type="float">
            <text:p>18.7643340456792</text:p>
          </table:table-cell>
          <table:table-cell office:value-type="float" office:value="18.7279213783825" calcext:value-type="float">
            <text:p>18.7279213783825</text:p>
          </table:table-cell>
          <table:table-cell office:value-type="float" office:value="18.695598282103" calcext:value-type="float">
            <text:p>18.695598282103</text:p>
          </table:table-cell>
          <table:table-cell office:value-type="float" office:value="18.6667268467468" calcext:value-type="float">
            <text:p>18.6667268467468</text:p>
          </table:table-cell>
          <table:table-cell office:value-type="float" office:value="18.6407921707821" calcext:value-type="float">
            <text:p>18.6407921707821</text:p>
          </table:table-cell>
          <table:table-cell office:value-type="float" office:value="18.6173752722816" calcext:value-type="float">
            <text:p>18.6173752722816</text:p>
          </table:table-cell>
          <table:table-cell office:value-type="float" office:value="18.5961325207935" calcext:value-type="float">
            <text:p>18.5961325207935</text:p>
          </table:table-cell>
          <table:table-cell office:value-type="float" office:value="18.5767791666123" calcext:value-type="float">
            <text:p>18.5767791666123</text:p>
          </table:table-cell>
          <table:table-cell office:value-type="float" office:value="18.5590786048999" calcext:value-type="float">
            <text:p>18.5590786048999</text:p>
          </table:table-cell>
          <table:table-cell office:value-type="float" office:value="18.5428315462935" calcext:value-type="float">
            <text:p>18.5428315462935</text:p>
          </table:table-cell>
          <table:table-cell office:value-type="float" office:value="18.5278695664787" calcext:value-type="float">
            <text:p>18.5278695664787</text:p>
          </table:table-cell>
          <table:table-cell office:value-type="float" office:value="18.514049335529" calcext:value-type="float">
            <text:p>18.514049335529</text:p>
          </table:table-cell>
          <table:table-cell office:value-type="float" office:value="18.5012479556174" calcext:value-type="float">
            <text:p>18.5012479556174</text:p>
          </table:table-cell>
          <table:table-cell office:value-type="float" office:value="18.4893595982111" calcext:value-type="float">
            <text:p>18.4893595982111</text:p>
          </table:table-cell>
          <table:table-cell office:value-type="float" office:value="18.4782923823663" calcext:value-type="float">
            <text:p>18.4782923823663</text:p>
          </table:table-cell>
          <table:table-cell office:value-type="float" office:value="18.4679665943669" calcext:value-type="float">
            <text:p>18.4679665943669</text:p>
          </table:table-cell>
          <table:table-cell office:value-type="float" office:value="18.4583121264812" calcext:value-type="float">
            <text:p>18.4583121264812</text:p>
          </table:table-cell>
          <table:table-cell office:value-type="float" office:value="18.4492674675413" calcext:value-type="float">
            <text:p>18.4492674675413</text:p>
          </table:table-cell>
          <table:table-cell office:value-type="float" office:value="18.4407786547869" calcext:value-type="float">
            <text:p>18.4407786547869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crossentropy</text:p>
          </table:table-cell>
          <table:table-cell table:number-columns-repeated="35" office:value-type="float" office:value="42.9698312282562" calcext:value-type="float">
            <text:p>42.9698312282562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bcewithlogits</text:p>
          </table:table-cell>
          <table:table-cell office:value-type="float" office:value="73.9957984031536" calcext:value-type="float">
            <text:p>73.9957984031536</text:p>
          </table:table-cell>
          <table:table-cell office:value-type="float" office:value="26.2547134554317" calcext:value-type="float">
            <text:p>26.2547134554317</text:p>
          </table:table-cell>
          <table:table-cell office:value-type="float" office:value="16.875241299713" calcext:value-type="float">
            <text:p>16.875241299713</text:p>
          </table:table-cell>
          <table:table-cell office:value-type="float" office:value="14.4036897773711" calcext:value-type="float">
            <text:p>14.4036897773711</text:p>
          </table:table-cell>
          <table:table-cell office:value-type="float" office:value="13.6500072792366" calcext:value-type="float">
            <text:p>13.6500072792366</text:p>
          </table:table-cell>
          <table:table-cell office:value-type="float" office:value="13.3195716708339" calcext:value-type="float">
            <text:p>13.3195716708339</text:p>
          </table:table-cell>
          <table:table-cell office:value-type="float" office:value="13.1223855085012" calcext:value-type="float">
            <text:p>13.1223855085012</text:p>
          </table:table-cell>
          <table:table-cell office:value-type="float" office:value="13.0003287253739" calcext:value-type="float">
            <text:p>13.0003287253739</text:p>
          </table:table-cell>
          <table:table-cell office:value-type="float" office:value="12.8344447363309" calcext:value-type="float">
            <text:p>12.8344447363309</text:p>
          </table:table-cell>
          <table:table-cell office:value-type="float" office:value="12.720920886637" calcext:value-type="float">
            <text:p>12.720920886637</text:p>
          </table:table-cell>
          <table:table-cell office:value-type="float" office:value="12.6350943887708" calcext:value-type="float">
            <text:p>12.6350943887708</text:p>
          </table:table-cell>
          <table:table-cell office:value-type="float" office:value="12.5217220898622" calcext:value-type="float">
            <text:p>12.5217220898622</text:p>
          </table:table-cell>
          <table:table-cell office:value-type="float" office:value="12.4594345009435" calcext:value-type="float">
            <text:p>12.4594345009435</text:p>
          </table:table-cell>
          <table:table-cell office:value-type="float" office:value="12.3119421745488" calcext:value-type="float">
            <text:p>12.3119421745488</text:p>
          </table:table-cell>
          <table:table-cell office:value-type="float" office:value="12.2489138991543" calcext:value-type="float">
            <text:p>12.2489138991543</text:p>
          </table:table-cell>
          <table:table-cell office:value-type="float" office:value="12.1686335928607" calcext:value-type="float">
            <text:p>12.1686335928607</text:p>
          </table:table-cell>
          <table:table-cell office:value-type="float" office:value="12.1524111710695" calcext:value-type="float">
            <text:p>12.1524111710695</text:p>
          </table:table-cell>
          <table:table-cell office:value-type="float" office:value="12.0320722847194" calcext:value-type="float">
            <text:p>12.0320722847194</text:p>
          </table:table-cell>
          <table:table-cell office:value-type="float" office:value="11.9605240984551" calcext:value-type="float">
            <text:p>11.9605240984551</text:p>
          </table:table-cell>
          <table:table-cell office:value-type="float" office:value="11.8292798664405" calcext:value-type="float">
            <text:p>11.8292798664405</text:p>
          </table:table-cell>
          <table:table-cell office:value-type="float" office:value="11.793453657232" calcext:value-type="float">
            <text:p>11.793453657232</text:p>
          </table:table-cell>
          <table:table-cell office:value-type="float" office:value="11.7025746752562" calcext:value-type="float">
            <text:p>11.7025746752562</text:p>
          </table:table-cell>
          <table:table-cell office:value-type="float" office:value="11.6666681443492" calcext:value-type="float">
            <text:p>11.6666681443492</text:p>
          </table:table-cell>
          <table:table-cell office:value-type="float" office:value="11.5698381185367" calcext:value-type="float">
            <text:p>11.5698381185367</text:p>
          </table:table-cell>
          <table:table-cell office:value-type="float" office:value="11.4951107511551" calcext:value-type="float">
            <text:p>11.4951107511551</text:p>
          </table:table-cell>
          <table:table-cell office:value-type="float" office:value="11.416585663026" calcext:value-type="float">
            <text:p>11.416585663026</text:p>
          </table:table-cell>
          <table:table-cell office:value-type="float" office:value="11.3783372730884" calcext:value-type="float">
            <text:p>11.3783372730884</text:p>
          </table:table-cell>
          <table:table-cell office:value-type="float" office:value="11.2898710245153" calcext:value-type="float">
            <text:p>11.2898710245153</text:p>
          </table:table-cell>
          <table:table-cell office:value-type="float" office:value="11.2338105823955" calcext:value-type="float">
            <text:p>11.2338105823955</text:p>
          </table:table-cell>
          <table:table-cell office:value-type="float" office:value="11.1982001727777" calcext:value-type="float">
            <text:p>11.1982001727777</text:p>
          </table:table-cell>
          <table:table-cell office:value-type="float" office:value="11.1546030758226" calcext:value-type="float">
            <text:p>11.1546030758226</text:p>
          </table:table-cell>
          <table:table-cell office:value-type="float" office:value="11.0723227167642" calcext:value-type="float">
            <text:p>11.0723227167642</text:p>
          </table:table-cell>
          <table:table-cell office:value-type="float" office:value="11.0269661848681" calcext:value-type="float">
            <text:p>11.0269661848681</text:p>
          </table:table-cell>
          <table:table-cell office:value-type="float" office:value="10.9666170872922" calcext:value-type="float">
            <text:p>10.9666170872922</text:p>
          </table:table-cell>
          <table:table-cell office:value-type="float" office:value="10.8900451342947" calcext:value-type="float">
            <text:p>10.8900451342947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hingeembedding</text:p>
          </table:table-cell>
          <table:table-cell office:value-type="float" office:value="19.1263753600946" calcext:value-type="float">
            <text:p>19.1263753600946</text:p>
          </table:table-cell>
          <table:table-cell office:value-type="float" office:value="18.9148817638093" calcext:value-type="float">
            <text:p>18.9148817638093</text:p>
          </table:table-cell>
          <table:table-cell office:value-type="float" office:value="18.7672399025298" calcext:value-type="float">
            <text:p>18.7672399025298</text:p>
          </table:table-cell>
          <table:table-cell office:value-type="float" office:value="18.6602151917277" calcext:value-type="float">
            <text:p>18.6602151917277</text:p>
          </table:table-cell>
          <table:table-cell office:value-type="float" office:value="18.580434135462" calcext:value-type="float">
            <text:p>18.580434135462</text:p>
          </table:table-cell>
          <table:table-cell office:value-type="float" office:value="18.5195220277835" calcext:value-type="float">
            <text:p>18.5195220277835</text:p>
          </table:table-cell>
          <table:table-cell office:value-type="float" office:value="18.4720387737032" calcext:value-type="float">
            <text:p>18.4720387737032</text:p>
          </table:table-cell>
          <table:table-cell office:value-type="float" office:value="18.4343412096243" calcext:value-type="float">
            <text:p>18.4343412096243</text:p>
          </table:table-cell>
          <table:table-cell office:value-type="float" office:value="18.4039257420629" calcext:value-type="float">
            <text:p>18.4039257420629</text:p>
          </table:table-cell>
          <table:table-cell office:value-type="float" office:value="18.3790328176669" calcext:value-type="float">
            <text:p>18.3790328176669</text:p>
          </table:table-cell>
          <table:table-cell office:value-type="float" office:value="18.3583998194921" calcext:value-type="float">
            <text:p>18.3583998194921</text:p>
          </table:table-cell>
          <table:table-cell office:value-type="float" office:value="18.3411042576622" calcext:value-type="float">
            <text:p>18.3411042576622</text:p>
          </table:table-cell>
          <table:table-cell office:value-type="float" office:value="18.326460211141" calcext:value-type="float">
            <text:p>18.326460211141</text:p>
          </table:table-cell>
          <table:table-cell office:value-type="float" office:value="18.3139494371619" calcext:value-type="float">
            <text:p>18.3139494371619</text:p>
          </table:table-cell>
          <table:table-cell office:value-type="float" office:value="18.303175253943" calcext:value-type="float">
            <text:p>18.303175253943</text:p>
          </table:table-cell>
          <table:table-cell office:value-type="float" office:value="18.2938290729843" calcext:value-type="float">
            <text:p>18.2938290729843</text:p>
          </table:table-cell>
          <table:table-cell office:value-type="float" office:value="18.2856684628051" calcext:value-type="float">
            <text:p>18.2856684628051</text:p>
          </table:table-cell>
          <table:table-cell office:value-type="float" office:value="18.278500714774" calcext:value-type="float">
            <text:p>18.278500714774</text:p>
          </table:table-cell>
          <table:table-cell office:value-type="float" office:value="18.2721707532382" calcext:value-type="float">
            <text:p>18.2721707532382</text:p>
          </table:table-cell>
          <table:table-cell office:value-type="float" office:value="18.2665530403285" calcext:value-type="float">
            <text:p>18.2665530403285</text:p>
          </table:table-cell>
          <table:table-cell office:value-type="float" office:value="18.261544690767" calcext:value-type="float">
            <text:p>18.261544690767</text:p>
          </table:table-cell>
          <table:table-cell office:value-type="float" office:value="18.2570609524547" calcext:value-type="float">
            <text:p>18.2570609524547</text:p>
          </table:table-cell>
          <table:table-cell office:value-type="float" office:value="18.2530310527171" calcext:value-type="float">
            <text:p>18.2530310527171</text:p>
          </table:table-cell>
          <table:table-cell office:value-type="float" office:value="18.2493962330136" calcext:value-type="float">
            <text:p>18.2493962330136</text:p>
          </table:table-cell>
          <table:table-cell office:value-type="float" office:value="18.2461067035278" calcext:value-type="float">
            <text:p>18.2461067035278</text:p>
          </table:table-cell>
          <table:table-cell office:value-type="float" office:value="18.2431202486049" calcext:value-type="float">
            <text:p>18.2431202486049</text:p>
          </table:table-cell>
          <table:table-cell office:value-type="float" office:value="18.2404010169006" calcext:value-type="float">
            <text:p>18.2404010169006</text:p>
          </table:table-cell>
          <table:table-cell office:value-type="float" office:value="18.237918360394" calcext:value-type="float">
            <text:p>18.237918360394</text:p>
          </table:table-cell>
          <table:table-cell office:value-type="float" office:value="18.2356457608167" calcext:value-type="float">
            <text:p>18.2356457608167</text:p>
          </table:table-cell>
          <table:table-cell office:value-type="float" office:value="18.2335603794303" calcext:value-type="float">
            <text:p>18.2335603794303</text:p>
          </table:table-cell>
          <table:table-cell office:value-type="float" office:value="18.2316424061407" calcext:value-type="float">
            <text:p>18.2316424061407</text:p>
          </table:table-cell>
          <table:table-cell office:value-type="float" office:value="18.2298744805811" calcext:value-type="float">
            <text:p>18.2298744805811</text:p>
          </table:table-cell>
          <table:table-cell office:value-type="float" office:value="18.2282415864213" calcext:value-type="float">
            <text:p>18.2282415864213</text:p>
          </table:table-cell>
          <table:table-cell office:value-type="float" office:value="18.2267303407962" calcext:value-type="float">
            <text:p>18.2267303407962</text:p>
          </table:table-cell>
          <table:table-cell office:value-type="float" office:value="18.2253291476029" calcext:value-type="float">
            <text:p>18.2253291476029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softmargin</text:p>
          </table:table-cell>
          <table:table-cell office:value-type="float" office:value="12.6321670102342" calcext:value-type="float">
            <text:p>12.6321670102342</text:p>
          </table:table-cell>
          <table:table-cell office:value-type="float" office:value="12.6319871797447" calcext:value-type="float">
            <text:p>12.6319871797447</text:p>
          </table:table-cell>
          <table:table-cell office:value-type="float" office:value="12.6318114586163" calcext:value-type="float">
            <text:p>12.6318114586163</text:p>
          </table:table-cell>
          <table:table-cell office:value-type="float" office:value="12.6316397895112" calcext:value-type="float">
            <text:p>12.6316397895112</text:p>
          </table:table-cell>
          <table:table-cell office:value-type="float" office:value="12.6314718232421" calcext:value-type="float">
            <text:p>12.6314718232421</text:p>
          </table:table-cell>
          <table:table-cell office:value-type="float" office:value="12.6313076327768" calcext:value-type="float">
            <text:p>12.6313076327768</text:p>
          </table:table-cell>
          <table:table-cell office:value-type="float" office:value="12.631146951834" calcext:value-type="float">
            <text:p>12.631146951834</text:p>
          </table:table-cell>
          <table:table-cell office:value-type="float" office:value="12.6309897592915" calcext:value-type="float">
            <text:p>12.6309897592915</text:p>
          </table:table-cell>
          <table:table-cell office:value-type="float" office:value="12.6308359308623" calcext:value-type="float">
            <text:p>12.6308359308623</text:p>
          </table:table-cell>
          <table:table-cell office:value-type="float" office:value="12.6306852031965" calcext:value-type="float">
            <text:p>12.6306852031965</text:p>
          </table:table-cell>
          <table:table-cell office:value-type="float" office:value="12.6305375810113" calcext:value-type="float">
            <text:p>12.6305375810113</text:p>
          </table:table-cell>
          <table:table-cell office:value-type="float" office:value="12.6303928994809" calcext:value-type="float">
            <text:p>12.6303928994809</text:p>
          </table:table-cell>
          <table:table-cell office:value-type="float" office:value="12.6302512234842" calcext:value-type="float">
            <text:p>12.6302512234842</text:p>
          </table:table-cell>
          <table:table-cell office:value-type="float" office:value="12.630112290138" calcext:value-type="float">
            <text:p>12.630112290138</text:p>
          </table:table-cell>
          <table:table-cell office:value-type="float" office:value="12.6299760483818" calcext:value-type="float">
            <text:p>12.6299760483818</text:p>
          </table:table-cell>
          <table:table-cell office:value-type="float" office:value="12.6298424362535" calcext:value-type="float">
            <text:p>12.6298424362535</text:p>
          </table:table-cell>
          <table:table-cell office:value-type="float" office:value="12.6297114182739" calcext:value-type="float">
            <text:p>12.6297114182739</text:p>
          </table:table-cell>
          <table:table-cell office:value-type="float" office:value="12.629582865414" calcext:value-type="float">
            <text:p>12.629582865414</text:p>
          </table:table-cell>
          <table:table-cell office:value-type="float" office:value="12.629456662555" calcext:value-type="float">
            <text:p>12.629456662555</text:p>
          </table:table-cell>
          <table:table-cell office:value-type="float" office:value="12.6293328287252" calcext:value-type="float">
            <text:p>12.6293328287252</text:p>
          </table:table-cell>
          <table:table-cell office:value-type="float" office:value="12.6292111893352" calcext:value-type="float">
            <text:p>12.6292111893352</text:p>
          </table:table-cell>
          <table:table-cell office:value-type="float" office:value="12.6290917417122" calcext:value-type="float">
            <text:p>12.6290917417122</text:p>
          </table:table-cell>
          <table:table-cell office:value-type="float" office:value="12.6289744606664" calcext:value-type="float">
            <text:p>12.6289744606664</text:p>
          </table:table-cell>
          <table:table-cell office:value-type="float" office:value="12.628859206486" calcext:value-type="float">
            <text:p>12.628859206486</text:p>
          </table:table-cell>
          <table:table-cell office:value-type="float" office:value="12.6287459706784" calcext:value-type="float">
            <text:p>12.6287459706784</text:p>
          </table:table-cell>
          <table:table-cell office:value-type="float" office:value="12.6286346836897" calcext:value-type="float">
            <text:p>12.6286346836897</text:p>
          </table:table-cell>
          <table:table-cell office:value-type="float" office:value="12.62852526485" calcext:value-type="float">
            <text:p>12.62852526485</text:p>
          </table:table-cell>
          <table:table-cell office:value-type="float" office:value="12.6284176795935" calcext:value-type="float">
            <text:p>12.6284176795935</text:p>
          </table:table-cell>
          <table:table-cell office:value-type="float" office:value="12.6283119305016" calcext:value-type="float">
            <text:p>12.6283119305016</text:p>
          </table:table-cell>
          <table:table-cell office:value-type="float" office:value="12.6282079433849" calcext:value-type="float">
            <text:p>12.6282079433849</text:p>
          </table:table-cell>
          <table:table-cell office:value-type="float" office:value="12.6281056154852" calcext:value-type="float">
            <text:p>12.6281056154852</text:p>
          </table:table-cell>
          <table:table-cell office:value-type="float" office:value="12.6280049494413" calcext:value-type="float">
            <text:p>12.6280049494413</text:p>
          </table:table-cell>
          <table:table-cell office:value-type="float" office:value="12.6279058627079" calcext:value-type="float">
            <text:p>12.6279058627079</text:p>
          </table:table-cell>
          <table:table-cell office:value-type="float" office:value="12.6278083901531" calcext:value-type="float">
            <text:p>12.6278083901531</text:p>
          </table:table-cell>
          <table:table-cell office:value-type="float" office:value="12.6277124335087" calcext:value-type="float">
            <text:p>12.627712433508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bcewithlogits</text:p>
          </table:table-cell>
          <table:table-cell office:value-type="float" office:value="24.7755505705651" calcext:value-type="float">
            <text:p>24.7755505705651</text:p>
          </table:table-cell>
          <table:table-cell office:value-type="float" office:value="24.7755496129623" calcext:value-type="float">
            <text:p>24.7755496129623</text:p>
          </table:table-cell>
          <table:table-cell office:value-type="float" office:value="24.7755484163897" calcext:value-type="float">
            <text:p>24.7755484163897</text:p>
          </table:table-cell>
          <table:table-cell office:value-type="float" office:value="24.7755474170744" calcext:value-type="float">
            <text:p>24.7755474170744</text:p>
          </table:table-cell>
          <table:table-cell office:value-type="float" office:value="24.7755463080775" calcext:value-type="float">
            <text:p>24.7755463080775</text:p>
          </table:table-cell>
          <table:table-cell office:value-type="float" office:value="24.7755452149079" calcext:value-type="float">
            <text:p>24.7755452149079</text:p>
          </table:table-cell>
          <table:table-cell office:value-type="float" office:value="24.7755440159041" calcext:value-type="float">
            <text:p>24.7755440159041</text:p>
          </table:table-cell>
          <table:table-cell office:value-type="float" office:value="24.7755430451096" calcext:value-type="float">
            <text:p>24.7755430451096</text:p>
          </table:table-cell>
          <table:table-cell office:value-type="float" office:value="24.7755418142529" calcext:value-type="float">
            <text:p>24.7755418142529</text:p>
          </table:table-cell>
          <table:table-cell office:value-type="float" office:value="24.7755407317025" calcext:value-type="float">
            <text:p>24.7755407317025</text:p>
          </table:table-cell>
          <table:table-cell office:value-type="float" office:value="24.7755396804381" calcext:value-type="float">
            <text:p>24.7755396804381</text:p>
          </table:table-cell>
          <table:table-cell office:value-type="float" office:value="24.7755384321315" calcext:value-type="float">
            <text:p>24.7755384321315</text:p>
          </table:table-cell>
          <table:table-cell office:value-type="float" office:value="24.7755374858662" calcext:value-type="float">
            <text:p>24.7755374858662</text:p>
          </table:table-cell>
          <table:table-cell office:value-type="float" office:value="24.775536480913" calcext:value-type="float">
            <text:p>24.775536480913</text:p>
          </table:table-cell>
          <table:table-cell office:value-type="float" office:value="24.7755354241232" calcext:value-type="float">
            <text:p>24.7755354241232</text:p>
          </table:table-cell>
          <table:table-cell office:value-type="float" office:value="24.7755341223014" calcext:value-type="float">
            <text:p>24.7755341223014</text:p>
          </table:table-cell>
          <table:table-cell office:value-type="float" office:value="24.7755330412218" calcext:value-type="float">
            <text:p>24.7755330412218</text:p>
          </table:table-cell>
          <table:table-cell office:value-type="float" office:value="24.7755319098044" calcext:value-type="float">
            <text:p>24.7755319098044</text:p>
          </table:table-cell>
          <table:table-cell office:value-type="float" office:value="24.775530895914" calcext:value-type="float">
            <text:p>24.775530895914</text:p>
          </table:table-cell>
          <table:table-cell office:value-type="float" office:value="24.7755297946702" calcext:value-type="float">
            <text:p>24.7755297946702</text:p>
          </table:table-cell>
          <table:table-cell office:value-type="float" office:value="24.7755287691134" calcext:value-type="float">
            <text:p>24.7755287691134</text:p>
          </table:table-cell>
          <table:table-cell office:value-type="float" office:value="24.775527451478" calcext:value-type="float">
            <text:p>24.775527451478</text:p>
          </table:table-cell>
          <table:table-cell office:value-type="float" office:value="24.7755262007545" calcext:value-type="float">
            <text:p>24.7755262007545</text:p>
          </table:table-cell>
          <table:table-cell office:value-type="float" office:value="24.7755251091194" calcext:value-type="float">
            <text:p>24.7755251091194</text:p>
          </table:table-cell>
          <table:table-cell office:value-type="float" office:value="24.7755241162233" calcext:value-type="float">
            <text:p>24.7755241162233</text:p>
          </table:table-cell>
          <table:table-cell office:value-type="float" office:value="24.7755230444858" calcext:value-type="float">
            <text:p>24.7755230444858</text:p>
          </table:table-cell>
          <table:table-cell office:value-type="float" office:value="24.7755219321703" calcext:value-type="float">
            <text:p>24.7755219321703</text:p>
          </table:table-cell>
          <table:table-cell office:value-type="float" office:value="24.7755208752902" calcext:value-type="float">
            <text:p>24.7755208752902</text:p>
          </table:table-cell>
          <table:table-cell office:value-type="float" office:value="24.7755196938038" calcext:value-type="float">
            <text:p>24.7755196938038</text:p>
          </table:table-cell>
          <table:table-cell office:value-type="float" office:value="24.7755185507249" calcext:value-type="float">
            <text:p>24.7755185507249</text:p>
          </table:table-cell>
          <table:table-cell office:value-type="float" office:value="24.7755174212147" calcext:value-type="float">
            <text:p>24.7755174212147</text:p>
          </table:table-cell>
          <table:table-cell office:value-type="float" office:value="24.7755162616198" calcext:value-type="float">
            <text:p>24.7755162616198</text:p>
          </table:table-cell>
          <table:table-cell office:value-type="float" office:value="24.7755150657131" calcext:value-type="float">
            <text:p>24.7755150657131</text:p>
          </table:table-cell>
          <table:table-cell office:value-type="float" office:value="24.775513942344" calcext:value-type="float">
            <text:p>24.775513942344</text:p>
          </table:table-cell>
          <table:table-cell office:value-type="float" office:value="24.7755126116037" calcext:value-type="float">
            <text:p>24.7755126116037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bcewithlogits</text:p>
          </table:table-cell>
          <table:table-cell office:value-type="float" office:value="51.0718935130319" calcext:value-type="float">
            <text:p>51.0718935130319</text:p>
          </table:table-cell>
          <table:table-cell office:value-type="float" office:value="23.0788621272838" calcext:value-type="float">
            <text:p>23.0788621272838</text:p>
          </table:table-cell>
          <table:table-cell office:value-type="float" office:value="16.7593879578113" calcext:value-type="float">
            <text:p>16.7593879578113</text:p>
          </table:table-cell>
          <table:table-cell office:value-type="float" office:value="14.4936175060083" calcext:value-type="float">
            <text:p>14.4936175060083</text:p>
          </table:table-cell>
          <table:table-cell office:value-type="float" office:value="13.5198489022514" calcext:value-type="float">
            <text:p>13.5198489022514</text:p>
          </table:table-cell>
          <table:table-cell office:value-type="float" office:value="13.0203933382455" calcext:value-type="float">
            <text:p>13.0203933382455</text:p>
          </table:table-cell>
          <table:table-cell office:value-type="float" office:value="12.7261909026499" calcext:value-type="float">
            <text:p>12.7261909026499</text:p>
          </table:table-cell>
          <table:table-cell office:value-type="float" office:value="12.5362426937035" calcext:value-type="float">
            <text:p>12.5362426937035</text:p>
          </table:table-cell>
          <table:table-cell office:value-type="float" office:value="12.4051627444978" calcext:value-type="float">
            <text:p>12.4051627444978</text:p>
          </table:table-cell>
          <table:table-cell office:value-type="float" office:value="12.3099158336101" calcext:value-type="float">
            <text:p>12.3099158336101</text:p>
          </table:table-cell>
          <table:table-cell office:value-type="float" office:value="12.2377569802453" calcext:value-type="float">
            <text:p>12.2377569802453</text:p>
          </table:table-cell>
          <table:table-cell office:value-type="float" office:value="12.1811623813032" calcext:value-type="float">
            <text:p>12.1811623813032</text:p>
          </table:table-cell>
          <table:table-cell office:value-type="float" office:value="12.135453955717" calcext:value-type="float">
            <text:p>12.135453955717</text:p>
          </table:table-cell>
          <table:table-cell office:value-type="float" office:value="12.0975936707072" calcext:value-type="float">
            <text:p>12.0975936707072</text:p>
          </table:table-cell>
          <table:table-cell office:value-type="float" office:value="12.0655327947069" calcext:value-type="float">
            <text:p>12.0655327947069</text:p>
          </table:table-cell>
          <table:table-cell office:value-type="float" office:value="12.0378463130987" calcext:value-type="float">
            <text:p>12.0378463130987</text:p>
          </table:table-cell>
          <table:table-cell office:value-type="float" office:value="12.0135162592179" calcext:value-type="float">
            <text:p>12.0135162592179</text:p>
          </table:table-cell>
          <table:table-cell office:value-type="float" office:value="11.9918007861289" calcext:value-type="float">
            <text:p>11.9918007861289</text:p>
          </table:table-cell>
          <table:table-cell office:value-type="float" office:value="11.9721496306621" calcext:value-type="float">
            <text:p>11.9721496306621</text:p>
          </table:table-cell>
          <table:table-cell office:value-type="float" office:value="11.9541503041505" calcext:value-type="float">
            <text:p>11.9541503041505</text:p>
          </table:table-cell>
          <table:table-cell office:value-type="float" office:value="11.9374901001959" calcext:value-type="float">
            <text:p>11.9374901001959</text:p>
          </table:table-cell>
          <table:table-cell office:value-type="float" office:value="11.92193057889" calcext:value-type="float">
            <text:p>11.92193057889</text:p>
          </table:table-cell>
          <table:table-cell office:value-type="float" office:value="11.9072896150734" calcext:value-type="float">
            <text:p>11.9072896150734</text:p>
          </table:table-cell>
          <table:table-cell office:value-type="float" office:value="11.8934280688982" calcext:value-type="float">
            <text:p>11.8934280688982</text:p>
          </table:table-cell>
          <table:table-cell office:value-type="float" office:value="11.8802395749336" calcext:value-type="float">
            <text:p>11.8802395749336</text:p>
          </table:table-cell>
          <table:table-cell office:value-type="float" office:value="11.867643283035" calcext:value-type="float">
            <text:p>11.867643283035</text:p>
          </table:table-cell>
          <table:table-cell office:value-type="float" office:value="11.8555778898387" calcext:value-type="float">
            <text:p>11.8555778898387</text:p>
          </table:table-cell>
          <table:table-cell office:value-type="float" office:value="11.8439969858307" calcext:value-type="float">
            <text:p>11.8439969858307</text:p>
          </table:table-cell>
          <table:table-cell office:value-type="float" office:value="11.8328644570488" calcext:value-type="float">
            <text:p>11.8328644570488</text:p>
          </table:table-cell>
          <table:table-cell office:value-type="float" office:value="11.8221515201535" calcext:value-type="float">
            <text:p>11.8221515201535</text:p>
          </table:table-cell>
          <table:table-cell office:value-type="float" office:value="11.8118345990949" calcext:value-type="float">
            <text:p>11.8118345990949</text:p>
          </table:table-cell>
          <table:table-cell office:value-type="float" office:value="11.801903243054" calcext:value-type="float">
            <text:p>11.801903243054</text:p>
          </table:table-cell>
          <table:table-cell office:value-type="float" office:value="11.7923702611966" calcext:value-type="float">
            <text:p>11.7923702611966</text:p>
          </table:table-cell>
          <table:table-cell office:value-type="float" office:value="11.783192202163" calcext:value-type="float">
            <text:p>11.783192202163</text:p>
          </table:table-cell>
          <table:table-cell office:value-type="float" office:value="11.7743200273907" calcext:value-type="float">
            <text:p>11.7743200273907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mse</text:p>
          </table:table-cell>
          <table:table-cell table:number-columns-repeated="3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mse</text:p>
          </table:table-cell>
          <table:table-cell office:value-type="float" office:value="123.515594154003" calcext:value-type="float">
            <text:p>123.515594154003</text:p>
          </table:table-cell>
          <table:table-cell office:value-type="float" office:value="19.0920669271233" calcext:value-type="float">
            <text:p>19.0920669271233</text:p>
          </table:table-cell>
          <table:table-cell office:value-type="float" office:value="15.4119831433032" calcext:value-type="float">
            <text:p>15.4119831433032</text:p>
          </table:table-cell>
          <table:table-cell office:value-type="float" office:value="12.5532492624553" calcext:value-type="float">
            <text:p>12.5532492624553</text:p>
          </table:table-cell>
          <table:table-cell office:value-type="float" office:value="10.262889715597" calcext:value-type="float">
            <text:p>10.262889715597</text:p>
          </table:table-cell>
          <table:table-cell office:value-type="float" office:value="8.07463478774359" calcext:value-type="float">
            <text:p>8.07463478774359</text:p>
          </table:table-cell>
          <table:table-cell office:value-type="float" office:value="6.66115842035234" calcext:value-type="float">
            <text:p>6.66115842035234</text:p>
          </table:table-cell>
          <table:table-cell office:value-type="float" office:value="5.83506123735863" calcext:value-type="float">
            <text:p>5.83506123735863</text:p>
          </table:table-cell>
          <table:table-cell office:value-type="float" office:value="5.25353377281698" calcext:value-type="float">
            <text:p>5.25353377281698</text:p>
          </table:table-cell>
          <table:table-cell office:value-type="float" office:value="4.88175407695862" calcext:value-type="float">
            <text:p>4.88175407695862</text:p>
          </table:table-cell>
          <table:table-cell office:value-type="float" office:value="4.6206275516307" calcext:value-type="float">
            <text:p>4.6206275516307</text:p>
          </table:table-cell>
          <table:table-cell office:value-type="float" office:value="4.42059577220748" calcext:value-type="float">
            <text:p>4.42059577220748</text:p>
          </table:table-cell>
          <table:table-cell office:value-type="float" office:value="4.26263800742638" calcext:value-type="float">
            <text:p>4.26263800742638</text:p>
          </table:table-cell>
          <table:table-cell office:value-type="float" office:value="4.13794399830312" calcext:value-type="float">
            <text:p>4.13794399830312</text:p>
          </table:table-cell>
          <table:table-cell office:value-type="float" office:value="4.03668589648144" calcext:value-type="float">
            <text:p>4.03668589648144</text:p>
          </table:table-cell>
          <table:table-cell office:value-type="float" office:value="3.95273134567955" calcext:value-type="float">
            <text:p>3.95273134567955</text:p>
          </table:table-cell>
          <table:table-cell office:value-type="float" office:value="3.88318737451746" calcext:value-type="float">
            <text:p>3.88318737451746</text:p>
          </table:table-cell>
          <table:table-cell office:value-type="float" office:value="3.82479080802363" calcext:value-type="float">
            <text:p>3.82479080802363</text:p>
          </table:table-cell>
          <table:table-cell office:value-type="float" office:value="3.77513315293724" calcext:value-type="float">
            <text:p>3.77513315293724</text:p>
          </table:table-cell>
          <table:table-cell office:value-type="float" office:value="3.73261857272103" calcext:value-type="float">
            <text:p>3.73261857272103</text:p>
          </table:table-cell>
          <table:table-cell office:value-type="float" office:value="3.69604548124042" calcext:value-type="float">
            <text:p>3.69604548124042</text:p>
          </table:table-cell>
          <table:table-cell office:value-type="float" office:value="3.66427998155214" calcext:value-type="float">
            <text:p>3.66427998155214</text:p>
          </table:table-cell>
          <table:table-cell office:value-type="float" office:value="3.63649277631782" calcext:value-type="float">
            <text:p>3.63649277631782</text:p>
          </table:table-cell>
          <table:table-cell office:value-type="float" office:value="3.61225117490425" calcext:value-type="float">
            <text:p>3.61225117490425</text:p>
          </table:table-cell>
          <table:table-cell office:value-type="float" office:value="3.59113723618713" calcext:value-type="float">
            <text:p>3.59113723618713</text:p>
          </table:table-cell>
          <table:table-cell office:value-type="float" office:value="3.57262440926848" calcext:value-type="float">
            <text:p>3.57262440926848</text:p>
          </table:table-cell>
          <table:table-cell office:value-type="float" office:value="3.55639357422473" calcext:value-type="float">
            <text:p>3.55639357422473</text:p>
          </table:table-cell>
          <table:table-cell office:value-type="float" office:value="3.54220899231465" calcext:value-type="float">
            <text:p>3.54220899231465</text:p>
          </table:table-cell>
          <table:table-cell office:value-type="float" office:value="3.529764856497" calcext:value-type="float">
            <text:p>3.529764856497</text:p>
          </table:table-cell>
          <table:table-cell office:value-type="float" office:value="3.51872053080297" calcext:value-type="float">
            <text:p>3.51872053080297</text:p>
          </table:table-cell>
          <table:table-cell office:value-type="float" office:value="3.50883190609673" calcext:value-type="float">
            <text:p>3.50883190609673</text:p>
          </table:table-cell>
          <table:table-cell office:value-type="float" office:value="3.49995892657385" calcext:value-type="float">
            <text:p>3.49995892657385</text:p>
          </table:table-cell>
          <table:table-cell office:value-type="float" office:value="3.49193198822563" calcext:value-type="float">
            <text:p>3.49193198822563</text:p>
          </table:table-cell>
          <table:table-cell office:value-type="float" office:value="3.48456618417972" calcext:value-type="float">
            <text:p>3.48456618417972</text:p>
          </table:table-cell>
          <table:table-cell office:value-type="float" office:value="3.47774010680547" calcext:value-type="float">
            <text:p>3.47774010680547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l1</text:p>
          </table:table-cell>
          <table:table-cell office:value-type="float" office:value="51.3664332255656" calcext:value-type="float">
            <text:p>51.3664332255656</text:p>
          </table:table-cell>
          <table:table-cell office:value-type="float" office:value="9.45182073318732" calcext:value-type="float">
            <text:p>9.45182073318732</text:p>
          </table:table-cell>
          <table:table-cell office:value-type="float" office:value="5.73461660402623" calcext:value-type="float">
            <text:p>5.73461660402623</text:p>
          </table:table-cell>
          <table:table-cell office:value-type="float" office:value="4.88901587442292" calcext:value-type="float">
            <text:p>4.88901587442292</text:p>
          </table:table-cell>
          <table:table-cell office:value-type="float" office:value="4.44058820333842" calcext:value-type="float">
            <text:p>4.44058820333842</text:p>
          </table:table-cell>
          <table:table-cell office:value-type="float" office:value="4.13196658348598" calcext:value-type="float">
            <text:p>4.13196658348598</text:p>
          </table:table-cell>
          <table:table-cell office:value-type="float" office:value="3.85915824455553" calcext:value-type="float">
            <text:p>3.85915824455553</text:p>
          </table:table-cell>
          <table:table-cell office:value-type="float" office:value="3.66115647973749" calcext:value-type="float">
            <text:p>3.66115647973749</text:p>
          </table:table-cell>
          <table:table-cell office:value-type="float" office:value="3.49149772670283" calcext:value-type="float">
            <text:p>3.49149772670283</text:p>
          </table:table-cell>
          <table:table-cell office:value-type="float" office:value="3.35457127902781" calcext:value-type="float">
            <text:p>3.35457127902781</text:p>
          </table:table-cell>
          <table:table-cell office:value-type="float" office:value="3.22100258836004" calcext:value-type="float">
            <text:p>3.22100258836004</text:p>
          </table:table-cell>
          <table:table-cell office:value-type="float" office:value="3.11448172666952" calcext:value-type="float">
            <text:p>3.11448172666952</text:p>
          </table:table-cell>
          <table:table-cell office:value-type="float" office:value="3.01418357572687" calcext:value-type="float">
            <text:p>3.01418357572687</text:p>
          </table:table-cell>
          <table:table-cell office:value-type="float" office:value="2.97188267734201" calcext:value-type="float">
            <text:p>2.97188267734201</text:p>
          </table:table-cell>
          <table:table-cell office:value-type="float" office:value="2.890832274998" calcext:value-type="float">
            <text:p>2.890832274998</text:p>
          </table:table-cell>
          <table:table-cell office:value-type="float" office:value="2.83434610697535" calcext:value-type="float">
            <text:p>2.83434610697535</text:p>
          </table:table-cell>
          <table:table-cell office:value-type="float" office:value="2.78879328593719" calcext:value-type="float">
            <text:p>2.78879328593719</text:p>
          </table:table-cell>
          <table:table-cell office:value-type="float" office:value="2.71822722048898" calcext:value-type="float">
            <text:p>2.71822722048898</text:p>
          </table:table-cell>
          <table:table-cell office:value-type="float" office:value="2.67162111575945" calcext:value-type="float">
            <text:p>2.67162111575945</text:p>
          </table:table-cell>
          <table:table-cell office:value-type="float" office:value="2.65796209342556" calcext:value-type="float">
            <text:p>2.65796209342556</text:p>
          </table:table-cell>
          <table:table-cell office:value-type="float" office:value="2.60601328243159" calcext:value-type="float">
            <text:p>2.60601328243159</text:p>
          </table:table-cell>
          <table:table-cell office:value-type="float" office:value="2.53850890478996" calcext:value-type="float">
            <text:p>2.53850890478996</text:p>
          </table:table-cell>
          <table:table-cell office:value-type="float" office:value="2.52444320314482" calcext:value-type="float">
            <text:p>2.52444320314482</text:p>
          </table:table-cell>
          <table:table-cell office:value-type="float" office:value="2.49411881498583" calcext:value-type="float">
            <text:p>2.49411881498583</text:p>
          </table:table-cell>
          <table:table-cell office:value-type="float" office:value="2.46332321596219" calcext:value-type="float">
            <text:p>2.46332321596219</text:p>
          </table:table-cell>
          <table:table-cell office:value-type="float" office:value="2.40948755700113" calcext:value-type="float">
            <text:p>2.40948755700113</text:p>
          </table:table-cell>
          <table:table-cell office:value-type="float" office:value="2.42427208661438" calcext:value-type="float">
            <text:p>2.42427208661438</text:p>
          </table:table-cell>
          <table:table-cell office:value-type="float" office:value="2.34573986087702" calcext:value-type="float">
            <text:p>2.34573986087702</text:p>
          </table:table-cell>
          <table:table-cell office:value-type="float" office:value="2.29440147550033" calcext:value-type="float">
            <text:p>2.29440147550033</text:p>
          </table:table-cell>
          <table:table-cell office:value-type="float" office:value="2.31641702119479" calcext:value-type="float">
            <text:p>2.31641702119479</text:p>
          </table:table-cell>
          <table:table-cell office:value-type="float" office:value="2.20440233952863" calcext:value-type="float">
            <text:p>2.20440233952863</text:p>
          </table:table-cell>
          <table:table-cell office:value-type="float" office:value="2.20804148245505" calcext:value-type="float">
            <text:p>2.20804148245505</text:p>
          </table:table-cell>
          <table:table-cell office:value-type="float" office:value="2.13929247092571" calcext:value-type="float">
            <text:p>2.13929247092571</text:p>
          </table:table-cell>
          <table:table-cell office:value-type="float" office:value="2.14744716079712" calcext:value-type="float">
            <text:p>2.14744716079712</text:p>
          </table:table-cell>
          <table:table-cell office:value-type="float" office:value="2.18262404371083" calcext:value-type="float">
            <text:p>2.18262404371083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smoothl1</text:p>
          </table:table-cell>
          <table:table-cell office:value-type="float" office:value="69.247196653871" calcext:value-type="float">
            <text:p>69.247196653871</text:p>
          </table:table-cell>
          <table:table-cell office:value-type="float" office:value="9.9833806888889" calcext:value-type="float">
            <text:p>9.9833806888889</text:p>
          </table:table-cell>
          <table:table-cell office:value-type="float" office:value="2.48994929545112" calcext:value-type="float">
            <text:p>2.48994929545112</text:p>
          </table:table-cell>
          <table:table-cell office:value-type="float" office:value="1.49534254656534" calcext:value-type="float">
            <text:p>1.49534254656534</text:p>
          </table:table-cell>
          <table:table-cell office:value-type="float" office:value="1.31858003303337" calcext:value-type="float">
            <text:p>1.31858003303337</text:p>
          </table:table-cell>
          <table:table-cell office:value-type="float" office:value="1.22078132839991" calcext:value-type="float">
            <text:p>1.22078132839991</text:p>
          </table:table-cell>
          <table:table-cell office:value-type="float" office:value="1.15402054177719" calcext:value-type="float">
            <text:p>1.15402054177719</text:p>
          </table:table-cell>
          <table:table-cell office:value-type="float" office:value="1.08648693474456" calcext:value-type="float">
            <text:p>1.08648693474456</text:p>
          </table:table-cell>
          <table:table-cell office:value-type="float" office:value="1.01940525967325" calcext:value-type="float">
            <text:p>1.01940525967325</text:p>
          </table:table-cell>
          <table:table-cell office:value-type="float" office:value="0.971307837606342" calcext:value-type="float">
            <text:p>0.971307837606342</text:p>
          </table:table-cell>
          <table:table-cell office:value-type="float" office:value="0.927349394954766" calcext:value-type="float">
            <text:p>0.927349394954766</text:p>
          </table:table-cell>
          <table:table-cell office:value-type="float" office:value="0.891055985796042" calcext:value-type="float">
            <text:p>0.891055985796042</text:p>
          </table:table-cell>
          <table:table-cell office:value-type="float" office:value="0.836197360602735" calcext:value-type="float">
            <text:p>0.836197360602735</text:p>
          </table:table-cell>
          <table:table-cell office:value-type="float" office:value="0.805671579803408" calcext:value-type="float">
            <text:p>0.805671579803408</text:p>
          </table:table-cell>
          <table:table-cell office:value-type="float" office:value="0.757086524678048" calcext:value-type="float">
            <text:p>0.757086524678048</text:p>
          </table:table-cell>
          <table:table-cell office:value-type="float" office:value="0.715251450142239" calcext:value-type="float">
            <text:p>0.715251450142239</text:p>
          </table:table-cell>
          <table:table-cell office:value-type="float" office:value="0.674272232796278" calcext:value-type="float">
            <text:p>0.674272232796278</text:p>
          </table:table-cell>
          <table:table-cell office:value-type="float" office:value="0.65045387856023" calcext:value-type="float">
            <text:p>0.65045387856023</text:p>
          </table:table-cell>
          <table:table-cell office:value-type="float" office:value="0.611097730695571" calcext:value-type="float">
            <text:p>0.611097730695571</text:p>
          </table:table-cell>
          <table:table-cell office:value-type="float" office:value="0.592421822515118" calcext:value-type="float">
            <text:p>0.592421822515118</text:p>
          </table:table-cell>
          <table:table-cell office:value-type="float" office:value="0.566812654067708" calcext:value-type="float">
            <text:p>0.566812654067708</text:p>
          </table:table-cell>
          <table:table-cell office:value-type="float" office:value="0.54895975935095" calcext:value-type="float">
            <text:p>0.54895975935095</text:p>
          </table:table-cell>
          <table:table-cell office:value-type="float" office:value="0.534922650791421" calcext:value-type="float">
            <text:p>0.534922650791421</text:p>
          </table:table-cell>
          <table:table-cell office:value-type="float" office:value="0.5140118936015" calcext:value-type="float">
            <text:p>0.5140118936015</text:p>
          </table:table-cell>
          <table:table-cell office:value-type="float" office:value="0.502895453362719" calcext:value-type="float">
            <text:p>0.502895453362719</text:p>
          </table:table-cell>
          <table:table-cell office:value-type="float" office:value="0.488691170990608" calcext:value-type="float">
            <text:p>0.488691170990608</text:p>
          </table:table-cell>
          <table:table-cell office:value-type="float" office:value="0.471840937251651" calcext:value-type="float">
            <text:p>0.471840937251651</text:p>
          </table:table-cell>
          <table:table-cell office:value-type="float" office:value="0.459605857923799" calcext:value-type="float">
            <text:p>0.459605857923799</text:p>
          </table:table-cell>
          <table:table-cell office:value-type="float" office:value="0.455284846916993" calcext:value-type="float">
            <text:p>0.455284846916993</text:p>
          </table:table-cell>
          <table:table-cell office:value-type="float" office:value="0.437063237198172" calcext:value-type="float">
            <text:p>0.437063237198172</text:p>
          </table:table-cell>
          <table:table-cell office:value-type="float" office:value="0.434811058729164" calcext:value-type="float">
            <text:p>0.434811058729164</text:p>
          </table:table-cell>
          <table:table-cell office:value-type="float" office:value="0.418697216767632" calcext:value-type="float">
            <text:p>0.418697216767632</text:p>
          </table:table-cell>
          <table:table-cell office:value-type="float" office:value="0.409021741396431" calcext:value-type="float">
            <text:p>0.409021741396431</text:p>
          </table:table-cell>
          <table:table-cell office:value-type="float" office:value="0.399687051039218" calcext:value-type="float">
            <text:p>0.399687051039218</text:p>
          </table:table-cell>
          <table:table-cell office:value-type="float" office:value="0.392860143131641" calcext:value-type="float">
            <text:p>0.39286014313164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hingeembedding</text:p>
          </table:table-cell>
          <table:table-cell office:value-type="float" office:value="118.272601693022" calcext:value-type="float">
            <text:p>118.272601693022</text:p>
          </table:table-cell>
          <table:table-cell office:value-type="float" office:value="72.7830970577673" calcext:value-type="float">
            <text:p>72.7830970577673</text:p>
          </table:table-cell>
          <table:table-cell office:value-type="float" office:value="42.1911524382914" calcext:value-type="float">
            <text:p>42.1911524382914</text:p>
          </table:table-cell>
          <table:table-cell office:value-type="float" office:value="26.8143668791745" calcext:value-type="float">
            <text:p>26.8143668791745</text:p>
          </table:table-cell>
          <table:table-cell office:value-type="float" office:value="20.6600982451392" calcext:value-type="float">
            <text:p>20.6600982451392</text:p>
          </table:table-cell>
          <table:table-cell office:value-type="float" office:value="18.9989612131995" calcext:value-type="float">
            <text:p>18.9989612131995</text:p>
          </table:table-cell>
          <table:table-cell office:value-type="float" office:value="18.5557047826953" calcext:value-type="float">
            <text:p>18.5557047826953</text:p>
          </table:table-cell>
          <table:table-cell office:value-type="float" office:value="18.4220823028574" calcext:value-type="float">
            <text:p>18.4220823028574</text:p>
          </table:table-cell>
          <table:table-cell office:value-type="float" office:value="18.3504081756685" calcext:value-type="float">
            <text:p>18.3504081756685</text:p>
          </table:table-cell>
          <table:table-cell office:value-type="float" office:value="18.3012401490293" calcext:value-type="float">
            <text:p>18.3012401490293</text:p>
          </table:table-cell>
          <table:table-cell office:value-type="float" office:value="18.2672663586581" calcext:value-type="float">
            <text:p>18.2672663586581</text:p>
          </table:table-cell>
          <table:table-cell office:value-type="float" office:value="18.2434556663998" calcext:value-type="float">
            <text:p>18.2434556663998</text:p>
          </table:table-cell>
          <table:table-cell office:value-type="float" office:value="18.224761905567" calcext:value-type="float">
            <text:p>18.224761905567</text:p>
          </table:table-cell>
          <table:table-cell office:value-type="float" office:value="18.2139286656889" calcext:value-type="float">
            <text:p>18.2139286656889</text:p>
          </table:table-cell>
          <table:table-cell office:value-type="float" office:value="18.2071040874178" calcext:value-type="float">
            <text:p>18.2071040874178</text:p>
          </table:table-cell>
          <table:table-cell office:value-type="float" office:value="18.2026356812228" calcext:value-type="float">
            <text:p>18.2026356812228</text:p>
          </table:table-cell>
          <table:table-cell office:value-type="float" office:value="18.2003977528124" calcext:value-type="float">
            <text:p>18.2003977528124</text:p>
          </table:table-cell>
          <table:table-cell office:value-type="float" office:value="18.1994243728392" calcext:value-type="float">
            <text:p>18.1994243728392</text:p>
          </table:table-cell>
          <table:table-cell table:number-columns-repeated="17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l1</text:p>
          </table:table-cell>
          <table:table-cell office:value-type="float" office:value="6.25324341662755" calcext:value-type="float">
            <text:p>6.25324341662755</text:p>
          </table:table-cell>
          <table:table-cell office:value-type="float" office:value="4.35739755205249" calcext:value-type="float">
            <text:p>4.35739755205249</text:p>
          </table:table-cell>
          <table:table-cell office:value-type="float" office:value="3.67175495623978" calcext:value-type="float">
            <text:p>3.67175495623978</text:p>
          </table:table-cell>
          <table:table-cell office:value-type="float" office:value="3.34283239665568" calcext:value-type="float">
            <text:p>3.34283239665568</text:p>
          </table:table-cell>
          <table:table-cell office:value-type="float" office:value="3.15763931238983" calcext:value-type="float">
            <text:p>3.15763931238983</text:p>
          </table:table-cell>
          <table:table-cell office:value-type="float" office:value="3.04117828326771" calcext:value-type="float">
            <text:p>3.04117828326771</text:p>
          </table:table-cell>
          <table:table-cell office:value-type="float" office:value="2.96110067736049" calcext:value-type="float">
            <text:p>2.96110067736049</text:p>
          </table:table-cell>
          <table:table-cell office:value-type="float" office:value="2.90145737965496" calcext:value-type="float">
            <text:p>2.90145737965496</text:p>
          </table:table-cell>
          <table:table-cell office:value-type="float" office:value="2.85358869366093" calcext:value-type="float">
            <text:p>2.85358869366093</text:p>
          </table:table-cell>
          <table:table-cell office:value-type="float" office:value="2.81243347789379" calcext:value-type="float">
            <text:p>2.81243347789379</text:p>
          </table:table-cell>
          <table:table-cell office:value-type="float" office:value="2.77586382359496" calcext:value-type="float">
            <text:p>2.77586382359496</text:p>
          </table:table-cell>
          <table:table-cell office:value-type="float" office:value="2.74909163616806" calcext:value-type="float">
            <text:p>2.74909163616806</text:p>
          </table:table-cell>
          <table:table-cell office:value-type="float" office:value="2.72687509424632" calcext:value-type="float">
            <text:p>2.72687509424632</text:p>
          </table:table-cell>
          <table:table-cell office:value-type="float" office:value="2.70759257122783" calcext:value-type="float">
            <text:p>2.70759257122783</text:p>
          </table:table-cell>
          <table:table-cell office:value-type="float" office:value="2.68837106583757" calcext:value-type="float">
            <text:p>2.68837106583757</text:p>
          </table:table-cell>
          <table:table-cell office:value-type="float" office:value="2.6725173580499" calcext:value-type="float">
            <text:p>2.6725173580499</text:p>
          </table:table-cell>
          <table:table-cell office:value-type="float" office:value="2.65404889964712" calcext:value-type="float">
            <text:p>2.65404889964712</text:p>
          </table:table-cell>
          <table:table-cell office:value-type="float" office:value="2.63842068627953" calcext:value-type="float">
            <text:p>2.63842068627953</text:p>
          </table:table-cell>
          <table:table-cell office:value-type="float" office:value="2.62025528460967" calcext:value-type="float">
            <text:p>2.62025528460967</text:p>
          </table:table-cell>
          <table:table-cell office:value-type="float" office:value="2.60310032658401" calcext:value-type="float">
            <text:p>2.60310032658401</text:p>
          </table:table-cell>
          <table:table-cell office:value-type="float" office:value="2.58943960341876" calcext:value-type="float">
            <text:p>2.58943960341876</text:p>
          </table:table-cell>
          <table:table-cell office:value-type="float" office:value="2.57248089301083" calcext:value-type="float">
            <text:p>2.57248089301083</text:p>
          </table:table-cell>
          <table:table-cell office:value-type="float" office:value="2.56349871249395" calcext:value-type="float">
            <text:p>2.56349871249395</text:p>
          </table:table-cell>
          <table:table-cell office:value-type="float" office:value="2.55029177242696" calcext:value-type="float">
            <text:p>2.55029177242696</text:p>
          </table:table-cell>
          <table:table-cell office:value-type="float" office:value="2.5357929874316" calcext:value-type="float">
            <text:p>2.5357929874316</text:p>
          </table:table-cell>
          <table:table-cell office:value-type="float" office:value="2.52306378925265" calcext:value-type="float">
            <text:p>2.52306378925265</text:p>
          </table:table-cell>
          <table:table-cell office:value-type="float" office:value="2.51414225748903" calcext:value-type="float">
            <text:p>2.51414225748903</text:p>
          </table:table-cell>
          <table:table-cell office:value-type="float" office:value="2.50471566668133" calcext:value-type="float">
            <text:p>2.50471566668133</text:p>
          </table:table-cell>
          <table:table-cell office:value-type="float" office:value="2.49770464548011" calcext:value-type="float">
            <text:p>2.49770464548011</text:p>
          </table:table-cell>
          <table:table-cell office:value-type="float" office:value="2.490365328652" calcext:value-type="float">
            <text:p>2.490365328652</text:p>
          </table:table-cell>
          <table:table-cell office:value-type="float" office:value="2.47970662265528" calcext:value-type="float">
            <text:p>2.47970662265528</text:p>
          </table:table-cell>
          <table:table-cell office:value-type="float" office:value="2.4730024922154" calcext:value-type="float">
            <text:p>2.4730024922154</text:p>
          </table:table-cell>
          <table:table-cell office:value-type="float" office:value="2.46877772130957" calcext:value-type="float">
            <text:p>2.46877772130957</text:p>
          </table:table-cell>
          <table:table-cell office:value-type="float" office:value="2.45990240283694" calcext:value-type="float">
            <text:p>2.45990240283694</text:p>
          </table:table-cell>
          <table:table-cell office:value-type="float" office:value="2.45075416289361" calcext:value-type="float">
            <text:p>2.45075416289361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huber</text:p>
          </table:table-cell>
          <table:table-cell office:value-type="float" office:value="65.3108436737854" calcext:value-type="float">
            <text:p>65.3108436737854</text:p>
          </table:table-cell>
          <table:table-cell office:value-type="float" office:value="9.99884196424374" calcext:value-type="float">
            <text:p>9.99884196424374</text:p>
          </table:table-cell>
          <table:table-cell office:value-type="float" office:value="3.47054346062847" calcext:value-type="float">
            <text:p>3.47054346062847</text:p>
          </table:table-cell>
          <table:table-cell office:value-type="float" office:value="1.86672612361158" calcext:value-type="float">
            <text:p>1.86672612361158</text:p>
          </table:table-cell>
          <table:table-cell office:value-type="float" office:value="1.3994545945136" calcext:value-type="float">
            <text:p>1.3994545945136</text:p>
          </table:table-cell>
          <table:table-cell office:value-type="float" office:value="1.22110536425919" calcext:value-type="float">
            <text:p>1.22110536425919</text:p>
          </table:table-cell>
          <table:table-cell office:value-type="float" office:value="1.1078127460725" calcext:value-type="float">
            <text:p>1.1078127460725</text:p>
          </table:table-cell>
          <table:table-cell office:value-type="float" office:value="1.03280339278531" calcext:value-type="float">
            <text:p>1.03280339278531</text:p>
          </table:table-cell>
          <table:table-cell office:value-type="float" office:value="0.983401499289492" calcext:value-type="float">
            <text:p>0.983401499289492</text:p>
          </table:table-cell>
          <table:table-cell office:value-type="float" office:value="0.943033996667386" calcext:value-type="float">
            <text:p>0.943033996667386</text:p>
          </table:table-cell>
          <table:table-cell office:value-type="float" office:value="0.902471182785631" calcext:value-type="float">
            <text:p>0.902471182785631</text:p>
          </table:table-cell>
          <table:table-cell office:value-type="float" office:value="0.877867231438155" calcext:value-type="float">
            <text:p>0.877867231438155</text:p>
          </table:table-cell>
          <table:table-cell office:value-type="float" office:value="0.841612120495927" calcext:value-type="float">
            <text:p>0.841612120495927</text:p>
          </table:table-cell>
          <table:table-cell office:value-type="float" office:value="0.816964596494264" calcext:value-type="float">
            <text:p>0.816964596494264</text:p>
          </table:table-cell>
          <table:table-cell office:value-type="float" office:value="0.782811179808495" calcext:value-type="float">
            <text:p>0.782811179808495</text:p>
          </table:table-cell>
          <table:table-cell office:value-type="float" office:value="0.75917937749452" calcext:value-type="float">
            <text:p>0.75917937749452</text:p>
          </table:table-cell>
          <table:table-cell office:value-type="float" office:value="0.736398151368787" calcext:value-type="float">
            <text:p>0.736398151368787</text:p>
          </table:table-cell>
          <table:table-cell office:value-type="float" office:value="0.711715955731414" calcext:value-type="float">
            <text:p>0.711715955731414</text:p>
          </table:table-cell>
          <table:table-cell office:value-type="float" office:value="0.692278331085951" calcext:value-type="float">
            <text:p>0.692278331085951</text:p>
          </table:table-cell>
          <table:table-cell office:value-type="float" office:value="0.669415120113832" calcext:value-type="float">
            <text:p>0.669415120113832</text:p>
          </table:table-cell>
          <table:table-cell office:value-type="float" office:value="0.649090205356355" calcext:value-type="float">
            <text:p>0.649090205356355</text:p>
          </table:table-cell>
          <table:table-cell office:value-type="float" office:value="0.635516337510813" calcext:value-type="float">
            <text:p>0.635516337510813</text:p>
          </table:table-cell>
          <table:table-cell office:value-type="float" office:value="0.624284109961463" calcext:value-type="float">
            <text:p>0.624284109961463</text:p>
          </table:table-cell>
          <table:table-cell office:value-type="float" office:value="0.607323161089461" calcext:value-type="float">
            <text:p>0.607323161089461</text:p>
          </table:table-cell>
          <table:table-cell office:value-type="float" office:value="0.591007833482532" calcext:value-type="float">
            <text:p>0.591007833482532</text:p>
          </table:table-cell>
          <table:table-cell office:value-type="float" office:value="0.582273139040085" calcext:value-type="float">
            <text:p>0.582273139040085</text:p>
          </table:table-cell>
          <table:table-cell office:value-type="float" office:value="0.569738697277564" calcext:value-type="float">
            <text:p>0.569738697277564</text:p>
          </table:table-cell>
          <table:table-cell office:value-type="float" office:value="0.557151381616413" calcext:value-type="float">
            <text:p>0.557151381616413</text:p>
          </table:table-cell>
          <table:table-cell office:value-type="float" office:value="0.538998836987123" calcext:value-type="float">
            <text:p>0.538998836987123</text:p>
          </table:table-cell>
          <table:table-cell office:value-type="float" office:value="0.525035624403197" calcext:value-type="float">
            <text:p>0.525035624403197</text:p>
          </table:table-cell>
          <table:table-cell office:value-type="float" office:value="0.511938563488396" calcext:value-type="float">
            <text:p>0.511938563488396</text:p>
          </table:table-cell>
          <table:table-cell office:value-type="float" office:value="0.498180166931687" calcext:value-type="float">
            <text:p>0.498180166931687</text:p>
          </table:table-cell>
          <table:table-cell office:value-type="float" office:value="0.487861811586041" calcext:value-type="float">
            <text:p>0.487861811586041</text:p>
          </table:table-cell>
          <table:table-cell office:value-type="float" office:value="0.479978669699045" calcext:value-type="float">
            <text:p>0.479978669699045</text:p>
          </table:table-cell>
          <table:table-cell office:value-type="float" office:value="0.463784711792902" calcext:value-type="float">
            <text:p>0.463784711792902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mse</text:p>
          </table:table-cell>
          <table:table-cell office:value-type="float" office:value="2.85155219478018" calcext:value-type="float">
            <text:p>2.85155219478018</text:p>
          </table:table-cell>
          <table:table-cell office:value-type="float" office:value="2.5126809301771" calcext:value-type="float">
            <text:p>2.5126809301771</text:p>
          </table:table-cell>
          <table:table-cell office:value-type="float" office:value="2.35936423176264" calcext:value-type="float">
            <text:p>2.35936423176264</text:p>
          </table:table-cell>
          <table:table-cell office:value-type="float" office:value="2.25545959458574" calcext:value-type="float">
            <text:p>2.25545959458574</text:p>
          </table:table-cell>
          <table:table-cell office:value-type="float" office:value="2.17357028159697" calcext:value-type="float">
            <text:p>2.17357028159697</text:p>
          </table:table-cell>
          <table:table-cell office:value-type="float" office:value="2.10407119340767" calcext:value-type="float">
            <text:p>2.10407119340767</text:p>
          </table:table-cell>
          <table:table-cell office:value-type="float" office:value="2.04267917986223" calcext:value-type="float">
            <text:p>2.04267917986223</text:p>
          </table:table-cell>
          <table:table-cell office:value-type="float" office:value="1.98739628971066" calcext:value-type="float">
            <text:p>1.98739628971066</text:p>
          </table:table-cell>
          <table:table-cell office:value-type="float" office:value="1.93726924248043" calcext:value-type="float">
            <text:p>1.93726924248043</text:p>
          </table:table-cell>
          <table:table-cell office:value-type="float" office:value="1.89175575872069" calcext:value-type="float">
            <text:p>1.89175575872069</text:p>
          </table:table-cell>
          <table:table-cell office:value-type="float" office:value="1.85040672326045" calcext:value-type="float">
            <text:p>1.85040672326045</text:p>
          </table:table-cell>
          <table:table-cell office:value-type="float" office:value="1.81273202712482" calcext:value-type="float">
            <text:p>1.81273202712482</text:p>
          </table:table-cell>
          <table:table-cell office:value-type="float" office:value="1.77819238955352" calcext:value-type="float">
            <text:p>1.77819238955352</text:p>
          </table:table-cell>
          <table:table-cell office:value-type="float" office:value="1.7462637068667" calcext:value-type="float">
            <text:p>1.7462637068667</text:p>
          </table:table-cell>
          <table:table-cell office:value-type="float" office:value="1.71649799961456" calcext:value-type="float">
            <text:p>1.71649799961456</text:p>
          </table:table-cell>
          <table:table-cell office:value-type="float" office:value="1.68854322527463" calcext:value-type="float">
            <text:p>1.68854322527463</text:p>
          </table:table-cell>
          <table:table-cell office:value-type="float" office:value="1.66213234430401" calcext:value-type="float">
            <text:p>1.66213234430401</text:p>
          </table:table-cell>
          <table:table-cell office:value-type="float" office:value="1.63706257996204" calcext:value-type="float">
            <text:p>1.63706257996204</text:p>
          </table:table-cell>
          <table:table-cell office:value-type="float" office:value="1.61317630757345" calcext:value-type="float">
            <text:p>1.61317630757345</text:p>
          </table:table-cell>
          <table:table-cell office:value-type="float" office:value="1.59034678754447" calcext:value-type="float">
            <text:p>1.59034678754447</text:p>
          </table:table-cell>
          <table:table-cell office:value-type="float" office:value="1.56846815079428" calcext:value-type="float">
            <text:p>1.56846815079428</text:p>
          </table:table-cell>
          <table:table-cell office:value-type="float" office:value="1.54744840129812" calcext:value-type="float">
            <text:p>1.54744840129812</text:p>
          </table:table-cell>
          <table:table-cell office:value-type="float" office:value="1.52720519612624" calcext:value-type="float">
            <text:p>1.52720519612624</text:p>
          </table:table-cell>
          <table:table-cell office:value-type="float" office:value="1.50766324520168" calcext:value-type="float">
            <text:p>1.50766324520168</text:p>
          </table:table-cell>
          <table:table-cell office:value-type="float" office:value="1.48875249936678" calcext:value-type="float">
            <text:p>1.48875249936678</text:p>
          </table:table-cell>
          <table:table-cell office:value-type="float" office:value="1.47040780966228" calcext:value-type="float">
            <text:p>1.47040780966228</text:p>
          </table:table-cell>
          <table:table-cell office:value-type="float" office:value="1.45256856863245" calcext:value-type="float">
            <text:p>1.45256856863245</text:p>
          </table:table-cell>
          <table:table-cell office:value-type="float" office:value="1.43517886225804" calcext:value-type="float">
            <text:p>1.43517886225804</text:p>
          </table:table-cell>
          <table:table-cell office:value-type="float" office:value="1.41818761897381" calcext:value-type="float">
            <text:p>1.41818761897381</text:p>
          </table:table-cell>
          <table:table-cell office:value-type="float" office:value="1.40154878888541" calcext:value-type="float">
            <text:p>1.40154878888541</text:p>
          </table:table-cell>
          <table:table-cell office:value-type="float" office:value="1.38522161176097" calcext:value-type="float">
            <text:p>1.38522161176097</text:p>
          </table:table-cell>
          <table:table-cell office:value-type="float" office:value="1.36917058552608" calcext:value-type="float">
            <text:p>1.36917058552608</text:p>
          </table:table-cell>
          <table:table-cell office:value-type="float" office:value="1.35336548015649" calcext:value-type="float">
            <text:p>1.35336548015649</text:p>
          </table:table-cell>
          <table:table-cell office:value-type="float" office:value="1.33778116944932" calcext:value-type="float">
            <text:p>1.33778116944932</text:p>
          </table:table-cell>
          <table:table-cell office:value-type="float" office:value="1.32239751330167" calcext:value-type="float">
            <text:p>1.32239751330167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softmargin</text:p>
          </table:table-cell>
          <table:table-cell office:value-type="float" office:value="12.6349668738748" calcext:value-type="float">
            <text:p>12.6349668738748</text:p>
          </table:table-cell>
          <table:table-cell office:value-type="float" office:value="12.6347685946823" calcext:value-type="float">
            <text:p>12.6347685946823</text:p>
          </table:table-cell>
          <table:table-cell office:value-type="float" office:value="12.634574543663" calcext:value-type="float">
            <text:p>12.634574543663</text:p>
          </table:table-cell>
          <table:table-cell office:value-type="float" office:value="12.6343845182941" calcext:value-type="float">
            <text:p>12.6343845182941</text:p>
          </table:table-cell>
          <table:table-cell office:value-type="float" office:value="12.634198457566" calcext:value-type="float">
            <text:p>12.634198457566</text:p>
          </table:table-cell>
          <table:table-cell office:value-type="float" office:value="12.6340160891193" calcext:value-type="float">
            <text:p>12.6340160891193</text:p>
          </table:table-cell>
          <table:table-cell office:value-type="float" office:value="12.6338373903449" calcext:value-type="float">
            <text:p>12.6338373903449</text:p>
          </table:table-cell>
          <table:table-cell office:value-type="float" office:value="12.6336622394422" calcext:value-type="float">
            <text:p>12.6336622394422</text:p>
          </table:table-cell>
          <table:table-cell office:value-type="float" office:value="12.6334905315668" calcext:value-type="float">
            <text:p>12.6334905315668</text:p>
          </table:table-cell>
          <table:table-cell office:value-type="float" office:value="12.6333221564584" calcext:value-type="float">
            <text:p>12.6333221564584</text:p>
          </table:table-cell>
          <table:table-cell office:value-type="float" office:value="12.6331568849489" calcext:value-type="float">
            <text:p>12.6331568849489</text:p>
          </table:table-cell>
          <table:table-cell office:value-type="float" office:value="12.6329948007019" calcext:value-type="float">
            <text:p>12.6329948007019</text:p>
          </table:table-cell>
          <table:table-cell office:value-type="float" office:value="12.6328357736951" calcext:value-type="float">
            <text:p>12.6328357736951</text:p>
          </table:table-cell>
          <table:table-cell office:value-type="float" office:value="12.6326797149138" calcext:value-type="float">
            <text:p>12.6326797149138</text:p>
          </table:table-cell>
          <table:table-cell office:value-type="float" office:value="12.6325263433031" calcext:value-type="float">
            <text:p>12.6325263433031</text:p>
          </table:table-cell>
          <table:table-cell office:value-type="float" office:value="12.6323758822208" calcext:value-type="float">
            <text:p>12.6323758822208</text:p>
          </table:table-cell>
          <table:table-cell office:value-type="float" office:value="12.6322280586693" calcext:value-type="float">
            <text:p>12.6322280586693</text:p>
          </table:table-cell>
          <table:table-cell office:value-type="float" office:value="12.6320828644808" calcext:value-type="float">
            <text:p>12.6320828644808</text:p>
          </table:table-cell>
          <table:table-cell office:value-type="float" office:value="12.6319401985171" calcext:value-type="float">
            <text:p>12.6319401985171</text:p>
          </table:table-cell>
          <table:table-cell office:value-type="float" office:value="12.6317999527291" calcext:value-type="float">
            <text:p>12.6317999527291</text:p>
          </table:table-cell>
          <table:table-cell office:value-type="float" office:value="12.6316621530043" calcext:value-type="float">
            <text:p>12.6316621530043</text:p>
          </table:table-cell>
          <table:table-cell office:value-type="float" office:value="12.6315266702314" calcext:value-type="float">
            <text:p>12.6315266702314</text:p>
          </table:table-cell>
          <table:table-cell office:value-type="float" office:value="12.6313935157657" calcext:value-type="float">
            <text:p>12.6313935157657</text:p>
          </table:table-cell>
          <table:table-cell office:value-type="float" office:value="12.6312625415875" calcext:value-type="float">
            <text:p>12.6312625415875</text:p>
          </table:table-cell>
          <table:table-cell office:value-type="float" office:value="12.6311336899111" calcext:value-type="float">
            <text:p>12.6311336899111</text:p>
          </table:table-cell>
          <table:table-cell office:value-type="float" office:value="12.6310070263059" calcext:value-type="float">
            <text:p>12.6310070263059</text:p>
          </table:table-cell>
          <table:table-cell office:value-type="float" office:value="12.6308823513961" calcext:value-type="float">
            <text:p>12.6308823513961</text:p>
          </table:table-cell>
          <table:table-cell office:value-type="float" office:value="12.6307596721877" calcext:value-type="float">
            <text:p>12.6307596721877</text:p>
          </table:table-cell>
          <table:table-cell office:value-type="float" office:value="12.6306388791487" calcext:value-type="float">
            <text:p>12.6306388791487</text:p>
          </table:table-cell>
          <table:table-cell office:value-type="float" office:value="12.6305200259803" calcext:value-type="float">
            <text:p>12.6305200259803</text:p>
          </table:table-cell>
          <table:table-cell office:value-type="float" office:value="12.6304030535435" calcext:value-type="float">
            <text:p>12.6304030535435</text:p>
          </table:table-cell>
          <table:table-cell office:value-type="float" office:value="12.630287833931" calcext:value-type="float">
            <text:p>12.630287833931</text:p>
          </table:table-cell>
          <table:table-cell office:value-type="float" office:value="12.6301744732897" calcext:value-type="float">
            <text:p>12.6301744732897</text:p>
          </table:table-cell>
          <table:table-cell office:value-type="float" office:value="12.6300627326079" calcext:value-type="float">
            <text:p>12.6300627326079</text:p>
          </table:table-cell>
          <table:table-cell office:value-type="float" office:value="12.6299527049293" calcext:value-type="float">
            <text:p>12.629952704929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crossentropy</text:p>
          </table:table-cell>
          <table:table-cell office:value-type="float" office:value="40.4072143475609" calcext:value-type="float">
            <text:p>40.4072143475609</text:p>
          </table:table-cell>
          <table:table-cell office:value-type="float" office:value="24.807936611312" calcext:value-type="float">
            <text:p>24.807936611312</text:p>
          </table:table-cell>
          <table:table-cell office:value-type="float" office:value="17.3965930774268" calcext:value-type="float">
            <text:p>17.3965930774268</text:p>
          </table:table-cell>
          <table:table-cell office:value-type="float" office:value="12.3536788954252" calcext:value-type="float">
            <text:p>12.3536788954252</text:p>
          </table:table-cell>
          <table:table-cell office:value-type="float" office:value="8.87770298828877" calcext:value-type="float">
            <text:p>8.87770298828877</text:p>
          </table:table-cell>
          <table:table-cell office:value-type="float" office:value="6.46369476911612" calcext:value-type="float">
            <text:p>6.46369476911612</text:p>
          </table:table-cell>
          <table:table-cell office:value-type="float" office:value="4.8327766715523" calcext:value-type="float">
            <text:p>4.8327766715523</text:p>
          </table:table-cell>
          <table:table-cell office:value-type="float" office:value="3.7189096402691" calcext:value-type="float">
            <text:p>3.7189096402691</text:p>
          </table:table-cell>
          <table:table-cell office:value-type="float" office:value="2.93756659790967" calcext:value-type="float">
            <text:p>2.93756659790967</text:p>
          </table:table-cell>
          <table:table-cell office:value-type="float" office:value="2.39150648849293" calcext:value-type="float">
            <text:p>2.39150648849293</text:p>
          </table:table-cell>
          <table:table-cell office:value-type="float" office:value="1.99043238934053" calcext:value-type="float">
            <text:p>1.99043238934053</text:p>
          </table:table-cell>
          <table:table-cell office:value-type="float" office:value="1.68882435343089" calcext:value-type="float">
            <text:p>1.68882435343089</text:p>
          </table:table-cell>
          <table:table-cell office:value-type="float" office:value="1.46283741357448" calcext:value-type="float">
            <text:p>1.46283741357448</text:p>
          </table:table-cell>
          <table:table-cell office:value-type="float" office:value="1.28256854977294" calcext:value-type="float">
            <text:p>1.28256854977294</text:p>
          </table:table-cell>
          <table:table-cell office:value-type="float" office:value="1.1369440660924" calcext:value-type="float">
            <text:p>1.1369440660924</text:p>
          </table:table-cell>
          <table:table-cell office:value-type="float" office:value="1.02022447776013" calcext:value-type="float">
            <text:p>1.02022447776013</text:p>
          </table:table-cell>
          <table:table-cell office:value-type="float" office:value="0.921908384322178" calcext:value-type="float">
            <text:p>0.921908384322178</text:p>
          </table:table-cell>
          <table:table-cell office:value-type="float" office:value="0.840016397304122" calcext:value-type="float">
            <text:p>0.840016397304122</text:p>
          </table:table-cell>
          <table:table-cell office:value-type="float" office:value="0.770720305522701" calcext:value-type="float">
            <text:p>0.770720305522701</text:p>
          </table:table-cell>
          <table:table-cell office:value-type="float" office:value="0.70996356260121" calcext:value-type="float">
            <text:p>0.70996356260121</text:p>
          </table:table-cell>
          <table:table-cell office:value-type="float" office:value="0.658549669585052" calcext:value-type="float">
            <text:p>0.658549669585052</text:p>
          </table:table-cell>
          <table:table-cell office:value-type="float" office:value="0.612869970195928" calcext:value-type="float">
            <text:p>0.612869970195928</text:p>
          </table:table-cell>
          <table:table-cell office:value-type="float" office:value="0.572677946706824" calcext:value-type="float">
            <text:p>0.572677946706824</text:p>
          </table:table-cell>
          <table:table-cell office:value-type="float" office:value="0.537237038168666" calcext:value-type="float">
            <text:p>0.537237038168666</text:p>
          </table:table-cell>
          <table:table-cell office:value-type="float" office:value="0.505306569531436" calcext:value-type="float">
            <text:p>0.505306569531436</text:p>
          </table:table-cell>
          <table:table-cell office:value-type="float" office:value="0.477155723400991" calcext:value-type="float">
            <text:p>0.477155723400991</text:p>
          </table:table-cell>
          <table:table-cell office:value-type="float" office:value="0.451204010126645" calcext:value-type="float">
            <text:p>0.451204010126645</text:p>
          </table:table-cell>
          <table:table-cell office:value-type="float" office:value="0.428081438275688" calcext:value-type="float">
            <text:p>0.428081438275688</text:p>
          </table:table-cell>
          <table:table-cell office:value-type="float" office:value="0.406860058644523" calcext:value-type="float">
            <text:p>0.406860058644523</text:p>
          </table:table-cell>
          <table:table-cell office:value-type="float" office:value="0.387615847702079" calcext:value-type="float">
            <text:p>0.387615847702079</text:p>
          </table:table-cell>
          <table:table-cell office:value-type="float" office:value="0.369811457659773" calcext:value-type="float">
            <text:p>0.369811457659773</text:p>
          </table:table-cell>
          <table:table-cell office:value-type="float" office:value="0.353655309302529" calcext:value-type="float">
            <text:p>0.353655309302529</text:p>
          </table:table-cell>
          <table:table-cell office:value-type="float" office:value="0.338489960444204" calcext:value-type="float">
            <text:p>0.338489960444204</text:p>
          </table:table-cell>
          <table:table-cell office:value-type="float" office:value="0.324711763352998" calcext:value-type="float">
            <text:p>0.324711763352998</text:p>
          </table:table-cell>
          <table:table-cell office:value-type="float" office:value="0.311889315672141" calcext:value-type="float">
            <text:p>0.311889315672141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hingeembedding</text:p>
          </table:table-cell>
          <table:table-cell office:value-type="float" office:value="20.9999587513761" calcext:value-type="float">
            <text:p>20.9999587513761</text:p>
          </table:table-cell>
          <table:table-cell table:number-columns-repeated="2" office:value-type="float" office:value="20.9999587354391" calcext:value-type="float">
            <text:p>20.9999587354391</text:p>
          </table:table-cell>
          <table:table-cell office:value-type="float" office:value="20.9999587162331" calcext:value-type="float">
            <text:p>20.9999587162331</text:p>
          </table:table-cell>
          <table:table-cell office:value-type="float" office:value="20.999958712727" calcext:value-type="float">
            <text:p>20.999958712727</text:p>
          </table:table-cell>
          <table:table-cell office:value-type="float" office:value="20.9999586994815" calcext:value-type="float">
            <text:p>20.9999586994815</text:p>
          </table:table-cell>
          <table:table-cell office:value-type="float" office:value="20.9999586959753" calcext:value-type="float">
            <text:p>20.9999586959753</text:p>
          </table:table-cell>
          <table:table-cell office:value-type="float" office:value="20.9999586905567" calcext:value-type="float">
            <text:p>20.9999586905567</text:p>
          </table:table-cell>
          <table:table-cell office:value-type="float" office:value="20.9999586808806" calcext:value-type="float">
            <text:p>20.9999586808806</text:p>
          </table:table-cell>
          <table:table-cell table:number-columns-repeated="2" office:value-type="float" office:value="20.9999586556141" calcext:value-type="float">
            <text:p>20.9999586556141</text:p>
          </table:table-cell>
          <table:table-cell table:number-columns-repeated="2" office:value-type="float" office:value="20.9999586489913" calcext:value-type="float">
            <text:p>20.9999586489913</text:p>
          </table:table-cell>
          <table:table-cell office:value-type="float" office:value="20.999958646282" calcext:value-type="float">
            <text:p>20.999958646282</text:p>
          </table:table-cell>
          <table:table-cell office:value-type="float" office:value="20.9999586435727" calcext:value-type="float">
            <text:p>20.9999586435727</text:p>
          </table:table-cell>
          <table:table-cell office:value-type="float" office:value="20.9999586268211" calcext:value-type="float">
            <text:p>20.9999586268211</text:p>
          </table:table-cell>
          <table:table-cell office:value-type="float" office:value="20.9999586181513" calcext:value-type="float">
            <text:p>20.9999586181513</text:p>
          </table:table-cell>
          <table:table-cell table:number-columns-repeated="4" office:value-type="float" office:value="20.9999585889511" calcext:value-type="float">
            <text:p>20.9999585889511</text:p>
          </table:table-cell>
          <table:table-cell office:value-type="float" office:value="20.9999585757056" calcext:value-type="float">
            <text:p>20.9999585757056</text:p>
          </table:table-cell>
          <table:table-cell office:value-type="float" office:value="20.9999585623397" calcext:value-type="float">
            <text:p>20.9999585623397</text:p>
          </table:table-cell>
          <table:table-cell office:value-type="float" office:value="20.9999585522108" calcext:value-type="float">
            <text:p>20.9999585522108</text:p>
          </table:table-cell>
          <table:table-cell office:value-type="float" office:value="20.9999585267434" calcext:value-type="float">
            <text:p>20.9999585267434</text:p>
          </table:table-cell>
          <table:table-cell table:number-columns-repeated="2" office:value-type="float" office:value="20.9999585232372" calcext:value-type="float">
            <text:p>20.9999585232372</text:p>
          </table:table-cell>
          <table:table-cell office:value-type="float" office:value="20.9999585045731" calcext:value-type="float">
            <text:p>20.9999585045731</text:p>
          </table:table-cell>
          <table:table-cell office:value-type="float" office:value="20.9999584956484" calcext:value-type="float">
            <text:p>20.9999584956484</text:p>
          </table:table-cell>
          <table:table-cell table:number-columns-repeated="2" office:value-type="float" office:value="20.9999584796936" calcext:value-type="float">
            <text:p>20.9999584796936</text:p>
          </table:table-cell>
          <table:table-cell office:value-type="float" office:value="20.999958474275" calcext:value-type="float">
            <text:p>20.999958474275</text:p>
          </table:table-cell>
          <table:table-cell office:value-type="float" office:value="20.9999584537389" calcext:value-type="float">
            <text:p>20.9999584537389</text:p>
          </table:table-cell>
          <table:table-cell office:value-type="float" office:value="20.9999584284724" calcext:value-type="float">
            <text:p>20.9999584284724</text:p>
          </table:table-cell>
          <table:table-cell office:value-type="float" office:value="20.9999584133777" calcext:value-type="float">
            <text:p>20.9999584133777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huber</text:p>
          </table:table-cell>
          <table:table-cell office:value-type="float" office:value="63.4395398041471" calcext:value-type="float">
            <text:p>63.4395398041471</text:p>
          </table:table-cell>
          <table:table-cell office:value-type="float" office:value="5.12437420424605" calcext:value-type="float">
            <text:p>5.12437420424605</text:p>
          </table:table-cell>
          <table:table-cell office:value-type="float" office:value="2.79351230039546" calcext:value-type="float">
            <text:p>2.79351230039546</text:p>
          </table:table-cell>
          <table:table-cell office:value-type="float" office:value="2.07061857908393" calcext:value-type="float">
            <text:p>2.07061857908393</text:p>
          </table:table-cell>
          <table:table-cell office:value-type="float" office:value="1.64434689820705" calcext:value-type="float">
            <text:p>1.64434689820705</text:p>
          </table:table-cell>
          <table:table-cell office:value-type="float" office:value="1.34962594428578" calcext:value-type="float">
            <text:p>1.34962594428578</text:p>
          </table:table-cell>
          <table:table-cell office:value-type="float" office:value="1.14640435772942" calcext:value-type="float">
            <text:p>1.14640435772942</text:p>
          </table:table-cell>
          <table:table-cell office:value-type="float" office:value="0.997691498938355" calcext:value-type="float">
            <text:p>0.997691498938355</text:p>
          </table:table-cell>
          <table:table-cell office:value-type="float" office:value="0.881062443100844" calcext:value-type="float">
            <text:p>0.881062443100844</text:p>
          </table:table-cell>
          <table:table-cell office:value-type="float" office:value="0.786086539044273" calcext:value-type="float">
            <text:p>0.786086539044273</text:p>
          </table:table-cell>
          <table:table-cell office:value-type="float" office:value="0.706269894379472" calcext:value-type="float">
            <text:p>0.706269894379472</text:p>
          </table:table-cell>
          <table:table-cell office:value-type="float" office:value="0.63804260344383" calcext:value-type="float">
            <text:p>0.63804260344383</text:p>
          </table:table-cell>
          <table:table-cell office:value-type="float" office:value="0.57876500400697" calcext:value-type="float">
            <text:p>0.57876500400697</text:p>
          </table:table-cell>
          <table:table-cell office:value-type="float" office:value="0.52733455723893" calcext:value-type="float">
            <text:p>0.52733455723893</text:p>
          </table:table-cell>
          <table:table-cell office:value-type="float" office:value="0.482103504781415" calcext:value-type="float">
            <text:p>0.482103504781415</text:p>
          </table:table-cell>
          <table:table-cell office:value-type="float" office:value="0.441948239797277" calcext:value-type="float">
            <text:p>0.441948239797277</text:p>
          </table:table-cell>
          <table:table-cell office:value-type="float" office:value="0.406038408098321" calcext:value-type="float">
            <text:p>0.406038408098321</text:p>
          </table:table-cell>
          <table:table-cell office:value-type="float" office:value="0.373766560324664" calcext:value-type="float">
            <text:p>0.373766560324664</text:p>
          </table:table-cell>
          <table:table-cell office:value-type="float" office:value="0.344645909593337" calcext:value-type="float">
            <text:p>0.344645909593337</text:p>
          </table:table-cell>
          <table:table-cell office:value-type="float" office:value="0.318223573103943" calcext:value-type="float">
            <text:p>0.318223573103943</text:p>
          </table:table-cell>
          <table:table-cell office:value-type="float" office:value="0.294117643689279" calcext:value-type="float">
            <text:p>0.294117643689279</text:p>
          </table:table-cell>
          <table:table-cell office:value-type="float" office:value="0.272003513419687" calcext:value-type="float">
            <text:p>0.272003513419687</text:p>
          </table:table-cell>
          <table:table-cell office:value-type="float" office:value="0.251817399963263" calcext:value-type="float">
            <text:p>0.251817399963263</text:p>
          </table:table-cell>
          <table:table-cell office:value-type="float" office:value="0.233459701624936" calcext:value-type="float">
            <text:p>0.233459701624936</text:p>
          </table:table-cell>
          <table:table-cell office:value-type="float" office:value="0.216696327063944" calcext:value-type="float">
            <text:p>0.216696327063944</text:p>
          </table:table-cell>
          <table:table-cell office:value-type="float" office:value="0.201330873581211" calcext:value-type="float">
            <text:p>0.201330873581211</text:p>
          </table:table-cell>
          <table:table-cell office:value-type="float" office:value="0.187191823558698" calcext:value-type="float">
            <text:p>0.187191823558698</text:p>
          </table:table-cell>
          <table:table-cell office:value-type="float" office:value="0.174176461477683" calcext:value-type="float">
            <text:p>0.174176461477683</text:p>
          </table:table-cell>
          <table:table-cell office:value-type="float" office:value="0.162275839791075" calcext:value-type="float">
            <text:p>0.162275839791075</text:p>
          </table:table-cell>
          <table:table-cell office:value-type="float" office:value="0.151366574973956" calcext:value-type="float">
            <text:p>0.151366574973956</text:p>
          </table:table-cell>
          <table:table-cell office:value-type="float" office:value="0.141346500133867" calcext:value-type="float">
            <text:p>0.141346500133867</text:p>
          </table:table-cell>
          <table:table-cell office:value-type="float" office:value="0.132128208532524" calcext:value-type="float">
            <text:p>0.132128208532524</text:p>
          </table:table-cell>
          <table:table-cell office:value-type="float" office:value="0.123634967507033" calcext:value-type="float">
            <text:p>0.123634967507033</text:p>
          </table:table-cell>
          <table:table-cell office:value-type="float" office:value="0.115798854713476" calcext:value-type="float">
            <text:p>0.115798854713476</text:p>
          </table:table-cell>
          <table:table-cell office:value-type="float" office:value="0.108559612409015" calcext:value-type="float">
            <text:p>0.10855961240901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l1</text:p>
          </table:table-cell>
          <table:table-cell office:value-type="float" office:value="15.3370464163846" calcext:value-type="float">
            <text:p>15.3370464163846</text:p>
          </table:table-cell>
          <table:table-cell office:value-type="float" office:value="15.2790990563989" calcext:value-type="float">
            <text:p>15.2790990563989</text:p>
          </table:table-cell>
          <table:table-cell office:value-type="float" office:value="15.2137364616061" calcext:value-type="float">
            <text:p>15.2137364616061</text:p>
          </table:table-cell>
          <table:table-cell office:value-type="float" office:value="15.1387278419706" calcext:value-type="float">
            <text:p>15.1387278419706</text:p>
          </table:table-cell>
          <table:table-cell office:value-type="float" office:value="15.0507068867483" calcext:value-type="float">
            <text:p>15.0507068867483</text:p>
          </table:table-cell>
          <table:table-cell office:value-type="float" office:value="14.9438229161073" calcext:value-type="float">
            <text:p>14.9438229161073</text:p>
          </table:table-cell>
          <table:table-cell office:value-type="float" office:value="14.8063338201711" calcext:value-type="float">
            <text:p>14.8063338201711</text:p>
          </table:table-cell>
          <table:table-cell office:value-type="float" office:value="14.6056618262283" calcext:value-type="float">
            <text:p>14.6056618262283</text:p>
          </table:table-cell>
          <table:table-cell office:value-type="float" office:value="14.2106472618385" calcext:value-type="float">
            <text:p>14.2106472618385</text:p>
          </table:table-cell>
          <table:table-cell office:value-type="float" office:value="13.6459548618179" calcext:value-type="float">
            <text:p>13.6459548618179</text:p>
          </table:table-cell>
          <table:table-cell office:value-type="float" office:value="13.1670440317938" calcext:value-type="float">
            <text:p>13.1670440317938</text:p>
          </table:table-cell>
          <table:table-cell office:value-type="float" office:value="12.6619744247768" calcext:value-type="float">
            <text:p>12.6619744247768</text:p>
          </table:table-cell>
          <table:table-cell office:value-type="float" office:value="12.1592328730674" calcext:value-type="float">
            <text:p>12.1592328730674</text:p>
          </table:table-cell>
          <table:table-cell office:value-type="float" office:value="11.6166046407344" calcext:value-type="float">
            <text:p>11.6166046407344</text:p>
          </table:table-cell>
          <table:table-cell office:value-type="float" office:value="11.0343865614521" calcext:value-type="float">
            <text:p>11.0343865614521</text:p>
          </table:table-cell>
          <table:table-cell office:value-type="float" office:value="10.5393345496351" calcext:value-type="float">
            <text:p>10.5393345496351</text:p>
          </table:table-cell>
          <table:table-cell office:value-type="float" office:value="10.068070547261" calcext:value-type="float">
            <text:p>10.068070547261</text:p>
          </table:table-cell>
          <table:table-cell office:value-type="float" office:value="9.69749307685627" calcext:value-type="float">
            <text:p>9.69749307685627</text:p>
          </table:table-cell>
          <table:table-cell office:value-type="float" office:value="9.2972398508678" calcext:value-type="float">
            <text:p>9.2972398508678</text:p>
          </table:table-cell>
          <table:table-cell office:value-type="float" office:value="8.85341386462783" calcext:value-type="float">
            <text:p>8.85341386462783</text:p>
          </table:table-cell>
          <table:table-cell office:value-type="float" office:value="8.50408860422794" calcext:value-type="float">
            <text:p>8.50408860422794</text:p>
          </table:table-cell>
          <table:table-cell office:value-type="float" office:value="8.14344170253895" calcext:value-type="float">
            <text:p>8.14344170253895</text:p>
          </table:table-cell>
          <table:table-cell office:value-type="float" office:value="7.76168058276665" calcext:value-type="float">
            <text:p>7.76168058276665</text:p>
          </table:table-cell>
          <table:table-cell office:value-type="float" office:value="7.51480289069928" calcext:value-type="float">
            <text:p>7.51480289069928</text:p>
          </table:table-cell>
          <table:table-cell office:value-type="float" office:value="7.24241801351581" calcext:value-type="float">
            <text:p>7.24241801351581</text:p>
          </table:table-cell>
          <table:table-cell office:value-type="float" office:value="6.9734499002918" calcext:value-type="float">
            <text:p>6.9734499002918</text:p>
          </table:table-cell>
          <table:table-cell office:value-type="float" office:value="6.85816279264232" calcext:value-type="float">
            <text:p>6.85816279264232</text:p>
          </table:table-cell>
          <table:table-cell office:value-type="float" office:value="6.74457818346946" calcext:value-type="float">
            <text:p>6.74457818346946</text:p>
          </table:table-cell>
          <table:table-cell office:value-type="float" office:value="6.54852601715086" calcext:value-type="float">
            <text:p>6.54852601715086</text:p>
          </table:table-cell>
          <table:table-cell office:value-type="float" office:value="6.30870685106184" calcext:value-type="float">
            <text:p>6.30870685106184</text:p>
          </table:table-cell>
          <table:table-cell office:value-type="float" office:value="6.25243317094565" calcext:value-type="float">
            <text:p>6.25243317094565</text:p>
          </table:table-cell>
          <table:table-cell office:value-type="float" office:value="6.04296794283284" calcext:value-type="float">
            <text:p>6.04296794283284</text:p>
          </table:table-cell>
          <table:table-cell office:value-type="float" office:value="5.84653318998158" calcext:value-type="float">
            <text:p>5.84653318998158</text:p>
          </table:table-cell>
          <table:table-cell office:value-type="float" office:value="5.69433094007129" calcext:value-type="float">
            <text:p>5.69433094007129</text:p>
          </table:table-cell>
          <table:table-cell office:value-type="float" office:value="5.63155730703559" calcext:value-type="float">
            <text:p>5.63155730703559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bcewithlogits</text:p>
          </table:table-cell>
          <table:table-cell office:value-type="float" office:value="23.2452730343995" calcext:value-type="float">
            <text:p>23.2452730343995</text:p>
          </table:table-cell>
          <table:table-cell office:value-type="float" office:value="16.0351197139271" calcext:value-type="float">
            <text:p>16.0351197139271</text:p>
          </table:table-cell>
          <table:table-cell office:value-type="float" office:value="14.8396748918157" calcext:value-type="float">
            <text:p>14.8396748918157</text:p>
          </table:table-cell>
          <table:table-cell office:value-type="float" office:value="14.5864469878538" calcext:value-type="float">
            <text:p>14.5864469878538</text:p>
          </table:table-cell>
          <table:table-cell office:value-type="float" office:value="14.5157126907734" calcext:value-type="float">
            <text:p>14.5157126907734</text:p>
          </table:table-cell>
          <table:table-cell office:value-type="float" office:value="14.4831481638753" calcext:value-type="float">
            <text:p>14.4831481638753</text:p>
          </table:table-cell>
          <table:table-cell office:value-type="float" office:value="14.4584347146614" calcext:value-type="float">
            <text:p>14.4584347146614</text:p>
          </table:table-cell>
          <table:table-cell office:value-type="float" office:value="14.44149109477" calcext:value-type="float">
            <text:p>14.44149109477</text:p>
          </table:table-cell>
          <table:table-cell office:value-type="float" office:value="14.4271982600492" calcext:value-type="float">
            <text:p>14.4271982600492</text:p>
          </table:table-cell>
          <table:table-cell office:value-type="float" office:value="14.4134865610168" calcext:value-type="float">
            <text:p>14.4134865610168</text:p>
          </table:table-cell>
          <table:table-cell office:value-type="float" office:value="14.4008935854372" calcext:value-type="float">
            <text:p>14.4008935854372</text:p>
          </table:table-cell>
          <table:table-cell office:value-type="float" office:value="14.3865093814407" calcext:value-type="float">
            <text:p>14.3865093814407</text:p>
          </table:table-cell>
          <table:table-cell office:value-type="float" office:value="14.3726453510621" calcext:value-type="float">
            <text:p>14.3726453510621</text:p>
          </table:table-cell>
          <table:table-cell office:value-type="float" office:value="14.3583202269837" calcext:value-type="float">
            <text:p>14.3583202269837</text:p>
          </table:table-cell>
          <table:table-cell office:value-type="float" office:value="14.3436310009206" calcext:value-type="float">
            <text:p>14.3436310009206</text:p>
          </table:table-cell>
          <table:table-cell office:value-type="float" office:value="14.3315204324524" calcext:value-type="float">
            <text:p>14.3315204324524</text:p>
          </table:table-cell>
          <table:table-cell office:value-type="float" office:value="14.3178149032121" calcext:value-type="float">
            <text:p>14.3178149032121</text:p>
          </table:table-cell>
          <table:table-cell office:value-type="float" office:value="14.3049932505702" calcext:value-type="float">
            <text:p>14.3049932505702</text:p>
          </table:table-cell>
          <table:table-cell office:value-type="float" office:value="14.2923582614711" calcext:value-type="float">
            <text:p>14.2923582614711</text:p>
          </table:table-cell>
          <table:table-cell office:value-type="float" office:value="14.2791634281932" calcext:value-type="float">
            <text:p>14.2791634281932</text:p>
          </table:table-cell>
          <table:table-cell office:value-type="float" office:value="14.2683694389814" calcext:value-type="float">
            <text:p>14.2683694389814</text:p>
          </table:table-cell>
          <table:table-cell office:value-type="float" office:value="14.2561172469873" calcext:value-type="float">
            <text:p>14.2561172469873</text:p>
          </table:table-cell>
          <table:table-cell office:value-type="float" office:value="14.2440612632238" calcext:value-type="float">
            <text:p>14.2440612632238</text:p>
          </table:table-cell>
          <table:table-cell office:value-type="float" office:value="14.2325310239407" calcext:value-type="float">
            <text:p>14.2325310239407</text:p>
          </table:table-cell>
          <table:table-cell office:value-type="float" office:value="14.220269028585" calcext:value-type="float">
            <text:p>14.220269028585</text:p>
          </table:table-cell>
          <table:table-cell office:value-type="float" office:value="14.2112828724331" calcext:value-type="float">
            <text:p>14.2112828724331</text:p>
          </table:table-cell>
          <table:table-cell office:value-type="float" office:value="14.2015521741791" calcext:value-type="float">
            <text:p>14.2015521741791</text:p>
          </table:table-cell>
          <table:table-cell office:value-type="float" office:value="14.1915481235869" calcext:value-type="float">
            <text:p>14.1915481235869</text:p>
          </table:table-cell>
          <table:table-cell office:value-type="float" office:value="14.1810377396608" calcext:value-type="float">
            <text:p>14.1810377396608</text:p>
          </table:table-cell>
          <table:table-cell office:value-type="float" office:value="14.1752295520424" calcext:value-type="float">
            <text:p>14.1752295520424</text:p>
          </table:table-cell>
          <table:table-cell office:value-type="float" office:value="14.1670953940572" calcext:value-type="float">
            <text:p>14.1670953940572</text:p>
          </table:table-cell>
          <table:table-cell office:value-type="float" office:value="14.1588884141788" calcext:value-type="float">
            <text:p>14.1588884141788</text:p>
          </table:table-cell>
          <table:table-cell office:value-type="float" office:value="14.1489118725044" calcext:value-type="float">
            <text:p>14.1489118725044</text:p>
          </table:table-cell>
          <table:table-cell office:value-type="float" office:value="14.1396746046448" calcext:value-type="float">
            <text:p>14.1396746046448</text:p>
          </table:table-cell>
          <table:table-cell office:value-type="float" office:value="14.1328384853413" calcext:value-type="float">
            <text:p>14.1328384853413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hingeembedding</text:p>
          </table:table-cell>
          <table:table-cell office:value-type="float" office:value="53.5902227802224" calcext:value-type="float">
            <text:p>53.5902227802224</text:p>
          </table:table-cell>
          <table:table-cell office:value-type="float" office:value="21.1607769682861" calcext:value-type="float">
            <text:p>21.1607769682861</text:p>
          </table:table-cell>
          <table:table-cell office:value-type="float" office:value="18.7517997906232" calcext:value-type="float">
            <text:p>18.7517997906232</text:p>
          </table:table-cell>
          <table:table-cell office:value-type="float" office:value="18.3480679496956" calcext:value-type="float">
            <text:p>18.3480679496956</text:p>
          </table:table-cell>
          <table:table-cell office:value-type="float" office:value="18.1184448943414" calcext:value-type="float">
            <text:p>18.1184448943414</text:p>
          </table:table-cell>
          <table:table-cell office:value-type="float" office:value="17.9655189139435" calcext:value-type="float">
            <text:p>17.9655189139435</text:p>
          </table:table-cell>
          <table:table-cell office:value-type="float" office:value="17.854883062858" calcext:value-type="float">
            <text:p>17.854883062858</text:p>
          </table:table-cell>
          <table:table-cell office:value-type="float" office:value="17.7727109643012" calcext:value-type="float">
            <text:p>17.7727109643012</text:p>
          </table:table-cell>
          <table:table-cell office:value-type="float" office:value="17.7103330846588" calcext:value-type="float">
            <text:p>17.7103330846588</text:p>
          </table:table-cell>
          <table:table-cell office:value-type="float" office:value="17.6620925111951" calcext:value-type="float">
            <text:p>17.6620925111951</text:p>
          </table:table-cell>
          <table:table-cell office:value-type="float" office:value="17.6241789149545" calcext:value-type="float">
            <text:p>17.6241789149545</text:p>
          </table:table-cell>
          <table:table-cell office:value-type="float" office:value="17.5939569822587" calcext:value-type="float">
            <text:p>17.5939569822587</text:p>
          </table:table-cell>
          <table:table-cell office:value-type="float" office:value="17.5695618610349" calcext:value-type="float">
            <text:p>17.5695618610349</text:p>
          </table:table-cell>
          <table:table-cell office:value-type="float" office:value="17.5496479032149" calcext:value-type="float">
            <text:p>17.5496479032149</text:p>
          </table:table-cell>
          <table:table-cell office:value-type="float" office:value="17.533226553727" calcext:value-type="float">
            <text:p>17.533226553727</text:p>
          </table:table-cell>
          <table:table-cell office:value-type="float" office:value="17.5195604469827" calcext:value-type="float">
            <text:p>17.5195604469827</text:p>
          </table:table-cell>
          <table:table-cell office:value-type="float" office:value="17.5080917419392" calcext:value-type="float">
            <text:p>17.5080917419392</text:p>
          </table:table-cell>
          <table:table-cell office:value-type="float" office:value="17.4983928941147" calcext:value-type="float">
            <text:p>17.4983928941147</text:p>
          </table:table-cell>
          <table:table-cell office:value-type="float" office:value="17.4901327621291" calcext:value-type="float">
            <text:p>17.4901327621291</text:p>
          </table:table-cell>
          <table:table-cell office:value-type="float" office:value="17.4830516902114" calcext:value-type="float">
            <text:p>17.4830516902114</text:p>
          </table:table-cell>
          <table:table-cell office:value-type="float" office:value="17.4769445957083" calcext:value-type="float">
            <text:p>17.4769445957083</text:p>
          </table:table-cell>
          <table:table-cell office:value-type="float" office:value="17.4716474486284" calcext:value-type="float">
            <text:p>17.4716474486284</text:p>
          </table:table-cell>
          <table:table-cell office:value-type="float" office:value="17.4670285978446" calcext:value-type="float">
            <text:p>17.4670285978446</text:p>
          </table:table-cell>
          <table:table-cell office:value-type="float" office:value="17.4629814400904" calcext:value-type="float">
            <text:p>17.4629814400904</text:p>
          </table:table-cell>
          <table:table-cell office:value-type="float" office:value="17.4594183812149" calcext:value-type="float">
            <text:p>17.4594183812149</text:p>
          </table:table-cell>
          <table:table-cell office:value-type="float" office:value="17.4562679690638" calcext:value-type="float">
            <text:p>17.4562679690638</text:p>
          </table:table-cell>
          <table:table-cell office:value-type="float" office:value="17.4534708734522" calcext:value-type="float">
            <text:p>17.4534708734522</text:p>
          </table:table-cell>
          <table:table-cell office:value-type="float" office:value="17.4509775971488" calcext:value-type="float">
            <text:p>17.4509775971488</text:p>
          </table:table-cell>
          <table:table-cell office:value-type="float" office:value="17.4487471284542" calcext:value-type="float">
            <text:p>17.4487471284542</text:p>
          </table:table-cell>
          <table:table-cell office:value-type="float" office:value="17.4467446622638" calcext:value-type="float">
            <text:p>17.4467446622638</text:p>
          </table:table-cell>
          <table:table-cell office:value-type="float" office:value="17.4449408657824" calcext:value-type="float">
            <text:p>17.4449408657824</text:p>
          </table:table-cell>
          <table:table-cell office:value-type="float" office:value="17.4433108303358" calcext:value-type="float">
            <text:p>17.4433108303358</text:p>
          </table:table-cell>
          <table:table-cell office:value-type="float" office:value="17.4418335152617" calcext:value-type="float">
            <text:p>17.4418335152617</text:p>
          </table:table-cell>
          <table:table-cell office:value-type="float" office:value="17.440490603708" calcext:value-type="float">
            <text:p>17.440490603708</text:p>
          </table:table-cell>
          <table:table-cell office:value-type="float" office:value="17.439266489618" calcext:value-type="float">
            <text:p>17.439266489618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crossentropy</text:p>
          </table:table-cell>
          <table:table-cell table:number-columns-repeated="35" office:value-type="float" office:value="42.9698312282562" calcext:value-type="float">
            <text:p>42.9698312282562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huber</text:p>
          </table:table-cell>
          <table:table-cell office:value-type="float" office:value="9.09814171430151" calcext:value-type="float">
            <text:p>9.09814171430151</text:p>
          </table:table-cell>
          <table:table-cell office:value-type="float" office:value="9.09813777047547" calcext:value-type="float">
            <text:p>9.09813777047547</text:p>
          </table:table-cell>
          <table:table-cell office:value-type="float" office:value="9.09813388300986" calcext:value-type="float">
            <text:p>9.09813388300986</text:p>
          </table:table-cell>
          <table:table-cell office:value-type="float" office:value="9.0981298807929" calcext:value-type="float">
            <text:p>9.0981298807929</text:p>
          </table:table-cell>
          <table:table-cell office:value-type="float" office:value="9.09812584347891" calcext:value-type="float">
            <text:p>9.09812584347891</text:p>
          </table:table-cell>
          <table:table-cell office:value-type="float" office:value="9.09812186014389" calcext:value-type="float">
            <text:p>9.09812186014389</text:p>
          </table:table-cell>
          <table:table-cell office:value-type="float" office:value="9.09811775555986" calcext:value-type="float">
            <text:p>9.09811775555986</text:p>
          </table:table-cell>
          <table:table-cell office:value-type="float" office:value="9.09811364515914" calcext:value-type="float">
            <text:p>9.09811364515914</text:p>
          </table:table-cell>
          <table:table-cell office:value-type="float" office:value="9.09810957515401" calcext:value-type="float">
            <text:p>9.09810957515401</text:p>
          </table:table-cell>
          <table:table-cell office:value-type="float" office:value="9.09810541716417" calcext:value-type="float">
            <text:p>9.09810541716417</text:p>
          </table:table-cell>
          <table:table-cell office:value-type="float" office:value="9.09810120824684" calcext:value-type="float">
            <text:p>9.09810120824684</text:p>
          </table:table-cell>
          <table:table-cell office:value-type="float" office:value="9.09809699383562" calcext:value-type="float">
            <text:p>9.09809699383562</text:p>
          </table:table-cell>
          <table:table-cell office:value-type="float" office:value="9.09809280550817" calcext:value-type="float">
            <text:p>9.09809280550817</text:p>
          </table:table-cell>
          <table:table-cell office:value-type="float" office:value="9.09808851374101" calcext:value-type="float">
            <text:p>9.09808851374101</text:p>
          </table:table-cell>
          <table:table-cell office:value-type="float" office:value="9.0980841796698" calcext:value-type="float">
            <text:p>9.0980841796698</text:p>
          </table:table-cell>
          <table:table-cell office:value-type="float" office:value="9.09807985149201" calcext:value-type="float">
            <text:p>9.09807985149201</text:p>
          </table:table-cell>
          <table:table-cell office:value-type="float" office:value="9.09807547929376" calcext:value-type="float">
            <text:p>9.09807547929376</text:p>
          </table:table-cell>
          <table:table-cell office:value-type="float" office:value="9.0980710621514" calcext:value-type="float">
            <text:p>9.0980710621514</text:p>
          </table:table-cell>
          <table:table-cell office:value-type="float" office:value="9.09806663072606" calcext:value-type="float">
            <text:p>9.09806663072606</text:p>
          </table:table-cell>
          <table:table-cell office:value-type="float" office:value="9.09806215195126" calcext:value-type="float">
            <text:p>9.09806215195126</text:p>
          </table:table-cell>
          <table:table-cell office:value-type="float" office:value="9.09805767132053" calcext:value-type="float">
            <text:p>9.09805767132053</text:p>
          </table:table-cell>
          <table:table-cell office:value-type="float" office:value="9.09805309472926" calcext:value-type="float">
            <text:p>9.09805309472926</text:p>
          </table:table-cell>
          <table:table-cell office:value-type="float" office:value="9.09804853794537" calcext:value-type="float">
            <text:p>9.09804853794537</text:p>
          </table:table-cell>
          <table:table-cell office:value-type="float" office:value="9.09804393070364" calcext:value-type="float">
            <text:p>9.09804393070364</text:p>
          </table:table-cell>
          <table:table-cell office:value-type="float" office:value="9.09803930033392" calcext:value-type="float">
            <text:p>9.09803930033392</text:p>
          </table:table-cell>
          <table:table-cell office:value-type="float" office:value="9.09803461403909" calcext:value-type="float">
            <text:p>9.09803461403909</text:p>
          </table:table-cell>
          <table:table-cell office:value-type="float" office:value="9.09802986618161" calcext:value-type="float">
            <text:p>9.09802986618161</text:p>
          </table:table-cell>
          <table:table-cell office:value-type="float" office:value="9.09802513604467" calcext:value-type="float">
            <text:p>9.09802513604467</text:p>
          </table:table-cell>
          <table:table-cell office:value-type="float" office:value="9.09802038953718" calcext:value-type="float">
            <text:p>9.09802038953718</text:p>
          </table:table-cell>
          <table:table-cell office:value-type="float" office:value="9.09801549767521" calcext:value-type="float">
            <text:p>9.09801549767521</text:p>
          </table:table-cell>
          <table:table-cell office:value-type="float" office:value="9.09801061238967" calcext:value-type="float">
            <text:p>9.09801061238967</text:p>
          </table:table-cell>
          <table:table-cell office:value-type="float" office:value="9.09800569104718" calcext:value-type="float">
            <text:p>9.09800569104718</text:p>
          </table:table-cell>
          <table:table-cell office:value-type="float" office:value="9.09800071483664" calcext:value-type="float">
            <text:p>9.09800071483664</text:p>
          </table:table-cell>
          <table:table-cell office:value-type="float" office:value="9.09799574788072" calcext:value-type="float">
            <text:p>9.09799574788072</text:p>
          </table:table-cell>
          <table:table-cell office:value-type="float" office:value="9.09799069938964" calcext:value-type="float">
            <text:p>9.09799069938964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smoothl1</text:p>
          </table:table-cell>
          <table:table-cell office:value-type="float" office:value="46.6906373815359" calcext:value-type="float">
            <text:p>46.6906373815359</text:p>
          </table:table-cell>
          <table:table-cell office:value-type="float" office:value="6.88297339506917" calcext:value-type="float">
            <text:p>6.88297339506917</text:p>
          </table:table-cell>
          <table:table-cell office:value-type="float" office:value="3.52763130084371" calcext:value-type="float">
            <text:p>3.52763130084371</text:p>
          </table:table-cell>
          <table:table-cell office:value-type="float" office:value="2.32902002472775" calcext:value-type="float">
            <text:p>2.32902002472775</text:p>
          </table:table-cell>
          <table:table-cell office:value-type="float" office:value="1.68577585458293" calcext:value-type="float">
            <text:p>1.68577585458293</text:p>
          </table:table-cell>
          <table:table-cell office:value-type="float" office:value="1.36726455383733" calcext:value-type="float">
            <text:p>1.36726455383733</text:p>
          </table:table-cell>
          <table:table-cell office:value-type="float" office:value="1.2166575389557" calcext:value-type="float">
            <text:p>1.2166575389557</text:p>
          </table:table-cell>
          <table:table-cell office:value-type="float" office:value="1.12509526144973" calcext:value-type="float">
            <text:p>1.12509526144973</text:p>
          </table:table-cell>
          <table:table-cell office:value-type="float" office:value="1.05573293819682" calcext:value-type="float">
            <text:p>1.05573293819682</text:p>
          </table:table-cell>
          <table:table-cell office:value-type="float" office:value="0.999863594403199" calcext:value-type="float">
            <text:p>0.999863594403199</text:p>
          </table:table-cell>
          <table:table-cell office:value-type="float" office:value="0.953271468017596" calcext:value-type="float">
            <text:p>0.953271468017596</text:p>
          </table:table-cell>
          <table:table-cell office:value-type="float" office:value="0.912957340782639" calcext:value-type="float">
            <text:p>0.912957340782639</text:p>
          </table:table-cell>
          <table:table-cell office:value-type="float" office:value="0.877106171464159" calcext:value-type="float">
            <text:p>0.877106171464159</text:p>
          </table:table-cell>
          <table:table-cell office:value-type="float" office:value="0.844673732569366" calcext:value-type="float">
            <text:p>0.844673732569366</text:p>
          </table:table-cell>
          <table:table-cell office:value-type="float" office:value="0.815003678476133" calcext:value-type="float">
            <text:p>0.815003678476133</text:p>
          </table:table-cell>
          <table:table-cell office:value-type="float" office:value="0.787637163539228" calcext:value-type="float">
            <text:p>0.787637163539228</text:p>
          </table:table-cell>
          <table:table-cell office:value-type="float" office:value="0.762229285968791" calcext:value-type="float">
            <text:p>0.762229285968791</text:p>
          </table:table-cell>
          <table:table-cell office:value-type="float" office:value="0.738507841700605" calcext:value-type="float">
            <text:p>0.738507841700605</text:p>
          </table:table-cell>
          <table:table-cell office:value-type="float" office:value="0.716250922793544" calcext:value-type="float">
            <text:p>0.716250922793544</text:p>
          </table:table-cell>
          <table:table-cell office:value-type="float" office:value="0.695277894178456" calcext:value-type="float">
            <text:p>0.695277894178456</text:p>
          </table:table-cell>
          <table:table-cell office:value-type="float" office:value="0.675442546722144" calcext:value-type="float">
            <text:p>0.675442546722144</text:p>
          </table:table-cell>
          <table:table-cell office:value-type="float" office:value="0.656619806349717" calcext:value-type="float">
            <text:p>0.656619806349717</text:p>
          </table:table-cell>
          <table:table-cell office:value-type="float" office:value="0.638703079555288" calcext:value-type="float">
            <text:p>0.638703079555288</text:p>
          </table:table-cell>
          <table:table-cell office:value-type="float" office:value="0.621601286432654" calcext:value-type="float">
            <text:p>0.621601286432654</text:p>
          </table:table-cell>
          <table:table-cell office:value-type="float" office:value="0.605235331135224" calcext:value-type="float">
            <text:p>0.605235331135224</text:p>
          </table:table-cell>
          <table:table-cell office:value-type="float" office:value="0.589538133579045" calcext:value-type="float">
            <text:p>0.589538133579045</text:p>
          </table:table-cell>
          <table:table-cell office:value-type="float" office:value="0.574454090545285" calcext:value-type="float">
            <text:p>0.574454090545285</text:p>
          </table:table-cell>
          <table:table-cell office:value-type="float" office:value="0.559940861675382" calcext:value-type="float">
            <text:p>0.559940861675382</text:p>
          </table:table-cell>
          <table:table-cell office:value-type="float" office:value="0.545958699382698" calcext:value-type="float">
            <text:p>0.545958699382698</text:p>
          </table:table-cell>
          <table:table-cell office:value-type="float" office:value="0.532473771783585" calcext:value-type="float">
            <text:p>0.532473771783585</text:p>
          </table:table-cell>
          <table:table-cell office:value-type="float" office:value="0.519458586288395" calcext:value-type="float">
            <text:p>0.519458586288395</text:p>
          </table:table-cell>
          <table:table-cell office:value-type="float" office:value="0.506883322759379" calcext:value-type="float">
            <text:p>0.506883322759379</text:p>
          </table:table-cell>
          <table:table-cell office:value-type="float" office:value="0.494720652946823" calcext:value-type="float">
            <text:p>0.494720652946823</text:p>
          </table:table-cell>
          <table:table-cell office:value-type="float" office:value="0.48294577267566" calcext:value-type="float">
            <text:p>0.48294577267566</text:p>
          </table:table-cell>
          <table:table-cell office:value-type="float" office:value="0.471535852409342" calcext:value-type="float">
            <text:p>0.471535852409342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softmargin</text:p>
          </table:table-cell>
          <table:table-cell office:value-type="float" office:value="13.650513788781" calcext:value-type="float">
            <text:p>13.650513788781</text:p>
          </table:table-cell>
          <table:table-cell office:value-type="float" office:value="13.6502506489783" calcext:value-type="float">
            <text:p>13.6502506489783</text:p>
          </table:table-cell>
          <table:table-cell office:value-type="float" office:value="13.6499900208758" calcext:value-type="float">
            <text:p>13.6499900208758</text:p>
          </table:table-cell>
          <table:table-cell office:value-type="float" office:value="13.649731547025" calcext:value-type="float">
            <text:p>13.649731547025</text:p>
          </table:table-cell>
          <table:table-cell office:value-type="float" office:value="13.6494754755293" calcext:value-type="float">
            <text:p>13.6494754755293</text:p>
          </table:table-cell>
          <table:table-cell office:value-type="float" office:value="13.6492216889677" calcext:value-type="float">
            <text:p>13.6492216889677</text:p>
          </table:table-cell>
          <table:table-cell office:value-type="float" office:value="13.6489700961975" calcext:value-type="float">
            <text:p>13.6489700961975</text:p>
          </table:table-cell>
          <table:table-cell office:value-type="float" office:value="13.6487206146981" calcext:value-type="float">
            <text:p>13.6487206146981</text:p>
          </table:table-cell>
          <table:table-cell office:value-type="float" office:value="13.6484733851136" calcext:value-type="float">
            <text:p>13.6484733851136</text:p>
          </table:table-cell>
          <table:table-cell office:value-type="float" office:value="13.6482282356556" calcext:value-type="float">
            <text:p>13.6482282356556</text:p>
          </table:table-cell>
          <table:table-cell office:value-type="float" office:value="13.6479851616946" calcext:value-type="float">
            <text:p>13.6479851616946</text:p>
          </table:table-cell>
          <table:table-cell office:value-type="float" office:value="13.6477440202735" calcext:value-type="float">
            <text:p>13.6477440202735</text:p>
          </table:table-cell>
          <table:table-cell office:value-type="float" office:value="13.6475048807551" calcext:value-type="float">
            <text:p>13.6475048807551</text:p>
          </table:table-cell>
          <table:table-cell office:value-type="float" office:value="13.6472677260238" calcext:value-type="float">
            <text:p>13.6472677260238</text:p>
          </table:table-cell>
          <table:table-cell office:value-type="float" office:value="13.6470325222096" calcext:value-type="float">
            <text:p>13.6470325222096</text:p>
          </table:table-cell>
          <table:table-cell office:value-type="float" office:value="13.64679927383" calcext:value-type="float">
            <text:p>13.64679927383</text:p>
          </table:table-cell>
          <table:table-cell office:value-type="float" office:value="13.6465678206048" calcext:value-type="float">
            <text:p>13.6465678206048</text:p>
          </table:table-cell>
          <table:table-cell office:value-type="float" office:value="13.6463381660764" calcext:value-type="float">
            <text:p>13.6463381660764</text:p>
          </table:table-cell>
          <table:table-cell office:value-type="float" office:value="13.6461103274501" calcext:value-type="float">
            <text:p>13.6461103274501</text:p>
          </table:table-cell>
          <table:table-cell office:value-type="float" office:value="13.6458842684305" calcext:value-type="float">
            <text:p>13.6458842684305</text:p>
          </table:table-cell>
          <table:table-cell office:value-type="float" office:value="13.6456599988986" calcext:value-type="float">
            <text:p>13.6456599988986</text:p>
          </table:table-cell>
          <table:table-cell office:value-type="float" office:value="13.6454374578931" calcext:value-type="float">
            <text:p>13.6454374578931</text:p>
          </table:table-cell>
          <table:table-cell office:value-type="float" office:value="13.6452165021042" calcext:value-type="float">
            <text:p>13.6452165021042</text:p>
          </table:table-cell>
          <table:table-cell office:value-type="float" office:value="13.6449973030131" calcext:value-type="float">
            <text:p>13.6449973030131</text:p>
          </table:table-cell>
          <table:table-cell office:value-type="float" office:value="13.6447797489376" calcext:value-type="float">
            <text:p>13.6447797489376</text:p>
          </table:table-cell>
          <table:table-cell office:value-type="float" office:value="13.6445638390074" calcext:value-type="float">
            <text:p>13.6445638390074</text:p>
          </table:table-cell>
          <table:table-cell office:value-type="float" office:value="13.6443494673516" calcext:value-type="float">
            <text:p>13.6443494673516</text:p>
          </table:table-cell>
          <table:table-cell office:value-type="float" office:value="13.6441367206095" calcext:value-type="float">
            <text:p>13.6441367206095</text:p>
          </table:table-cell>
          <table:table-cell office:value-type="float" office:value="13.6439255636637" calcext:value-type="float">
            <text:p>13.6439255636637</text:p>
          </table:table-cell>
          <table:table-cell office:value-type="float" office:value="13.6437159128497" calcext:value-type="float">
            <text:p>13.6437159128497</text:p>
          </table:table-cell>
          <table:table-cell office:value-type="float" office:value="13.6435077551806" calcext:value-type="float">
            <text:p>13.6435077551806</text:p>
          </table:table-cell>
          <table:table-cell office:value-type="float" office:value="13.6433011812979" calcext:value-type="float">
            <text:p>13.6433011812979</text:p>
          </table:table-cell>
          <table:table-cell office:value-type="float" office:value="13.6430959398546" calcext:value-type="float">
            <text:p>13.6430959398546</text:p>
          </table:table-cell>
          <table:table-cell office:value-type="float" office:value="13.6428921792553" calcext:value-type="float">
            <text:p>13.6428921792553</text:p>
          </table:table-cell>
          <table:table-cell office:value-type="float" office:value="13.6426899090876" calcext:value-type="float">
            <text:p>13.6426899090876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smoothl1</text:p>
          </table:table-cell>
          <table:table-cell office:value-type="float" office:value="222.090228555343" calcext:value-type="float">
            <text:p>222.090228555343</text:p>
          </table:table-cell>
          <table:table-cell office:value-type="float" office:value="115.049668123469" calcext:value-type="float">
            <text:p>115.049668123469</text:p>
          </table:table-cell>
          <table:table-cell office:value-type="float" office:value="61.4416034724581" calcext:value-type="float">
            <text:p>61.4416034724581</text:p>
          </table:table-cell>
          <table:table-cell office:value-type="float" office:value="33.9094544309657" calcext:value-type="float">
            <text:p>33.9094544309657</text:p>
          </table:table-cell>
          <table:table-cell office:value-type="float" office:value="18.9979781646045" calcext:value-type="float">
            <text:p>18.9979781646045</text:p>
          </table:table-cell>
          <table:table-cell office:value-type="float" office:value="10.8287833144036" calcext:value-type="float">
            <text:p>10.8287833144036</text:p>
          </table:table-cell>
          <table:table-cell office:value-type="float" office:value="6.46526276359679" calcext:value-type="float">
            <text:p>6.46526276359679</text:p>
          </table:table-cell>
          <table:table-cell office:value-type="float" office:value="4.12642224396505" calcext:value-type="float">
            <text:p>4.12642224396505</text:p>
          </table:table-cell>
          <table:table-cell office:value-type="float" office:value="2.85553132608122" calcext:value-type="float">
            <text:p>2.85553132608122</text:p>
          </table:table-cell>
          <table:table-cell office:value-type="float" office:value="2.13734078768977" calcext:value-type="float">
            <text:p>2.13734078768977</text:p>
          </table:table-cell>
          <table:table-cell office:value-type="float" office:value="1.72382028657286" calcext:value-type="float">
            <text:p>1.72382028657286</text:p>
          </table:table-cell>
          <table:table-cell office:value-type="float" office:value="1.48869763847089" calcext:value-type="float">
            <text:p>1.48869763847089</text:p>
          </table:table-cell>
          <table:table-cell office:value-type="float" office:value="1.3516674998937" calcext:value-type="float">
            <text:p>1.3516674998937</text:p>
          </table:table-cell>
          <table:table-cell office:value-type="float" office:value="1.26417752244242" calcext:value-type="float">
            <text:p>1.26417752244242</text:p>
          </table:table-cell>
          <table:table-cell office:value-type="float" office:value="1.20276843317153" calcext:value-type="float">
            <text:p>1.20276843317153</text:p>
          </table:table-cell>
          <table:table-cell office:value-type="float" office:value="1.15697911893123" calcext:value-type="float">
            <text:p>1.15697911893123</text:p>
          </table:table-cell>
          <table:table-cell office:value-type="float" office:value="1.1213494016253" calcext:value-type="float">
            <text:p>1.1213494016253</text:p>
          </table:table-cell>
          <table:table-cell office:value-type="float" office:value="1.0927162950974" calcext:value-type="float">
            <text:p>1.0927162950974</text:p>
          </table:table-cell>
          <table:table-cell office:value-type="float" office:value="1.06910990870098" calcext:value-type="float">
            <text:p>1.06910990870098</text:p>
          </table:table-cell>
          <table:table-cell office:value-type="float" office:value="1.04923570633285" calcext:value-type="float">
            <text:p>1.04923570633285</text:p>
          </table:table-cell>
          <table:table-cell office:value-type="float" office:value="1.03220680079711" calcext:value-type="float">
            <text:p>1.03220680079711</text:p>
          </table:table-cell>
          <table:table-cell office:value-type="float" office:value="1.01739478643461" calcext:value-type="float">
            <text:p>1.01739478643461</text:p>
          </table:table-cell>
          <table:table-cell office:value-type="float" office:value="1.00434214123222" calcext:value-type="float">
            <text:p>1.00434214123222</text:p>
          </table:table-cell>
          <table:table-cell office:value-type="float" office:value="0.992707764751399" calcext:value-type="float">
            <text:p>0.992707764751399</text:p>
          </table:table-cell>
          <table:table-cell office:value-type="float" office:value="0.982232439518395" calcext:value-type="float">
            <text:p>0.982232439518395</text:p>
          </table:table-cell>
          <table:table-cell office:value-type="float" office:value="0.972715670023296" calcext:value-type="float">
            <text:p>0.972715670023296</text:p>
          </table:table-cell>
          <table:table-cell office:value-type="float" office:value="0.964000108877003" calcext:value-type="float">
            <text:p>0.964000108877003</text:p>
          </table:table-cell>
          <table:table-cell office:value-type="float" office:value="0.955960610603799" calcext:value-type="float">
            <text:p>0.955960610603799</text:p>
          </table:table-cell>
          <table:table-cell office:value-type="float" office:value="0.948496462736993" calcext:value-type="float">
            <text:p>0.948496462736993</text:p>
          </table:table-cell>
          <table:table-cell office:value-type="float" office:value="0.941525762462784" calcext:value-type="float">
            <text:p>0.941525762462784</text:p>
          </table:table-cell>
          <table:table-cell office:value-type="float" office:value="0.934981265094056" calcext:value-type="float">
            <text:p>0.934981265094056</text:p>
          </table:table-cell>
          <table:table-cell office:value-type="float" office:value="0.928807305040945" calcext:value-type="float">
            <text:p>0.928807305040945</text:p>
          </table:table-cell>
          <table:table-cell office:value-type="float" office:value="0.922957388345019" calcext:value-type="float">
            <text:p>0.922957388345019</text:p>
          </table:table-cell>
          <table:table-cell office:value-type="float" office:value="0.917392471202487" calcext:value-type="float">
            <text:p>0.917392471202487</text:p>
          </table:table-cell>
          <table:table-cell office:value-type="float" office:value="0.912079461419201" calcext:value-type="float">
            <text:p>0.912079461419201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crossentropy</text:p>
          </table:table-cell>
          <table:table-cell office:value-type="float" office:value="40.693587453953" calcext:value-type="float">
            <text:p>40.693587453953</text:p>
          </table:table-cell>
          <table:table-cell office:value-type="float" office:value="28.1993679451648" calcext:value-type="float">
            <text:p>28.1993679451648</text:p>
          </table:table-cell>
          <table:table-cell office:value-type="float" office:value="21.725225635675" calcext:value-type="float">
            <text:p>21.725225635675</text:p>
          </table:table-cell>
          <table:table-cell office:value-type="float" office:value="16.9803114638467" calcext:value-type="float">
            <text:p>16.9803114638467</text:p>
          </table:table-cell>
          <table:table-cell office:value-type="float" office:value="13.3160441696481" calcext:value-type="float">
            <text:p>13.3160441696481</text:p>
          </table:table-cell>
          <table:table-cell office:value-type="float" office:value="10.4529511874266" calcext:value-type="float">
            <text:p>10.4529511874266</text:p>
          </table:table-cell>
          <table:table-cell office:value-type="float" office:value="8.21580562196471" calcext:value-type="float">
            <text:p>8.21580562196471</text:p>
          </table:table-cell>
          <table:table-cell office:value-type="float" office:value="6.47710633430948" calcext:value-type="float">
            <text:p>6.47710633430948</text:p>
          </table:table-cell>
          <table:table-cell office:value-type="float" office:value="5.13840484171162" calcext:value-type="float">
            <text:p>5.13840484171162</text:p>
          </table:table-cell>
          <table:table-cell office:value-type="float" office:value="4.11792793506773" calcext:value-type="float">
            <text:p>4.11792793506773</text:p>
          </table:table-cell>
          <table:table-cell office:value-type="float" office:value="3.34462448863718" calcext:value-type="float">
            <text:p>3.34462448863718</text:p>
          </table:table-cell>
          <table:table-cell office:value-type="float" office:value="2.75830021312409" calcext:value-type="float">
            <text:p>2.75830021312409</text:p>
          </table:table-cell>
          <table:table-cell office:value-type="float" office:value="2.31076736210598" calcext:value-type="float">
            <text:p>2.31076736210598</text:p>
          </table:table-cell>
          <table:table-cell office:value-type="float" office:value="1.96532916978743" calcext:value-type="float">
            <text:p>1.96532916978743</text:p>
          </table:table-cell>
          <table:table-cell office:value-type="float" office:value="1.69496541253096" calcext:value-type="float">
            <text:p>1.69496541253096</text:p>
          </table:table-cell>
          <table:table-cell office:value-type="float" office:value="1.48016369301111" calcext:value-type="float">
            <text:p>1.48016369301111</text:p>
          </table:table-cell>
          <table:table-cell office:value-type="float" office:value="1.30693343524248" calcext:value-type="float">
            <text:p>1.30693343524248</text:p>
          </table:table-cell>
          <table:table-cell office:value-type="float" office:value="1.16522725993116" calcext:value-type="float">
            <text:p>1.16522725993116</text:p>
          </table:table-cell>
          <table:table-cell office:value-type="float" office:value="1.04776955022975" calcext:value-type="float">
            <text:p>1.04776955022975</text:p>
          </table:table-cell>
          <table:table-cell office:value-type="float" office:value="0.949232028776228" calcext:value-type="float">
            <text:p>0.949232028776228</text:p>
          </table:table-cell>
          <table:table-cell office:value-type="float" office:value="0.86566073309808" calcext:value-type="float">
            <text:p>0.86566073309808</text:p>
          </table:table-cell>
          <table:table-cell office:value-type="float" office:value="0.794080878089477" calcext:value-type="float">
            <text:p>0.794080878089477</text:p>
          </table:table-cell>
          <table:table-cell office:value-type="float" office:value="0.732223747514435" calcext:value-type="float">
            <text:p>0.732223747514435</text:p>
          </table:table-cell>
          <table:table-cell office:value-type="float" office:value="0.678338150852404" calcext:value-type="float">
            <text:p>0.678338150852404</text:p>
          </table:table-cell>
          <table:table-cell office:value-type="float" office:value="0.631052768974282" calcext:value-type="float">
            <text:p>0.631052768974282</text:p>
          </table:table-cell>
          <table:table-cell office:value-type="float" office:value="0.589284033135876" calcext:value-type="float">
            <text:p>0.589284033135876</text:p>
          </table:table-cell>
          <table:table-cell office:value-type="float" office:value="0.55216564555092" calcext:value-type="float">
            <text:p>0.55216564555092</text:p>
          </table:table-cell>
          <table:table-cell office:value-type="float" office:value="0.51899748971782" calcext:value-type="float">
            <text:p>0.51899748971782</text:p>
          </table:table-cell>
          <table:table-cell office:value-type="float" office:value="0.489209480023292" calcext:value-type="float">
            <text:p>0.489209480023292</text:p>
          </table:table-cell>
          <table:table-cell office:value-type="float" office:value="0.462333161557233" calcext:value-type="float">
            <text:p>0.462333161557233</text:p>
          </table:table-cell>
          <table:table-cell office:value-type="float" office:value="0.437979614383695" calcext:value-type="float">
            <text:p>0.437979614383695</text:p>
          </table:table-cell>
          <table:table-cell office:value-type="float" office:value="0.415825327334348" calcext:value-type="float">
            <text:p>0.415825327334348</text:p>
          </table:table-cell>
          <table:table-cell office:value-type="float" office:value="0.395597742890486" calcext:value-type="float">
            <text:p>0.395597742890486</text:p>
          </table:table-cell>
          <table:table-cell office:value-type="float" office:value="0.377066295768072" calcext:value-type="float">
            <text:p>0.377066295768072</text:p>
          </table:table-cell>
          <table:table-cell office:value-type="float" office:value="0.360035270250887" calcext:value-type="float">
            <text:p>0.360035270250887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mse</text:p>
          </table:table-cell>
          <table:table-cell office:value-type="float" office:value="213.852678613171" calcext:value-type="float">
            <text:p>213.852678613171</text:p>
          </table:table-cell>
          <table:table-cell office:value-type="float" office:value="76.1218936430826" calcext:value-type="float">
            <text:p>76.1218936430826</text:p>
          </table:table-cell>
          <table:table-cell office:value-type="float" office:value="74.7328297330024" calcext:value-type="float">
            <text:p>74.7328297330024</text:p>
          </table:table-cell>
          <table:table-cell office:value-type="float" office:value="72.8157028732433" calcext:value-type="float">
            <text:p>72.8157028732433</text:p>
          </table:table-cell>
          <table:table-cell office:value-type="float" office:value="70.8096836641134" calcext:value-type="float">
            <text:p>70.8096836641134</text:p>
          </table:table-cell>
          <table:table-cell office:value-type="float" office:value="68.868277962462" calcext:value-type="float">
            <text:p>68.868277962462</text:p>
          </table:table-cell>
          <table:table-cell office:value-type="float" office:value="67.6497218255784" calcext:value-type="float">
            <text:p>67.6497218255784</text:p>
          </table:table-cell>
          <table:table-cell office:value-type="float" office:value="66.5070619172577" calcext:value-type="float">
            <text:p>66.5070619172577</text:p>
          </table:table-cell>
          <table:table-cell office:value-type="float" office:value="65.0141488754273" calcext:value-type="float">
            <text:p>65.0141488754273</text:p>
          </table:table-cell>
          <table:table-cell office:value-type="float" office:value="63.2025466020745" calcext:value-type="float">
            <text:p>63.2025466020745</text:p>
          </table:table-cell>
          <table:table-cell office:value-type="float" office:value="59.216249011708" calcext:value-type="float">
            <text:p>59.216249011708</text:p>
          </table:table-cell>
          <table:table-cell office:value-type="float" office:value="56.013154182824" calcext:value-type="float">
            <text:p>56.013154182824</text:p>
          </table:table-cell>
          <table:table-cell office:value-type="float" office:value="53.861300015992" calcext:value-type="float">
            <text:p>53.861300015992</text:p>
          </table:table-cell>
          <table:table-cell office:value-type="float" office:value="51.7217313112027" calcext:value-type="float">
            <text:p>51.7217313112027</text:p>
          </table:table-cell>
          <table:table-cell office:value-type="float" office:value="49.8127621334774" calcext:value-type="float">
            <text:p>49.8127621334774</text:p>
          </table:table-cell>
          <table:table-cell office:value-type="float" office:value="47.0195975240375" calcext:value-type="float">
            <text:p>47.0195975240375</text:p>
          </table:table-cell>
          <table:table-cell office:value-type="float" office:value="44.0349323915437" calcext:value-type="float">
            <text:p>44.0349323915437</text:p>
          </table:table-cell>
          <table:table-cell office:value-type="float" office:value="40.9152526243433" calcext:value-type="float">
            <text:p>40.9152526243433</text:p>
          </table:table-cell>
          <table:table-cell office:value-type="float" office:value="38.7167789816318" calcext:value-type="float">
            <text:p>38.7167789816318</text:p>
          </table:table-cell>
          <table:table-cell office:value-type="float" office:value="36.8157544228594" calcext:value-type="float">
            <text:p>36.8157544228594</text:p>
          </table:table-cell>
          <table:table-cell office:value-type="float" office:value="35.0536382239359" calcext:value-type="float">
            <text:p>35.0536382239359</text:p>
          </table:table-cell>
          <table:table-cell office:value-type="float" office:value="34.4343481546968" calcext:value-type="float">
            <text:p>34.4343481546968</text:p>
          </table:table-cell>
          <table:table-cell office:value-type="float" office:value="33.7726946731189" calcext:value-type="float">
            <text:p>33.7726946731189</text:p>
          </table:table-cell>
          <table:table-cell office:value-type="float" office:value="33.0591881051447" calcext:value-type="float">
            <text:p>33.0591881051447</text:p>
          </table:table-cell>
          <table:table-cell office:value-type="float" office:value="31.9803632803507" calcext:value-type="float">
            <text:p>31.9803632803507</text:p>
          </table:table-cell>
          <table:table-cell office:value-type="float" office:value="29.9687807231116" calcext:value-type="float">
            <text:p>29.9687807231116</text:p>
          </table:table-cell>
          <table:table-cell office:value-type="float" office:value="28.1196499403969" calcext:value-type="float">
            <text:p>28.1196499403969</text:p>
          </table:table-cell>
          <table:table-cell office:value-type="float" office:value="27.5652252632712" calcext:value-type="float">
            <text:p>27.5652252632712</text:p>
          </table:table-cell>
          <table:table-cell office:value-type="float" office:value="27.3599214339073" calcext:value-type="float">
            <text:p>27.3599214339073</text:p>
          </table:table-cell>
          <table:table-cell office:value-type="float" office:value="26.6955458935806" calcext:value-type="float">
            <text:p>26.6955458935806</text:p>
          </table:table-cell>
          <table:table-cell office:value-type="float" office:value="25.6214798926337" calcext:value-type="float">
            <text:p>25.6214798926337</text:p>
          </table:table-cell>
          <table:table-cell office:value-type="float" office:value="25.1979508966529" calcext:value-type="float">
            <text:p>25.1979508966529</text:p>
          </table:table-cell>
          <table:table-cell office:value-type="float" office:value="23.7918942652037" calcext:value-type="float">
            <text:p>23.7918942652037</text:p>
          </table:table-cell>
          <table:table-cell office:value-type="float" office:value="22.1076797402002" calcext:value-type="float">
            <text:p>22.1076797402002</text:p>
          </table:table-cell>
          <table:table-cell office:value-type="float" office:value="19.915571739807" calcext:value-type="float">
            <text:p>19.915571739807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bcewithlogits</text:p>
          </table:table-cell>
          <table:table-cell office:value-type="float" office:value="79.3500831632596" calcext:value-type="float">
            <text:p>79.3500831632596</text:p>
          </table:table-cell>
          <table:table-cell office:value-type="float" office:value="29.163740704446" calcext:value-type="float">
            <text:p>29.163740704446</text:p>
          </table:table-cell>
          <table:table-cell office:value-type="float" office:value="18.9351932084616" calcext:value-type="float">
            <text:p>18.9351932084616</text:p>
          </table:table-cell>
          <table:table-cell office:value-type="float" office:value="15.992171372688" calcext:value-type="float">
            <text:p>15.992171372688</text:p>
          </table:table-cell>
          <table:table-cell office:value-type="float" office:value="15.0369651595426" calcext:value-type="float">
            <text:p>15.0369651595426</text:p>
          </table:table-cell>
          <table:table-cell office:value-type="float" office:value="14.671534812008" calcext:value-type="float">
            <text:p>14.671534812008</text:p>
          </table:table-cell>
          <table:table-cell office:value-type="float" office:value="14.5093196663824" calcext:value-type="float">
            <text:p>14.5093196663824</text:p>
          </table:table-cell>
          <table:table-cell office:value-type="float" office:value="14.4165603011504" calcext:value-type="float">
            <text:p>14.4165603011504</text:p>
          </table:table-cell>
          <table:table-cell office:value-type="float" office:value="14.3650736478737" calcext:value-type="float">
            <text:p>14.3650736478737</text:p>
          </table:table-cell>
          <table:table-cell office:value-type="float" office:value="14.3315273393649" calcext:value-type="float">
            <text:p>14.3315273393649</text:p>
          </table:table-cell>
          <table:table-cell office:value-type="float" office:value="14.3047899759488" calcext:value-type="float">
            <text:p>14.3047899759488</text:p>
          </table:table-cell>
          <table:table-cell office:value-type="float" office:value="14.2820284680292" calcext:value-type="float">
            <text:p>14.2820284680292</text:p>
          </table:table-cell>
          <table:table-cell office:value-type="float" office:value="14.2606415505213" calcext:value-type="float">
            <text:p>14.2606415505213</text:p>
          </table:table-cell>
          <table:table-cell office:value-type="float" office:value="14.2431313662768" calcext:value-type="float">
            <text:p>14.2431313662768</text:p>
          </table:table-cell>
          <table:table-cell office:value-type="float" office:value="14.2258932468686" calcext:value-type="float">
            <text:p>14.2258932468686</text:p>
          </table:table-cell>
          <table:table-cell office:value-type="float" office:value="14.210863713845" calcext:value-type="float">
            <text:p>14.210863713845</text:p>
          </table:table-cell>
          <table:table-cell office:value-type="float" office:value="14.1958524938524" calcext:value-type="float">
            <text:p>14.1958524938524</text:p>
          </table:table-cell>
          <table:table-cell office:value-type="float" office:value="14.1817497218842" calcext:value-type="float">
            <text:p>14.1817497218842</text:p>
          </table:table-cell>
          <table:table-cell office:value-type="float" office:value="14.1683792467395" calcext:value-type="float">
            <text:p>14.1683792467395</text:p>
          </table:table-cell>
          <table:table-cell office:value-type="float" office:value="14.1553902271252" calcext:value-type="float">
            <text:p>14.1553902271252</text:p>
          </table:table-cell>
          <table:table-cell office:value-type="float" office:value="14.1434468012043" calcext:value-type="float">
            <text:p>14.1434468012043</text:p>
          </table:table-cell>
          <table:table-cell office:value-type="float" office:value="14.1326286791673" calcext:value-type="float">
            <text:p>14.1326286791673</text:p>
          </table:table-cell>
          <table:table-cell office:value-type="float" office:value="14.1225378453174" calcext:value-type="float">
            <text:p>14.1225378453174</text:p>
          </table:table-cell>
          <table:table-cell office:value-type="float" office:value="14.1131157637143" calcext:value-type="float">
            <text:p>14.1131157637143</text:p>
          </table:table-cell>
          <table:table-cell office:value-type="float" office:value="14.1021633432024" calcext:value-type="float">
            <text:p>14.1021633432024</text:p>
          </table:table-cell>
          <table:table-cell office:value-type="float" office:value="14.0919328914324" calcext:value-type="float">
            <text:p>14.0919328914324</text:p>
          </table:table-cell>
          <table:table-cell office:value-type="float" office:value="14.0827350200929" calcext:value-type="float">
            <text:p>14.0827350200929</text:p>
          </table:table-cell>
          <table:table-cell office:value-type="float" office:value="14.0730637985787" calcext:value-type="float">
            <text:p>14.0730637985787</text:p>
          </table:table-cell>
          <table:table-cell office:value-type="float" office:value="14.0648260540707" calcext:value-type="float">
            <text:p>14.0648260540707</text:p>
          </table:table-cell>
          <table:table-cell office:value-type="float" office:value="14.0566293717255" calcext:value-type="float">
            <text:p>14.0566293717255</text:p>
          </table:table-cell>
          <table:table-cell office:value-type="float" office:value="14.0477356342943" calcext:value-type="float">
            <text:p>14.0477356342943</text:p>
          </table:table-cell>
          <table:table-cell office:value-type="float" office:value="14.0409486278869" calcext:value-type="float">
            <text:p>14.0409486278869</text:p>
          </table:table-cell>
          <table:table-cell office:value-type="float" office:value="14.0330575826421" calcext:value-type="float">
            <text:p>14.0330575826421</text:p>
          </table:table-cell>
          <table:table-cell office:value-type="float" office:value="14.0249019388639" calcext:value-type="float">
            <text:p>14.0249019388639</text:p>
          </table:table-cell>
          <table:table-cell office:value-type="float" office:value="14.0175709351436" calcext:value-type="float">
            <text:p>14.0175709351436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huber</text:p>
          </table:table-cell>
          <table:table-cell office:value-type="float" office:value="69.2652199859922" calcext:value-type="float">
            <text:p>69.2652199859922</text:p>
          </table:table-cell>
          <table:table-cell office:value-type="float" office:value="11.2261111831385" calcext:value-type="float">
            <text:p>11.2261111831385</text:p>
          </table:table-cell>
          <table:table-cell office:value-type="float" office:value="2.89762284037409" calcext:value-type="float">
            <text:p>2.89762284037409</text:p>
          </table:table-cell>
          <table:table-cell office:value-type="float" office:value="1.45089365509275" calcext:value-type="float">
            <text:p>1.45089365509275</text:p>
          </table:table-cell>
          <table:table-cell office:value-type="float" office:value="1.12924587807451" calcext:value-type="float">
            <text:p>1.12924587807451</text:p>
          </table:table-cell>
          <table:table-cell office:value-type="float" office:value="1.00511515075487" calcext:value-type="float">
            <text:p>1.00511515075487</text:p>
          </table:table-cell>
          <table:table-cell office:value-type="float" office:value="0.92905976346842" calcext:value-type="float">
            <text:p>0.92905976346842</text:p>
          </table:table-cell>
          <table:table-cell office:value-type="float" office:value="0.874187718956566" calcext:value-type="float">
            <text:p>0.874187718956566</text:p>
          </table:table-cell>
          <table:table-cell office:value-type="float" office:value="0.831061036696072" calcext:value-type="float">
            <text:p>0.831061036696072</text:p>
          </table:table-cell>
          <table:table-cell office:value-type="float" office:value="0.795340262670284" calcext:value-type="float">
            <text:p>0.795340262670284</text:p>
          </table:table-cell>
          <table:table-cell office:value-type="float" office:value="0.764751068605149" calcext:value-type="float">
            <text:p>0.764751068605149</text:p>
          </table:table-cell>
          <table:table-cell office:value-type="float" office:value="0.738190194008105" calcext:value-type="float">
            <text:p>0.738190194008105</text:p>
          </table:table-cell>
          <table:table-cell office:value-type="float" office:value="0.71438126542645" calcext:value-type="float">
            <text:p>0.71438126542645</text:p>
          </table:table-cell>
          <table:table-cell office:value-type="float" office:value="0.692851697944447" calcext:value-type="float">
            <text:p>0.692851697944447</text:p>
          </table:table-cell>
          <table:table-cell office:value-type="float" office:value="0.673262632528694" calcext:value-type="float">
            <text:p>0.673262632528694</text:p>
          </table:table-cell>
          <table:table-cell office:value-type="float" office:value="0.655256339410607" calcext:value-type="float">
            <text:p>0.655256339410607</text:p>
          </table:table-cell>
          <table:table-cell office:value-type="float" office:value="0.638746803134541" calcext:value-type="float">
            <text:p>0.638746803134541</text:p>
          </table:table-cell>
          <table:table-cell office:value-type="float" office:value="0.623296339985336" calcext:value-type="float">
            <text:p>0.623296339985336</text:p>
          </table:table-cell>
          <table:table-cell office:value-type="float" office:value="0.60869499813646" calcext:value-type="float">
            <text:p>0.60869499813646</text:p>
          </table:table-cell>
          <table:table-cell office:value-type="float" office:value="0.595020304443954" calcext:value-type="float">
            <text:p>0.595020304443954</text:p>
          </table:table-cell>
          <table:table-cell office:value-type="float" office:value="0.582089918802495" calcext:value-type="float">
            <text:p>0.582089918802495</text:p>
          </table:table-cell>
          <table:table-cell office:value-type="float" office:value="0.56970662526864" calcext:value-type="float">
            <text:p>0.56970662526864</text:p>
          </table:table-cell>
          <table:table-cell office:value-type="float" office:value="0.558045289484956" calcext:value-type="float">
            <text:p>0.558045289484956</text:p>
          </table:table-cell>
          <table:table-cell office:value-type="float" office:value="0.546723693256608" calcext:value-type="float">
            <text:p>0.546723693256608</text:p>
          </table:table-cell>
          <table:table-cell office:value-type="float" office:value="0.536051656062556" calcext:value-type="float">
            <text:p>0.536051656062556</text:p>
          </table:table-cell>
          <table:table-cell office:value-type="float" office:value="0.525797782517319" calcext:value-type="float">
            <text:p>0.525797782517319</text:p>
          </table:table-cell>
          <table:table-cell office:value-type="float" office:value="0.515875147021363" calcext:value-type="float">
            <text:p>0.515875147021363</text:p>
          </table:table-cell>
          <table:table-cell office:value-type="float" office:value="0.506404220959514" calcext:value-type="float">
            <text:p>0.506404220959514</text:p>
          </table:table-cell>
          <table:table-cell office:value-type="float" office:value="0.497235449643603" calcext:value-type="float">
            <text:p>0.497235449643603</text:p>
          </table:table-cell>
          <table:table-cell office:value-type="float" office:value="0.488385639150785" calcext:value-type="float">
            <text:p>0.488385639150785</text:p>
          </table:table-cell>
          <table:table-cell office:value-type="float" office:value="0.47987616255832" calcext:value-type="float">
            <text:p>0.47987616255832</text:p>
          </table:table-cell>
          <table:table-cell office:value-type="float" office:value="0.471654818184572" calcext:value-type="float">
            <text:p>0.471654818184572</text:p>
          </table:table-cell>
          <table:table-cell office:value-type="float" office:value="0.463710787845561" calcext:value-type="float">
            <text:p>0.463710787845561</text:p>
          </table:table-cell>
          <table:table-cell office:value-type="float" office:value="0.456135113172101" calcext:value-type="float">
            <text:p>0.456135113172101</text:p>
          </table:table-cell>
          <table:table-cell office:value-type="float" office:value="0.448605560230278" calcext:value-type="float">
            <text:p>0.44860556023027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mse</text:p>
          </table:table-cell>
          <table:table-cell table:number-columns-repeated="3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mse</text:p>
          </table:table-cell>
          <table:table-cell office:value-type="float" office:value="68.468554378582" calcext:value-type="float">
            <text:p>68.468554378582</text:p>
          </table:table-cell>
          <table:table-cell office:value-type="float" office:value="3.08746153359328" calcext:value-type="float">
            <text:p>3.08746153359328</text:p>
          </table:table-cell>
          <table:table-cell office:value-type="float" office:value="2.82856245252935" calcext:value-type="float">
            <text:p>2.82856245252935</text:p>
          </table:table-cell>
          <table:table-cell office:value-type="float" office:value="2.63158182750077" calcext:value-type="float">
            <text:p>2.63158182750077</text:p>
          </table:table-cell>
          <table:table-cell office:value-type="float" office:value="2.47446592079612" calcext:value-type="float">
            <text:p>2.47446592079612</text:p>
          </table:table-cell>
          <table:table-cell office:value-type="float" office:value="2.34468011849328" calcext:value-type="float">
            <text:p>2.34468011849328</text:p>
          </table:table-cell>
          <table:table-cell office:value-type="float" office:value="2.23367095919831" calcext:value-type="float">
            <text:p>2.23367095919831</text:p>
          </table:table-cell>
          <table:table-cell office:value-type="float" office:value="2.13624468843127" calcext:value-type="float">
            <text:p>2.13624468843127</text:p>
          </table:table-cell>
          <table:table-cell office:value-type="float" office:value="2.04939987281209" calcext:value-type="float">
            <text:p>2.04939987281209</text:p>
          </table:table-cell>
          <table:table-cell office:value-type="float" office:value="1.97124574385744" calcext:value-type="float">
            <text:p>1.97124574385744</text:p>
          </table:table-cell>
          <table:table-cell office:value-type="float" office:value="1.90038953366589" calcext:value-type="float">
            <text:p>1.90038953366589</text:p>
          </table:table-cell>
          <table:table-cell office:value-type="float" office:value="1.8356819777544" calcext:value-type="float">
            <text:p>1.8356819777544</text:p>
          </table:table-cell>
          <table:table-cell office:value-type="float" office:value="1.77615382649075" calcext:value-type="float">
            <text:p>1.77615382649075</text:p>
          </table:table-cell>
          <table:table-cell office:value-type="float" office:value="1.72101400626111" calcext:value-type="float">
            <text:p>1.72101400626111</text:p>
          </table:table-cell>
          <table:table-cell office:value-type="float" office:value="1.66964161187047" calcext:value-type="float">
            <text:p>1.66964161187047</text:p>
          </table:table-cell>
          <table:table-cell office:value-type="float" office:value="1.6215588670252" calcext:value-type="float">
            <text:p>1.6215588670252</text:p>
          </table:table-cell>
          <table:table-cell office:value-type="float" office:value="1.5763974264581" calcext:value-type="float">
            <text:p>1.5763974264581</text:p>
          </table:table-cell>
          <table:table-cell office:value-type="float" office:value="1.5338670275612" calcext:value-type="float">
            <text:p>1.5338670275612</text:p>
          </table:table-cell>
          <table:table-cell office:value-type="float" office:value="1.49373201669135" calcext:value-type="float">
            <text:p>1.49373201669135</text:p>
          </table:table-cell>
          <table:table-cell office:value-type="float" office:value="1.45579414406046" calcext:value-type="float">
            <text:p>1.45579414406046</text:p>
          </table:table-cell>
          <table:table-cell office:value-type="float" office:value="1.4198810036737" calcext:value-type="float">
            <text:p>1.4198810036737</text:p>
          </table:table-cell>
          <table:table-cell office:value-type="float" office:value="1.38583898176726" calcext:value-type="float">
            <text:p>1.38583898176726</text:p>
          </table:table-cell>
          <table:table-cell office:value-type="float" office:value="1.35352872701225" calcext:value-type="float">
            <text:p>1.35352872701225</text:p>
          </table:table-cell>
          <table:table-cell office:value-type="float" office:value="1.3228228186145" calcext:value-type="float">
            <text:p>1.3228228186145</text:p>
          </table:table-cell>
          <table:table-cell office:value-type="float" office:value="1.29360476773022" calcext:value-type="float">
            <text:p>1.29360476773022</text:p>
          </table:table-cell>
          <table:table-cell office:value-type="float" office:value="1.26576847087921" calcext:value-type="float">
            <text:p>1.26576847087921</text:p>
          </table:table-cell>
          <table:table-cell office:value-type="float" office:value="1.23921752492909" calcext:value-type="float">
            <text:p>1.23921752492909</text:p>
          </table:table-cell>
          <table:table-cell office:value-type="float" office:value="1.21386472637648" calcext:value-type="float">
            <text:p>1.21386472637648</text:p>
          </table:table-cell>
          <table:table-cell office:value-type="float" office:value="1.18963135765693" calcext:value-type="float">
            <text:p>1.18963135765693</text:p>
          </table:table-cell>
          <table:table-cell office:value-type="float" office:value="1.16644634904759" calcext:value-type="float">
            <text:p>1.16644634904759</text:p>
          </table:table-cell>
          <table:table-cell office:value-type="float" office:value="1.14424547391664" calcext:value-type="float">
            <text:p>1.14424547391664</text:p>
          </table:table-cell>
          <table:table-cell office:value-type="float" office:value="1.12297037274564" calcext:value-type="float">
            <text:p>1.12297037274564</text:p>
          </table:table-cell>
          <table:table-cell office:value-type="float" office:value="1.10256784929013" calcext:value-type="float">
            <text:p>1.10256784929013</text:p>
          </table:table-cell>
          <table:table-cell office:value-type="float" office:value="1.0829890363718" calcext:value-type="float">
            <text:p>1.0829890363718</text:p>
          </table:table-cell>
          <table:table-cell office:value-type="float" office:value="1.0641887047709" calcext:value-type="float">
            <text:p>1.0641887047709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l1</text:p>
          </table:table-cell>
          <table:table-cell office:value-type="float" office:value="56.3118920469597" calcext:value-type="float">
            <text:p>56.3118920469597</text:p>
          </table:table-cell>
          <table:table-cell office:value-type="float" office:value="9.72867271062026" calcext:value-type="float">
            <text:p>9.72867271062026</text:p>
          </table:table-cell>
          <table:table-cell office:value-type="float" office:value="4.97436417322062" calcext:value-type="float">
            <text:p>4.97436417322062</text:p>
          </table:table-cell>
          <table:table-cell office:value-type="float" office:value="4.36419600765533" calcext:value-type="float">
            <text:p>4.36419600765533</text:p>
          </table:table-cell>
          <table:table-cell office:value-type="float" office:value="3.9906834102453" calcext:value-type="float">
            <text:p>3.9906834102453</text:p>
          </table:table-cell>
          <table:table-cell office:value-type="float" office:value="3.72660213852214" calcext:value-type="float">
            <text:p>3.72660213852214</text:p>
          </table:table-cell>
          <table:table-cell office:value-type="float" office:value="3.52604237799261" calcext:value-type="float">
            <text:p>3.52604237799261</text:p>
          </table:table-cell>
          <table:table-cell office:value-type="float" office:value="3.40489652968435" calcext:value-type="float">
            <text:p>3.40489652968435</text:p>
          </table:table-cell>
          <table:table-cell office:value-type="float" office:value="3.28179811277936" calcext:value-type="float">
            <text:p>3.28179811277936</text:p>
          </table:table-cell>
          <table:table-cell office:value-type="float" office:value="3.17987618299943" calcext:value-type="float">
            <text:p>3.17987618299943</text:p>
          </table:table-cell>
          <table:table-cell office:value-type="float" office:value="3.10582712506785" calcext:value-type="float">
            <text:p>3.10582712506785</text:p>
          </table:table-cell>
          <table:table-cell office:value-type="float" office:value="2.97455892807375" calcext:value-type="float">
            <text:p>2.97455892807375</text:p>
          </table:table-cell>
          <table:table-cell office:value-type="float" office:value="2.96940244530698" calcext:value-type="float">
            <text:p>2.96940244530698</text:p>
          </table:table-cell>
          <table:table-cell office:value-type="float" office:value="2.82891743665075" calcext:value-type="float">
            <text:p>2.82891743665075</text:p>
          </table:table-cell>
          <table:table-cell office:value-type="float" office:value="2.75746156739117" calcext:value-type="float">
            <text:p>2.75746156739117</text:p>
          </table:table-cell>
          <table:table-cell office:value-type="float" office:value="2.69553921562108" calcext:value-type="float">
            <text:p>2.69553921562108</text:p>
          </table:table-cell>
          <table:table-cell office:value-type="float" office:value="2.70359164433655" calcext:value-type="float">
            <text:p>2.70359164433655</text:p>
          </table:table-cell>
          <table:table-cell office:value-type="float" office:value="2.59756369620285" calcext:value-type="float">
            <text:p>2.59756369620285</text:p>
          </table:table-cell>
          <table:table-cell office:value-type="float" office:value="2.5774991541942" calcext:value-type="float">
            <text:p>2.5774991541942</text:p>
          </table:table-cell>
          <table:table-cell office:value-type="float" office:value="2.53180531553767" calcext:value-type="float">
            <text:p>2.53180531553767</text:p>
          </table:table-cell>
          <table:table-cell office:value-type="float" office:value="2.48275976550885" calcext:value-type="float">
            <text:p>2.48275976550885</text:p>
          </table:table-cell>
          <table:table-cell office:value-type="float" office:value="2.43159409485343" calcext:value-type="float">
            <text:p>2.43159409485343</text:p>
          </table:table-cell>
          <table:table-cell office:value-type="float" office:value="2.33489644739748" calcext:value-type="float">
            <text:p>2.33489644739748</text:p>
          </table:table-cell>
          <table:table-cell office:value-type="float" office:value="2.30380490814187" calcext:value-type="float">
            <text:p>2.30380490814187</text:p>
          </table:table-cell>
          <table:table-cell office:value-type="float" office:value="2.33044220455088" calcext:value-type="float">
            <text:p>2.33044220455088</text:p>
          </table:table-cell>
          <table:table-cell office:value-type="float" office:value="2.29089369809014" calcext:value-type="float">
            <text:p>2.29089369809014</text:p>
          </table:table-cell>
          <table:table-cell office:value-type="float" office:value="2.21347863317539" calcext:value-type="float">
            <text:p>2.21347863317539</text:p>
          </table:table-cell>
          <table:table-cell office:value-type="float" office:value="2.11231127270781" calcext:value-type="float">
            <text:p>2.11231127270781</text:p>
          </table:table-cell>
          <table:table-cell office:value-type="float" office:value="2.2345832772758" calcext:value-type="float">
            <text:p>2.2345832772758</text:p>
          </table:table-cell>
          <table:table-cell office:value-type="float" office:value="2.10727478403926" calcext:value-type="float">
            <text:p>2.10727478403926</text:p>
          </table:table-cell>
          <table:table-cell office:value-type="float" office:value="2.18593637109512" calcext:value-type="float">
            <text:p>2.18593637109512</text:p>
          </table:table-cell>
          <table:table-cell office:value-type="float" office:value="2.0350770666513" calcext:value-type="float">
            <text:p>2.0350770666513</text:p>
          </table:table-cell>
          <table:table-cell office:value-type="float" office:value="2.01640509000253" calcext:value-type="float">
            <text:p>2.01640509000253</text:p>
          </table:table-cell>
          <table:table-cell office:value-type="float" office:value="2.03490930285055" calcext:value-type="float">
            <text:p>2.03490930285055</text:p>
          </table:table-cell>
          <table:table-cell office:value-type="float" office:value="1.98885771271282" calcext:value-type="float">
            <text:p>1.98885771271282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oftmargin</text:p>
          </table:table-cell>
          <table:table-cell office:value-type="float" office:value="12.616725459313" calcext:value-type="float">
            <text:p>12.616725459313</text:p>
          </table:table-cell>
          <table:table-cell office:value-type="float" office:value="12.6167207387853" calcext:value-type="float">
            <text:p>12.6167207387853</text:p>
          </table:table-cell>
          <table:table-cell office:value-type="float" office:value="12.616716121244" calcext:value-type="float">
            <text:p>12.616716121244</text:p>
          </table:table-cell>
          <table:table-cell office:value-type="float" office:value="12.6167115353147" calcext:value-type="float">
            <text:p>12.6167115353147</text:p>
          </table:table-cell>
          <table:table-cell office:value-type="float" office:value="12.6167069789686" calcext:value-type="float">
            <text:p>12.6167069789686</text:p>
          </table:table-cell>
          <table:table-cell office:value-type="float" office:value="12.6167023975403" calcext:value-type="float">
            <text:p>12.6167023975403</text:p>
          </table:table-cell>
          <table:table-cell office:value-type="float" office:value="12.616697898554" calcext:value-type="float">
            <text:p>12.616697898554</text:p>
          </table:table-cell>
          <table:table-cell office:value-type="float" office:value="12.6166933544503" calcext:value-type="float">
            <text:p>12.6166933544503</text:p>
          </table:table-cell>
          <table:table-cell office:value-type="float" office:value="12.6166889076559" calcext:value-type="float">
            <text:p>12.6166889076559</text:p>
          </table:table-cell>
          <table:table-cell office:value-type="float" office:value="12.6166844213206" calcext:value-type="float">
            <text:p>12.6166844213206</text:p>
          </table:table-cell>
          <table:table-cell office:value-type="float" office:value="12.6166799967152" calcext:value-type="float">
            <text:p>12.6166799967152</text:p>
          </table:table-cell>
          <table:table-cell office:value-type="float" office:value="12.6166756160926" calcext:value-type="float">
            <text:p>12.6166756160926</text:p>
          </table:table-cell>
          <table:table-cell office:value-type="float" office:value="12.6166712398878" calcext:value-type="float">
            <text:p>12.6166712398878</text:p>
          </table:table-cell>
          <table:table-cell office:value-type="float" office:value="12.616666863999" calcext:value-type="float">
            <text:p>12.616666863999</text:p>
          </table:table-cell>
          <table:table-cell office:value-type="float" office:value="12.6166625083627" calcext:value-type="float">
            <text:p>12.6166625083627</text:p>
          </table:table-cell>
          <table:table-cell office:value-type="float" office:value="12.6166581380615" calcext:value-type="float">
            <text:p>12.6166581380615</text:p>
          </table:table-cell>
          <table:table-cell office:value-type="float" office:value="12.616653886826" calcext:value-type="float">
            <text:p>12.616653886826</text:p>
          </table:table-cell>
          <table:table-cell office:value-type="float" office:value="12.6166495272382" calcext:value-type="float">
            <text:p>12.6166495272382</text:p>
          </table:table-cell>
          <table:table-cell office:value-type="float" office:value="12.6166453289612" calcext:value-type="float">
            <text:p>12.6166453289612</text:p>
          </table:table-cell>
          <table:table-cell office:value-type="float" office:value="12.6166411347524" calcext:value-type="float">
            <text:p>12.6166411347524</text:p>
          </table:table-cell>
          <table:table-cell office:value-type="float" office:value="12.6166368714538" calcext:value-type="float">
            <text:p>12.6166368714538</text:p>
          </table:table-cell>
          <table:table-cell office:value-type="float" office:value="12.6166327067448" calcext:value-type="float">
            <text:p>12.6166327067448</text:p>
          </table:table-cell>
          <table:table-cell office:value-type="float" office:value="12.6166285875776" calcext:value-type="float">
            <text:p>12.6166285875776</text:p>
          </table:table-cell>
          <table:table-cell office:value-type="float" office:value="12.6166244448325" calcext:value-type="float">
            <text:p>12.6166244448325</text:p>
          </table:table-cell>
          <table:table-cell office:value-type="float" office:value="12.616620328538" calcext:value-type="float">
            <text:p>12.616620328538</text:p>
          </table:table-cell>
          <table:table-cell office:value-type="float" office:value="12.616616232295" calcext:value-type="float">
            <text:p>12.616616232295</text:p>
          </table:table-cell>
          <table:table-cell office:value-type="float" office:value="12.6166121532977" calcext:value-type="float">
            <text:p>12.6166121532977</text:p>
          </table:table-cell>
          <table:table-cell office:value-type="float" office:value="12.6166081527692" calcext:value-type="float">
            <text:p>12.6166081527692</text:p>
          </table:table-cell>
          <table:table-cell office:value-type="float" office:value="12.6166041378143" calcext:value-type="float">
            <text:p>12.6166041378143</text:p>
          </table:table-cell>
          <table:table-cell office:value-type="float" office:value="12.6166000405424" calcext:value-type="float">
            <text:p>12.6166000405424</text:p>
          </table:table-cell>
          <table:table-cell office:value-type="float" office:value="12.6165961059024" calcext:value-type="float">
            <text:p>12.6165961059024</text:p>
          </table:table-cell>
          <table:table-cell office:value-type="float" office:value="12.61659214247" calcext:value-type="float">
            <text:p>12.61659214247</text:p>
          </table:table-cell>
          <table:table-cell office:value-type="float" office:value="12.616588219509" calcext:value-type="float">
            <text:p>12.616588219509</text:p>
          </table:table-cell>
          <table:table-cell office:value-type="float" office:value="12.6165842051949" calcext:value-type="float">
            <text:p>12.6165842051949</text:p>
          </table:table-cell>
          <table:table-cell office:value-type="float" office:value="12.6165803255569" calcext:value-type="float">
            <text:p>12.6165803255569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smoothl1</text:p>
          </table:table-cell>
          <table:table-cell office:value-type="float" office:value="44.8965888874787" calcext:value-type="float">
            <text:p>44.8965888874787</text:p>
          </table:table-cell>
          <table:table-cell office:value-type="float" office:value="5.13122109862825" calcext:value-type="float">
            <text:p>5.13122109862825</text:p>
          </table:table-cell>
          <table:table-cell office:value-type="float" office:value="1.66134129211967" calcext:value-type="float">
            <text:p>1.66134129211967</text:p>
          </table:table-cell>
          <table:table-cell office:value-type="float" office:value="1.37311013697846" calcext:value-type="float">
            <text:p>1.37311013697846</text:p>
          </table:table-cell>
          <table:table-cell office:value-type="float" office:value="1.25906865849837" calcext:value-type="float">
            <text:p>1.25906865849837</text:p>
          </table:table-cell>
          <table:table-cell office:value-type="float" office:value="1.17639784070726" calcext:value-type="float">
            <text:p>1.17639784070726</text:p>
          </table:table-cell>
          <table:table-cell office:value-type="float" office:value="1.10946380891629" calcext:value-type="float">
            <text:p>1.10946380891629</text:p>
          </table:table-cell>
          <table:table-cell office:value-type="float" office:value="1.05238483844023" calcext:value-type="float">
            <text:p>1.05238483844023</text:p>
          </table:table-cell>
          <table:table-cell office:value-type="float" office:value="1.00208125964835" calcext:value-type="float">
            <text:p>1.00208125964835</text:p>
          </table:table-cell>
          <table:table-cell office:value-type="float" office:value="0.95689516854325" calcext:value-type="float">
            <text:p>0.95689516854325</text:p>
          </table:table-cell>
          <table:table-cell office:value-type="float" office:value="0.915902320523515" calcext:value-type="float">
            <text:p>0.915902320523515</text:p>
          </table:table-cell>
          <table:table-cell office:value-type="float" office:value="0.878523294307186" calcext:value-type="float">
            <text:p>0.878523294307186</text:p>
          </table:table-cell>
          <table:table-cell office:value-type="float" office:value="0.844360073449286" calcext:value-type="float">
            <text:p>0.844360073449286</text:p>
          </table:table-cell>
          <table:table-cell office:value-type="float" office:value="0.813047183171128" calcext:value-type="float">
            <text:p>0.813047183171128</text:p>
          </table:table-cell>
          <table:table-cell office:value-type="float" office:value="0.784248866503241" calcext:value-type="float">
            <text:p>0.784248866503241</text:p>
          </table:table-cell>
          <table:table-cell office:value-type="float" office:value="0.757628347137233" calcext:value-type="float">
            <text:p>0.757628347137233</text:p>
          </table:table-cell>
          <table:table-cell office:value-type="float" office:value="0.732891519422564" calcext:value-type="float">
            <text:p>0.732891519422564</text:p>
          </table:table-cell>
          <table:table-cell office:value-type="float" office:value="0.70980305841444" calcext:value-type="float">
            <text:p>0.70980305841444</text:p>
          </table:table-cell>
          <table:table-cell office:value-type="float" office:value="0.688164270539795" calcext:value-type="float">
            <text:p>0.688164270539795</text:p>
          </table:table-cell>
          <table:table-cell office:value-type="float" office:value="0.667806773250686" calcext:value-type="float">
            <text:p>0.667806773250686</text:p>
          </table:table-cell>
          <table:table-cell office:value-type="float" office:value="0.648589405644061" calcext:value-type="float">
            <text:p>0.648589405644061</text:p>
          </table:table-cell>
          <table:table-cell office:value-type="float" office:value="0.63039532851901" calcext:value-type="float">
            <text:p>0.63039532851901</text:p>
          </table:table-cell>
          <table:table-cell office:value-type="float" office:value="0.613121371114401" calcext:value-type="float">
            <text:p>0.613121371114401</text:p>
          </table:table-cell>
          <table:table-cell office:value-type="float" office:value="0.596669562848206" calcext:value-type="float">
            <text:p>0.596669562848206</text:p>
          </table:table-cell>
          <table:table-cell office:value-type="float" office:value="0.580954485298033" calcext:value-type="float">
            <text:p>0.580954485298033</text:p>
          </table:table-cell>
          <table:table-cell office:value-type="float" office:value="0.565904292185688" calcext:value-type="float">
            <text:p>0.565904292185688</text:p>
          </table:table-cell>
          <table:table-cell office:value-type="float" office:value="0.551458320626476" calcext:value-type="float">
            <text:p>0.551458320626476</text:p>
          </table:table-cell>
          <table:table-cell office:value-type="float" office:value="0.537569188870802" calcext:value-type="float">
            <text:p>0.537569188870802</text:p>
          </table:table-cell>
          <table:table-cell office:value-type="float" office:value="0.524194582927295" calcext:value-type="float">
            <text:p>0.524194582927295</text:p>
          </table:table-cell>
          <table:table-cell office:value-type="float" office:value="0.511297480578404" calcext:value-type="float">
            <text:p>0.511297480578404</text:p>
          </table:table-cell>
          <table:table-cell office:value-type="float" office:value="0.498845739071344" calcext:value-type="float">
            <text:p>0.498845739071344</text:p>
          </table:table-cell>
          <table:table-cell office:value-type="float" office:value="0.486810840138603" calcext:value-type="float">
            <text:p>0.486810840138603</text:p>
          </table:table-cell>
          <table:table-cell office:value-type="float" office:value="0.475167830473189" calcext:value-type="float">
            <text:p>0.475167830473189</text:p>
          </table:table-cell>
          <table:table-cell office:value-type="float" office:value="0.463893268479785" calcext:value-type="float">
            <text:p>0.463893268479785</text:p>
          </table:table-cell>
          <table:table-cell office:value-type="float" office:value="0.452964930596483" calcext:value-type="float">
            <text:p>0.45296493059648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softmargin</text:p>
          </table:table-cell>
          <table:table-cell office:value-type="float" office:value="12.621711690686" calcext:value-type="float">
            <text:p>12.621711690686</text:p>
          </table:table-cell>
          <table:table-cell office:value-type="float" office:value="12.6216770799273" calcext:value-type="float">
            <text:p>12.6216770799273</text:p>
          </table:table-cell>
          <table:table-cell office:value-type="float" office:value="12.621642840387" calcext:value-type="float">
            <text:p>12.621642840387</text:p>
          </table:table-cell>
          <table:table-cell office:value-type="float" office:value="12.621609098275" calcext:value-type="float">
            <text:p>12.621609098275</text:p>
          </table:table-cell>
          <table:table-cell office:value-type="float" office:value="12.621575688428" calcext:value-type="float">
            <text:p>12.621575688428</text:p>
          </table:table-cell>
          <table:table-cell office:value-type="float" office:value="12.6215426954893" calcext:value-type="float">
            <text:p>12.6215426954893</text:p>
          </table:table-cell>
          <table:table-cell office:value-type="float" office:value="12.6215101224599" calcext:value-type="float">
            <text:p>12.6215101224599</text:p>
          </table:table-cell>
          <table:table-cell office:value-type="float" office:value="12.6214779668894" calcext:value-type="float">
            <text:p>12.6214779668894</text:p>
          </table:table-cell>
          <table:table-cell office:value-type="float" office:value="12.621446104302" calcext:value-type="float">
            <text:p>12.621446104302</text:p>
          </table:table-cell>
          <table:table-cell office:value-type="float" office:value="12.6214146312043" calcext:value-type="float">
            <text:p>12.6214146312043</text:p>
          </table:table-cell>
          <table:table-cell office:value-type="float" office:value="12.6213835151855" calcext:value-type="float">
            <text:p>12.6213835151855</text:p>
          </table:table-cell>
          <table:table-cell office:value-type="float" office:value="12.6213527111853" calcext:value-type="float">
            <text:p>12.6213527111853</text:p>
          </table:table-cell>
          <table:table-cell office:value-type="float" office:value="12.6213223031944" calcext:value-type="float">
            <text:p>12.6213223031944</text:p>
          </table:table-cell>
          <table:table-cell office:value-type="float" office:value="12.6212923024304" calcext:value-type="float">
            <text:p>12.6212923024304</text:p>
          </table:table-cell>
          <table:table-cell office:value-type="float" office:value="12.62126256902" calcext:value-type="float">
            <text:p>12.62126256902</text:p>
          </table:table-cell>
          <table:table-cell office:value-type="float" office:value="12.621233199671" calcext:value-type="float">
            <text:p>12.621233199671</text:p>
          </table:table-cell>
          <table:table-cell office:value-type="float" office:value="12.6212041393742" calcext:value-type="float">
            <text:p>12.6212041393742</text:p>
          </table:table-cell>
          <table:table-cell office:value-type="float" office:value="12.6211754064096" calcext:value-type="float">
            <text:p>12.6211754064096</text:p>
          </table:table-cell>
          <table:table-cell office:value-type="float" office:value="12.6211469358685" calcext:value-type="float">
            <text:p>12.6211469358685</text:p>
          </table:table-cell>
          <table:table-cell office:value-type="float" office:value="12.6211188973995" calcext:value-type="float">
            <text:p>12.6211188973995</text:p>
          </table:table-cell>
          <table:table-cell office:value-type="float" office:value="12.6210910319152" calcext:value-type="float">
            <text:p>12.6210910319152</text:p>
          </table:table-cell>
          <table:table-cell office:value-type="float" office:value="12.6210635190515" calcext:value-type="float">
            <text:p>12.6210635190515</text:p>
          </table:table-cell>
          <table:table-cell office:value-type="float" office:value="12.6210363123274" calcext:value-type="float">
            <text:p>12.6210363123274</text:p>
          </table:table-cell>
          <table:table-cell office:value-type="float" office:value="12.6210093410087" calcext:value-type="float">
            <text:p>12.6210093410087</text:p>
          </table:table-cell>
          <table:table-cell office:value-type="float" office:value="12.6209826844764" calcext:value-type="float">
            <text:p>12.6209826844764</text:p>
          </table:table-cell>
          <table:table-cell office:value-type="float" office:value="12.6209562965235" calcext:value-type="float">
            <text:p>12.6209562965235</text:p>
          </table:table-cell>
          <table:table-cell office:value-type="float" office:value="12.6209301698258" calcext:value-type="float">
            <text:p>12.6209301698258</text:p>
          </table:table-cell>
          <table:table-cell office:value-type="float" office:value="12.6209042635335" calcext:value-type="float">
            <text:p>12.6209042635335</text:p>
          </table:table-cell>
          <table:table-cell office:value-type="float" office:value="12.6208787099404" calcext:value-type="float">
            <text:p>12.6208787099404</text:p>
          </table:table-cell>
          <table:table-cell office:value-type="float" office:value="12.6208533803067" calcext:value-type="float">
            <text:p>12.6208533803067</text:p>
          </table:table-cell>
          <table:table-cell office:value-type="float" office:value="12.6208283388894" calcext:value-type="float">
            <text:p>12.6208283388894</text:p>
          </table:table-cell>
          <table:table-cell office:value-type="float" office:value="12.6208035088048" calcext:value-type="float">
            <text:p>12.6208035088048</text:p>
          </table:table-cell>
          <table:table-cell office:value-type="float" office:value="12.6207788569012" calcext:value-type="float">
            <text:p>12.6207788569012</text:p>
          </table:table-cell>
          <table:table-cell office:value-type="float" office:value="12.62075445148" calcext:value-type="float">
            <text:p>12.62075445148</text:p>
          </table:table-cell>
          <table:table-cell office:value-type="float" office:value="12.6207303414253" calcext:value-type="float">
            <text:p>12.6207303414253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smoothl1</text:p>
          </table:table-cell>
          <table:table-cell office:value-type="float" office:value="4.52449570127215" calcext:value-type="float">
            <text:p>4.52449570127215</text:p>
          </table:table-cell>
          <table:table-cell office:value-type="float" office:value="1.2305451829048" calcext:value-type="float">
            <text:p>1.2305451829048</text:p>
          </table:table-cell>
          <table:table-cell office:value-type="float" office:value="1.05497260016611" calcext:value-type="float">
            <text:p>1.05497260016611</text:p>
          </table:table-cell>
          <table:table-cell office:value-type="float" office:value="0.96604065080579" calcext:value-type="float">
            <text:p>0.96604065080579</text:p>
          </table:table-cell>
          <table:table-cell office:value-type="float" office:value="0.897139921347127" calcext:value-type="float">
            <text:p>0.897139921347127</text:p>
          </table:table-cell>
          <table:table-cell office:value-type="float" office:value="0.844853673456278" calcext:value-type="float">
            <text:p>0.844853673456278</text:p>
          </table:table-cell>
          <table:table-cell office:value-type="float" office:value="0.800809857876669" calcext:value-type="float">
            <text:p>0.800809857876669</text:p>
          </table:table-cell>
          <table:table-cell office:value-type="float" office:value="0.761627091556157" calcext:value-type="float">
            <text:p>0.761627091556157</text:p>
          </table:table-cell>
          <table:table-cell office:value-type="float" office:value="0.728570505011723" calcext:value-type="float">
            <text:p>0.728570505011723</text:p>
          </table:table-cell>
          <table:table-cell office:value-type="float" office:value="0.699785759460673" calcext:value-type="float">
            <text:p>0.699785759460673</text:p>
          </table:table-cell>
          <table:table-cell office:value-type="float" office:value="0.674667872651168" calcext:value-type="float">
            <text:p>0.674667872651168</text:p>
          </table:table-cell>
          <table:table-cell office:value-type="float" office:value="0.652271623228711" calcext:value-type="float">
            <text:p>0.652271623228711</text:p>
          </table:table-cell>
          <table:table-cell office:value-type="float" office:value="0.632068165867857" calcext:value-type="float">
            <text:p>0.632068165867857</text:p>
          </table:table-cell>
          <table:table-cell office:value-type="float" office:value="0.613651172458806" calcext:value-type="float">
            <text:p>0.613651172458806</text:p>
          </table:table-cell>
          <table:table-cell office:value-type="float" office:value="0.596779935752355" calcext:value-type="float">
            <text:p>0.596779935752355</text:p>
          </table:table-cell>
          <table:table-cell office:value-type="float" office:value="0.581250005753927" calcext:value-type="float">
            <text:p>0.581250005753927</text:p>
          </table:table-cell>
          <table:table-cell office:value-type="float" office:value="0.567018575833233" calcext:value-type="float">
            <text:p>0.567018575833233</text:p>
          </table:table-cell>
          <table:table-cell office:value-type="float" office:value="0.553498884702135" calcext:value-type="float">
            <text:p>0.553498884702135</text:p>
          </table:table-cell>
          <table:table-cell office:value-type="float" office:value="0.54096047263391" calcext:value-type="float">
            <text:p>0.54096047263391</text:p>
          </table:table-cell>
          <table:table-cell office:value-type="float" office:value="0.528959856764318" calcext:value-type="float">
            <text:p>0.528959856764318</text:p>
          </table:table-cell>
          <table:table-cell office:value-type="float" office:value="0.517658107260053" calcext:value-type="float">
            <text:p>0.517658107260053</text:p>
          </table:table-cell>
          <table:table-cell office:value-type="float" office:value="0.506917462842399" calcext:value-type="float">
            <text:p>0.506917462842399</text:p>
          </table:table-cell>
          <table:table-cell office:value-type="float" office:value="0.496820758075007" calcext:value-type="float">
            <text:p>0.496820758075007</text:p>
          </table:table-cell>
          <table:table-cell office:value-type="float" office:value="0.487293630558966" calcext:value-type="float">
            <text:p>0.487293630558966</text:p>
          </table:table-cell>
          <table:table-cell office:value-type="float" office:value="0.4780959338175" calcext:value-type="float">
            <text:p>0.4780959338175</text:p>
          </table:table-cell>
          <table:table-cell office:value-type="float" office:value="0.469365282167088" calcext:value-type="float">
            <text:p>0.469365282167088</text:p>
          </table:table-cell>
          <table:table-cell office:value-type="float" office:value="0.460989397008806" calcext:value-type="float">
            <text:p>0.460989397008806</text:p>
          </table:table-cell>
          <table:table-cell office:value-type="float" office:value="0.452951838195401" calcext:value-type="float">
            <text:p>0.452951838195401</text:p>
          </table:table-cell>
          <table:table-cell office:value-type="float" office:value="0.445298906963243" calcext:value-type="float">
            <text:p>0.445298906963243</text:p>
          </table:table-cell>
          <table:table-cell office:value-type="float" office:value="0.437967995929199" calcext:value-type="float">
            <text:p>0.437967995929199</text:p>
          </table:table-cell>
          <table:table-cell office:value-type="float" office:value="0.430900448958149" calcext:value-type="float">
            <text:p>0.430900448958149</text:p>
          </table:table-cell>
          <table:table-cell office:value-type="float" office:value="0.424042680823256" calcext:value-type="float">
            <text:p>0.424042680823256</text:p>
          </table:table-cell>
          <table:table-cell office:value-type="float" office:value="0.417560126436386" calcext:value-type="float">
            <text:p>0.417560126436386</text:p>
          </table:table-cell>
          <table:table-cell office:value-type="float" office:value="0.411202220031821" calcext:value-type="float">
            <text:p>0.411202220031821</text:p>
          </table:table-cell>
          <table:table-cell office:value-type="float" office:value="0.400824190925373" calcext:value-type="float">
            <text:p>0.400824190925373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l1</text:p>
          </table:table-cell>
          <table:table-cell office:value-type="float" office:value="11.4900918256566" calcext:value-type="float">
            <text:p>11.4900918256566</text:p>
          </table:table-cell>
          <table:table-cell office:value-type="float" office:value="3.38329627691255" calcext:value-type="float">
            <text:p>3.38329627691255</text:p>
          </table:table-cell>
          <table:table-cell office:value-type="float" office:value="2.69189428553447" calcext:value-type="float">
            <text:p>2.69189428553447</text:p>
          </table:table-cell>
          <table:table-cell office:value-type="float" office:value="2.57241397192833" calcext:value-type="float">
            <text:p>2.57241397192833</text:p>
          </table:table-cell>
          <table:table-cell office:value-type="float" office:value="2.49233520048167" calcext:value-type="float">
            <text:p>2.49233520048167</text:p>
          </table:table-cell>
          <table:table-cell office:value-type="float" office:value="2.43931751002925" calcext:value-type="float">
            <text:p>2.43931751002925</text:p>
          </table:table-cell>
          <table:table-cell office:value-type="float" office:value="2.36289288092972" calcext:value-type="float">
            <text:p>2.36289288092972</text:p>
          </table:table-cell>
          <table:table-cell office:value-type="float" office:value="2.31329985378782" calcext:value-type="float">
            <text:p>2.31329985378782</text:p>
          </table:table-cell>
          <table:table-cell office:value-type="float" office:value="2.25544813233465" calcext:value-type="float">
            <text:p>2.25544813233465</text:p>
          </table:table-cell>
          <table:table-cell office:value-type="float" office:value="2.22877024005805" calcext:value-type="float">
            <text:p>2.22877024005805</text:p>
          </table:table-cell>
          <table:table-cell office:value-type="float" office:value="2.20435368543741" calcext:value-type="float">
            <text:p>2.20435368543741</text:p>
          </table:table-cell>
          <table:table-cell office:value-type="float" office:value="2.18072505849888" calcext:value-type="float">
            <text:p>2.18072505849888</text:p>
          </table:table-cell>
          <table:table-cell office:value-type="float" office:value="2.14853549168197" calcext:value-type="float">
            <text:p>2.14853549168197</text:p>
          </table:table-cell>
          <table:table-cell office:value-type="float" office:value="2.13258905218386" calcext:value-type="float">
            <text:p>2.13258905218386</text:p>
          </table:table-cell>
          <table:table-cell office:value-type="float" office:value="2.10208315651063" calcext:value-type="float">
            <text:p>2.10208315651063</text:p>
          </table:table-cell>
          <table:table-cell office:value-type="float" office:value="2.0564853935742" calcext:value-type="float">
            <text:p>2.0564853935742</text:p>
          </table:table-cell>
          <table:table-cell office:value-type="float" office:value="2.02255793816702" calcext:value-type="float">
            <text:p>2.02255793816702</text:p>
          </table:table-cell>
          <table:table-cell office:value-type="float" office:value="2.00521305955177" calcext:value-type="float">
            <text:p>2.00521305955177</text:p>
          </table:table-cell>
          <table:table-cell office:value-type="float" office:value="1.98654644774571" calcext:value-type="float">
            <text:p>1.98654644774571</text:p>
          </table:table-cell>
          <table:table-cell office:value-type="float" office:value="1.94956865283657" calcext:value-type="float">
            <text:p>1.94956865283657</text:p>
          </table:table-cell>
          <table:table-cell office:value-type="float" office:value="1.95963753912109" calcext:value-type="float">
            <text:p>1.95963753912109</text:p>
          </table:table-cell>
          <table:table-cell office:value-type="float" office:value="1.93533731565834" calcext:value-type="float">
            <text:p>1.93533731565834</text:p>
          </table:table-cell>
          <table:table-cell office:value-type="float" office:value="1.93490173849392" calcext:value-type="float">
            <text:p>1.93490173849392</text:p>
          </table:table-cell>
          <table:table-cell office:value-type="float" office:value="1.93492709310831" calcext:value-type="float">
            <text:p>1.93492709310831</text:p>
          </table:table-cell>
          <table:table-cell office:value-type="float" office:value="1.92190381566042" calcext:value-type="float">
            <text:p>1.92190381566042</text:p>
          </table:table-cell>
          <table:table-cell office:value-type="float" office:value="1.91238974041791" calcext:value-type="float">
            <text:p>1.91238974041791</text:p>
          </table:table-cell>
          <table:table-cell office:value-type="float" office:value="1.90450152818087" calcext:value-type="float">
            <text:p>1.90450152818087</text:p>
          </table:table-cell>
          <table:table-cell office:value-type="float" office:value="1.90011177369375" calcext:value-type="float">
            <text:p>1.90011177369375</text:p>
          </table:table-cell>
          <table:table-cell office:value-type="float" office:value="1.88611694415692" calcext:value-type="float">
            <text:p>1.88611694415692</text:p>
          </table:table-cell>
          <table:table-cell office:value-type="float" office:value="1.89157081230938" calcext:value-type="float">
            <text:p>1.89157081230938</text:p>
          </table:table-cell>
          <table:table-cell office:value-type="float" office:value="1.88976167580263" calcext:value-type="float">
            <text:p>1.88976167580263</text:p>
          </table:table-cell>
          <table:table-cell office:value-type="float" office:value="1.87968758226945" calcext:value-type="float">
            <text:p>1.87968758226945</text:p>
          </table:table-cell>
          <table:table-cell office:value-type="float" office:value="1.86896641985563" calcext:value-type="float">
            <text:p>1.86896641985563</text:p>
          </table:table-cell>
          <table:table-cell office:value-type="float" office:value="1.86349682261684" calcext:value-type="float">
            <text:p>1.86349682261684</text:p>
          </table:table-cell>
          <table:table-cell office:value-type="float" office:value="1.85819923649327" calcext:value-type="float">
            <text:p>1.8581992364932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huber</text:p>
          </table:table-cell>
          <table:table-cell office:value-type="float" office:value="77.4590554315058" calcext:value-type="float">
            <text:p>77.4590554315058</text:p>
          </table:table-cell>
          <table:table-cell office:value-type="float" office:value="17.8614904326764" calcext:value-type="float">
            <text:p>17.8614904326764</text:p>
          </table:table-cell>
          <table:table-cell office:value-type="float" office:value="5.47528952273242" calcext:value-type="float">
            <text:p>5.47528952273242</text:p>
          </table:table-cell>
          <table:table-cell office:value-type="float" office:value="2.16798409785457" calcext:value-type="float">
            <text:p>2.16798409785457</text:p>
          </table:table-cell>
          <table:table-cell office:value-type="float" office:value="1.31073211459633" calcext:value-type="float">
            <text:p>1.31073211459633</text:p>
          </table:table-cell>
          <table:table-cell office:value-type="float" office:value="1.05317588645993" calcext:value-type="float">
            <text:p>1.05317588645993</text:p>
          </table:table-cell>
          <table:table-cell office:value-type="float" office:value="0.93464096806985" calcext:value-type="float">
            <text:p>0.93464096806985</text:p>
          </table:table-cell>
          <table:table-cell office:value-type="float" office:value="0.860077799767396" calcext:value-type="float">
            <text:p>0.860077799767396</text:p>
          </table:table-cell>
          <table:table-cell office:value-type="float" office:value="0.804767866739802" calcext:value-type="float">
            <text:p>0.804767866739802</text:p>
          </table:table-cell>
          <table:table-cell office:value-type="float" office:value="0.76047692825275" calcext:value-type="float">
            <text:p>0.76047692825275</text:p>
          </table:table-cell>
          <table:table-cell office:value-type="float" office:value="0.723361493467815" calcext:value-type="float">
            <text:p>0.723361493467815</text:p>
          </table:table-cell>
          <table:table-cell office:value-type="float" office:value="0.691458929626581" calcext:value-type="float">
            <text:p>0.691458929626581</text:p>
          </table:table-cell>
          <table:table-cell office:value-type="float" office:value="0.663347399108033" calcext:value-type="float">
            <text:p>0.663347399108033</text:p>
          </table:table-cell>
          <table:table-cell office:value-type="float" office:value="0.638280821228558" calcext:value-type="float">
            <text:p>0.638280821228558</text:p>
          </table:table-cell>
          <table:table-cell office:value-type="float" office:value="0.615521240409074" calcext:value-type="float">
            <text:p>0.615521240409074</text:p>
          </table:table-cell>
          <table:table-cell office:value-type="float" office:value="0.594775746032054" calcext:value-type="float">
            <text:p>0.594775746032054</text:p>
          </table:table-cell>
          <table:table-cell office:value-type="float" office:value="0.575670841830443" calcext:value-type="float">
            <text:p>0.575670841830443</text:p>
          </table:table-cell>
          <table:table-cell office:value-type="float" office:value="0.558043066195975" calcext:value-type="float">
            <text:p>0.558043066195975</text:p>
          </table:table-cell>
          <table:table-cell office:value-type="float" office:value="0.541567527321892" calcext:value-type="float">
            <text:p>0.541567527321892</text:p>
          </table:table-cell>
          <table:table-cell office:value-type="float" office:value="0.526157634762319" calcext:value-type="float">
            <text:p>0.526157634762319</text:p>
          </table:table-cell>
          <table:table-cell office:value-type="float" office:value="0.511766470077367" calcext:value-type="float">
            <text:p>0.511766470077367</text:p>
          </table:table-cell>
          <table:table-cell office:value-type="float" office:value="0.498089424647161" calcext:value-type="float">
            <text:p>0.498089424647161</text:p>
          </table:table-cell>
          <table:table-cell office:value-type="float" office:value="0.485196705388599" calcext:value-type="float">
            <text:p>0.485196705388599</text:p>
          </table:table-cell>
          <table:table-cell office:value-type="float" office:value="0.472906690284944" calcext:value-type="float">
            <text:p>0.472906690284944</text:p>
          </table:table-cell>
          <table:table-cell office:value-type="float" office:value="0.461313020226208" calcext:value-type="float">
            <text:p>0.461313020226208</text:p>
          </table:table-cell>
          <table:table-cell office:value-type="float" office:value="0.450146867198996" calcext:value-type="float">
            <text:p>0.450146867198996</text:p>
          </table:table-cell>
          <table:table-cell office:value-type="float" office:value="0.439593537799275" calcext:value-type="float">
            <text:p>0.439593537799275</text:p>
          </table:table-cell>
          <table:table-cell office:value-type="float" office:value="0.429393881230328" calcext:value-type="float">
            <text:p>0.429393881230328</text:p>
          </table:table-cell>
          <table:table-cell office:value-type="float" office:value="0.419680561176199" calcext:value-type="float">
            <text:p>0.419680561176199</text:p>
          </table:table-cell>
          <table:table-cell office:value-type="float" office:value="0.410220564649853" calcext:value-type="float">
            <text:p>0.410220564649853</text:p>
          </table:table-cell>
          <table:table-cell office:value-type="float" office:value="0.40115681727966" calcext:value-type="float">
            <text:p>0.40115681727966</text:p>
          </table:table-cell>
          <table:table-cell office:value-type="float" office:value="0.392461805717542" calcext:value-type="float">
            <text:p>0.392461805717542</text:p>
          </table:table-cell>
          <table:table-cell office:value-type="float" office:value="0.384099687452622" calcext:value-type="float">
            <text:p>0.384099687452622</text:p>
          </table:table-cell>
          <table:table-cell office:value-type="float" office:value="0.375922278939813" calcext:value-type="float">
            <text:p>0.375922278939813</text:p>
          </table:table-cell>
          <table:table-cell office:value-type="float" office:value="0.368228930622899" calcext:value-type="float">
            <text:p>0.368228930622899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bcewithlogits</text:p>
          </table:table-cell>
          <table:table-cell office:value-type="float" office:value="74.756370815799" calcext:value-type="float">
            <text:p>74.756370815799</text:p>
          </table:table-cell>
          <table:table-cell office:value-type="float" office:value="18.154505950436" calcext:value-type="float">
            <text:p>18.154505950436</text:p>
          </table:table-cell>
          <table:table-cell office:value-type="float" office:value="10.8864625270717" calcext:value-type="float">
            <text:p>10.8864625270717</text:p>
          </table:table-cell>
          <table:table-cell office:value-type="float" office:value="10.0062133962432" calcext:value-type="float">
            <text:p>10.0062133962432</text:p>
          </table:table-cell>
          <table:table-cell office:value-type="float" office:value="9.78747189078994" calcext:value-type="float">
            <text:p>9.78747189078994</text:p>
          </table:table-cell>
          <table:table-cell office:value-type="float" office:value="9.66948722200577" calcext:value-type="float">
            <text:p>9.66948722200577</text:p>
          </table:table-cell>
          <table:table-cell office:value-type="float" office:value="9.59070148429912" calcext:value-type="float">
            <text:p>9.59070148429912</text:p>
          </table:table-cell>
          <table:table-cell office:value-type="float" office:value="9.53199651138444" calcext:value-type="float">
            <text:p>9.53199651138444</text:p>
          </table:table-cell>
          <table:table-cell office:value-type="float" office:value="9.48483173356752" calcext:value-type="float">
            <text:p>9.48483173356752</text:p>
          </table:table-cell>
          <table:table-cell office:value-type="float" office:value="9.4448460057225" calcext:value-type="float">
            <text:p>9.4448460057225</text:p>
          </table:table-cell>
          <table:table-cell office:value-type="float" office:value="9.40971252074657" calcext:value-type="float">
            <text:p>9.40971252074657</text:p>
          </table:table-cell>
          <table:table-cell office:value-type="float" office:value="9.37791923201905" calcext:value-type="float">
            <text:p>9.37791923201905</text:p>
          </table:table-cell>
          <table:table-cell office:value-type="float" office:value="9.34830025146492" calcext:value-type="float">
            <text:p>9.34830025146492</text:p>
          </table:table-cell>
          <table:table-cell office:value-type="float" office:value="9.32010287691031" calcext:value-type="float">
            <text:p>9.32010287691031</text:p>
          </table:table-cell>
          <table:table-cell office:value-type="float" office:value="9.29259927816065" calcext:value-type="float">
            <text:p>9.29259927816065</text:p>
          </table:table-cell>
          <table:table-cell office:value-type="float" office:value="9.26452011030992" calcext:value-type="float">
            <text:p>9.26452011030992</text:p>
          </table:table-cell>
          <table:table-cell office:value-type="float" office:value="9.23383754514174" calcext:value-type="float">
            <text:p>9.23383754514174</text:p>
          </table:table-cell>
          <table:table-cell office:value-type="float" office:value="9.198277822567" calcext:value-type="float">
            <text:p>9.198277822567</text:p>
          </table:table-cell>
          <table:table-cell office:value-type="float" office:value="9.16394818866066" calcext:value-type="float">
            <text:p>9.16394818866066</text:p>
          </table:table-cell>
          <table:table-cell office:value-type="float" office:value="9.13313848119097" calcext:value-type="float">
            <text:p>9.13313848119097</text:p>
          </table:table-cell>
          <table:table-cell office:value-type="float" office:value="9.10434957224736" calcext:value-type="float">
            <text:p>9.10434957224736</text:p>
          </table:table-cell>
          <table:table-cell office:value-type="float" office:value="9.07688036783519" calcext:value-type="float">
            <text:p>9.07688036783519</text:p>
          </table:table-cell>
          <table:table-cell office:value-type="float" office:value="9.05002512822573" calcext:value-type="float">
            <text:p>9.05002512822573</text:p>
          </table:table-cell>
          <table:table-cell office:value-type="float" office:value="9.02337330341001" calcext:value-type="float">
            <text:p>9.02337330341001</text:p>
          </table:table-cell>
          <table:table-cell office:value-type="float" office:value="8.99724390324438" calcext:value-type="float">
            <text:p>8.99724390324438</text:p>
          </table:table-cell>
          <table:table-cell office:value-type="float" office:value="8.97225145799167" calcext:value-type="float">
            <text:p>8.97225145799167</text:p>
          </table:table-cell>
          <table:table-cell office:value-type="float" office:value="8.94864607948559" calcext:value-type="float">
            <text:p>8.94864607948559</text:p>
          </table:table-cell>
          <table:table-cell office:value-type="float" office:value="8.92593705105709" calcext:value-type="float">
            <text:p>8.92593705105709</text:p>
          </table:table-cell>
          <table:table-cell office:value-type="float" office:value="8.90371249754475" calcext:value-type="float">
            <text:p>8.90371249754475</text:p>
          </table:table-cell>
          <table:table-cell office:value-type="float" office:value="8.88170600235195" calcext:value-type="float">
            <text:p>8.88170600235195</text:p>
          </table:table-cell>
          <table:table-cell office:value-type="float" office:value="8.85999137517098" calcext:value-type="float">
            <text:p>8.85999137517098</text:p>
          </table:table-cell>
          <table:table-cell office:value-type="float" office:value="8.83876451937088" calcext:value-type="float">
            <text:p>8.83876451937088</text:p>
          </table:table-cell>
          <table:table-cell office:value-type="float" office:value="8.81773307441966" calcext:value-type="float">
            <text:p>8.81773307441966</text:p>
          </table:table-cell>
          <table:table-cell office:value-type="float" office:value="8.79690745123661" calcext:value-type="float">
            <text:p>8.79690745123661</text:p>
          </table:table-cell>
          <table:table-cell office:value-type="float" office:value="8.77628583889011" calcext:value-type="float">
            <text:p>8.77628583889011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42.4608134261496" calcext:value-type="float">
            <text:p>42.4608134261496</text:p>
          </table:table-cell>
          <table:table-cell office:value-type="float" office:value="26.6632535587704" calcext:value-type="float">
            <text:p>26.6632535587704</text:p>
          </table:table-cell>
          <table:table-cell office:value-type="float" office:value="18.4225895292807" calcext:value-type="float">
            <text:p>18.4225895292807</text:p>
          </table:table-cell>
          <table:table-cell office:value-type="float" office:value="12.7620896985978" calcext:value-type="float">
            <text:p>12.7620896985978</text:p>
          </table:table-cell>
          <table:table-cell office:value-type="float" office:value="8.90037625040584" calcext:value-type="float">
            <text:p>8.90037625040584</text:p>
          </table:table-cell>
          <table:table-cell office:value-type="float" office:value="6.32101161381427" calcext:value-type="float">
            <text:p>6.32101161381427</text:p>
          </table:table-cell>
          <table:table-cell office:value-type="float" office:value="4.62884070410474" calcext:value-type="float">
            <text:p>4.62884070410474</text:p>
          </table:table-cell>
          <table:table-cell office:value-type="float" office:value="3.51684331517707" calcext:value-type="float">
            <text:p>3.51684331517707</text:p>
          </table:table-cell>
          <table:table-cell office:value-type="float" office:value="2.77101088631521" calcext:value-type="float">
            <text:p>2.77101088631521</text:p>
          </table:table-cell>
          <table:table-cell office:value-type="float" office:value="2.25415638599229" calcext:value-type="float">
            <text:p>2.25415638599229</text:p>
          </table:table-cell>
          <table:table-cell office:value-type="float" office:value="1.88273753093417" calcext:value-type="float">
            <text:p>1.88273753093417</text:p>
          </table:table-cell>
          <table:table-cell office:value-type="float" office:value="1.60650661070663" calcext:value-type="float">
            <text:p>1.60650661070663</text:p>
          </table:table-cell>
          <table:table-cell office:value-type="float" office:value="1.39476682716033" calcext:value-type="float">
            <text:p>1.39476682716033</text:p>
          </table:table-cell>
          <table:table-cell office:value-type="float" office:value="1.22822391621798" calcext:value-type="float">
            <text:p>1.22822391621798</text:p>
          </table:table-cell>
          <table:table-cell office:value-type="float" office:value="1.09434075019115" calcext:value-type="float">
            <text:p>1.09434075019115</text:p>
          </table:table-cell>
          <table:table-cell office:value-type="float" office:value="0.984699305651769" calcext:value-type="float">
            <text:p>0.984699305651769</text:p>
          </table:table-cell>
          <table:table-cell office:value-type="float" office:value="0.893478102979089" calcext:value-type="float">
            <text:p>0.893478102979089</text:p>
          </table:table-cell>
          <table:table-cell office:value-type="float" office:value="0.816541285164352" calcext:value-type="float">
            <text:p>0.816541285164352</text:p>
          </table:table-cell>
          <table:table-cell office:value-type="float" office:value="0.750879389881083" calcext:value-type="float">
            <text:p>0.750879389881083</text:p>
          </table:table-cell>
          <table:table-cell office:value-type="float" office:value="0.694256739186092" calcext:value-type="float">
            <text:p>0.694256739186092</text:p>
          </table:table-cell>
          <table:table-cell office:value-type="float" office:value="0.644981956008127" calcext:value-type="float">
            <text:p>0.644981956008127</text:p>
          </table:table-cell>
          <table:table-cell office:value-type="float" office:value="0.601753075648561" calcext:value-type="float">
            <text:p>0.601753075648561</text:p>
          </table:table-cell>
          <table:table-cell office:value-type="float" office:value="0.563553095322705" calcext:value-type="float">
            <text:p>0.563553095322705</text:p>
          </table:table-cell>
          <table:table-cell office:value-type="float" office:value="0.529577814907143" calcext:value-type="float">
            <text:p>0.529577814907143</text:p>
          </table:table-cell>
          <table:table-cell office:value-type="float" office:value="0.499182858394686" calcext:value-type="float">
            <text:p>0.499182858394686</text:p>
          </table:table-cell>
          <table:table-cell office:value-type="float" office:value="0.471846411282737" calcext:value-type="float">
            <text:p>0.471846411282737</text:p>
          </table:table-cell>
          <table:table-cell office:value-type="float" office:value="0.447142104728566" calcext:value-type="float">
            <text:p>0.447142104728566</text:p>
          </table:table-cell>
          <table:table-cell office:value-type="float" office:value="0.42471764660301" calcext:value-type="float">
            <text:p>0.42471764660301</text:p>
          </table:table-cell>
          <table:table-cell office:value-type="float" office:value="0.404279876902573" calcext:value-type="float">
            <text:p>0.404279876902573</text:p>
          </table:table-cell>
          <table:table-cell office:value-type="float" office:value="0.385583281488932" calcext:value-type="float">
            <text:p>0.385583281488932</text:p>
          </table:table-cell>
          <table:table-cell office:value-type="float" office:value="0.368420479749169" calcext:value-type="float">
            <text:p>0.368420479749169</text:p>
          </table:table-cell>
          <table:table-cell office:value-type="float" office:value="0.352615723414056" calcext:value-type="float">
            <text:p>0.352615723414056</text:p>
          </table:table-cell>
          <table:table-cell office:value-type="float" office:value="0.338017830548177" calcext:value-type="float">
            <text:p>0.338017830548177</text:p>
          </table:table-cell>
          <table:table-cell office:value-type="float" office:value="0.32449765934969" calcext:value-type="float">
            <text:p>0.32449765934969</text:p>
          </table:table-cell>
          <table:table-cell office:value-type="float" office:value="0.311943471465297" calcext:value-type="float">
            <text:p>0.31194347146529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mse</text:p>
          </table:table-cell>
          <table:table-cell office:value-type="float" office:value="18.1953060600914" calcext:value-type="float">
            <text:p>18.1953060600914</text:p>
          </table:table-cell>
          <table:table-cell office:value-type="float" office:value="18.1953028089916" calcext:value-type="float">
            <text:p>18.1953028089916</text:p>
          </table:table-cell>
          <table:table-cell office:value-type="float" office:value="18.1952995926728" calcext:value-type="float">
            <text:p>18.1952995926728</text:p>
          </table:table-cell>
          <table:table-cell office:value-type="float" office:value="18.195296269438" calcext:value-type="float">
            <text:p>18.195296269438</text:p>
          </table:table-cell>
          <table:table-cell office:value-type="float" office:value="18.1952930226167" calcext:value-type="float">
            <text:p>18.1952930226167</text:p>
          </table:table-cell>
          <table:table-cell office:value-type="float" office:value="18.1952897554965" calcext:value-type="float">
            <text:p>18.1952897554965</text:p>
          </table:table-cell>
          <table:table-cell office:value-type="float" office:value="18.1952863360031" calcext:value-type="float">
            <text:p>18.1952863360031</text:p>
          </table:table-cell>
          <table:table-cell office:value-type="float" office:value="18.1952832650567" calcext:value-type="float">
            <text:p>18.1952832650567</text:p>
          </table:table-cell>
          <table:table-cell office:value-type="float" office:value="18.1952798519558" calcext:value-type="float">
            <text:p>18.1952798519558</text:p>
          </table:table-cell>
          <table:table-cell office:value-type="float" office:value="18.1952765828573" calcext:value-type="float">
            <text:p>18.1952765828573</text:p>
          </table:table-cell>
          <table:table-cell office:value-type="float" office:value="18.1952732157165" calcext:value-type="float">
            <text:p>18.1952732157165</text:p>
          </table:table-cell>
          <table:table-cell office:value-type="float" office:value="18.195269976081" calcext:value-type="float">
            <text:p>18.195269976081</text:p>
          </table:table-cell>
          <table:table-cell office:value-type="float" office:value="18.1952667112644" calcext:value-type="float">
            <text:p>18.1952667112644</text:p>
          </table:table-cell>
          <table:table-cell office:value-type="float" office:value="18.1952633373251" calcext:value-type="float">
            <text:p>18.1952633373251</text:p>
          </table:table-cell>
          <table:table-cell office:value-type="float" office:value="18.1952599268722" calcext:value-type="float">
            <text:p>18.1952599268722</text:p>
          </table:table-cell>
          <table:table-cell office:value-type="float" office:value="18.1952566683597" calcext:value-type="float">
            <text:p>18.1952566683597</text:p>
          </table:table-cell>
          <table:table-cell office:value-type="float" office:value="18.1952532377415" calcext:value-type="float">
            <text:p>18.1952532377415</text:p>
          </table:table-cell>
          <table:table-cell office:value-type="float" office:value="18.1952499166139" calcext:value-type="float">
            <text:p>18.1952499166139</text:p>
          </table:table-cell>
          <table:table-cell office:value-type="float" office:value="18.1952464427835" calcext:value-type="float">
            <text:p>18.1952464427835</text:p>
          </table:table-cell>
          <table:table-cell office:value-type="float" office:value="18.1952431186799" calcext:value-type="float">
            <text:p>18.1952431186799</text:p>
          </table:table-cell>
          <table:table-cell office:value-type="float" office:value="18.1952397511618" calcext:value-type="float">
            <text:p>18.1952397511618</text:p>
          </table:table-cell>
          <table:table-cell office:value-type="float" office:value="18.1952362775419" calcext:value-type="float">
            <text:p>18.1952362775419</text:p>
          </table:table-cell>
          <table:table-cell office:value-type="float" office:value="18.1952328434538" calcext:value-type="float">
            <text:p>18.1952328434538</text:p>
          </table:table-cell>
          <table:table-cell office:value-type="float" office:value="18.1952293996523" calcext:value-type="float">
            <text:p>18.1952293996523</text:p>
          </table:table-cell>
          <table:table-cell office:value-type="float" office:value="18.1952259013759" calcext:value-type="float">
            <text:p>18.1952259013759</text:p>
          </table:table-cell>
          <table:table-cell office:value-type="float" office:value="18.1952224662217" calcext:value-type="float">
            <text:p>18.1952224662217</text:p>
          </table:table-cell>
          <table:table-cell office:value-type="float" office:value="18.1952190735265" calcext:value-type="float">
            <text:p>18.1952190735265</text:p>
          </table:table-cell>
          <table:table-cell office:value-type="float" office:value="18.1952156595953" calcext:value-type="float">
            <text:p>18.1952156595953</text:p>
          </table:table-cell>
          <table:table-cell office:value-type="float" office:value="18.1952122258701" calcext:value-type="float">
            <text:p>18.1952122258701</text:p>
          </table:table-cell>
          <table:table-cell office:value-type="float" office:value="18.1952087137916" calcext:value-type="float">
            <text:p>18.1952087137916</text:p>
          </table:table-cell>
          <table:table-cell office:value-type="float" office:value="18.1952051989916" calcext:value-type="float">
            <text:p>18.1952051989916</text:p>
          </table:table-cell>
          <table:table-cell office:value-type="float" office:value="18.1952017401382" calcext:value-type="float">
            <text:p>18.1952017401382</text:p>
          </table:table-cell>
          <table:table-cell office:value-type="float" office:value="18.1951982317443" calcext:value-type="float">
            <text:p>18.1951982317443</text:p>
          </table:table-cell>
          <table:table-cell office:value-type="float" office:value="18.1951947413679" calcext:value-type="float">
            <text:p>18.1951947413679</text:p>
          </table:table-cell>
          <table:table-cell office:value-type="float" office:value="18.195191308155" calcext:value-type="float">
            <text:p>18.195191308155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hingeembedding</text:p>
          </table:table-cell>
          <table:table-cell office:value-type="float" office:value="20.9992110731785" calcext:value-type="float">
            <text:p>20.9992110731785</text:p>
          </table:table-cell>
          <table:table-cell office:value-type="float" office:value="20.999210810178" calcext:value-type="float">
            <text:p>20.999210810178</text:p>
          </table:table-cell>
          <table:table-cell office:value-type="float" office:value="20.9992105057494" calcext:value-type="float">
            <text:p>20.9992105057494</text:p>
          </table:table-cell>
          <table:table-cell office:value-type="float" office:value="20.9992101781602" calcext:value-type="float">
            <text:p>20.9992101781602</text:p>
          </table:table-cell>
          <table:table-cell office:value-type="float" office:value="20.9992099415878" calcext:value-type="float">
            <text:p>20.9992099415878</text:p>
          </table:table-cell>
          <table:table-cell office:value-type="float" office:value="20.9992096398494" calcext:value-type="float">
            <text:p>20.9992096398494</text:p>
          </table:table-cell>
          <table:table-cell office:value-type="float" office:value="20.9992093002985" calcext:value-type="float">
            <text:p>20.9992093002985</text:p>
          </table:table-cell>
          <table:table-cell office:value-type="float" office:value="20.999208931275" calcext:value-type="float">
            <text:p>20.999208931275</text:p>
          </table:table-cell>
          <table:table-cell office:value-type="float" office:value="20.9992086725331" calcext:value-type="float">
            <text:p>20.9992086725331</text:p>
          </table:table-cell>
          <table:table-cell office:value-type="float" office:value="20.9992083044968" calcext:value-type="float">
            <text:p>20.9992083044968</text:p>
          </table:table-cell>
          <table:table-cell office:value-type="float" office:value="20.9992079768195" calcext:value-type="float">
            <text:p>20.9992079768195</text:p>
          </table:table-cell>
          <table:table-cell office:value-type="float" office:value="20.9992076993568" calcext:value-type="float">
            <text:p>20.9992076993568</text:p>
          </table:table-cell>
          <table:table-cell office:value-type="float" office:value="20.999207335596" calcext:value-type="float">
            <text:p>20.999207335596</text:p>
          </table:table-cell>
          <table:table-cell office:value-type="float" office:value="20.9992069864998" calcext:value-type="float">
            <text:p>20.9992069864998</text:p>
          </table:table-cell>
          <table:table-cell office:value-type="float" office:value="20.9992067122099" calcext:value-type="float">
            <text:p>20.9992067122099</text:p>
          </table:table-cell>
          <table:table-cell office:value-type="float" office:value="20.9992063365227" calcext:value-type="float">
            <text:p>20.9992063365227</text:p>
          </table:table-cell>
          <table:table-cell office:value-type="float" office:value="20.9992060327209" calcext:value-type="float">
            <text:p>20.9992060327209</text:p>
          </table:table-cell>
          <table:table-cell office:value-type="float" office:value="20.9992056806597" calcext:value-type="float">
            <text:p>20.9992056806597</text:p>
          </table:table-cell>
          <table:table-cell office:value-type="float" office:value="20.999205330348" calcext:value-type="float">
            <text:p>20.999205330348</text:p>
          </table:table-cell>
          <table:table-cell office:value-type="float" office:value="20.9992050383107" calcext:value-type="float">
            <text:p>20.9992050383107</text:p>
          </table:table-cell>
          <table:table-cell office:value-type="float" office:value="20.9992046769021" calcext:value-type="float">
            <text:p>20.9992046769021</text:p>
          </table:table-cell>
          <table:table-cell office:value-type="float" office:value="20.9992043469813" calcext:value-type="float">
            <text:p>20.9992043469813</text:p>
          </table:table-cell>
          <table:table-cell office:value-type="float" office:value="20.9992039755509" calcext:value-type="float">
            <text:p>20.9992039755509</text:p>
          </table:table-cell>
          <table:table-cell office:value-type="float" office:value="20.9992037141875" calcext:value-type="float">
            <text:p>20.9992037141875</text:p>
          </table:table-cell>
          <table:table-cell office:value-type="float" office:value="20.9992034111193" calcext:value-type="float">
            <text:p>20.9992034111193</text:p>
          </table:table-cell>
          <table:table-cell office:value-type="float" office:value="20.9992030555056" calcext:value-type="float">
            <text:p>20.9992030555056</text:p>
          </table:table-cell>
          <table:table-cell office:value-type="float" office:value="20.9992027252369" calcext:value-type="float">
            <text:p>20.9992027252369</text:p>
          </table:table-cell>
          <table:table-cell office:value-type="float" office:value="20.9992023826303" calcext:value-type="float">
            <text:p>20.9992023826303</text:p>
          </table:table-cell>
          <table:table-cell office:value-type="float" office:value="20.9992020286946" calcext:value-type="float">
            <text:p>20.9992020286946</text:p>
          </table:table-cell>
          <table:table-cell office:value-type="float" office:value="20.9992017260781" calcext:value-type="float">
            <text:p>20.9992017260781</text:p>
          </table:table-cell>
          <table:table-cell office:value-type="float" office:value="20.9992014008838" calcext:value-type="float">
            <text:p>20.9992014008838</text:p>
          </table:table-cell>
          <table:table-cell office:value-type="float" office:value="20.9992010622478" calcext:value-type="float">
            <text:p>20.9992010622478</text:p>
          </table:table-cell>
          <table:table-cell office:value-type="float" office:value="20.9992007227564" calcext:value-type="float">
            <text:p>20.9992007227564</text:p>
          </table:table-cell>
          <table:table-cell office:value-type="float" office:value="20.9992003839769" calcext:value-type="float">
            <text:p>20.9992003839769</text:p>
          </table:table-cell>
          <table:table-cell office:value-type="float" office:value="20.9992000437418" calcext:value-type="float">
            <text:p>20.9992000437418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1</text:p>
          </table:table-cell>
          <table:table-cell office:value-type="float" office:value="18.1894312621758" calcext:value-type="float">
            <text:p>18.1894312621758</text:p>
          </table:table-cell>
          <table:table-cell office:value-type="float" office:value="18.1893989219692" calcext:value-type="float">
            <text:p>18.1893989219692</text:p>
          </table:table-cell>
          <table:table-cell office:value-type="float" office:value="18.1893663430719" calcext:value-type="float">
            <text:p>18.1893663430719</text:p>
          </table:table-cell>
          <table:table-cell office:value-type="float" office:value="18.1893333410138" calcext:value-type="float">
            <text:p>18.1893333410138</text:p>
          </table:table-cell>
          <table:table-cell office:value-type="float" office:value="18.1892999887598" calcext:value-type="float">
            <text:p>18.1892999887598</text:p>
          </table:table-cell>
          <table:table-cell office:value-type="float" office:value="18.1892663864957" calcext:value-type="float">
            <text:p>18.1892663864957</text:p>
          </table:table-cell>
          <table:table-cell office:value-type="float" office:value="18.1892322593578" calcext:value-type="float">
            <text:p>18.1892322593578</text:p>
          </table:table-cell>
          <table:table-cell office:value-type="float" office:value="18.1891979699195" calcext:value-type="float">
            <text:p>18.1891979699195</text:p>
          </table:table-cell>
          <table:table-cell office:value-type="float" office:value="18.1891630634431" calcext:value-type="float">
            <text:p>18.1891630634431</text:p>
          </table:table-cell>
          <table:table-cell office:value-type="float" office:value="18.1891279091734" calcext:value-type="float">
            <text:p>18.1891279091734</text:p>
          </table:table-cell>
          <table:table-cell office:value-type="float" office:value="18.1890923613238" calcext:value-type="float">
            <text:p>18.1890923613238</text:p>
          </table:table-cell>
          <table:table-cell office:value-type="float" office:value="18.1890563819863" calcext:value-type="float">
            <text:p>18.1890563819863</text:p>
          </table:table-cell>
          <table:table-cell office:value-type="float" office:value="18.1890199544841" calcext:value-type="float">
            <text:p>18.1890199544841</text:p>
          </table:table-cell>
          <table:table-cell office:value-type="float" office:value="18.1889831610721" calcext:value-type="float">
            <text:p>18.1889831610721</text:p>
          </table:table-cell>
          <table:table-cell office:value-type="float" office:value="18.1889458736903" calcext:value-type="float">
            <text:p>18.1889458736903</text:p>
          </table:table-cell>
          <table:table-cell office:value-type="float" office:value="18.1889081513462" calcext:value-type="float">
            <text:p>18.1889081513462</text:p>
          </table:table-cell>
          <table:table-cell office:value-type="float" office:value="18.1888699722298" calcext:value-type="float">
            <text:p>18.1888699722298</text:p>
          </table:table-cell>
          <table:table-cell office:value-type="float" office:value="18.188831370482" calcext:value-type="float">
            <text:p>18.188831370482</text:p>
          </table:table-cell>
          <table:table-cell office:value-type="float" office:value="18.1887922823877" calcext:value-type="float">
            <text:p>18.1887922823877</text:p>
          </table:table-cell>
          <table:table-cell office:value-type="float" office:value="18.188752687698" calcext:value-type="float">
            <text:p>18.188752687698</text:p>
          </table:table-cell>
          <table:table-cell office:value-type="float" office:value="18.1887125752469" calcext:value-type="float">
            <text:p>18.1887125752469</text:p>
          </table:table-cell>
          <table:table-cell office:value-type="float" office:value="18.1886719146978" calcext:value-type="float">
            <text:p>18.1886719146978</text:p>
          </table:table-cell>
          <table:table-cell office:value-type="float" office:value="18.1886306963014" calcext:value-type="float">
            <text:p>18.1886306963014</text:p>
          </table:table-cell>
          <table:table-cell office:value-type="float" office:value="18.1885890751752" calcext:value-type="float">
            <text:p>18.1885890751752</text:p>
          </table:table-cell>
          <table:table-cell office:value-type="float" office:value="18.1885468582186" calcext:value-type="float">
            <text:p>18.1885468582186</text:p>
          </table:table-cell>
          <table:table-cell office:value-type="float" office:value="18.1885040842331" calcext:value-type="float">
            <text:p>18.1885040842331</text:p>
          </table:table-cell>
          <table:table-cell office:value-type="float" office:value="18.1884606086156" calcext:value-type="float">
            <text:p>18.1884606086156</text:p>
          </table:table-cell>
          <table:table-cell office:value-type="float" office:value="18.1884166777471" calcext:value-type="float">
            <text:p>18.1884166777471</text:p>
          </table:table-cell>
          <table:table-cell office:value-type="float" office:value="18.1883721521864" calcext:value-type="float">
            <text:p>18.1883721521864</text:p>
          </table:table-cell>
          <table:table-cell office:value-type="float" office:value="18.1883268497532" calcext:value-type="float">
            <text:p>18.1883268497532</text:p>
          </table:table-cell>
          <table:table-cell office:value-type="float" office:value="18.1882809578757" calcext:value-type="float">
            <text:p>18.1882809578757</text:p>
          </table:table-cell>
          <table:table-cell office:value-type="float" office:value="18.1882343733737" calcext:value-type="float">
            <text:p>18.1882343733737</text:p>
          </table:table-cell>
          <table:table-cell office:value-type="float" office:value="18.1881871868062" calcext:value-type="float">
            <text:p>18.1881871868062</text:p>
          </table:table-cell>
          <table:table-cell office:value-type="float" office:value="18.1881391401966" calcext:value-type="float">
            <text:p>18.1881391401966</text:p>
          </table:table-cell>
          <table:table-cell office:value-type="float" office:value="18.1880904405457" calcext:value-type="float">
            <text:p>18.1880904405457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moothl1</text:p>
          </table:table-cell>
          <table:table-cell office:value-type="float" office:value="63.9485138976834" calcext:value-type="float">
            <text:p>63.9485138976834</text:p>
          </table:table-cell>
          <table:table-cell office:value-type="float" office:value="11.2733543314845" calcext:value-type="float">
            <text:p>11.2733543314845</text:p>
          </table:table-cell>
          <table:table-cell office:value-type="float" office:value="7.7174800238571" calcext:value-type="float">
            <text:p>7.7174800238571</text:p>
          </table:table-cell>
          <table:table-cell office:value-type="float" office:value="6.5721597840921" calcext:value-type="float">
            <text:p>6.5721597840921</text:p>
          </table:table-cell>
          <table:table-cell office:value-type="float" office:value="5.47094551132658" calcext:value-type="float">
            <text:p>5.47094551132658</text:p>
          </table:table-cell>
          <table:table-cell office:value-type="float" office:value="5.53371729976421" calcext:value-type="float">
            <text:p>5.53371729976421</text:p>
          </table:table-cell>
          <table:table-cell office:value-type="float" office:value="5.45960676393775" calcext:value-type="float">
            <text:p>5.45960676393775</text:p>
          </table:table-cell>
          <table:table-cell office:value-type="float" office:value="5.43609540023896" calcext:value-type="float">
            <text:p>5.43609540023896</text:p>
          </table:table-cell>
          <table:table-cell office:value-type="float" office:value="5.67417278422239" calcext:value-type="float">
            <text:p>5.67417278422239</text:p>
          </table:table-cell>
          <table:table-cell office:value-type="float" office:value="5.31808975209674" calcext:value-type="float">
            <text:p>5.31808975209674</text:p>
          </table:table-cell>
          <table:table-cell office:value-type="float" office:value="5.11824191158242" calcext:value-type="float">
            <text:p>5.11824191158242</text:p>
          </table:table-cell>
          <table:table-cell office:value-type="float" office:value="4.64411013738106" calcext:value-type="float">
            <text:p>4.64411013738106</text:p>
          </table:table-cell>
          <table:table-cell office:value-type="float" office:value="4.43570095297981" calcext:value-type="float">
            <text:p>4.43570095297981</text:p>
          </table:table-cell>
          <table:table-cell office:value-type="float" office:value="4.91847560001579" calcext:value-type="float">
            <text:p>4.91847560001579</text:p>
          </table:table-cell>
          <table:table-cell office:value-type="float" office:value="4.17457639107958" calcext:value-type="float">
            <text:p>4.17457639107958</text:p>
          </table:table-cell>
          <table:table-cell office:value-type="float" office:value="4.19512339263026" calcext:value-type="float">
            <text:p>4.19512339263026</text:p>
          </table:table-cell>
          <table:table-cell office:value-type="float" office:value="3.98827061571446" calcext:value-type="float">
            <text:p>3.98827061571446</text:p>
          </table:table-cell>
          <table:table-cell office:value-type="float" office:value="4.09127672820201" calcext:value-type="float">
            <text:p>4.09127672820201</text:p>
          </table:table-cell>
          <table:table-cell office:value-type="float" office:value="4.02180380309521" calcext:value-type="float">
            <text:p>4.02180380309521</text:p>
          </table:table-cell>
          <table:table-cell office:value-type="float" office:value="3.89769390520577" calcext:value-type="float">
            <text:p>3.89769390520577</text:p>
          </table:table-cell>
          <table:table-cell office:value-type="float" office:value="3.38928600206204" calcext:value-type="float">
            <text:p>3.38928600206204</text:p>
          </table:table-cell>
          <table:table-cell office:value-type="float" office:value="3.05576629908309" calcext:value-type="float">
            <text:p>3.05576629908309</text:p>
          </table:table-cell>
          <table:table-cell office:value-type="float" office:value="3.13287206212428" calcext:value-type="float">
            <text:p>3.13287206212428</text:p>
          </table:table-cell>
          <table:table-cell office:value-type="float" office:value="2.86541794082297" calcext:value-type="float">
            <text:p>2.86541794082297</text:p>
          </table:table-cell>
          <table:table-cell office:value-type="float" office:value="2.65702460190774" calcext:value-type="float">
            <text:p>2.65702460190774</text:p>
          </table:table-cell>
          <table:table-cell office:value-type="float" office:value="2.52069166781857" calcext:value-type="float">
            <text:p>2.52069166781857</text:p>
          </table:table-cell>
          <table:table-cell office:value-type="float" office:value="2.36401862703047" calcext:value-type="float">
            <text:p>2.36401862703047</text:p>
          </table:table-cell>
          <table:table-cell office:value-type="float" office:value="2.28907779779865" calcext:value-type="float">
            <text:p>2.28907779779865</text:p>
          </table:table-cell>
          <table:table-cell office:value-type="float" office:value="2.2167469003379" calcext:value-type="float">
            <text:p>2.2167469003379</text:p>
          </table:table-cell>
          <table:table-cell office:value-type="float" office:value="1.94952749313039" calcext:value-type="float">
            <text:p>1.94952749313039</text:p>
          </table:table-cell>
          <table:table-cell office:value-type="float" office:value="1.94570337794033" calcext:value-type="float">
            <text:p>1.94570337794033</text:p>
          </table:table-cell>
          <table:table-cell office:value-type="float" office:value="1.85000314391243" calcext:value-type="float">
            <text:p>1.85000314391243</text:p>
          </table:table-cell>
          <table:table-cell office:value-type="float" office:value="1.74401239540823" calcext:value-type="float">
            <text:p>1.74401239540823</text:p>
          </table:table-cell>
          <table:table-cell office:value-type="float" office:value="1.66139643522844" calcext:value-type="float">
            <text:p>1.66139643522844</text:p>
          </table:table-cell>
          <table:table-cell office:value-type="float" office:value="1.46980122953242" calcext:value-type="float">
            <text:p>1.46980122953242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hingeembedding</text:p>
          </table:table-cell>
          <table:table-cell office:value-type="float" office:value="74.7481217524711" calcext:value-type="float">
            <text:p>74.7481217524711</text:p>
          </table:table-cell>
          <table:table-cell office:value-type="float" office:value="18.5871058847394" calcext:value-type="float">
            <text:p>18.5871058847394</text:p>
          </table:table-cell>
          <table:table-cell office:value-type="float" office:value="16.5550784928425" calcext:value-type="float">
            <text:p>16.5550784928425</text:p>
          </table:table-cell>
          <table:table-cell office:value-type="float" office:value="16.2055813226046" calcext:value-type="float">
            <text:p>16.2055813226046</text:p>
          </table:table-cell>
          <table:table-cell office:value-type="float" office:value="16.019536507793" calcext:value-type="float">
            <text:p>16.019536507793</text:p>
          </table:table-cell>
          <table:table-cell office:value-type="float" office:value="15.9054098742408" calcext:value-type="float">
            <text:p>15.9054098742408</text:p>
          </table:table-cell>
          <table:table-cell office:value-type="float" office:value="15.8279804578864" calcext:value-type="float">
            <text:p>15.8279804578864</text:p>
          </table:table-cell>
          <table:table-cell office:value-type="float" office:value="15.7722550639227" calcext:value-type="float">
            <text:p>15.7722550639227</text:p>
          </table:table-cell>
          <table:table-cell office:value-type="float" office:value="15.7301052661159" calcext:value-type="float">
            <text:p>15.7301052661159</text:p>
          </table:table-cell>
          <table:table-cell office:value-type="float" office:value="15.6969780671512" calcext:value-type="float">
            <text:p>15.6969780671512</text:p>
          </table:table-cell>
          <table:table-cell office:value-type="float" office:value="15.6701883170693" calcext:value-type="float">
            <text:p>15.6701883170693</text:p>
          </table:table-cell>
          <table:table-cell office:value-type="float" office:value="15.6480365476606" calcext:value-type="float">
            <text:p>15.6480365476606</text:p>
          </table:table-cell>
          <table:table-cell office:value-type="float" office:value="15.6293903004704" calcext:value-type="float">
            <text:p>15.6293903004704</text:p>
          </table:table-cell>
          <table:table-cell office:value-type="float" office:value="15.6134623026671" calcext:value-type="float">
            <text:p>15.6134623026671</text:p>
          </table:table-cell>
          <table:table-cell office:value-type="float" office:value="15.5996876873135" calcext:value-type="float">
            <text:p>15.5996876873135</text:p>
          </table:table-cell>
          <table:table-cell office:value-type="float" office:value="15.5876494943003" calcext:value-type="float">
            <text:p>15.5876494943003</text:p>
          </table:table-cell>
          <table:table-cell office:value-type="float" office:value="15.5770328175813" calcext:value-type="float">
            <text:p>15.5770328175813</text:p>
          </table:table-cell>
          <table:table-cell office:value-type="float" office:value="15.5675952786124" calcext:value-type="float">
            <text:p>15.5675952786124</text:p>
          </table:table-cell>
          <table:table-cell office:value-type="float" office:value="15.5591469677505" calcext:value-type="float">
            <text:p>15.5591469677505</text:p>
          </table:table-cell>
          <table:table-cell office:value-type="float" office:value="15.5515375482007" calcext:value-type="float">
            <text:p>15.5515375482007</text:p>
          </table:table-cell>
          <table:table-cell office:value-type="float" office:value="15.5446457736323" calcext:value-type="float">
            <text:p>15.5446457736323</text:p>
          </table:table-cell>
          <table:table-cell office:value-type="float" office:value="15.5383730237707" calcext:value-type="float">
            <text:p>15.5383730237707</text:p>
          </table:table-cell>
          <table:table-cell office:value-type="float" office:value="15.5326379853025" calcext:value-type="float">
            <text:p>15.5326379853025</text:p>
          </table:table-cell>
          <table:table-cell office:value-type="float" office:value="15.5273732864074" calcext:value-type="float">
            <text:p>15.5273732864074</text:p>
          </table:table-cell>
          <table:table-cell office:value-type="float" office:value="15.5225223494668" calcext:value-type="float">
            <text:p>15.5225223494668</text:p>
          </table:table-cell>
          <table:table-cell office:value-type="float" office:value="15.5180374476867" calcext:value-type="float">
            <text:p>15.5180374476867</text:p>
          </table:table-cell>
          <table:table-cell office:value-type="float" office:value="15.5138778702008" calcext:value-type="float">
            <text:p>15.5138778702008</text:p>
          </table:table-cell>
          <table:table-cell office:value-type="float" office:value="15.5100090907406" calcext:value-type="float">
            <text:p>15.5100090907406</text:p>
          </table:table-cell>
          <table:table-cell office:value-type="float" office:value="15.5064011240378" calcext:value-type="float">
            <text:p>15.5064011240378</text:p>
          </table:table-cell>
          <table:table-cell office:value-type="float" office:value="15.5030279888471" calcext:value-type="float">
            <text:p>15.5030279888471</text:p>
          </table:table-cell>
          <table:table-cell office:value-type="float" office:value="15.4998671664957" calcext:value-type="float">
            <text:p>15.4998671664957</text:p>
          </table:table-cell>
          <table:table-cell office:value-type="float" office:value="15.4968988584848" calcext:value-type="float">
            <text:p>15.4968988584848</text:p>
          </table:table-cell>
          <table:table-cell office:value-type="float" office:value="15.4941057277584" calcext:value-type="float">
            <text:p>15.4941057277584</text:p>
          </table:table-cell>
          <table:table-cell office:value-type="float" office:value="15.4914725940808" calcext:value-type="float">
            <text:p>15.4914725940808</text:p>
          </table:table-cell>
          <table:table-cell office:value-type="float" office:value="15.4889858609038" calcext:value-type="float">
            <text:p>15.4889858609038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softmargin</text:p>
          </table:table-cell>
          <table:table-cell office:value-type="float" office:value="12.6277310517211" calcext:value-type="float">
            <text:p>12.6277310517211</text:p>
          </table:table-cell>
          <table:table-cell office:value-type="float" office:value="12.62765883067" calcext:value-type="float">
            <text:p>12.62765883067</text:p>
          </table:table-cell>
          <table:table-cell office:value-type="float" office:value="12.627576955266" calcext:value-type="float">
            <text:p>12.627576955266</text:p>
          </table:table-cell>
          <table:table-cell office:value-type="float" office:value="12.6274884052683" calcext:value-type="float">
            <text:p>12.6274884052683</text:p>
          </table:table-cell>
          <table:table-cell office:value-type="float" office:value="12.6274119525236" calcext:value-type="float">
            <text:p>12.6274119525236</text:p>
          </table:table-cell>
          <table:table-cell office:value-type="float" office:value="12.627344641598" calcext:value-type="float">
            <text:p>12.627344641598</text:p>
          </table:table-cell>
          <table:table-cell office:value-type="float" office:value="12.6272783271727" calcext:value-type="float">
            <text:p>12.6272783271727</text:p>
          </table:table-cell>
          <table:table-cell office:value-type="float" office:value="12.6272130561392" calcext:value-type="float">
            <text:p>12.6272130561392</text:p>
          </table:table-cell>
          <table:table-cell office:value-type="float" office:value="12.6271111671464" calcext:value-type="float">
            <text:p>12.6271111671464</text:p>
          </table:table-cell>
          <table:table-cell office:value-type="float" office:value="12.6270477451782" calcext:value-type="float">
            <text:p>12.6270477451782</text:p>
          </table:table-cell>
          <table:table-cell office:value-type="float" office:value="12.6269471858083" calcext:value-type="float">
            <text:p>12.6269471858083</text:p>
          </table:table-cell>
          <table:table-cell office:value-type="float" office:value="12.6268780126317" calcext:value-type="float">
            <text:p>12.6268780126317</text:p>
          </table:table-cell>
          <table:table-cell office:value-type="float" office:value="12.6267774751816" calcext:value-type="float">
            <text:p>12.6267774751816</text:p>
          </table:table-cell>
          <table:table-cell office:value-type="float" office:value="12.6267179425176" calcext:value-type="float">
            <text:p>12.6267179425176</text:p>
          </table:table-cell>
          <table:table-cell office:value-type="float" office:value="12.626604175862" calcext:value-type="float">
            <text:p>12.626604175862</text:p>
          </table:table-cell>
          <table:table-cell office:value-type="float" office:value="12.6264735124035" calcext:value-type="float">
            <text:p>12.6264735124035</text:p>
          </table:table-cell>
          <table:table-cell office:value-type="float" office:value="12.6264176065125" calcext:value-type="float">
            <text:p>12.6264176065125</text:p>
          </table:table-cell>
          <table:table-cell office:value-type="float" office:value="12.6263304948438" calcext:value-type="float">
            <text:p>12.6263304948438</text:p>
          </table:table-cell>
          <table:table-cell office:value-type="float" office:value="12.6262720822568" calcext:value-type="float">
            <text:p>12.6262720822568</text:p>
          </table:table-cell>
          <table:table-cell office:value-type="float" office:value="12.6261765407461" calcext:value-type="float">
            <text:p>12.6261765407461</text:p>
          </table:table-cell>
          <table:table-cell office:value-type="float" office:value="12.6261237560121" calcext:value-type="float">
            <text:p>12.6261237560121</text:p>
          </table:table-cell>
          <table:table-cell office:value-type="float" office:value="12.6260637967886" calcext:value-type="float">
            <text:p>12.6260637967886</text:p>
          </table:table-cell>
          <table:table-cell office:value-type="float" office:value="12.6260098666351" calcext:value-type="float">
            <text:p>12.6260098666351</text:p>
          </table:table-cell>
          <table:table-cell office:value-type="float" office:value="12.6259002047343" calcext:value-type="float">
            <text:p>12.6259002047343</text:p>
          </table:table-cell>
          <table:table-cell office:value-type="float" office:value="12.6258493395286" calcext:value-type="float">
            <text:p>12.6258493395286</text:p>
          </table:table-cell>
          <table:table-cell office:value-type="float" office:value="12.6257892904232" calcext:value-type="float">
            <text:p>12.6257892904232</text:p>
          </table:table-cell>
          <table:table-cell office:value-type="float" office:value="12.6257410681454" calcext:value-type="float">
            <text:p>12.6257410681454</text:p>
          </table:table-cell>
          <table:table-cell office:value-type="float" office:value="12.6256912223883" calcext:value-type="float">
            <text:p>12.6256912223883</text:p>
          </table:table-cell>
          <table:table-cell office:value-type="float" office:value="12.6256428137124" calcext:value-type="float">
            <text:p>12.6256428137124</text:p>
          </table:table-cell>
          <table:table-cell office:value-type="float" office:value="12.6255961049095" calcext:value-type="float">
            <text:p>12.6255961049095</text:p>
          </table:table-cell>
          <table:table-cell office:value-type="float" office:value="12.6255399099218" calcext:value-type="float">
            <text:p>12.6255399099218</text:p>
          </table:table-cell>
          <table:table-cell office:value-type="float" office:value="12.6254653447447" calcext:value-type="float">
            <text:p>12.6254653447447</text:p>
          </table:table-cell>
          <table:table-cell office:value-type="float" office:value="12.6253574987012" calcext:value-type="float">
            <text:p>12.6253574987012</text:p>
          </table:table-cell>
          <table:table-cell office:value-type="float" office:value="12.6253031226137" calcext:value-type="float">
            <text:p>12.6253031226137</text:p>
          </table:table-cell>
          <table:table-cell office:value-type="float" office:value="12.6252561292685" calcext:value-type="float">
            <text:p>12.6252561292685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bcewithlogits</text:p>
          </table:table-cell>
          <table:table-cell office:value-type="float" office:value="24.7772906243039" calcext:value-type="float">
            <text:p>24.7772906243039</text:p>
          </table:table-cell>
          <table:table-cell office:value-type="float" office:value="24.7772903887391" calcext:value-type="float">
            <text:p>24.7772903887391</text:p>
          </table:table-cell>
          <table:table-cell office:value-type="float" office:value="24.7772900722535" calcext:value-type="float">
            <text:p>24.7772900722535</text:p>
          </table:table-cell>
          <table:table-cell office:value-type="float" office:value="24.7772897650342" calcext:value-type="float">
            <text:p>24.7772897650342</text:p>
          </table:table-cell>
          <table:table-cell office:value-type="float" office:value="24.7772895271737" calcext:value-type="float">
            <text:p>24.7772895271737</text:p>
          </table:table-cell>
          <table:table-cell office:value-type="float" office:value="24.7772890093219" calcext:value-type="float">
            <text:p>24.7772890093219</text:p>
          </table:table-cell>
          <table:table-cell office:value-type="float" office:value="24.7772888837221" calcext:value-type="float">
            <text:p>24.7772888837221</text:p>
          </table:table-cell>
          <table:table-cell office:value-type="float" office:value="24.7772886468444" calcext:value-type="float">
            <text:p>24.7772886468444</text:p>
          </table:table-cell>
          <table:table-cell office:value-type="float" office:value="24.7772882646187" calcext:value-type="float">
            <text:p>24.7772882646187</text:p>
          </table:table-cell>
          <table:table-cell office:value-type="float" office:value="24.7772879678369" calcext:value-type="float">
            <text:p>24.7772879678369</text:p>
          </table:table-cell>
          <table:table-cell office:value-type="float" office:value="24.7772877446177" calcext:value-type="float">
            <text:p>24.7772877446177</text:p>
          </table:table-cell>
          <table:table-cell office:value-type="float" office:value="24.7772874801851" calcext:value-type="float">
            <text:p>24.7772874801851</text:p>
          </table:table-cell>
          <table:table-cell office:value-type="float" office:value="24.7772870488605" calcext:value-type="float">
            <text:p>24.7772870488605</text:p>
          </table:table-cell>
          <table:table-cell office:value-type="float" office:value="24.7772868039795" calcext:value-type="float">
            <text:p>24.7772868039795</text:p>
          </table:table-cell>
          <table:table-cell office:value-type="float" office:value="24.7772864171002" calcext:value-type="float">
            <text:p>24.7772864171002</text:p>
          </table:table-cell>
          <table:table-cell office:value-type="float" office:value="24.7772861433969" calcext:value-type="float">
            <text:p>24.7772861433969</text:p>
          </table:table-cell>
          <table:table-cell office:value-type="float" office:value="24.7772859129971" calcext:value-type="float">
            <text:p>24.7772859129971</text:p>
          </table:table-cell>
          <table:table-cell office:value-type="float" office:value="24.7772856703134" calcext:value-type="float">
            <text:p>24.7772856703134</text:p>
          </table:table-cell>
          <table:table-cell office:value-type="float" office:value="24.7772853775841" calcext:value-type="float">
            <text:p>24.7772853775841</text:p>
          </table:table-cell>
          <table:table-cell office:value-type="float" office:value="24.7772851158921" calcext:value-type="float">
            <text:p>24.7772851158921</text:p>
          </table:table-cell>
          <table:table-cell office:value-type="float" office:value="24.7772847701972" calcext:value-type="float">
            <text:p>24.7772847701972</text:p>
          </table:table-cell>
          <table:table-cell office:value-type="float" office:value="24.777284372431" calcext:value-type="float">
            <text:p>24.777284372431</text:p>
          </table:table-cell>
          <table:table-cell office:value-type="float" office:value="24.7772841033865" calcext:value-type="float">
            <text:p>24.7772841033865</text:p>
          </table:table-cell>
          <table:table-cell office:value-type="float" office:value="24.7772838385043" calcext:value-type="float">
            <text:p>24.7772838385043</text:p>
          </table:table-cell>
          <table:table-cell office:value-type="float" office:value="24.7772835240945" calcext:value-type="float">
            <text:p>24.7772835240945</text:p>
          </table:table-cell>
          <table:table-cell office:value-type="float" office:value="24.7772831644939" calcext:value-type="float">
            <text:p>24.7772831644939</text:p>
          </table:table-cell>
          <table:table-cell office:value-type="float" office:value="24.7772828530851" calcext:value-type="float">
            <text:p>24.7772828530851</text:p>
          </table:table-cell>
          <table:table-cell office:value-type="float" office:value="24.7772824676065" calcext:value-type="float">
            <text:p>24.7772824676065</text:p>
          </table:table-cell>
          <table:table-cell office:value-type="float" office:value="24.7772821867015" calcext:value-type="float">
            <text:p>24.7772821867015</text:p>
          </table:table-cell>
          <table:table-cell office:value-type="float" office:value="24.777281893443" calcext:value-type="float">
            <text:p>24.777281893443</text:p>
          </table:table-cell>
          <table:table-cell office:value-type="float" office:value="24.7772816085984" calcext:value-type="float">
            <text:p>24.7772816085984</text:p>
          </table:table-cell>
          <table:table-cell office:value-type="float" office:value="24.7772813195702" calcext:value-type="float">
            <text:p>24.7772813195702</text:p>
          </table:table-cell>
          <table:table-cell office:value-type="float" office:value="24.777280942263" calcext:value-type="float">
            <text:p>24.777280942263</text:p>
          </table:table-cell>
          <table:table-cell office:value-type="float" office:value="24.7772805065546" calcext:value-type="float">
            <text:p>24.7772805065546</text:p>
          </table:table-cell>
          <table:table-cell office:value-type="float" office:value="24.7772802879394" calcext:value-type="float">
            <text:p>24.777280287939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softmargin</text:p>
          </table:table-cell>
          <table:table-cell office:value-type="float" office:value="12.6187949814718" calcext:value-type="float">
            <text:p>12.6187949814718</text:p>
          </table:table-cell>
          <table:table-cell office:value-type="float" office:value="12.61877893271" calcext:value-type="float">
            <text:p>12.61877893271</text:p>
          </table:table-cell>
          <table:table-cell office:value-type="float" office:value="12.6187630988211" calcext:value-type="float">
            <text:p>12.6187630988211</text:p>
          </table:table-cell>
          <table:table-cell office:value-type="float" office:value="12.6187474492844" calcext:value-type="float">
            <text:p>12.6187474492844</text:p>
          </table:table-cell>
          <table:table-cell office:value-type="float" office:value="12.6187319519106" calcext:value-type="float">
            <text:p>12.6187319519106</text:p>
          </table:table-cell>
          <table:table-cell office:value-type="float" office:value="12.6187165376829" calcext:value-type="float">
            <text:p>12.6187165376829</text:p>
          </table:table-cell>
          <table:table-cell office:value-type="float" office:value="12.6187012532064" calcext:value-type="float">
            <text:p>12.6187012532064</text:p>
          </table:table-cell>
          <table:table-cell office:value-type="float" office:value="12.6186860827198" calcext:value-type="float">
            <text:p>12.6186860827198</text:p>
          </table:table-cell>
          <table:table-cell office:value-type="float" office:value="12.6186712133494" calcext:value-type="float">
            <text:p>12.6186712133494</text:p>
          </table:table-cell>
          <table:table-cell office:value-type="float" office:value="12.6186563667592" calcext:value-type="float">
            <text:p>12.6186563667592</text:p>
          </table:table-cell>
          <table:table-cell office:value-type="float" office:value="12.6186416852765" calcext:value-type="float">
            <text:p>12.6186416852765</text:p>
          </table:table-cell>
          <table:table-cell office:value-type="float" office:value="12.6186271764302" calcext:value-type="float">
            <text:p>12.6186271764302</text:p>
          </table:table-cell>
          <table:table-cell office:value-type="float" office:value="12.6186126814924" calcext:value-type="float">
            <text:p>12.6186126814924</text:p>
          </table:table-cell>
          <table:table-cell office:value-type="float" office:value="12.6185983976898" calcext:value-type="float">
            <text:p>12.6185983976898</text:p>
          </table:table-cell>
          <table:table-cell office:value-type="float" office:value="12.6185843011768" calcext:value-type="float">
            <text:p>12.6185843011768</text:p>
          </table:table-cell>
          <table:table-cell office:value-type="float" office:value="12.6185702432515" calcext:value-type="float">
            <text:p>12.6185702432515</text:p>
          </table:table-cell>
          <table:table-cell office:value-type="float" office:value="12.6185563354543" calcext:value-type="float">
            <text:p>12.6185563354543</text:p>
          </table:table-cell>
          <table:table-cell office:value-type="float" office:value="12.6185426018545" calcext:value-type="float">
            <text:p>12.6185426018545</text:p>
          </table:table-cell>
          <table:table-cell office:value-type="float" office:value="12.6185288512468" calcext:value-type="float">
            <text:p>12.6185288512468</text:p>
          </table:table-cell>
          <table:table-cell office:value-type="float" office:value="12.6185153063936" calcext:value-type="float">
            <text:p>12.6185153063936</text:p>
          </table:table-cell>
          <table:table-cell office:value-type="float" office:value="12.6185018569618" calcext:value-type="float">
            <text:p>12.6185018569618</text:p>
          </table:table-cell>
          <table:table-cell office:value-type="float" office:value="12.61848857125" calcext:value-type="float">
            <text:p>12.61848857125</text:p>
          </table:table-cell>
          <table:table-cell office:value-type="float" office:value="12.6184753197027" calcext:value-type="float">
            <text:p>12.6184753197027</text:p>
          </table:table-cell>
          <table:table-cell office:value-type="float" office:value="12.6184622309775" calcext:value-type="float">
            <text:p>12.6184622309775</text:p>
          </table:table-cell>
          <table:table-cell office:value-type="float" office:value="12.6184493462546" calcext:value-type="float">
            <text:p>12.6184493462546</text:p>
          </table:table-cell>
          <table:table-cell office:value-type="float" office:value="12.6184364676031" calcext:value-type="float">
            <text:p>12.6184364676031</text:p>
          </table:table-cell>
          <table:table-cell office:value-type="float" office:value="12.6184236774349" calcext:value-type="float">
            <text:p>12.6184236774349</text:p>
          </table:table-cell>
          <table:table-cell office:value-type="float" office:value="12.6184109836131" calcext:value-type="float">
            <text:p>12.6184109836131</text:p>
          </table:table-cell>
          <table:table-cell office:value-type="float" office:value="12.6183984807791" calcext:value-type="float">
            <text:p>12.6183984807791</text:p>
          </table:table-cell>
          <table:table-cell office:value-type="float" office:value="12.6183860555359" calcext:value-type="float">
            <text:p>12.6183860555359</text:p>
          </table:table-cell>
          <table:table-cell office:value-type="float" office:value="12.6183736583583" calcext:value-type="float">
            <text:p>12.6183736583583</text:p>
          </table:table-cell>
          <table:table-cell office:value-type="float" office:value="12.6183613211976" calcext:value-type="float">
            <text:p>12.6183613211976</text:p>
          </table:table-cell>
          <table:table-cell office:value-type="float" office:value="12.6183492235159" calcext:value-type="float">
            <text:p>12.6183492235159</text:p>
          </table:table-cell>
          <table:table-cell office:value-type="float" office:value="12.6183372041852" calcext:value-type="float">
            <text:p>12.6183372041852</text:p>
          </table:table-cell>
          <table:table-cell office:value-type="float" office:value="12.6183252189069" calcext:value-type="float">
            <text:p>12.6183252189069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softmargin</text:p>
          </table:table-cell>
          <table:table-cell office:value-type="float" office:value="12.6480520749941" calcext:value-type="float">
            <text:p>12.6480520749941</text:p>
          </table:table-cell>
          <table:table-cell office:value-type="float" office:value="12.6475696939343" calcext:value-type="float">
            <text:p>12.6475696939343</text:p>
          </table:table-cell>
          <table:table-cell office:value-type="float" office:value="12.6471025553923" calcext:value-type="float">
            <text:p>12.6471025553923</text:p>
          </table:table-cell>
          <table:table-cell office:value-type="float" office:value="12.6466498835187" calcext:value-type="float">
            <text:p>12.6466498835187</text:p>
          </table:table-cell>
          <table:table-cell office:value-type="float" office:value="12.646210999441" calcext:value-type="float">
            <text:p>12.646210999441</text:p>
          </table:table-cell>
          <table:table-cell office:value-type="float" office:value="12.6457851009451" calcext:value-type="float">
            <text:p>12.6457851009451</text:p>
          </table:table-cell>
          <table:table-cell office:value-type="float" office:value="12.6453718653265" calcext:value-type="float">
            <text:p>12.6453718653265</text:p>
          </table:table-cell>
          <table:table-cell office:value-type="float" office:value="12.6449704485561" calcext:value-type="float">
            <text:p>12.6449704485561</text:p>
          </table:table-cell>
          <table:table-cell office:value-type="float" office:value="12.6445804554984" calcext:value-type="float">
            <text:p>12.6445804554984</text:p>
          </table:table-cell>
          <table:table-cell office:value-type="float" office:value="12.644201191438" calcext:value-type="float">
            <text:p>12.644201191438</text:p>
          </table:table-cell>
          <table:table-cell office:value-type="float" office:value="12.6438348351103" calcext:value-type="float">
            <text:p>12.6438348351103</text:p>
          </table:table-cell>
          <table:table-cell office:value-type="float" office:value="12.6434878743364" calcext:value-type="float">
            <text:p>12.6434878743364</text:p>
          </table:table-cell>
          <table:table-cell office:value-type="float" office:value="12.6431495699803" calcext:value-type="float">
            <text:p>12.6431495699803</text:p>
          </table:table-cell>
          <table:table-cell office:value-type="float" office:value="12.6428198010878" calcext:value-type="float">
            <text:p>12.6428198010878</text:p>
          </table:table-cell>
          <table:table-cell office:value-type="float" office:value="12.6424981250056" calcext:value-type="float">
            <text:p>12.6424981250056</text:p>
          </table:table-cell>
          <table:table-cell office:value-type="float" office:value="12.6421841745421" calcext:value-type="float">
            <text:p>12.6421841745421</text:p>
          </table:table-cell>
          <table:table-cell office:value-type="float" office:value="12.6418777058615" calcext:value-type="float">
            <text:p>12.6418777058615</text:p>
          </table:table-cell>
          <table:table-cell office:value-type="float" office:value="12.6415784678497" calcext:value-type="float">
            <text:p>12.6415784678497</text:p>
          </table:table-cell>
          <table:table-cell office:value-type="float" office:value="12.6412861354469" calcext:value-type="float">
            <text:p>12.6412861354469</text:p>
          </table:table-cell>
          <table:table-cell office:value-type="float" office:value="12.6410004565963" calcext:value-type="float">
            <text:p>12.6410004565963</text:p>
          </table:table-cell>
          <table:table-cell office:value-type="float" office:value="12.6407213067541" calcext:value-type="float">
            <text:p>12.6407213067541</text:p>
          </table:table-cell>
          <table:table-cell office:value-type="float" office:value="12.6404482384938" calcext:value-type="float">
            <text:p>12.6404482384938</text:p>
          </table:table-cell>
          <table:table-cell office:value-type="float" office:value="12.640181214334" calcext:value-type="float">
            <text:p>12.640181214334</text:p>
          </table:table-cell>
          <table:table-cell office:value-type="float" office:value="12.6399199697849" calcext:value-type="float">
            <text:p>12.6399199697849</text:p>
          </table:table-cell>
          <table:table-cell office:value-type="float" office:value="12.6396643195867" calcext:value-type="float">
            <text:p>12.6396643195867</text:p>
          </table:table-cell>
          <table:table-cell office:value-type="float" office:value="12.6394140606993" calcext:value-type="float">
            <text:p>12.6394140606993</text:p>
          </table:table-cell>
          <table:table-cell office:value-type="float" office:value="12.6391690471151" calcext:value-type="float">
            <text:p>12.6391690471151</text:p>
          </table:table-cell>
          <table:table-cell office:value-type="float" office:value="12.6389290341275" calcext:value-type="float">
            <text:p>12.6389290341275</text:p>
          </table:table-cell>
          <table:table-cell office:value-type="float" office:value="12.6386939197438" calcext:value-type="float">
            <text:p>12.6386939197438</text:p>
          </table:table-cell>
          <table:table-cell office:value-type="float" office:value="12.638463481269" calcext:value-type="float">
            <text:p>12.638463481269</text:p>
          </table:table-cell>
          <table:table-cell office:value-type="float" office:value="12.6382377151409" calcext:value-type="float">
            <text:p>12.6382377151409</text:p>
          </table:table-cell>
          <table:table-cell office:value-type="float" office:value="12.6380163222325" calcext:value-type="float">
            <text:p>12.6380163222325</text:p>
          </table:table-cell>
          <table:table-cell office:value-type="float" office:value="12.6377993296136" calcext:value-type="float">
            <text:p>12.6377993296136</text:p>
          </table:table-cell>
          <table:table-cell office:value-type="float" office:value="12.637586328913" calcext:value-type="float">
            <text:p>12.637586328913</text:p>
          </table:table-cell>
          <table:table-cell office:value-type="float" office:value="12.6373774704821" calcext:value-type="float">
            <text:p>12.6373774704821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moothl1</text:p>
          </table:table-cell>
          <table:table-cell office:value-type="float" office:value="122.16670569228" calcext:value-type="float">
            <text:p>122.16670569228</text:p>
          </table:table-cell>
          <table:table-cell office:value-type="float" office:value="83.9213261710901" calcext:value-type="float">
            <text:p>83.9213261710901</text:p>
          </table:table-cell>
          <table:table-cell office:value-type="float" office:value="59.7414007992548" calcext:value-type="float">
            <text:p>59.7414007992548</text:p>
          </table:table-cell>
          <table:table-cell office:value-type="float" office:value="43.5781956977676" calcext:value-type="float">
            <text:p>43.5781956977676</text:p>
          </table:table-cell>
          <table:table-cell office:value-type="float" office:value="32.5083680483992" calcext:value-type="float">
            <text:p>32.5083680483992</text:p>
          </table:table-cell>
          <table:table-cell office:value-type="float" office:value="24.8107339768187" calcext:value-type="float">
            <text:p>24.8107339768187</text:p>
          </table:table-cell>
          <table:table-cell office:value-type="float" office:value="19.3446241819201" calcext:value-type="float">
            <text:p>19.3446241819201</text:p>
          </table:table-cell>
          <table:table-cell office:value-type="float" office:value="15.4189931097756" calcext:value-type="float">
            <text:p>15.4189931097756</text:p>
          </table:table-cell>
          <table:table-cell office:value-type="float" office:value="12.5577963712474" calcext:value-type="float">
            <text:p>12.5577963712474</text:p>
          </table:table-cell>
          <table:table-cell office:value-type="float" office:value="10.4282876509461" calcext:value-type="float">
            <text:p>10.4282876509461</text:p>
          </table:table-cell>
          <table:table-cell office:value-type="float" office:value="8.82118172441223" calcext:value-type="float">
            <text:p>8.82118172441223</text:p>
          </table:table-cell>
          <table:table-cell office:value-type="float" office:value="7.60209639397334" calcext:value-type="float">
            <text:p>7.60209639397334</text:p>
          </table:table-cell>
          <table:table-cell office:value-type="float" office:value="6.66809045468116" calcext:value-type="float">
            <text:p>6.66809045468116</text:p>
          </table:table-cell>
          <table:table-cell office:value-type="float" office:value="5.94566771117341" calcext:value-type="float">
            <text:p>5.94566771117341</text:p>
          </table:table-cell>
          <table:table-cell office:value-type="float" office:value="5.37961249032118" calcext:value-type="float">
            <text:p>5.37961249032118</text:p>
          </table:table-cell>
          <table:table-cell office:value-type="float" office:value="4.92667995199503" calcext:value-type="float">
            <text:p>4.92667995199503</text:p>
          </table:table-cell>
          <table:table-cell office:value-type="float" office:value="4.5580074147834" calcext:value-type="float">
            <text:p>4.5580074147834</text:p>
          </table:table-cell>
          <table:table-cell office:value-type="float" office:value="4.25459082397234" calcext:value-type="float">
            <text:p>4.25459082397234</text:p>
          </table:table-cell>
          <table:table-cell office:value-type="float" office:value="4.00171152830244" calcext:value-type="float">
            <text:p>4.00171152830244</text:p>
          </table:table-cell>
          <table:table-cell office:value-type="float" office:value="3.78783368824911" calcext:value-type="float">
            <text:p>3.78783368824911</text:p>
          </table:table-cell>
          <table:table-cell office:value-type="float" office:value="3.6051064285456" calcext:value-type="float">
            <text:p>3.6051064285456</text:p>
          </table:table-cell>
          <table:table-cell office:value-type="float" office:value="3.44821593635566" calcext:value-type="float">
            <text:p>3.44821593635566</text:p>
          </table:table-cell>
          <table:table-cell office:value-type="float" office:value="3.31243492416557" calcext:value-type="float">
            <text:p>3.31243492416557</text:p>
          </table:table-cell>
          <table:table-cell office:value-type="float" office:value="3.19371362074546" calcext:value-type="float">
            <text:p>3.19371362074546</text:p>
          </table:table-cell>
          <table:table-cell office:value-type="float" office:value="3.08896758473022" calcext:value-type="float">
            <text:p>3.08896758473022</text:p>
          </table:table-cell>
          <table:table-cell office:value-type="float" office:value="2.99582574858179" calcext:value-type="float">
            <text:p>2.99582574858179</text:p>
          </table:table-cell>
          <table:table-cell office:value-type="float" office:value="2.91243250217449" calcext:value-type="float">
            <text:p>2.91243250217449</text:p>
          </table:table-cell>
          <table:table-cell office:value-type="float" office:value="2.83731320078334" calcext:value-type="float">
            <text:p>2.83731320078334</text:p>
          </table:table-cell>
          <table:table-cell office:value-type="float" office:value="2.76927992453809" calcext:value-type="float">
            <text:p>2.76927992453809</text:p>
          </table:table-cell>
          <table:table-cell office:value-type="float" office:value="2.70736451377865" calcext:value-type="float">
            <text:p>2.70736451377865</text:p>
          </table:table-cell>
          <table:table-cell office:value-type="float" office:value="2.65076910219004" calcext:value-type="float">
            <text:p>2.65076910219004</text:p>
          </table:table-cell>
          <table:table-cell office:value-type="float" office:value="2.59883022165336" calcext:value-type="float">
            <text:p>2.59883022165336</text:p>
          </table:table-cell>
          <table:table-cell office:value-type="float" office:value="2.55099115956931" calcext:value-type="float">
            <text:p>2.55099115956931</text:p>
          </table:table-cell>
          <table:table-cell office:value-type="float" office:value="2.50678123406531" calcext:value-type="float">
            <text:p>2.50678123406531</text:p>
          </table:table-cell>
          <table:table-cell office:value-type="float" office:value="2.46579978760177" calcext:value-type="float">
            <text:p>2.46579978760177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smoothl1</text:p>
          </table:table-cell>
          <table:table-cell office:value-type="float" office:value="58.9030451462029" calcext:value-type="float">
            <text:p>58.9030451462029</text:p>
          </table:table-cell>
          <table:table-cell office:value-type="float" office:value="5.95723343906352" calcext:value-type="float">
            <text:p>5.95723343906352</text:p>
          </table:table-cell>
          <table:table-cell office:value-type="float" office:value="3.38266608626417" calcext:value-type="float">
            <text:p>3.38266608626417</text:p>
          </table:table-cell>
          <table:table-cell office:value-type="float" office:value="2.50084663173206" calcext:value-type="float">
            <text:p>2.50084663173206</text:p>
          </table:table-cell>
          <table:table-cell office:value-type="float" office:value="2.01804653691599" calcext:value-type="float">
            <text:p>2.01804653691599</text:p>
          </table:table-cell>
          <table:table-cell office:value-type="float" office:value="1.71207007196522" calcext:value-type="float">
            <text:p>1.71207007196522</text:p>
          </table:table-cell>
          <table:table-cell office:value-type="float" office:value="1.49245037056401" calcext:value-type="float">
            <text:p>1.49245037056401</text:p>
          </table:table-cell>
          <table:table-cell office:value-type="float" office:value="1.32269980186092" calcext:value-type="float">
            <text:p>1.32269980186092</text:p>
          </table:table-cell>
          <table:table-cell office:value-type="float" office:value="1.18236536660027" calcext:value-type="float">
            <text:p>1.18236536660027</text:p>
          </table:table-cell>
          <table:table-cell office:value-type="float" office:value="1.06586680740292" calcext:value-type="float">
            <text:p>1.06586680740292</text:p>
          </table:table-cell>
          <table:table-cell office:value-type="float" office:value="0.968024155544903" calcext:value-type="float">
            <text:p>0.968024155544903</text:p>
          </table:table-cell>
          <table:table-cell office:value-type="float" office:value="0.883949350535955" calcext:value-type="float">
            <text:p>0.883949350535955</text:p>
          </table:table-cell>
          <table:table-cell office:value-type="float" office:value="0.810505445202692" calcext:value-type="float">
            <text:p>0.810505445202692</text:p>
          </table:table-cell>
          <table:table-cell office:value-type="float" office:value="0.745798814470924" calcext:value-type="float">
            <text:p>0.745798814470924</text:p>
          </table:table-cell>
          <table:table-cell office:value-type="float" office:value="0.688299287328721" calcext:value-type="float">
            <text:p>0.688299287328721</text:p>
          </table:table-cell>
          <table:table-cell office:value-type="float" office:value="0.636590710428503" calcext:value-type="float">
            <text:p>0.636590710428503</text:p>
          </table:table-cell>
          <table:table-cell office:value-type="float" office:value="0.589531964335503" calcext:value-type="float">
            <text:p>0.589531964335503</text:p>
          </table:table-cell>
          <table:table-cell office:value-type="float" office:value="0.54656924377576" calcext:value-type="float">
            <text:p>0.54656924377576</text:p>
          </table:table-cell>
          <table:table-cell office:value-type="float" office:value="0.507630467666028" calcext:value-type="float">
            <text:p>0.507630467666028</text:p>
          </table:table-cell>
          <table:table-cell office:value-type="float" office:value="0.472123139361243" calcext:value-type="float">
            <text:p>0.472123139361243</text:p>
          </table:table-cell>
          <table:table-cell office:value-type="float" office:value="0.439529250765785" calcext:value-type="float">
            <text:p>0.439529250765785</text:p>
          </table:table-cell>
          <table:table-cell office:value-type="float" office:value="0.409468211531439" calcext:value-type="float">
            <text:p>0.409468211531439</text:p>
          </table:table-cell>
          <table:table-cell office:value-type="float" office:value="0.381625871348034" calcext:value-type="float">
            <text:p>0.381625871348034</text:p>
          </table:table-cell>
          <table:table-cell office:value-type="float" office:value="0.355827969645891" calcext:value-type="float">
            <text:p>0.355827969645891</text:p>
          </table:table-cell>
          <table:table-cell office:value-type="float" office:value="0.33205867512669" calcext:value-type="float">
            <text:p>0.33205867512669</text:p>
          </table:table-cell>
          <table:table-cell office:value-type="float" office:value="0.310301679411257" calcext:value-type="float">
            <text:p>0.310301679411257</text:p>
          </table:table-cell>
          <table:table-cell office:value-type="float" office:value="0.290222715050343" calcext:value-type="float">
            <text:p>0.290222715050343</text:p>
          </table:table-cell>
          <table:table-cell office:value-type="float" office:value="0.271578560842556" calcext:value-type="float">
            <text:p>0.271578560842556</text:p>
          </table:table-cell>
          <table:table-cell office:value-type="float" office:value="0.254158732146757" calcext:value-type="float">
            <text:p>0.254158732146757</text:p>
          </table:table-cell>
          <table:table-cell office:value-type="float" office:value="0.237817368959756" calcext:value-type="float">
            <text:p>0.237817368959756</text:p>
          </table:table-cell>
          <table:table-cell office:value-type="float" office:value="0.2223764577133" calcext:value-type="float">
            <text:p>0.2223764577133</text:p>
          </table:table-cell>
          <table:table-cell office:value-type="float" office:value="0.207617356895454" calcext:value-type="float">
            <text:p>0.207617356895454</text:p>
          </table:table-cell>
          <table:table-cell office:value-type="float" office:value="0.194175770831439" calcext:value-type="float">
            <text:p>0.194175770831439</text:p>
          </table:table-cell>
          <table:table-cell office:value-type="float" office:value="0.181875870869873" calcext:value-type="float">
            <text:p>0.181875870869873</text:p>
          </table:table-cell>
          <table:table-cell office:value-type="float" office:value="0.170544864564828" calcext:value-type="float">
            <text:p>0.170544864564828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crossentropy</text:p>
          </table:table-cell>
          <table:table-cell office:value-type="float" office:value="42.5973020693021" calcext:value-type="float">
            <text:p>42.5973020693021</text:p>
          </table:table-cell>
          <table:table-cell office:value-type="float" office:value="35.7050146162843" calcext:value-type="float">
            <text:p>35.7050146162843</text:p>
          </table:table-cell>
          <table:table-cell office:value-type="float" office:value="32.9903233387888" calcext:value-type="float">
            <text:p>32.9903233387888</text:p>
          </table:table-cell>
          <table:table-cell office:value-type="float" office:value="30.7194545627168" calcext:value-type="float">
            <text:p>30.7194545627168</text:p>
          </table:table-cell>
          <table:table-cell office:value-type="float" office:value="28.5863339062335" calcext:value-type="float">
            <text:p>28.5863339062335</text:p>
          </table:table-cell>
          <table:table-cell office:value-type="float" office:value="26.5171600393978" calcext:value-type="float">
            <text:p>26.5171600393978</text:p>
          </table:table-cell>
          <table:table-cell office:value-type="float" office:value="24.5017274989681" calcext:value-type="float">
            <text:p>24.5017274989681</text:p>
          </table:table-cell>
          <table:table-cell office:value-type="float" office:value="22.5549692313042" calcext:value-type="float">
            <text:p>22.5549692313042</text:p>
          </table:table-cell>
          <table:table-cell office:value-type="float" office:value="20.6982564288569" calcext:value-type="float">
            <text:p>20.6982564288569</text:p>
          </table:table-cell>
          <table:table-cell office:value-type="float" office:value="18.9451684733508" calcext:value-type="float">
            <text:p>18.9451684733508</text:p>
          </table:table-cell>
          <table:table-cell office:value-type="float" office:value="17.2979985023679" calcext:value-type="float">
            <text:p>17.2979985023679</text:p>
          </table:table-cell>
          <table:table-cell office:value-type="float" office:value="15.7529378144279" calcext:value-type="float">
            <text:p>15.7529378144279</text:p>
          </table:table-cell>
          <table:table-cell office:value-type="float" office:value="14.3049243343614" calcext:value-type="float">
            <text:p>14.3049243343614</text:p>
          </table:table-cell>
          <table:table-cell office:value-type="float" office:value="12.9496343705337" calcext:value-type="float">
            <text:p>12.9496343705337</text:p>
          </table:table-cell>
          <table:table-cell office:value-type="float" office:value="11.6839903860827" calcext:value-type="float">
            <text:p>11.6839903860827</text:p>
          </table:table-cell>
          <table:table-cell office:value-type="float" office:value="10.506008438885" calcext:value-type="float">
            <text:p>10.506008438885</text:p>
          </table:table-cell>
          <table:table-cell office:value-type="float" office:value="9.41440221021058" calcext:value-type="float">
            <text:p>9.41440221021058</text:p>
          </table:table-cell>
          <table:table-cell office:value-type="float" office:value="8.40822765730456" calcext:value-type="float">
            <text:p>8.40822765730456</text:p>
          </table:table-cell>
          <table:table-cell office:value-type="float" office:value="7.48664030586935" calcext:value-type="float">
            <text:p>7.48664030586935</text:p>
          </table:table-cell>
          <table:table-cell office:value-type="float" office:value="6.64864935855147" calcext:value-type="float">
            <text:p>6.64864935855147</text:p>
          </table:table-cell>
          <table:table-cell office:value-type="float" office:value="5.89282724505956" calcext:value-type="float">
            <text:p>5.89282724505956</text:p>
          </table:table-cell>
          <table:table-cell office:value-type="float" office:value="5.21701835157144" calcext:value-type="float">
            <text:p>5.21701835157144</text:p>
          </table:table-cell>
          <table:table-cell office:value-type="float" office:value="4.61809642759626" calcext:value-type="float">
            <text:p>4.61809642759626</text:p>
          </table:table-cell>
          <table:table-cell office:value-type="float" office:value="4.09182919924138" calcext:value-type="float">
            <text:p>4.09182919924138</text:p>
          </table:table-cell>
          <table:table-cell office:value-type="float" office:value="3.63290187959713" calcext:value-type="float">
            <text:p>3.63290187959713</text:p>
          </table:table-cell>
          <table:table-cell office:value-type="float" office:value="3.23511906944693" calcext:value-type="float">
            <text:p>3.23511906944693</text:p>
          </table:table-cell>
          <table:table-cell office:value-type="float" office:value="2.89175521946362" calcext:value-type="float">
            <text:p>2.89175521946362</text:p>
          </table:table-cell>
          <table:table-cell office:value-type="float" office:value="2.5959706229163" calcext:value-type="float">
            <text:p>2.5959706229163</text:p>
          </table:table-cell>
          <table:table-cell office:value-type="float" office:value="2.34118992468996" calcext:value-type="float">
            <text:p>2.34118992468996</text:p>
          </table:table-cell>
          <table:table-cell office:value-type="float" office:value="2.12137708764621" calcext:value-type="float">
            <text:p>2.12137708764621</text:p>
          </table:table-cell>
          <table:table-cell office:value-type="float" office:value="1.93118591695449" calcext:value-type="float">
            <text:p>1.93118591695449</text:p>
          </table:table-cell>
          <table:table-cell office:value-type="float" office:value="1.76600448154396" calcext:value-type="float">
            <text:p>1.76600448154396</text:p>
          </table:table-cell>
          <table:table-cell office:value-type="float" office:value="1.62192429156823" calcext:value-type="float">
            <text:p>1.62192429156823</text:p>
          </table:table-cell>
          <table:table-cell office:value-type="float" office:value="1.49567036711144" calcext:value-type="float">
            <text:p>1.49567036711144</text:p>
          </table:table-cell>
          <table:table-cell office:value-type="float" office:value="1.38451555846089" calcext:value-type="float">
            <text:p>1.38451555846089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l1</text:p>
          </table:table-cell>
          <table:table-cell office:value-type="float" office:value="108.751873082057" calcext:value-type="float">
            <text:p>108.751873082057</text:p>
          </table:table-cell>
          <table:table-cell office:value-type="float" office:value="59.8827631812621" calcext:value-type="float">
            <text:p>59.8827631812621</text:p>
          </table:table-cell>
          <table:table-cell office:value-type="float" office:value="31.8926359431292" calcext:value-type="float">
            <text:p>31.8926359431292</text:p>
          </table:table-cell>
          <table:table-cell office:value-type="float" office:value="22.9434275987545" calcext:value-type="float">
            <text:p>22.9434275987545</text:p>
          </table:table-cell>
          <table:table-cell office:value-type="float" office:value="20.4677061764938" calcext:value-type="float">
            <text:p>20.4677061764938</text:p>
          </table:table-cell>
          <table:table-cell office:value-type="float" office:value="19.7683857776575" calcext:value-type="float">
            <text:p>19.7683857776575</text:p>
          </table:table-cell>
          <table:table-cell office:value-type="float" office:value="19.5715266473809" calcext:value-type="float">
            <text:p>19.5715266473809</text:p>
          </table:table-cell>
          <table:table-cell office:value-type="float" office:value="19.4653386602977" calcext:value-type="float">
            <text:p>19.4653386602977</text:p>
          </table:table-cell>
          <table:table-cell office:value-type="float" office:value="19.40604991411" calcext:value-type="float">
            <text:p>19.40604991411</text:p>
          </table:table-cell>
          <table:table-cell office:value-type="float" office:value="19.3538392140615" calcext:value-type="float">
            <text:p>19.3538392140615</text:p>
          </table:table-cell>
          <table:table-cell office:value-type="float" office:value="19.3017157804195" calcext:value-type="float">
            <text:p>19.3017157804195</text:p>
          </table:table-cell>
          <table:table-cell office:value-type="float" office:value="19.2646424834197" calcext:value-type="float">
            <text:p>19.2646424834197</text:p>
          </table:table-cell>
          <table:table-cell office:value-type="float" office:value="19.2247581494126" calcext:value-type="float">
            <text:p>19.2247581494126</text:p>
          </table:table-cell>
          <table:table-cell office:value-type="float" office:value="19.1928140774077" calcext:value-type="float">
            <text:p>19.1928140774077</text:p>
          </table:table-cell>
          <table:table-cell office:value-type="float" office:value="19.1702718147661" calcext:value-type="float">
            <text:p>19.1702718147661</text:p>
          </table:table-cell>
          <table:table-cell office:value-type="float" office:value="19.138060626278" calcext:value-type="float">
            <text:p>19.138060626278</text:p>
          </table:table-cell>
          <table:table-cell office:value-type="float" office:value="19.1087200703132" calcext:value-type="float">
            <text:p>19.1087200703132</text:p>
          </table:table-cell>
          <table:table-cell office:value-type="float" office:value="19.0908038044063" calcext:value-type="float">
            <text:p>19.0908038044063</text:p>
          </table:table-cell>
          <table:table-cell office:value-type="float" office:value="19.0617885872325" calcext:value-type="float">
            <text:p>19.0617885872325</text:p>
          </table:table-cell>
          <table:table-cell office:value-type="float" office:value="19.0433334785842" calcext:value-type="float">
            <text:p>19.0433334785842</text:p>
          </table:table-cell>
          <table:table-cell office:value-type="float" office:value="19.023561068848" calcext:value-type="float">
            <text:p>19.023561068848</text:p>
          </table:table-cell>
          <table:table-cell office:value-type="float" office:value="19.0079560890832" calcext:value-type="float">
            <text:p>19.0079560890832</text:p>
          </table:table-cell>
          <table:table-cell office:value-type="float" office:value="18.9866562996535" calcext:value-type="float">
            <text:p>18.9866562996535</text:p>
          </table:table-cell>
          <table:table-cell office:value-type="float" office:value="18.9679374185132" calcext:value-type="float">
            <text:p>18.9679374185132</text:p>
          </table:table-cell>
          <table:table-cell office:value-type="float" office:value="18.9487446899226" calcext:value-type="float">
            <text:p>18.9487446899226</text:p>
          </table:table-cell>
          <table:table-cell office:value-type="float" office:value="18.9344414746447" calcext:value-type="float">
            <text:p>18.9344414746447</text:p>
          </table:table-cell>
          <table:table-cell office:value-type="float" office:value="18.91693095243" calcext:value-type="float">
            <text:p>18.91693095243</text:p>
          </table:table-cell>
          <table:table-cell office:value-type="float" office:value="18.9086083697557" calcext:value-type="float">
            <text:p>18.9086083697557</text:p>
          </table:table-cell>
          <table:table-cell office:value-type="float" office:value="18.8922420714003" calcext:value-type="float">
            <text:p>18.8922420714003</text:p>
          </table:table-cell>
          <table:table-cell office:value-type="float" office:value="18.8960092449544" calcext:value-type="float">
            <text:p>18.8960092449544</text:p>
          </table:table-cell>
          <table:table-cell office:value-type="float" office:value="18.8752550621949" calcext:value-type="float">
            <text:p>18.8752550621949</text:p>
          </table:table-cell>
          <table:table-cell office:value-type="float" office:value="18.8757304999636" calcext:value-type="float">
            <text:p>18.8757304999636</text:p>
          </table:table-cell>
          <table:table-cell office:value-type="float" office:value="18.8662054071869" calcext:value-type="float">
            <text:p>18.8662054071869</text:p>
          </table:table-cell>
          <table:table-cell office:value-type="float" office:value="18.8597870417719" calcext:value-type="float">
            <text:p>18.8597870417719</text:p>
          </table:table-cell>
          <table:table-cell office:value-type="float" office:value="18.8506660722644" calcext:value-type="float">
            <text:p>18.8506660722644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huber</text:p>
          </table:table-cell>
          <table:table-cell office:value-type="float" office:value="1.49001354168312" calcext:value-type="float">
            <text:p>1.49001354168312</text:p>
          </table:table-cell>
          <table:table-cell office:value-type="float" office:value="1.32172119142247" calcext:value-type="float">
            <text:p>1.32172119142247</text:p>
          </table:table-cell>
          <table:table-cell office:value-type="float" office:value="1.235569124848" calcext:value-type="float">
            <text:p>1.235569124848</text:p>
          </table:table-cell>
          <table:table-cell office:value-type="float" office:value="1.17784769748008" calcext:value-type="float">
            <text:p>1.17784769748008</text:p>
          </table:table-cell>
          <table:table-cell office:value-type="float" office:value="1.13367647158724" calcext:value-type="float">
            <text:p>1.13367647158724</text:p>
          </table:table-cell>
          <table:table-cell office:value-type="float" office:value="1.09713059075867" calcext:value-type="float">
            <text:p>1.09713059075867</text:p>
          </table:table-cell>
          <table:table-cell office:value-type="float" office:value="1.0654469578614" calcext:value-type="float">
            <text:p>1.0654469578614</text:p>
          </table:table-cell>
          <table:table-cell office:value-type="float" office:value="1.0372049973987" calcext:value-type="float">
            <text:p>1.0372049973987</text:p>
          </table:table-cell>
          <table:table-cell office:value-type="float" office:value="1.01161341607613" calcext:value-type="float">
            <text:p>1.01161341607613</text:p>
          </table:table-cell>
          <table:table-cell office:value-type="float" office:value="0.988193501068471" calcext:value-type="float">
            <text:p>0.988193501068471</text:p>
          </table:table-cell>
          <table:table-cell office:value-type="float" office:value="0.966628817825504" calcext:value-type="float">
            <text:p>0.966628817825504</text:p>
          </table:table-cell>
          <table:table-cell office:value-type="float" office:value="0.946690712754726" calcext:value-type="float">
            <text:p>0.946690712754726</text:p>
          </table:table-cell>
          <table:table-cell office:value-type="float" office:value="0.928200036338089" calcext:value-type="float">
            <text:p>0.928200036338089</text:p>
          </table:table-cell>
          <table:table-cell office:value-type="float" office:value="0.911007151347217" calcext:value-type="float">
            <text:p>0.911007151347217</text:p>
          </table:table-cell>
          <table:table-cell office:value-type="float" office:value="0.894980993269521" calcext:value-type="float">
            <text:p>0.894980993269521</text:p>
          </table:table-cell>
          <table:table-cell office:value-type="float" office:value="0.880003550050292" calcext:value-type="float">
            <text:p>0.880003550050292</text:p>
          </table:table-cell>
          <table:table-cell office:value-type="float" office:value="0.865967036892633" calcext:value-type="float">
            <text:p>0.865967036892633</text:p>
          </table:table-cell>
          <table:table-cell office:value-type="float" office:value="0.852772654545483" calcext:value-type="float">
            <text:p>0.852772654545483</text:p>
          </table:table-cell>
          <table:table-cell office:value-type="float" office:value="0.84033027361529" calcext:value-type="float">
            <text:p>0.84033027361529</text:p>
          </table:table-cell>
          <table:table-cell office:value-type="float" office:value="0.82855820138881" calcext:value-type="float">
            <text:p>0.82855820138881</text:p>
          </table:table-cell>
          <table:table-cell office:value-type="float" office:value="0.817383011604743" calcext:value-type="float">
            <text:p>0.817383011604743</text:p>
          </table:table-cell>
          <table:table-cell office:value-type="float" office:value="0.806739367098468" calcext:value-type="float">
            <text:p>0.806739367098468</text:p>
          </table:table-cell>
          <table:table-cell office:value-type="float" office:value="0.796569600686423" calcext:value-type="float">
            <text:p>0.796569600686423</text:p>
          </table:table-cell>
          <table:table-cell office:value-type="float" office:value="0.786823252507584" calcext:value-type="float">
            <text:p>0.786823252507584</text:p>
          </table:table-cell>
          <table:table-cell office:value-type="float" office:value="0.777456417152773" calcext:value-type="float">
            <text:p>0.777456417152773</text:p>
          </table:table-cell>
          <table:table-cell office:value-type="float" office:value="0.768431189051331" calcext:value-type="float">
            <text:p>0.768431189051331</text:p>
          </table:table-cell>
          <table:table-cell office:value-type="float" office:value="0.759714886224709" calcext:value-type="float">
            <text:p>0.759714886224709</text:p>
          </table:table-cell>
          <table:table-cell office:value-type="float" office:value="0.751279443385243" calcext:value-type="float">
            <text:p>0.751279443385243</text:p>
          </table:table-cell>
          <table:table-cell office:value-type="float" office:value="0.743100749014895" calcext:value-type="float">
            <text:p>0.743100749014895</text:p>
          </table:table-cell>
          <table:table-cell office:value-type="float" office:value="0.735158076970845" calcext:value-type="float">
            <text:p>0.735158076970845</text:p>
          </table:table-cell>
          <table:table-cell office:value-type="float" office:value="0.727433547128637" calcext:value-type="float">
            <text:p>0.727433547128637</text:p>
          </table:table-cell>
          <table:table-cell office:value-type="float" office:value="0.719911663683665" calcext:value-type="float">
            <text:p>0.719911663683665</text:p>
          </table:table-cell>
          <table:table-cell office:value-type="float" office:value="0.712578915756801" calcext:value-type="float">
            <text:p>0.712578915756801</text:p>
          </table:table-cell>
          <table:table-cell office:value-type="float" office:value="0.705423548446897" calcext:value-type="float">
            <text:p>0.705423548446897</text:p>
          </table:table-cell>
          <table:table-cell office:value-type="float" office:value="0.698435125349671" calcext:value-type="float">
            <text:p>0.698435125349671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uber</text:p>
          </table:table-cell>
          <table:table-cell office:value-type="float" office:value="53.3107005858836" calcext:value-type="float">
            <text:p>53.3107005858836</text:p>
          </table:table-cell>
          <table:table-cell office:value-type="float" office:value="10.5683864374271" calcext:value-type="float">
            <text:p>10.5683864374271</text:p>
          </table:table-cell>
          <table:table-cell office:value-type="float" office:value="6.67583096592486" calcext:value-type="float">
            <text:p>6.67583096592486</text:p>
          </table:table-cell>
          <table:table-cell office:value-type="float" office:value="4.89716296961113" calcext:value-type="float">
            <text:p>4.89716296961113</text:p>
          </table:table-cell>
          <table:table-cell office:value-type="float" office:value="4.36036941383213" calcext:value-type="float">
            <text:p>4.36036941383213</text:p>
          </table:table-cell>
          <table:table-cell office:value-type="float" office:value="4.13247162596796" calcext:value-type="float">
            <text:p>4.13247162596796</text:p>
          </table:table-cell>
          <table:table-cell office:value-type="float" office:value="4.25548525185451" calcext:value-type="float">
            <text:p>4.25548525185451</text:p>
          </table:table-cell>
          <table:table-cell office:value-type="float" office:value="3.9949230810064" calcext:value-type="float">
            <text:p>3.9949230810064</text:p>
          </table:table-cell>
          <table:table-cell office:value-type="float" office:value="3.82889847819447" calcext:value-type="float">
            <text:p>3.82889847819447</text:p>
          </table:table-cell>
          <table:table-cell office:value-type="float" office:value="3.73948293954863" calcext:value-type="float">
            <text:p>3.73948293954863</text:p>
          </table:table-cell>
          <table:table-cell office:value-type="float" office:value="3.62887456290433" calcext:value-type="float">
            <text:p>3.62887456290433</text:p>
          </table:table-cell>
          <table:table-cell office:value-type="float" office:value="3.54075129982208" calcext:value-type="float">
            <text:p>3.54075129982208</text:p>
          </table:table-cell>
          <table:table-cell office:value-type="float" office:value="3.23081465861947" calcext:value-type="float">
            <text:p>3.23081465861947</text:p>
          </table:table-cell>
          <table:table-cell office:value-type="float" office:value="2.94594365507285" calcext:value-type="float">
            <text:p>2.94594365507285</text:p>
          </table:table-cell>
          <table:table-cell office:value-type="float" office:value="2.81458365088386" calcext:value-type="float">
            <text:p>2.81458365088386</text:p>
          </table:table-cell>
          <table:table-cell office:value-type="float" office:value="2.77225846844765" calcext:value-type="float">
            <text:p>2.77225846844765</text:p>
          </table:table-cell>
          <table:table-cell office:value-type="float" office:value="2.50262758120071" calcext:value-type="float">
            <text:p>2.50262758120071</text:p>
          </table:table-cell>
          <table:table-cell office:value-type="float" office:value="2.34819264546764" calcext:value-type="float">
            <text:p>2.34819264546764</text:p>
          </table:table-cell>
          <table:table-cell office:value-type="float" office:value="2.21800092286307" calcext:value-type="float">
            <text:p>2.21800092286307</text:p>
          </table:table-cell>
          <table:table-cell office:value-type="float" office:value="1.93025824660501" calcext:value-type="float">
            <text:p>1.93025824660501</text:p>
          </table:table-cell>
          <table:table-cell office:value-type="float" office:value="1.85775713405449" calcext:value-type="float">
            <text:p>1.85775713405449</text:p>
          </table:table-cell>
          <table:table-cell office:value-type="float" office:value="1.70756843138704" calcext:value-type="float">
            <text:p>1.70756843138704</text:p>
          </table:table-cell>
          <table:table-cell office:value-type="float" office:value="1.52112958845052" calcext:value-type="float">
            <text:p>1.52112958845052</text:p>
          </table:table-cell>
          <table:table-cell office:value-type="float" office:value="1.59133291893016" calcext:value-type="float">
            <text:p>1.59133291893016</text:p>
          </table:table-cell>
          <table:table-cell office:value-type="float" office:value="1.448822749704" calcext:value-type="float">
            <text:p>1.448822749704</text:p>
          </table:table-cell>
          <table:table-cell office:value-type="float" office:value="1.3271190638806" calcext:value-type="float">
            <text:p>1.3271190638806</text:p>
          </table:table-cell>
          <table:table-cell office:value-type="float" office:value="1.16404454857821" calcext:value-type="float">
            <text:p>1.16404454857821</text:p>
          </table:table-cell>
          <table:table-cell office:value-type="float" office:value="1.23453297945003" calcext:value-type="float">
            <text:p>1.23453297945003</text:p>
          </table:table-cell>
          <table:table-cell office:value-type="float" office:value="1.17056616849565" calcext:value-type="float">
            <text:p>1.17056616849565</text:p>
          </table:table-cell>
          <table:table-cell office:value-type="float" office:value="1.00880910286459" calcext:value-type="float">
            <text:p>1.00880910286459</text:p>
          </table:table-cell>
          <table:table-cell office:value-type="float" office:value="1.09343342789775" calcext:value-type="float">
            <text:p>1.09343342789775</text:p>
          </table:table-cell>
          <table:table-cell office:value-type="float" office:value="0.893455588860005" calcext:value-type="float">
            <text:p>0.893455588860005</text:p>
          </table:table-cell>
          <table:table-cell office:value-type="float" office:value="0.895316349280042" calcext:value-type="float">
            <text:p>0.895316349280042</text:p>
          </table:table-cell>
          <table:table-cell office:value-type="float" office:value="0.860330862499781" calcext:value-type="float">
            <text:p>0.860330862499781</text:p>
          </table:table-cell>
          <table:table-cell office:value-type="float" office:value="0.864111822798774" calcext:value-type="float">
            <text:p>0.864111822798774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hingeembedding</text:p>
          </table:table-cell>
          <table:table-cell table:number-columns-repeated="3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bcewithlogits</text:p>
          </table:table-cell>
          <table:table-cell table:number-columns-repeated="35" office:value-type="float" office:value="109.247231006622" calcext:value-type="float">
            <text:p>109.247231006622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bcewithlogits</text:p>
          </table:table-cell>
          <table:table-cell office:value-type="float" office:value="22.4022503772254" calcext:value-type="float">
            <text:p>22.4022503772254</text:p>
          </table:table-cell>
          <table:table-cell office:value-type="float" office:value="22.3568358727913" calcext:value-type="float">
            <text:p>22.3568358727913</text:p>
          </table:table-cell>
          <table:table-cell office:value-type="float" office:value="22.3057842033457" calcext:value-type="float">
            <text:p>22.3057842033457</text:p>
          </table:table-cell>
          <table:table-cell office:value-type="float" office:value="22.2474489431797" calcext:value-type="float">
            <text:p>22.2474489431797</text:p>
          </table:table-cell>
          <table:table-cell office:value-type="float" office:value="22.1792439895417" calcext:value-type="float">
            <text:p>22.1792439895417</text:p>
          </table:table-cell>
          <table:table-cell office:value-type="float" office:value="22.0969174137855" calcext:value-type="float">
            <text:p>22.0969174137855</text:p>
          </table:table-cell>
          <table:table-cell office:value-type="float" office:value="21.9917189499964" calcext:value-type="float">
            <text:p>21.9917189499964</text:p>
          </table:table-cell>
          <table:table-cell office:value-type="float" office:value="21.8423275663341" calcext:value-type="float">
            <text:p>21.8423275663341</text:p>
          </table:table-cell>
          <table:table-cell office:value-type="float" office:value="21.5777727802927" calcext:value-type="float">
            <text:p>21.5777727802927</text:p>
          </table:table-cell>
          <table:table-cell office:value-type="float" office:value="21.0129493430832" calcext:value-type="float">
            <text:p>21.0129493430832</text:p>
          </table:table-cell>
          <table:table-cell office:value-type="float" office:value="20.2585450134768" calcext:value-type="float">
            <text:p>20.2585450134768</text:p>
          </table:table-cell>
          <table:table-cell office:value-type="float" office:value="19.3520797876893" calcext:value-type="float">
            <text:p>19.3520797876893</text:p>
          </table:table-cell>
          <table:table-cell office:value-type="float" office:value="18.6355851116748" calcext:value-type="float">
            <text:p>18.6355851116748</text:p>
          </table:table-cell>
          <table:table-cell office:value-type="float" office:value="18.3462492088511" calcext:value-type="float">
            <text:p>18.3462492088511</text:p>
          </table:table-cell>
          <table:table-cell office:value-type="float" office:value="18.0719593297859" calcext:value-type="float">
            <text:p>18.0719593297859</text:p>
          </table:table-cell>
          <table:table-cell office:value-type="float" office:value="17.5911224523257" calcext:value-type="float">
            <text:p>17.5911224523257</text:p>
          </table:table-cell>
          <table:table-cell office:value-type="float" office:value="16.9727103158221" calcext:value-type="float">
            <text:p>16.9727103158221</text:p>
          </table:table-cell>
          <table:table-cell office:value-type="float" office:value="16.6055902462048" calcext:value-type="float">
            <text:p>16.6055902462048</text:p>
          </table:table-cell>
          <table:table-cell office:value-type="float" office:value="16.2755710922208" calcext:value-type="float">
            <text:p>16.2755710922208</text:p>
          </table:table-cell>
          <table:table-cell office:value-type="float" office:value="15.8285905376299" calcext:value-type="float">
            <text:p>15.8285905376299</text:p>
          </table:table-cell>
          <table:table-cell office:value-type="float" office:value="15.4219509504144" calcext:value-type="float">
            <text:p>15.4219509504144</text:p>
          </table:table-cell>
          <table:table-cell office:value-type="float" office:value="15.1165652736297" calcext:value-type="float">
            <text:p>15.1165652736297</text:p>
          </table:table-cell>
          <table:table-cell office:value-type="float" office:value="14.790391851595" calcext:value-type="float">
            <text:p>14.790391851595</text:p>
          </table:table-cell>
          <table:table-cell office:value-type="float" office:value="14.4870427056611" calcext:value-type="float">
            <text:p>14.4870427056611</text:p>
          </table:table-cell>
          <table:table-cell office:value-type="float" office:value="14.2510265023036" calcext:value-type="float">
            <text:p>14.2510265023036</text:p>
          </table:table-cell>
          <table:table-cell office:value-type="float" office:value="14.0599082357498" calcext:value-type="float">
            <text:p>14.0599082357498</text:p>
          </table:table-cell>
          <table:table-cell office:value-type="float" office:value="13.8591184495428" calcext:value-type="float">
            <text:p>13.8591184495428</text:p>
          </table:table-cell>
          <table:table-cell office:value-type="float" office:value="13.648704406796" calcext:value-type="float">
            <text:p>13.648704406796</text:p>
          </table:table-cell>
          <table:table-cell office:value-type="float" office:value="13.4447120484695" calcext:value-type="float">
            <text:p>13.4447120484695</text:p>
          </table:table-cell>
          <table:table-cell office:value-type="float" office:value="13.2258191541901" calcext:value-type="float">
            <text:p>13.2258191541901</text:p>
          </table:table-cell>
          <table:table-cell office:value-type="float" office:value="13.0361986313609" calcext:value-type="float">
            <text:p>13.0361986313609</text:p>
          </table:table-cell>
          <table:table-cell office:value-type="float" office:value="12.9072744178363" calcext:value-type="float">
            <text:p>12.9072744178363</text:p>
          </table:table-cell>
          <table:table-cell office:value-type="float" office:value="12.8184848961968" calcext:value-type="float">
            <text:p>12.8184848961968</text:p>
          </table:table-cell>
          <table:table-cell office:value-type="float" office:value="12.752987952148" calcext:value-type="float">
            <text:p>12.752987952148</text:p>
          </table:table-cell>
          <table:table-cell office:value-type="float" office:value="12.6971457671385" calcext:value-type="float">
            <text:p>12.6971457671385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smoothl1</text:p>
          </table:table-cell>
          <table:table-cell office:value-type="float" office:value="9.09663217092228" calcext:value-type="float">
            <text:p>9.09663217092228</text:p>
          </table:table-cell>
          <table:table-cell office:value-type="float" office:value="9.09663015646802" calcext:value-type="float">
            <text:p>9.09663015646802</text:p>
          </table:table-cell>
          <table:table-cell office:value-type="float" office:value="9.09662809545352" calcext:value-type="float">
            <text:p>9.09662809545352</text:p>
          </table:table-cell>
          <table:table-cell office:value-type="float" office:value="9.09662606677195" calcext:value-type="float">
            <text:p>9.09662606677195</text:p>
          </table:table-cell>
          <table:table-cell office:value-type="float" office:value="9.09662407350628" calcext:value-type="float">
            <text:p>9.09662407350628</text:p>
          </table:table-cell>
          <table:table-cell office:value-type="float" office:value="9.09662200331043" calcext:value-type="float">
            <text:p>9.09662200331043</text:p>
          </table:table-cell>
          <table:table-cell office:value-type="float" office:value="9.09661998962891" calcext:value-type="float">
            <text:p>9.09661998962891</text:p>
          </table:table-cell>
          <table:table-cell office:value-type="float" office:value="9.09661792319125" calcext:value-type="float">
            <text:p>9.09661792319125</text:p>
          </table:table-cell>
          <table:table-cell office:value-type="float" office:value="9.09661589840085" calcext:value-type="float">
            <text:p>9.09661589840085</text:p>
          </table:table-cell>
          <table:table-cell office:value-type="float" office:value="9.09661380410978" calcext:value-type="float">
            <text:p>9.09661380410978</text:p>
          </table:table-cell>
          <table:table-cell office:value-type="float" office:value="9.09661174069553" calcext:value-type="float">
            <text:p>9.09661174069553</text:p>
          </table:table-cell>
          <table:table-cell office:value-type="float" office:value="9.09660969188766" calcext:value-type="float">
            <text:p>9.09660969188766</text:p>
          </table:table-cell>
          <table:table-cell office:value-type="float" office:value="9.096607644698" calcext:value-type="float">
            <text:p>9.096607644698</text:p>
          </table:table-cell>
          <table:table-cell office:value-type="float" office:value="9.0966055658434" calcext:value-type="float">
            <text:p>9.0966055658434</text:p>
          </table:table-cell>
          <table:table-cell office:value-type="float" office:value="9.09660342291721" calcext:value-type="float">
            <text:p>9.09660342291721</text:p>
          </table:table-cell>
          <table:table-cell office:value-type="float" office:value="9.09660134494147" calcext:value-type="float">
            <text:p>9.09660134494147</text:p>
          </table:table-cell>
          <table:table-cell office:value-type="float" office:value="9.09659928443619" calcext:value-type="float">
            <text:p>9.09659928443619</text:p>
          </table:table-cell>
          <table:table-cell office:value-type="float" office:value="9.09659719830482" calcext:value-type="float">
            <text:p>9.09659719830482</text:p>
          </table:table-cell>
          <table:table-cell office:value-type="float" office:value="9.09659504883416" calcext:value-type="float">
            <text:p>9.09659504883416</text:p>
          </table:table-cell>
          <table:table-cell office:value-type="float" office:value="9.09659298841854" calcext:value-type="float">
            <text:p>9.09659298841854</text:p>
          </table:table-cell>
          <table:table-cell office:value-type="float" office:value="9.09659090792671" calcext:value-type="float">
            <text:p>9.09659090792671</text:p>
          </table:table-cell>
          <table:table-cell office:value-type="float" office:value="9.09658873843099" calcext:value-type="float">
            <text:p>9.09658873843099</text:p>
          </table:table-cell>
          <table:table-cell office:value-type="float" office:value="9.09658669854435" calcext:value-type="float">
            <text:p>9.09658669854435</text:p>
          </table:table-cell>
          <table:table-cell office:value-type="float" office:value="9.09658449235443" calcext:value-type="float">
            <text:p>9.09658449235443</text:p>
          </table:table-cell>
          <table:table-cell office:value-type="float" office:value="9.09658236100789" calcext:value-type="float">
            <text:p>9.09658236100789</text:p>
          </table:table-cell>
          <table:table-cell office:value-type="float" office:value="9.09658023913517" calcext:value-type="float">
            <text:p>9.09658023913517</text:p>
          </table:table-cell>
          <table:table-cell office:value-type="float" office:value="9.09657813927539" calcext:value-type="float">
            <text:p>9.09657813927539</text:p>
          </table:table-cell>
          <table:table-cell office:value-type="float" office:value="9.09657596153905" calcext:value-type="float">
            <text:p>9.09657596153905</text:p>
          </table:table-cell>
          <table:table-cell office:value-type="float" office:value="9.09657383227944" calcext:value-type="float">
            <text:p>9.09657383227944</text:p>
          </table:table-cell>
          <table:table-cell office:value-type="float" office:value="9.09657171883236" calcext:value-type="float">
            <text:p>9.09657171883236</text:p>
          </table:table-cell>
          <table:table-cell office:value-type="float" office:value="9.09656952074034" calcext:value-type="float">
            <text:p>9.09656952074034</text:p>
          </table:table-cell>
          <table:table-cell office:value-type="float" office:value="9.09656735623342" calcext:value-type="float">
            <text:p>9.09656735623342</text:p>
          </table:table-cell>
          <table:table-cell office:value-type="float" office:value="9.09656518275231" calcext:value-type="float">
            <text:p>9.09656518275231</text:p>
          </table:table-cell>
          <table:table-cell office:value-type="float" office:value="9.09656305397052" calcext:value-type="float">
            <text:p>9.09656305397052</text:p>
          </table:table-cell>
          <table:table-cell office:value-type="float" office:value="9.09656085990318" calcext:value-type="float">
            <text:p>9.0965608599031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smoothl1</text:p>
          </table:table-cell>
          <table:table-cell table:number-columns-repeated="35" office:value-type="float" office:value="9.0996033847332" calcext:value-type="float">
            <text:p>9.0996033847332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bcewithlogits</text:p>
          </table:table-cell>
          <table:table-cell office:value-type="float" office:value="17.170625941726" calcext:value-type="float">
            <text:p>17.170625941726</text:p>
          </table:table-cell>
          <table:table-cell office:value-type="float" office:value="15.9975937867118" calcext:value-type="float">
            <text:p>15.9975937867118</text:p>
          </table:table-cell>
          <table:table-cell office:value-type="float" office:value="15.4802279471717" calcext:value-type="float">
            <text:p>15.4802279471717</text:p>
          </table:table-cell>
          <table:table-cell office:value-type="float" office:value="15.1996990548582" calcext:value-type="float">
            <text:p>15.1996990548582</text:p>
          </table:table-cell>
          <table:table-cell office:value-type="float" office:value="15.0289403063356" calcext:value-type="float">
            <text:p>15.0289403063356</text:p>
          </table:table-cell>
          <table:table-cell office:value-type="float" office:value="14.9168395769679" calcext:value-type="float">
            <text:p>14.9168395769679</text:p>
          </table:table-cell>
          <table:table-cell office:value-type="float" office:value="14.8391567172607" calcext:value-type="float">
            <text:p>14.8391567172607</text:p>
          </table:table-cell>
          <table:table-cell office:value-type="float" office:value="14.7830645669025" calcext:value-type="float">
            <text:p>14.7830645669025</text:p>
          </table:table-cell>
          <table:table-cell office:value-type="float" office:value="14.7412189364748" calcext:value-type="float">
            <text:p>14.7412189364748</text:p>
          </table:table-cell>
          <table:table-cell office:value-type="float" office:value="14.7091550959796" calcext:value-type="float">
            <text:p>14.7091550959796</text:p>
          </table:table-cell>
          <table:table-cell office:value-type="float" office:value="14.6840273307995" calcext:value-type="float">
            <text:p>14.6840273307995</text:p>
          </table:table-cell>
          <table:table-cell office:value-type="float" office:value="14.663950581967" calcext:value-type="float">
            <text:p>14.663950581967</text:p>
          </table:table-cell>
          <table:table-cell office:value-type="float" office:value="14.6476357387248" calcext:value-type="float">
            <text:p>14.6476357387248</text:p>
          </table:table-cell>
          <table:table-cell office:value-type="float" office:value="14.6341763415541" calcext:value-type="float">
            <text:p>14.6341763415541</text:p>
          </table:table-cell>
          <table:table-cell office:value-type="float" office:value="14.6229203795258" calcext:value-type="float">
            <text:p>14.6229203795258</text:p>
          </table:table-cell>
          <table:table-cell office:value-type="float" office:value="14.6133889805173" calcext:value-type="float">
            <text:p>14.6133889805173</text:p>
          </table:table-cell>
          <table:table-cell office:value-type="float" office:value="14.6052242246792" calcext:value-type="float">
            <text:p>14.6052242246792</text:p>
          </table:table-cell>
          <table:table-cell office:value-type="float" office:value="14.598153664464" calcext:value-type="float">
            <text:p>14.598153664464</text:p>
          </table:table-cell>
          <table:table-cell office:value-type="float" office:value="14.5919675254328" calcext:value-type="float">
            <text:p>14.5919675254328</text:p>
          </table:table-cell>
          <table:table-cell office:value-type="float" office:value="14.5865018780061" calcext:value-type="float">
            <text:p>14.5865018780061</text:p>
          </table:table-cell>
          <table:table-cell office:value-type="float" office:value="14.5816268763554" calcext:value-type="float">
            <text:p>14.5816268763554</text:p>
          </table:table-cell>
          <table:table-cell office:value-type="float" office:value="14.5772389303803" calcext:value-type="float">
            <text:p>14.5772389303803</text:p>
          </table:table-cell>
          <table:table-cell office:value-type="float" office:value="14.5732543287519" calcext:value-type="float">
            <text:p>14.5732543287519</text:p>
          </table:table-cell>
          <table:table-cell office:value-type="float" office:value="14.5696045543331" calcext:value-type="float">
            <text:p>14.5696045543331</text:p>
          </table:table-cell>
          <table:table-cell office:value-type="float" office:value="14.5662336104898" calcext:value-type="float">
            <text:p>14.5662336104898</text:p>
          </table:table-cell>
          <table:table-cell office:value-type="float" office:value="14.5630945911309" calcext:value-type="float">
            <text:p>14.5630945911309</text:p>
          </table:table-cell>
          <table:table-cell office:value-type="float" office:value="14.5601489760248" calcext:value-type="float">
            <text:p>14.5601489760248</text:p>
          </table:table-cell>
          <table:table-cell office:value-type="float" office:value="14.5573635893148" calcext:value-type="float">
            <text:p>14.5573635893148</text:p>
          </table:table-cell>
          <table:table-cell office:value-type="float" office:value="14.5547108922535" calcext:value-type="float">
            <text:p>14.5547108922535</text:p>
          </table:table-cell>
          <table:table-cell office:value-type="float" office:value="14.5521674913928" calcext:value-type="float">
            <text:p>14.5521674913928</text:p>
          </table:table-cell>
          <table:table-cell office:value-type="float" office:value="14.5497127938182" calcext:value-type="float">
            <text:p>14.5497127938182</text:p>
          </table:table-cell>
          <table:table-cell office:value-type="float" office:value="14.5473296624961" calcext:value-type="float">
            <text:p>14.5473296624961</text:p>
          </table:table-cell>
          <table:table-cell office:value-type="float" office:value="14.5450033910616" calcext:value-type="float">
            <text:p>14.5450033910616</text:p>
          </table:table-cell>
          <table:table-cell office:value-type="float" office:value="14.5427209003845" calcext:value-type="float">
            <text:p>14.5427209003845</text:p>
          </table:table-cell>
          <table:table-cell office:value-type="float" office:value="14.5404712529605" calcext:value-type="float">
            <text:p>14.540471252960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mse</text:p>
          </table:table-cell>
          <table:table-cell office:value-type="float" office:value="12.2725919755852" calcext:value-type="float">
            <text:p>12.2725919755852</text:p>
          </table:table-cell>
          <table:table-cell office:value-type="float" office:value="12.1076327385264" calcext:value-type="float">
            <text:p>12.1076327385264</text:p>
          </table:table-cell>
          <table:table-cell office:value-type="float" office:value="11.9135720313079" calcext:value-type="float">
            <text:p>11.9135720313079</text:p>
          </table:table-cell>
          <table:table-cell office:value-type="float" office:value="11.6780991822812" calcext:value-type="float">
            <text:p>11.6780991822812</text:p>
          </table:table-cell>
          <table:table-cell office:value-type="float" office:value="11.3761645694182" calcext:value-type="float">
            <text:p>11.3761645694182</text:p>
          </table:table-cell>
          <table:table-cell office:value-type="float" office:value="10.9480143858277" calcext:value-type="float">
            <text:p>10.9480143858277</text:p>
          </table:table-cell>
          <table:table-cell office:value-type="float" office:value="10.3261113046359" calcext:value-type="float">
            <text:p>10.3261113046359</text:p>
          </table:table-cell>
          <table:table-cell office:value-type="float" office:value="9.72312505531411" calcext:value-type="float">
            <text:p>9.72312505531411</text:p>
          </table:table-cell>
          <table:table-cell office:value-type="float" office:value="9.16538088542751" calcext:value-type="float">
            <text:p>9.16538088542751</text:p>
          </table:table-cell>
          <table:table-cell office:value-type="float" office:value="8.54527877328324" calcext:value-type="float">
            <text:p>8.54527877328324</text:p>
          </table:table-cell>
          <table:table-cell office:value-type="float" office:value="7.81234656703095" calcext:value-type="float">
            <text:p>7.81234656703095</text:p>
          </table:table-cell>
          <table:table-cell office:value-type="float" office:value="6.99450314478419" calcext:value-type="float">
            <text:p>6.99450314478419</text:p>
          </table:table-cell>
          <table:table-cell office:value-type="float" office:value="6.32127413487785" calcext:value-type="float">
            <text:p>6.32127413487785</text:p>
          </table:table-cell>
          <table:table-cell office:value-type="float" office:value="5.76856825116663" calcext:value-type="float">
            <text:p>5.76856825116663</text:p>
          </table:table-cell>
          <table:table-cell office:value-type="float" office:value="5.27884765429148" calcext:value-type="float">
            <text:p>5.27884765429148</text:p>
          </table:table-cell>
          <table:table-cell office:value-type="float" office:value="4.86293251885599" calcext:value-type="float">
            <text:p>4.86293251885599</text:p>
          </table:table-cell>
          <table:table-cell office:value-type="float" office:value="4.48267630877751" calcext:value-type="float">
            <text:p>4.48267630877751</text:p>
          </table:table-cell>
          <table:table-cell office:value-type="float" office:value="4.13883725804182" calcext:value-type="float">
            <text:p>4.13883725804182</text:p>
          </table:table-cell>
          <table:table-cell office:value-type="float" office:value="3.83686902862547" calcext:value-type="float">
            <text:p>3.83686902862547</text:p>
          </table:table-cell>
          <table:table-cell office:value-type="float" office:value="3.57871004271825" calcext:value-type="float">
            <text:p>3.57871004271825</text:p>
          </table:table-cell>
          <table:table-cell office:value-type="float" office:value="3.34506340767897" calcext:value-type="float">
            <text:p>3.34506340767897</text:p>
          </table:table-cell>
          <table:table-cell office:value-type="float" office:value="3.12946436702479" calcext:value-type="float">
            <text:p>3.12946436702479</text:p>
          </table:table-cell>
          <table:table-cell office:value-type="float" office:value="2.93945312355954" calcext:value-type="float">
            <text:p>2.93945312355954</text:p>
          </table:table-cell>
          <table:table-cell office:value-type="float" office:value="2.76898756541045" calcext:value-type="float">
            <text:p>2.76898756541045</text:p>
          </table:table-cell>
          <table:table-cell office:value-type="float" office:value="2.61036457202186" calcext:value-type="float">
            <text:p>2.61036457202186</text:p>
          </table:table-cell>
          <table:table-cell office:value-type="float" office:value="2.45866379391222" calcext:value-type="float">
            <text:p>2.45866379391222</text:p>
          </table:table-cell>
          <table:table-cell office:value-type="float" office:value="2.31364701307809" calcext:value-type="float">
            <text:p>2.31364701307809</text:p>
          </table:table-cell>
          <table:table-cell office:value-type="float" office:value="2.17619032835258" calcext:value-type="float">
            <text:p>2.17619032835258</text:p>
          </table:table-cell>
          <table:table-cell office:value-type="float" office:value="2.04521775102193" calcext:value-type="float">
            <text:p>2.04521775102193</text:p>
          </table:table-cell>
          <table:table-cell office:value-type="float" office:value="1.92382992217712" calcext:value-type="float">
            <text:p>1.92382992217712</text:p>
          </table:table-cell>
          <table:table-cell office:value-type="float" office:value="1.81517755618471" calcext:value-type="float">
            <text:p>1.81517755618471</text:p>
          </table:table-cell>
          <table:table-cell office:value-type="float" office:value="1.71678058164676" calcext:value-type="float">
            <text:p>1.71678058164676</text:p>
          </table:table-cell>
          <table:table-cell office:value-type="float" office:value="1.62813232509452" calcext:value-type="float">
            <text:p>1.62813232509452</text:p>
          </table:table-cell>
          <table:table-cell office:value-type="float" office:value="1.54979741794841" calcext:value-type="float">
            <text:p>1.54979741794841</text:p>
          </table:table-cell>
          <table:table-cell office:value-type="float" office:value="1.48127953109093" calcext:value-type="float">
            <text:p>1.4812795310909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smoothl1</text:p>
          </table:table-cell>
          <table:table-cell office:value-type="float" office:value="80.7279917075861" calcext:value-type="float">
            <text:p>80.7279917075861</text:p>
          </table:table-cell>
          <table:table-cell office:value-type="float" office:value="17.1054302250028" calcext:value-type="float">
            <text:p>17.1054302250028</text:p>
          </table:table-cell>
          <table:table-cell office:value-type="float" office:value="4.33594263992743" calcext:value-type="float">
            <text:p>4.33594263992743</text:p>
          </table:table-cell>
          <table:table-cell office:value-type="float" office:value="1.7248987281365" calcext:value-type="float">
            <text:p>1.7248987281365</text:p>
          </table:table-cell>
          <table:table-cell office:value-type="float" office:value="1.21721120858421" calcext:value-type="float">
            <text:p>1.21721120858421</text:p>
          </table:table-cell>
          <table:table-cell office:value-type="float" office:value="1.03628912473887" calcext:value-type="float">
            <text:p>1.03628912473887</text:p>
          </table:table-cell>
          <table:table-cell office:value-type="float" office:value="0.938730877840391" calcext:value-type="float">
            <text:p>0.938730877840391</text:p>
          </table:table-cell>
          <table:table-cell office:value-type="float" office:value="0.872131309379702" calcext:value-type="float">
            <text:p>0.872131309379702</text:p>
          </table:table-cell>
          <table:table-cell office:value-type="float" office:value="0.821366270974346" calcext:value-type="float">
            <text:p>0.821366270974346</text:p>
          </table:table-cell>
          <table:table-cell office:value-type="float" office:value="0.779761232578161" calcext:value-type="float">
            <text:p>0.779761232578161</text:p>
          </table:table-cell>
          <table:table-cell office:value-type="float" office:value="0.744495186320246" calcext:value-type="float">
            <text:p>0.744495186320246</text:p>
          </table:table-cell>
          <table:table-cell office:value-type="float" office:value="0.713714969163083" calcext:value-type="float">
            <text:p>0.713714969163083</text:p>
          </table:table-cell>
          <table:table-cell office:value-type="float" office:value="0.686440826676455" calcext:value-type="float">
            <text:p>0.686440826676455</text:p>
          </table:table-cell>
          <table:table-cell office:value-type="float" office:value="0.662089388003456" calcext:value-type="float">
            <text:p>0.662089388003456</text:p>
          </table:table-cell>
          <table:table-cell office:value-type="float" office:value="0.639997418788854" calcext:value-type="float">
            <text:p>0.639997418788854</text:p>
          </table:table-cell>
          <table:table-cell office:value-type="float" office:value="0.620180347150115" calcext:value-type="float">
            <text:p>0.620180347150115</text:p>
          </table:table-cell>
          <table:table-cell office:value-type="float" office:value="0.601973624015197" calcext:value-type="float">
            <text:p>0.601973624015197</text:p>
          </table:table-cell>
          <table:table-cell office:value-type="float" office:value="0.58541261828926" calcext:value-type="float">
            <text:p>0.58541261828926</text:p>
          </table:table-cell>
          <table:table-cell office:value-type="float" office:value="0.569903390404324" calcext:value-type="float">
            <text:p>0.569903390404324</text:p>
          </table:table-cell>
          <table:table-cell office:value-type="float" office:value="0.55543689866115" calcext:value-type="float">
            <text:p>0.55543689866115</text:p>
          </table:table-cell>
          <table:table-cell office:value-type="float" office:value="0.542047981889129" calcext:value-type="float">
            <text:p>0.542047981889129</text:p>
          </table:table-cell>
          <table:table-cell office:value-type="float" office:value="0.52926516773266" calcext:value-type="float">
            <text:p>0.52926516773266</text:p>
          </table:table-cell>
          <table:table-cell office:value-type="float" office:value="0.517175453538782" calcext:value-type="float">
            <text:p>0.517175453538782</text:p>
          </table:table-cell>
          <table:table-cell office:value-type="float" office:value="0.505723807173691" calcext:value-type="float">
            <text:p>0.505723807173691</text:p>
          </table:table-cell>
          <table:table-cell office:value-type="float" office:value="0.494754874586242" calcext:value-type="float">
            <text:p>0.494754874586242</text:p>
          </table:table-cell>
          <table:table-cell office:value-type="float" office:value="0.48433839916005" calcext:value-type="float">
            <text:p>0.48433839916005</text:p>
          </table:table-cell>
          <table:table-cell office:value-type="float" office:value="0.474474184222202" calcext:value-type="float">
            <text:p>0.474474184222202</text:p>
          </table:table-cell>
          <table:table-cell office:value-type="float" office:value="0.465030352939345" calcext:value-type="float">
            <text:p>0.465030352939345</text:p>
          </table:table-cell>
          <table:table-cell office:value-type="float" office:value="0.455873201690693" calcext:value-type="float">
            <text:p>0.455873201690693</text:p>
          </table:table-cell>
          <table:table-cell office:value-type="float" office:value="0.447215727106234" calcext:value-type="float">
            <text:p>0.447215727106234</text:p>
          </table:table-cell>
          <table:table-cell office:value-type="float" office:value="0.438909228922909" calcext:value-type="float">
            <text:p>0.438909228922909</text:p>
          </table:table-cell>
          <table:table-cell office:value-type="float" office:value="0.43069090900597" calcext:value-type="float">
            <text:p>0.43069090900597</text:p>
          </table:table-cell>
          <table:table-cell office:value-type="float" office:value="0.423065101628366" calcext:value-type="float">
            <text:p>0.423065101628366</text:p>
          </table:table-cell>
          <table:table-cell office:value-type="float" office:value="0.415536270285658" calcext:value-type="float">
            <text:p>0.415536270285658</text:p>
          </table:table-cell>
          <table:table-cell office:value-type="float" office:value="0.40831352241805" calcext:value-type="float">
            <text:p>0.40831352241805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huber</text:p>
          </table:table-cell>
          <table:table-cell office:value-type="float" office:value="9.09727003215758" calcext:value-type="float">
            <text:p>9.09727003215758</text:p>
          </table:table-cell>
          <table:table-cell office:value-type="float" office:value="9.09726899444381" calcext:value-type="float">
            <text:p>9.09726899444381</text:p>
          </table:table-cell>
          <table:table-cell office:value-type="float" office:value="9.09726794082507" calcext:value-type="float">
            <text:p>9.09726794082507</text:p>
          </table:table-cell>
          <table:table-cell office:value-type="float" office:value="9.0972668232219" calcext:value-type="float">
            <text:p>9.0972668232219</text:p>
          </table:table-cell>
          <table:table-cell office:value-type="float" office:value="9.09726586542447" calcext:value-type="float">
            <text:p>9.09726586542447</text:p>
          </table:table-cell>
          <table:table-cell office:value-type="float" office:value="9.09726474088699" calcext:value-type="float">
            <text:p>9.09726474088699</text:p>
          </table:table-cell>
          <table:table-cell office:value-type="float" office:value="9.09726366013318" calcext:value-type="float">
            <text:p>9.09726366013318</text:p>
          </table:table-cell>
          <table:table-cell office:value-type="float" office:value="9.09726262504247" calcext:value-type="float">
            <text:p>9.09726262504247</text:p>
          </table:table-cell>
          <table:table-cell office:value-type="float" office:value="9.09726156226443" calcext:value-type="float">
            <text:p>9.09726156226443</text:p>
          </table:table-cell>
          <table:table-cell office:value-type="float" office:value="9.09726046353298" calcext:value-type="float">
            <text:p>9.09726046353298</text:p>
          </table:table-cell>
          <table:table-cell office:value-type="float" office:value="9.09725941270548" calcext:value-type="float">
            <text:p>9.09725941270548</text:p>
          </table:table-cell>
          <table:table-cell office:value-type="float" office:value="9.0972583503731" calcext:value-type="float">
            <text:p>9.0972583503731</text:p>
          </table:table-cell>
          <table:table-cell office:value-type="float" office:value="9.09725725604962" calcext:value-type="float">
            <text:p>9.09725725604962</text:p>
          </table:table-cell>
          <table:table-cell office:value-type="float" office:value="9.09725617047866" calcext:value-type="float">
            <text:p>9.09725617047866</text:p>
          </table:table-cell>
          <table:table-cell office:value-type="float" office:value="9.09725505026998" calcext:value-type="float">
            <text:p>9.09725505026998</text:p>
          </table:table-cell>
          <table:table-cell office:value-type="float" office:value="9.0972539793642" calcext:value-type="float">
            <text:p>9.0972539793642</text:p>
          </table:table-cell>
          <table:table-cell office:value-type="float" office:value="9.0972529131781" calcext:value-type="float">
            <text:p>9.0972529131781</text:p>
          </table:table-cell>
          <table:table-cell office:value-type="float" office:value="9.09725186016495" calcext:value-type="float">
            <text:p>9.09725186016495</text:p>
          </table:table-cell>
          <table:table-cell office:value-type="float" office:value="9.09725070461819" calcext:value-type="float">
            <text:p>9.09725070461819</text:p>
          </table:table-cell>
          <table:table-cell office:value-type="float" office:value="9.09724965189813" calcext:value-type="float">
            <text:p>9.09724965189813</text:p>
          </table:table-cell>
          <table:table-cell office:value-type="float" office:value="9.0972485086332" calcext:value-type="float">
            <text:p>9.0972485086332</text:p>
          </table:table-cell>
          <table:table-cell office:value-type="float" office:value="9.09724741811452" calcext:value-type="float">
            <text:p>9.09724741811452</text:p>
          </table:table-cell>
          <table:table-cell office:value-type="float" office:value="9.09724634434714" calcext:value-type="float">
            <text:p>9.09724634434714</text:p>
          </table:table-cell>
          <table:table-cell office:value-type="float" office:value="9.09724524305022" calcext:value-type="float">
            <text:p>9.09724524305022</text:p>
          </table:table-cell>
          <table:table-cell office:value-type="float" office:value="9.09724419057146" calcext:value-type="float">
            <text:p>9.09724419057146</text:p>
          </table:table-cell>
          <table:table-cell office:value-type="float" office:value="9.09724308228782" calcext:value-type="float">
            <text:p>9.09724308228782</text:p>
          </table:table-cell>
          <table:table-cell office:value-type="float" office:value="9.09724198622833" calcext:value-type="float">
            <text:p>9.09724198622833</text:p>
          </table:table-cell>
          <table:table-cell office:value-type="float" office:value="9.09724082784668" calcext:value-type="float">
            <text:p>9.09724082784668</text:p>
          </table:table-cell>
          <table:table-cell office:value-type="float" office:value="9.09723973827118" calcext:value-type="float">
            <text:p>9.09723973827118</text:p>
          </table:table-cell>
          <table:table-cell office:value-type="float" office:value="9.09723864331095" calcext:value-type="float">
            <text:p>9.09723864331095</text:p>
          </table:table-cell>
          <table:table-cell office:value-type="float" office:value="9.0972375314642" calcext:value-type="float">
            <text:p>9.0972375314642</text:p>
          </table:table-cell>
          <table:table-cell office:value-type="float" office:value="9.09723639907519" calcext:value-type="float">
            <text:p>9.09723639907519</text:p>
          </table:table-cell>
          <table:table-cell office:value-type="float" office:value="9.09723530186429" calcext:value-type="float">
            <text:p>9.09723530186429</text:p>
          </table:table-cell>
          <table:table-cell office:value-type="float" office:value="9.09723412997283" calcext:value-type="float">
            <text:p>9.09723412997283</text:p>
          </table:table-cell>
          <table:table-cell office:value-type="float" office:value="9.09723311302093" calcext:value-type="float">
            <text:p>9.09723311302093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hingeembedding</text:p>
          </table:table-cell>
          <table:table-cell office:value-type="float" office:value="20.457873156578" calcext:value-type="float">
            <text:p>20.457873156578</text:p>
          </table:table-cell>
          <table:table-cell office:value-type="float" office:value="20.4546826923764" calcext:value-type="float">
            <text:p>20.4546826923764</text:p>
          </table:table-cell>
          <table:table-cell office:value-type="float" office:value="20.4513891093652" calcext:value-type="float">
            <text:p>20.4513891093652</text:p>
          </table:table-cell>
          <table:table-cell office:value-type="float" office:value="20.4479870967935" calcext:value-type="float">
            <text:p>20.4479870967935</text:p>
          </table:table-cell>
          <table:table-cell office:value-type="float" office:value="20.4444706537187" calcext:value-type="float">
            <text:p>20.4444706537187</text:p>
          </table:table-cell>
          <table:table-cell office:value-type="float" office:value="20.4408327438006" calcext:value-type="float">
            <text:p>20.4408327438006</text:p>
          </table:table-cell>
          <table:table-cell office:value-type="float" office:value="20.4370650270261" calcext:value-type="float">
            <text:p>20.4370650270261</text:p>
          </table:table-cell>
          <table:table-cell office:value-type="float" office:value="20.433158327671" calcext:value-type="float">
            <text:p>20.433158327671</text:p>
          </table:table-cell>
          <table:table-cell office:value-type="float" office:value="20.4291013326311" calcext:value-type="float">
            <text:p>20.4291013326311</text:p>
          </table:table-cell>
          <table:table-cell office:value-type="float" office:value="20.4248815532935" calcext:value-type="float">
            <text:p>20.4248815532935</text:p>
          </table:table-cell>
          <table:table-cell office:value-type="float" office:value="20.420484106729" calcext:value-type="float">
            <text:p>20.420484106729</text:p>
          </table:table-cell>
          <table:table-cell office:value-type="float" office:value="20.4158926819542" calcext:value-type="float">
            <text:p>20.4158926819542</text:p>
          </table:table-cell>
          <table:table-cell office:value-type="float" office:value="20.4110874380893" calcext:value-type="float">
            <text:p>20.4110874380893</text:p>
          </table:table-cell>
          <table:table-cell office:value-type="float" office:value="20.4060471447187" calcext:value-type="float">
            <text:p>20.4060471447187</text:p>
          </table:table-cell>
          <table:table-cell office:value-type="float" office:value="20.4007457740844" calcext:value-type="float">
            <text:p>20.4007457740844</text:p>
          </table:table-cell>
          <table:table-cell office:value-type="float" office:value="20.3951512716607" calcext:value-type="float">
            <text:p>20.3951512716607</text:p>
          </table:table-cell>
          <table:table-cell office:value-type="float" office:value="20.3892253531158" calcext:value-type="float">
            <text:p>20.3892253531158</text:p>
          </table:table-cell>
          <table:table-cell office:value-type="float" office:value="20.3829210209155" calcext:value-type="float">
            <text:p>20.3829210209155</text:p>
          </table:table-cell>
          <table:table-cell office:value-type="float" office:value="20.3761794577271" calcext:value-type="float">
            <text:p>20.3761794577271</text:p>
          </table:table-cell>
          <table:table-cell office:value-type="float" office:value="20.368924485896" calcext:value-type="float">
            <text:p>20.368924485896</text:p>
          </table:table-cell>
          <table:table-cell office:value-type="float" office:value="20.3610593206228" calcext:value-type="float">
            <text:p>20.3610593206228</text:p>
          </table:table-cell>
          <table:table-cell office:value-type="float" office:value="20.3524526396127" calcext:value-type="float">
            <text:p>20.3524526396127</text:p>
          </table:table-cell>
          <table:table-cell office:value-type="float" office:value="20.3429092607751" calcext:value-type="float">
            <text:p>20.3429092607751</text:p>
          </table:table-cell>
          <table:table-cell office:value-type="float" office:value="20.332131623067" calcext:value-type="float">
            <text:p>20.332131623067</text:p>
          </table:table-cell>
          <table:table-cell office:value-type="float" office:value="20.319636082948" calcext:value-type="float">
            <text:p>20.319636082948</text:p>
          </table:table-cell>
          <table:table-cell office:value-type="float" office:value="20.3045272463488" calcext:value-type="float">
            <text:p>20.3045272463488</text:p>
          </table:table-cell>
          <table:table-cell office:value-type="float" office:value="20.2848183924578" calcext:value-type="float">
            <text:p>20.2848183924578</text:p>
          </table:table-cell>
          <table:table-cell office:value-type="float" office:value="20.2565247633148" calcext:value-type="float">
            <text:p>20.2565247633148</text:p>
          </table:table-cell>
          <table:table-cell office:value-type="float" office:value="20.2156026731101" calcext:value-type="float">
            <text:p>20.2156026731101</text:p>
          </table:table-cell>
          <table:table-cell office:value-type="float" office:value="20.1768622547671" calcext:value-type="float">
            <text:p>20.1768622547671</text:p>
          </table:table-cell>
          <table:table-cell office:value-type="float" office:value="20.1354861939982" calcext:value-type="float">
            <text:p>20.1354861939982</text:p>
          </table:table-cell>
          <table:table-cell office:value-type="float" office:value="20.0870998267717" calcext:value-type="float">
            <text:p>20.0870998267717</text:p>
          </table:table-cell>
          <table:table-cell office:value-type="float" office:value="20.0295737174197" calcext:value-type="float">
            <text:p>20.0295737174197</text:p>
          </table:table-cell>
          <table:table-cell office:value-type="float" office:value="19.9458599801812" calcext:value-type="float">
            <text:p>19.9458599801812</text:p>
          </table:table-cell>
          <table:table-cell office:value-type="float" office:value="19.8690967051326" calcext:value-type="float">
            <text:p>19.8690967051326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ingeembedding</text:p>
          </table:table-cell>
          <table:table-cell office:value-type="float" office:value="64.3894166934184" calcext:value-type="float">
            <text:p>64.3894166934184</text:p>
          </table:table-cell>
          <table:table-cell office:value-type="float" office:value="15.393060206773" calcext:value-type="float">
            <text:p>15.393060206773</text:p>
          </table:table-cell>
          <table:table-cell office:value-type="float" office:value="14.0208995207988" calcext:value-type="float">
            <text:p>14.0208995207988</text:p>
          </table:table-cell>
          <table:table-cell office:value-type="float" office:value="13.7442619367142" calcext:value-type="float">
            <text:p>13.7442619367142</text:p>
          </table:table-cell>
          <table:table-cell office:value-type="float" office:value="13.6209596450391" calcext:value-type="float">
            <text:p>13.6209596450391</text:p>
          </table:table-cell>
          <table:table-cell office:value-type="float" office:value="13.5515226802825" calcext:value-type="float">
            <text:p>13.5515226802825</text:p>
          </table:table-cell>
          <table:table-cell office:value-type="float" office:value="13.5060441298415" calcext:value-type="float">
            <text:p>13.5060441298415</text:p>
          </table:table-cell>
          <table:table-cell office:value-type="float" office:value="13.4737396644015" calcext:value-type="float">
            <text:p>13.4737396644015</text:p>
          </table:table-cell>
          <table:table-cell office:value-type="float" office:value="13.4494682975546" calcext:value-type="float">
            <text:p>13.4494682975546</text:p>
          </table:table-cell>
          <table:table-cell office:value-type="float" office:value="13.4305612928399" calcext:value-type="float">
            <text:p>13.4305612928399</text:p>
          </table:table-cell>
          <table:table-cell office:value-type="float" office:value="13.4154043479149" calcext:value-type="float">
            <text:p>13.4154043479149</text:p>
          </table:table-cell>
          <table:table-cell office:value-type="float" office:value="13.4029591644189" calcext:value-type="float">
            <text:p>13.4029591644189</text:p>
          </table:table-cell>
          <table:table-cell office:value-type="float" office:value="13.3925574901999" calcext:value-type="float">
            <text:p>13.3925574901999</text:p>
          </table:table-cell>
          <table:table-cell office:value-type="float" office:value="13.3837532135016" calcext:value-type="float">
            <text:p>13.3837532135016</text:p>
          </table:table-cell>
          <table:table-cell office:value-type="float" office:value="13.3761892666135" calcext:value-type="float">
            <text:p>13.3761892666135</text:p>
          </table:table-cell>
          <table:table-cell office:value-type="float" office:value="13.3696219340778" calcext:value-type="float">
            <text:p>13.3696219340778</text:p>
          </table:table-cell>
          <table:table-cell office:value-type="float" office:value="13.363864656026" calcext:value-type="float">
            <text:p>13.363864656026</text:p>
          </table:table-cell>
          <table:table-cell office:value-type="float" office:value="13.3587652805911" calcext:value-type="float">
            <text:p>13.3587652805911</text:p>
          </table:table-cell>
          <table:table-cell office:value-type="float" office:value="13.3542267529262" calcext:value-type="float">
            <text:p>13.3542267529262</text:p>
          </table:table-cell>
          <table:table-cell office:value-type="float" office:value="13.350159411969" calcext:value-type="float">
            <text:p>13.350159411969</text:p>
          </table:table-cell>
          <table:table-cell office:value-type="float" office:value="13.3464942674783" calcext:value-type="float">
            <text:p>13.3464942674783</text:p>
          </table:table-cell>
          <table:table-cell office:value-type="float" office:value="13.3431742930119" calcext:value-type="float">
            <text:p>13.3431742930119</text:p>
          </table:table-cell>
          <table:table-cell office:value-type="float" office:value="13.340155113115" calcext:value-type="float">
            <text:p>13.340155113115</text:p>
          </table:table-cell>
          <table:table-cell office:value-type="float" office:value="13.3373968521536" calcext:value-type="float">
            <text:p>13.3373968521536</text:p>
          </table:table-cell>
          <table:table-cell office:value-type="float" office:value="13.3348627961232" calcext:value-type="float">
            <text:p>13.3348627961232</text:p>
          </table:table-cell>
          <table:table-cell office:value-type="float" office:value="13.3325265271967" calcext:value-type="float">
            <text:p>13.3325265271967</text:p>
          </table:table-cell>
          <table:table-cell office:value-type="float" office:value="13.3303671167075" calcext:value-type="float">
            <text:p>13.3303671167075</text:p>
          </table:table-cell>
          <table:table-cell office:value-type="float" office:value="13.3283643149184" calcext:value-type="float">
            <text:p>13.3283643149184</text:p>
          </table:table-cell>
          <table:table-cell office:value-type="float" office:value="13.3264994084141" calcext:value-type="float">
            <text:p>13.3264994084141</text:p>
          </table:table-cell>
          <table:table-cell office:value-type="float" office:value="13.3247594443328" calcext:value-type="float">
            <text:p>13.3247594443328</text:p>
          </table:table-cell>
          <table:table-cell office:value-type="float" office:value="13.3231332144334" calcext:value-type="float">
            <text:p>13.3231332144334</text:p>
          </table:table-cell>
          <table:table-cell office:value-type="float" office:value="13.3216101309569" calcext:value-type="float">
            <text:p>13.3216101309569</text:p>
          </table:table-cell>
          <table:table-cell office:value-type="float" office:value="13.3201824329515" calcext:value-type="float">
            <text:p>13.3201824329515</text:p>
          </table:table-cell>
          <table:table-cell office:value-type="float" office:value="13.318840735644" calcext:value-type="float">
            <text:p>13.318840735644</text:p>
          </table:table-cell>
          <table:table-cell office:value-type="float" office:value="13.3175769887125" calcext:value-type="float">
            <text:p>13.3175769887125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huber</text:p>
          </table:table-cell>
          <table:table-cell table:number-columns-repeated="35" office:value-type="float" office:value="9.0996033847332" calcext:value-type="float">
            <text:p>9.0996033847332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crossentropy</text:p>
          </table:table-cell>
          <table:table-cell office:value-type="float" office:value="42.5942217173811" calcext:value-type="float">
            <text:p>42.5942217173811</text:p>
          </table:table-cell>
          <table:table-cell office:value-type="float" office:value="39.7363809038723" calcext:value-type="float">
            <text:p>39.7363809038723</text:p>
          </table:table-cell>
          <table:table-cell office:value-type="float" office:value="36.7192501495323" calcext:value-type="float">
            <text:p>36.7192501495323</text:p>
          </table:table-cell>
          <table:table-cell office:value-type="float" office:value="33.8799642133511" calcext:value-type="float">
            <text:p>33.8799642133511</text:p>
          </table:table-cell>
          <table:table-cell office:value-type="float" office:value="31.2546113858258" calcext:value-type="float">
            <text:p>31.2546113858258</text:p>
          </table:table-cell>
          <table:table-cell office:value-type="float" office:value="28.7749636902563" calcext:value-type="float">
            <text:p>28.7749636902563</text:p>
          </table:table-cell>
          <table:table-cell office:value-type="float" office:value="26.3900577505692" calcext:value-type="float">
            <text:p>26.3900577505692</text:p>
          </table:table-cell>
          <table:table-cell office:value-type="float" office:value="24.0939510609855" calcext:value-type="float">
            <text:p>24.0939510609855</text:p>
          </table:table-cell>
          <table:table-cell office:value-type="float" office:value="21.9067445602095" calcext:value-type="float">
            <text:p>21.9067445602095</text:p>
          </table:table-cell>
          <table:table-cell office:value-type="float" office:value="19.8483174039637" calcext:value-type="float">
            <text:p>19.8483174039637</text:p>
          </table:table-cell>
          <table:table-cell office:value-type="float" office:value="17.9214519631394" calcext:value-type="float">
            <text:p>17.9214519631394</text:p>
          </table:table-cell>
          <table:table-cell office:value-type="float" office:value="16.1189443335848" calcext:value-type="float">
            <text:p>16.1189443335848</text:p>
          </table:table-cell>
          <table:table-cell office:value-type="float" office:value="14.4333702669097" calcext:value-type="float">
            <text:p>14.4333702669097</text:p>
          </table:table-cell>
          <table:table-cell office:value-type="float" office:value="12.861073398081" calcext:value-type="float">
            <text:p>12.861073398081</text:p>
          </table:table-cell>
          <table:table-cell office:value-type="float" office:value="11.4034003818304" calcext:value-type="float">
            <text:p>11.4034003818304</text:p>
          </table:table-cell>
          <table:table-cell office:value-type="float" office:value="10.0647753681746" calcext:value-type="float">
            <text:p>10.0647753681746</text:p>
          </table:table-cell>
          <table:table-cell office:value-type="float" office:value="8.84923411245086" calcext:value-type="float">
            <text:p>8.84923411245086</text:p>
          </table:table-cell>
          <table:table-cell office:value-type="float" office:value="7.75801083474533" calcext:value-type="float">
            <text:p>7.75801083474533</text:p>
          </table:table-cell>
          <table:table-cell office:value-type="float" office:value="6.78880493158287" calcext:value-type="float">
            <text:p>6.78880493158287</text:p>
          </table:table-cell>
          <table:table-cell office:value-type="float" office:value="5.93620054152384" calcext:value-type="float">
            <text:p>5.93620054152384</text:p>
          </table:table-cell>
          <table:table-cell office:value-type="float" office:value="5.19247715888127" calcext:value-type="float">
            <text:p>5.19247715888127</text:p>
          </table:table-cell>
          <table:table-cell office:value-type="float" office:value="4.54834311064536" calcext:value-type="float">
            <text:p>4.54834311064536</text:p>
          </table:table-cell>
          <table:table-cell office:value-type="float" office:value="3.99355125651573" calcext:value-type="float">
            <text:p>3.99355125651573</text:p>
          </table:table-cell>
          <table:table-cell office:value-type="float" office:value="3.51753696110774" calcext:value-type="float">
            <text:p>3.51753696110774</text:p>
          </table:table-cell>
          <table:table-cell office:value-type="float" office:value="3.1100795627389" calcext:value-type="float">
            <text:p>3.1100795627389</text:p>
          </table:table-cell>
          <table:table-cell office:value-type="float" office:value="2.7618104943724" calcext:value-type="float">
            <text:p>2.7618104943724</text:p>
          </table:table-cell>
          <table:table-cell office:value-type="float" office:value="2.46441255716077" calcext:value-type="float">
            <text:p>2.46441255716077</text:p>
          </table:table-cell>
          <table:table-cell office:value-type="float" office:value="2.21057901116629" calcext:value-type="float">
            <text:p>2.21057901116629</text:p>
          </table:table-cell>
          <table:table-cell office:value-type="float" office:value="1.99388148385065" calcext:value-type="float">
            <text:p>1.99388148385065</text:p>
          </table:table-cell>
          <table:table-cell office:value-type="float" office:value="1.8086672523404" calcext:value-type="float">
            <text:p>1.8086672523404</text:p>
          </table:table-cell>
          <table:table-cell office:value-type="float" office:value="1.64999880437649" calcext:value-type="float">
            <text:p>1.64999880437649</text:p>
          </table:table-cell>
          <table:table-cell office:value-type="float" office:value="1.5136197438231" calcext:value-type="float">
            <text:p>1.5136197438231</text:p>
          </table:table-cell>
          <table:table-cell office:value-type="float" office:value="1.39591029648647" calcext:value-type="float">
            <text:p>1.39591029648647</text:p>
          </table:table-cell>
          <table:table-cell office:value-type="float" office:value="1.29383334849196" calcext:value-type="float">
            <text:p>1.29383334849196</text:p>
          </table:table-cell>
          <table:table-cell office:value-type="float" office:value="1.20486435017912" calcext:value-type="float">
            <text:p>1.20486435017912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bcewithlogits</text:p>
          </table:table-cell>
          <table:table-cell office:value-type="float" office:value="209.412343360464" calcext:value-type="float">
            <text:p>209.412343360464</text:p>
          </table:table-cell>
          <table:table-cell office:value-type="float" office:value="123.28473949564" calcext:value-type="float">
            <text:p>123.28473949564</text:p>
          </table:table-cell>
          <table:table-cell office:value-type="float" office:value="76.6950162523667" calcext:value-type="float">
            <text:p>76.6950162523667</text:p>
          </table:table-cell>
          <table:table-cell office:value-type="float" office:value="51.7332693400235" calcext:value-type="float">
            <text:p>51.7332693400235</text:p>
          </table:table-cell>
          <table:table-cell office:value-type="float" office:value="37.9740791267002" calcext:value-type="float">
            <text:p>37.9740791267002</text:p>
          </table:table-cell>
          <table:table-cell office:value-type="float" office:value="30.1310036643587" calcext:value-type="float">
            <text:p>30.1310036643587</text:p>
          </table:table-cell>
          <table:table-cell office:value-type="float" office:value="25.3952806302684" calcext:value-type="float">
            <text:p>25.3952806302684</text:p>
          </table:table-cell>
          <table:table-cell office:value-type="float" office:value="22.3797525700058" calcext:value-type="float">
            <text:p>22.3797525700058</text:p>
          </table:table-cell>
          <table:table-cell office:value-type="float" office:value="20.3956486908507" calcext:value-type="float">
            <text:p>20.3956486908507</text:p>
          </table:table-cell>
          <table:table-cell office:value-type="float" office:value="19.0551083980228" calcext:value-type="float">
            <text:p>19.0551083980228</text:p>
          </table:table-cell>
          <table:table-cell office:value-type="float" office:value="18.1209482825776" calcext:value-type="float">
            <text:p>18.1209482825776</text:p>
          </table:table-cell>
          <table:table-cell office:value-type="float" office:value="17.4484122640051" calcext:value-type="float">
            <text:p>17.4484122640051</text:p>
          </table:table-cell>
          <table:table-cell office:value-type="float" office:value="16.9497281428969" calcext:value-type="float">
            <text:p>16.9497281428969</text:p>
          </table:table-cell>
          <table:table-cell office:value-type="float" office:value="16.5704265499915" calcext:value-type="float">
            <text:p>16.5704265499915</text:p>
          </table:table-cell>
          <table:table-cell office:value-type="float" office:value="16.2754649296908" calcext:value-type="float">
            <text:p>16.2754649296908</text:p>
          </table:table-cell>
          <table:table-cell office:value-type="float" office:value="16.0416229386684" calcext:value-type="float">
            <text:p>16.0416229386684</text:p>
          </table:table-cell>
          <table:table-cell office:value-type="float" office:value="15.853141906722" calcext:value-type="float">
            <text:p>15.853141906722</text:p>
          </table:table-cell>
          <table:table-cell office:value-type="float" office:value="15.6990353545435" calcext:value-type="float">
            <text:p>15.6990353545435</text:p>
          </table:table-cell>
          <table:table-cell office:value-type="float" office:value="15.5713992368306" calcext:value-type="float">
            <text:p>15.5713992368306</text:p>
          </table:table-cell>
          <table:table-cell office:value-type="float" office:value="15.4643871492143" calcext:value-type="float">
            <text:p>15.4643871492143</text:p>
          </table:table-cell>
          <table:table-cell office:value-type="float" office:value="15.3736055931713" calcext:value-type="float">
            <text:p>15.3736055931713</text:p>
          </table:table-cell>
          <table:table-cell office:value-type="float" office:value="15.2957349525235" calcext:value-type="float">
            <text:p>15.2957349525235</text:p>
          </table:table-cell>
          <table:table-cell office:value-type="float" office:value="15.2282642718066" calcext:value-type="float">
            <text:p>15.2282642718066</text:p>
          </table:table-cell>
          <table:table-cell office:value-type="float" office:value="15.1692904341971" calcext:value-type="float">
            <text:p>15.1692904341971</text:p>
          </table:table-cell>
          <table:table-cell office:value-type="float" office:value="15.1173591491679" calcext:value-type="float">
            <text:p>15.1173591491679</text:p>
          </table:table-cell>
          <table:table-cell office:value-type="float" office:value="15.071345047557" calcext:value-type="float">
            <text:p>15.071345047557</text:p>
          </table:table-cell>
          <table:table-cell office:value-type="float" office:value="15.0303606783264" calcext:value-type="float">
            <text:p>15.0303606783264</text:p>
          </table:table-cell>
          <table:table-cell office:value-type="float" office:value="14.993690031439" calcext:value-type="float">
            <text:p>14.993690031439</text:p>
          </table:table-cell>
          <table:table-cell office:value-type="float" office:value="14.9607425738239" calcext:value-type="float">
            <text:p>14.9607425738239</text:p>
          </table:table-cell>
          <table:table-cell office:value-type="float" office:value="14.9310217138041" calcext:value-type="float">
            <text:p>14.9310217138041</text:p>
          </table:table-cell>
          <table:table-cell office:value-type="float" office:value="14.9041049647103" calcext:value-type="float">
            <text:p>14.9041049647103</text:p>
          </table:table-cell>
          <table:table-cell office:value-type="float" office:value="14.8796299144583" calcext:value-type="float">
            <text:p>14.8796299144583</text:p>
          </table:table-cell>
          <table:table-cell office:value-type="float" office:value="14.8572863417485" calcext:value-type="float">
            <text:p>14.8572863417485</text:p>
          </table:table-cell>
          <table:table-cell office:value-type="float" office:value="14.8368083590478" calcext:value-type="float">
            <text:p>14.8368083590478</text:p>
          </table:table-cell>
          <table:table-cell office:value-type="float" office:value="14.8179691177157" calcext:value-type="float">
            <text:p>14.8179691177157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l1</text:p>
          </table:table-cell>
          <table:table-cell office:value-type="float" office:value="53.173316287284" calcext:value-type="float">
            <text:p>53.173316287284</text:p>
          </table:table-cell>
          <table:table-cell office:value-type="float" office:value="11.5202839756158" calcext:value-type="float">
            <text:p>11.5202839756158</text:p>
          </table:table-cell>
          <table:table-cell office:value-type="float" office:value="6.59726533581808" calcext:value-type="float">
            <text:p>6.59726533581808</text:p>
          </table:table-cell>
          <table:table-cell office:value-type="float" office:value="5.36309260227248" calcext:value-type="float">
            <text:p>5.36309260227248</text:p>
          </table:table-cell>
          <table:table-cell office:value-type="float" office:value="4.67871870901333" calcext:value-type="float">
            <text:p>4.67871870901333</text:p>
          </table:table-cell>
          <table:table-cell office:value-type="float" office:value="4.21023708703584" calcext:value-type="float">
            <text:p>4.21023708703584</text:p>
          </table:table-cell>
          <table:table-cell office:value-type="float" office:value="3.86376735338398" calcext:value-type="float">
            <text:p>3.86376735338398</text:p>
          </table:table-cell>
          <table:table-cell office:value-type="float" office:value="3.62026724694021" calcext:value-type="float">
            <text:p>3.62026724694021</text:p>
          </table:table-cell>
          <table:table-cell office:value-type="float" office:value="3.4463489224109" calcext:value-type="float">
            <text:p>3.4463489224109</text:p>
          </table:table-cell>
          <table:table-cell office:value-type="float" office:value="3.33426232663794" calcext:value-type="float">
            <text:p>3.33426232663794</text:p>
          </table:table-cell>
          <table:table-cell office:value-type="float" office:value="3.21369155389976" calcext:value-type="float">
            <text:p>3.21369155389976</text:p>
          </table:table-cell>
          <table:table-cell office:value-type="float" office:value="3.10703017998163" calcext:value-type="float">
            <text:p>3.10703017998163</text:p>
          </table:table-cell>
          <table:table-cell office:value-type="float" office:value="2.99312744132105" calcext:value-type="float">
            <text:p>2.99312744132105</text:p>
          </table:table-cell>
          <table:table-cell office:value-type="float" office:value="2.92153218998742" calcext:value-type="float">
            <text:p>2.92153218998742</text:p>
          </table:table-cell>
          <table:table-cell office:value-type="float" office:value="2.85533066725862" calcext:value-type="float">
            <text:p>2.85533066725862</text:p>
          </table:table-cell>
          <table:table-cell office:value-type="float" office:value="2.77369341157053" calcext:value-type="float">
            <text:p>2.77369341157053</text:p>
          </table:table-cell>
          <table:table-cell office:value-type="float" office:value="2.68154400995859" calcext:value-type="float">
            <text:p>2.68154400995859</text:p>
          </table:table-cell>
          <table:table-cell office:value-type="float" office:value="2.70316493323979" calcext:value-type="float">
            <text:p>2.70316493323979</text:p>
          </table:table-cell>
          <table:table-cell office:value-type="float" office:value="2.63076261295969" calcext:value-type="float">
            <text:p>2.63076261295969</text:p>
          </table:table-cell>
          <table:table-cell office:value-type="float" office:value="2.59945789264892" calcext:value-type="float">
            <text:p>2.59945789264892</text:p>
          </table:table-cell>
          <table:table-cell office:value-type="float" office:value="2.46519122603064" calcext:value-type="float">
            <text:p>2.46519122603064</text:p>
          </table:table-cell>
          <table:table-cell office:value-type="float" office:value="2.46235457470676" calcext:value-type="float">
            <text:p>2.46235457470676</text:p>
          </table:table-cell>
          <table:table-cell office:value-type="float" office:value="2.48167331585112" calcext:value-type="float">
            <text:p>2.48167331585112</text:p>
          </table:table-cell>
          <table:table-cell office:value-type="float" office:value="2.35052684034638" calcext:value-type="float">
            <text:p>2.35052684034638</text:p>
          </table:table-cell>
          <table:table-cell office:value-type="float" office:value="2.3177215347466" calcext:value-type="float">
            <text:p>2.3177215347466</text:p>
          </table:table-cell>
          <table:table-cell office:value-type="float" office:value="2.28104450964629" calcext:value-type="float">
            <text:p>2.28104450964629</text:p>
          </table:table-cell>
          <table:table-cell office:value-type="float" office:value="2.26874484121266" calcext:value-type="float">
            <text:p>2.26874484121266</text:p>
          </table:table-cell>
          <table:table-cell office:value-type="float" office:value="2.24555954188649" calcext:value-type="float">
            <text:p>2.24555954188649</text:p>
          </table:table-cell>
          <table:table-cell office:value-type="float" office:value="2.12098922501844" calcext:value-type="float">
            <text:p>2.12098922501844</text:p>
          </table:table-cell>
          <table:table-cell office:value-type="float" office:value="2.23157252596123" calcext:value-type="float">
            <text:p>2.23157252596123</text:p>
          </table:table-cell>
          <table:table-cell office:value-type="float" office:value="2.13758363602283" calcext:value-type="float">
            <text:p>2.13758363602283</text:p>
          </table:table-cell>
          <table:table-cell office:value-type="float" office:value="2.15323439411049" calcext:value-type="float">
            <text:p>2.15323439411049</text:p>
          </table:table-cell>
          <table:table-cell office:value-type="float" office:value="2.16625210956195" calcext:value-type="float">
            <text:p>2.16625210956195</text:p>
          </table:table-cell>
          <table:table-cell office:value-type="float" office:value="2.04582601476183" calcext:value-type="float">
            <text:p>2.04582601476183</text:p>
          </table:table-cell>
          <table:table-cell office:value-type="float" office:value="2.18354665778672" calcext:value-type="float">
            <text:p>2.1835466577867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hingeembedding</text:p>
          </table:table-cell>
          <table:table-cell office:value-type="float" office:value="61.0447756574795" calcext:value-type="float">
            <text:p>61.0447756574795</text:p>
          </table:table-cell>
          <table:table-cell office:value-type="float" office:value="20.2192902768668" calcext:value-type="float">
            <text:p>20.2192902768668</text:p>
          </table:table-cell>
          <table:table-cell office:value-type="float" office:value="18.328623537401" calcext:value-type="float">
            <text:p>18.328623537401</text:p>
          </table:table-cell>
          <table:table-cell office:value-type="float" office:value="18.0837009786856" calcext:value-type="float">
            <text:p>18.0837009786856</text:p>
          </table:table-cell>
          <table:table-cell office:value-type="float" office:value="17.9680743794148" calcext:value-type="float">
            <text:p>17.9680743794148</text:p>
          </table:table-cell>
          <table:table-cell office:value-type="float" office:value="17.8994863315601" calcext:value-type="float">
            <text:p>17.8994863315601</text:p>
          </table:table-cell>
          <table:table-cell office:value-type="float" office:value="17.8560867220143" calcext:value-type="float">
            <text:p>17.8560867220143</text:p>
          </table:table-cell>
          <table:table-cell office:value-type="float" office:value="17.8272225722702" calcext:value-type="float">
            <text:p>17.8272225722702</text:p>
          </table:table-cell>
          <table:table-cell office:value-type="float" office:value="17.807233838594" calcext:value-type="float">
            <text:p>17.807233838594</text:p>
          </table:table-cell>
          <table:table-cell office:value-type="float" office:value="17.792913574156" calcext:value-type="float">
            <text:p>17.792913574156</text:p>
          </table:table-cell>
          <table:table-cell office:value-type="float" office:value="17.7823493075899" calcext:value-type="float">
            <text:p>17.7823493075899</text:p>
          </table:table-cell>
          <table:table-cell office:value-type="float" office:value="17.7743523339756" calcext:value-type="float">
            <text:p>17.7743523339756</text:p>
          </table:table-cell>
          <table:table-cell office:value-type="float" office:value="17.7681573875083" calcext:value-type="float">
            <text:p>17.7681573875083</text:p>
          </table:table-cell>
          <table:table-cell office:value-type="float" office:value="17.7632572713332" calcext:value-type="float">
            <text:p>17.7632572713332</text:p>
          </table:table-cell>
          <table:table-cell office:value-type="float" office:value="17.759306813082" calcext:value-type="float">
            <text:p>17.759306813082</text:p>
          </table:table-cell>
          <table:table-cell office:value-type="float" office:value="17.7560659930848" calcext:value-type="float">
            <text:p>17.7560659930848</text:p>
          </table:table-cell>
          <table:table-cell office:value-type="float" office:value="17.7533642401931" calcext:value-type="float">
            <text:p>17.7533642401931</text:p>
          </table:table-cell>
          <table:table-cell office:value-type="float" office:value="17.7510786796686" calcext:value-type="float">
            <text:p>17.7510786796686</text:p>
          </table:table-cell>
          <table:table-cell office:value-type="float" office:value="17.7491191567208" calcext:value-type="float">
            <text:p>17.7491191567208</text:p>
          </table:table-cell>
          <table:table-cell office:value-type="float" office:value="17.7474181687348" calcext:value-type="float">
            <text:p>17.7474181687348</text:p>
          </table:table-cell>
          <table:table-cell office:value-type="float" office:value="17.7459254134013" calcext:value-type="float">
            <text:p>17.7459254134013</text:p>
          </table:table-cell>
          <table:table-cell office:value-type="float" office:value="17.74460213121" calcext:value-type="float">
            <text:p>17.74460213121</text:p>
          </table:table-cell>
          <table:table-cell office:value-type="float" office:value="17.7434184102701" calcext:value-type="float">
            <text:p>17.7434184102701</text:p>
          </table:table-cell>
          <table:table-cell office:value-type="float" office:value="17.7423509202046" calcext:value-type="float">
            <text:p>17.7423509202046</text:p>
          </table:table-cell>
          <table:table-cell office:value-type="float" office:value="17.741381625372" calcext:value-type="float">
            <text:p>17.741381625372</text:p>
          </table:table-cell>
          <table:table-cell office:value-type="float" office:value="17.7404956721457" calcext:value-type="float">
            <text:p>17.7404956721457</text:p>
          </table:table-cell>
          <table:table-cell office:value-type="float" office:value="17.7396815130495" calcext:value-type="float">
            <text:p>17.7396815130495</text:p>
          </table:table-cell>
          <table:table-cell office:value-type="float" office:value="17.7389295926163" calcext:value-type="float">
            <text:p>17.7389295926163</text:p>
          </table:table-cell>
          <table:table-cell office:value-type="float" office:value="17.7382322054261" calcext:value-type="float">
            <text:p>17.7382322054261</text:p>
          </table:table-cell>
          <table:table-cell office:value-type="float" office:value="17.7375828411993" calcext:value-type="float">
            <text:p>17.7375828411993</text:p>
          </table:table-cell>
          <table:table-cell office:value-type="float" office:value="17.7369763630316" calcext:value-type="float">
            <text:p>17.7369763630316</text:p>
          </table:table-cell>
          <table:table-cell office:value-type="float" office:value="17.736408187874" calcext:value-type="float">
            <text:p>17.736408187874</text:p>
          </table:table-cell>
          <table:table-cell office:value-type="float" office:value="17.7358745651724" calcext:value-type="float">
            <text:p>17.7358745651724</text:p>
          </table:table-cell>
          <table:table-cell office:value-type="float" office:value="17.7353722284981" calcext:value-type="float">
            <text:p>17.7353722284981</text:p>
          </table:table-cell>
          <table:table-cell office:value-type="float" office:value="17.7348983445556" calcext:value-type="float">
            <text:p>17.7348983445556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bcewithlogits</text:p>
          </table:table-cell>
          <table:table-cell office:value-type="float" office:value="54.7996535785102" calcext:value-type="float">
            <text:p>54.7996535785102</text:p>
          </table:table-cell>
          <table:table-cell office:value-type="float" office:value="21.3185258950988" calcext:value-type="float">
            <text:p>21.3185258950988</text:p>
          </table:table-cell>
          <table:table-cell office:value-type="float" office:value="15.7381126853267" calcext:value-type="float">
            <text:p>15.7381126853267</text:p>
          </table:table-cell>
          <table:table-cell office:value-type="float" office:value="14.1354028634211" calcext:value-type="float">
            <text:p>14.1354028634211</text:p>
          </table:table-cell>
          <table:table-cell office:value-type="float" office:value="13.4746090792591" calcext:value-type="float">
            <text:p>13.4746090792591</text:p>
          </table:table-cell>
          <table:table-cell office:value-type="float" office:value="13.1541569431993" calcext:value-type="float">
            <text:p>13.1541569431993</text:p>
          </table:table-cell>
          <table:table-cell office:value-type="float" office:value="12.9794029528458" calcext:value-type="float">
            <text:p>12.9794029528458</text:p>
          </table:table-cell>
          <table:table-cell office:value-type="float" office:value="12.874153744907" calcext:value-type="float">
            <text:p>12.874153744907</text:p>
          </table:table-cell>
          <table:table-cell office:value-type="float" office:value="12.8055381329496" calcext:value-type="float">
            <text:p>12.8055381329496</text:p>
          </table:table-cell>
          <table:table-cell office:value-type="float" office:value="12.7578765119738" calcext:value-type="float">
            <text:p>12.7578765119738</text:p>
          </table:table-cell>
          <table:table-cell office:value-type="float" office:value="12.7229797878808" calcext:value-type="float">
            <text:p>12.7229797878808</text:p>
          </table:table-cell>
          <table:table-cell office:value-type="float" office:value="12.696243039108" calcext:value-type="float">
            <text:p>12.696243039108</text:p>
          </table:table-cell>
          <table:table-cell office:value-type="float" office:value="12.6749199588865" calcext:value-type="float">
            <text:p>12.6749199588865</text:p>
          </table:table-cell>
          <table:table-cell office:value-type="float" office:value="12.6572957636061" calcext:value-type="float">
            <text:p>12.6572957636061</text:p>
          </table:table-cell>
          <table:table-cell office:value-type="float" office:value="12.6422611170419" calcext:value-type="float">
            <text:p>12.6422611170419</text:p>
          </table:table-cell>
          <table:table-cell office:value-type="float" office:value="12.6290786588644" calcext:value-type="float">
            <text:p>12.6290786588644</text:p>
          </table:table-cell>
          <table:table-cell office:value-type="float" office:value="12.6172485512165" calcext:value-type="float">
            <text:p>12.6172485512165</text:p>
          </table:table-cell>
          <table:table-cell office:value-type="float" office:value="12.6064263311273" calcext:value-type="float">
            <text:p>12.6064263311273</text:p>
          </table:table-cell>
          <table:table-cell office:value-type="float" office:value="12.5963728526813" calcext:value-type="float">
            <text:p>12.5963728526813</text:p>
          </table:table-cell>
          <table:table-cell office:value-type="float" office:value="12.5869187266967" calcext:value-type="float">
            <text:p>12.5869187266967</text:p>
          </table:table-cell>
          <table:table-cell office:value-type="float" office:value="12.5779425490635" calcext:value-type="float">
            <text:p>12.5779425490635</text:p>
          </table:table-cell>
          <table:table-cell office:value-type="float" office:value="12.5693554587013" calcext:value-type="float">
            <text:p>12.5693554587013</text:p>
          </table:table-cell>
          <table:table-cell office:value-type="float" office:value="12.5610903884401" calcext:value-type="float">
            <text:p>12.5610903884401</text:p>
          </table:table-cell>
          <table:table-cell office:value-type="float" office:value="12.5530952002086" calcext:value-type="float">
            <text:p>12.5530952002086</text:p>
          </table:table-cell>
          <table:table-cell office:value-type="float" office:value="12.5453281548296" calcext:value-type="float">
            <text:p>12.5453281548296</text:p>
          </table:table-cell>
          <table:table-cell office:value-type="float" office:value="12.5377545537216" calcext:value-type="float">
            <text:p>12.5377545537216</text:p>
          </table:table-cell>
          <table:table-cell office:value-type="float" office:value="12.5303450531468" calcext:value-type="float">
            <text:p>12.5303450531468</text:p>
          </table:table-cell>
          <table:table-cell office:value-type="float" office:value="12.5230740609995" calcext:value-type="float">
            <text:p>12.5230740609995</text:p>
          </table:table-cell>
          <table:table-cell office:value-type="float" office:value="12.5159184919123" calcext:value-type="float">
            <text:p>12.5159184919123</text:p>
          </table:table-cell>
          <table:table-cell office:value-type="float" office:value="12.5088575839124" calcext:value-type="float">
            <text:p>12.5088575839124</text:p>
          </table:table-cell>
          <table:table-cell office:value-type="float" office:value="12.5018722164332" calcext:value-type="float">
            <text:p>12.5018722164332</text:p>
          </table:table-cell>
          <table:table-cell office:value-type="float" office:value="12.4949442167092" calcext:value-type="float">
            <text:p>12.4949442167092</text:p>
          </table:table-cell>
          <table:table-cell office:value-type="float" office:value="12.4880565101668" calcext:value-type="float">
            <text:p>12.4880565101668</text:p>
          </table:table-cell>
          <table:table-cell office:value-type="float" office:value="12.4811927582285" calcext:value-type="float">
            <text:p>12.4811927582285</text:p>
          </table:table-cell>
          <table:table-cell office:value-type="float" office:value="12.474337658013" calcext:value-type="float">
            <text:p>12.474337658013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softmargin</text:p>
          </table:table-cell>
          <table:table-cell table:number-columns-repeated="35" office:value-type="float" office:value="13.4921103715897" calcext:value-type="float">
            <text:p>13.4921103715897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crossentropy</text:p>
          </table:table-cell>
          <table:table-cell office:value-type="float" office:value="40.0540644678886" calcext:value-type="float">
            <text:p>40.0540644678886</text:p>
          </table:table-cell>
          <table:table-cell office:value-type="float" office:value="30.7026033576553" calcext:value-type="float">
            <text:p>30.7026033576553</text:p>
          </table:table-cell>
          <table:table-cell office:value-type="float" office:value="24.917672338051" calcext:value-type="float">
            <text:p>24.917672338051</text:p>
          </table:table-cell>
          <table:table-cell office:value-type="float" office:value="20.5453908692339" calcext:value-type="float">
            <text:p>20.5453908692339</text:p>
          </table:table-cell>
          <table:table-cell office:value-type="float" office:value="16.950455985415" calcext:value-type="float">
            <text:p>16.950455985415</text:p>
          </table:table-cell>
          <table:table-cell office:value-type="float" office:value="13.9129411650958" calcext:value-type="float">
            <text:p>13.9129411650958</text:p>
          </table:table-cell>
          <table:table-cell office:value-type="float" office:value="11.3429862904758" calcext:value-type="float">
            <text:p>11.3429862904758</text:p>
          </table:table-cell>
          <table:table-cell office:value-type="float" office:value="9.23458277476686" calcext:value-type="float">
            <text:p>9.23458277476686</text:p>
          </table:table-cell>
          <table:table-cell office:value-type="float" office:value="7.52102399470762" calcext:value-type="float">
            <text:p>7.52102399470762</text:p>
          </table:table-cell>
          <table:table-cell office:value-type="float" office:value="6.13425857429722" calcext:value-type="float">
            <text:p>6.13425857429722</text:p>
          </table:table-cell>
          <table:table-cell office:value-type="float" office:value="5.03411506654313" calcext:value-type="float">
            <text:p>5.03411506654313</text:p>
          </table:table-cell>
          <table:table-cell office:value-type="float" office:value="4.19907089589963" calcext:value-type="float">
            <text:p>4.19907089589963</text:p>
          </table:table-cell>
          <table:table-cell office:value-type="float" office:value="3.53859328222806" calcext:value-type="float">
            <text:p>3.53859328222806</text:p>
          </table:table-cell>
          <table:table-cell office:value-type="float" office:value="3.0266104140155" calcext:value-type="float">
            <text:p>3.0266104140155</text:p>
          </table:table-cell>
          <table:table-cell office:value-type="float" office:value="2.62570907000113" calcext:value-type="float">
            <text:p>2.62570907000113</text:p>
          </table:table-cell>
          <table:table-cell office:value-type="float" office:value="2.30450269958797" calcext:value-type="float">
            <text:p>2.30450269958797</text:p>
          </table:table-cell>
          <table:table-cell office:value-type="float" office:value="2.05056139376828" calcext:value-type="float">
            <text:p>2.05056139376828</text:p>
          </table:table-cell>
          <table:table-cell office:value-type="float" office:value="1.84158315295689" calcext:value-type="float">
            <text:p>1.84158315295689</text:p>
          </table:table-cell>
          <table:table-cell office:value-type="float" office:value="1.67108550954809" calcext:value-type="float">
            <text:p>1.67108550954809</text:p>
          </table:table-cell>
          <table:table-cell office:value-type="float" office:value="1.53165083059217" calcext:value-type="float">
            <text:p>1.53165083059217</text:p>
          </table:table-cell>
          <table:table-cell office:value-type="float" office:value="1.41264378857659" calcext:value-type="float">
            <text:p>1.41264378857659</text:p>
          </table:table-cell>
          <table:table-cell office:value-type="float" office:value="1.31489261009146" calcext:value-type="float">
            <text:p>1.31489261009146</text:p>
          </table:table-cell>
          <table:table-cell office:value-type="float" office:value="1.22931898022352" calcext:value-type="float">
            <text:p>1.22931898022352</text:p>
          </table:table-cell>
          <table:table-cell office:value-type="float" office:value="1.15796402230552" calcext:value-type="float">
            <text:p>1.15796402230552</text:p>
          </table:table-cell>
          <table:table-cell office:value-type="float" office:value="1.0938085119783" calcext:value-type="float">
            <text:p>1.0938085119783</text:p>
          </table:table-cell>
          <table:table-cell office:value-type="float" office:value="1.03982863302864" calcext:value-type="float">
            <text:p>1.03982863302864</text:p>
          </table:table-cell>
          <table:table-cell office:value-type="float" office:value="0.9907868433978" calcext:value-type="float">
            <text:p>0.9907868433978</text:p>
          </table:table-cell>
          <table:table-cell office:value-type="float" office:value="0.9479326656528" calcext:value-type="float">
            <text:p>0.9479326656528</text:p>
          </table:table-cell>
          <table:table-cell office:value-type="float" office:value="0.910154907007996" calcext:value-type="float">
            <text:p>0.910154907007996</text:p>
          </table:table-cell>
          <table:table-cell office:value-type="float" office:value="0.875465814960184" calcext:value-type="float">
            <text:p>0.875465814960184</text:p>
          </table:table-cell>
          <table:table-cell office:value-type="float" office:value="0.844698267942697" calcext:value-type="float">
            <text:p>0.844698267942697</text:p>
          </table:table-cell>
          <table:table-cell office:value-type="float" office:value="0.816944252062653" calcext:value-type="float">
            <text:p>0.816944252062653</text:p>
          </table:table-cell>
          <table:table-cell office:value-type="float" office:value="0.791668489900088" calcext:value-type="float">
            <text:p>0.791668489900088</text:p>
          </table:table-cell>
          <table:table-cell office:value-type="float" office:value="0.76852519833759" calcext:value-type="float">
            <text:p>0.76852519833759</text:p>
          </table:table-cell>
          <table:table-cell office:value-type="float" office:value="0.747731697679621" calcext:value-type="float">
            <text:p>0.747731697679621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smoothl1</text:p>
          </table:table-cell>
          <table:table-cell office:value-type="float" office:value="49.8988976985093" calcext:value-type="float">
            <text:p>49.8988976985093</text:p>
          </table:table-cell>
          <table:table-cell office:value-type="float" office:value="8.72773924121305" calcext:value-type="float">
            <text:p>8.72773924121305</text:p>
          </table:table-cell>
          <table:table-cell office:value-type="float" office:value="3.80443525078424" calcext:value-type="float">
            <text:p>3.80443525078424</text:p>
          </table:table-cell>
          <table:table-cell office:value-type="float" office:value="2.48345865879074" calcext:value-type="float">
            <text:p>2.48345865879074</text:p>
          </table:table-cell>
          <table:table-cell office:value-type="float" office:value="1.84965618613256" calcext:value-type="float">
            <text:p>1.84965618613256</text:p>
          </table:table-cell>
          <table:table-cell office:value-type="float" office:value="1.55700650397629" calcext:value-type="float">
            <text:p>1.55700650397629</text:p>
          </table:table-cell>
          <table:table-cell office:value-type="float" office:value="1.40076807150442" calcext:value-type="float">
            <text:p>1.40076807150442</text:p>
          </table:table-cell>
          <table:table-cell office:value-type="float" office:value="1.3042722688185" calcext:value-type="float">
            <text:p>1.3042722688185</text:p>
          </table:table-cell>
          <table:table-cell office:value-type="float" office:value="1.23393665982237" calcext:value-type="float">
            <text:p>1.23393665982237</text:p>
          </table:table-cell>
          <table:table-cell office:value-type="float" office:value="1.17601880297086" calcext:value-type="float">
            <text:p>1.17601880297086</text:p>
          </table:table-cell>
          <table:table-cell office:value-type="float" office:value="1.12565575573893" calcext:value-type="float">
            <text:p>1.12565575573893</text:p>
          </table:table-cell>
          <table:table-cell office:value-type="float" office:value="1.08071389568167" calcext:value-type="float">
            <text:p>1.08071389568167</text:p>
          </table:table-cell>
          <table:table-cell office:value-type="float" office:value="1.040002114918" calcext:value-type="float">
            <text:p>1.040002114918</text:p>
          </table:table-cell>
          <table:table-cell office:value-type="float" office:value="1.00274373439352" calcext:value-type="float">
            <text:p>1.00274373439352</text:p>
          </table:table-cell>
          <table:table-cell office:value-type="float" office:value="0.968380220712422" calcext:value-type="float">
            <text:p>0.968380220712422</text:p>
          </table:table-cell>
          <table:table-cell office:value-type="float" office:value="0.936490175233946" calcext:value-type="float">
            <text:p>0.936490175233946</text:p>
          </table:table-cell>
          <table:table-cell office:value-type="float" office:value="0.906786117329059" calcext:value-type="float">
            <text:p>0.906786117329059</text:p>
          </table:table-cell>
          <table:table-cell office:value-type="float" office:value="0.879019018150298" calcext:value-type="float">
            <text:p>0.879019018150298</text:p>
          </table:table-cell>
          <table:table-cell office:value-type="float" office:value="0.852954596803206" calcext:value-type="float">
            <text:p>0.852954596803206</text:p>
          </table:table-cell>
          <table:table-cell office:value-type="float" office:value="0.828391780881132" calcext:value-type="float">
            <text:p>0.828391780881132</text:p>
          </table:table-cell>
          <table:table-cell office:value-type="float" office:value="0.805159134885994" calcext:value-type="float">
            <text:p>0.805159134885994</text:p>
          </table:table-cell>
          <table:table-cell office:value-type="float" office:value="0.783105943134302" calcext:value-type="float">
            <text:p>0.783105943134302</text:p>
          </table:table-cell>
          <table:table-cell office:value-type="float" office:value="0.762114888239845" calcext:value-type="float">
            <text:p>0.762114888239845</text:p>
          </table:table-cell>
          <table:table-cell office:value-type="float" office:value="0.742072082513434" calcext:value-type="float">
            <text:p>0.742072082513434</text:p>
          </table:table-cell>
          <table:table-cell office:value-type="float" office:value="0.722878541062252" calcext:value-type="float">
            <text:p>0.722878541062252</text:p>
          </table:table-cell>
          <table:table-cell office:value-type="float" office:value="0.704455616055021" calcext:value-type="float">
            <text:p>0.704455616055021</text:p>
          </table:table-cell>
          <table:table-cell office:value-type="float" office:value="0.686767934875677" calcext:value-type="float">
            <text:p>0.686767934875677</text:p>
          </table:table-cell>
          <table:table-cell office:value-type="float" office:value="0.669770202280149" calcext:value-type="float">
            <text:p>0.669770202280149</text:p>
          </table:table-cell>
          <table:table-cell office:value-type="float" office:value="0.653413488769925" calcext:value-type="float">
            <text:p>0.653413488769925</text:p>
          </table:table-cell>
          <table:table-cell office:value-type="float" office:value="0.637653228214254" calcext:value-type="float">
            <text:p>0.637653228214254</text:p>
          </table:table-cell>
          <table:table-cell office:value-type="float" office:value="0.622451169347254" calcext:value-type="float">
            <text:p>0.622451169347254</text:p>
          </table:table-cell>
          <table:table-cell office:value-type="float" office:value="0.607773335680147" calcext:value-type="float">
            <text:p>0.607773335680147</text:p>
          </table:table-cell>
          <table:table-cell office:value-type="float" office:value="0.593590712095304" calcext:value-type="float">
            <text:p>0.593590712095304</text:p>
          </table:table-cell>
          <table:table-cell office:value-type="float" office:value="0.579876821283446" calcext:value-type="float">
            <text:p>0.579876821283446</text:p>
          </table:table-cell>
          <table:table-cell office:value-type="float" office:value="0.566606524463956" calcext:value-type="float">
            <text:p>0.566606524463956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huber</text:p>
          </table:table-cell>
          <table:table-cell office:value-type="float" office:value="50.1550927258614" calcext:value-type="float">
            <text:p>50.1550927258614</text:p>
          </table:table-cell>
          <table:table-cell office:value-type="float" office:value="10.7599430057171" calcext:value-type="float">
            <text:p>10.7599430057171</text:p>
          </table:table-cell>
          <table:table-cell office:value-type="float" office:value="3.13609735454294" calcext:value-type="float">
            <text:p>3.13609735454294</text:p>
          </table:table-cell>
          <table:table-cell office:value-type="float" office:value="1.61623829363183" calcext:value-type="float">
            <text:p>1.61623829363183</text:p>
          </table:table-cell>
          <table:table-cell office:value-type="float" office:value="1.3295008291849" calcext:value-type="float">
            <text:p>1.3295008291849</text:p>
          </table:table-cell>
          <table:table-cell office:value-type="float" office:value="1.24125885200739" calcext:value-type="float">
            <text:p>1.24125885200739</text:p>
          </table:table-cell>
          <table:table-cell office:value-type="float" office:value="1.19855510600893" calcext:value-type="float">
            <text:p>1.19855510600893</text:p>
          </table:table-cell>
          <table:table-cell office:value-type="float" office:value="1.17174925512631" calcext:value-type="float">
            <text:p>1.17174925512631</text:p>
          </table:table-cell>
          <table:table-cell office:value-type="float" office:value="1.14712035244997" calcext:value-type="float">
            <text:p>1.14712035244997</text:p>
          </table:table-cell>
          <table:table-cell office:value-type="float" office:value="1.15603142188846" calcext:value-type="float">
            <text:p>1.15603142188846</text:p>
          </table:table-cell>
          <table:table-cell office:value-type="float" office:value="1.12413893533353" calcext:value-type="float">
            <text:p>1.12413893533353</text:p>
          </table:table-cell>
          <table:table-cell office:value-type="float" office:value="1.12001576928799" calcext:value-type="float">
            <text:p>1.12001576928799</text:p>
          </table:table-cell>
          <table:table-cell office:value-type="float" office:value="1.11699529450338" calcext:value-type="float">
            <text:p>1.11699529450338</text:p>
          </table:table-cell>
          <table:table-cell office:value-type="float" office:value="1.12861359196453" calcext:value-type="float">
            <text:p>1.12861359196453</text:p>
          </table:table-cell>
          <table:table-cell office:value-type="float" office:value="1.11193180047378" calcext:value-type="float">
            <text:p>1.11193180047378</text:p>
          </table:table-cell>
          <table:table-cell office:value-type="float" office:value="1.12906959306817" calcext:value-type="float">
            <text:p>1.12906959306817</text:p>
          </table:table-cell>
          <table:table-cell office:value-type="float" office:value="1.11200617476381" calcext:value-type="float">
            <text:p>1.11200617476381</text:p>
          </table:table-cell>
          <table:table-cell office:value-type="float" office:value="1.10993451217502" calcext:value-type="float">
            <text:p>1.10993451217502</text:p>
          </table:table-cell>
          <table:table-cell office:value-type="float" office:value="1.10324829894999" calcext:value-type="float">
            <text:p>1.10324829894999</text:p>
          </table:table-cell>
          <table:table-cell office:value-type="float" office:value="1.10897481031379" calcext:value-type="float">
            <text:p>1.10897481031379</text:p>
          </table:table-cell>
          <table:table-cell office:value-type="float" office:value="1.09306953306865" calcext:value-type="float">
            <text:p>1.09306953306865</text:p>
          </table:table-cell>
          <table:table-cell office:value-type="float" office:value="1.10188665761577" calcext:value-type="float">
            <text:p>1.10188665761577</text:p>
          </table:table-cell>
          <table:table-cell office:value-type="float" office:value="1.09748570952104" calcext:value-type="float">
            <text:p>1.09748570952104</text:p>
          </table:table-cell>
          <table:table-cell office:value-type="float" office:value="1.10198039224078" calcext:value-type="float">
            <text:p>1.10198039224078</text:p>
          </table:table-cell>
          <table:table-cell office:value-type="float" office:value="1.09751572767508" calcext:value-type="float">
            <text:p>1.09751572767508</text:p>
          </table:table-cell>
          <table:table-cell office:value-type="float" office:value="1.09531457551883" calcext:value-type="float">
            <text:p>1.09531457551883</text:p>
          </table:table-cell>
          <table:table-cell office:value-type="float" office:value="1.10745535906935" calcext:value-type="float">
            <text:p>1.10745535906935</text:p>
          </table:table-cell>
          <table:table-cell office:value-type="float" office:value="1.09600268392313" calcext:value-type="float">
            <text:p>1.09600268392313</text:p>
          </table:table-cell>
          <table:table-cell office:value-type="float" office:value="1.09511949598665" calcext:value-type="float">
            <text:p>1.09511949598665</text:p>
          </table:table-cell>
          <table:table-cell office:value-type="float" office:value="1.09738008761323" calcext:value-type="float">
            <text:p>1.09738008761323</text:p>
          </table:table-cell>
          <table:table-cell office:value-type="float" office:value="1.11009781504534" calcext:value-type="float">
            <text:p>1.11009781504534</text:p>
          </table:table-cell>
          <table:table-cell office:value-type="float" office:value="1.08835977923709" calcext:value-type="float">
            <text:p>1.08835977923709</text:p>
          </table:table-cell>
          <table:table-cell office:value-type="float" office:value="1.08865529359417" calcext:value-type="float">
            <text:p>1.08865529359417</text:p>
          </table:table-cell>
          <table:table-cell office:value-type="float" office:value="1.09061108441568" calcext:value-type="float">
            <text:p>1.09061108441568</text:p>
          </table:table-cell>
          <table:table-cell office:value-type="float" office:value="1.08829586021508" calcext:value-type="float">
            <text:p>1.08829586021508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bcewithlogits</text:p>
          </table:table-cell>
          <table:table-cell table:number-columns-repeated="35" office:value-type="float" office:value="24.777704000473" calcext:value-type="float">
            <text:p>24.77770400047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smoothl1</text:p>
          </table:table-cell>
          <table:table-cell office:value-type="float" office:value="51.0449094514687" calcext:value-type="float">
            <text:p>51.0449094514687</text:p>
          </table:table-cell>
          <table:table-cell office:value-type="float" office:value="7.78507585614187" calcext:value-type="float">
            <text:p>7.78507585614187</text:p>
          </table:table-cell>
          <table:table-cell office:value-type="float" office:value="2.9705565735068" calcext:value-type="float">
            <text:p>2.9705565735068</text:p>
          </table:table-cell>
          <table:table-cell office:value-type="float" office:value="1.76580422867147" calcext:value-type="float">
            <text:p>1.76580422867147</text:p>
          </table:table-cell>
          <table:table-cell office:value-type="float" office:value="1.442834988082" calcext:value-type="float">
            <text:p>1.442834988082</text:p>
          </table:table-cell>
          <table:table-cell office:value-type="float" office:value="1.27635383011616" calcext:value-type="float">
            <text:p>1.27635383011616</text:p>
          </table:table-cell>
          <table:table-cell office:value-type="float" office:value="1.15645724199044" calcext:value-type="float">
            <text:p>1.15645724199044</text:p>
          </table:table-cell>
          <table:table-cell office:value-type="float" office:value="1.06511301283014" calcext:value-type="float">
            <text:p>1.06511301283014</text:p>
          </table:table-cell>
          <table:table-cell office:value-type="float" office:value="0.993049178895691" calcext:value-type="float">
            <text:p>0.993049178895691</text:p>
          </table:table-cell>
          <table:table-cell office:value-type="float" office:value="0.933959364413112" calcext:value-type="float">
            <text:p>0.933959364413112</text:p>
          </table:table-cell>
          <table:table-cell office:value-type="float" office:value="0.883946172743175" calcext:value-type="float">
            <text:p>0.883946172743175</text:p>
          </table:table-cell>
          <table:table-cell office:value-type="float" office:value="0.840519202737935" calcext:value-type="float">
            <text:p>0.840519202737935</text:p>
          </table:table-cell>
          <table:table-cell office:value-type="float" office:value="0.80203159626367" calcext:value-type="float">
            <text:p>0.80203159626367</text:p>
          </table:table-cell>
          <table:table-cell office:value-type="float" office:value="0.767330626198173" calcext:value-type="float">
            <text:p>0.767330626198173</text:p>
          </table:table-cell>
          <table:table-cell office:value-type="float" office:value="0.735659549540551" calcext:value-type="float">
            <text:p>0.735659549540551</text:p>
          </table:table-cell>
          <table:table-cell office:value-type="float" office:value="0.706467468806409" calcext:value-type="float">
            <text:p>0.706467468806409</text:p>
          </table:table-cell>
          <table:table-cell office:value-type="float" office:value="0.679333977567515" calcext:value-type="float">
            <text:p>0.679333977567515</text:p>
          </table:table-cell>
          <table:table-cell office:value-type="float" office:value="0.653939116006346" calcext:value-type="float">
            <text:p>0.653939116006346</text:p>
          </table:table-cell>
          <table:table-cell office:value-type="float" office:value="0.630042583617214" calcext:value-type="float">
            <text:p>0.630042583617214</text:p>
          </table:table-cell>
          <table:table-cell office:value-type="float" office:value="0.607474259797667" calcext:value-type="float">
            <text:p>0.607474259797667</text:p>
          </table:table-cell>
          <table:table-cell office:value-type="float" office:value="0.58609053326032" calcext:value-type="float">
            <text:p>0.58609053326032</text:p>
          </table:table-cell>
          <table:table-cell office:value-type="float" office:value="0.565772837975717" calcext:value-type="float">
            <text:p>0.565772837975717</text:p>
          </table:table-cell>
          <table:table-cell office:value-type="float" office:value="0.546425468635821" calcext:value-type="float">
            <text:p>0.546425468635821</text:p>
          </table:table-cell>
          <table:table-cell office:value-type="float" office:value="0.527967305496715" calcext:value-type="float">
            <text:p>0.527967305496715</text:p>
          </table:table-cell>
          <table:table-cell office:value-type="float" office:value="0.510329789058978" calcext:value-type="float">
            <text:p>0.510329789058978</text:p>
          </table:table-cell>
          <table:table-cell office:value-type="float" office:value="0.493451430664254" calcext:value-type="float">
            <text:p>0.493451430664254</text:p>
          </table:table-cell>
          <table:table-cell office:value-type="float" office:value="0.47727895743423" calcext:value-type="float">
            <text:p>0.47727895743423</text:p>
          </table:table-cell>
          <table:table-cell office:value-type="float" office:value="0.461789196037814" calcext:value-type="float">
            <text:p>0.461789196037814</text:p>
          </table:table-cell>
          <table:table-cell office:value-type="float" office:value="0.446952959710697" calcext:value-type="float">
            <text:p>0.446952959710697</text:p>
          </table:table-cell>
          <table:table-cell office:value-type="float" office:value="0.432735733162722" calcext:value-type="float">
            <text:p>0.432735733162722</text:p>
          </table:table-cell>
          <table:table-cell office:value-type="float" office:value="0.41911603902515" calcext:value-type="float">
            <text:p>0.41911603902515</text:p>
          </table:table-cell>
          <table:table-cell office:value-type="float" office:value="0.406066715940054" calcext:value-type="float">
            <text:p>0.406066715940054</text:p>
          </table:table-cell>
          <table:table-cell office:value-type="float" office:value="0.393558777383471" calcext:value-type="float">
            <text:p>0.393558777383471</text:p>
          </table:table-cell>
          <table:table-cell office:value-type="float" office:value="0.38156430425214" calcext:value-type="float">
            <text:p>0.38156430425214</text:p>
          </table:table-cell>
          <table:table-cell office:value-type="float" office:value="0.370056211898759" calcext:value-type="float">
            <text:p>0.370056211898759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moothl1</text:p>
          </table:table-cell>
          <table:table-cell office:value-type="float" office:value="68.9062014534098" calcext:value-type="float">
            <text:p>68.9062014534098</text:p>
          </table:table-cell>
          <table:table-cell office:value-type="float" office:value="13.7964304445848" calcext:value-type="float">
            <text:p>13.7964304445848</text:p>
          </table:table-cell>
          <table:table-cell office:value-type="float" office:value="5.67045606203531" calcext:value-type="float">
            <text:p>5.67045606203531</text:p>
          </table:table-cell>
          <table:table-cell office:value-type="float" office:value="2.61142810363562" calcext:value-type="float">
            <text:p>2.61142810363562</text:p>
          </table:table-cell>
          <table:table-cell office:value-type="float" office:value="1.7656110174971" calcext:value-type="float">
            <text:p>1.7656110174971</text:p>
          </table:table-cell>
          <table:table-cell office:value-type="float" office:value="1.4710205322824" calcext:value-type="float">
            <text:p>1.4710205322824</text:p>
          </table:table-cell>
          <table:table-cell office:value-type="float" office:value="1.2530740353449" calcext:value-type="float">
            <text:p>1.2530740353449</text:p>
          </table:table-cell>
          <table:table-cell office:value-type="float" office:value="1.08985303959202" calcext:value-type="float">
            <text:p>1.08985303959202</text:p>
          </table:table-cell>
          <table:table-cell office:value-type="float" office:value="0.960098370956002" calcext:value-type="float">
            <text:p>0.960098370956002</text:p>
          </table:table-cell>
          <table:table-cell office:value-type="float" office:value="0.85126557264579" calcext:value-type="float">
            <text:p>0.85126557264579</text:p>
          </table:table-cell>
          <table:table-cell office:value-type="float" office:value="0.755472382087355" calcext:value-type="float">
            <text:p>0.755472382087355</text:p>
          </table:table-cell>
          <table:table-cell office:value-type="float" office:value="0.672487693708292" calcext:value-type="float">
            <text:p>0.672487693708292</text:p>
          </table:table-cell>
          <table:table-cell office:value-type="float" office:value="0.602188038915572" calcext:value-type="float">
            <text:p>0.602188038915572</text:p>
          </table:table-cell>
          <table:table-cell office:value-type="float" office:value="0.54153004984312" calcext:value-type="float">
            <text:p>0.54153004984312</text:p>
          </table:table-cell>
          <table:table-cell office:value-type="float" office:value="0.488932578662096" calcext:value-type="float">
            <text:p>0.488932578662096</text:p>
          </table:table-cell>
          <table:table-cell office:value-type="float" office:value="0.44295761736232" calcext:value-type="float">
            <text:p>0.44295761736232</text:p>
          </table:table-cell>
          <table:table-cell office:value-type="float" office:value="0.402453448432189" calcext:value-type="float">
            <text:p>0.402453448432189</text:p>
          </table:table-cell>
          <table:table-cell office:value-type="float" office:value="0.366505542126761" calcext:value-type="float">
            <text:p>0.366505542126761</text:p>
          </table:table-cell>
          <table:table-cell office:value-type="float" office:value="0.334472115783805" calcext:value-type="float">
            <text:p>0.334472115783805</text:p>
          </table:table-cell>
          <table:table-cell office:value-type="float" office:value="0.305877054896269" calcext:value-type="float">
            <text:p>0.305877054896269</text:p>
          </table:table-cell>
          <table:table-cell office:value-type="float" office:value="0.280238155890367" calcext:value-type="float">
            <text:p>0.280238155890367</text:p>
          </table:table-cell>
          <table:table-cell office:value-type="float" office:value="0.257202257753292" calcext:value-type="float">
            <text:p>0.257202257753292</text:p>
          </table:table-cell>
          <table:table-cell office:value-type="float" office:value="0.236457713243466" calcext:value-type="float">
            <text:p>0.236457713243466</text:p>
          </table:table-cell>
          <table:table-cell office:value-type="float" office:value="0.217718520141055" calcext:value-type="float">
            <text:p>0.217718520141055</text:p>
          </table:table-cell>
          <table:table-cell office:value-type="float" office:value="0.200745498064459" calcext:value-type="float">
            <text:p>0.200745498064459</text:p>
          </table:table-cell>
          <table:table-cell office:value-type="float" office:value="0.185332604239752" calcext:value-type="float">
            <text:p>0.185332604239752</text:p>
          </table:table-cell>
          <table:table-cell office:value-type="float" office:value="0.17130750992673" calcext:value-type="float">
            <text:p>0.17130750992673</text:p>
          </table:table-cell>
          <table:table-cell office:value-type="float" office:value="0.15853488751014" calcext:value-type="float">
            <text:p>0.15853488751014</text:p>
          </table:table-cell>
          <table:table-cell office:value-type="float" office:value="0.146900063912242" calcext:value-type="float">
            <text:p>0.146900063912242</text:p>
          </table:table-cell>
          <table:table-cell office:value-type="float" office:value="0.1362839532094" calcext:value-type="float">
            <text:p>0.1362839532094</text:p>
          </table:table-cell>
          <table:table-cell office:value-type="float" office:value="0.126581256910633" calcext:value-type="float">
            <text:p>0.126581256910633</text:p>
          </table:table-cell>
          <table:table-cell office:value-type="float" office:value="0.117699711049484" calcext:value-type="float">
            <text:p>0.117699711049484</text:p>
          </table:table-cell>
          <table:table-cell office:value-type="float" office:value="0.109557977598016" calcext:value-type="float">
            <text:p>0.109557977598016</text:p>
          </table:table-cell>
          <table:table-cell office:value-type="float" office:value="0.102084074968285" calcext:value-type="float">
            <text:p>0.102084074968285</text:p>
          </table:table-cell>
          <table:table-cell office:value-type="float" office:value="0.0952140965129324" calcext:value-type="float">
            <text:p>0.095214096512932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moothl1</text:p>
          </table:table-cell>
          <table:table-cell office:value-type="float" office:value="75.3379852822707" calcext:value-type="float">
            <text:p>75.3379852822707</text:p>
          </table:table-cell>
          <table:table-cell office:value-type="float" office:value="16.4555354848111" calcext:value-type="float">
            <text:p>16.4555354848111</text:p>
          </table:table-cell>
          <table:table-cell office:value-type="float" office:value="5.10025821528012" calcext:value-type="float">
            <text:p>5.10025821528012</text:p>
          </table:table-cell>
          <table:table-cell office:value-type="float" office:value="2.30019608951732" calcext:value-type="float">
            <text:p>2.30019608951732</text:p>
          </table:table-cell>
          <table:table-cell office:value-type="float" office:value="1.36361193269793" calcext:value-type="float">
            <text:p>1.36361193269793</text:p>
          </table:table-cell>
          <table:table-cell office:value-type="float" office:value="1.09944672739038" calcext:value-type="float">
            <text:p>1.09944672739038</text:p>
          </table:table-cell>
          <table:table-cell office:value-type="float" office:value="0.988976572661193" calcext:value-type="float">
            <text:p>0.988976572661193</text:p>
          </table:table-cell>
          <table:table-cell office:value-type="float" office:value="0.921269137761305" calcext:value-type="float">
            <text:p>0.921269137761305</text:p>
          </table:table-cell>
          <table:table-cell office:value-type="float" office:value="0.870415300738485" calcext:value-type="float">
            <text:p>0.870415300738485</text:p>
          </table:table-cell>
          <table:table-cell office:value-type="float" office:value="0.830703944292905" calcext:value-type="float">
            <text:p>0.830703944292905</text:p>
          </table:table-cell>
          <table:table-cell office:value-type="float" office:value="0.798079554109645" calcext:value-type="float">
            <text:p>0.798079554109645</text:p>
          </table:table-cell>
          <table:table-cell office:value-type="float" office:value="0.769867657053711" calcext:value-type="float">
            <text:p>0.769867657053711</text:p>
          </table:table-cell>
          <table:table-cell office:value-type="float" office:value="0.744511751562468" calcext:value-type="float">
            <text:p>0.744511751562468</text:p>
          </table:table-cell>
          <table:table-cell office:value-type="float" office:value="0.722208915519992" calcext:value-type="float">
            <text:p>0.722208915519992</text:p>
          </table:table-cell>
          <table:table-cell office:value-type="float" office:value="0.702405547740794" calcext:value-type="float">
            <text:p>0.702405547740794</text:p>
          </table:table-cell>
          <table:table-cell office:value-type="float" office:value="0.68453139639893" calcext:value-type="float">
            <text:p>0.68453139639893</text:p>
          </table:table-cell>
          <table:table-cell office:value-type="float" office:value="0.668315758877987" calcext:value-type="float">
            <text:p>0.668315758877987</text:p>
          </table:table-cell>
          <table:table-cell office:value-type="float" office:value="0.653212978984511" calcext:value-type="float">
            <text:p>0.653212978984511</text:p>
          </table:table-cell>
          <table:table-cell office:value-type="float" office:value="0.639139890213877" calcext:value-type="float">
            <text:p>0.639139890213877</text:p>
          </table:table-cell>
          <table:table-cell office:value-type="float" office:value="0.62597385800419" calcext:value-type="float">
            <text:p>0.62597385800419</text:p>
          </table:table-cell>
          <table:table-cell office:value-type="float" office:value="0.613214587637591" calcext:value-type="float">
            <text:p>0.613214587637591</text:p>
          </table:table-cell>
          <table:table-cell office:value-type="float" office:value="0.601328303595248" calcext:value-type="float">
            <text:p>0.601328303595248</text:p>
          </table:table-cell>
          <table:table-cell office:value-type="float" office:value="0.590026879976142" calcext:value-type="float">
            <text:p>0.590026879976142</text:p>
          </table:table-cell>
          <table:table-cell office:value-type="float" office:value="0.579530993559493" calcext:value-type="float">
            <text:p>0.579530993559493</text:p>
          </table:table-cell>
          <table:table-cell office:value-type="float" office:value="0.56950704737449" calcext:value-type="float">
            <text:p>0.56950704737449</text:p>
          </table:table-cell>
          <table:table-cell office:value-type="float" office:value="0.559790522779843" calcext:value-type="float">
            <text:p>0.559790522779843</text:p>
          </table:table-cell>
          <table:table-cell office:value-type="float" office:value="0.550482174648259" calcext:value-type="float">
            <text:p>0.550482174648259</text:p>
          </table:table-cell>
          <table:table-cell office:value-type="float" office:value="0.541612963392566" calcext:value-type="float">
            <text:p>0.541612963392566</text:p>
          </table:table-cell>
          <table:table-cell office:value-type="float" office:value="0.533128637886534" calcext:value-type="float">
            <text:p>0.533128637886534</text:p>
          </table:table-cell>
          <table:table-cell office:value-type="float" office:value="0.524811006973589" calcext:value-type="float">
            <text:p>0.524811006973589</text:p>
          </table:table-cell>
          <table:table-cell office:value-type="float" office:value="0.516862123711952" calcext:value-type="float">
            <text:p>0.516862123711952</text:p>
          </table:table-cell>
          <table:table-cell office:value-type="float" office:value="0.509032355831706" calcext:value-type="float">
            <text:p>0.509032355831706</text:p>
          </table:table-cell>
          <table:table-cell office:value-type="float" office:value="0.501629383349907" calcext:value-type="float">
            <text:p>0.501629383349907</text:p>
          </table:table-cell>
          <table:table-cell office:value-type="float" office:value="0.494204334047209" calcext:value-type="float">
            <text:p>0.494204334047209</text:p>
          </table:table-cell>
          <table:table-cell office:value-type="float" office:value="0.487016164080055" calcext:value-type="float">
            <text:p>0.487016164080055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softmargin</text:p>
          </table:table-cell>
          <table:table-cell table:number-columns-repeated="35" office:value-type="float" office:value="12.6147299508585" calcext:value-type="float">
            <text:p>12.6147299508585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softmargin</text:p>
          </table:table-cell>
          <table:table-cell office:value-type="float" office:value="14.2448516694766" calcext:value-type="float">
            <text:p>14.2448516694766</text:p>
          </table:table-cell>
          <table:table-cell office:value-type="float" office:value="14.2129056681677" calcext:value-type="float">
            <text:p>14.2129056681677</text:p>
          </table:table-cell>
          <table:table-cell office:value-type="float" office:value="14.1771184417443" calcext:value-type="float">
            <text:p>14.1771184417443</text:p>
          </table:table-cell>
          <table:table-cell office:value-type="float" office:value="14.1375892472195" calcext:value-type="float">
            <text:p>14.1375892472195</text:p>
          </table:table-cell>
          <table:table-cell office:value-type="float" office:value="14.0947463802946" calcext:value-type="float">
            <text:p>14.0947463802946</text:p>
          </table:table-cell>
          <table:table-cell office:value-type="float" office:value="14.0492752280515" calcext:value-type="float">
            <text:p>14.0492752280515</text:p>
          </table:table-cell>
          <table:table-cell office:value-type="float" office:value="14.0019723065333" calcext:value-type="float">
            <text:p>14.0019723065333</text:p>
          </table:table-cell>
          <table:table-cell office:value-type="float" office:value="13.9536157641839" calcext:value-type="float">
            <text:p>13.9536157641839</text:p>
          </table:table-cell>
          <table:table-cell office:value-type="float" office:value="13.904895182248" calcext:value-type="float">
            <text:p>13.904895182248</text:p>
          </table:table-cell>
          <table:table-cell office:value-type="float" office:value="13.8563908931799" calcext:value-type="float">
            <text:p>13.8563908931799</text:p>
          </table:table-cell>
          <table:table-cell office:value-type="float" office:value="13.8085710679771" calcext:value-type="float">
            <text:p>13.8085710679771</text:p>
          </table:table-cell>
          <table:table-cell office:value-type="float" office:value="13.7617963087123" calcext:value-type="float">
            <text:p>13.7617963087123</text:p>
          </table:table-cell>
          <table:table-cell office:value-type="float" office:value="13.716326392433" calcext:value-type="float">
            <text:p>13.716326392433</text:p>
          </table:table-cell>
          <table:table-cell office:value-type="float" office:value="13.6723324404945" calcext:value-type="float">
            <text:p>13.6723324404945</text:p>
          </table:table-cell>
          <table:table-cell office:value-type="float" office:value="13.6299131780737" calcext:value-type="float">
            <text:p>13.6299131780737</text:p>
          </table:table-cell>
          <table:table-cell office:value-type="float" office:value="13.5891120458417" calcext:value-type="float">
            <text:p>13.5891120458417</text:p>
          </table:table-cell>
          <table:table-cell office:value-type="float" office:value="13.5499339206046" calcext:value-type="float">
            <text:p>13.5499339206046</text:p>
          </table:table-cell>
          <table:table-cell office:value-type="float" office:value="13.512358436031" calcext:value-type="float">
            <text:p>13.512358436031</text:p>
          </table:table-cell>
          <table:table-cell office:value-type="float" office:value="13.4763495194737" calcext:value-type="float">
            <text:p>13.4763495194737</text:p>
          </table:table-cell>
          <table:table-cell office:value-type="float" office:value="13.4418621182747" calcext:value-type="float">
            <text:p>13.4418621182747</text:p>
          </table:table-cell>
          <table:table-cell office:value-type="float" office:value="13.4088468952697" calcext:value-type="float">
            <text:p>13.4088468952697</text:p>
          </table:table-cell>
          <table:table-cell office:value-type="float" office:value="13.377252345405" calcext:value-type="float">
            <text:p>13.377252345405</text:p>
          </table:table-cell>
          <table:table-cell office:value-type="float" office:value="13.3470266052279" calcext:value-type="float">
            <text:p>13.3470266052279</text:p>
          </table:table-cell>
          <table:table-cell office:value-type="float" office:value="13.3181181353501" calcext:value-type="float">
            <text:p>13.3181181353501</text:p>
          </table:table-cell>
          <table:table-cell office:value-type="float" office:value="13.2904759505989" calcext:value-type="float">
            <text:p>13.2904759505989</text:p>
          </table:table-cell>
          <table:table-cell office:value-type="float" office:value="13.2640504040967" calcext:value-type="float">
            <text:p>13.2640504040967</text:p>
          </table:table-cell>
          <table:table-cell office:value-type="float" office:value="13.2387926999131" calcext:value-type="float">
            <text:p>13.2387926999131</text:p>
          </table:table-cell>
          <table:table-cell office:value-type="float" office:value="13.214655566525" calcext:value-type="float">
            <text:p>13.214655566525</text:p>
          </table:table-cell>
          <table:table-cell office:value-type="float" office:value="13.1915924437148" calcext:value-type="float">
            <text:p>13.1915924437148</text:p>
          </table:table-cell>
          <table:table-cell office:value-type="float" office:value="13.1695587600077" calcext:value-type="float">
            <text:p>13.1695587600077</text:p>
          </table:table-cell>
          <table:table-cell office:value-type="float" office:value="13.1485106273719" calcext:value-type="float">
            <text:p>13.1485106273719</text:p>
          </table:table-cell>
          <table:table-cell office:value-type="float" office:value="13.1284058539201" calcext:value-type="float">
            <text:p>13.1284058539201</text:p>
          </table:table-cell>
          <table:table-cell office:value-type="float" office:value="13.109203571438" calcext:value-type="float">
            <text:p>13.109203571438</text:p>
          </table:table-cell>
          <table:table-cell office:value-type="float" office:value="13.090864442228" calcext:value-type="float">
            <text:p>13.090864442228</text:p>
          </table:table-cell>
          <table:table-cell office:value-type="float" office:value="13.0733499725106" calcext:value-type="float">
            <text:p>13.0733499725106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huber</text:p>
          </table:table-cell>
          <table:table-cell office:value-type="float" office:value="38.7960778005764" calcext:value-type="float">
            <text:p>38.7960778005764</text:p>
          </table:table-cell>
          <table:table-cell office:value-type="float" office:value="4.97820896265246" calcext:value-type="float">
            <text:p>4.97820896265246</text:p>
          </table:table-cell>
          <table:table-cell office:value-type="float" office:value="1.87491522460088" calcext:value-type="float">
            <text:p>1.87491522460088</text:p>
          </table:table-cell>
          <table:table-cell office:value-type="float" office:value="1.49197226611529" calcext:value-type="float">
            <text:p>1.49197226611529</text:p>
          </table:table-cell>
          <table:table-cell office:value-type="float" office:value="1.35443330054173" calcext:value-type="float">
            <text:p>1.35443330054173</text:p>
          </table:table-cell>
          <table:table-cell office:value-type="float" office:value="1.26445288547446" calcext:value-type="float">
            <text:p>1.26445288547446</text:p>
          </table:table-cell>
          <table:table-cell office:value-type="float" office:value="1.19272309412056" calcext:value-type="float">
            <text:p>1.19272309412056</text:p>
          </table:table-cell>
          <table:table-cell office:value-type="float" office:value="1.13156838150607" calcext:value-type="float">
            <text:p>1.13156838150607</text:p>
          </table:table-cell>
          <table:table-cell office:value-type="float" office:value="1.07790448923446" calcext:value-type="float">
            <text:p>1.07790448923446</text:p>
          </table:table-cell>
          <table:table-cell office:value-type="float" office:value="1.03013185183391" calcext:value-type="float">
            <text:p>1.03013185183391</text:p>
          </table:table-cell>
          <table:table-cell office:value-type="float" office:value="0.98723663187783" calcext:value-type="float">
            <text:p>0.98723663187783</text:p>
          </table:table-cell>
          <table:table-cell office:value-type="float" office:value="0.948439837579987" calcext:value-type="float">
            <text:p>0.948439837579987</text:p>
          </table:table-cell>
          <table:table-cell office:value-type="float" office:value="0.91312005879793" calcext:value-type="float">
            <text:p>0.91312005879793</text:p>
          </table:table-cell>
          <table:table-cell office:value-type="float" office:value="0.880768190432484" calcext:value-type="float">
            <text:p>0.880768190432484</text:p>
          </table:table-cell>
          <table:table-cell office:value-type="float" office:value="0.850961004013984" calcext:value-type="float">
            <text:p>0.850961004013984</text:p>
          </table:table-cell>
          <table:table-cell office:value-type="float" office:value="0.823342320147776" calcext:value-type="float">
            <text:p>0.823342320147776</text:p>
          </table:table-cell>
          <table:table-cell office:value-type="float" office:value="0.797618872488191" calcext:value-type="float">
            <text:p>0.797618872488191</text:p>
          </table:table-cell>
          <table:table-cell office:value-type="float" office:value="0.773565896876124" calcext:value-type="float">
            <text:p>0.773565896876124</text:p>
          </table:table-cell>
          <table:table-cell office:value-type="float" office:value="0.750982710766232" calcext:value-type="float">
            <text:p>0.750982710766232</text:p>
          </table:table-cell>
          <table:table-cell office:value-type="float" office:value="0.729690507211013" calcext:value-type="float">
            <text:p>0.729690507211013</text:p>
          </table:table-cell>
          <table:table-cell office:value-type="float" office:value="0.709547142194403" calcext:value-type="float">
            <text:p>0.709547142194403</text:p>
          </table:table-cell>
          <table:table-cell office:value-type="float" office:value="0.6904496925992" calcext:value-type="float">
            <text:p>0.6904496925992</text:p>
          </table:table-cell>
          <table:table-cell office:value-type="float" office:value="0.672297409716437" calcext:value-type="float">
            <text:p>0.672297409716437</text:p>
          </table:table-cell>
          <table:table-cell office:value-type="float" office:value="0.655005350845788" calcext:value-type="float">
            <text:p>0.655005350845788</text:p>
          </table:table-cell>
          <table:table-cell office:value-type="float" office:value="0.638499725840532" calcext:value-type="float">
            <text:p>0.638499725840532</text:p>
          </table:table-cell>
          <table:table-cell office:value-type="float" office:value="0.622716703685724" calcext:value-type="float">
            <text:p>0.622716703685724</text:p>
          </table:table-cell>
          <table:table-cell office:value-type="float" office:value="0.607595324385733" calcext:value-type="float">
            <text:p>0.607595324385733</text:p>
          </table:table-cell>
          <table:table-cell office:value-type="float" office:value="0.593080968928337" calcext:value-type="float">
            <text:p>0.593080968928337</text:p>
          </table:table-cell>
          <table:table-cell office:value-type="float" office:value="0.579125258598711" calcext:value-type="float">
            <text:p>0.579125258598711</text:p>
          </table:table-cell>
          <table:table-cell office:value-type="float" office:value="0.565685081187948" calcext:value-type="float">
            <text:p>0.565685081187948</text:p>
          </table:table-cell>
          <table:table-cell office:value-type="float" office:value="0.552722039996399" calcext:value-type="float">
            <text:p>0.552722039996399</text:p>
          </table:table-cell>
          <table:table-cell office:value-type="float" office:value="0.54020170175672" calcext:value-type="float">
            <text:p>0.54020170175672</text:p>
          </table:table-cell>
          <table:table-cell office:value-type="float" office:value="0.528093472403399" calcext:value-type="float">
            <text:p>0.528093472403399</text:p>
          </table:table-cell>
          <table:table-cell office:value-type="float" office:value="0.516371264070998" calcext:value-type="float">
            <text:p>0.516371264070998</text:p>
          </table:table-cell>
          <table:table-cell office:value-type="float" office:value="0.505010469309808" calcext:value-type="float">
            <text:p>0.505010469309808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mse</text:p>
          </table:table-cell>
          <table:table-cell office:value-type="float" office:value="105.397146182413" calcext:value-type="float">
            <text:p>105.397146182413</text:p>
          </table:table-cell>
          <table:table-cell office:value-type="float" office:value="43.0007566425227" calcext:value-type="float">
            <text:p>43.0007566425227</text:p>
          </table:table-cell>
          <table:table-cell office:value-type="float" office:value="3.37778302252717" calcext:value-type="float">
            <text:p>3.37778302252717</text:p>
          </table:table-cell>
          <table:table-cell office:value-type="float" office:value="2.79257850540379" calcext:value-type="float">
            <text:p>2.79257850540379</text:p>
          </table:table-cell>
          <table:table-cell office:value-type="float" office:value="2.64788537745206" calcext:value-type="float">
            <text:p>2.64788537745206</text:p>
          </table:table-cell>
          <table:table-cell office:value-type="float" office:value="2.57021497244669" calcext:value-type="float">
            <text:p>2.57021497244669</text:p>
          </table:table-cell>
          <table:table-cell office:value-type="float" office:value="2.50214359633434" calcext:value-type="float">
            <text:p>2.50214359633434</text:p>
          </table:table-cell>
          <table:table-cell office:value-type="float" office:value="2.50551401071791" calcext:value-type="float">
            <text:p>2.50551401071791</text:p>
          </table:table-cell>
          <table:table-cell office:value-type="float" office:value="2.49265133077376" calcext:value-type="float">
            <text:p>2.49265133077376</text:p>
          </table:table-cell>
          <table:table-cell office:value-type="float" office:value="2.47346618921392" calcext:value-type="float">
            <text:p>2.47346618921392</text:p>
          </table:table-cell>
          <table:table-cell office:value-type="float" office:value="2.48777649266276" calcext:value-type="float">
            <text:p>2.48777649266276</text:p>
          </table:table-cell>
          <table:table-cell office:value-type="float" office:value="2.47330329234228" calcext:value-type="float">
            <text:p>2.47330329234228</text:p>
          </table:table-cell>
          <table:table-cell office:value-type="float" office:value="2.45736543004007" calcext:value-type="float">
            <text:p>2.45736543004007</text:p>
          </table:table-cell>
          <table:table-cell office:value-type="float" office:value="2.45848799098104" calcext:value-type="float">
            <text:p>2.45848799098104</text:p>
          </table:table-cell>
          <table:table-cell office:value-type="float" office:value="2.44735867157184" calcext:value-type="float">
            <text:p>2.44735867157184</text:p>
          </table:table-cell>
          <table:table-cell office:value-type="float" office:value="2.44080809520753" calcext:value-type="float">
            <text:p>2.44080809520753</text:p>
          </table:table-cell>
          <table:table-cell office:value-type="float" office:value="2.4392675415957" calcext:value-type="float">
            <text:p>2.4392675415957</text:p>
          </table:table-cell>
          <table:table-cell office:value-type="float" office:value="2.43494268379374" calcext:value-type="float">
            <text:p>2.43494268379374</text:p>
          </table:table-cell>
          <table:table-cell office:value-type="float" office:value="2.43357214557691" calcext:value-type="float">
            <text:p>2.43357214557691</text:p>
          </table:table-cell>
          <table:table-cell office:value-type="float" office:value="2.43660580704062" calcext:value-type="float">
            <text:p>2.43660580704062</text:p>
          </table:table-cell>
          <table:table-cell office:value-type="float" office:value="2.43729221653259" calcext:value-type="float">
            <text:p>2.43729221653259</text:p>
          </table:table-cell>
          <table:table-cell office:value-type="float" office:value="2.42679769972635" calcext:value-type="float">
            <text:p>2.42679769972635</text:p>
          </table:table-cell>
          <table:table-cell office:value-type="float" office:value="2.43163373192664" calcext:value-type="float">
            <text:p>2.43163373192664</text:p>
          </table:table-cell>
          <table:table-cell office:value-type="float" office:value="2.43051642191635" calcext:value-type="float">
            <text:p>2.43051642191635</text:p>
          </table:table-cell>
          <table:table-cell office:value-type="float" office:value="2.42845779097752" calcext:value-type="float">
            <text:p>2.42845779097752</text:p>
          </table:table-cell>
          <table:table-cell office:value-type="float" office:value="2.42505104417775" calcext:value-type="float">
            <text:p>2.42505104417775</text:p>
          </table:table-cell>
          <table:table-cell office:value-type="float" office:value="2.41963531357529" calcext:value-type="float">
            <text:p>2.41963531357529</text:p>
          </table:table-cell>
          <table:table-cell office:value-type="float" office:value="2.42361594678905" calcext:value-type="float">
            <text:p>2.42361594678905</text:p>
          </table:table-cell>
          <table:table-cell office:value-type="float" office:value="2.42189564826563" calcext:value-type="float">
            <text:p>2.42189564826563</text:p>
          </table:table-cell>
          <table:table-cell office:value-type="float" office:value="2.42023221021114" calcext:value-type="float">
            <text:p>2.42023221021114</text:p>
          </table:table-cell>
          <table:table-cell office:value-type="float" office:value="2.42319795435183" calcext:value-type="float">
            <text:p>2.42319795435183</text:p>
          </table:table-cell>
          <table:table-cell office:value-type="float" office:value="2.42163216504447" calcext:value-type="float">
            <text:p>2.42163216504447</text:p>
          </table:table-cell>
          <table:table-cell office:value-type="float" office:value="2.41927121034688" calcext:value-type="float">
            <text:p>2.41927121034688</text:p>
          </table:table-cell>
          <table:table-cell office:value-type="float" office:value="2.42205355920648" calcext:value-type="float">
            <text:p>2.42205355920648</text:p>
          </table:table-cell>
          <table:table-cell office:value-type="float" office:value="2.43450717216855" calcext:value-type="float">
            <text:p>2.43450717216855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smoothl1</text:p>
          </table:table-cell>
          <table:table-cell office:value-type="float" office:value="96.6527905479414" calcext:value-type="float">
            <text:p>96.6527905479414</text:p>
          </table:table-cell>
          <table:table-cell office:value-type="float" office:value="36.0547129109785" calcext:value-type="float">
            <text:p>36.0547129109785</text:p>
          </table:table-cell>
          <table:table-cell office:value-type="float" office:value="7.64403988994461" calcext:value-type="float">
            <text:p>7.64403988994461</text:p>
          </table:table-cell>
          <table:table-cell office:value-type="float" office:value="2.34696343079657" calcext:value-type="float">
            <text:p>2.34696343079657</text:p>
          </table:table-cell>
          <table:table-cell office:value-type="float" office:value="1.41069675173938" calcext:value-type="float">
            <text:p>1.41069675173938</text:p>
          </table:table-cell>
          <table:table-cell office:value-type="float" office:value="1.15998874826647" calcext:value-type="float">
            <text:p>1.15998874826647</text:p>
          </table:table-cell>
          <table:table-cell office:value-type="float" office:value="1.0524298243576" calcext:value-type="float">
            <text:p>1.0524298243576</text:p>
          </table:table-cell>
          <table:table-cell office:value-type="float" office:value="0.984888530530843" calcext:value-type="float">
            <text:p>0.984888530530843</text:p>
          </table:table-cell>
          <table:table-cell office:value-type="float" office:value="0.936863513955754" calcext:value-type="float">
            <text:p>0.936863513955754</text:p>
          </table:table-cell>
          <table:table-cell office:value-type="float" office:value="0.898690141124109" calcext:value-type="float">
            <text:p>0.898690141124109</text:p>
          </table:table-cell>
          <table:table-cell office:value-type="float" office:value="0.866928410676295" calcext:value-type="float">
            <text:p>0.866928410676295</text:p>
          </table:table-cell>
          <table:table-cell office:value-type="float" office:value="0.839709782474204" calcext:value-type="float">
            <text:p>0.839709782474204</text:p>
          </table:table-cell>
          <table:table-cell office:value-type="float" office:value="0.815747988905998" calcext:value-type="float">
            <text:p>0.815747988905998</text:p>
          </table:table-cell>
          <table:table-cell office:value-type="float" office:value="0.794477381479741" calcext:value-type="float">
            <text:p>0.794477381479741</text:p>
          </table:table-cell>
          <table:table-cell office:value-type="float" office:value="0.775039871104955" calcext:value-type="float">
            <text:p>0.775039871104955</text:p>
          </table:table-cell>
          <table:table-cell office:value-type="float" office:value="0.757310014494463" calcext:value-type="float">
            <text:p>0.757310014494463</text:p>
          </table:table-cell>
          <table:table-cell office:value-type="float" office:value="0.74089629629012" calcext:value-type="float">
            <text:p>0.74089629629012</text:p>
          </table:table-cell>
          <table:table-cell office:value-type="float" office:value="0.725463611095152" calcext:value-type="float">
            <text:p>0.725463611095152</text:p>
          </table:table-cell>
          <table:table-cell office:value-type="float" office:value="0.710917608228627" calcext:value-type="float">
            <text:p>0.710917608228627</text:p>
          </table:table-cell>
          <table:table-cell office:value-type="float" office:value="0.697114043344889" calcext:value-type="float">
            <text:p>0.697114043344889</text:p>
          </table:table-cell>
          <table:table-cell office:value-type="float" office:value="0.68406349340013" calcext:value-type="float">
            <text:p>0.68406349340013</text:p>
          </table:table-cell>
          <table:table-cell office:value-type="float" office:value="0.67169759146459" calcext:value-type="float">
            <text:p>0.67169759146459</text:p>
          </table:table-cell>
          <table:table-cell office:value-type="float" office:value="0.660028404152684" calcext:value-type="float">
            <text:p>0.660028404152684</text:p>
          </table:table-cell>
          <table:table-cell office:value-type="float" office:value="0.648845199854517" calcext:value-type="float">
            <text:p>0.648845199854517</text:p>
          </table:table-cell>
          <table:table-cell office:value-type="float" office:value="0.638163246627762" calcext:value-type="float">
            <text:p>0.638163246627762</text:p>
          </table:table-cell>
          <table:table-cell office:value-type="float" office:value="0.628086905004406" calcext:value-type="float">
            <text:p>0.628086905004406</text:p>
          </table:table-cell>
          <table:table-cell office:value-type="float" office:value="0.618216091460909" calcext:value-type="float">
            <text:p>0.618216091460909</text:p>
          </table:table-cell>
          <table:table-cell office:value-type="float" office:value="0.608772383955221" calcext:value-type="float">
            <text:p>0.608772383955221</text:p>
          </table:table-cell>
          <table:table-cell office:value-type="float" office:value="0.599623608809769" calcext:value-type="float">
            <text:p>0.599623608809769</text:p>
          </table:table-cell>
          <table:table-cell office:value-type="float" office:value="0.590888042771409" calcext:value-type="float">
            <text:p>0.590888042771409</text:p>
          </table:table-cell>
          <table:table-cell office:value-type="float" office:value="0.582441803169767" calcext:value-type="float">
            <text:p>0.582441803169767</text:p>
          </table:table-cell>
          <table:table-cell office:value-type="float" office:value="0.574162405663322" calcext:value-type="float">
            <text:p>0.574162405663322</text:p>
          </table:table-cell>
          <table:table-cell office:value-type="float" office:value="0.56620097069556" calcext:value-type="float">
            <text:p>0.56620097069556</text:p>
          </table:table-cell>
          <table:table-cell office:value-type="float" office:value="0.558523368036704" calcext:value-type="float">
            <text:p>0.558523368036704</text:p>
          </table:table-cell>
          <table:table-cell office:value-type="float" office:value="0.550982166419644" calcext:value-type="float">
            <text:p>0.550982166419644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mse</text:p>
          </table:table-cell>
          <table:table-cell office:value-type="float" office:value="218.799597569752" calcext:value-type="float">
            <text:p>218.799597569752</text:p>
          </table:table-cell>
          <table:table-cell office:value-type="float" office:value="27.5938936217367" calcext:value-type="float">
            <text:p>27.5938936217367</text:p>
          </table:table-cell>
          <table:table-cell office:value-type="float" office:value="15.9566914120402" calcext:value-type="float">
            <text:p>15.9566914120402</text:p>
          </table:table-cell>
          <table:table-cell office:value-type="float" office:value="11.6363242015126" calcext:value-type="float">
            <text:p>11.6363242015126</text:p>
          </table:table-cell>
          <table:table-cell office:value-type="float" office:value="9.41455306572203" calcext:value-type="float">
            <text:p>9.41455306572203</text:p>
          </table:table-cell>
          <table:table-cell office:value-type="float" office:value="8.07031189019015" calcext:value-type="float">
            <text:p>8.07031189019015</text:p>
          </table:table-cell>
          <table:table-cell office:value-type="float" office:value="7.17270044706632" calcext:value-type="float">
            <text:p>7.17270044706632</text:p>
          </table:table-cell>
          <table:table-cell office:value-type="float" office:value="6.53217436052461" calcext:value-type="float">
            <text:p>6.53217436052461</text:p>
          </table:table-cell>
          <table:table-cell office:value-type="float" office:value="6.05273413810641" calcext:value-type="float">
            <text:p>6.05273413810641</text:p>
          </table:table-cell>
          <table:table-cell office:value-type="float" office:value="5.68070520455671" calcext:value-type="float">
            <text:p>5.68070520455671</text:p>
          </table:table-cell>
          <table:table-cell office:value-type="float" office:value="5.38379003894675" calcext:value-type="float">
            <text:p>5.38379003894675</text:p>
          </table:table-cell>
          <table:table-cell office:value-type="float" office:value="5.14141692165395" calcext:value-type="float">
            <text:p>5.14141692165395</text:p>
          </table:table-cell>
          <table:table-cell office:value-type="float" office:value="4.9398747126323" calcext:value-type="float">
            <text:p>4.9398747126323</text:p>
          </table:table-cell>
          <table:table-cell office:value-type="float" office:value="4.76967958051786" calcext:value-type="float">
            <text:p>4.76967958051786</text:p>
          </table:table-cell>
          <table:table-cell office:value-type="float" office:value="4.62406650943185" calcext:value-type="float">
            <text:p>4.62406650943185</text:p>
          </table:table-cell>
          <table:table-cell office:value-type="float" office:value="4.49808174183942" calcext:value-type="float">
            <text:p>4.49808174183942</text:p>
          </table:table-cell>
          <table:table-cell office:value-type="float" office:value="4.38801604277564" calcext:value-type="float">
            <text:p>4.38801604277564</text:p>
          </table:table-cell>
          <table:table-cell office:value-type="float" office:value="4.29103774594318" calcext:value-type="float">
            <text:p>4.29103774594318</text:p>
          </table:table-cell>
          <table:table-cell office:value-type="float" office:value="4.20494778293424" calcext:value-type="float">
            <text:p>4.20494778293424</text:p>
          </table:table-cell>
          <table:table-cell office:value-type="float" office:value="4.12801334495968" calcext:value-type="float">
            <text:p>4.12801334495968</text:p>
          </table:table-cell>
          <table:table-cell office:value-type="float" office:value="4.05884993388712" calcext:value-type="float">
            <text:p>4.05884993388712</text:p>
          </table:table-cell>
          <table:table-cell office:value-type="float" office:value="3.99633862171667" calcext:value-type="float">
            <text:p>3.99633862171667</text:p>
          </table:table-cell>
          <table:table-cell office:value-type="float" office:value="3.93956526340514" calcext:value-type="float">
            <text:p>3.93956526340514</text:p>
          </table:table-cell>
          <table:table-cell office:value-type="float" office:value="3.88777572026096" calcext:value-type="float">
            <text:p>3.88777572026096</text:p>
          </table:table-cell>
          <table:table-cell office:value-type="float" office:value="3.84034231273683" calcext:value-type="float">
            <text:p>3.84034231273683</text:p>
          </table:table-cell>
          <table:table-cell office:value-type="float" office:value="3.79673854854733" calcext:value-type="float">
            <text:p>3.79673854854733</text:p>
          </table:table-cell>
          <table:table-cell office:value-type="float" office:value="3.75651936426827" calcext:value-type="float">
            <text:p>3.75651936426827</text:p>
          </table:table-cell>
          <table:table-cell office:value-type="float" office:value="3.71930605340699" calcext:value-type="float">
            <text:p>3.71930605340699</text:p>
          </table:table-cell>
          <table:table-cell office:value-type="float" office:value="3.68477436223184" calcext:value-type="float">
            <text:p>3.68477436223184</text:p>
          </table:table-cell>
          <table:table-cell office:value-type="float" office:value="3.65264503758697" calcext:value-type="float">
            <text:p>3.65264503758697</text:p>
          </table:table-cell>
          <table:table-cell office:value-type="float" office:value="3.62267637399133" calcext:value-type="float">
            <text:p>3.62267637399133</text:p>
          </table:table-cell>
          <table:table-cell office:value-type="float" office:value="3.59465799051812" calcext:value-type="float">
            <text:p>3.59465799051812</text:p>
          </table:table-cell>
          <table:table-cell office:value-type="float" office:value="3.56840586066258" calcext:value-type="float">
            <text:p>3.56840586066258</text:p>
          </table:table-cell>
          <table:table-cell office:value-type="float" office:value="3.54375847462832" calcext:value-type="float">
            <text:p>3.54375847462832</text:p>
          </table:table-cell>
          <table:table-cell office:value-type="float" office:value="3.52057342569994" calcext:value-type="float">
            <text:p>3.52057342569994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crossentropy</text:p>
          </table:table-cell>
          <table:table-cell office:value-type="float" office:value="42.9513087172414" calcext:value-type="float">
            <text:p>42.9513087172414</text:p>
          </table:table-cell>
          <table:table-cell office:value-type="float" office:value="42.916708299852" calcext:value-type="float">
            <text:p>42.916708299852</text:p>
          </table:table-cell>
          <table:table-cell office:value-type="float" office:value="42.8830783451705" calcext:value-type="float">
            <text:p>42.8830783451705</text:p>
          </table:table-cell>
          <table:table-cell office:value-type="float" office:value="42.8501704890716" calcext:value-type="float">
            <text:p>42.8501704890716</text:p>
          </table:table-cell>
          <table:table-cell office:value-type="float" office:value="42.8177560251493" calcext:value-type="float">
            <text:p>42.8177560251493</text:p>
          </table:table-cell>
          <table:table-cell office:value-type="float" office:value="42.7856232061383" calcext:value-type="float">
            <text:p>42.7856232061383</text:p>
          </table:table-cell>
          <table:table-cell office:value-type="float" office:value="42.7535756497248" calcext:value-type="float">
            <text:p>42.7535756497248</text:p>
          </table:table-cell>
          <table:table-cell office:value-type="float" office:value="42.7214223543589" calcext:value-type="float">
            <text:p>42.7214223543589</text:p>
          </table:table-cell>
          <table:table-cell office:value-type="float" office:value="42.6889594994157" calcext:value-type="float">
            <text:p>42.6889594994157</text:p>
          </table:table-cell>
          <table:table-cell office:value-type="float" office:value="42.6559631399675" calcext:value-type="float">
            <text:p>42.6559631399675</text:p>
          </table:table-cell>
          <table:table-cell office:value-type="float" office:value="42.622174430009" calcext:value-type="float">
            <text:p>42.622174430009</text:p>
          </table:table-cell>
          <table:table-cell office:value-type="float" office:value="42.5872836043396" calcext:value-type="float">
            <text:p>42.5872836043396</text:p>
          </table:table-cell>
          <table:table-cell office:value-type="float" office:value="42.5509053490623" calcext:value-type="float">
            <text:p>42.5509053490623</text:p>
          </table:table-cell>
          <table:table-cell office:value-type="float" office:value="42.5125463781621" calcext:value-type="float">
            <text:p>42.5125463781621</text:p>
          </table:table-cell>
          <table:table-cell office:value-type="float" office:value="42.4715225338674" calcext:value-type="float">
            <text:p>42.4715225338674</text:p>
          </table:table-cell>
          <table:table-cell office:value-type="float" office:value="42.4268410847853" calcext:value-type="float">
            <text:p>42.4268410847853</text:p>
          </table:table-cell>
          <table:table-cell office:value-type="float" office:value="42.3769377329732" calcext:value-type="float">
            <text:p>42.3769377329732</text:p>
          </table:table-cell>
          <table:table-cell office:value-type="float" office:value="42.3190272675015" calcext:value-type="float">
            <text:p>42.3190272675015</text:p>
          </table:table-cell>
          <table:table-cell office:value-type="float" office:value="42.2470354330917" calcext:value-type="float">
            <text:p>42.2470354330917</text:p>
          </table:table-cell>
          <table:table-cell office:value-type="float" office:value="42.1406626386919" calcext:value-type="float">
            <text:p>42.1406626386919</text:p>
          </table:table-cell>
          <table:table-cell office:value-type="float" office:value="41.9429775581259" calcext:value-type="float">
            <text:p>41.9429775581259</text:p>
          </table:table-cell>
          <table:table-cell office:value-type="float" office:value="41.6521925586966" calcext:value-type="float">
            <text:p>41.6521925586966</text:p>
          </table:table-cell>
          <table:table-cell office:value-type="float" office:value="41.3191606038848" calcext:value-type="float">
            <text:p>41.3191606038848</text:p>
          </table:table-cell>
          <table:table-cell office:value-type="float" office:value="40.9965350703179" calcext:value-type="float">
            <text:p>40.9965350703179</text:p>
          </table:table-cell>
          <table:table-cell office:value-type="float" office:value="40.7228461760675" calcext:value-type="float">
            <text:p>40.7228461760675</text:p>
          </table:table-cell>
          <table:table-cell office:value-type="float" office:value="40.4988325901834" calcext:value-type="float">
            <text:p>40.4988325901834</text:p>
          </table:table-cell>
          <table:table-cell office:value-type="float" office:value="40.2408909611335" calcext:value-type="float">
            <text:p>40.2408909611335</text:p>
          </table:table-cell>
          <table:table-cell office:value-type="float" office:value="39.8876254056536" calcext:value-type="float">
            <text:p>39.8876254056536</text:p>
          </table:table-cell>
          <table:table-cell office:value-type="float" office:value="39.4917788482974" calcext:value-type="float">
            <text:p>39.4917788482974</text:p>
          </table:table-cell>
          <table:table-cell office:value-type="float" office:value="39.0699911094659" calcext:value-type="float">
            <text:p>39.0699911094659</text:p>
          </table:table-cell>
          <table:table-cell office:value-type="float" office:value="38.6999585313847" calcext:value-type="float">
            <text:p>38.6999585313847</text:p>
          </table:table-cell>
          <table:table-cell office:value-type="float" office:value="38.3062097848597" calcext:value-type="float">
            <text:p>38.3062097848597</text:p>
          </table:table-cell>
          <table:table-cell office:value-type="float" office:value="37.9318797061115" calcext:value-type="float">
            <text:p>37.9318797061115</text:p>
          </table:table-cell>
          <table:table-cell office:value-type="float" office:value="37.6216555444617" calcext:value-type="float">
            <text:p>37.6216555444617</text:p>
          </table:table-cell>
          <table:table-cell office:value-type="float" office:value="37.3265536268342" calcext:value-type="float">
            <text:p>37.326553626834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l1</text:p>
          </table:table-cell>
          <table:table-cell office:value-type="float" office:value="89.4488253319184" calcext:value-type="float">
            <text:p>89.4488253319184</text:p>
          </table:table-cell>
          <table:table-cell office:value-type="float" office:value="20.5784358012505" calcext:value-type="float">
            <text:p>20.5784358012505</text:p>
          </table:table-cell>
          <table:table-cell office:value-type="float" office:value="6.86102060350671" calcext:value-type="float">
            <text:p>6.86102060350671</text:p>
          </table:table-cell>
          <table:table-cell office:value-type="float" office:value="3.62775178556476" calcext:value-type="float">
            <text:p>3.62775178556476</text:p>
          </table:table-cell>
          <table:table-cell office:value-type="float" office:value="2.73220810751562" calcext:value-type="float">
            <text:p>2.73220810751562</text:p>
          </table:table-cell>
          <table:table-cell office:value-type="float" office:value="2.50354488634632" calcext:value-type="float">
            <text:p>2.50354488634632</text:p>
          </table:table-cell>
          <table:table-cell office:value-type="float" office:value="2.39022809724382" calcext:value-type="float">
            <text:p>2.39022809724382</text:p>
          </table:table-cell>
          <table:table-cell office:value-type="float" office:value="2.29364082482431" calcext:value-type="float">
            <text:p>2.29364082482431</text:p>
          </table:table-cell>
          <table:table-cell office:value-type="float" office:value="2.23810519889525" calcext:value-type="float">
            <text:p>2.23810519889525</text:p>
          </table:table-cell>
          <table:table-cell office:value-type="float" office:value="2.19281440020373" calcext:value-type="float">
            <text:p>2.19281440020373</text:p>
          </table:table-cell>
          <table:table-cell office:value-type="float" office:value="2.15882204809685" calcext:value-type="float">
            <text:p>2.15882204809685</text:p>
          </table:table-cell>
          <table:table-cell office:value-type="float" office:value="2.11779424507478" calcext:value-type="float">
            <text:p>2.11779424507478</text:p>
          </table:table-cell>
          <table:table-cell office:value-type="float" office:value="2.1084198523432" calcext:value-type="float">
            <text:p>2.1084198523432</text:p>
          </table:table-cell>
          <table:table-cell office:value-type="float" office:value="2.06919269537281" calcext:value-type="float">
            <text:p>2.06919269537281</text:p>
          </table:table-cell>
          <table:table-cell office:value-type="float" office:value="2.04654089007816" calcext:value-type="float">
            <text:p>2.04654089007816</text:p>
          </table:table-cell>
          <table:table-cell office:value-type="float" office:value="2.02409646513823" calcext:value-type="float">
            <text:p>2.02409646513823</text:p>
          </table:table-cell>
          <table:table-cell office:value-type="float" office:value="1.99261516997234" calcext:value-type="float">
            <text:p>1.99261516997234</text:p>
          </table:table-cell>
          <table:table-cell office:value-type="float" office:value="1.98374875614134" calcext:value-type="float">
            <text:p>1.98374875614134</text:p>
          </table:table-cell>
          <table:table-cell office:value-type="float" office:value="1.9480629087165" calcext:value-type="float">
            <text:p>1.9480629087165</text:p>
          </table:table-cell>
          <table:table-cell office:value-type="float" office:value="1.94656557436306" calcext:value-type="float">
            <text:p>1.94656557436306</text:p>
          </table:table-cell>
          <table:table-cell office:value-type="float" office:value="1.91311386874092" calcext:value-type="float">
            <text:p>1.91311386874092</text:p>
          </table:table-cell>
          <table:table-cell office:value-type="float" office:value="1.89504561055215" calcext:value-type="float">
            <text:p>1.89504561055215</text:p>
          </table:table-cell>
          <table:table-cell office:value-type="float" office:value="1.86278790855906" calcext:value-type="float">
            <text:p>1.86278790855906</text:p>
          </table:table-cell>
          <table:table-cell office:value-type="float" office:value="1.86339309189129" calcext:value-type="float">
            <text:p>1.86339309189129</text:p>
          </table:table-cell>
          <table:table-cell office:value-type="float" office:value="1.82408635649086" calcext:value-type="float">
            <text:p>1.82408635649086</text:p>
          </table:table-cell>
          <table:table-cell office:value-type="float" office:value="1.81987267705499" calcext:value-type="float">
            <text:p>1.81987267705499</text:p>
          </table:table-cell>
          <table:table-cell office:value-type="float" office:value="1.79687507885382" calcext:value-type="float">
            <text:p>1.79687507885382</text:p>
          </table:table-cell>
          <table:table-cell office:value-type="float" office:value="1.7810152972678" calcext:value-type="float">
            <text:p>1.7810152972678</text:p>
          </table:table-cell>
          <table:table-cell office:value-type="float" office:value="1.75635389039796" calcext:value-type="float">
            <text:p>1.75635389039796</text:p>
          </table:table-cell>
          <table:table-cell office:value-type="float" office:value="1.74234254105177" calcext:value-type="float">
            <text:p>1.74234254105177</text:p>
          </table:table-cell>
          <table:table-cell office:value-type="float" office:value="1.7279141332312" calcext:value-type="float">
            <text:p>1.7279141332312</text:p>
          </table:table-cell>
          <table:table-cell office:value-type="float" office:value="1.71565227232152" calcext:value-type="float">
            <text:p>1.71565227232152</text:p>
          </table:table-cell>
          <table:table-cell office:value-type="float" office:value="1.6949348238897" calcext:value-type="float">
            <text:p>1.6949348238897</text:p>
          </table:table-cell>
          <table:table-cell office:value-type="float" office:value="1.67873922439972" calcext:value-type="float">
            <text:p>1.67873922439972</text:p>
          </table:table-cell>
          <table:table-cell office:value-type="float" office:value="1.67348354996055" calcext:value-type="float">
            <text:p>1.67348354996055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huber</text:p>
          </table:table-cell>
          <table:table-cell office:value-type="float" office:value="122.464805931151" calcext:value-type="float">
            <text:p>122.464805931151</text:p>
          </table:table-cell>
          <table:table-cell office:value-type="float" office:value="81.0090586582345" calcext:value-type="float">
            <text:p>81.0090586582345</text:p>
          </table:table-cell>
          <table:table-cell office:value-type="float" office:value="55.4785605208926" calcext:value-type="float">
            <text:p>55.4785605208926</text:p>
          </table:table-cell>
          <table:table-cell office:value-type="float" office:value="39.055834380412" calcext:value-type="float">
            <text:p>39.055834380412</text:p>
          </table:table-cell>
          <table:table-cell office:value-type="float" office:value="28.3800815015653" calcext:value-type="float">
            <text:p>28.3800815015653</text:p>
          </table:table-cell>
          <table:table-cell office:value-type="float" office:value="21.3111333048201" calcext:value-type="float">
            <text:p>21.3111333048201</text:p>
          </table:table-cell>
          <table:table-cell office:value-type="float" office:value="16.4587597463741" calcext:value-type="float">
            <text:p>16.4587597463741</text:p>
          </table:table-cell>
          <table:table-cell office:value-type="float" office:value="13.0201958742417" calcext:value-type="float">
            <text:p>13.0201958742417</text:p>
          </table:table-cell>
          <table:table-cell office:value-type="float" office:value="10.5484103347559" calcext:value-type="float">
            <text:p>10.5484103347559</text:p>
          </table:table-cell>
          <table:table-cell office:value-type="float" office:value="8.74688574435307" calcext:value-type="float">
            <text:p>8.74688574435307</text:p>
          </table:table-cell>
          <table:table-cell office:value-type="float" office:value="7.42013621840034" calcext:value-type="float">
            <text:p>7.42013621840034</text:p>
          </table:table-cell>
          <table:table-cell office:value-type="float" office:value="6.43311282666645" calcext:value-type="float">
            <text:p>6.43311282666645</text:p>
          </table:table-cell>
          <table:table-cell office:value-type="float" office:value="5.68286606307258" calcext:value-type="float">
            <text:p>5.68286606307258</text:p>
          </table:table-cell>
          <table:table-cell office:value-type="float" office:value="5.09952691220621" calcext:value-type="float">
            <text:p>5.09952691220621</text:p>
          </table:table-cell>
          <table:table-cell office:value-type="float" office:value="4.63773540144305" calcext:value-type="float">
            <text:p>4.63773540144305</text:p>
          </table:table-cell>
          <table:table-cell office:value-type="float" office:value="4.2668226476421" calcext:value-type="float">
            <text:p>4.2668226476421</text:p>
          </table:table-cell>
          <table:table-cell office:value-type="float" office:value="3.96360369046579" calcext:value-type="float">
            <text:p>3.96360369046579</text:p>
          </table:table-cell>
          <table:table-cell office:value-type="float" office:value="3.71278287669209" calcext:value-type="float">
            <text:p>3.71278287669209</text:p>
          </table:table-cell>
          <table:table-cell office:value-type="float" office:value="3.50355446556218" calcext:value-type="float">
            <text:p>3.50355446556218</text:p>
          </table:table-cell>
          <table:table-cell office:value-type="float" office:value="3.32716367966519" calcext:value-type="float">
            <text:p>3.32716367966519</text:p>
          </table:table-cell>
          <table:table-cell office:value-type="float" office:value="3.17704853979345" calcext:value-type="float">
            <text:p>3.17704853979345</text:p>
          </table:table-cell>
          <table:table-cell office:value-type="float" office:value="3.04827542528673" calcext:value-type="float">
            <text:p>3.04827542528673</text:p>
          </table:table-cell>
          <table:table-cell office:value-type="float" office:value="2.93670024950721" calcext:value-type="float">
            <text:p>2.93670024950721</text:p>
          </table:table-cell>
          <table:table-cell office:value-type="float" office:value="2.8390552428229" calcext:value-type="float">
            <text:p>2.8390552428229</text:p>
          </table:table-cell>
          <table:table-cell office:value-type="float" office:value="2.75284421012199" calcext:value-type="float">
            <text:p>2.75284421012199</text:p>
          </table:table-cell>
          <table:table-cell office:value-type="float" office:value="2.67614374493008" calcext:value-type="float">
            <text:p>2.67614374493008</text:p>
          </table:table-cell>
          <table:table-cell office:value-type="float" office:value="2.607445421027" calcext:value-type="float">
            <text:p>2.607445421027</text:p>
          </table:table-cell>
          <table:table-cell office:value-type="float" office:value="2.54554804222947" calcext:value-type="float">
            <text:p>2.54554804222947</text:p>
          </table:table-cell>
          <table:table-cell office:value-type="float" office:value="2.48948227057056" calcext:value-type="float">
            <text:p>2.48948227057056</text:p>
          </table:table-cell>
          <table:table-cell office:value-type="float" office:value="2.43845659872111" calcext:value-type="float">
            <text:p>2.43845659872111</text:p>
          </table:table-cell>
          <table:table-cell office:value-type="float" office:value="2.39181784701963" calcext:value-type="float">
            <text:p>2.39181784701963</text:p>
          </table:table-cell>
          <table:table-cell office:value-type="float" office:value="2.34902207539979" calcext:value-type="float">
            <text:p>2.34902207539979</text:p>
          </table:table-cell>
          <table:table-cell office:value-type="float" office:value="2.30961227113258" calcext:value-type="float">
            <text:p>2.30961227113258</text:p>
          </table:table-cell>
          <table:table-cell office:value-type="float" office:value="2.27320165210379" calcext:value-type="float">
            <text:p>2.27320165210379</text:p>
          </table:table-cell>
          <table:table-cell office:value-type="float" office:value="2.23946050833733" calcext:value-type="float">
            <text:p>2.23946050833733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smoothl1</text:p>
          </table:table-cell>
          <table:table-cell office:value-type="float" office:value="1.57991518615797" calcext:value-type="float">
            <text:p>1.57991518615797</text:p>
          </table:table-cell>
          <table:table-cell office:value-type="float" office:value="1.39601998797057" calcext:value-type="float">
            <text:p>1.39601998797057</text:p>
          </table:table-cell>
          <table:table-cell office:value-type="float" office:value="1.30276704560638" calcext:value-type="float">
            <text:p>1.30276704560638</text:p>
          </table:table-cell>
          <table:table-cell office:value-type="float" office:value="1.2412857234797" calcext:value-type="float">
            <text:p>1.2412857234797</text:p>
          </table:table-cell>
          <table:table-cell office:value-type="float" office:value="1.1950420954859" calcext:value-type="float">
            <text:p>1.1950420954859</text:p>
          </table:table-cell>
          <table:table-cell office:value-type="float" office:value="1.15758673303048" calcext:value-type="float">
            <text:p>1.15758673303048</text:p>
          </table:table-cell>
          <table:table-cell office:value-type="float" office:value="1.12591983702476" calcext:value-type="float">
            <text:p>1.12591983702476</text:p>
          </table:table-cell>
          <table:table-cell office:value-type="float" office:value="1.09843435326236" calcext:value-type="float">
            <text:p>1.09843435326236</text:p>
          </table:table-cell>
          <table:table-cell office:value-type="float" office:value="1.07414638598381" calcext:value-type="float">
            <text:p>1.07414638598381</text:p>
          </table:table-cell>
          <table:table-cell office:value-type="float" office:value="1.05238374855892" calcext:value-type="float">
            <text:p>1.05238374855892</text:p>
          </table:table-cell>
          <table:table-cell office:value-type="float" office:value="1.0326537247508" calcext:value-type="float">
            <text:p>1.0326537247508</text:p>
          </table:table-cell>
          <table:table-cell office:value-type="float" office:value="1.01458273256235" calcext:value-type="float">
            <text:p>1.01458273256235</text:p>
          </table:table-cell>
          <table:table-cell office:value-type="float" office:value="0.997883658351889" calcext:value-type="float">
            <text:p>0.997883658351889</text:p>
          </table:table-cell>
          <table:table-cell office:value-type="float" office:value="0.982334627681837" calcext:value-type="float">
            <text:p>0.982334627681837</text:p>
          </table:table-cell>
          <table:table-cell office:value-type="float" office:value="0.967763141950013" calcext:value-type="float">
            <text:p>0.967763141950013</text:p>
          </table:table-cell>
          <table:table-cell office:value-type="float" office:value="0.954034255104907" calcext:value-type="float">
            <text:p>0.954034255104907</text:p>
          </table:table-cell>
          <table:table-cell office:value-type="float" office:value="0.941041046838357" calcext:value-type="float">
            <text:p>0.941041046838357</text:p>
          </table:table-cell>
          <table:table-cell office:value-type="float" office:value="0.928697470108543" calcext:value-type="float">
            <text:p>0.928697470108543</text:p>
          </table:table-cell>
          <table:table-cell office:value-type="float" office:value="0.916933036017067" calcext:value-type="float">
            <text:p>0.916933036017067</text:p>
          </table:table-cell>
          <table:table-cell office:value-type="float" office:value="0.905688721938185" calcext:value-type="float">
            <text:p>0.905688721938185</text:p>
          </table:table-cell>
          <table:table-cell office:value-type="float" office:value="0.894914135751661" calcext:value-type="float">
            <text:p>0.894914135751661</text:p>
          </table:table-cell>
          <table:table-cell office:value-type="float" office:value="0.88456549415836" calcext:value-type="float">
            <text:p>0.88456549415836</text:p>
          </table:table-cell>
          <table:table-cell office:value-type="float" office:value="0.874604300778436" calcext:value-type="float">
            <text:p>0.874604300778436</text:p>
          </table:table-cell>
          <table:table-cell office:value-type="float" office:value="0.864996624064806" calcext:value-type="float">
            <text:p>0.864996624064806</text:p>
          </table:table-cell>
          <table:table-cell office:value-type="float" office:value="0.85571245659694" calcext:value-type="float">
            <text:p>0.85571245659694</text:p>
          </table:table-cell>
          <table:table-cell office:value-type="float" office:value="0.846725351084223" calcext:value-type="float">
            <text:p>0.846725351084223</text:p>
          </table:table-cell>
          <table:table-cell office:value-type="float" office:value="0.83801212091154" calcext:value-type="float">
            <text:p>0.83801212091154</text:p>
          </table:table-cell>
          <table:table-cell office:value-type="float" office:value="0.829552360951667" calcext:value-type="float">
            <text:p>0.829552360951667</text:p>
          </table:table-cell>
          <table:table-cell office:value-type="float" office:value="0.821328344373934" calcext:value-type="float">
            <text:p>0.821328344373934</text:p>
          </table:table-cell>
          <table:table-cell office:value-type="float" office:value="0.813324481204098" calcext:value-type="float">
            <text:p>0.813324481204098</text:p>
          </table:table-cell>
          <table:table-cell office:value-type="float" office:value="0.805527083813947" calcext:value-type="float">
            <text:p>0.805527083813947</text:p>
          </table:table-cell>
          <table:table-cell office:value-type="float" office:value="0.797924077660565" calcext:value-type="float">
            <text:p>0.797924077660565</text:p>
          </table:table-cell>
          <table:table-cell office:value-type="float" office:value="0.790504641499336" calcext:value-type="float">
            <text:p>0.790504641499336</text:p>
          </table:table-cell>
          <table:table-cell office:value-type="float" office:value="0.783259119476597" calcext:value-type="float">
            <text:p>0.783259119476597</text:p>
          </table:table-cell>
          <table:table-cell office:value-type="float" office:value="0.776178648930443" calcext:value-type="float">
            <text:p>0.776178648930443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smoothl1</text:p>
          </table:table-cell>
          <table:table-cell table:number-columns-repeated="35" office:value-type="float" office:value="9.0996033847332" calcext:value-type="float">
            <text:p>9.0996033847332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mse</text:p>
          </table:table-cell>
          <table:table-cell office:value-type="float" office:value="132.086289048512" calcext:value-type="float">
            <text:p>132.086289048512</text:p>
          </table:table-cell>
          <table:table-cell office:value-type="float" office:value="2.53861001433518" calcext:value-type="float">
            <text:p>2.53861001433518</text:p>
          </table:table-cell>
          <table:table-cell office:value-type="float" office:value="2.29583065483041" calcext:value-type="float">
            <text:p>2.29583065483041</text:p>
          </table:table-cell>
          <table:table-cell office:value-type="float" office:value="2.14489871975144" calcext:value-type="float">
            <text:p>2.14489871975144</text:p>
          </table:table-cell>
          <table:table-cell office:value-type="float" office:value="2.0324021449113" calcext:value-type="float">
            <text:p>2.0324021449113</text:p>
          </table:table-cell>
          <table:table-cell office:value-type="float" office:value="1.92989898984058" calcext:value-type="float">
            <text:p>1.92989898984058</text:p>
          </table:table-cell>
          <table:table-cell office:value-type="float" office:value="1.84562038069867" calcext:value-type="float">
            <text:p>1.84562038069867</text:p>
          </table:table-cell>
          <table:table-cell office:value-type="float" office:value="1.78291254538646" calcext:value-type="float">
            <text:p>1.78291254538646</text:p>
          </table:table-cell>
          <table:table-cell office:value-type="float" office:value="1.73016248908933" calcext:value-type="float">
            <text:p>1.73016248908933</text:p>
          </table:table-cell>
          <table:table-cell office:value-type="float" office:value="1.68431229136231" calcext:value-type="float">
            <text:p>1.68431229136231</text:p>
          </table:table-cell>
          <table:table-cell office:value-type="float" office:value="1.64481244076647" calcext:value-type="float">
            <text:p>1.64481244076647</text:p>
          </table:table-cell>
          <table:table-cell office:value-type="float" office:value="1.61157058239757" calcext:value-type="float">
            <text:p>1.61157058239757</text:p>
          </table:table-cell>
          <table:table-cell office:value-type="float" office:value="1.58152753756329" calcext:value-type="float">
            <text:p>1.58152753756329</text:p>
          </table:table-cell>
          <table:table-cell office:value-type="float" office:value="1.55177139682948" calcext:value-type="float">
            <text:p>1.55177139682948</text:p>
          </table:table-cell>
          <table:table-cell office:value-type="float" office:value="1.52272289561978" calcext:value-type="float">
            <text:p>1.52272289561978</text:p>
          </table:table-cell>
          <table:table-cell office:value-type="float" office:value="1.4976725913409" calcext:value-type="float">
            <text:p>1.4976725913409</text:p>
          </table:table-cell>
          <table:table-cell office:value-type="float" office:value="1.47560126363547" calcext:value-type="float">
            <text:p>1.47560126363547</text:p>
          </table:table-cell>
          <table:table-cell office:value-type="float" office:value="1.45524902003746" calcext:value-type="float">
            <text:p>1.45524902003746</text:p>
          </table:table-cell>
          <table:table-cell office:value-type="float" office:value="1.43525932861068" calcext:value-type="float">
            <text:p>1.43525932861068</text:p>
          </table:table-cell>
          <table:table-cell office:value-type="float" office:value="1.416779783418" calcext:value-type="float">
            <text:p>1.416779783418</text:p>
          </table:table-cell>
          <table:table-cell office:value-type="float" office:value="1.39961292498824" calcext:value-type="float">
            <text:p>1.39961292498824</text:p>
          </table:table-cell>
          <table:table-cell office:value-type="float" office:value="1.3837068683702" calcext:value-type="float">
            <text:p>1.3837068683702</text:p>
          </table:table-cell>
          <table:table-cell office:value-type="float" office:value="1.36888801655681" calcext:value-type="float">
            <text:p>1.36888801655681</text:p>
          </table:table-cell>
          <table:table-cell office:value-type="float" office:value="1.35513316723138" calcext:value-type="float">
            <text:p>1.35513316723138</text:p>
          </table:table-cell>
          <table:table-cell office:value-type="float" office:value="1.3420877055093" calcext:value-type="float">
            <text:p>1.3420877055093</text:p>
          </table:table-cell>
          <table:table-cell office:value-type="float" office:value="1.32929789779133" calcext:value-type="float">
            <text:p>1.32929789779133</text:p>
          </table:table-cell>
          <table:table-cell office:value-type="float" office:value="1.31719512096332" calcext:value-type="float">
            <text:p>1.31719512096332</text:p>
          </table:table-cell>
          <table:table-cell office:value-type="float" office:value="1.30570236707421" calcext:value-type="float">
            <text:p>1.30570236707421</text:p>
          </table:table-cell>
          <table:table-cell office:value-type="float" office:value="1.29496689548709" calcext:value-type="float">
            <text:p>1.29496689548709</text:p>
          </table:table-cell>
          <table:table-cell office:value-type="float" office:value="1.28472708105623" calcext:value-type="float">
            <text:p>1.28472708105623</text:p>
          </table:table-cell>
          <table:table-cell office:value-type="float" office:value="1.27438203888613" calcext:value-type="float">
            <text:p>1.27438203888613</text:p>
          </table:table-cell>
          <table:table-cell office:value-type="float" office:value="1.26482209959738" calcext:value-type="float">
            <text:p>1.26482209959738</text:p>
          </table:table-cell>
          <table:table-cell office:value-type="float" office:value="1.25562787960755" calcext:value-type="float">
            <text:p>1.25562787960755</text:p>
          </table:table-cell>
          <table:table-cell office:value-type="float" office:value="1.24682013662101" calcext:value-type="float">
            <text:p>1.24682013662101</text:p>
          </table:table-cell>
          <table:table-cell office:value-type="float" office:value="1.23861890919687" calcext:value-type="float">
            <text:p>1.23861890919687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mse</text:p>
          </table:table-cell>
          <table:table-cell office:value-type="float" office:value="138.776014782152" calcext:value-type="float">
            <text:p>138.776014782152</text:p>
          </table:table-cell>
          <table:table-cell office:value-type="float" office:value="4.91485931959034" calcext:value-type="float">
            <text:p>4.91485931959034</text:p>
          </table:table-cell>
          <table:table-cell office:value-type="float" office:value="4.46772057589964" calcext:value-type="float">
            <text:p>4.46772057589964</text:p>
          </table:table-cell>
          <table:table-cell office:value-type="float" office:value="4.08665184394547" calcext:value-type="float">
            <text:p>4.08665184394547</text:p>
          </table:table-cell>
          <table:table-cell office:value-type="float" office:value="3.94259981468217" calcext:value-type="float">
            <text:p>3.94259981468217</text:p>
          </table:table-cell>
          <table:table-cell office:value-type="float" office:value="3.58004888594776" calcext:value-type="float">
            <text:p>3.58004888594776</text:p>
          </table:table-cell>
          <table:table-cell office:value-type="float" office:value="3.45800353388694" calcext:value-type="float">
            <text:p>3.45800353388694</text:p>
          </table:table-cell>
          <table:table-cell office:value-type="float" office:value="3.43548588923052" calcext:value-type="float">
            <text:p>3.43548588923052</text:p>
          </table:table-cell>
          <table:table-cell office:value-type="float" office:value="3.22502187434081" calcext:value-type="float">
            <text:p>3.22502187434081</text:p>
          </table:table-cell>
          <table:table-cell office:value-type="float" office:value="3.02437707383794" calcext:value-type="float">
            <text:p>3.02437707383794</text:p>
          </table:table-cell>
          <table:table-cell office:value-type="float" office:value="2.96100051886992" calcext:value-type="float">
            <text:p>2.96100051886992</text:p>
          </table:table-cell>
          <table:table-cell office:value-type="float" office:value="2.83177547122908" calcext:value-type="float">
            <text:p>2.83177547122908</text:p>
          </table:table-cell>
          <table:table-cell office:value-type="float" office:value="2.67387814124365" calcext:value-type="float">
            <text:p>2.67387814124365</text:p>
          </table:table-cell>
          <table:table-cell office:value-type="float" office:value="2.7028023431753" calcext:value-type="float">
            <text:p>2.7028023431753</text:p>
          </table:table-cell>
          <table:table-cell office:value-type="float" office:value="2.55899666115355" calcext:value-type="float">
            <text:p>2.55899666115355</text:p>
          </table:table-cell>
          <table:table-cell office:value-type="float" office:value="2.43838303164744" calcext:value-type="float">
            <text:p>2.43838303164744</text:p>
          </table:table-cell>
          <table:table-cell office:value-type="float" office:value="2.49433417314544" calcext:value-type="float">
            <text:p>2.49433417314544</text:p>
          </table:table-cell>
          <table:table-cell office:value-type="float" office:value="2.43780182267277" calcext:value-type="float">
            <text:p>2.43780182267277</text:p>
          </table:table-cell>
          <table:table-cell office:value-type="float" office:value="2.25193149530319" calcext:value-type="float">
            <text:p>2.25193149530319</text:p>
          </table:table-cell>
          <table:table-cell office:value-type="float" office:value="2.28574626468312" calcext:value-type="float">
            <text:p>2.28574626468312</text:p>
          </table:table-cell>
          <table:table-cell office:value-type="float" office:value="2.27134806940401" calcext:value-type="float">
            <text:p>2.27134806940401</text:p>
          </table:table-cell>
          <table:table-cell office:value-type="float" office:value="2.14251744649084" calcext:value-type="float">
            <text:p>2.14251744649084</text:p>
          </table:table-cell>
          <table:table-cell office:value-type="float" office:value="2.1044928844709" calcext:value-type="float">
            <text:p>2.1044928844709</text:p>
          </table:table-cell>
          <table:table-cell office:value-type="float" office:value="2.08403665375725" calcext:value-type="float">
            <text:p>2.08403665375725</text:p>
          </table:table-cell>
          <table:table-cell office:value-type="float" office:value="1.96294943730341" calcext:value-type="float">
            <text:p>1.96294943730341</text:p>
          </table:table-cell>
          <table:table-cell office:value-type="float" office:value="2.00401881952464" calcext:value-type="float">
            <text:p>2.00401881952464</text:p>
          </table:table-cell>
          <table:table-cell office:value-type="float" office:value="1.91601241486368" calcext:value-type="float">
            <text:p>1.91601241486368</text:p>
          </table:table-cell>
          <table:table-cell office:value-type="float" office:value="1.80448234789174" calcext:value-type="float">
            <text:p>1.80448234789174</text:p>
          </table:table-cell>
          <table:table-cell office:value-type="float" office:value="1.72722165896036" calcext:value-type="float">
            <text:p>1.72722165896036</text:p>
          </table:table-cell>
          <table:table-cell office:value-type="float" office:value="1.71206525335048" calcext:value-type="float">
            <text:p>1.71206525335048</text:p>
          </table:table-cell>
          <table:table-cell office:value-type="float" office:value="1.73270883150491" calcext:value-type="float">
            <text:p>1.73270883150491</text:p>
          </table:table-cell>
          <table:table-cell office:value-type="float" office:value="1.61569531301938" calcext:value-type="float">
            <text:p>1.61569531301938</text:p>
          </table:table-cell>
          <table:table-cell office:value-type="float" office:value="1.70412638639917" calcext:value-type="float">
            <text:p>1.70412638639917</text:p>
          </table:table-cell>
          <table:table-cell office:value-type="float" office:value="1.64367413152524" calcext:value-type="float">
            <text:p>1.64367413152524</text:p>
          </table:table-cell>
          <table:table-cell office:value-type="float" office:value="1.61955163875493" calcext:value-type="float">
            <text:p>1.61955163875493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l1</text:p>
          </table:table-cell>
          <table:table-cell office:value-type="float" office:value="89.5155266198011" calcext:value-type="float">
            <text:p>89.5155266198011</text:p>
          </table:table-cell>
          <table:table-cell office:value-type="float" office:value="16.399840351058" calcext:value-type="float">
            <text:p>16.399840351058</text:p>
          </table:table-cell>
          <table:table-cell office:value-type="float" office:value="5.33213958975808" calcext:value-type="float">
            <text:p>5.33213958975808</text:p>
          </table:table-cell>
          <table:table-cell office:value-type="float" office:value="4.12273819307538" calcext:value-type="float">
            <text:p>4.12273819307538</text:p>
          </table:table-cell>
          <table:table-cell office:value-type="float" office:value="3.68790927214737" calcext:value-type="float">
            <text:p>3.68790927214737</text:p>
          </table:table-cell>
          <table:table-cell office:value-type="float" office:value="3.4455244568413" calcext:value-type="float">
            <text:p>3.4455244568413</text:p>
          </table:table-cell>
          <table:table-cell office:value-type="float" office:value="3.19065542859217" calcext:value-type="float">
            <text:p>3.19065542859217</text:p>
          </table:table-cell>
          <table:table-cell office:value-type="float" office:value="3.12812747205267" calcext:value-type="float">
            <text:p>3.12812747205267</text:p>
          </table:table-cell>
          <table:table-cell office:value-type="float" office:value="2.960926588408" calcext:value-type="float">
            <text:p>2.960926588408</text:p>
          </table:table-cell>
          <table:table-cell office:value-type="float" office:value="2.84924289687858" calcext:value-type="float">
            <text:p>2.84924289687858</text:p>
          </table:table-cell>
          <table:table-cell office:value-type="float" office:value="2.79819492498089" calcext:value-type="float">
            <text:p>2.79819492498089</text:p>
          </table:table-cell>
          <table:table-cell office:value-type="float" office:value="2.69834574125796" calcext:value-type="float">
            <text:p>2.69834574125796</text:p>
          </table:table-cell>
          <table:table-cell office:value-type="float" office:value="2.54064684252956" calcext:value-type="float">
            <text:p>2.54064684252956</text:p>
          </table:table-cell>
          <table:table-cell office:value-type="float" office:value="2.52000949160856" calcext:value-type="float">
            <text:p>2.52000949160856</text:p>
          </table:table-cell>
          <table:table-cell office:value-type="float" office:value="2.46469478864476" calcext:value-type="float">
            <text:p>2.46469478864476</text:p>
          </table:table-cell>
          <table:table-cell office:value-type="float" office:value="2.33965080822832" calcext:value-type="float">
            <text:p>2.33965080822832</text:p>
          </table:table-cell>
          <table:table-cell office:value-type="float" office:value="2.3746355418836" calcext:value-type="float">
            <text:p>2.3746355418836</text:p>
          </table:table-cell>
          <table:table-cell office:value-type="float" office:value="2.25988037743934" calcext:value-type="float">
            <text:p>2.25988037743934</text:p>
          </table:table-cell>
          <table:table-cell office:value-type="float" office:value="2.23138722123326" calcext:value-type="float">
            <text:p>2.23138722123326</text:p>
          </table:table-cell>
          <table:table-cell office:value-type="float" office:value="2.17245886959944" calcext:value-type="float">
            <text:p>2.17245886959944</text:p>
          </table:table-cell>
          <table:table-cell office:value-type="float" office:value="2.08141041857268" calcext:value-type="float">
            <text:p>2.08141041857268</text:p>
          </table:table-cell>
          <table:table-cell office:value-type="float" office:value="1.99031733112028" calcext:value-type="float">
            <text:p>1.99031733112028</text:p>
          </table:table-cell>
          <table:table-cell office:value-type="float" office:value="2.05440896326689" calcext:value-type="float">
            <text:p>2.05440896326689</text:p>
          </table:table-cell>
          <table:table-cell office:value-type="float" office:value="1.97283869045946" calcext:value-type="float">
            <text:p>1.97283869045946</text:p>
          </table:table-cell>
          <table:table-cell office:value-type="float" office:value="1.97041044122584" calcext:value-type="float">
            <text:p>1.97041044122584</text:p>
          </table:table-cell>
          <table:table-cell office:value-type="float" office:value="1.86797335040008" calcext:value-type="float">
            <text:p>1.86797335040008</text:p>
          </table:table-cell>
          <table:table-cell office:value-type="float" office:value="1.91559441354131" calcext:value-type="float">
            <text:p>1.91559441354131</text:p>
          </table:table-cell>
          <table:table-cell office:value-type="float" office:value="1.82244532013408" calcext:value-type="float">
            <text:p>1.82244532013408</text:p>
          </table:table-cell>
          <table:table-cell office:value-type="float" office:value="1.82011673113412" calcext:value-type="float">
            <text:p>1.82011673113412</text:p>
          </table:table-cell>
          <table:table-cell office:value-type="float" office:value="1.74236351477248" calcext:value-type="float">
            <text:p>1.74236351477248</text:p>
          </table:table-cell>
          <table:table-cell office:value-type="float" office:value="1.72492833396733" calcext:value-type="float">
            <text:p>1.72492833396733</text:p>
          </table:table-cell>
          <table:table-cell office:value-type="float" office:value="1.68435049388095" calcext:value-type="float">
            <text:p>1.68435049388095</text:p>
          </table:table-cell>
          <table:table-cell office:value-type="float" office:value="1.62470331009214" calcext:value-type="float">
            <text:p>1.62470331009214</text:p>
          </table:table-cell>
          <table:table-cell office:value-type="float" office:value="1.64005899712053" calcext:value-type="float">
            <text:p>1.64005899712053</text:p>
          </table:table-cell>
          <table:table-cell office:value-type="float" office:value="1.65633799833522" calcext:value-type="float">
            <text:p>1.6563379983352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softmargin</text:p>
          </table:table-cell>
          <table:table-cell office:value-type="float" office:value="12.637810792185" calcext:value-type="float">
            <text:p>12.637810792185</text:p>
          </table:table-cell>
          <table:table-cell office:value-type="float" office:value="12.6374517260573" calcext:value-type="float">
            <text:p>12.6374517260573</text:p>
          </table:table-cell>
          <table:table-cell office:value-type="float" office:value="12.637105254268" calcext:value-type="float">
            <text:p>12.637105254268</text:p>
          </table:table-cell>
          <table:table-cell office:value-type="float" office:value="12.6367707500441" calcext:value-type="float">
            <text:p>12.6367707500441</text:p>
          </table:table-cell>
          <table:table-cell office:value-type="float" office:value="12.6364475111999" calcext:value-type="float">
            <text:p>12.6364475111999</text:p>
          </table:table-cell>
          <table:table-cell office:value-type="float" office:value="12.636134937294" calcext:value-type="float">
            <text:p>12.636134937294</text:p>
          </table:table-cell>
          <table:table-cell office:value-type="float" office:value="12.635832486839" calcext:value-type="float">
            <text:p>12.635832486839</text:p>
          </table:table-cell>
          <table:table-cell office:value-type="float" office:value="12.6355396691577" calcext:value-type="float">
            <text:p>12.6355396691577</text:p>
          </table:table-cell>
          <table:table-cell office:value-type="float" office:value="12.6352558656579" calcext:value-type="float">
            <text:p>12.6352558656579</text:p>
          </table:table-cell>
          <table:table-cell office:value-type="float" office:value="12.6349807687073" calcext:value-type="float">
            <text:p>12.6349807687073</text:p>
          </table:table-cell>
          <table:table-cell office:value-type="float" office:value="12.6347138701507" calcext:value-type="float">
            <text:p>12.6347138701507</text:p>
          </table:table-cell>
          <table:table-cell office:value-type="float" office:value="12.6344547636381" calcext:value-type="float">
            <text:p>12.6344547636381</text:p>
          </table:table-cell>
          <table:table-cell office:value-type="float" office:value="12.6342031983339" calcext:value-type="float">
            <text:p>12.6342031983339</text:p>
          </table:table-cell>
          <table:table-cell office:value-type="float" office:value="12.6339587034413" calcext:value-type="float">
            <text:p>12.6339587034413</text:p>
          </table:table-cell>
          <table:table-cell office:value-type="float" office:value="12.6337209874019" calcext:value-type="float">
            <text:p>12.6337209874019</text:p>
          </table:table-cell>
          <table:table-cell office:value-type="float" office:value="12.63348982813" calcext:value-type="float">
            <text:p>12.63348982813</text:p>
          </table:table-cell>
          <table:table-cell office:value-type="float" office:value="12.633264787299" calcext:value-type="float">
            <text:p>12.633264787299</text:p>
          </table:table-cell>
          <table:table-cell office:value-type="float" office:value="12.6330457656585" calcext:value-type="float">
            <text:p>12.6330457656585</text:p>
          </table:table-cell>
          <table:table-cell office:value-type="float" office:value="12.6328324165312" calcext:value-type="float">
            <text:p>12.6328324165312</text:p>
          </table:table-cell>
          <table:table-cell office:value-type="float" office:value="12.6326246060049" calcext:value-type="float">
            <text:p>12.6326246060049</text:p>
          </table:table-cell>
          <table:table-cell office:value-type="float" office:value="12.632421925307" calcext:value-type="float">
            <text:p>12.632421925307</text:p>
          </table:table-cell>
          <table:table-cell office:value-type="float" office:value="12.6322243144423" calcext:value-type="float">
            <text:p>12.6322243144423</text:p>
          </table:table-cell>
          <table:table-cell office:value-type="float" office:value="12.6320315070283" calcext:value-type="float">
            <text:p>12.6320315070283</text:p>
          </table:table-cell>
          <table:table-cell office:value-type="float" office:value="12.63184337062" calcext:value-type="float">
            <text:p>12.63184337062</text:p>
          </table:table-cell>
          <table:table-cell office:value-type="float" office:value="12.6316596952893" calcext:value-type="float">
            <text:p>12.6316596952893</text:p>
          </table:table-cell>
          <table:table-cell office:value-type="float" office:value="12.6314803321808" calcext:value-type="float">
            <text:p>12.6314803321808</text:p>
          </table:table-cell>
          <table:table-cell office:value-type="float" office:value="12.6313050881307" calcext:value-type="float">
            <text:p>12.6313050881307</text:p>
          </table:table-cell>
          <table:table-cell office:value-type="float" office:value="12.6311338667155" calcext:value-type="float">
            <text:p>12.6311338667155</text:p>
          </table:table-cell>
          <table:table-cell office:value-type="float" office:value="12.6309665056141" calcext:value-type="float">
            <text:p>12.6309665056141</text:p>
          </table:table-cell>
          <table:table-cell office:value-type="float" office:value="12.6308027260171" calcext:value-type="float">
            <text:p>12.6308027260171</text:p>
          </table:table-cell>
          <table:table-cell office:value-type="float" office:value="12.6306426478285" calcext:value-type="float">
            <text:p>12.6306426478285</text:p>
          </table:table-cell>
          <table:table-cell office:value-type="float" office:value="12.6304859725618" calcext:value-type="float">
            <text:p>12.6304859725618</text:p>
          </table:table-cell>
          <table:table-cell office:value-type="float" office:value="12.6303326524531" calcext:value-type="float">
            <text:p>12.6303326524531</text:p>
          </table:table-cell>
          <table:table-cell office:value-type="float" office:value="12.6301824870495" calcext:value-type="float">
            <text:p>12.6301824870495</text:p>
          </table:table-cell>
          <table:table-cell office:value-type="float" office:value="12.6300355464881" calcext:value-type="float">
            <text:p>12.6300355464881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mse</text:p>
          </table:table-cell>
          <table:table-cell office:value-type="float" office:value="51.4365107527174" calcext:value-type="float">
            <text:p>51.4365107527174</text:p>
          </table:table-cell>
          <table:table-cell office:value-type="float" office:value="3.52889379065988" calcext:value-type="float">
            <text:p>3.52889379065988</text:p>
          </table:table-cell>
          <table:table-cell office:value-type="float" office:value="3.24394096500046" calcext:value-type="float">
            <text:p>3.24394096500046</text:p>
          </table:table-cell>
          <table:table-cell office:value-type="float" office:value="3.02376157366931" calcext:value-type="float">
            <text:p>3.02376157366931</text:p>
          </table:table-cell>
          <table:table-cell office:value-type="float" office:value="2.84191085242134" calcext:value-type="float">
            <text:p>2.84191085242134</text:p>
          </table:table-cell>
          <table:table-cell office:value-type="float" office:value="2.68707401615641" calcext:value-type="float">
            <text:p>2.68707401615641</text:p>
          </table:table-cell>
          <table:table-cell office:value-type="float" office:value="2.55237954793258" calcext:value-type="float">
            <text:p>2.55237954793258</text:p>
          </table:table-cell>
          <table:table-cell office:value-type="float" office:value="2.43308417530684" calcext:value-type="float">
            <text:p>2.43308417530684</text:p>
          </table:table-cell>
          <table:table-cell office:value-type="float" office:value="2.3256324442914" calcext:value-type="float">
            <text:p>2.3256324442914</text:p>
          </table:table-cell>
          <table:table-cell office:value-type="float" office:value="2.22724318891096" calcext:value-type="float">
            <text:p>2.22724318891096</text:p>
          </table:table-cell>
          <table:table-cell office:value-type="float" office:value="2.13575901970798" calcext:value-type="float">
            <text:p>2.13575901970798</text:p>
          </table:table-cell>
          <table:table-cell office:value-type="float" office:value="2.05041578693074" calcext:value-type="float">
            <text:p>2.05041578693074</text:p>
          </table:table-cell>
          <table:table-cell office:value-type="float" office:value="1.97323489032447" calcext:value-type="float">
            <text:p>1.97323489032447</text:p>
          </table:table-cell>
          <table:table-cell office:value-type="float" office:value="1.90144951866635" calcext:value-type="float">
            <text:p>1.90144951866635</text:p>
          </table:table-cell>
          <table:table-cell office:value-type="float" office:value="1.83632790755076" calcext:value-type="float">
            <text:p>1.83632790755076</text:p>
          </table:table-cell>
          <table:table-cell office:value-type="float" office:value="1.77645563264986" calcext:value-type="float">
            <text:p>1.77645563264986</text:p>
          </table:table-cell>
          <table:table-cell office:value-type="float" office:value="1.72055502275238" calcext:value-type="float">
            <text:p>1.72055502275238</text:p>
          </table:table-cell>
          <table:table-cell office:value-type="float" office:value="1.67006334559837" calcext:value-type="float">
            <text:p>1.67006334559837</text:p>
          </table:table-cell>
          <table:table-cell office:value-type="float" office:value="1.62338876488002" calcext:value-type="float">
            <text:p>1.62338876488002</text:p>
          </table:table-cell>
          <table:table-cell office:value-type="float" office:value="1.57874847607045" calcext:value-type="float">
            <text:p>1.57874847607045</text:p>
          </table:table-cell>
          <table:table-cell office:value-type="float" office:value="1.53599171940196" calcext:value-type="float">
            <text:p>1.53599171940196</text:p>
          </table:table-cell>
          <table:table-cell office:value-type="float" office:value="1.49489385087203" calcext:value-type="float">
            <text:p>1.49489385087203</text:p>
          </table:table-cell>
          <table:table-cell office:value-type="float" office:value="1.45528770562764" calcext:value-type="float">
            <text:p>1.45528770562764</text:p>
          </table:table-cell>
          <table:table-cell office:value-type="float" office:value="1.416997080439" calcext:value-type="float">
            <text:p>1.416997080439</text:p>
          </table:table-cell>
          <table:table-cell office:value-type="float" office:value="1.38036841035594" calcext:value-type="float">
            <text:p>1.38036841035594</text:p>
          </table:table-cell>
          <table:table-cell office:value-type="float" office:value="1.34504523858589" calcext:value-type="float">
            <text:p>1.34504523858589</text:p>
          </table:table-cell>
          <table:table-cell office:value-type="float" office:value="1.31173507381824" calcext:value-type="float">
            <text:p>1.31173507381824</text:p>
          </table:table-cell>
          <table:table-cell office:value-type="float" office:value="1.27940736383176" calcext:value-type="float">
            <text:p>1.27940736383176</text:p>
          </table:table-cell>
          <table:table-cell office:value-type="float" office:value="1.24798394484572" calcext:value-type="float">
            <text:p>1.24798394484572</text:p>
          </table:table-cell>
          <table:table-cell office:value-type="float" office:value="1.2174020648392" calcext:value-type="float">
            <text:p>1.2174020648392</text:p>
          </table:table-cell>
          <table:table-cell office:value-type="float" office:value="1.18760774748076" calcext:value-type="float">
            <text:p>1.18760774748076</text:p>
          </table:table-cell>
          <table:table-cell office:value-type="float" office:value="1.15854409290966" calcext:value-type="float">
            <text:p>1.15854409290966</text:p>
          </table:table-cell>
          <table:table-cell office:value-type="float" office:value="1.13017200373365" calcext:value-type="float">
            <text:p>1.13017200373365</text:p>
          </table:table-cell>
          <table:table-cell office:value-type="float" office:value="1.10231508564407" calcext:value-type="float">
            <text:p>1.10231508564407</text:p>
          </table:table-cell>
          <table:table-cell office:value-type="float" office:value="1.07664622882682" calcext:value-type="float">
            <text:p>1.07664622882682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softmargin</text:p>
          </table:table-cell>
          <table:table-cell office:value-type="float" office:value="13.1173714674367" calcext:value-type="float">
            <text:p>13.1173714674367</text:p>
          </table:table-cell>
          <table:table-cell office:value-type="float" office:value="13.0674783867262" calcext:value-type="float">
            <text:p>13.0674783867262</text:p>
          </table:table-cell>
          <table:table-cell office:value-type="float" office:value="13.0262235889582" calcext:value-type="float">
            <text:p>13.0262235889582</text:p>
          </table:table-cell>
          <table:table-cell office:value-type="float" office:value="12.9916254149068" calcext:value-type="float">
            <text:p>12.9916254149068</text:p>
          </table:table-cell>
          <table:table-cell office:value-type="float" office:value="12.9621175355955" calcext:value-type="float">
            <text:p>12.9621175355955</text:p>
          </table:table-cell>
          <table:table-cell office:value-type="float" office:value="12.9365879882756" calcext:value-type="float">
            <text:p>12.9365879882756</text:p>
          </table:table-cell>
          <table:table-cell office:value-type="float" office:value="12.9142409974291" calcext:value-type="float">
            <text:p>12.9142409974291</text:p>
          </table:table-cell>
          <table:table-cell office:value-type="float" office:value="12.8945253279117" calcext:value-type="float">
            <text:p>12.8945253279117</text:p>
          </table:table-cell>
          <table:table-cell office:value-type="float" office:value="12.8770713256742" calcext:value-type="float">
            <text:p>12.8770713256742</text:p>
          </table:table-cell>
          <table:table-cell office:value-type="float" office:value="12.8615133070503" calcext:value-type="float">
            <text:p>12.8615133070503</text:p>
          </table:table-cell>
          <table:table-cell office:value-type="float" office:value="12.8475805584074" calcext:value-type="float">
            <text:p>12.8475805584074</text:p>
          </table:table-cell>
          <table:table-cell office:value-type="float" office:value="12.835036286445" calcext:value-type="float">
            <text:p>12.835036286445</text:p>
          </table:table-cell>
          <table:table-cell office:value-type="float" office:value="12.8236826514349" calcext:value-type="float">
            <text:p>12.8236826514349</text:p>
          </table:table-cell>
          <table:table-cell office:value-type="float" office:value="12.8133678048675" calcext:value-type="float">
            <text:p>12.8133678048675</text:p>
          </table:table-cell>
          <table:table-cell office:value-type="float" office:value="12.8039444994996" calcext:value-type="float">
            <text:p>12.8039444994996</text:p>
          </table:table-cell>
          <table:table-cell office:value-type="float" office:value="12.7953099735562" calcext:value-type="float">
            <text:p>12.7953099735562</text:p>
          </table:table-cell>
          <table:table-cell office:value-type="float" office:value="12.7873561259427" calcext:value-type="float">
            <text:p>12.7873561259427</text:p>
          </table:table-cell>
          <table:table-cell office:value-type="float" office:value="12.7799811907583" calcext:value-type="float">
            <text:p>12.7799811907583</text:p>
          </table:table-cell>
          <table:table-cell office:value-type="float" office:value="12.7731667069911" calcext:value-type="float">
            <text:p>12.7731667069911</text:p>
          </table:table-cell>
          <table:table-cell office:value-type="float" office:value="12.7668544092788" calcext:value-type="float">
            <text:p>12.7668544092788</text:p>
          </table:table-cell>
          <table:table-cell office:value-type="float" office:value="12.7609645745611" calcext:value-type="float">
            <text:p>12.7609645745611</text:p>
          </table:table-cell>
          <table:table-cell office:value-type="float" office:value="12.7554736903469" calcext:value-type="float">
            <text:p>12.7554736903469</text:p>
          </table:table-cell>
          <table:table-cell office:value-type="float" office:value="12.7503467668719" calcext:value-type="float">
            <text:p>12.7503467668719</text:p>
          </table:table-cell>
          <table:table-cell office:value-type="float" office:value="12.7455416196426" calcext:value-type="float">
            <text:p>12.7455416196426</text:p>
          </table:table-cell>
          <table:table-cell office:value-type="float" office:value="12.7410289968323" calcext:value-type="float">
            <text:p>12.7410289968323</text:p>
          </table:table-cell>
          <table:table-cell office:value-type="float" office:value="12.7367806053261" calcext:value-type="float">
            <text:p>12.7367806053261</text:p>
          </table:table-cell>
          <table:table-cell office:value-type="float" office:value="12.732790091735" calcext:value-type="float">
            <text:p>12.732790091735</text:p>
          </table:table-cell>
          <table:table-cell office:value-type="float" office:value="12.7290243490646" calcext:value-type="float">
            <text:p>12.7290243490646</text:p>
          </table:table-cell>
          <table:table-cell office:value-type="float" office:value="12.7254685534367" calcext:value-type="float">
            <text:p>12.7254685534367</text:p>
          </table:table-cell>
          <table:table-cell office:value-type="float" office:value="12.7221129918562" calcext:value-type="float">
            <text:p>12.7221129918562</text:p>
          </table:table-cell>
          <table:table-cell office:value-type="float" office:value="12.7189349486601" calcext:value-type="float">
            <text:p>12.7189349486601</text:p>
          </table:table-cell>
          <table:table-cell office:value-type="float" office:value="12.7159253975599" calcext:value-type="float">
            <text:p>12.7159253975599</text:p>
          </table:table-cell>
          <table:table-cell office:value-type="float" office:value="12.7130685349179" calcext:value-type="float">
            <text:p>12.7130685349179</text:p>
          </table:table-cell>
          <table:table-cell office:value-type="float" office:value="12.7103506744864" calcext:value-type="float">
            <text:p>12.7103506744864</text:p>
          </table:table-cell>
          <table:table-cell office:value-type="float" office:value="12.7077601204068" calcext:value-type="float">
            <text:p>12.707760120406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l1</text:p>
          </table:table-cell>
          <table:table-cell table:number-columns-repeated="3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l1</text:p>
          </table:table-cell>
          <table:table-cell office:value-type="float" office:value="144.70086403111" calcext:value-type="float">
            <text:p>144.70086403111</text:p>
          </table:table-cell>
          <table:table-cell office:value-type="float" office:value="101.162425192827" calcext:value-type="float">
            <text:p>101.162425192827</text:p>
          </table:table-cell>
          <table:table-cell office:value-type="float" office:value="74.5326909727501" calcext:value-type="float">
            <text:p>74.5326909727501</text:p>
          </table:table-cell>
          <table:table-cell office:value-type="float" office:value="57.1935099239291" calcext:value-type="float">
            <text:p>57.1935099239291</text:p>
          </table:table-cell>
          <table:table-cell office:value-type="float" office:value="45.5064176998846" calcext:value-type="float">
            <text:p>45.5064176998846</text:p>
          </table:table-cell>
          <table:table-cell office:value-type="float" office:value="37.33821737638" calcext:value-type="float">
            <text:p>37.33821737638</text:p>
          </table:table-cell>
          <table:table-cell office:value-type="float" office:value="31.4129142654901" calcext:value-type="float">
            <text:p>31.4129142654901</text:p>
          </table:table-cell>
          <table:table-cell office:value-type="float" office:value="26.9700463019626" calcext:value-type="float">
            <text:p>26.9700463019626</text:p>
          </table:table-cell>
          <table:table-cell office:value-type="float" office:value="23.544976391656" calcext:value-type="float">
            <text:p>23.544976391656</text:p>
          </table:table-cell>
          <table:table-cell office:value-type="float" office:value="20.8429136403371" calcext:value-type="float">
            <text:p>20.8429136403371</text:p>
          </table:table-cell>
          <table:table-cell office:value-type="float" office:value="18.6695681118031" calcext:value-type="float">
            <text:p>18.6695681118031</text:p>
          </table:table-cell>
          <table:table-cell office:value-type="float" office:value="16.892459535839" calcext:value-type="float">
            <text:p>16.892459535839</text:p>
          </table:table-cell>
          <table:table-cell office:value-type="float" office:value="15.418578532392" calcext:value-type="float">
            <text:p>15.418578532392</text:p>
          </table:table-cell>
          <table:table-cell office:value-type="float" office:value="14.1809721928429" calcext:value-type="float">
            <text:p>14.1809721928429</text:p>
          </table:table-cell>
          <table:table-cell office:value-type="float" office:value="13.1303890794991" calcext:value-type="float">
            <text:p>13.1303890794991</text:p>
          </table:table-cell>
          <table:table-cell office:value-type="float" office:value="12.2299072112392" calcext:value-type="float">
            <text:p>12.2299072112392</text:p>
          </table:table-cell>
          <table:table-cell office:value-type="float" office:value="11.451383109819" calcext:value-type="float">
            <text:p>11.451383109819</text:p>
          </table:table-cell>
          <table:table-cell office:value-type="float" office:value="10.7730452710711" calcext:value-type="float">
            <text:p>10.7730452710711</text:p>
          </table:table-cell>
          <table:table-cell office:value-type="float" office:value="10.1778285600049" calcext:value-type="float">
            <text:p>10.1778285600049</text:p>
          </table:table-cell>
          <table:table-cell office:value-type="float" office:value="9.65219807511321" calcext:value-type="float">
            <text:p>9.65219807511321</text:p>
          </table:table-cell>
          <table:table-cell office:value-type="float" office:value="9.18530342037201" calcext:value-type="float">
            <text:p>9.18530342037201</text:p>
          </table:table-cell>
          <table:table-cell office:value-type="float" office:value="8.76836163409283" calcext:value-type="float">
            <text:p>8.76836163409283</text:p>
          </table:table-cell>
          <table:table-cell office:value-type="float" office:value="8.39419887464011" calcext:value-type="float">
            <text:p>8.39419887464011</text:p>
          </table:table-cell>
          <table:table-cell office:value-type="float" office:value="8.05690797697449" calcext:value-type="float">
            <text:p>8.05690797697449</text:p>
          </table:table-cell>
          <table:table-cell office:value-type="float" office:value="7.75158740680968" calcext:value-type="float">
            <text:p>7.75158740680968</text:p>
          </table:table-cell>
          <table:table-cell office:value-type="float" office:value="7.47414072457985" calcext:value-type="float">
            <text:p>7.47414072457985</text:p>
          </table:table-cell>
          <table:table-cell office:value-type="float" office:value="7.2211222922091" calcext:value-type="float">
            <text:p>7.2211222922091</text:p>
          </table:table-cell>
          <table:table-cell office:value-type="float" office:value="6.98961536445239" calcext:value-type="float">
            <text:p>6.98961536445239</text:p>
          </table:table-cell>
          <table:table-cell office:value-type="float" office:value="6.77713712625524" calcext:value-type="float">
            <text:p>6.77713712625524</text:p>
          </table:table-cell>
          <table:table-cell office:value-type="float" office:value="6.58156197166341" calcext:value-type="float">
            <text:p>6.58156197166341</text:p>
          </table:table-cell>
          <table:table-cell office:value-type="float" office:value="6.40106139549586" calcext:value-type="float">
            <text:p>6.40106139549586</text:p>
          </table:table-cell>
          <table:table-cell office:value-type="float" office:value="6.23405480715563" calcext:value-type="float">
            <text:p>6.23405480715563</text:p>
          </table:table-cell>
          <table:table-cell office:value-type="float" office:value="6.07916927304539" calcext:value-type="float">
            <text:p>6.07916927304539</text:p>
          </table:table-cell>
          <table:table-cell office:value-type="float" office:value="5.93520751389864" calcext:value-type="float">
            <text:p>5.93520751389864</text:p>
          </table:table-cell>
          <table:table-cell office:value-type="float" office:value="5.80112127873907" calcext:value-type="float">
            <text:p>5.80112127873907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crossentropy</text:p>
          </table:table-cell>
          <table:table-cell office:value-type="float" office:value="42.969821580085" calcext:value-type="float">
            <text:p>42.969821580085</text:p>
          </table:table-cell>
          <table:table-cell office:value-type="float" office:value="42.969821548987" calcext:value-type="float">
            <text:p>42.969821548987</text:p>
          </table:table-cell>
          <table:table-cell office:value-type="float" office:value="42.9698215085101" calcext:value-type="float">
            <text:p>42.9698215085101</text:p>
          </table:table-cell>
          <table:table-cell office:value-type="float" office:value="42.9698214913663" calcext:value-type="float">
            <text:p>42.9698214913663</text:p>
          </table:table-cell>
          <table:table-cell office:value-type="float" office:value="42.9698214461241" calcext:value-type="float">
            <text:p>42.9698214461241</text:p>
          </table:table-cell>
          <table:table-cell office:value-type="float" office:value="42.9698213564498" calcext:value-type="float">
            <text:p>42.9698213564498</text:p>
          </table:table-cell>
          <table:table-cell office:value-type="float" office:value="42.9698213317308" calcext:value-type="float">
            <text:p>42.9698213317308</text:p>
          </table:table-cell>
          <table:table-cell office:value-type="float" office:value="42.9698212422653" calcext:value-type="float">
            <text:p>42.9698212422653</text:p>
          </table:table-cell>
          <table:table-cell office:value-type="float" office:value="42.9698211830688" calcext:value-type="float">
            <text:p>42.9698211830688</text:p>
          </table:table-cell>
          <table:table-cell office:value-type="float" office:value="42.9698211623368" calcext:value-type="float">
            <text:p>42.9698211623368</text:p>
          </table:table-cell>
          <table:table-cell office:value-type="float" office:value="42.9698211479838" calcext:value-type="float">
            <text:p>42.9698211479838</text:p>
          </table:table-cell>
          <table:table-cell office:value-type="float" office:value="42.9698210808135" calcext:value-type="float">
            <text:p>42.9698210808135</text:p>
          </table:table-cell>
          <table:table-cell office:value-type="float" office:value="42.969821018278" calcext:value-type="float">
            <text:p>42.969821018278</text:p>
          </table:table-cell>
          <table:table-cell office:value-type="float" office:value="42.9698208737516" calcext:value-type="float">
            <text:p>42.9698208737516</text:p>
          </table:table-cell>
          <table:table-cell office:value-type="float" office:value="42.9698208227948" calcext:value-type="float">
            <text:p>42.9698208227948</text:p>
          </table:table-cell>
          <table:table-cell office:value-type="float" office:value="42.9698208062586" calcext:value-type="float">
            <text:p>42.9698208062586</text:p>
          </table:table-cell>
          <table:table-cell office:value-type="float" office:value="42.9698207803435" calcext:value-type="float">
            <text:p>42.9698207803435</text:p>
          </table:table-cell>
          <table:table-cell office:value-type="float" office:value="42.969820717012" calcext:value-type="float">
            <text:p>42.969820717012</text:p>
          </table:table-cell>
          <table:table-cell office:value-type="float" office:value="42.9698206787565" calcext:value-type="float">
            <text:p>42.9698206787565</text:p>
          </table:table-cell>
          <table:table-cell office:value-type="float" office:value="42.9698206069192" calcext:value-type="float">
            <text:p>42.9698206069192</text:p>
          </table:table-cell>
          <table:table-cell office:value-type="float" office:value="42.9698205243172" calcext:value-type="float">
            <text:p>42.9698205243172</text:p>
          </table:table-cell>
          <table:table-cell office:value-type="float" office:value="42.9698204732844" calcext:value-type="float">
            <text:p>42.9698204732844</text:p>
          </table:table-cell>
          <table:table-cell office:value-type="float" office:value="42.9698204555521" calcext:value-type="float">
            <text:p>42.9698204555521</text:p>
          </table:table-cell>
          <table:table-cell office:value-type="float" office:value="42.9698203831101" calcext:value-type="float">
            <text:p>42.9698203831101</text:p>
          </table:table-cell>
          <table:table-cell office:value-type="float" office:value="42.9698203296852" calcext:value-type="float">
            <text:p>42.9698203296852</text:p>
          </table:table-cell>
          <table:table-cell office:value-type="float" office:value="42.9698202975999" calcext:value-type="float">
            <text:p>42.9698202975999</text:p>
          </table:table-cell>
          <table:table-cell office:value-type="float" office:value="42.96982022132" calcext:value-type="float">
            <text:p>42.96982022132</text:p>
          </table:table-cell>
          <table:table-cell office:value-type="float" office:value="42.9698201858573" calcext:value-type="float">
            <text:p>42.9698201858573</text:p>
          </table:table-cell>
          <table:table-cell office:value-type="float" office:value="42.9698201376154" calcext:value-type="float">
            <text:p>42.9698201376154</text:p>
          </table:table-cell>
          <table:table-cell office:value-type="float" office:value="42.9698201168833" calcext:value-type="float">
            <text:p>42.9698201168833</text:p>
          </table:table-cell>
          <table:table-cell office:value-type="float" office:value="42.9698200798238" calcext:value-type="float">
            <text:p>42.9698200798238</text:p>
          </table:table-cell>
          <table:table-cell office:value-type="float" office:value="42.9698198976653" calcext:value-type="float">
            <text:p>42.9698198976653</text:p>
          </table:table-cell>
          <table:table-cell office:value-type="float" office:value="42.9698198534104" calcext:value-type="float">
            <text:p>42.9698198534104</text:p>
          </table:table-cell>
          <table:table-cell office:value-type="float" office:value="42.9698198360008" calcext:value-type="float">
            <text:p>42.9698198360008</text:p>
          </table:table-cell>
          <table:table-cell office:value-type="float" office:value="42.9698196771879" calcext:value-type="float">
            <text:p>42.9698196771879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huber</text:p>
          </table:table-cell>
          <table:table-cell office:value-type="float" office:value="62.5422117786392" calcext:value-type="float">
            <text:p>62.5422117786392</text:p>
          </table:table-cell>
          <table:table-cell office:value-type="float" office:value="5.95490529251306" calcext:value-type="float">
            <text:p>5.95490529251306</text:p>
          </table:table-cell>
          <table:table-cell office:value-type="float" office:value="2.86905276300908" calcext:value-type="float">
            <text:p>2.86905276300908</text:p>
          </table:table-cell>
          <table:table-cell office:value-type="float" office:value="2.09353039791511" calcext:value-type="float">
            <text:p>2.09353039791511</text:p>
          </table:table-cell>
          <table:table-cell office:value-type="float" office:value="1.67643287657949" calcext:value-type="float">
            <text:p>1.67643287657949</text:p>
          </table:table-cell>
          <table:table-cell office:value-type="float" office:value="1.42045502409172" calcext:value-type="float">
            <text:p>1.42045502409172</text:p>
          </table:table-cell>
          <table:table-cell office:value-type="float" office:value="1.23504958345916" calcext:value-type="float">
            <text:p>1.23504958345916</text:p>
          </table:table-cell>
          <table:table-cell office:value-type="float" office:value="1.09162953297266" calcext:value-type="float">
            <text:p>1.09162953297266</text:p>
          </table:table-cell>
          <table:table-cell office:value-type="float" office:value="0.977807923744805" calcext:value-type="float">
            <text:p>0.977807923744805</text:p>
          </table:table-cell>
          <table:table-cell office:value-type="float" office:value="0.883395964400915" calcext:value-type="float">
            <text:p>0.883395964400915</text:p>
          </table:table-cell>
          <table:table-cell office:value-type="float" office:value="0.802883418263023" calcext:value-type="float">
            <text:p>0.802883418263023</text:p>
          </table:table-cell>
          <table:table-cell office:value-type="float" office:value="0.732722671055915" calcext:value-type="float">
            <text:p>0.732722671055915</text:p>
          </table:table-cell>
          <table:table-cell office:value-type="float" office:value="0.670941029348486" calcext:value-type="float">
            <text:p>0.670941029348486</text:p>
          </table:table-cell>
          <table:table-cell office:value-type="float" office:value="0.615847683440977" calcext:value-type="float">
            <text:p>0.615847683440977</text:p>
          </table:table-cell>
          <table:table-cell office:value-type="float" office:value="0.566309093828883" calcext:value-type="float">
            <text:p>0.566309093828883</text:p>
          </table:table-cell>
          <table:table-cell office:value-type="float" office:value="0.521727175402547" calcext:value-type="float">
            <text:p>0.521727175402547</text:p>
          </table:table-cell>
          <table:table-cell office:value-type="float" office:value="0.481236819806769" calcext:value-type="float">
            <text:p>0.481236819806769</text:p>
          </table:table-cell>
          <table:table-cell office:value-type="float" office:value="0.444634427827752" calcext:value-type="float">
            <text:p>0.444634427827752</text:p>
          </table:table-cell>
          <table:table-cell office:value-type="float" office:value="0.411560699613817" calcext:value-type="float">
            <text:p>0.411560699613817</text:p>
          </table:table-cell>
          <table:table-cell office:value-type="float" office:value="0.381618744774994" calcext:value-type="float">
            <text:p>0.381618744774994</text:p>
          </table:table-cell>
          <table:table-cell office:value-type="float" office:value="0.354398938303028" calcext:value-type="float">
            <text:p>0.354398938303028</text:p>
          </table:table-cell>
          <table:table-cell office:value-type="float" office:value="0.329558077668888" calcext:value-type="float">
            <text:p>0.329558077668888</text:p>
          </table:table-cell>
          <table:table-cell office:value-type="float" office:value="0.306808428366039" calcext:value-type="float">
            <text:p>0.306808428366039</text:p>
          </table:table-cell>
          <table:table-cell office:value-type="float" office:value="0.285902366846652" calcext:value-type="float">
            <text:p>0.285902366846652</text:p>
          </table:table-cell>
          <table:table-cell office:value-type="float" office:value="0.266623316453284" calcext:value-type="float">
            <text:p>0.266623316453284</text:p>
          </table:table-cell>
          <table:table-cell office:value-type="float" office:value="0.248779911046483" calcext:value-type="float">
            <text:p>0.248779911046483</text:p>
          </table:table-cell>
          <table:table-cell office:value-type="float" office:value="0.23218549681173" calcext:value-type="float">
            <text:p>0.23218549681173</text:p>
          </table:table-cell>
          <table:table-cell office:value-type="float" office:value="0.2167357532129" calcext:value-type="float">
            <text:p>0.2167357532129</text:p>
          </table:table-cell>
          <table:table-cell office:value-type="float" office:value="0.20246530333338" calcext:value-type="float">
            <text:p>0.20246530333338</text:p>
          </table:table-cell>
          <table:table-cell office:value-type="float" office:value="0.189238865888962" calcext:value-type="float">
            <text:p>0.189238865888962</text:p>
          </table:table-cell>
          <table:table-cell office:value-type="float" office:value="0.176945537774915" calcext:value-type="float">
            <text:p>0.176945537774915</text:p>
          </table:table-cell>
          <table:table-cell office:value-type="float" office:value="0.165485824811911" calcext:value-type="float">
            <text:p>0.165485824811911</text:p>
          </table:table-cell>
          <table:table-cell office:value-type="float" office:value="0.154785571234366" calcext:value-type="float">
            <text:p>0.154785571234366</text:p>
          </table:table-cell>
          <table:table-cell office:value-type="float" office:value="0.144868169418305" calcext:value-type="float">
            <text:p>0.144868169418305</text:p>
          </table:table-cell>
          <table:table-cell office:value-type="float" office:value="0.135667788817617" calcext:value-type="float">
            <text:p>0.135667788817617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hingeembedding</text:p>
          </table:table-cell>
          <table:table-cell office:value-type="float" office:value="50.9647921047663" calcext:value-type="float">
            <text:p>50.9647921047663</text:p>
          </table:table-cell>
          <table:table-cell office:value-type="float" office:value="21.3907777723906" calcext:value-type="float">
            <text:p>21.3907777723906</text:p>
          </table:table-cell>
          <table:table-cell office:value-type="float" office:value="18.7882989856354" calcext:value-type="float">
            <text:p>18.7882989856354</text:p>
          </table:table-cell>
          <table:table-cell office:value-type="float" office:value="18.2939814405191" calcext:value-type="float">
            <text:p>18.2939814405191</text:p>
          </table:table-cell>
          <table:table-cell office:value-type="float" office:value="18.0477043756402" calcext:value-type="float">
            <text:p>18.0477043756402</text:p>
          </table:table-cell>
          <table:table-cell office:value-type="float" office:value="17.872039410778" calcext:value-type="float">
            <text:p>17.872039410778</text:p>
          </table:table-cell>
          <table:table-cell office:value-type="float" office:value="17.739753043262" calcext:value-type="float">
            <text:p>17.739753043262</text:p>
          </table:table-cell>
          <table:table-cell office:value-type="float" office:value="17.6379723510045" calcext:value-type="float">
            <text:p>17.6379723510045</text:p>
          </table:table-cell>
          <table:table-cell office:value-type="float" office:value="17.5582715969994" calcext:value-type="float">
            <text:p>17.5582715969994</text:p>
          </table:table-cell>
          <table:table-cell office:value-type="float" office:value="17.4949328058162" calcext:value-type="float">
            <text:p>17.4949328058162</text:p>
          </table:table-cell>
          <table:table-cell office:value-type="float" office:value="17.4439588493724" calcext:value-type="float">
            <text:p>17.4439588493724</text:p>
          </table:table-cell>
          <table:table-cell office:value-type="float" office:value="17.4024857238503" calcext:value-type="float">
            <text:p>17.4024857238503</text:p>
          </table:table-cell>
          <table:table-cell office:value-type="float" office:value="17.3684168299007" calcext:value-type="float">
            <text:p>17.3684168299007</text:p>
          </table:table-cell>
          <table:table-cell office:value-type="float" office:value="17.3401901106357" calcext:value-type="float">
            <text:p>17.3401901106357</text:p>
          </table:table-cell>
          <table:table-cell office:value-type="float" office:value="17.3166225366491" calcext:value-type="float">
            <text:p>17.3166225366491</text:p>
          </table:table-cell>
          <table:table-cell office:value-type="float" office:value="17.2968062910848" calcext:value-type="float">
            <text:p>17.2968062910848</text:p>
          </table:table-cell>
          <table:table-cell office:value-type="float" office:value="17.280035934542" calcext:value-type="float">
            <text:p>17.280035934542</text:p>
          </table:table-cell>
          <table:table-cell office:value-type="float" office:value="17.2657574319731" calcext:value-type="float">
            <text:p>17.2657574319731</text:p>
          </table:table-cell>
          <table:table-cell office:value-type="float" office:value="17.2535319309804" calcext:value-type="float">
            <text:p>17.2535319309804</text:p>
          </table:table-cell>
          <table:table-cell office:value-type="float" office:value="17.2430081899946" calcext:value-type="float">
            <text:p>17.2430081899946</text:p>
          </table:table-cell>
          <table:table-cell office:value-type="float" office:value="17.2339037268441" calcext:value-type="float">
            <text:p>17.2339037268441</text:p>
          </table:table-cell>
          <table:table-cell office:value-type="float" office:value="17.2259891215771" calcext:value-type="float">
            <text:p>17.2259891215771</text:p>
          </table:table-cell>
          <table:table-cell office:value-type="float" office:value="17.2190775323466" calcext:value-type="float">
            <text:p>17.2190775323466</text:p>
          </table:table-cell>
          <table:table-cell office:value-type="float" office:value="17.2130152258351" calcext:value-type="float">
            <text:p>17.2130152258351</text:p>
          </table:table-cell>
          <table:table-cell office:value-type="float" office:value="17.207675515782" calcext:value-type="float">
            <text:p>17.207675515782</text:p>
          </table:table-cell>
          <table:table-cell office:value-type="float" office:value="17.2029534149206" calcext:value-type="float">
            <text:p>17.2029534149206</text:p>
          </table:table-cell>
          <table:table-cell office:value-type="float" office:value="17.1987612469377" calcext:value-type="float">
            <text:p>17.1987612469377</text:p>
          </table:table-cell>
          <table:table-cell office:value-type="float" office:value="17.1950257359549" calcext:value-type="float">
            <text:p>17.1950257359549</text:p>
          </table:table-cell>
          <table:table-cell office:value-type="float" office:value="17.1916852660962" calcext:value-type="float">
            <text:p>17.1916852660962</text:p>
          </table:table-cell>
          <table:table-cell office:value-type="float" office:value="17.1886877934195" calcext:value-type="float">
            <text:p>17.1886877934195</text:p>
          </table:table-cell>
          <table:table-cell office:value-type="float" office:value="17.1859894414723" calcext:value-type="float">
            <text:p>17.1859894414723</text:p>
          </table:table-cell>
          <table:table-cell office:value-type="float" office:value="17.1835524024009" calcext:value-type="float">
            <text:p>17.1835524024009</text:p>
          </table:table-cell>
          <table:table-cell office:value-type="float" office:value="17.1813448930338" calcext:value-type="float">
            <text:p>17.1813448930338</text:p>
          </table:table-cell>
          <table:table-cell office:value-type="float" office:value="17.1793394812912" calcext:value-type="float">
            <text:p>17.1793394812912</text:p>
          </table:table-cell>
          <table:table-cell office:value-type="float" office:value="17.1775125942061" calcext:value-type="float">
            <text:p>17.177512594206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oftmargin</text:p>
          </table:table-cell>
          <table:table-cell office:value-type="float" office:value="12.6179946060666" calcext:value-type="float">
            <text:p>12.6179946060666</text:p>
          </table:table-cell>
          <table:table-cell office:value-type="float" office:value="12.6179847588099" calcext:value-type="float">
            <text:p>12.6179847588099</text:p>
          </table:table-cell>
          <table:table-cell office:value-type="float" office:value="12.617975031177" calcext:value-type="float">
            <text:p>12.617975031177</text:p>
          </table:table-cell>
          <table:table-cell office:value-type="float" office:value="12.6179652628648" calcext:value-type="float">
            <text:p>12.6179652628648</text:p>
          </table:table-cell>
          <table:table-cell office:value-type="float" office:value="12.617955580586" calcext:value-type="float">
            <text:p>12.617955580586</text:p>
          </table:table-cell>
          <table:table-cell office:value-type="float" office:value="12.6179460038874" calcext:value-type="float">
            <text:p>12.6179460038874</text:p>
          </table:table-cell>
          <table:table-cell office:value-type="float" office:value="12.6179364646878" calcext:value-type="float">
            <text:p>12.6179364646878</text:p>
          </table:table-cell>
          <table:table-cell office:value-type="float" office:value="12.6179270605978" calcext:value-type="float">
            <text:p>12.6179270605978</text:p>
          </table:table-cell>
          <table:table-cell office:value-type="float" office:value="12.6179175192351" calcext:value-type="float">
            <text:p>12.6179175192351</text:p>
          </table:table-cell>
          <table:table-cell office:value-type="float" office:value="12.6179082106264" calcext:value-type="float">
            <text:p>12.6179082106264</text:p>
          </table:table-cell>
          <table:table-cell office:value-type="float" office:value="12.6178990072523" calcext:value-type="float">
            <text:p>12.6178990072523</text:p>
          </table:table-cell>
          <table:table-cell office:value-type="float" office:value="12.6178897758079" calcext:value-type="float">
            <text:p>12.6178897758079</text:p>
          </table:table-cell>
          <table:table-cell office:value-type="float" office:value="12.617880578436" calcext:value-type="float">
            <text:p>12.617880578436</text:p>
          </table:table-cell>
          <table:table-cell office:value-type="float" office:value="12.6178715634376" calcext:value-type="float">
            <text:p>12.6178715634376</text:p>
          </table:table-cell>
          <table:table-cell office:value-type="float" office:value="12.6178624815914" calcext:value-type="float">
            <text:p>12.6178624815914</text:p>
          </table:table-cell>
          <table:table-cell office:value-type="float" office:value="12.6178535348066" calcext:value-type="float">
            <text:p>12.6178535348066</text:p>
          </table:table-cell>
          <table:table-cell office:value-type="float" office:value="12.6178446093404" calcext:value-type="float">
            <text:p>12.6178446093404</text:p>
          </table:table-cell>
          <table:table-cell office:value-type="float" office:value="12.6178357796385" calcext:value-type="float">
            <text:p>12.6178357796385</text:p>
          </table:table-cell>
          <table:table-cell office:value-type="float" office:value="12.6178270088398" calcext:value-type="float">
            <text:p>12.6178270088398</text:p>
          </table:table-cell>
          <table:table-cell office:value-type="float" office:value="12.6178182514203" calcext:value-type="float">
            <text:p>12.6178182514203</text:p>
          </table:table-cell>
          <table:table-cell office:value-type="float" office:value="12.6178096494234" calcext:value-type="float">
            <text:p>12.6178096494234</text:p>
          </table:table-cell>
          <table:table-cell office:value-type="float" office:value="12.6178009198512" calcext:value-type="float">
            <text:p>12.6178009198512</text:p>
          </table:table-cell>
          <table:table-cell office:value-type="float" office:value="12.6177922634362" calcext:value-type="float">
            <text:p>12.6177922634362</text:p>
          </table:table-cell>
          <table:table-cell office:value-type="float" office:value="12.6177838533987" calcext:value-type="float">
            <text:p>12.6177838533987</text:p>
          </table:table-cell>
          <table:table-cell office:value-type="float" office:value="12.6177754046569" calcext:value-type="float">
            <text:p>12.6177754046569</text:p>
          </table:table-cell>
          <table:table-cell office:value-type="float" office:value="12.6177668992338" calcext:value-type="float">
            <text:p>12.6177668992338</text:p>
          </table:table-cell>
          <table:table-cell office:value-type="float" office:value="12.6177586004831" calcext:value-type="float">
            <text:p>12.6177586004831</text:p>
          </table:table-cell>
          <table:table-cell office:value-type="float" office:value="12.6177502461944" calcext:value-type="float">
            <text:p>12.6177502461944</text:p>
          </table:table-cell>
          <table:table-cell office:value-type="float" office:value="12.61774199032" calcext:value-type="float">
            <text:p>12.61774199032</text:p>
          </table:table-cell>
          <table:table-cell office:value-type="float" office:value="12.61773377916" calcext:value-type="float">
            <text:p>12.61773377916</text:p>
          </table:table-cell>
          <table:table-cell office:value-type="float" office:value="12.6177256142304" calcext:value-type="float">
            <text:p>12.6177256142304</text:p>
          </table:table-cell>
          <table:table-cell office:value-type="float" office:value="12.6177174812283" calcext:value-type="float">
            <text:p>12.6177174812283</text:p>
          </table:table-cell>
          <table:table-cell office:value-type="float" office:value="12.6177093828896" calcext:value-type="float">
            <text:p>12.6177093828896</text:p>
          </table:table-cell>
          <table:table-cell office:value-type="float" office:value="12.6177013695396" calcext:value-type="float">
            <text:p>12.6177013695396</text:p>
          </table:table-cell>
          <table:table-cell office:value-type="float" office:value="12.6176933812107" calcext:value-type="float">
            <text:p>12.6176933812107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mse</text:p>
          </table:table-cell>
          <table:table-cell office:value-type="float" office:value="73.3695124816946" calcext:value-type="float">
            <text:p>73.3695124816946</text:p>
          </table:table-cell>
          <table:table-cell office:value-type="float" office:value="2.86328243076671" calcext:value-type="float">
            <text:p>2.86328243076671</text:p>
          </table:table-cell>
          <table:table-cell office:value-type="float" office:value="2.62405997880708" calcext:value-type="float">
            <text:p>2.62405997880708</text:p>
          </table:table-cell>
          <table:table-cell office:value-type="float" office:value="2.41120781010183" calcext:value-type="float">
            <text:p>2.41120781010183</text:p>
          </table:table-cell>
          <table:table-cell office:value-type="float" office:value="2.21270079222592" calcext:value-type="float">
            <text:p>2.21270079222592</text:p>
          </table:table-cell>
          <table:table-cell office:value-type="float" office:value="2.03572095166523" calcext:value-type="float">
            <text:p>2.03572095166523</text:p>
          </table:table-cell>
          <table:table-cell office:value-type="float" office:value="1.90135372949036" calcext:value-type="float">
            <text:p>1.90135372949036</text:p>
          </table:table-cell>
          <table:table-cell office:value-type="float" office:value="1.79167659834412" calcext:value-type="float">
            <text:p>1.79167659834412</text:p>
          </table:table-cell>
          <table:table-cell office:value-type="float" office:value="1.69779809918397" calcext:value-type="float">
            <text:p>1.69779809918397</text:p>
          </table:table-cell>
          <table:table-cell office:value-type="float" office:value="1.61608738438653" calcext:value-type="float">
            <text:p>1.61608738438653</text:p>
          </table:table-cell>
          <table:table-cell office:value-type="float" office:value="1.54315220846137" calcext:value-type="float">
            <text:p>1.54315220846137</text:p>
          </table:table-cell>
          <table:table-cell office:value-type="float" office:value="1.4766881333906" calcext:value-type="float">
            <text:p>1.4766881333906</text:p>
          </table:table-cell>
          <table:table-cell office:value-type="float" office:value="1.41525909925972" calcext:value-type="float">
            <text:p>1.41525909925972</text:p>
          </table:table-cell>
          <table:table-cell office:value-type="float" office:value="1.35797373077355" calcext:value-type="float">
            <text:p>1.35797373077355</text:p>
          </table:table-cell>
          <table:table-cell office:value-type="float" office:value="1.30429108948308" calcext:value-type="float">
            <text:p>1.30429108948308</text:p>
          </table:table-cell>
          <table:table-cell office:value-type="float" office:value="1.25390881345346" calcext:value-type="float">
            <text:p>1.25390881345346</text:p>
          </table:table-cell>
          <table:table-cell office:value-type="float" office:value="1.2066835219581" calcext:value-type="float">
            <text:p>1.2066835219581</text:p>
          </table:table-cell>
          <table:table-cell office:value-type="float" office:value="1.1625456818032" calcext:value-type="float">
            <text:p>1.1625456818032</text:p>
          </table:table-cell>
          <table:table-cell office:value-type="float" office:value="1.12140443222252" calcext:value-type="float">
            <text:p>1.12140443222252</text:p>
          </table:table-cell>
          <table:table-cell office:value-type="float" office:value="1.08308838190447" calcext:value-type="float">
            <text:p>1.08308838190447</text:p>
          </table:table-cell>
          <table:table-cell office:value-type="float" office:value="1.0473542864619" calcext:value-type="float">
            <text:p>1.0473542864619</text:p>
          </table:table-cell>
          <table:table-cell office:value-type="float" office:value="1.01393380444126" calcext:value-type="float">
            <text:p>1.01393380444126</text:p>
          </table:table-cell>
          <table:table-cell office:value-type="float" office:value="0.9825752653321" calcext:value-type="float">
            <text:p>0.9825752653321</text:p>
          </table:table-cell>
          <table:table-cell office:value-type="float" office:value="0.953065191103311" calcext:value-type="float">
            <text:p>0.953065191103311</text:p>
          </table:table-cell>
          <table:table-cell office:value-type="float" office:value="0.925234023513117" calcext:value-type="float">
            <text:p>0.925234023513117</text:p>
          </table:table-cell>
          <table:table-cell office:value-type="float" office:value="0.89895335967757" calcext:value-type="float">
            <text:p>0.89895335967757</text:p>
          </table:table-cell>
          <table:table-cell office:value-type="float" office:value="0.87412819042808" calcext:value-type="float">
            <text:p>0.87412819042808</text:p>
          </table:table-cell>
          <table:table-cell office:value-type="float" office:value="0.850686924246909" calcext:value-type="float">
            <text:p>0.850686924246909</text:p>
          </table:table-cell>
          <table:table-cell office:value-type="float" office:value="0.82857075851813" calcext:value-type="float">
            <text:p>0.82857075851813</text:p>
          </table:table-cell>
          <table:table-cell office:value-type="float" office:value="0.807724513153137" calcext:value-type="float">
            <text:p>0.807724513153137</text:p>
          </table:table-cell>
          <table:table-cell office:value-type="float" office:value="0.788090862679788" calcext:value-type="float">
            <text:p>0.788090862679788</text:p>
          </table:table-cell>
          <table:table-cell office:value-type="float" office:value="0.76960791203606" calcext:value-type="float">
            <text:p>0.76960791203606</text:p>
          </table:table-cell>
          <table:table-cell office:value-type="float" office:value="0.752209863999795" calcext:value-type="float">
            <text:p>0.752209863999795</text:p>
          </table:table-cell>
          <table:table-cell office:value-type="float" office:value="0.735828965422442" calcext:value-type="float">
            <text:p>0.735828965422442</text:p>
          </table:table-cell>
          <table:table-cell office:value-type="float" office:value="0.720398027013572" calcext:value-type="float">
            <text:p>0.720398027013572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mse</text:p>
          </table:table-cell>
          <table:table-cell office:value-type="float" office:value="432.916447776292" calcext:value-type="float">
            <text:p>432.916447776292</text:p>
          </table:table-cell>
          <table:table-cell office:value-type="float" office:value="6.57174548399846" calcext:value-type="float">
            <text:p>6.57174548399846</text:p>
          </table:table-cell>
          <table:table-cell office:value-type="float" office:value="4.24775862507031" calcext:value-type="float">
            <text:p>4.24775862507031</text:p>
          </table:table-cell>
          <table:table-cell office:value-type="float" office:value="3.39199775266639" calcext:value-type="float">
            <text:p>3.39199775266639</text:p>
          </table:table-cell>
          <table:table-cell office:value-type="float" office:value="2.96227403265105" calcext:value-type="float">
            <text:p>2.96227403265105</text:p>
          </table:table-cell>
          <table:table-cell office:value-type="float" office:value="2.70856435517215" calcext:value-type="float">
            <text:p>2.70856435517215</text:p>
          </table:table-cell>
          <table:table-cell office:value-type="float" office:value="2.54264569622053" calcext:value-type="float">
            <text:p>2.54264569622053</text:p>
          </table:table-cell>
          <table:table-cell office:value-type="float" office:value="2.42610277233528" calcext:value-type="float">
            <text:p>2.42610277233528</text:p>
          </table:table-cell>
          <table:table-cell office:value-type="float" office:value="2.33977411072136" calcext:value-type="float">
            <text:p>2.33977411072136</text:p>
          </table:table-cell>
          <table:table-cell office:value-type="float" office:value="2.27313078189692" calcext:value-type="float">
            <text:p>2.27313078189692</text:p>
          </table:table-cell>
          <table:table-cell office:value-type="float" office:value="2.21994888700465" calcext:value-type="float">
            <text:p>2.21994888700465</text:p>
          </table:table-cell>
          <table:table-cell office:value-type="float" office:value="2.17633262469983" calcext:value-type="float">
            <text:p>2.17633262469983</text:p>
          </table:table-cell>
          <table:table-cell office:value-type="float" office:value="2.13972875268666" calcext:value-type="float">
            <text:p>2.13972875268666</text:p>
          </table:table-cell>
          <table:table-cell office:value-type="float" office:value="2.10839995550066" calcext:value-type="float">
            <text:p>2.10839995550066</text:p>
          </table:table-cell>
          <table:table-cell office:value-type="float" office:value="2.0811259194726" calcext:value-type="float">
            <text:p>2.0811259194726</text:p>
          </table:table-cell>
          <table:table-cell office:value-type="float" office:value="2.05702653455647" calcext:value-type="float">
            <text:p>2.05702653455647</text:p>
          </table:table-cell>
          <table:table-cell office:value-type="float" office:value="2.0354519452077" calcext:value-type="float">
            <text:p>2.0354519452077</text:p>
          </table:table-cell>
          <table:table-cell office:value-type="float" office:value="2.01591251718838" calcext:value-type="float">
            <text:p>2.01591251718838</text:p>
          </table:table-cell>
          <table:table-cell office:value-type="float" office:value="1.99803278876088" calcext:value-type="float">
            <text:p>1.99803278876088</text:p>
          </table:table-cell>
          <table:table-cell office:value-type="float" office:value="1.98151991088083" calcext:value-type="float">
            <text:p>1.98151991088083</text:p>
          </table:table-cell>
          <table:table-cell office:value-type="float" office:value="1.96614220064734" calcext:value-type="float">
            <text:p>1.96614220064734</text:p>
          </table:table-cell>
          <table:table-cell office:value-type="float" office:value="1.95171374207982" calcext:value-type="float">
            <text:p>1.95171374207982</text:p>
          </table:table-cell>
          <table:table-cell office:value-type="float" office:value="1.93808344503349" calcext:value-type="float">
            <text:p>1.93808344503349</text:p>
          </table:table-cell>
          <table:table-cell office:value-type="float" office:value="1.92512688959474" calcext:value-type="float">
            <text:p>1.92512688959474</text:p>
          </table:table-cell>
          <table:table-cell office:value-type="float" office:value="1.91274030876559" calcext:value-type="float">
            <text:p>1.91274030876559</text:p>
          </table:table-cell>
          <table:table-cell office:value-type="float" office:value="1.90083603065307" calcext:value-type="float">
            <text:p>1.90083603065307</text:p>
          </table:table-cell>
          <table:table-cell office:value-type="float" office:value="1.88933899072078" calcext:value-type="float">
            <text:p>1.88933899072078</text:p>
          </table:table-cell>
          <table:table-cell office:value-type="float" office:value="1.87818391538066" calcext:value-type="float">
            <text:p>1.87818391538066</text:p>
          </table:table-cell>
          <table:table-cell office:value-type="float" office:value="1.86731321663135" calcext:value-type="float">
            <text:p>1.86731321663135</text:p>
          </table:table-cell>
          <table:table-cell office:value-type="float" office:value="1.85667510196053" calcext:value-type="float">
            <text:p>1.85667510196053</text:p>
          </table:table-cell>
          <table:table-cell office:value-type="float" office:value="1.84622244807437" calcext:value-type="float">
            <text:p>1.84622244807437</text:p>
          </table:table-cell>
          <table:table-cell office:value-type="float" office:value="1.8359115646353" calcext:value-type="float">
            <text:p>1.8359115646353</text:p>
          </table:table-cell>
          <table:table-cell office:value-type="float" office:value="1.8257017448538" calcext:value-type="float">
            <text:p>1.8257017448538</text:p>
          </table:table-cell>
          <table:table-cell office:value-type="float" office:value="1.81555505098803" calcext:value-type="float">
            <text:p>1.81555505098803</text:p>
          </table:table-cell>
          <table:table-cell office:value-type="float" office:value="1.80543714666696" calcext:value-type="float">
            <text:p>1.80543714666696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huber</text:p>
          </table:table-cell>
          <table:table-cell office:value-type="float" office:value="100.518922747145" calcext:value-type="float">
            <text:p>100.518922747145</text:p>
          </table:table-cell>
          <table:table-cell office:value-type="float" office:value="51.4773384784443" calcext:value-type="float">
            <text:p>51.4773384784443</text:p>
          </table:table-cell>
          <table:table-cell office:value-type="float" office:value="23.8660239090244" calcext:value-type="float">
            <text:p>23.8660239090244</text:p>
          </table:table-cell>
          <table:table-cell office:value-type="float" office:value="17.5450222945938" calcext:value-type="float">
            <text:p>17.5450222945938</text:p>
          </table:table-cell>
          <table:table-cell office:value-type="float" office:value="11.6526533107043" calcext:value-type="float">
            <text:p>11.6526533107043</text:p>
          </table:table-cell>
          <table:table-cell office:value-type="float" office:value="7.52395435113069" calcext:value-type="float">
            <text:p>7.52395435113069</text:p>
          </table:table-cell>
          <table:table-cell office:value-type="float" office:value="6.59847998955325" calcext:value-type="float">
            <text:p>6.59847998955325</text:p>
          </table:table-cell>
          <table:table-cell office:value-type="float" office:value="6.3938759763926" calcext:value-type="float">
            <text:p>6.3938759763926</text:p>
          </table:table-cell>
          <table:table-cell office:value-type="float" office:value="6.31277028751897" calcext:value-type="float">
            <text:p>6.31277028751897</text:p>
          </table:table-cell>
          <table:table-cell office:value-type="float" office:value="6.25756907244204" calcext:value-type="float">
            <text:p>6.25756907244204</text:p>
          </table:table-cell>
          <table:table-cell office:value-type="float" office:value="6.21387807388888" calcext:value-type="float">
            <text:p>6.21387807388888</text:p>
          </table:table-cell>
          <table:table-cell office:value-type="float" office:value="6.17794376375274" calcext:value-type="float">
            <text:p>6.17794376375274</text:p>
          </table:table-cell>
          <table:table-cell office:value-type="float" office:value="6.14696330979248" calcext:value-type="float">
            <text:p>6.14696330979248</text:p>
          </table:table-cell>
          <table:table-cell office:value-type="float" office:value="6.11616205237117" calcext:value-type="float">
            <text:p>6.11616205237117</text:p>
          </table:table-cell>
          <table:table-cell office:value-type="float" office:value="6.08650282007258" calcext:value-type="float">
            <text:p>6.08650282007258</text:p>
          </table:table-cell>
          <table:table-cell office:value-type="float" office:value="6.0612924577833" calcext:value-type="float">
            <text:p>6.0612924577833</text:p>
          </table:table-cell>
          <table:table-cell office:value-type="float" office:value="6.03737250838811" calcext:value-type="float">
            <text:p>6.03737250838811</text:p>
          </table:table-cell>
          <table:table-cell office:value-type="float" office:value="6.01722297195419" calcext:value-type="float">
            <text:p>6.01722297195419</text:p>
          </table:table-cell>
          <table:table-cell office:value-type="float" office:value="5.99950692811155" calcext:value-type="float">
            <text:p>5.99950692811155</text:p>
          </table:table-cell>
          <table:table-cell office:value-type="float" office:value="5.98349756351168" calcext:value-type="float">
            <text:p>5.98349756351168</text:p>
          </table:table-cell>
          <table:table-cell office:value-type="float" office:value="5.96953211527349" calcext:value-type="float">
            <text:p>5.96953211527349</text:p>
          </table:table-cell>
          <table:table-cell office:value-type="float" office:value="5.95682544185976" calcext:value-type="float">
            <text:p>5.95682544185976</text:p>
          </table:table-cell>
          <table:table-cell office:value-type="float" office:value="5.94537981723356" calcext:value-type="float">
            <text:p>5.94537981723356</text:p>
          </table:table-cell>
          <table:table-cell office:value-type="float" office:value="5.93478981766999" calcext:value-type="float">
            <text:p>5.93478981766999</text:p>
          </table:table-cell>
          <table:table-cell office:value-type="float" office:value="5.9248864784802" calcext:value-type="float">
            <text:p>5.9248864784802</text:p>
          </table:table-cell>
          <table:table-cell office:value-type="float" office:value="5.91561459056378" calcext:value-type="float">
            <text:p>5.91561459056378</text:p>
          </table:table-cell>
          <table:table-cell office:value-type="float" office:value="5.90703422606844" calcext:value-type="float">
            <text:p>5.90703422606844</text:p>
          </table:table-cell>
          <table:table-cell office:value-type="float" office:value="5.89877566259443" calcext:value-type="float">
            <text:p>5.89877566259443</text:p>
          </table:table-cell>
          <table:table-cell office:value-type="float" office:value="5.8909339096757" calcext:value-type="float">
            <text:p>5.8909339096757</text:p>
          </table:table-cell>
          <table:table-cell office:value-type="float" office:value="5.88338596866305" calcext:value-type="float">
            <text:p>5.88338596866305</text:p>
          </table:table-cell>
          <table:table-cell office:value-type="float" office:value="5.87621160339386" calcext:value-type="float">
            <text:p>5.87621160339386</text:p>
          </table:table-cell>
          <table:table-cell office:value-type="float" office:value="5.86931362875019" calcext:value-type="float">
            <text:p>5.86931362875019</text:p>
          </table:table-cell>
          <table:table-cell office:value-type="float" office:value="5.86272901770741" calcext:value-type="float">
            <text:p>5.86272901770741</text:p>
          </table:table-cell>
          <table:table-cell office:value-type="float" office:value="5.85647691094317" calcext:value-type="float">
            <text:p>5.85647691094317</text:p>
          </table:table-cell>
          <table:table-cell office:value-type="float" office:value="5.85035793850482" calcext:value-type="float">
            <text:p>5.8503579385048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crossentropy</text:p>
          </table:table-cell>
          <table:table-cell office:value-type="float" office:value="39.4895397445436" calcext:value-type="float">
            <text:p>39.4895397445436</text:p>
          </table:table-cell>
          <table:table-cell office:value-type="float" office:value="26.6867704552699" calcext:value-type="float">
            <text:p>26.6867704552699</text:p>
          </table:table-cell>
          <table:table-cell office:value-type="float" office:value="19.945763552769" calcext:value-type="float">
            <text:p>19.945763552769</text:p>
          </table:table-cell>
          <table:table-cell office:value-type="float" office:value="15.0044293738516" calcext:value-type="float">
            <text:p>15.0044293738516</text:p>
          </table:table-cell>
          <table:table-cell office:value-type="float" office:value="11.3224766080886" calcext:value-type="float">
            <text:p>11.3224766080886</text:p>
          </table:table-cell>
          <table:table-cell office:value-type="float" office:value="8.57972341641232" calcext:value-type="float">
            <text:p>8.57972341641232</text:p>
          </table:table-cell>
          <table:table-cell office:value-type="float" office:value="6.537644473454" calcext:value-type="float">
            <text:p>6.537644473454</text:p>
          </table:table-cell>
          <table:table-cell office:value-type="float" office:value="5.0233012716206" calcext:value-type="float">
            <text:p>5.0233012716206</text:p>
          </table:table-cell>
          <table:table-cell office:value-type="float" office:value="3.90721801886332" calcext:value-type="float">
            <text:p>3.90721801886332</text:p>
          </table:table-cell>
          <table:table-cell office:value-type="float" office:value="3.08953104357061" calcext:value-type="float">
            <text:p>3.08953104357061</text:p>
          </table:table-cell>
          <table:table-cell office:value-type="float" office:value="2.4919191126312" calcext:value-type="float">
            <text:p>2.4919191126312</text:p>
          </table:table-cell>
          <table:table-cell office:value-type="float" office:value="2.05273855400183" calcext:value-type="float">
            <text:p>2.05273855400183</text:p>
          </table:table-cell>
          <table:table-cell office:value-type="float" office:value="1.72530299970998" calcext:value-type="float">
            <text:p>1.72530299970998</text:p>
          </table:table-cell>
          <table:table-cell office:value-type="float" office:value="1.4762766041874" calcext:value-type="float">
            <text:p>1.4762766041874</text:p>
          </table:table-cell>
          <table:table-cell office:value-type="float" office:value="1.28279275598284" calcext:value-type="float">
            <text:p>1.28279275598284</text:p>
          </table:table-cell>
          <table:table-cell office:value-type="float" office:value="1.12935616927234" calcext:value-type="float">
            <text:p>1.12935616927234</text:p>
          </table:table-cell>
          <table:table-cell office:value-type="float" office:value="1.00539671248262" calcext:value-type="float">
            <text:p>1.00539671248262</text:p>
          </table:table-cell>
          <table:table-cell office:value-type="float" office:value="0.90358760223825" calcext:value-type="float">
            <text:p>0.90358760223825</text:p>
          </table:table-cell>
          <table:table-cell office:value-type="float" office:value="0.818748657662735" calcext:value-type="float">
            <text:p>0.818748657662735</text:p>
          </table:table-cell>
          <table:table-cell office:value-type="float" office:value="0.747144089361327" calcext:value-type="float">
            <text:p>0.747144089361327</text:p>
          </table:table-cell>
          <table:table-cell office:value-type="float" office:value="0.686026028855492" calcext:value-type="float">
            <text:p>0.686026028855492</text:p>
          </table:table-cell>
          <table:table-cell office:value-type="float" office:value="0.63333787947172" calcext:value-type="float">
            <text:p>0.63333787947172</text:p>
          </table:table-cell>
          <table:table-cell office:value-type="float" office:value="0.587513542227357" calcext:value-type="float">
            <text:p>0.587513542227357</text:p>
          </table:table-cell>
          <table:table-cell office:value-type="float" office:value="0.547342312591604" calcext:value-type="float">
            <text:p>0.547342312591604</text:p>
          </table:table-cell>
          <table:table-cell office:value-type="float" office:value="0.511877195123382" calcext:value-type="float">
            <text:p>0.511877195123382</text:p>
          </table:table-cell>
          <table:table-cell office:value-type="float" office:value="0.480365434561475" calcext:value-type="float">
            <text:p>0.480365434561475</text:p>
          </table:table-cell>
          <table:table-cell office:value-type="float" office:value="0.452204160360602" calcext:value-type="float">
            <text:p>0.452204160360602</text:p>
          </table:table-cell>
          <table:table-cell office:value-type="float" office:value="0.426904091610466" calcext:value-type="float">
            <text:p>0.426904091610466</text:p>
          </table:table-cell>
          <table:table-cell office:value-type="float" office:value="0.40406500928098" calcext:value-type="float">
            <text:p>0.40406500928098</text:p>
          </table:table-cell>
          <table:table-cell office:value-type="float" office:value="0.383356636169597" calcext:value-type="float">
            <text:p>0.383356636169597</text:p>
          </table:table-cell>
          <table:table-cell office:value-type="float" office:value="0.364503970584937" calcext:value-type="float">
            <text:p>0.364503970584937</text:p>
          </table:table-cell>
          <table:table-cell office:value-type="float" office:value="0.347276265941874" calcext:value-type="float">
            <text:p>0.347276265941874</text:p>
          </table:table-cell>
          <table:table-cell office:value-type="float" office:value="0.331479254437581" calcext:value-type="float">
            <text:p>0.331479254437581</text:p>
          </table:table-cell>
          <table:table-cell office:value-type="float" office:value="0.316947172045755" calcext:value-type="float">
            <text:p>0.316947172045755</text:p>
          </table:table-cell>
          <table:table-cell office:value-type="float" office:value="0.303539362140964" calcext:value-type="float">
            <text:p>0.303539362140964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softmargin</text:p>
          </table:table-cell>
          <table:table-cell office:value-type="float" office:value="12.6158543932459" calcext:value-type="float">
            <text:p>12.6158543932459</text:p>
          </table:table-cell>
          <table:table-cell office:value-type="float" office:value="12.6158533594002" calcext:value-type="float">
            <text:p>12.6158533594002</text:p>
          </table:table-cell>
          <table:table-cell office:value-type="float" office:value="12.6158525911036" calcext:value-type="float">
            <text:p>12.6158525911036</text:p>
          </table:table-cell>
          <table:table-cell office:value-type="float" office:value="12.6158507979075" calcext:value-type="float">
            <text:p>12.6158507979075</text:p>
          </table:table-cell>
          <table:table-cell office:value-type="float" office:value="12.6158497009914" calcext:value-type="float">
            <text:p>12.6158497009914</text:p>
          </table:table-cell>
          <table:table-cell office:value-type="float" office:value="12.6158486714516" calcext:value-type="float">
            <text:p>12.6158486714516</text:p>
          </table:table-cell>
          <table:table-cell office:value-type="float" office:value="12.6158474907873" calcext:value-type="float">
            <text:p>12.6158474907873</text:p>
          </table:table-cell>
          <table:table-cell office:value-type="float" office:value="12.6158465636022" calcext:value-type="float">
            <text:p>12.6158465636022</text:p>
          </table:table-cell>
          <table:table-cell office:value-type="float" office:value="12.6158456613217" calcext:value-type="float">
            <text:p>12.6158456613217</text:p>
          </table:table-cell>
          <table:table-cell office:value-type="float" office:value="12.6158448202872" calcext:value-type="float">
            <text:p>12.6158448202872</text:p>
          </table:table-cell>
          <table:table-cell office:value-type="float" office:value="12.6158431123537" calcext:value-type="float">
            <text:p>12.6158431123537</text:p>
          </table:table-cell>
          <table:table-cell office:value-type="float" office:value="12.6158426959465" calcext:value-type="float">
            <text:p>12.6158426959465</text:p>
          </table:table-cell>
          <table:table-cell office:value-type="float" office:value="12.6158415977614" calcext:value-type="float">
            <text:p>12.6158415977614</text:p>
          </table:table-cell>
          <table:table-cell office:value-type="float" office:value="12.615839980995" calcext:value-type="float">
            <text:p>12.615839980995</text:p>
          </table:table-cell>
          <table:table-cell office:value-type="float" office:value="12.6158387353891" calcext:value-type="float">
            <text:p>12.6158387353891</text:p>
          </table:table-cell>
          <table:table-cell office:value-type="float" office:value="12.615837591246" calcext:value-type="float">
            <text:p>12.615837591246</text:p>
          </table:table-cell>
          <table:table-cell office:value-type="float" office:value="12.6158368395312" calcext:value-type="float">
            <text:p>12.6158368395312</text:p>
          </table:table-cell>
          <table:table-cell office:value-type="float" office:value="12.6158353512929" calcext:value-type="float">
            <text:p>12.6158353512929</text:p>
          </table:table-cell>
          <table:table-cell office:value-type="float" office:value="12.6158348011499" calcext:value-type="float">
            <text:p>12.6158348011499</text:p>
          </table:table-cell>
          <table:table-cell office:value-type="float" office:value="12.6158333167856" calcext:value-type="float">
            <text:p>12.6158333167856</text:p>
          </table:table-cell>
          <table:table-cell office:value-type="float" office:value="12.6158325676999" calcext:value-type="float">
            <text:p>12.6158325676999</text:p>
          </table:table-cell>
          <table:table-cell office:value-type="float" office:value="12.6158317422075" calcext:value-type="float">
            <text:p>12.6158317422075</text:p>
          </table:table-cell>
          <table:table-cell office:value-type="float" office:value="12.615830521495" calcext:value-type="float">
            <text:p>12.615830521495</text:p>
          </table:table-cell>
          <table:table-cell office:value-type="float" office:value="12.6158291817577" calcext:value-type="float">
            <text:p>12.6158291817577</text:p>
          </table:table-cell>
          <table:table-cell office:value-type="float" office:value="12.6158285028941" calcext:value-type="float">
            <text:p>12.6158285028941</text:p>
          </table:table-cell>
          <table:table-cell office:value-type="float" office:value="12.6158270175233" calcext:value-type="float">
            <text:p>12.6158270175233</text:p>
          </table:table-cell>
          <table:table-cell office:value-type="float" office:value="12.6158259082142" calcext:value-type="float">
            <text:p>12.6158259082142</text:p>
          </table:table-cell>
          <table:table-cell office:value-type="float" office:value="12.6158250166735" calcext:value-type="float">
            <text:p>12.6158250166735</text:p>
          </table:table-cell>
          <table:table-cell office:value-type="float" office:value="12.6158241874486" calcext:value-type="float">
            <text:p>12.6158241874486</text:p>
          </table:table-cell>
          <table:table-cell office:value-type="float" office:value="12.6158226275833" calcext:value-type="float">
            <text:p>12.6158226275833</text:p>
          </table:table-cell>
          <table:table-cell office:value-type="float" office:value="12.6158221379044" calcext:value-type="float">
            <text:p>12.6158221379044</text:p>
          </table:table-cell>
          <table:table-cell office:value-type="float" office:value="12.6158207696237" calcext:value-type="float">
            <text:p>12.6158207696237</text:p>
          </table:table-cell>
          <table:table-cell office:value-type="float" office:value="12.6158198116701" calcext:value-type="float">
            <text:p>12.6158198116701</text:p>
          </table:table-cell>
          <table:table-cell office:value-type="float" office:value="12.6158188118405" calcext:value-type="float">
            <text:p>12.6158188118405</text:p>
          </table:table-cell>
          <table:table-cell office:value-type="float" office:value="12.6158179293046" calcext:value-type="float">
            <text:p>12.6158179293046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huber</text:p>
          </table:table-cell>
          <table:table-cell office:value-type="float" office:value="47.8635590510209" calcext:value-type="float">
            <text:p>47.8635590510209</text:p>
          </table:table-cell>
          <table:table-cell office:value-type="float" office:value="4.48549409184778" calcext:value-type="float">
            <text:p>4.48549409184778</text:p>
          </table:table-cell>
          <table:table-cell office:value-type="float" office:value="1.92992949366987" calcext:value-type="float">
            <text:p>1.92992949366987</text:p>
          </table:table-cell>
          <table:table-cell office:value-type="float" office:value="1.68305063777084" calcext:value-type="float">
            <text:p>1.68305063777084</text:p>
          </table:table-cell>
          <table:table-cell office:value-type="float" office:value="1.54542335398191" calcext:value-type="float">
            <text:p>1.54542335398191</text:p>
          </table:table-cell>
          <table:table-cell office:value-type="float" office:value="1.42926223005626" calcext:value-type="float">
            <text:p>1.42926223005626</text:p>
          </table:table-cell>
          <table:table-cell office:value-type="float" office:value="1.32633200428789" calcext:value-type="float">
            <text:p>1.32633200428789</text:p>
          </table:table-cell>
          <table:table-cell office:value-type="float" office:value="1.23360357640084" calcext:value-type="float">
            <text:p>1.23360357640084</text:p>
          </table:table-cell>
          <table:table-cell office:value-type="float" office:value="1.14959865950685" calcext:value-type="float">
            <text:p>1.14959865950685</text:p>
          </table:table-cell>
          <table:table-cell office:value-type="float" office:value="1.07381504924892" calcext:value-type="float">
            <text:p>1.07381504924892</text:p>
          </table:table-cell>
          <table:table-cell office:value-type="float" office:value="1.0055938358306" calcext:value-type="float">
            <text:p>1.0055938358306</text:p>
          </table:table-cell>
          <table:table-cell office:value-type="float" office:value="0.944290385144164" calcext:value-type="float">
            <text:p>0.944290385144164</text:p>
          </table:table-cell>
          <table:table-cell office:value-type="float" office:value="0.889260451224881" calcext:value-type="float">
            <text:p>0.889260451224881</text:p>
          </table:table-cell>
          <table:table-cell office:value-type="float" office:value="0.839920250962083" calcext:value-type="float">
            <text:p>0.839920250962083</text:p>
          </table:table-cell>
          <table:table-cell office:value-type="float" office:value="0.795612132365935" calcext:value-type="float">
            <text:p>0.795612132365935</text:p>
          </table:table-cell>
          <table:table-cell office:value-type="float" office:value="0.755645083675455" calcext:value-type="float">
            <text:p>0.755645083675455</text:p>
          </table:table-cell>
          <table:table-cell office:value-type="float" office:value="0.719251608366368" calcext:value-type="float">
            <text:p>0.719251608366368</text:p>
          </table:table-cell>
          <table:table-cell office:value-type="float" office:value="0.685714849283501" calcext:value-type="float">
            <text:p>0.685714849283501</text:p>
          </table:table-cell>
          <table:table-cell office:value-type="float" office:value="0.654538842952724" calcext:value-type="float">
            <text:p>0.654538842952724</text:p>
          </table:table-cell>
          <table:table-cell office:value-type="float" office:value="0.625393586534183" calcext:value-type="float">
            <text:p>0.625393586534183</text:p>
          </table:table-cell>
          <table:table-cell office:value-type="float" office:value="0.598045143474961" calcext:value-type="float">
            <text:p>0.598045143474961</text:p>
          </table:table-cell>
          <table:table-cell office:value-type="float" office:value="0.572361547080742" calcext:value-type="float">
            <text:p>0.572361547080742</text:p>
          </table:table-cell>
          <table:table-cell office:value-type="float" office:value="0.548221795928136" calcext:value-type="float">
            <text:p>0.548221795928136</text:p>
          </table:table-cell>
          <table:table-cell office:value-type="float" office:value="0.525510016553962" calcext:value-type="float">
            <text:p>0.525510016553962</text:p>
          </table:table-cell>
          <table:table-cell office:value-type="float" office:value="0.504110339924354" calcext:value-type="float">
            <text:p>0.504110339924354</text:p>
          </table:table-cell>
          <table:table-cell office:value-type="float" office:value="0.483899865566302" calcext:value-type="float">
            <text:p>0.483899865566302</text:p>
          </table:table-cell>
          <table:table-cell office:value-type="float" office:value="0.464770049503694" calcext:value-type="float">
            <text:p>0.464770049503694</text:p>
          </table:table-cell>
          <table:table-cell office:value-type="float" office:value="0.446593585136242" calcext:value-type="float">
            <text:p>0.446593585136242</text:p>
          </table:table-cell>
          <table:table-cell office:value-type="float" office:value="0.429265647392224" calcext:value-type="float">
            <text:p>0.429265647392224</text:p>
          </table:table-cell>
          <table:table-cell office:value-type="float" office:value="0.412697975497368" calcext:value-type="float">
            <text:p>0.412697975497368</text:p>
          </table:table-cell>
          <table:table-cell office:value-type="float" office:value="0.396834244478429" calcext:value-type="float">
            <text:p>0.396834244478429</text:p>
          </table:table-cell>
          <table:table-cell office:value-type="float" office:value="0.38163235137499" calcext:value-type="float">
            <text:p>0.38163235137499</text:p>
          </table:table-cell>
          <table:table-cell office:value-type="float" office:value="0.367070611165021" calcext:value-type="float">
            <text:p>0.367070611165021</text:p>
          </table:table-cell>
          <table:table-cell office:value-type="float" office:value="0.353120761727595" calcext:value-type="float">
            <text:p>0.353120761727595</text:p>
          </table:table-cell>
          <table:table-cell office:value-type="float" office:value="0.339761509331944" calcext:value-type="float">
            <text:p>0.339761509331944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crossentropy</text:p>
          </table:table-cell>
          <table:table-cell office:value-type="float" office:value="42.9690419785296" calcext:value-type="float">
            <text:p>42.9690419785296</text:p>
          </table:table-cell>
          <table:table-cell office:value-type="float" office:value="42.9690389918419" calcext:value-type="float">
            <text:p>42.9690389918419</text:p>
          </table:table-cell>
          <table:table-cell office:value-type="float" office:value="42.9690357315903" calcext:value-type="float">
            <text:p>42.9690357315903</text:p>
          </table:table-cell>
          <table:table-cell office:value-type="float" office:value="42.9690328567594" calcext:value-type="float">
            <text:p>42.9690328567594</text:p>
          </table:table-cell>
          <table:table-cell office:value-type="float" office:value="42.9690299162293" calcext:value-type="float">
            <text:p>42.9690299162293</text:p>
          </table:table-cell>
          <table:table-cell office:value-type="float" office:value="42.9690269793593" calcext:value-type="float">
            <text:p>42.9690269793593</text:p>
          </table:table-cell>
          <table:table-cell office:value-type="float" office:value="42.9690237719762" calcext:value-type="float">
            <text:p>42.9690237719762</text:p>
          </table:table-cell>
          <table:table-cell office:value-type="float" office:value="42.9690206664842" calcext:value-type="float">
            <text:p>42.9690206664842</text:p>
          </table:table-cell>
          <table:table-cell office:value-type="float" office:value="42.969017847754" calcext:value-type="float">
            <text:p>42.969017847754</text:p>
          </table:table-cell>
          <table:table-cell office:value-type="float" office:value="42.9690150539084" calcext:value-type="float">
            <text:p>42.9690150539084</text:p>
          </table:table-cell>
          <table:table-cell office:value-type="float" office:value="42.9690119307635" calcext:value-type="float">
            <text:p>42.9690119307635</text:p>
          </table:table-cell>
          <table:table-cell office:value-type="float" office:value="42.9690088365409" calcext:value-type="float">
            <text:p>42.9690088365409</text:p>
          </table:table-cell>
          <table:table-cell office:value-type="float" office:value="42.969005994479" calcext:value-type="float">
            <text:p>42.969005994479</text:p>
          </table:table-cell>
          <table:table-cell office:value-type="float" office:value="42.9690025863661" calcext:value-type="float">
            <text:p>42.9690025863661</text:p>
          </table:table-cell>
          <table:table-cell office:value-type="float" office:value="42.9689995658615" calcext:value-type="float">
            <text:p>42.9689995658615</text:p>
          </table:table-cell>
          <table:table-cell office:value-type="float" office:value="42.9689966650727" calcext:value-type="float">
            <text:p>42.9689966650727</text:p>
          </table:table-cell>
          <table:table-cell office:value-type="float" office:value="42.9689935837289" calcext:value-type="float">
            <text:p>42.9689935837289</text:p>
          </table:table-cell>
          <table:table-cell office:value-type="float" office:value="42.9689904798902" calcext:value-type="float">
            <text:p>42.9689904798902</text:p>
          </table:table-cell>
          <table:table-cell office:value-type="float" office:value="42.968987655423" calcext:value-type="float">
            <text:p>42.968987655423</text:p>
          </table:table-cell>
          <table:table-cell office:value-type="float" office:value="42.9689847766263" calcext:value-type="float">
            <text:p>42.9689847766263</text:p>
          </table:table-cell>
          <table:table-cell office:value-type="float" office:value="42.9689815472099" calcext:value-type="float">
            <text:p>42.9689815472099</text:p>
          </table:table-cell>
          <table:table-cell office:value-type="float" office:value="42.968978598698" calcext:value-type="float">
            <text:p>42.968978598698</text:p>
          </table:table-cell>
          <table:table-cell office:value-type="float" office:value="42.9689757313738" calcext:value-type="float">
            <text:p>42.9689757313738</text:p>
          </table:table-cell>
          <table:table-cell office:value-type="float" office:value="42.9689721188348" calcext:value-type="float">
            <text:p>42.9689721188348</text:p>
          </table:table-cell>
          <table:table-cell office:value-type="float" office:value="42.9689692840967" calcext:value-type="float">
            <text:p>42.9689692840967</text:p>
          </table:table-cell>
          <table:table-cell office:value-type="float" office:value="42.9689661771502" calcext:value-type="float">
            <text:p>42.9689661771502</text:p>
          </table:table-cell>
          <table:table-cell office:value-type="float" office:value="42.9689629768078" calcext:value-type="float">
            <text:p>42.9689629768078</text:p>
          </table:table-cell>
          <table:table-cell office:value-type="float" office:value="42.9689599362142" calcext:value-type="float">
            <text:p>42.9689599362142</text:p>
          </table:table-cell>
          <table:table-cell office:value-type="float" office:value="42.9689569560627" calcext:value-type="float">
            <text:p>42.9689569560627</text:p>
          </table:table-cell>
          <table:table-cell office:value-type="float" office:value="42.968953769642" calcext:value-type="float">
            <text:p>42.968953769642</text:p>
          </table:table-cell>
          <table:table-cell office:value-type="float" office:value="42.9689508286245" calcext:value-type="float">
            <text:p>42.9689508286245</text:p>
          </table:table-cell>
          <table:table-cell office:value-type="float" office:value="42.9689475266288" calcext:value-type="float">
            <text:p>42.9689475266288</text:p>
          </table:table-cell>
          <table:table-cell office:value-type="float" office:value="42.9689444390053" calcext:value-type="float">
            <text:p>42.9689444390053</text:p>
          </table:table-cell>
          <table:table-cell office:value-type="float" office:value="42.968941247753" calcext:value-type="float">
            <text:p>42.968941247753</text:p>
          </table:table-cell>
          <table:table-cell office:value-type="float" office:value="42.9689381176653" calcext:value-type="float">
            <text:p>42.968938117665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bcewithlogits</text:p>
          </table:table-cell>
          <table:table-cell office:value-type="float" office:value="61.1877906125342" calcext:value-type="float">
            <text:p>61.1877906125342</text:p>
          </table:table-cell>
          <table:table-cell office:value-type="float" office:value="21.4054994388302" calcext:value-type="float">
            <text:p>21.4054994388302</text:p>
          </table:table-cell>
          <table:table-cell office:value-type="float" office:value="14.9157476122475" calcext:value-type="float">
            <text:p>14.9157476122475</text:p>
          </table:table-cell>
          <table:table-cell office:value-type="float" office:value="13.3869343534697" calcext:value-type="float">
            <text:p>13.3869343534697</text:p>
          </table:table-cell>
          <table:table-cell office:value-type="float" office:value="12.8746465568772" calcext:value-type="float">
            <text:p>12.8746465568772</text:p>
          </table:table-cell>
          <table:table-cell office:value-type="float" office:value="12.6601162803746" calcext:value-type="float">
            <text:p>12.6601162803746</text:p>
          </table:table-cell>
          <table:table-cell office:value-type="float" office:value="12.5556766883257" calcext:value-type="float">
            <text:p>12.5556766883257</text:p>
          </table:table-cell>
          <table:table-cell office:value-type="float" office:value="12.4970514994813" calcext:value-type="float">
            <text:p>12.4970514994813</text:p>
          </table:table-cell>
          <table:table-cell office:value-type="float" office:value="12.4596477656062" calcext:value-type="float">
            <text:p>12.4596477656062</text:p>
          </table:table-cell>
          <table:table-cell office:value-type="float" office:value="12.43315148651" calcext:value-type="float">
            <text:p>12.43315148651</text:p>
          </table:table-cell>
          <table:table-cell office:value-type="float" office:value="12.4127116485074" calcext:value-type="float">
            <text:p>12.4127116485074</text:p>
          </table:table-cell>
          <table:table-cell office:value-type="float" office:value="12.3958007276527" calcext:value-type="float">
            <text:p>12.3958007276527</text:p>
          </table:table-cell>
          <table:table-cell office:value-type="float" office:value="12.3809876381603" calcext:value-type="float">
            <text:p>12.3809876381603</text:p>
          </table:table-cell>
          <table:table-cell office:value-type="float" office:value="12.3674060056542" calcext:value-type="float">
            <text:p>12.3674060056542</text:p>
          </table:table-cell>
          <table:table-cell office:value-type="float" office:value="12.3545030413518" calcext:value-type="float">
            <text:p>12.3545030413518</text:p>
          </table:table-cell>
          <table:table-cell office:value-type="float" office:value="12.341912173955" calcext:value-type="float">
            <text:p>12.341912173955</text:p>
          </table:table-cell>
          <table:table-cell office:value-type="float" office:value="12.3293845916457" calcext:value-type="float">
            <text:p>12.3293845916457</text:p>
          </table:table-cell>
          <table:table-cell office:value-type="float" office:value="12.3167520177831" calcext:value-type="float">
            <text:p>12.3167520177831</text:p>
          </table:table-cell>
          <table:table-cell office:value-type="float" office:value="12.303904429949" calcext:value-type="float">
            <text:p>12.303904429949</text:p>
          </table:table-cell>
          <table:table-cell office:value-type="float" office:value="12.2907778290104" calcext:value-type="float">
            <text:p>12.2907778290104</text:p>
          </table:table-cell>
          <table:table-cell office:value-type="float" office:value="12.2773438138796" calcext:value-type="float">
            <text:p>12.2773438138796</text:p>
          </table:table-cell>
          <table:table-cell office:value-type="float" office:value="12.2636011000995" calcext:value-type="float">
            <text:p>12.2636011000995</text:p>
          </table:table-cell>
          <table:table-cell office:value-type="float" office:value="12.2495670234242" calcext:value-type="float">
            <text:p>12.2495670234242</text:p>
          </table:table-cell>
          <table:table-cell office:value-type="float" office:value="12.2352702665554" calcext:value-type="float">
            <text:p>12.2352702665554</text:p>
          </table:table-cell>
          <table:table-cell office:value-type="float" office:value="12.2207461317154" calcext:value-type="float">
            <text:p>12.2207461317154</text:p>
          </table:table-cell>
          <table:table-cell office:value-type="float" office:value="12.2060341669059" calcext:value-type="float">
            <text:p>12.2060341669059</text:p>
          </table:table-cell>
          <table:table-cell office:value-type="float" office:value="12.1911779652056" calcext:value-type="float">
            <text:p>12.1911779652056</text:p>
          </table:table-cell>
          <table:table-cell office:value-type="float" office:value="12.1762240856058" calcext:value-type="float">
            <text:p>12.1762240856058</text:p>
          </table:table-cell>
          <table:table-cell office:value-type="float" office:value="12.1612220473468" calcext:value-type="float">
            <text:p>12.1612220473468</text:p>
          </table:table-cell>
          <table:table-cell office:value-type="float" office:value="12.1462223794508" calcext:value-type="float">
            <text:p>12.1462223794508</text:p>
          </table:table-cell>
          <table:table-cell office:value-type="float" office:value="12.1312733051892" calcext:value-type="float">
            <text:p>12.1312733051892</text:p>
          </table:table-cell>
          <table:table-cell office:value-type="float" office:value="12.1164181601849" calcext:value-type="float">
            <text:p>12.1164181601849</text:p>
          </table:table-cell>
          <table:table-cell office:value-type="float" office:value="12.1016929831325" calcext:value-type="float">
            <text:p>12.1016929831325</text:p>
          </table:table-cell>
          <table:table-cell office:value-type="float" office:value="12.0871249621117" calcext:value-type="float">
            <text:p>12.0871249621117</text:p>
          </table:table-cell>
          <table:table-cell office:value-type="float" office:value="12.0727326552978" calcext:value-type="float">
            <text:p>12.0727326552978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l1</text:p>
          </table:table-cell>
          <table:table-cell office:value-type="float" office:value="75.6317206787475" calcext:value-type="float">
            <text:p>75.6317206787475</text:p>
          </table:table-cell>
          <table:table-cell office:value-type="float" office:value="23.819267603165" calcext:value-type="float">
            <text:p>23.819267603165</text:p>
          </table:table-cell>
          <table:table-cell office:value-type="float" office:value="20.6646837037952" calcext:value-type="float">
            <text:p>20.6646837037952</text:p>
          </table:table-cell>
          <table:table-cell office:value-type="float" office:value="19.7067749688786" calcext:value-type="float">
            <text:p>19.7067749688786</text:p>
          </table:table-cell>
          <table:table-cell office:value-type="float" office:value="19.7467186350416" calcext:value-type="float">
            <text:p>19.7467186350416</text:p>
          </table:table-cell>
          <table:table-cell office:value-type="float" office:value="18.665810266356" calcext:value-type="float">
            <text:p>18.665810266356</text:p>
          </table:table-cell>
          <table:table-cell office:value-type="float" office:value="20.0627118963235" calcext:value-type="float">
            <text:p>20.0627118963235</text:p>
          </table:table-cell>
          <table:table-cell office:value-type="float" office:value="16.4596785150673" calcext:value-type="float">
            <text:p>16.4596785150673</text:p>
          </table:table-cell>
          <table:table-cell office:value-type="float" office:value="17.9940766462303" calcext:value-type="float">
            <text:p>17.9940766462303</text:p>
          </table:table-cell>
          <table:table-cell office:value-type="float" office:value="17.170610127046" calcext:value-type="float">
            <text:p>17.170610127046</text:p>
          </table:table-cell>
          <table:table-cell office:value-type="float" office:value="17.8111079126633" calcext:value-type="float">
            <text:p>17.8111079126633</text:p>
          </table:table-cell>
          <table:table-cell office:value-type="float" office:value="16.3798042413238" calcext:value-type="float">
            <text:p>16.3798042413238</text:p>
          </table:table-cell>
          <table:table-cell office:value-type="float" office:value="16.54793744568" calcext:value-type="float">
            <text:p>16.54793744568</text:p>
          </table:table-cell>
          <table:table-cell office:value-type="float" office:value="15.4761666397879" calcext:value-type="float">
            <text:p>15.4761666397879</text:p>
          </table:table-cell>
          <table:table-cell office:value-type="float" office:value="16.5340559570138" calcext:value-type="float">
            <text:p>16.5340559570138</text:p>
          </table:table-cell>
          <table:table-cell office:value-type="float" office:value="15.4363618867566" calcext:value-type="float">
            <text:p>15.4363618867566</text:p>
          </table:table-cell>
          <table:table-cell office:value-type="float" office:value="15.6027920276761" calcext:value-type="float">
            <text:p>15.6027920276761</text:p>
          </table:table-cell>
          <table:table-cell office:value-type="float" office:value="14.2837101770683" calcext:value-type="float">
            <text:p>14.2837101770683</text:p>
          </table:table-cell>
          <table:table-cell office:value-type="float" office:value="13.7712937571583" calcext:value-type="float">
            <text:p>13.7712937571583</text:p>
          </table:table-cell>
          <table:table-cell office:value-type="float" office:value="14.0600797039711" calcext:value-type="float">
            <text:p>14.0600797039711</text:p>
          </table:table-cell>
          <table:table-cell office:value-type="float" office:value="13.3094255512293" calcext:value-type="float">
            <text:p>13.3094255512293</text:p>
          </table:table-cell>
          <table:table-cell office:value-type="float" office:value="14.1461827642715" calcext:value-type="float">
            <text:p>14.1461827642715</text:p>
          </table:table-cell>
          <table:table-cell office:value-type="float" office:value="12.8820435253396" calcext:value-type="float">
            <text:p>12.8820435253396</text:p>
          </table:table-cell>
          <table:table-cell office:value-type="float" office:value="12.3847263000268" calcext:value-type="float">
            <text:p>12.3847263000268</text:p>
          </table:table-cell>
          <table:table-cell office:value-type="float" office:value="11.8612258025379" calcext:value-type="float">
            <text:p>11.8612258025379</text:p>
          </table:table-cell>
          <table:table-cell office:value-type="float" office:value="12.1224290109722" calcext:value-type="float">
            <text:p>12.1224290109722</text:p>
          </table:table-cell>
          <table:table-cell office:value-type="float" office:value="11.6688745125924" calcext:value-type="float">
            <text:p>11.6688745125924</text:p>
          </table:table-cell>
          <table:table-cell office:value-type="float" office:value="11.1194588003687" calcext:value-type="float">
            <text:p>11.1194588003687</text:p>
          </table:table-cell>
          <table:table-cell office:value-type="float" office:value="10.8331265058662" calcext:value-type="float">
            <text:p>10.8331265058662</text:p>
          </table:table-cell>
          <table:table-cell office:value-type="float" office:value="10.808074285057" calcext:value-type="float">
            <text:p>10.808074285057</text:p>
          </table:table-cell>
          <table:table-cell office:value-type="float" office:value="11.2708744962923" calcext:value-type="float">
            <text:p>11.2708744962923</text:p>
          </table:table-cell>
          <table:table-cell office:value-type="float" office:value="10.9080652413514" calcext:value-type="float">
            <text:p>10.9080652413514</text:p>
          </table:table-cell>
          <table:table-cell office:value-type="float" office:value="11.0629283889669" calcext:value-type="float">
            <text:p>11.0629283889669</text:p>
          </table:table-cell>
          <table:table-cell office:value-type="float" office:value="9.79766025658819" calcext:value-type="float">
            <text:p>9.79766025658819</text:p>
          </table:table-cell>
          <table:table-cell office:value-type="float" office:value="9.97564388995164" calcext:value-type="float">
            <text:p>9.97564388995164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l1</text:p>
          </table:table-cell>
          <table:table-cell office:value-type="float" office:value="85.413127147753" calcext:value-type="float">
            <text:p>85.413127147753</text:p>
          </table:table-cell>
          <table:table-cell office:value-type="float" office:value="18.9668207804083" calcext:value-type="float">
            <text:p>18.9668207804083</text:p>
          </table:table-cell>
          <table:table-cell office:value-type="float" office:value="9.7721556059353" calcext:value-type="float">
            <text:p>9.7721556059353</text:p>
          </table:table-cell>
          <table:table-cell office:value-type="float" office:value="7.73438098831892" calcext:value-type="float">
            <text:p>7.73438098831892</text:p>
          </table:table-cell>
          <table:table-cell office:value-type="float" office:value="7.20661405843647" calcext:value-type="float">
            <text:p>7.20661405843647</text:p>
          </table:table-cell>
          <table:table-cell office:value-type="float" office:value="6.87904325634448" calcext:value-type="float">
            <text:p>6.87904325634448</text:p>
          </table:table-cell>
          <table:table-cell office:value-type="float" office:value="6.73175266528664" calcext:value-type="float">
            <text:p>6.73175266528664</text:p>
          </table:table-cell>
          <table:table-cell office:value-type="float" office:value="6.50563983274763" calcext:value-type="float">
            <text:p>6.50563983274763</text:p>
          </table:table-cell>
          <table:table-cell office:value-type="float" office:value="6.43775874022597" calcext:value-type="float">
            <text:p>6.43775874022597</text:p>
          </table:table-cell>
          <table:table-cell office:value-type="float" office:value="6.54401157722127" calcext:value-type="float">
            <text:p>6.54401157722127</text:p>
          </table:table-cell>
          <table:table-cell office:value-type="float" office:value="7.05693909903357" calcext:value-type="float">
            <text:p>7.05693909903357</text:p>
          </table:table-cell>
          <table:table-cell office:value-type="float" office:value="6.32197343370049" calcext:value-type="float">
            <text:p>6.32197343370049</text:p>
          </table:table-cell>
          <table:table-cell office:value-type="float" office:value="6.10307475212812" calcext:value-type="float">
            <text:p>6.10307475212812</text:p>
          </table:table-cell>
          <table:table-cell office:value-type="float" office:value="6.47236822793055" calcext:value-type="float">
            <text:p>6.47236822793055</text:p>
          </table:table-cell>
          <table:table-cell office:value-type="float" office:value="6.26015951252805" calcext:value-type="float">
            <text:p>6.26015951252805</text:p>
          </table:table-cell>
          <table:table-cell office:value-type="float" office:value="6.44173932320722" calcext:value-type="float">
            <text:p>6.44173932320722</text:p>
          </table:table-cell>
          <table:table-cell office:value-type="float" office:value="6.30050957797373" calcext:value-type="float">
            <text:p>6.30050957797373</text:p>
          </table:table-cell>
          <table:table-cell office:value-type="float" office:value="6.28829313346577" calcext:value-type="float">
            <text:p>6.28829313346577</text:p>
          </table:table-cell>
          <table:table-cell office:value-type="float" office:value="5.84064126675229" calcext:value-type="float">
            <text:p>5.84064126675229</text:p>
          </table:table-cell>
          <table:table-cell office:value-type="float" office:value="6.46021548113089" calcext:value-type="float">
            <text:p>6.46021548113089</text:p>
          </table:table-cell>
          <table:table-cell office:value-type="float" office:value="5.95873607757823" calcext:value-type="float">
            <text:p>5.95873607757823</text:p>
          </table:table-cell>
          <table:table-cell office:value-type="float" office:value="5.66764409281432" calcext:value-type="float">
            <text:p>5.66764409281432</text:p>
          </table:table-cell>
          <table:table-cell office:value-type="float" office:value="5.74968894725161" calcext:value-type="float">
            <text:p>5.74968894725161</text:p>
          </table:table-cell>
          <table:table-cell office:value-type="float" office:value="6.11072987970681" calcext:value-type="float">
            <text:p>6.11072987970681</text:p>
          </table:table-cell>
          <table:table-cell office:value-type="float" office:value="5.67698487448136" calcext:value-type="float">
            <text:p>5.67698487448136</text:p>
          </table:table-cell>
          <table:table-cell office:value-type="float" office:value="5.45187704430252" calcext:value-type="float">
            <text:p>5.45187704430252</text:p>
          </table:table-cell>
          <table:table-cell office:value-type="float" office:value="5.79455945033873" calcext:value-type="float">
            <text:p>5.79455945033873</text:p>
          </table:table-cell>
          <table:table-cell office:value-type="float" office:value="5.18966154039911" calcext:value-type="float">
            <text:p>5.18966154039911</text:p>
          </table:table-cell>
          <table:table-cell office:value-type="float" office:value="5.5923973675711" calcext:value-type="float">
            <text:p>5.5923973675711</text:p>
          </table:table-cell>
          <table:table-cell office:value-type="float" office:value="5.33371985816328" calcext:value-type="float">
            <text:p>5.33371985816328</text:p>
          </table:table-cell>
          <table:table-cell office:value-type="float" office:value="5.62640534143297" calcext:value-type="float">
            <text:p>5.62640534143297</text:p>
          </table:table-cell>
          <table:table-cell office:value-type="float" office:value="5.31976880668652" calcext:value-type="float">
            <text:p>5.31976880668652</text:p>
          </table:table-cell>
          <table:table-cell office:value-type="float" office:value="5.23113927635549" calcext:value-type="float">
            <text:p>5.23113927635549</text:p>
          </table:table-cell>
          <table:table-cell office:value-type="float" office:value="4.94076702552928" calcext:value-type="float">
            <text:p>4.94076702552928</text:p>
          </table:table-cell>
          <table:table-cell office:value-type="float" office:value="5.00220715472549" calcext:value-type="float">
            <text:p>5.00220715472549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crossentropy</text:p>
          </table:table-cell>
          <table:table-cell office:value-type="float" office:value="41.4089910374974" calcext:value-type="float">
            <text:p>41.4089910374974</text:p>
          </table:table-cell>
          <table:table-cell office:value-type="float" office:value="30.0385390893356" calcext:value-type="float">
            <text:p>30.0385390893356</text:p>
          </table:table-cell>
          <table:table-cell office:value-type="float" office:value="24.372745141154" calcext:value-type="float">
            <text:p>24.372745141154</text:p>
          </table:table-cell>
          <table:table-cell office:value-type="float" office:value="20.1086996613654" calcext:value-type="float">
            <text:p>20.1086996613654</text:p>
          </table:table-cell>
          <table:table-cell office:value-type="float" office:value="16.6644750677138" calcext:value-type="float">
            <text:p>16.6644750677138</text:p>
          </table:table-cell>
          <table:table-cell office:value-type="float" office:value="13.8181726098383" calcext:value-type="float">
            <text:p>13.8181726098383</text:p>
          </table:table-cell>
          <table:table-cell office:value-type="float" office:value="11.4498027736839" calcext:value-type="float">
            <text:p>11.4498027736839</text:p>
          </table:table-cell>
          <table:table-cell office:value-type="float" office:value="9.47517244522162" calcext:value-type="float">
            <text:p>9.47517244522162</text:p>
          </table:table-cell>
          <table:table-cell office:value-type="float" office:value="7.83252609578101" calcext:value-type="float">
            <text:p>7.83252609578101</text:p>
          </table:table-cell>
          <table:table-cell office:value-type="float" office:value="6.47678885307346" calcext:value-type="float">
            <text:p>6.47678885307346</text:p>
          </table:table-cell>
          <table:table-cell office:value-type="float" office:value="5.36857894405513" calcext:value-type="float">
            <text:p>5.36857894405513</text:p>
          </table:table-cell>
          <table:table-cell office:value-type="float" office:value="4.4721285319745" calcext:value-type="float">
            <text:p>4.4721285319745</text:p>
          </table:table-cell>
          <table:table-cell office:value-type="float" office:value="3.75213624608712" calcext:value-type="float">
            <text:p>3.75213624608712</text:p>
          </table:table-cell>
          <table:table-cell office:value-type="float" office:value="3.17573358837265" calcext:value-type="float">
            <text:p>3.17573358837265</text:p>
          </table:table-cell>
          <table:table-cell office:value-type="float" office:value="2.71387981082521" calcext:value-type="float">
            <text:p>2.71387981082521</text:p>
          </table:table-cell>
          <table:table-cell office:value-type="float" office:value="2.34240346571008" calcext:value-type="float">
            <text:p>2.34240346571008</text:p>
          </table:table-cell>
          <table:table-cell office:value-type="float" office:value="2.04131607444263" calcext:value-type="float">
            <text:p>2.04131607444263</text:p>
          </table:table-cell>
          <table:table-cell office:value-type="float" office:value="1.79538204233235" calcext:value-type="float">
            <text:p>1.79538204233235</text:p>
          </table:table-cell>
          <table:table-cell office:value-type="float" office:value="1.59263801809235" calcext:value-type="float">
            <text:p>1.59263801809235</text:p>
          </table:table-cell>
          <table:table-cell office:value-type="float" office:value="1.42390463569952" calcext:value-type="float">
            <text:p>1.42390463569952</text:p>
          </table:table-cell>
          <table:table-cell office:value-type="float" office:value="1.28216401330968" calcext:value-type="float">
            <text:p>1.28216401330968</text:p>
          </table:table-cell>
          <table:table-cell office:value-type="float" office:value="1.16202226354586" calcext:value-type="float">
            <text:p>1.16202226354586</text:p>
          </table:table-cell>
          <table:table-cell office:value-type="float" office:value="1.05933226984645" calcext:value-type="float">
            <text:p>1.05933226984645</text:p>
          </table:table-cell>
          <table:table-cell office:value-type="float" office:value="0.970859849551061" calcext:value-type="float">
            <text:p>0.970859849551061</text:p>
          </table:table-cell>
          <table:table-cell office:value-type="float" office:value="0.894068543122152" calcext:value-type="float">
            <text:p>0.894068543122152</text:p>
          </table:table-cell>
          <table:table-cell office:value-type="float" office:value="0.826959102640894" calcext:value-type="float">
            <text:p>0.826959102640894</text:p>
          </table:table-cell>
          <table:table-cell office:value-type="float" office:value="0.767940742568879" calcext:value-type="float">
            <text:p>0.767940742568879</text:p>
          </table:table-cell>
          <table:table-cell office:value-type="float" office:value="0.71570100420919" calcext:value-type="float">
            <text:p>0.71570100420919</text:p>
          </table:table-cell>
          <table:table-cell office:value-type="float" office:value="0.66924632150333" calcext:value-type="float">
            <text:p>0.66924632150333</text:p>
          </table:table-cell>
          <table:table-cell office:value-type="float" office:value="0.627720923816211" calcext:value-type="float">
            <text:p>0.627720923816211</text:p>
          </table:table-cell>
          <table:table-cell office:value-type="float" office:value="0.590430235003354" calcext:value-type="float">
            <text:p>0.590430235003354</text:p>
          </table:table-cell>
          <table:table-cell office:value-type="float" office:value="0.55679839753112" calcext:value-type="float">
            <text:p>0.55679839753112</text:p>
          </table:table-cell>
          <table:table-cell office:value-type="float" office:value="0.52634429238274" calcext:value-type="float">
            <text:p>0.52634429238274</text:p>
          </table:table-cell>
          <table:table-cell office:value-type="float" office:value="0.498662662334917" calcext:value-type="float">
            <text:p>0.498662662334917</text:p>
          </table:table-cell>
          <table:table-cell office:value-type="float" office:value="0.473412202150825" calcext:value-type="float">
            <text:p>0.473412202150825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huber</text:p>
          </table:table-cell>
          <table:table-cell table:number-columns-repeated="35" office:value-type="float" office:value="9.0996033847332" calcext:value-type="float">
            <text:p>9.0996033847332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hingeembedding</text:p>
          </table:table-cell>
          <table:table-cell office:value-type="float" office:value="65.2221846657762" calcext:value-type="float">
            <text:p>65.2221846657762</text:p>
          </table:table-cell>
          <table:table-cell office:value-type="float" office:value="22.183432196906" calcext:value-type="float">
            <text:p>22.183432196906</text:p>
          </table:table-cell>
          <table:table-cell office:value-type="float" office:value="18.4312560867174" calcext:value-type="float">
            <text:p>18.4312560867174</text:p>
          </table:table-cell>
          <table:table-cell office:value-type="float" office:value="17.895810675457" calcext:value-type="float">
            <text:p>17.895810675457</text:p>
          </table:table-cell>
          <table:table-cell office:value-type="float" office:value="17.7080841754818" calcext:value-type="float">
            <text:p>17.7080841754818</text:p>
          </table:table-cell>
          <table:table-cell office:value-type="float" office:value="17.6054865238186" calcext:value-type="float">
            <text:p>17.6054865238186</text:p>
          </table:table-cell>
          <table:table-cell office:value-type="float" office:value="17.5381440583424" calcext:value-type="float">
            <text:p>17.5381440583424</text:p>
          </table:table-cell>
          <table:table-cell office:value-type="float" office:value="17.4922179194106" calcext:value-type="float">
            <text:p>17.4922179194106</text:p>
          </table:table-cell>
          <table:table-cell office:value-type="float" office:value="17.4598465461772" calcext:value-type="float">
            <text:p>17.4598465461772</text:p>
          </table:table-cell>
          <table:table-cell office:value-type="float" office:value="17.4363723094636" calcext:value-type="float">
            <text:p>17.4363723094636</text:p>
          </table:table-cell>
          <table:table-cell office:value-type="float" office:value="17.418926908139" calcext:value-type="float">
            <text:p>17.418926908139</text:p>
          </table:table-cell>
          <table:table-cell office:value-type="float" office:value="17.405681426" calcext:value-type="float">
            <text:p>17.405681426</text:p>
          </table:table-cell>
          <table:table-cell office:value-type="float" office:value="17.395433191288" calcext:value-type="float">
            <text:p>17.395433191288</text:p>
          </table:table-cell>
          <table:table-cell office:value-type="float" office:value="17.3873697608509" calcext:value-type="float">
            <text:p>17.3873697608509</text:p>
          </table:table-cell>
          <table:table-cell office:value-type="float" office:value="17.3809282123698" calcext:value-type="float">
            <text:p>17.3809282123698</text:p>
          </table:table-cell>
          <table:table-cell office:value-type="float" office:value="17.375711180674" calcext:value-type="float">
            <text:p>17.375711180674</text:p>
          </table:table-cell>
          <table:table-cell office:value-type="float" office:value="17.3714321467882" calcext:value-type="float">
            <text:p>17.3714321467882</text:p>
          </table:table-cell>
          <table:table-cell office:value-type="float" office:value="17.3678813450377" calcext:value-type="float">
            <text:p>17.3678813450377</text:p>
          </table:table-cell>
          <table:table-cell office:value-type="float" office:value="17.3649027199639" calcext:value-type="float">
            <text:p>17.3649027199639</text:p>
          </table:table-cell>
          <table:table-cell office:value-type="float" office:value="17.3623787197656" calcext:value-type="float">
            <text:p>17.3623787197656</text:p>
          </table:table-cell>
          <table:table-cell office:value-type="float" office:value="17.3602194123796" calcext:value-type="float">
            <text:p>17.3602194123796</text:p>
          </table:table-cell>
          <table:table-cell office:value-type="float" office:value="17.358355845121" calcext:value-type="float">
            <text:p>17.358355845121</text:p>
          </table:table-cell>
          <table:table-cell office:value-type="float" office:value="17.3567339366238" calcext:value-type="float">
            <text:p>17.3567339366238</text:p>
          </table:table-cell>
          <table:table-cell office:value-type="float" office:value="17.355311393383" calcext:value-type="float">
            <text:p>17.355311393383</text:p>
          </table:table-cell>
          <table:table-cell office:value-type="float" office:value="17.3540542881611" calcext:value-type="float">
            <text:p>17.3540542881611</text:p>
          </table:table-cell>
          <table:table-cell office:value-type="float" office:value="17.3529358252144" calcext:value-type="float">
            <text:p>17.3529358252144</text:p>
          </table:table-cell>
          <table:table-cell office:value-type="float" office:value="17.3519341469294" calcext:value-type="float">
            <text:p>17.3519341469294</text:p>
          </table:table-cell>
          <table:table-cell office:value-type="float" office:value="17.3510316693941" calcext:value-type="float">
            <text:p>17.3510316693941</text:p>
          </table:table-cell>
          <table:table-cell office:value-type="float" office:value="17.3502140510782" calcext:value-type="float">
            <text:p>17.3502140510782</text:p>
          </table:table-cell>
          <table:table-cell office:value-type="float" office:value="17.3494692262578" calcext:value-type="float">
            <text:p>17.3494692262578</text:p>
          </table:table-cell>
          <table:table-cell office:value-type="float" office:value="17.3487876529997" calcext:value-type="float">
            <text:p>17.3487876529997</text:p>
          </table:table-cell>
          <table:table-cell office:value-type="float" office:value="17.3481607980145" calcext:value-type="float">
            <text:p>17.3481607980145</text:p>
          </table:table-cell>
          <table:table-cell office:value-type="float" office:value="17.3475821190804" calcext:value-type="float">
            <text:p>17.3475821190804</text:p>
          </table:table-cell>
          <table:table-cell office:value-type="float" office:value="17.3470456644451" calcext:value-type="float">
            <text:p>17.3470456644451</text:p>
          </table:table-cell>
          <table:table-cell office:value-type="float" office:value="17.3465465444489" calcext:value-type="float">
            <text:p>17.3465465444489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l1</text:p>
          </table:table-cell>
          <table:table-cell office:value-type="float" office:value="64.4027139228721" calcext:value-type="float">
            <text:p>64.4027139228721</text:p>
          </table:table-cell>
          <table:table-cell office:value-type="float" office:value="17.7732900875305" calcext:value-type="float">
            <text:p>17.7732900875305</text:p>
          </table:table-cell>
          <table:table-cell office:value-type="float" office:value="6.57992744570062" calcext:value-type="float">
            <text:p>6.57992744570062</text:p>
          </table:table-cell>
          <table:table-cell office:value-type="float" office:value="3.46653010891214" calcext:value-type="float">
            <text:p>3.46653010891214</text:p>
          </table:table-cell>
          <table:table-cell office:value-type="float" office:value="2.77373838778933" calcext:value-type="float">
            <text:p>2.77373838778933</text:p>
          </table:table-cell>
          <table:table-cell office:value-type="float" office:value="2.62214996992944" calcext:value-type="float">
            <text:p>2.62214996992944</text:p>
          </table:table-cell>
          <table:table-cell office:value-type="float" office:value="2.5234635935323" calcext:value-type="float">
            <text:p>2.5234635935323</text:p>
          </table:table-cell>
          <table:table-cell office:value-type="float" office:value="2.53047376762241" calcext:value-type="float">
            <text:p>2.53047376762241</text:p>
          </table:table-cell>
          <table:table-cell office:value-type="float" office:value="2.50917683738957" calcext:value-type="float">
            <text:p>2.50917683738957</text:p>
          </table:table-cell>
          <table:table-cell office:value-type="float" office:value="2.431188848147" calcext:value-type="float">
            <text:p>2.431188848147</text:p>
          </table:table-cell>
          <table:table-cell office:value-type="float" office:value="2.42762127729257" calcext:value-type="float">
            <text:p>2.42762127729257</text:p>
          </table:table-cell>
          <table:table-cell office:value-type="float" office:value="2.4088963016705" calcext:value-type="float">
            <text:p>2.4088963016705</text:p>
          </table:table-cell>
          <table:table-cell office:value-type="float" office:value="2.41569928267565" calcext:value-type="float">
            <text:p>2.41569928267565</text:p>
          </table:table-cell>
          <table:table-cell office:value-type="float" office:value="2.40879729518067" calcext:value-type="float">
            <text:p>2.40879729518067</text:p>
          </table:table-cell>
          <table:table-cell office:value-type="float" office:value="2.39904567279188" calcext:value-type="float">
            <text:p>2.39904567279188</text:p>
          </table:table-cell>
          <table:table-cell office:value-type="float" office:value="2.38717266479044" calcext:value-type="float">
            <text:p>2.38717266479044</text:p>
          </table:table-cell>
          <table:table-cell office:value-type="float" office:value="2.35680496064293" calcext:value-type="float">
            <text:p>2.35680496064293</text:p>
          </table:table-cell>
          <table:table-cell office:value-type="float" office:value="2.34378647325037" calcext:value-type="float">
            <text:p>2.34378647325037</text:p>
          </table:table-cell>
          <table:table-cell office:value-type="float" office:value="2.34353579930221" calcext:value-type="float">
            <text:p>2.34353579930221</text:p>
          </table:table-cell>
          <table:table-cell office:value-type="float" office:value="2.34762050657776" calcext:value-type="float">
            <text:p>2.34762050657776</text:p>
          </table:table-cell>
          <table:table-cell office:value-type="float" office:value="2.37351509822273" calcext:value-type="float">
            <text:p>2.37351509822273</text:p>
          </table:table-cell>
          <table:table-cell office:value-type="float" office:value="2.33746992817096" calcext:value-type="float">
            <text:p>2.33746992817096</text:p>
          </table:table-cell>
          <table:table-cell office:value-type="float" office:value="2.32307478702347" calcext:value-type="float">
            <text:p>2.32307478702347</text:p>
          </table:table-cell>
          <table:table-cell office:value-type="float" office:value="2.31485827153517" calcext:value-type="float">
            <text:p>2.31485827153517</text:p>
          </table:table-cell>
          <table:table-cell office:value-type="float" office:value="2.29419713171925" calcext:value-type="float">
            <text:p>2.29419713171925</text:p>
          </table:table-cell>
          <table:table-cell office:value-type="float" office:value="2.28852298370228" calcext:value-type="float">
            <text:p>2.28852298370228</text:p>
          </table:table-cell>
          <table:table-cell office:value-type="float" office:value="2.30757846403586" calcext:value-type="float">
            <text:p>2.30757846403586</text:p>
          </table:table-cell>
          <table:table-cell office:value-type="float" office:value="2.28147906838869" calcext:value-type="float">
            <text:p>2.28147906838869</text:p>
          </table:table-cell>
          <table:table-cell office:value-type="float" office:value="2.28729172855434" calcext:value-type="float">
            <text:p>2.28729172855434</text:p>
          </table:table-cell>
          <table:table-cell office:value-type="float" office:value="2.27379240881794" calcext:value-type="float">
            <text:p>2.27379240881794</text:p>
          </table:table-cell>
          <table:table-cell office:value-type="float" office:value="2.27234435437704" calcext:value-type="float">
            <text:p>2.27234435437704</text:p>
          </table:table-cell>
          <table:table-cell office:value-type="float" office:value="2.27643086531668" calcext:value-type="float">
            <text:p>2.27643086531668</text:p>
          </table:table-cell>
          <table:table-cell office:value-type="float" office:value="2.26954996511999" calcext:value-type="float">
            <text:p>2.26954996511999</text:p>
          </table:table-cell>
          <table:table-cell office:value-type="float" office:value="2.26809523143232" calcext:value-type="float">
            <text:p>2.26809523143232</text:p>
          </table:table-cell>
          <table:table-cell office:value-type="float" office:value="2.26702454243831" calcext:value-type="float">
            <text:p>2.26702454243831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huber</text:p>
          </table:table-cell>
          <table:table-cell office:value-type="float" office:value="216.21784189923" calcext:value-type="float">
            <text:p>216.21784189923</text:p>
          </table:table-cell>
          <table:table-cell office:value-type="float" office:value="112.612108251032" calcext:value-type="float">
            <text:p>112.612108251032</text:p>
          </table:table-cell>
          <table:table-cell office:value-type="float" office:value="60.7061691084123" calcext:value-type="float">
            <text:p>60.7061691084123</text:p>
          </table:table-cell>
          <table:table-cell office:value-type="float" office:value="32.5265583835971" calcext:value-type="float">
            <text:p>32.5265583835971</text:p>
          </table:table-cell>
          <table:table-cell office:value-type="float" office:value="17.8179359042806" calcext:value-type="float">
            <text:p>17.8179359042806</text:p>
          </table:table-cell>
          <table:table-cell office:value-type="float" office:value="10.1734584444194" calcext:value-type="float">
            <text:p>10.1734584444194</text:p>
          </table:table-cell>
          <table:table-cell office:value-type="float" office:value="5.8928418832061" calcext:value-type="float">
            <text:p>5.8928418832061</text:p>
          </table:table-cell>
          <table:table-cell office:value-type="float" office:value="3.52630321798199" calcext:value-type="float">
            <text:p>3.52630321798199</text:p>
          </table:table-cell>
          <table:table-cell office:value-type="float" office:value="2.3336967676" calcext:value-type="float">
            <text:p>2.3336967676</text:p>
          </table:table-cell>
          <table:table-cell office:value-type="float" office:value="1.78984154335872" calcext:value-type="float">
            <text:p>1.78984154335872</text:p>
          </table:table-cell>
          <table:table-cell office:value-type="float" office:value="1.52939284190251" calcext:value-type="float">
            <text:p>1.52939284190251</text:p>
          </table:table-cell>
          <table:table-cell office:value-type="float" office:value="1.3805238091434" calcext:value-type="float">
            <text:p>1.3805238091434</text:p>
          </table:table-cell>
          <table:table-cell office:value-type="float" office:value="1.28425066999204" calcext:value-type="float">
            <text:p>1.28425066999204</text:p>
          </table:table-cell>
          <table:table-cell office:value-type="float" office:value="1.21681124475857" calcext:value-type="float">
            <text:p>1.21681124475857</text:p>
          </table:table-cell>
          <table:table-cell office:value-type="float" office:value="1.16683114985096" calcext:value-type="float">
            <text:p>1.16683114985096</text:p>
          </table:table-cell>
          <table:table-cell office:value-type="float" office:value="1.12818924861553" calcext:value-type="float">
            <text:p>1.12818924861553</text:p>
          </table:table-cell>
          <table:table-cell office:value-type="float" office:value="1.09730363282269" calcext:value-type="float">
            <text:p>1.09730363282269</text:p>
          </table:table-cell>
          <table:table-cell office:value-type="float" office:value="1.07194181935583" calcext:value-type="float">
            <text:p>1.07194181935583</text:p>
          </table:table-cell>
          <table:table-cell office:value-type="float" office:value="1.05064212162604" calcext:value-type="float">
            <text:p>1.05064212162604</text:p>
          </table:table-cell>
          <table:table-cell office:value-type="float" office:value="1.03240873534473" calcext:value-type="float">
            <text:p>1.03240873534473</text:p>
          </table:table-cell>
          <table:table-cell office:value-type="float" office:value="1.01654078642842" calcext:value-type="float">
            <text:p>1.01654078642842</text:p>
          </table:table-cell>
          <table:table-cell office:value-type="float" office:value="1.00253140680229" calcext:value-type="float">
            <text:p>1.00253140680229</text:p>
          </table:table-cell>
          <table:table-cell office:value-type="float" office:value="0.990005332431875" calcext:value-type="float">
            <text:p>0.990005332431875</text:p>
          </table:table-cell>
          <table:table-cell office:value-type="float" office:value="0.978679167074536" calcext:value-type="float">
            <text:p>0.978679167074536</text:p>
          </table:table-cell>
          <table:table-cell office:value-type="float" office:value="0.96833523545501" calcext:value-type="float">
            <text:p>0.96833523545501</text:p>
          </table:table-cell>
          <table:table-cell office:value-type="float" office:value="0.958803751996433" calcext:value-type="float">
            <text:p>0.958803751996433</text:p>
          </table:table-cell>
          <table:table-cell office:value-type="float" office:value="0.949950554237197" calcext:value-type="float">
            <text:p>0.949950554237197</text:p>
          </table:table-cell>
          <table:table-cell office:value-type="float" office:value="0.941668336283691" calcext:value-type="float">
            <text:p>0.941668336283691</text:p>
          </table:table-cell>
          <table:table-cell office:value-type="float" office:value="0.933870558570136" calcext:value-type="float">
            <text:p>0.933870558570136</text:p>
          </table:table-cell>
          <table:table-cell office:value-type="float" office:value="0.926486632175591" calcext:value-type="float">
            <text:p>0.926486632175591</text:p>
          </table:table-cell>
          <table:table-cell office:value-type="float" office:value="0.919458688984634" calcext:value-type="float">
            <text:p>0.919458688984634</text:p>
          </table:table-cell>
          <table:table-cell office:value-type="float" office:value="0.912738896052156" calcext:value-type="float">
            <text:p>0.912738896052156</text:p>
          </table:table-cell>
          <table:table-cell office:value-type="float" office:value="0.906287527138815" calcext:value-type="float">
            <text:p>0.906287527138815</text:p>
          </table:table-cell>
          <table:table-cell office:value-type="float" office:value="0.900071457518154" calcext:value-type="float">
            <text:p>0.900071457518154</text:p>
          </table:table-cell>
          <table:table-cell office:value-type="float" office:value="0.894063003389716" calcext:value-type="float">
            <text:p>0.894063003389716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mse</text:p>
          </table:table-cell>
          <table:table-cell office:value-type="float" office:value="9.12048311520129" calcext:value-type="float">
            <text:p>9.12048311520129</text:p>
          </table:table-cell>
          <table:table-cell office:value-type="float" office:value="2.35763044365294" calcext:value-type="float">
            <text:p>2.35763044365294</text:p>
          </table:table-cell>
          <table:table-cell office:value-type="float" office:value="2.11495938481436" calcext:value-type="float">
            <text:p>2.11495938481436</text:p>
          </table:table-cell>
          <table:table-cell office:value-type="float" office:value="1.97279400929637" calcext:value-type="float">
            <text:p>1.97279400929637</text:p>
          </table:table-cell>
          <table:table-cell office:value-type="float" office:value="1.87286277902133" calcext:value-type="float">
            <text:p>1.87286277902133</text:p>
          </table:table-cell>
          <table:table-cell office:value-type="float" office:value="1.79963523396004" calcext:value-type="float">
            <text:p>1.79963523396004</text:p>
          </table:table-cell>
          <table:table-cell office:value-type="float" office:value="1.73594895833909" calcext:value-type="float">
            <text:p>1.73594895833909</text:p>
          </table:table-cell>
          <table:table-cell office:value-type="float" office:value="1.68499855378739" calcext:value-type="float">
            <text:p>1.68499855378739</text:p>
          </table:table-cell>
          <table:table-cell office:value-type="float" office:value="1.64085739903966" calcext:value-type="float">
            <text:p>1.64085739903966</text:p>
          </table:table-cell>
          <table:table-cell office:value-type="float" office:value="1.59461915891948" calcext:value-type="float">
            <text:p>1.59461915891948</text:p>
          </table:table-cell>
          <table:table-cell office:value-type="float" office:value="1.55556845782963" calcext:value-type="float">
            <text:p>1.55556845782963</text:p>
          </table:table-cell>
          <table:table-cell office:value-type="float" office:value="1.51881991407758" calcext:value-type="float">
            <text:p>1.51881991407758</text:p>
          </table:table-cell>
          <table:table-cell office:value-type="float" office:value="1.48296196565362" calcext:value-type="float">
            <text:p>1.48296196565362</text:p>
          </table:table-cell>
          <table:table-cell office:value-type="float" office:value="1.45002237869225" calcext:value-type="float">
            <text:p>1.45002237869225</text:p>
          </table:table-cell>
          <table:table-cell office:value-type="float" office:value="1.42074752247234" calcext:value-type="float">
            <text:p>1.42074752247234</text:p>
          </table:table-cell>
          <table:table-cell office:value-type="float" office:value="1.38566423604436" calcext:value-type="float">
            <text:p>1.38566423604436</text:p>
          </table:table-cell>
          <table:table-cell office:value-type="float" office:value="1.35618180399025" calcext:value-type="float">
            <text:p>1.35618180399025</text:p>
          </table:table-cell>
          <table:table-cell office:value-type="float" office:value="1.33202782546877" calcext:value-type="float">
            <text:p>1.33202782546877</text:p>
          </table:table-cell>
          <table:table-cell office:value-type="float" office:value="1.31136315157975" calcext:value-type="float">
            <text:p>1.31136315157975</text:p>
          </table:table-cell>
          <table:table-cell office:value-type="float" office:value="1.2933160897935" calcext:value-type="float">
            <text:p>1.2933160897935</text:p>
          </table:table-cell>
          <table:table-cell office:value-type="float" office:value="1.27745198487531" calcext:value-type="float">
            <text:p>1.27745198487531</text:p>
          </table:table-cell>
          <table:table-cell office:value-type="float" office:value="1.26330301610989" calcext:value-type="float">
            <text:p>1.26330301610989</text:p>
          </table:table-cell>
          <table:table-cell office:value-type="float" office:value="1.25000728991226" calcext:value-type="float">
            <text:p>1.25000728991226</text:p>
          </table:table-cell>
          <table:table-cell office:value-type="float" office:value="1.2378466032599" calcext:value-type="float">
            <text:p>1.2378466032599</text:p>
          </table:table-cell>
          <table:table-cell office:value-type="float" office:value="1.22705654158244" calcext:value-type="float">
            <text:p>1.22705654158244</text:p>
          </table:table-cell>
          <table:table-cell office:value-type="float" office:value="1.21667175723883" calcext:value-type="float">
            <text:p>1.21667175723883</text:p>
          </table:table-cell>
          <table:table-cell office:value-type="float" office:value="1.20375890736573" calcext:value-type="float">
            <text:p>1.20375890736573</text:p>
          </table:table-cell>
          <table:table-cell office:value-type="float" office:value="1.19201893439528" calcext:value-type="float">
            <text:p>1.19201893439528</text:p>
          </table:table-cell>
          <table:table-cell office:value-type="float" office:value="1.18154514850511" calcext:value-type="float">
            <text:p>1.18154514850511</text:p>
          </table:table-cell>
          <table:table-cell office:value-type="float" office:value="1.17203301396234" calcext:value-type="float">
            <text:p>1.17203301396234</text:p>
          </table:table-cell>
          <table:table-cell office:value-type="float" office:value="1.16342374088593" calcext:value-type="float">
            <text:p>1.16342374088593</text:p>
          </table:table-cell>
          <table:table-cell office:value-type="float" office:value="1.15534578665741" calcext:value-type="float">
            <text:p>1.15534578665741</text:p>
          </table:table-cell>
          <table:table-cell office:value-type="float" office:value="1.14796767771081" calcext:value-type="float">
            <text:p>1.14796767771081</text:p>
          </table:table-cell>
          <table:table-cell office:value-type="float" office:value="1.14096505609384" calcext:value-type="float">
            <text:p>1.14096505609384</text:p>
          </table:table-cell>
          <table:table-cell office:value-type="float" office:value="1.13443088037014" calcext:value-type="float">
            <text:p>1.13443088037014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huber</text:p>
          </table:table-cell>
          <table:table-cell office:value-type="float" office:value="6.11836768868665" calcext:value-type="float">
            <text:p>6.11836768868665</text:p>
          </table:table-cell>
          <table:table-cell office:value-type="float" office:value="6.06932051360705" calcext:value-type="float">
            <text:p>6.06932051360705</text:p>
          </table:table-cell>
          <table:table-cell office:value-type="float" office:value="6.01482353134997" calcext:value-type="float">
            <text:p>6.01482353134997</text:p>
          </table:table-cell>
          <table:table-cell office:value-type="float" office:value="5.95361345562988" calcext:value-type="float">
            <text:p>5.95361345562988</text:p>
          </table:table-cell>
          <table:table-cell office:value-type="float" office:value="5.8838375069957" calcext:value-type="float">
            <text:p>5.8838375069957</text:p>
          </table:table-cell>
          <table:table-cell office:value-type="float" office:value="5.80257559796131" calcext:value-type="float">
            <text:p>5.80257559796131</text:p>
          </table:table-cell>
          <table:table-cell office:value-type="float" office:value="5.70500206923022" calcext:value-type="float">
            <text:p>5.70500206923022</text:p>
          </table:table-cell>
          <table:table-cell office:value-type="float" office:value="5.58274967208719" calcext:value-type="float">
            <text:p>5.58274967208719</text:p>
          </table:table-cell>
          <table:table-cell office:value-type="float" office:value="5.41934489759109" calcext:value-type="float">
            <text:p>5.41934489759109</text:p>
          </table:table-cell>
          <table:table-cell office:value-type="float" office:value="5.21086507848596" calcext:value-type="float">
            <text:p>5.21086507848596</text:p>
          </table:table-cell>
          <table:table-cell office:value-type="float" office:value="4.98494402851999" calcext:value-type="float">
            <text:p>4.98494402851999</text:p>
          </table:table-cell>
          <table:table-cell office:value-type="float" office:value="4.75441497648579" calcext:value-type="float">
            <text:p>4.75441497648579</text:p>
          </table:table-cell>
          <table:table-cell office:value-type="float" office:value="4.52360812193447" calcext:value-type="float">
            <text:p>4.52360812193447</text:p>
          </table:table-cell>
          <table:table-cell office:value-type="float" office:value="4.30808685013737" calcext:value-type="float">
            <text:p>4.30808685013737</text:p>
          </table:table-cell>
          <table:table-cell office:value-type="float" office:value="4.12745019875965" calcext:value-type="float">
            <text:p>4.12745019875965</text:p>
          </table:table-cell>
          <table:table-cell office:value-type="float" office:value="3.97689537967094" calcext:value-type="float">
            <text:p>3.97689537967094</text:p>
          </table:table-cell>
          <table:table-cell office:value-type="float" office:value="3.84719867377264" calcext:value-type="float">
            <text:p>3.84719867377264</text:p>
          </table:table-cell>
          <table:table-cell office:value-type="float" office:value="3.73260711558194" calcext:value-type="float">
            <text:p>3.73260711558194</text:p>
          </table:table-cell>
          <table:table-cell office:value-type="float" office:value="3.61782707695839" calcext:value-type="float">
            <text:p>3.61782707695839</text:p>
          </table:table-cell>
          <table:table-cell office:value-type="float" office:value="3.50311474487261" calcext:value-type="float">
            <text:p>3.50311474487261</text:p>
          </table:table-cell>
          <table:table-cell office:value-type="float" office:value="3.38894005804475" calcext:value-type="float">
            <text:p>3.38894005804475</text:p>
          </table:table-cell>
          <table:table-cell office:value-type="float" office:value="3.27150127994204" calcext:value-type="float">
            <text:p>3.27150127994204</text:p>
          </table:table-cell>
          <table:table-cell office:value-type="float" office:value="3.14361273972899" calcext:value-type="float">
            <text:p>3.14361273972899</text:p>
          </table:table-cell>
          <table:table-cell office:value-type="float" office:value="2.99830336089818" calcext:value-type="float">
            <text:p>2.99830336089818</text:p>
          </table:table-cell>
          <table:table-cell office:value-type="float" office:value="2.83140139760245" calcext:value-type="float">
            <text:p>2.83140139760245</text:p>
          </table:table-cell>
          <table:table-cell office:value-type="float" office:value="2.65467063801294" calcext:value-type="float">
            <text:p>2.65467063801294</text:p>
          </table:table-cell>
          <table:table-cell office:value-type="float" office:value="2.49893430853737" calcext:value-type="float">
            <text:p>2.49893430853737</text:p>
          </table:table-cell>
          <table:table-cell office:value-type="float" office:value="2.36378333271049" calcext:value-type="float">
            <text:p>2.36378333271049</text:p>
          </table:table-cell>
          <table:table-cell office:value-type="float" office:value="2.23595142865456" calcext:value-type="float">
            <text:p>2.23595142865456</text:p>
          </table:table-cell>
          <table:table-cell office:value-type="float" office:value="2.11046528868178" calcext:value-type="float">
            <text:p>2.11046528868178</text:p>
          </table:table-cell>
          <table:table-cell office:value-type="float" office:value="1.9896045885749" calcext:value-type="float">
            <text:p>1.9896045885749</text:p>
          </table:table-cell>
          <table:table-cell office:value-type="float" office:value="1.88086015174504" calcext:value-type="float">
            <text:p>1.88086015174504</text:p>
          </table:table-cell>
          <table:table-cell office:value-type="float" office:value="1.78529051774392" calcext:value-type="float">
            <text:p>1.78529051774392</text:p>
          </table:table-cell>
          <table:table-cell office:value-type="float" office:value="1.69685927970305" calcext:value-type="float">
            <text:p>1.69685927970305</text:p>
          </table:table-cell>
          <table:table-cell office:value-type="float" office:value="1.61455360266311" calcext:value-type="float">
            <text:p>1.61455360266311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hingeembedding</text:p>
          </table:table-cell>
          <table:table-cell office:value-type="float" office:value="94.7646129019287" calcext:value-type="float">
            <text:p>94.7646129019287</text:p>
          </table:table-cell>
          <table:table-cell office:value-type="float" office:value="30.7634472138177" calcext:value-type="float">
            <text:p>30.7634472138177</text:p>
          </table:table-cell>
          <table:table-cell office:value-type="float" office:value="21.3900247850405" calcext:value-type="float">
            <text:p>21.3900247850405</text:p>
          </table:table-cell>
          <table:table-cell office:value-type="float" office:value="19.0981845544861" calcext:value-type="float">
            <text:p>19.0981845544861</text:p>
          </table:table-cell>
          <table:table-cell office:value-type="float" office:value="18.663705513348" calcext:value-type="float">
            <text:p>18.663705513348</text:p>
          </table:table-cell>
          <table:table-cell office:value-type="float" office:value="18.4935559327006" calcext:value-type="float">
            <text:p>18.4935559327006</text:p>
          </table:table-cell>
          <table:table-cell office:value-type="float" office:value="18.3812399389614" calcext:value-type="float">
            <text:p>18.3812399389614</text:p>
          </table:table-cell>
          <table:table-cell office:value-type="float" office:value="18.3057578323111" calcext:value-type="float">
            <text:p>18.3057578323111</text:p>
          </table:table-cell>
          <table:table-cell office:value-type="float" office:value="18.2595763003346" calcext:value-type="float">
            <text:p>18.2595763003346</text:p>
          </table:table-cell>
          <table:table-cell office:value-type="float" office:value="18.2332849975483" calcext:value-type="float">
            <text:p>18.2332849975483</text:p>
          </table:table-cell>
          <table:table-cell office:value-type="float" office:value="18.2173315926516" calcext:value-type="float">
            <text:p>18.2173315926516</text:p>
          </table:table-cell>
          <table:table-cell office:value-type="float" office:value="18.2082634259745" calcext:value-type="float">
            <text:p>18.2082634259745</text:p>
          </table:table-cell>
          <table:table-cell office:value-type="float" office:value="18.2034134056738" calcext:value-type="float">
            <text:p>18.2034134056738</text:p>
          </table:table-cell>
          <table:table-cell office:value-type="float" office:value="18.1996546999282" calcext:value-type="float">
            <text:p>18.1996546999282</text:p>
          </table:table-cell>
          <table:table-cell office:value-type="float" office:value="18.1974235288761" calcext:value-type="float">
            <text:p>18.1974235288761</text:p>
          </table:table-cell>
          <table:table-cell office:value-type="float" office:value="18.1954292516855" calcext:value-type="float">
            <text:p>18.1954292516855</text:p>
          </table:table-cell>
          <table:table-cell office:value-type="float" office:value="18.1947471591465" calcext:value-type="float">
            <text:p>18.1947471591465</text:p>
          </table:table-cell>
          <table:table-cell office:value-type="float" office:value="18.1947025534011" calcext:value-type="float">
            <text:p>18.1947025534011</text:p>
          </table:table-cell>
          <table:table-cell office:value-type="float" office:value="18.1946581023819" calcext:value-type="float">
            <text:p>18.1946581023819</text:p>
          </table:table-cell>
          <table:table-cell office:value-type="float" office:value="18.1946135985492" calcext:value-type="float">
            <text:p>18.1946135985492</text:p>
          </table:table-cell>
          <table:table-cell office:value-type="float" office:value="18.1945691912861" calcext:value-type="float">
            <text:p>18.1945691912861</text:p>
          </table:table-cell>
          <table:table-cell office:value-type="float" office:value="18.1945247383477" calcext:value-type="float">
            <text:p>18.1945247383477</text:p>
          </table:table-cell>
          <table:table-cell office:value-type="float" office:value="18.1944803321132" calcext:value-type="float">
            <text:p>18.1944803321132</text:p>
          </table:table-cell>
          <table:table-cell office:value-type="float" office:value="18.1944359924696" calcext:value-type="float">
            <text:p>18.1944359924696</text:p>
          </table:table-cell>
          <table:table-cell office:value-type="float" office:value="18.1943918107687" calcext:value-type="float">
            <text:p>18.1943918107687</text:p>
          </table:table-cell>
          <table:table-cell office:value-type="float" office:value="18.194347734755" calcext:value-type="float">
            <text:p>18.194347734755</text:p>
          </table:table-cell>
          <table:table-cell office:value-type="float" office:value="18.1943037467907" calcext:value-type="float">
            <text:p>18.1943037467907</text:p>
          </table:table-cell>
          <table:table-cell office:value-type="float" office:value="18.1942597929123" calcext:value-type="float">
            <text:p>18.1942597929123</text:p>
          </table:table-cell>
          <table:table-cell office:value-type="float" office:value="18.1942157941877" calcext:value-type="float">
            <text:p>18.1942157941877</text:p>
          </table:table-cell>
          <table:table-cell office:value-type="float" office:value="18.1941722495631" calcext:value-type="float">
            <text:p>18.1941722495631</text:p>
          </table:table-cell>
          <table:table-cell office:value-type="float" office:value="18.1941289676857" calcext:value-type="float">
            <text:p>18.1941289676857</text:p>
          </table:table-cell>
          <table:table-cell office:value-type="float" office:value="18.1940856156175" calcext:value-type="float">
            <text:p>18.1940856156175</text:p>
          </table:table-cell>
          <table:table-cell office:value-type="float" office:value="18.1940425758801" calcext:value-type="float">
            <text:p>18.1940425758801</text:p>
          </table:table-cell>
          <table:table-cell office:value-type="float" office:value="18.1939995297515" calcext:value-type="float">
            <text:p>18.1939995297515</text:p>
          </table:table-cell>
          <table:table-cell office:value-type="float" office:value="18.1939566351783" calcext:value-type="float">
            <text:p>18.1939566351783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smoothl1</text:p>
          </table:table-cell>
          <table:table-cell office:value-type="float" office:value="6.08729396940627" calcext:value-type="float">
            <text:p>6.08729396940627</text:p>
          </table:table-cell>
          <table:table-cell office:value-type="float" office:value="6.03911302724209" calcext:value-type="float">
            <text:p>6.03911302724209</text:p>
          </table:table-cell>
          <table:table-cell office:value-type="float" office:value="5.98595793714105" calcext:value-type="float">
            <text:p>5.98595793714105</text:p>
          </table:table-cell>
          <table:table-cell office:value-type="float" office:value="5.92651595365708" calcext:value-type="float">
            <text:p>5.92651595365708</text:p>
          </table:table-cell>
          <table:table-cell office:value-type="float" office:value="5.85883722081478" calcext:value-type="float">
            <text:p>5.85883722081478</text:p>
          </table:table-cell>
          <table:table-cell office:value-type="float" office:value="5.7798449777282" calcext:value-type="float">
            <text:p>5.7798449777282</text:p>
          </table:table-cell>
          <table:table-cell office:value-type="float" office:value="5.68380636500058" calcext:value-type="float">
            <text:p>5.68380636500058</text:p>
          </table:table-cell>
          <table:table-cell office:value-type="float" office:value="5.55924370290974" calcext:value-type="float">
            <text:p>5.55924370290974</text:p>
          </table:table-cell>
          <table:table-cell office:value-type="float" office:value="5.385551712488" calcext:value-type="float">
            <text:p>5.385551712488</text:p>
          </table:table-cell>
          <table:table-cell office:value-type="float" office:value="5.16118143184779" calcext:value-type="float">
            <text:p>5.16118143184779</text:p>
          </table:table-cell>
          <table:table-cell office:value-type="float" office:value="4.96957544033516" calcext:value-type="float">
            <text:p>4.96957544033516</text:p>
          </table:table-cell>
          <table:table-cell office:value-type="float" office:value="4.80740838997546" calcext:value-type="float">
            <text:p>4.80740838997546</text:p>
          </table:table-cell>
          <table:table-cell office:value-type="float" office:value="4.64710144990006" calcext:value-type="float">
            <text:p>4.64710144990006</text:p>
          </table:table-cell>
          <table:table-cell office:value-type="float" office:value="4.4897035150702" calcext:value-type="float">
            <text:p>4.4897035150702</text:p>
          </table:table-cell>
          <table:table-cell office:value-type="float" office:value="4.32173999803964" calcext:value-type="float">
            <text:p>4.32173999803964</text:p>
          </table:table-cell>
          <table:table-cell office:value-type="float" office:value="4.13324113250275" calcext:value-type="float">
            <text:p>4.13324113250275</text:p>
          </table:table-cell>
          <table:table-cell office:value-type="float" office:value="3.93021675981357" calcext:value-type="float">
            <text:p>3.93021675981357</text:p>
          </table:table-cell>
          <table:table-cell office:value-type="float" office:value="3.71465532247731" calcext:value-type="float">
            <text:p>3.71465532247731</text:p>
          </table:table-cell>
          <table:table-cell office:value-type="float" office:value="3.51643470002525" calcext:value-type="float">
            <text:p>3.51643470002525</text:p>
          </table:table-cell>
          <table:table-cell office:value-type="float" office:value="3.35589086274304" calcext:value-type="float">
            <text:p>3.35589086274304</text:p>
          </table:table-cell>
          <table:table-cell office:value-type="float" office:value="3.20203083331745" calcext:value-type="float">
            <text:p>3.20203083331745</text:p>
          </table:table-cell>
          <table:table-cell office:value-type="float" office:value="3.03343294771444" calcext:value-type="float">
            <text:p>3.03343294771444</text:p>
          </table:table-cell>
          <table:table-cell office:value-type="float" office:value="2.850067637878" calcext:value-type="float">
            <text:p>2.850067637878</text:p>
          </table:table-cell>
          <table:table-cell office:value-type="float" office:value="2.66371749006898" calcext:value-type="float">
            <text:p>2.66371749006898</text:p>
          </table:table-cell>
          <table:table-cell office:value-type="float" office:value="2.48181331718058" calcext:value-type="float">
            <text:p>2.48181331718058</text:p>
          </table:table-cell>
          <table:table-cell office:value-type="float" office:value="2.31194237176121" calcext:value-type="float">
            <text:p>2.31194237176121</text:p>
          </table:table-cell>
          <table:table-cell office:value-type="float" office:value="2.16342363854408" calcext:value-type="float">
            <text:p>2.16342363854408</text:p>
          </table:table-cell>
          <table:table-cell office:value-type="float" office:value="2.03542242863345" calcext:value-type="float">
            <text:p>2.03542242863345</text:p>
          </table:table-cell>
          <table:table-cell office:value-type="float" office:value="1.92687753758199" calcext:value-type="float">
            <text:p>1.92687753758199</text:p>
          </table:table-cell>
          <table:table-cell office:value-type="float" office:value="1.83139720101046" calcext:value-type="float">
            <text:p>1.83139720101046</text:p>
          </table:table-cell>
          <table:table-cell office:value-type="float" office:value="1.7454559998369" calcext:value-type="float">
            <text:p>1.7454559998369</text:p>
          </table:table-cell>
          <table:table-cell office:value-type="float" office:value="1.66871342420789" calcext:value-type="float">
            <text:p>1.66871342420789</text:p>
          </table:table-cell>
          <table:table-cell office:value-type="float" office:value="1.59896528375235" calcext:value-type="float">
            <text:p>1.59896528375235</text:p>
          </table:table-cell>
          <table:table-cell office:value-type="float" office:value="1.53527894941754" calcext:value-type="float">
            <text:p>1.53527894941754</text:p>
          </table:table-cell>
          <table:table-cell office:value-type="float" office:value="1.47771761590212" calcext:value-type="float">
            <text:p>1.47771761590212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softmargin</text:p>
          </table:table-cell>
          <table:table-cell table:number-columns-repeated="20" office:value-type="float" office:value="13.4921592916663" calcext:value-type="float">
            <text:p>13.4921592916663</text:p>
          </table:table-cell>
          <table:table-cell table:number-columns-repeated="4" office:value-type="float" office:value="13.4921592817322" calcext:value-type="float">
            <text:p>13.4921592817322</text:p>
          </table:table-cell>
          <table:table-cell table:number-columns-repeated="11" office:value-type="float" office:value="13.4921592751094" calcext:value-type="float">
            <text:p>13.492159275109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l1</text:p>
          </table:table-cell>
          <table:table-cell office:value-type="float" office:value="83.9947024713736" calcext:value-type="float">
            <text:p>83.9947024713736</text:p>
          </table:table-cell>
          <table:table-cell office:value-type="float" office:value="14.8759486377836" calcext:value-type="float">
            <text:p>14.8759486377836</text:p>
          </table:table-cell>
          <table:table-cell office:value-type="float" office:value="10.3132525770194" calcext:value-type="float">
            <text:p>10.3132525770194</text:p>
          </table:table-cell>
          <table:table-cell office:value-type="float" office:value="8.74371093292348" calcext:value-type="float">
            <text:p>8.74371093292348</text:p>
          </table:table-cell>
          <table:table-cell office:value-type="float" office:value="8.25150483056146" calcext:value-type="float">
            <text:p>8.25150483056146</text:p>
          </table:table-cell>
          <table:table-cell office:value-type="float" office:value="8.27354720753061" calcext:value-type="float">
            <text:p>8.27354720753061</text:p>
          </table:table-cell>
          <table:table-cell office:value-type="float" office:value="7.84852805475494" calcext:value-type="float">
            <text:p>7.84852805475494</text:p>
          </table:table-cell>
          <table:table-cell office:value-type="float" office:value="7.60209672864079" calcext:value-type="float">
            <text:p>7.60209672864079</text:p>
          </table:table-cell>
          <table:table-cell office:value-type="float" office:value="7.53455931883714" calcext:value-type="float">
            <text:p>7.53455931883714</text:p>
          </table:table-cell>
          <table:table-cell office:value-type="float" office:value="7.94806848953727" calcext:value-type="float">
            <text:p>7.94806848953727</text:p>
          </table:table-cell>
          <table:table-cell office:value-type="float" office:value="7.70215306287831" calcext:value-type="float">
            <text:p>7.70215306287831</text:p>
          </table:table-cell>
          <table:table-cell office:value-type="float" office:value="7.53324614672975" calcext:value-type="float">
            <text:p>7.53324614672975</text:p>
          </table:table-cell>
          <table:table-cell office:value-type="float" office:value="7.4141637261435" calcext:value-type="float">
            <text:p>7.4141637261435</text:p>
          </table:table-cell>
          <table:table-cell office:value-type="float" office:value="7.34660134050104" calcext:value-type="float">
            <text:p>7.34660134050104</text:p>
          </table:table-cell>
          <table:table-cell office:value-type="float" office:value="7.30619891564879" calcext:value-type="float">
            <text:p>7.30619891564879</text:p>
          </table:table-cell>
          <table:table-cell office:value-type="float" office:value="7.32743691538443" calcext:value-type="float">
            <text:p>7.32743691538443</text:p>
          </table:table-cell>
          <table:table-cell office:value-type="float" office:value="7.63828596582392" calcext:value-type="float">
            <text:p>7.63828596582392</text:p>
          </table:table-cell>
          <table:table-cell office:value-type="float" office:value="7.32498016351142" calcext:value-type="float">
            <text:p>7.32498016351142</text:p>
          </table:table-cell>
          <table:table-cell office:value-type="float" office:value="7.19723948295793" calcext:value-type="float">
            <text:p>7.19723948295793</text:p>
          </table:table-cell>
          <table:table-cell office:value-type="float" office:value="7.63721561321386" calcext:value-type="float">
            <text:p>7.63721561321386</text:p>
          </table:table-cell>
          <table:table-cell office:value-type="float" office:value="6.75818476072938" calcext:value-type="float">
            <text:p>6.75818476072938</text:p>
          </table:table-cell>
          <table:table-cell office:value-type="float" office:value="7.01260503033305" calcext:value-type="float">
            <text:p>7.01260503033305</text:p>
          </table:table-cell>
          <table:table-cell office:value-type="float" office:value="6.75233657917812" calcext:value-type="float">
            <text:p>6.75233657917812</text:p>
          </table:table-cell>
          <table:table-cell office:value-type="float" office:value="7.15216143965365" calcext:value-type="float">
            <text:p>7.15216143965365</text:p>
          </table:table-cell>
          <table:table-cell office:value-type="float" office:value="6.64191143900058" calcext:value-type="float">
            <text:p>6.64191143900058</text:p>
          </table:table-cell>
          <table:table-cell office:value-type="float" office:value="6.58969898614028" calcext:value-type="float">
            <text:p>6.58969898614028</text:p>
          </table:table-cell>
          <table:table-cell office:value-type="float" office:value="6.58082134616732" calcext:value-type="float">
            <text:p>6.58082134616732</text:p>
          </table:table-cell>
          <table:table-cell office:value-type="float" office:value="6.79414959046138" calcext:value-type="float">
            <text:p>6.79414959046138</text:p>
          </table:table-cell>
          <table:table-cell office:value-type="float" office:value="6.39451832352899" calcext:value-type="float">
            <text:p>6.39451832352899</text:p>
          </table:table-cell>
          <table:table-cell office:value-type="float" office:value="6.08028038112498" calcext:value-type="float">
            <text:p>6.08028038112498</text:p>
          </table:table-cell>
          <table:table-cell office:value-type="float" office:value="6.42407458375125" calcext:value-type="float">
            <text:p>6.42407458375125</text:p>
          </table:table-cell>
          <table:table-cell office:value-type="float" office:value="6.27004296010367" calcext:value-type="float">
            <text:p>6.27004296010367</text:p>
          </table:table-cell>
          <table:table-cell office:value-type="float" office:value="6.31019436873631" calcext:value-type="float">
            <text:p>6.31019436873631</text:p>
          </table:table-cell>
          <table:table-cell office:value-type="float" office:value="5.82469376094054" calcext:value-type="float">
            <text:p>5.82469376094054</text:p>
          </table:table-cell>
          <table:table-cell office:value-type="float" office:value="5.90934448059683" calcext:value-type="float">
            <text:p>5.90934448059683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huber</text:p>
          </table:table-cell>
          <table:table-cell office:value-type="float" office:value="6.5743636529254" calcext:value-type="float">
            <text:p>6.5743636529254</text:p>
          </table:table-cell>
          <table:table-cell office:value-type="float" office:value="1.43583863535609" calcext:value-type="float">
            <text:p>1.43583863535609</text:p>
          </table:table-cell>
          <table:table-cell office:value-type="float" office:value="1.10984023840302" calcext:value-type="float">
            <text:p>1.10984023840302</text:p>
          </table:table-cell>
          <table:table-cell office:value-type="float" office:value="1.00026367712797" calcext:value-type="float">
            <text:p>1.00026367712797</text:p>
          </table:table-cell>
          <table:table-cell office:value-type="float" office:value="0.926995433091443" calcext:value-type="float">
            <text:p>0.926995433091443</text:p>
          </table:table-cell>
          <table:table-cell office:value-type="float" office:value="0.87109992217207" calcext:value-type="float">
            <text:p>0.87109992217207</text:p>
          </table:table-cell>
          <table:table-cell office:value-type="float" office:value="0.826328331941731" calcext:value-type="float">
            <text:p>0.826328331941731</text:p>
          </table:table-cell>
          <table:table-cell office:value-type="float" office:value="0.78962719748545" calcext:value-type="float">
            <text:p>0.78962719748545</text:p>
          </table:table-cell>
          <table:table-cell office:value-type="float" office:value="0.759118395302604" calcext:value-type="float">
            <text:p>0.759118395302604</text:p>
          </table:table-cell>
          <table:table-cell office:value-type="float" office:value="0.733103456534588" calcext:value-type="float">
            <text:p>0.733103456534588</text:p>
          </table:table-cell>
          <table:table-cell office:value-type="float" office:value="0.710272290933328" calcext:value-type="float">
            <text:p>0.710272290933328</text:p>
          </table:table-cell>
          <table:table-cell office:value-type="float" office:value="0.690070878379328" calcext:value-type="float">
            <text:p>0.690070878379328</text:p>
          </table:table-cell>
          <table:table-cell office:value-type="float" office:value="0.671631423548931" calcext:value-type="float">
            <text:p>0.671631423548931</text:p>
          </table:table-cell>
          <table:table-cell office:value-type="float" office:value="0.654998133068182" calcext:value-type="float">
            <text:p>0.654998133068182</text:p>
          </table:table-cell>
          <table:table-cell office:value-type="float" office:value="0.63968971598261" calcext:value-type="float">
            <text:p>0.63968971598261</text:p>
          </table:table-cell>
          <table:table-cell office:value-type="float" office:value="0.625562649375713" calcext:value-type="float">
            <text:p>0.625562649375713</text:p>
          </table:table-cell>
          <table:table-cell office:value-type="float" office:value="0.61244526106468" calcext:value-type="float">
            <text:p>0.61244526106468</text:p>
          </table:table-cell>
          <table:table-cell office:value-type="float" office:value="0.600161043351444" calcext:value-type="float">
            <text:p>0.600161043351444</text:p>
          </table:table-cell>
          <table:table-cell office:value-type="float" office:value="0.588595808016749" calcext:value-type="float">
            <text:p>0.588595808016749</text:p>
          </table:table-cell>
          <table:table-cell office:value-type="float" office:value="0.577884753908737" calcext:value-type="float">
            <text:p>0.577884753908737</text:p>
          </table:table-cell>
          <table:table-cell office:value-type="float" office:value="0.567642891463228" calcext:value-type="float">
            <text:p>0.567642891463228</text:p>
          </table:table-cell>
          <table:table-cell office:value-type="float" office:value="0.558002653162819" calcext:value-type="float">
            <text:p>0.558002653162819</text:p>
          </table:table-cell>
          <table:table-cell office:value-type="float" office:value="0.548855111014451" calcext:value-type="float">
            <text:p>0.548855111014451</text:p>
          </table:table-cell>
          <table:table-cell office:value-type="float" office:value="0.540054738774138" calcext:value-type="float">
            <text:p>0.540054738774138</text:p>
          </table:table-cell>
          <table:table-cell office:value-type="float" office:value="0.531744937754093" calcext:value-type="float">
            <text:p>0.531744937754093</text:p>
          </table:table-cell>
          <table:table-cell office:value-type="float" office:value="0.523461013352587" calcext:value-type="float">
            <text:p>0.523461013352587</text:p>
          </table:table-cell>
          <table:table-cell office:value-type="float" office:value="0.515492887267504" calcext:value-type="float">
            <text:p>0.515492887267504</text:p>
          </table:table-cell>
          <table:table-cell office:value-type="float" office:value="0.507870140570548" calcext:value-type="float">
            <text:p>0.507870140570548</text:p>
          </table:table-cell>
          <table:table-cell office:value-type="float" office:value="0.500719077437272" calcext:value-type="float">
            <text:p>0.500719077437272</text:p>
          </table:table-cell>
          <table:table-cell office:value-type="float" office:value="0.493813488181348" calcext:value-type="float">
            <text:p>0.493813488181348</text:p>
          </table:table-cell>
          <table:table-cell office:value-type="float" office:value="0.487340088114834" calcext:value-type="float">
            <text:p>0.487340088114834</text:p>
          </table:table-cell>
          <table:table-cell office:value-type="float" office:value="0.480932925886677" calcext:value-type="float">
            <text:p>0.480932925886677</text:p>
          </table:table-cell>
          <table:table-cell office:value-type="float" office:value="0.474890289210112" calcext:value-type="float">
            <text:p>0.474890289210112</text:p>
          </table:table-cell>
          <table:table-cell office:value-type="float" office:value="0.468960617775469" calcext:value-type="float">
            <text:p>0.468960617775469</text:p>
          </table:table-cell>
          <table:table-cell office:value-type="float" office:value="0.463414097971244" calcext:value-type="float">
            <text:p>0.463414097971244</text:p>
          </table:table-cell>
        </table:table-row>
        <table:table-row table:style-name="ro1" table:number-rows-repeated="2">
          <table:table-cell/>
          <table:table-cell table:style-name="ce47" table:number-columns-repeated="34"/>
          <table:table-cell table:style-name="ce49"/>
          <table:table-cell/>
        </table:table-row>
        <table:table-row table:style-name="ro1">
          <table:table-cell/>
          <table:table-cell table:style-name="ce47" table:number-columns-repeated="34"/>
          <table:table-cell table:style-name="ce49"/>
          <table:table-cell/>
        </table:table-row>
        <calcext:conditional-formats>
          <calcext:conditional-format calcext:target-range-address="'Loss Data'.AJ2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Loss Data'.B168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 Data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d_time_mean</text:p>
          </table:table-cell>
          <table:table-cell office:value-type="string" calcext:value-type="string">
            <text:p>a_time_mean</text:p>
          </table:table-cell>
          <table:table-cell office:value-type="string" calcext:value-type="string">
            <text:p>o_time_mean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crossentropy</text:p>
          </table:table-cell>
          <table:table-cell office:value-type="float" office:value="45" calcext:value-type="float">
            <text:p>45</text:p>
          </table:table-cell>
          <table:table-cell office:value-type="float" office:value="932.074074074074" calcext:value-type="float">
            <text:p>932.074074074074</text:p>
          </table:table-cell>
          <table:table-cell office:value-type="float" office:value="0.0018306573232015" calcext:value-type="float">
            <text:p>0.0018306573232015</text:p>
          </table:table-cell>
          <table:table-cell office:value-type="float" office:value="0.0000364427213315611" calcext:value-type="float">
            <text:p>3.64427213315611E-05</text:p>
          </table:table-cell>
          <table:table-cell office:value-type="float" office:value="0.00322981233950015" calcext:value-type="float">
            <text:p>0.00322981233950015</text:p>
          </table:table-cell>
          <table:table-cell table:formula="of:=((101-[.C2])/100)*[.D2]" office:value-type="float" office:value="521.961481481482" calcext:value-type="float">
            <text:p>521.96148148148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huber</text:p>
          </table:table-cell>
          <table:table-cell office:value-type="float" office:value="80" calcext:value-type="float">
            <text:p>80</text:p>
          </table:table-cell>
          <table:table-cell office:value-type="float" office:value="1658.375" calcext:value-type="float">
            <text:p>1658.375</text:p>
          </table:table-cell>
          <table:table-cell office:value-type="float" office:value="0.0000397314627965291" calcext:value-type="float">
            <text:p>3.97314627965291E-05</text:p>
          </table:table-cell>
          <table:table-cell office:value-type="float" office:value="0.0000355541706085205" calcext:value-type="float">
            <text:p>3.55541706085205E-05</text:p>
          </table:table-cell>
          <table:table-cell office:value-type="float" office:value="0.00297050178050995" calcext:value-type="float">
            <text:p>0.00297050178050995</text:p>
          </table:table-cell>
          <table:table-cell table:formula="of:=((101-[.C3])/100)*[.D3]" office:value-type="float" office:value="348.25875" calcext:value-type="float">
            <text:p>348.25875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l1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3988.73076923077" calcext:value-type="float">
            <text:p>3988.73076923077</text:p>
          </table:table-cell>
          <table:table-cell office:value-type="float" office:value="0.0000303112543546237" calcext:value-type="float">
            <text:p>3.03112543546237E-05</text:p>
          </table:table-cell>
          <table:table-cell office:value-type="float" office:value="0.0000343093505272499" calcext:value-type="float">
            <text:p>3.43093505272499E-05</text:p>
          </table:table-cell>
          <table:table-cell office:value-type="float" office:value="0.00387292183362521" calcext:value-type="float">
            <text:p>0.00387292183362521</text:p>
          </table:table-cell>
          <table:table-cell table:formula="of:=((101-[.C4])/100)*[.D4]" office:value-type="float" office:value="571.718076923076" calcext:value-type="float">
            <text:p>571.718076923076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mse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525.94" calcext:value-type="float">
            <text:p>8525.94</text:p>
          </table:table-cell>
          <table:table-cell office:value-type="float" office:value="0.0000361967086791992" calcext:value-type="float">
            <text:p>3.61967086791992E-05</text:p>
          </table:table-cell>
          <table:table-cell office:value-type="float" office:value="0.0000404596328735352" calcext:value-type="float">
            <text:p>4.04596328735352E-05</text:p>
          </table:table-cell>
          <table:table-cell office:value-type="float" office:value="0.0177356576919556" calcext:value-type="float">
            <text:p>0.0177356576919556</text:p>
          </table:table-cell>
          <table:table-cell table:formula="of:=((101-[.C5])/100)*[.D5]" office:value-type="float" office:value="1506.2494" calcext:value-type="float">
            <text:p>1506.2494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l1</text:p>
          </table:table-cell>
          <table:table-cell office:value-type="float" office:value="20" calcext:value-type="float">
            <text:p>20</text:p>
          </table:table-cell>
          <table:table-cell office:value-type="float" office:value="2489.91666666667" calcext:value-type="float">
            <text:p>2489.91666666667</text:p>
          </table:table-cell>
          <table:table-cell office:value-type="float" office:value="0.0000310540199279785" calcext:value-type="float">
            <text:p>3.10540199279785E-05</text:p>
          </table:table-cell>
          <table:table-cell office:value-type="float" office:value="0.000031888484954834" calcext:value-type="float">
            <text:p>3.1888484954834E-05</text:p>
          </table:table-cell>
          <table:table-cell office:value-type="float" office:value="0.00178017218907674" calcext:value-type="float">
            <text:p>0.00178017218907674</text:p>
          </table:table-cell>
          <table:table-cell table:formula="of:=((101-[.C6])/100)*[.D6]" office:value-type="float" office:value="2016.8325" calcext:value-type="float">
            <text:p>2016.8325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smoothl1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034" calcext:value-type="float">
            <text:p>1034</text:p>
          </table:table-cell>
          <table:table-cell office:value-type="float" office:value="0.0000316375909849655" calcext:value-type="float">
            <text:p>3.16375909849655E-05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22363496381183" calcext:value-type="float">
            <text:p>0.0022363496381183</text:p>
          </table:table-cell>
          <table:table-cell table:formula="of:=((101-[.C7])/100)*[.D7]" office:value-type="float" office:value="303.306666666666" calcext:value-type="float">
            <text:p>303.306666666666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softmargin</text:p>
          </table:table-cell>
          <table:table-cell office:value-type="float" office:value="25" calcext:value-type="float">
            <text:p>25</text:p>
          </table:table-cell>
          <table:table-cell office:value-type="float" office:value="1987.86666666667" calcext:value-type="float">
            <text:p>1987.86666666667</text:p>
          </table:table-cell>
          <table:table-cell office:value-type="float" office:value="0.0000377496083577474" calcext:value-type="float">
            <text:p>3.77496083577474E-05</text:p>
          </table:table-cell>
          <table:table-cell office:value-type="float" office:value="0.0000362714131673177" calcext:value-type="float">
            <text:p>3.62714131673177E-05</text:p>
          </table:table-cell>
          <table:table-cell office:value-type="float" office:value="0.00199079513549805" calcext:value-type="float">
            <text:p>0.00199079513549805</text:p>
          </table:table-cell>
          <table:table-cell table:formula="of:=((101-[.C8])/100)*[.D8]" office:value-type="float" office:value="1510.77866666667" calcext:value-type="float">
            <text:p>1510.77866666667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mse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605.406779661017" calcext:value-type="float">
            <text:p>605.406779661017</text:p>
          </table:table-cell>
          <table:table-cell office:value-type="float" office:value="0.0000326067714367883" calcext:value-type="float">
            <text:p>3.26067714367883E-05</text:p>
          </table:table-cell>
          <table:table-cell office:value-type="float" office:value="0.0000391370159084514" calcext:value-type="float">
            <text:p>3.91370159084514E-05</text:p>
          </table:table-cell>
          <table:table-cell office:value-type="float" office:value="0.00188999256845248" calcext:value-type="float">
            <text:p>0.00188999256845248</text:p>
          </table:table-cell>
          <table:table-cell table:formula="of:=((101-[.C9])/100)*[.D9]" office:value-type="float" office:value="16.1441807909607" calcext:value-type="float">
            <text:p>16.144180790960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moothl1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29.05" calcext:value-type="float">
            <text:p>729.05</text:p>
          </table:table-cell>
          <table:table-cell office:value-type="float" office:value="0.0000317037105560303" calcext:value-type="float">
            <text:p>3.17037105560303E-05</text:p>
          </table:table-cell>
          <table:table-cell office:value-type="float" office:value="0.0000366449356079102" calcext:value-type="float">
            <text:p>3.66449356079102E-05</text:p>
          </table:table-cell>
          <table:table-cell office:value-type="float" office:value="0.00264769196510315" calcext:value-type="float">
            <text:p>0.00264769196510315</text:p>
          </table:table-cell>
          <table:table-cell table:formula="of:=((101-[.C10])/100)*[.D10]" office:value-type="float" office:value="250.307166666666" calcext:value-type="float">
            <text:p>250.30716666666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l1</text:p>
          </table:table-cell>
          <table:table-cell office:value-type="float" office:value="90" calcext:value-type="float">
            <text:p>90</text:p>
          </table:table-cell>
          <table:table-cell office:value-type="float" office:value="998.907407407407" calcext:value-type="float">
            <text:p>998.907407407407</text:p>
          </table:table-cell>
          <table:table-cell office:value-type="float" office:value="0.0000315772162543403" calcext:value-type="float">
            <text:p>3.15772162543403E-05</text:p>
          </table:table-cell>
          <table:table-cell office:value-type="float" office:value="0.0000361027540983977" calcext:value-type="float">
            <text:p>3.61027540983977E-05</text:p>
          </table:table-cell>
          <table:table-cell office:value-type="float" office:value="0.00200971850642452" calcext:value-type="float">
            <text:p>0.00200971850642452</text:p>
          </table:table-cell>
          <table:table-cell table:formula="of:=((101-[.C11])/100)*[.D11]" office:value-type="float" office:value="109.879814814815" calcext:value-type="float">
            <text:p>109.879814814815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moothl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370.454545454545" calcext:value-type="float">
            <text:p>370.454545454545</text:p>
          </table:table-cell>
          <table:table-cell office:value-type="float" office:value="0.0000286319039084695" calcext:value-type="float">
            <text:p>2.86319039084695E-05</text:p>
          </table:table-cell>
          <table:table-cell office:value-type="float" office:value="0.0000218478116122159" calcext:value-type="float">
            <text:p>2.18478116122159E-05</text:p>
          </table:table-cell>
          <table:table-cell office:value-type="float" office:value="0.00225637175820091" calcext:value-type="float">
            <text:p>0.00225637175820091</text:p>
          </table:table-cell>
          <table:table-cell table:formula="of:=((101-[.C12])/100)*[.D12]" office:value-type="float" office:value="306.242424242424" calcext:value-type="float">
            <text:p>306.242424242424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hingeembedding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4526.4" calcext:value-type="float">
            <text:p>4526.4</text:p>
          </table:table-cell>
          <table:table-cell office:value-type="float" office:value="0.0000290393829345703" calcext:value-type="float">
            <text:p>2.90393829345703E-05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205788612365723" calcext:value-type="float">
            <text:p>0.00205788612365723</text:p>
          </table:table-cell>
          <table:table-cell table:formula="of:=((101-[.C13])/100)*[.D13]" office:value-type="float" office:value="4194.464" calcext:value-type="float">
            <text:p>4194.464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mse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1191.28" calcext:value-type="float">
            <text:p>1191.28</text:p>
          </table:table-cell>
          <table:table-cell office:value-type="float" office:value="0.0000302886962890625" calcext:value-type="float">
            <text:p>3.02886962890625E-05</text:p>
          </table:table-cell>
          <table:table-cell office:value-type="float" office:value="0.0000321578979492188" calcext:value-type="float">
            <text:p>3.21578979492188E-05</text:p>
          </table:table-cell>
          <table:table-cell office:value-type="float" office:value="0.00239168167114258" calcext:value-type="float">
            <text:p>0.00239168167114258</text:p>
          </table:table-cell>
          <table:table-cell table:formula="of:=((101-[.C14])/100)*[.D14]" office:value-type="float" office:value="706.826133333333" calcext:value-type="float">
            <text:p>706.826133333333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hingeembedding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3986.09090909091" calcext:value-type="float">
            <text:p>3986.09090909091</text:p>
          </table:table-cell>
          <table:table-cell office:value-type="float" office:value="0.0000531239943070845" calcext:value-type="float">
            <text:p>5.31239943070845E-05</text:p>
          </table:table-cell>
          <table:table-cell office:value-type="float" office:value="0.0000570470636541193" calcext:value-type="float">
            <text:p>5.70470636541193E-05</text:p>
          </table:table-cell>
          <table:table-cell office:value-type="float" office:value="0.00541840900074352" calcext:value-type="float">
            <text:p>0.00541840900074352</text:p>
          </table:table-cell>
          <table:table-cell table:formula="of:=((101-[.C15])/100)*[.D15]" office:value-type="float" office:value="3295.16848484849" calcext:value-type="float">
            <text:p>3295.16848484849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smoothl1</text:p>
          </table:table-cell>
          <table:table-cell office:value-type="float" office:value="95" calcext:value-type="float">
            <text:p>95</text:p>
          </table:table-cell>
          <table:table-cell office:value-type="float" office:value="5519.19298245614" calcext:value-type="float">
            <text:p>5519.19298245614</text:p>
          </table:table-cell>
          <table:table-cell office:value-type="float" office:value="0.0000358380769428454" calcext:value-type="float">
            <text:p>3.58380769428454E-05</text:p>
          </table:table-cell>
          <table:table-cell office:value-type="float" office:value="0.0000370761804413377" calcext:value-type="float">
            <text:p>3.70761804413377E-05</text:p>
          </table:table-cell>
          <table:table-cell office:value-type="float" office:value="0.00671598367523729" calcext:value-type="float">
            <text:p>0.00671598367523729</text:p>
          </table:table-cell>
          <table:table-cell table:formula="of:=((101-[.C16])/100)*[.D16]" office:value-type="float" office:value="331.151578947368" calcext:value-type="float">
            <text:p>331.151578947368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se</text:p>
          </table:table-cell>
          <table:table-cell office:value-type="float" office:value="15" calcext:value-type="float">
            <text:p>15</text:p>
          </table:table-cell>
          <table:table-cell office:value-type="float" office:value="1590.33333333333" calcext:value-type="float">
            <text:p>1590.33333333333</text:p>
          </table:table-cell>
          <table:table-cell office:value-type="float" office:value="0.0000276565551757813" calcext:value-type="float">
            <text:p>2.76565551757813E-05</text:p>
          </table:table-cell>
          <table:table-cell office:value-type="float" office:value="0.0000366104973687066" calcext:value-type="float">
            <text:p>3.66104973687066E-05</text:p>
          </table:table-cell>
          <table:table-cell office:value-type="float" office:value="0.00196419821845161" calcext:value-type="float">
            <text:p>0.00196419821845161</text:p>
          </table:table-cell>
          <table:table-cell table:formula="of:=((101-[.C17])/100)*[.D17]" office:value-type="float" office:value="1367.68666666666" calcext:value-type="float">
            <text:p>1367.68666666666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mse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936.46875" calcext:value-type="float">
            <text:p>936.46875</text:p>
          </table:table-cell>
          <table:table-cell office:value-type="float" office:value="0.0000310465693473816" calcext:value-type="float">
            <text:p>3.10465693473816E-05</text:p>
          </table:table-cell>
          <table:table-cell office:value-type="float" office:value="0.0000330135226249695" calcext:value-type="float">
            <text:p>3.30135226249695E-05</text:p>
          </table:table-cell>
          <table:table-cell office:value-type="float" office:value="0.00228489190340042" calcext:value-type="float">
            <text:p>0.00228489190340042</text:p>
          </table:table-cell>
          <table:table-cell table:formula="of:=((101-[.C18])/100)*[.D18]" office:value-type="float" office:value="446.3834375" calcext:value-type="float">
            <text:p>446.383437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oftmargin</text:p>
          </table:table-cell>
          <table:table-cell office:value-type="float" office:value="15" calcext:value-type="float">
            <text:p>15</text:p>
          </table:table-cell>
          <table:table-cell office:value-type="float" office:value="1763" calcext:value-type="float">
            <text:p>1763</text:p>
          </table:table-cell>
          <table:table-cell office:value-type="float" office:value="0.0000314182705349392" calcext:value-type="float">
            <text:p>3.14182705349392E-05</text:p>
          </table:table-cell>
          <table:table-cell office:value-type="float" office:value="0.0000303056504991319" calcext:value-type="float">
            <text:p>3.03056504991319E-05</text:p>
          </table:table-cell>
          <table:table-cell office:value-type="float" office:value="0.00212340884738498" calcext:value-type="float">
            <text:p>0.00212340884738498</text:p>
          </table:table-cell>
          <table:table-cell table:formula="of:=((101-[.C19])/100)*[.D19]" office:value-type="float" office:value="1516.18" calcext:value-type="float">
            <text:p>1516.18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smoothl1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1146.38461538462" calcext:value-type="float">
            <text:p>1146.38461538462</text:p>
          </table:table-cell>
          <table:table-cell office:value-type="float" office:value="0.0000333144114567683" calcext:value-type="float">
            <text:p>3.33144114567683E-05</text:p>
          </table:table-cell>
          <table:table-cell office:value-type="float" office:value="0.0000415581923264724" calcext:value-type="float">
            <text:p>4.15581923264724E-05</text:p>
          </table:table-cell>
          <table:table-cell office:value-type="float" office:value="0.00254488449830275" calcext:value-type="float">
            <text:p>0.00254488449830275</text:p>
          </table:table-cell>
          <table:table-cell table:formula="of:=((101-[.C20])/100)*[.D20]" office:value-type="float" office:value="164.315128205129" calcext:value-type="float">
            <text:p>164.315128205129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crossentropy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693.96" calcext:value-type="float">
            <text:p>693.96</text:p>
          </table:table-cell>
          <table:table-cell office:value-type="float" office:value="0.0000296545028686523" calcext:value-type="float">
            <text:p>2.96545028686523E-05</text:p>
          </table:table-cell>
          <table:table-cell office:value-type="float" office:value="0.0000380086898803711" calcext:value-type="float">
            <text:p>3.80086898803711E-05</text:p>
          </table:table-cell>
          <table:table-cell office:value-type="float" office:value="0.0019318151473999" calcext:value-type="float">
            <text:p>0.0019318151473999</text:p>
          </table:table-cell>
          <table:table-cell table:formula="of:=((101-[.C21])/100)*[.D21]" office:value-type="float" office:value="122.5996" calcext:value-type="float">
            <text:p>122.599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hingeembedding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7518.25" calcext:value-type="float">
            <text:p>7518.25</text:p>
          </table:table-cell>
          <table:table-cell office:value-type="float" office:value="0.0000320076942443848" calcext:value-type="float">
            <text:p>3.20076942443848E-05</text:p>
          </table:table-cell>
          <table:table-cell office:value-type="float" office:value="0.0000278353691101074" calcext:value-type="float">
            <text:p>2.78353691101074E-05</text:p>
          </table:table-cell>
          <table:table-cell office:value-type="float" office:value="0.00440627336502075" calcext:value-type="float">
            <text:p>0.00440627336502075</text:p>
          </table:table-cell>
          <table:table-cell table:formula="of:=((101-[.C22])/100)*[.D22]" office:value-type="float" office:value="6590.99916666667" calcext:value-type="float">
            <text:p>6590.9991666666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mse</text:p>
          </table:table-cell>
          <table:table-cell office:value-type="float" office:value="15" calcext:value-type="float">
            <text:p>15</text:p>
          </table:table-cell>
          <table:table-cell office:value-type="float" office:value="1838.88888888889" calcext:value-type="float">
            <text:p>1838.88888888889</text:p>
          </table:table-cell>
          <table:table-cell office:value-type="float" office:value="0.0000372992621527778" calcext:value-type="float">
            <text:p>3.72992621527778E-05</text:p>
          </table:table-cell>
          <table:table-cell office:value-type="float" office:value="0.0000337494744194878" calcext:value-type="float">
            <text:p>3.37494744194878E-05</text:p>
          </table:table-cell>
          <table:table-cell office:value-type="float" office:value="0.00130022896660699" calcext:value-type="float">
            <text:p>0.00130022896660699</text:p>
          </table:table-cell>
          <table:table-cell table:formula="of:=((101-[.C23])/100)*[.D23]" office:value-type="float" office:value="1581.44444444445" calcext:value-type="float">
            <text:p>1581.44444444445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huber</text:p>
          </table:table-cell>
          <table:table-cell office:value-type="float" office:value="65" calcext:value-type="float">
            <text:p>65</text:p>
          </table:table-cell>
          <table:table-cell office:value-type="float" office:value="1151.12820512821" calcext:value-type="float">
            <text:p>1151.12820512821</text:p>
          </table:table-cell>
          <table:table-cell office:value-type="float" office:value="0.000033867664826222" calcext:value-type="float">
            <text:p>3.3867664826222E-05</text:p>
          </table:table-cell>
          <table:table-cell office:value-type="float" office:value="0.0000372177515274439" calcext:value-type="float">
            <text:p>3.72177515274439E-05</text:p>
          </table:table-cell>
          <table:table-cell office:value-type="float" office:value="0.00317281943101149" calcext:value-type="float">
            <text:p>0.00317281943101149</text:p>
          </table:table-cell>
          <table:table-cell table:formula="of:=((101-[.C24])/100)*[.D24]" office:value-type="float" office:value="414.406153846156" calcext:value-type="float">
            <text:p>414.406153846156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oftmargin</text:p>
          </table:table-cell>
          <table:table-cell office:value-type="float" office:value="15" calcext:value-type="float">
            <text:p>15</text:p>
          </table:table-cell>
          <table:table-cell office:value-type="float" office:value="33.6666666666667" calcext:value-type="float">
            <text:p>33.6666666666667</text:p>
          </table:table-cell>
          <table:table-cell office:value-type="float" office:value="0.0000180403391520182" calcext:value-type="float">
            <text:p>1.80403391520182E-05</text:p>
          </table:table-cell>
          <table:table-cell office:value-type="float" office:value="0.000013536877102322" calcext:value-type="float">
            <text:p>1.3536877102322E-05</text:p>
          </table:table-cell>
          <table:table-cell office:value-type="float" office:value="0.0017136467827691" calcext:value-type="float">
            <text:p>0.0017136467827691</text:p>
          </table:table-cell>
          <table:table-cell table:formula="of:=((101-[.C25])/100)*[.D25]" office:value-type="float" office:value="28.9533333333334" calcext:value-type="float">
            <text:p>28.953333333333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bcewithlogits</text:p>
          </table:table-cell>
          <table:table-cell office:value-type="float" office:value="25" calcext:value-type="float">
            <text:p>25</text:p>
          </table:table-cell>
          <table:table-cell office:value-type="float" office:value="1763.4" calcext:value-type="float">
            <text:p>1763.4</text:p>
          </table:table-cell>
          <table:table-cell office:value-type="float" office:value="0.0000363667805989583" calcext:value-type="float">
            <text:p>3.63667805989583E-05</text:p>
          </table:table-cell>
          <table:table-cell office:value-type="float" office:value="0.0000378131866455078" calcext:value-type="float">
            <text:p>3.78131866455078E-05</text:p>
          </table:table-cell>
          <table:table-cell office:value-type="float" office:value="0.00257066090901693" calcext:value-type="float">
            <text:p>0.00257066090901693</text:p>
          </table:table-cell>
          <table:table-cell table:formula="of:=((101-[.C26])/100)*[.D26]" office:value-type="float" office:value="1340.184" calcext:value-type="float">
            <text:p>1340.184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2696.91666666667" calcext:value-type="float">
            <text:p>2696.91666666667</text:p>
          </table:table-cell>
          <table:table-cell office:value-type="float" office:value="0.0000288287798563639" calcext:value-type="float">
            <text:p>2.88287798563639E-05</text:p>
          </table:table-cell>
          <table:table-cell office:value-type="float" office:value="0.0000233252843221029" calcext:value-type="float">
            <text:p>2.33252843221029E-05</text:p>
          </table:table-cell>
          <table:table-cell office:value-type="float" office:value="0.00209301710128784" calcext:value-type="float">
            <text:p>0.00209301710128784</text:p>
          </table:table-cell>
          <table:table-cell table:formula="of:=((101-[.C27])/100)*[.D27]" office:value-type="float" office:value="2184.5025" calcext:value-type="float">
            <text:p>2184.5025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bcewithlogits</text:p>
          </table:table-cell>
          <table:table-cell office:value-type="float" office:value="100" calcext:value-type="float">
            <text:p>100</text:p>
          </table:table-cell>
          <table:table-cell office:value-type="float" office:value="33026.45" calcext:value-type="float">
            <text:p>33026.45</text:p>
          </table:table-cell>
          <table:table-cell office:value-type="float" office:value="0.0000410834948221842" calcext:value-type="float">
            <text:p>4.10834948221842E-05</text:p>
          </table:table-cell>
          <table:table-cell office:value-type="float" office:value="0.0000405152638753255" calcext:value-type="float">
            <text:p>4.05152638753255E-05</text:p>
          </table:table-cell>
          <table:table-cell office:value-type="float" office:value="0.0305830915768941" calcext:value-type="float">
            <text:p>0.0305830915768941</text:p>
          </table:table-cell>
          <table:table-cell table:formula="of:=((101-[.C28])/100)*[.D28]" office:value-type="float" office:value="330.2645" calcext:value-type="float">
            <text:p>330.2645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mse</text:p>
          </table:table-cell>
          <table:table-cell office:value-type="float" office:value="78.3333333333333" calcext:value-type="float">
            <text:p>78.3333333333333</text:p>
          </table:table-cell>
          <table:table-cell office:value-type="float" office:value="1509.76595744681" calcext:value-type="float">
            <text:p>1509.76595744681</text:p>
          </table:table-cell>
          <table:table-cell office:value-type="float" office:value="0.0000340228385113655" calcext:value-type="float">
            <text:p>3.40228385113655E-05</text:p>
          </table:table-cell>
          <table:table-cell office:value-type="float" office:value="0.0000341598023759558" calcext:value-type="float">
            <text:p>3.41598023759558E-05</text:p>
          </table:table-cell>
          <table:table-cell office:value-type="float" office:value="0.00219922877372579" calcext:value-type="float">
            <text:p>0.00219922877372579</text:p>
          </table:table-cell>
          <table:table-cell table:formula="of:=((101-[.C29])/100)*[.D29]" office:value-type="float" office:value="342.213617021277" calcext:value-type="float">
            <text:p>342.213617021277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crossentropy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424.528301886792" calcext:value-type="float">
            <text:p>424.528301886792</text:p>
          </table:table-cell>
          <table:table-cell office:value-type="float" office:value="0.000036257617878464" calcext:value-type="float">
            <text:p>3.6257617878464E-05</text:p>
          </table:table-cell>
          <table:table-cell office:value-type="float" office:value="0.0000364240610374595" calcext:value-type="float">
            <text:p>3.64240610374595E-05</text:p>
          </table:table-cell>
          <table:table-cell office:value-type="float" office:value="0.00217580795288086" calcext:value-type="float">
            <text:p>0.00217580795288086</text:p>
          </table:table-cell>
          <table:table-cell table:formula="of:=((101-[.C30])/100)*[.D30]" office:value-type="float" office:value="53.7735849056605" calcext:value-type="float">
            <text:p>53.7735849056605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crossentropy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648.932203389831" calcext:value-type="float">
            <text:p>648.932203389831</text:p>
          </table:table-cell>
          <table:table-cell office:value-type="float" office:value="0.0000324208857649464" calcext:value-type="float">
            <text:p>3.24208857649464E-05</text:p>
          </table:table-cell>
          <table:table-cell office:value-type="float" office:value="0.0000366922152244439" calcext:value-type="float">
            <text:p>3.66922152244439E-05</text:p>
          </table:table-cell>
          <table:table-cell office:value-type="float" office:value="0.00205660674531581" calcext:value-type="float">
            <text:p>0.00205660674531581</text:p>
          </table:table-cell>
          <table:table-cell table:formula="of:=((101-[.C31])/100)*[.D31]" office:value-type="float" office:value="17.3048587570624" calcext:value-type="float">
            <text:p>17.3048587570624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smoothl1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961.6511627907" calcext:value-type="float">
            <text:p>1961.6511627907</text:p>
          </table:table-cell>
          <table:table-cell office:value-type="float" office:value="0.0000298854916594749" calcext:value-type="float">
            <text:p>2.98854916594749E-05</text:p>
          </table:table-cell>
          <table:table-cell office:value-type="float" office:value="0.0000319869019264399" calcext:value-type="float">
            <text:p>3.19869019264399E-05</text:p>
          </table:table-cell>
          <table:table-cell office:value-type="float" office:value="0.00344158882318541" calcext:value-type="float">
            <text:p>0.00344158882318541</text:p>
          </table:table-cell>
          <table:table-cell table:formula="of:=((101-[.C32])/100)*[.D32]" office:value-type="float" office:value="575.417674418605" calcext:value-type="float">
            <text:p>575.417674418605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bcewithlogits</text:p>
          </table:table-cell>
          <table:table-cell office:value-type="float" office:value="48.3333333333333" calcext:value-type="float">
            <text:p>48.3333333333333</text:p>
          </table:table-cell>
          <table:table-cell office:value-type="float" office:value="697.344827586207" calcext:value-type="float">
            <text:p>697.344827586207</text:p>
          </table:table-cell>
          <table:table-cell office:value-type="float" office:value="0.0000508407066608297" calcext:value-type="float">
            <text:p>5.08407066608297E-05</text:p>
          </table:table-cell>
          <table:table-cell office:value-type="float" office:value="0.0000479879050419248" calcext:value-type="float">
            <text:p>4.79879050419248E-05</text:p>
          </table:table-cell>
          <table:table-cell office:value-type="float" office:value="0.00302406015067265" calcext:value-type="float">
            <text:p>0.00302406015067265</text:p>
          </table:table-cell>
          <table:table-cell table:formula="of:=((101-[.C33])/100)*[.D33]" office:value-type="float" office:value="367.268275862069" calcext:value-type="float">
            <text:p>367.268275862069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l1</text:p>
          </table:table-cell>
          <table:table-cell office:value-type="float" office:value="15" calcext:value-type="float">
            <text:p>15</text:p>
          </table:table-cell>
          <table:table-cell office:value-type="float" office:value="1853" calcext:value-type="float">
            <text:p>1853</text:p>
          </table:table-cell>
          <table:table-cell office:value-type="float" office:value="0.0000299612681070964" calcext:value-type="float">
            <text:p>2.99612681070964E-05</text:p>
          </table:table-cell>
          <table:table-cell office:value-type="float" office:value="0.0000355508592393663" calcext:value-type="float">
            <text:p>3.55508592393663E-05</text:p>
          </table:table-cell>
          <table:table-cell office:value-type="float" office:value="0.00204197565714518" calcext:value-type="float">
            <text:p>0.00204197565714518</text:p>
          </table:table-cell>
          <table:table-cell table:formula="of:=((101-[.C34])/100)*[.D34]" office:value-type="float" office:value="1593.58" calcext:value-type="float">
            <text:p>1593.58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crossentropy</text:p>
          </table:table-cell>
          <table:table-cell office:value-type="float" office:value="30" calcext:value-type="float">
            <text:p>30</text:p>
          </table:table-cell>
          <table:table-cell office:value-type="float" office:value="4367.27777777778" calcext:value-type="float">
            <text:p>4367.27777777778</text:p>
          </table:table-cell>
          <table:table-cell office:value-type="float" office:value="0.0000394317838880751" calcext:value-type="float">
            <text:p>3.94317838880751E-05</text:p>
          </table:table-cell>
          <table:table-cell office:value-type="float" office:value="0.0000364383061726888" calcext:value-type="float">
            <text:p>3.64383061726888E-05</text:p>
          </table:table-cell>
          <table:table-cell office:value-type="float" office:value="0.00317002667321099" calcext:value-type="float">
            <text:p>0.00317002667321099</text:p>
          </table:table-cell>
          <table:table-cell table:formula="of:=((101-[.C35])/100)*[.D35]" office:value-type="float" office:value="3100.76722222222" calcext:value-type="float">
            <text:p>3100.76722222222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3783.33333333333" calcext:value-type="float">
            <text:p>3783.33333333333</text:p>
          </table:table-cell>
          <table:table-cell office:value-type="float" office:value="0.0000368952751159668" calcext:value-type="float">
            <text:p>3.68952751159668E-05</text:p>
          </table:table-cell>
          <table:table-cell office:value-type="float" office:value="0.000038603941599528" calcext:value-type="float">
            <text:p>3.8603941599528E-05</text:p>
          </table:table-cell>
          <table:table-cell office:value-type="float" office:value="0.00265876452128092" calcext:value-type="float">
            <text:p>0.00265876452128092</text:p>
          </table:table-cell>
          <table:table-cell table:formula="of:=((101-[.C36])/100)*[.D36]" office:value-type="float" office:value="3064.5" calcext:value-type="float">
            <text:p>3064.5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mse</text:p>
          </table:table-cell>
          <table:table-cell office:value-type="float" office:value="75" calcext:value-type="float">
            <text:p>75</text:p>
          </table:table-cell>
          <table:table-cell office:value-type="float" office:value="1778.6" calcext:value-type="float">
            <text:p>1778.6</text:p>
          </table:table-cell>
          <table:table-cell office:value-type="float" office:value="0.0000383165147569444" calcext:value-type="float">
            <text:p>3.83165147569444E-05</text:p>
          </table:table-cell>
          <table:table-cell office:value-type="float" office:value="0.0000396304660373264" calcext:value-type="float">
            <text:p>3.96304660373264E-05</text:p>
          </table:table-cell>
          <table:table-cell office:value-type="float" office:value="0.00208921432495117" calcext:value-type="float">
            <text:p>0.00208921432495117</text:p>
          </table:table-cell>
          <table:table-cell table:formula="of:=((101-[.C37])/100)*[.D37]" office:value-type="float" office:value="462.436" calcext:value-type="float">
            <text:p>462.436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1076.27272727273" calcext:value-type="float">
            <text:p>1076.27272727273</text:p>
          </table:table-cell>
          <table:table-cell office:value-type="float" office:value="0.0000280250202525746" calcext:value-type="float">
            <text:p>2.80250202525746E-05</text:p>
          </table:table-cell>
          <table:table-cell office:value-type="float" office:value="0.0000229965556751598" calcext:value-type="float">
            <text:p>2.29965556751598E-05</text:p>
          </table:table-cell>
          <table:table-cell office:value-type="float" office:value="0.00184897942976518" calcext:value-type="float">
            <text:p>0.00184897942976518</text:p>
          </table:table-cell>
          <table:table-cell table:formula="of:=((101-[.C38])/100)*[.D38]" office:value-type="float" office:value="889.718787878791" calcext:value-type="float">
            <text:p>889.718787878791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smoothl1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4127.84210526316" calcext:value-type="float">
            <text:p>4127.84210526316</text:p>
          </table:table-cell>
          <table:table-cell office:value-type="float" office:value="0.0000516991866262336" calcext:value-type="float">
            <text:p>5.16991866262336E-05</text:p>
          </table:table-cell>
          <table:table-cell office:value-type="float" office:value="0.0000349471443577817" calcext:value-type="float">
            <text:p>3.49471443577817E-05</text:p>
          </table:table-cell>
          <table:table-cell office:value-type="float" office:value="0.00297064530222039" calcext:value-type="float">
            <text:p>0.00297064530222039</text:p>
          </table:table-cell>
          <table:table-cell table:formula="of:=((101-[.C39])/100)*[.D39]" office:value-type="float" office:value="2861.97052631579" calcext:value-type="float">
            <text:p>2861.97052631579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smoothl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278.20454545455" calcext:value-type="float">
            <text:p>1278.20454545455</text:p>
          </table:table-cell>
          <table:table-cell office:value-type="float" office:value="0.0000299215316772461" calcext:value-type="float">
            <text:p>2.99215316772461E-05</text:p>
          </table:table-cell>
          <table:table-cell office:value-type="float" office:value="0.0000420212745666504" calcext:value-type="float">
            <text:p>4.20212745666504E-05</text:p>
          </table:table-cell>
          <table:table-cell office:value-type="float" office:value="0.00281025062907826" calcext:value-type="float">
            <text:p>0.00281025062907826</text:p>
          </table:table-cell>
          <table:table-cell table:formula="of:=((101-[.C40])/100)*[.D40]" office:value-type="float" office:value="353.636590909093" calcext:value-type="float">
            <text:p>353.636590909093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l1</text:p>
          </table:table-cell>
          <table:table-cell office:value-type="float" office:value="45" calcext:value-type="float">
            <text:p>45</text:p>
          </table:table-cell>
          <table:table-cell office:value-type="float" office:value="2340.07407407407" calcext:value-type="float">
            <text:p>2340.07407407407</text:p>
          </table:table-cell>
          <table:table-cell office:value-type="float" office:value="0.0000335198861581308" calcext:value-type="float">
            <text:p>3.35198861581308E-05</text:p>
          </table:table-cell>
          <table:table-cell office:value-type="float" office:value="0.0000321423565899884" calcext:value-type="float">
            <text:p>3.21423565899884E-05</text:p>
          </table:table-cell>
          <table:table-cell office:value-type="float" office:value="0.002306894019798" calcext:value-type="float">
            <text:p>0.002306894019798</text:p>
          </table:table-cell>
          <table:table-cell table:formula="of:=((101-[.C41])/100)*[.D41]" office:value-type="float" office:value="1310.44148148148" calcext:value-type="float">
            <text:p>1310.44148148148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hingeembedding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43534.9642857143" calcext:value-type="float">
            <text:p>43534.9642857143</text:p>
          </table:table-cell>
          <table:table-cell office:value-type="float" office:value="0.0000312413488115583" calcext:value-type="float">
            <text:p>3.12413488115583E-05</text:p>
          </table:table-cell>
          <table:table-cell office:value-type="float" office:value="0.0000348176274980818" calcext:value-type="float">
            <text:p>3.48176274980818E-05</text:p>
          </table:table-cell>
          <table:table-cell office:value-type="float" office:value="0.0215488629681723" calcext:value-type="float">
            <text:p>0.0215488629681723</text:p>
          </table:table-cell>
          <table:table-cell table:formula="of:=((101-[.C42])/100)*[.D42]" office:value-type="float" office:value="3337.68059523811" calcext:value-type="float">
            <text:p>3337.68059523811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softmargin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746.07692307692" calcext:value-type="float">
            <text:p>1746.07692307692</text:p>
          </table:table-cell>
          <table:table-cell office:value-type="float" office:value="0.0000435022207406851" calcext:value-type="float">
            <text:p>4.35022207406851E-05</text:p>
          </table:table-cell>
          <table:table-cell office:value-type="float" office:value="0.0000336536994347206" calcext:value-type="float">
            <text:p>3.36536994347206E-05</text:p>
          </table:table-cell>
          <table:table-cell office:value-type="float" office:value="0.0018156491793119" calcext:value-type="float">
            <text:p>0.0018156491793119</text:p>
          </table:table-cell>
          <table:table-cell table:formula="of:=((101-[.C43])/100)*[.D43]" office:value-type="float" office:value="1385.22102564102" calcext:value-type="float">
            <text:p>1385.22102564102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crossentropy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400.272727272727" calcext:value-type="float">
            <text:p>400.272727272727</text:p>
          </table:table-cell>
          <table:table-cell office:value-type="float" office:value="0.0000471201809969815" calcext:value-type="float">
            <text:p>4.71201809969815E-05</text:p>
          </table:table-cell>
          <table:table-cell office:value-type="float" office:value="0.0000336982987143777" calcext:value-type="float">
            <text:p>3.36982987143777E-05</text:p>
          </table:table-cell>
          <table:table-cell office:value-type="float" office:value="0.00206361575560136" calcext:value-type="float">
            <text:p>0.00206361575560136</text:p>
          </table:table-cell>
          <table:table-cell table:formula="of:=((101-[.C44])/100)*[.D44]" office:value-type="float" office:value="110.742121212121" calcext:value-type="float">
            <text:p>110.742121212121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bcewithlogits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301" calcext:value-type="float">
            <text:p>301</text:p>
          </table:table-cell>
          <table:table-cell office:value-type="float" office:value="0.0000271201133728027" calcext:value-type="float">
            <text:p>2.71201133728027E-05</text:p>
          </table:table-cell>
          <table:table-cell office:value-type="float" office:value="0.0000160336494445801" calcext:value-type="float">
            <text:p>1.60336494445801E-05</text:p>
          </table:table-cell>
          <table:table-cell office:value-type="float" office:value="0.0017777681350708" calcext:value-type="float">
            <text:p>0.0017777681350708</text:p>
          </table:table-cell>
          <table:table-cell table:formula="of:=((101-[.C45])/100)*[.D45]" office:value-type="float" office:value="263.876666666667" calcext:value-type="float">
            <text:p>263.87666666666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crossentropy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373.389830508475" calcext:value-type="float">
            <text:p>373.389830508475</text:p>
          </table:table-cell>
          <table:table-cell office:value-type="float" office:value="0.0000363446898379568" calcext:value-type="float">
            <text:p>3.63446898379568E-05</text:p>
          </table:table-cell>
          <table:table-cell office:value-type="float" office:value="0.0000360901072873908" calcext:value-type="float">
            <text:p>3.60901072873908E-05</text:p>
          </table:table-cell>
          <table:table-cell office:value-type="float" office:value="0.00211328975224899" calcext:value-type="float">
            <text:p>0.00211328975224899</text:p>
          </table:table-cell>
          <table:table-cell table:formula="of:=((101-[.C46])/100)*[.D46]" office:value-type="float" office:value="9.95706214689279" calcext:value-type="float">
            <text:p>9.95706214689279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mse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943.339285714286" calcext:value-type="float">
            <text:p>943.339285714286</text:p>
          </table:table-cell>
          <table:table-cell office:value-type="float" office:value="0.0000386834144592285" calcext:value-type="float">
            <text:p>3.86834144592285E-05</text:p>
          </table:table-cell>
          <table:table-cell office:value-type="float" office:value="0.0000398286751338414" calcext:value-type="float">
            <text:p>3.98286751338414E-05</text:p>
          </table:table-cell>
          <table:table-cell office:value-type="float" office:value="0.00274386150496347" calcext:value-type="float">
            <text:p>0.00274386150496347</text:p>
          </table:table-cell>
          <table:table-cell table:formula="of:=((101-[.C47])/100)*[.D47]" office:value-type="float" office:value="72.3226785714289" calcext:value-type="float">
            <text:p>72.322678571428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bcewithlogits</text:p>
          </table:table-cell>
          <table:table-cell office:value-type="float" office:value="48.3333333333333" calcext:value-type="float">
            <text:p>48.3333333333333</text:p>
          </table:table-cell>
          <table:table-cell office:value-type="float" office:value="2615.24137931034" calcext:value-type="float">
            <text:p>2615.24137931034</text:p>
          </table:table-cell>
          <table:table-cell office:value-type="float" office:value="0.0000329510918978987" calcext:value-type="float">
            <text:p>3.29510918978987E-05</text:p>
          </table:table-cell>
          <table:table-cell office:value-type="float" office:value="0.0000351297444310682" calcext:value-type="float">
            <text:p>3.51297444310682E-05</text:p>
          </table:table-cell>
          <table:table-cell office:value-type="float" office:value="0.0028017964856378" calcext:value-type="float">
            <text:p>0.0028017964856378</text:p>
          </table:table-cell>
          <table:table-cell table:formula="of:=((101-[.C48])/100)*[.D48]" office:value-type="float" office:value="1377.36045977011" calcext:value-type="float">
            <text:p>1377.36045977011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smoothl1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780.692307692308" calcext:value-type="float">
            <text:p>780.692307692308</text:p>
          </table:table-cell>
          <table:table-cell office:value-type="float" office:value="0.0000245937934288612" calcext:value-type="float">
            <text:p>2.45937934288612E-05</text:p>
          </table:table-cell>
          <table:table-cell office:value-type="float" office:value="0.0000199354611910307" calcext:value-type="float">
            <text:p>1.99354611910307E-05</text:p>
          </table:table-cell>
          <table:table-cell office:value-type="float" office:value="0.00201313312237079" calcext:value-type="float">
            <text:p>0.00201313312237079</text:p>
          </table:table-cell>
          <table:table-cell table:formula="of:=((101-[.C49])/100)*[.D49]" office:value-type="float" office:value="619.349230769231" calcext:value-type="float">
            <text:p>619.349230769231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l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2530.09090909091" calcext:value-type="float">
            <text:p>2530.09090909091</text:p>
          </table:table-cell>
          <table:table-cell office:value-type="float" office:value="0.0000407262281938033" calcext:value-type="float">
            <text:p>4.07262281938033E-05</text:p>
          </table:table-cell>
          <table:table-cell office:value-type="float" office:value="0.0000518885525790128" calcext:value-type="float">
            <text:p>5.18885525790128E-05</text:p>
          </table:table-cell>
          <table:table-cell office:value-type="float" office:value="0.00258909572254528" calcext:value-type="float">
            <text:p>0.00258909572254528</text:p>
          </table:table-cell>
          <table:table-cell table:formula="of:=((101-[.C50])/100)*[.D50]" office:value-type="float" office:value="2091.54181818182" calcext:value-type="float">
            <text:p>2091.54181818182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1357.18181818182" calcext:value-type="float">
            <text:p>1357.18181818182</text:p>
          </table:table-cell>
          <table:table-cell office:value-type="float" office:value="0.0000330751592462713" calcext:value-type="float">
            <text:p>3.30751592462713E-05</text:p>
          </table:table-cell>
          <table:table-cell office:value-type="float" office:value="0.0000390572981400923" calcext:value-type="float">
            <text:p>3.90572981400923E-05</text:p>
          </table:table-cell>
          <table:table-cell office:value-type="float" office:value="0.00162124633789063" calcext:value-type="float">
            <text:p>0.00162124633789063</text:p>
          </table:table-cell>
          <table:table-cell table:formula="of:=((101-[.C51])/100)*[.D51]" office:value-type="float" office:value="1121.93696969697" calcext:value-type="float">
            <text:p>1121.93696969697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softmargin</text:p>
          </table:table-cell>
          <table:table-cell office:value-type="float" office:value="15" calcext:value-type="float">
            <text:p>15</text:p>
          </table:table-cell>
          <table:table-cell office:value-type="float" office:value="706.444444444445" calcext:value-type="float">
            <text:p>706.444444444445</text:p>
          </table:table-cell>
          <table:table-cell office:value-type="float" office:value="0.0000334050920274523" calcext:value-type="float">
            <text:p>3.34050920274523E-05</text:p>
          </table:table-cell>
          <table:table-cell office:value-type="float" office:value="0.0000325308905707465" calcext:value-type="float">
            <text:p>3.25308905707465E-05</text:p>
          </table:table-cell>
          <table:table-cell office:value-type="float" office:value="0.00245308876037598" calcext:value-type="float">
            <text:p>0.00245308876037598</text:p>
          </table:table-cell>
          <table:table-cell table:formula="of:=((101-[.C52])/100)*[.D52]" office:value-type="float" office:value="607.542222222223" calcext:value-type="float">
            <text:p>607.54222222222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mse</text:p>
          </table:table-cell>
          <table:table-cell office:value-type="float" office:value="78.3333333333333" calcext:value-type="float">
            <text:p>78.3333333333333</text:p>
          </table:table-cell>
          <table:table-cell office:value-type="float" office:value="920.489361702128" calcext:value-type="float">
            <text:p>920.489361702128</text:p>
          </table:table-cell>
          <table:table-cell office:value-type="float" office:value="0.0000305835236894324" calcext:value-type="float">
            <text:p>3.05835236894324E-05</text:p>
          </table:table-cell>
          <table:table-cell office:value-type="float" office:value="0.000034448948312313" calcext:value-type="float">
            <text:p>3.4448948312313E-05</text:p>
          </table:table-cell>
          <table:table-cell office:value-type="float" office:value="0.0030147319144391" calcext:value-type="float">
            <text:p>0.0030147319144391</text:p>
          </table:table-cell>
          <table:table-cell table:formula="of:=((101-[.C53])/100)*[.D53]" office:value-type="float" office:value="208.644255319149" calcext:value-type="float">
            <text:p>208.644255319149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mse</text:p>
          </table:table-cell>
          <table:table-cell office:value-type="float" office:value="20" calcext:value-type="float">
            <text:p>20</text:p>
          </table:table-cell>
          <table:table-cell office:value-type="float" office:value="3839.5" calcext:value-type="float">
            <text:p>3839.5</text:p>
          </table:table-cell>
          <table:table-cell office:value-type="float" office:value="0.0000425179799397787" calcext:value-type="float">
            <text:p>4.25179799397787E-05</text:p>
          </table:table-cell>
          <table:table-cell office:value-type="float" office:value="0.000042875607808431" calcext:value-type="float">
            <text:p>4.2875607808431E-05</text:p>
          </table:table-cell>
          <table:table-cell office:value-type="float" office:value="0.00256234407424927" calcext:value-type="float">
            <text:p>0.00256234407424927</text:p>
          </table:table-cell>
          <table:table-cell table:formula="of:=((101-[.C54])/100)*[.D54]" office:value-type="float" office:value="3109.995" calcext:value-type="float">
            <text:p>3109.995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426.854545454546" calcext:value-type="float">
            <text:p>426.854545454546</text:p>
          </table:table-cell>
          <table:table-cell office:value-type="float" office:value="0.0000300450758500533" calcext:value-type="float">
            <text:p>3.00450758500533E-05</text:p>
          </table:table-cell>
          <table:table-cell office:value-type="float" office:value="0.0000321951779452237" calcext:value-type="float">
            <text:p>3.21951779452237E-05</text:p>
          </table:table-cell>
          <table:table-cell office:value-type="float" office:value="0.00220975875854492" calcext:value-type="float">
            <text:p>0.00220975875854492</text:p>
          </table:table-cell>
          <table:table-cell table:formula="of:=((101-[.C55])/100)*[.D55]" office:value-type="float" office:value="39.8397575757575" calcext:value-type="float">
            <text:p>39.8397575757575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softmargin</text:p>
          </table:table-cell>
          <table:table-cell office:value-type="float" office:value="25" calcext:value-type="float">
            <text:p>25</text:p>
          </table:table-cell>
          <table:table-cell office:value-type="float" office:value="3235" calcext:value-type="float">
            <text:p>3235</text:p>
          </table:table-cell>
          <table:table-cell office:value-type="float" office:value="0.0000336329142252604" calcext:value-type="float">
            <text:p>3.36329142252604E-05</text:p>
          </table:table-cell>
          <table:table-cell office:value-type="float" office:value="0.0000316778818766276" calcext:value-type="float">
            <text:p>3.16778818766276E-05</text:p>
          </table:table-cell>
          <table:table-cell office:value-type="float" office:value="0.0030332883199056" calcext:value-type="float">
            <text:p>0.0030332883199056</text:p>
          </table:table-cell>
          <table:table-cell table:formula="of:=((101-[.C56])/100)*[.D56]" office:value-type="float" office:value="2458.6" calcext:value-type="float">
            <text:p>2458.6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smoothl1</text:p>
          </table:table-cell>
          <table:table-cell office:value-type="float" office:value="15" calcext:value-type="float">
            <text:p>15</text:p>
          </table:table-cell>
          <table:table-cell office:value-type="float" office:value="2157.55555555556" calcext:value-type="float">
            <text:p>2157.55555555556</text:p>
          </table:table-cell>
          <table:table-cell office:value-type="float" office:value="0.0000293254852294922" calcext:value-type="float">
            <text:p>2.93254852294922E-05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192091200086806" calcext:value-type="float">
            <text:p>0.00192091200086806</text:p>
          </table:table-cell>
          <table:table-cell table:formula="of:=((101-[.C57])/100)*[.D57]" office:value-type="float" office:value="1855.49777777778" calcext:value-type="float">
            <text:p>1855.4977777777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bcewithlogits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1021.5" calcext:value-type="float">
            <text:p>1021.5</text:p>
          </table:table-cell>
          <table:table-cell office:value-type="float" office:value="0.000114411115646362" calcext:value-type="float">
            <text:p>0.000114411115646362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151506066322327" calcext:value-type="float">
            <text:p>0.00151506066322327</text:p>
          </table:table-cell>
          <table:table-cell table:formula="of:=((101-[.C58])/100)*[.D58]" office:value-type="float" office:value="895.515" calcext:value-type="float">
            <text:p>895.515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bcewithlogits</text:p>
          </table:table-cell>
          <table:table-cell office:value-type="float" office:value="50" calcext:value-type="float">
            <text:p>50</text:p>
          </table:table-cell>
          <table:table-cell office:value-type="float" office:value="1829.6" calcext:value-type="float">
            <text:p>1829.6</text:p>
          </table:table-cell>
          <table:table-cell office:value-type="float" office:value="0.0000292698542277018" calcext:value-type="float">
            <text:p>2.92698542277018E-05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235002835591634" calcext:value-type="float">
            <text:p>0.00235002835591634</text:p>
          </table:table-cell>
          <table:table-cell table:formula="of:=((101-[.C59])/100)*[.D59]" office:value-type="float" office:value="933.096" calcext:value-type="float">
            <text:p>933.096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mse</text:p>
          </table:table-cell>
          <table:table-cell office:value-type="float" office:value="81.6666666666667" calcext:value-type="float">
            <text:p>81.6666666666667</text:p>
          </table:table-cell>
          <table:table-cell office:value-type="float" office:value="1246.61224489796" calcext:value-type="float">
            <text:p>1246.61224489796</text:p>
          </table:table-cell>
          <table:table-cell office:value-type="float" office:value="0.000039631006669025" calcext:value-type="float">
            <text:p>3.9631006669025E-05</text:p>
          </table:table-cell>
          <table:table-cell office:value-type="float" office:value="0.0000389400793581593" calcext:value-type="float">
            <text:p>3.89400793581593E-05</text:p>
          </table:table-cell>
          <table:table-cell office:value-type="float" office:value="0.00258532835512745" calcext:value-type="float">
            <text:p>0.00258532835512745</text:p>
          </table:table-cell>
          <table:table-cell table:formula="of:=((101-[.C60])/100)*[.D60]" office:value-type="float" office:value="241.011700680272" calcext:value-type="float">
            <text:p>241.011700680272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483.090909090909" calcext:value-type="float">
            <text:p>483.090909090909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00293038108132102" calcext:value-type="float">
            <text:p>2.93038108132102E-05</text:p>
          </table:table-cell>
          <table:table-cell office:value-type="float" office:value="0.00174942883578214" calcext:value-type="float">
            <text:p>0.00174942883578214</text:p>
          </table:table-cell>
          <table:table-cell table:formula="of:=((101-[.C61])/100)*[.D61]" office:value-type="float" office:value="399.355151515152" calcext:value-type="float">
            <text:p>399.355151515152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bcewithlogits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3082.72727272727" calcext:value-type="float">
            <text:p>3082.72727272727</text:p>
          </table:table-cell>
          <table:table-cell office:value-type="float" office:value="0.0000336928801103072" calcext:value-type="float">
            <text:p>3.36928801103072E-05</text:p>
          </table:table-cell>
          <table:table-cell office:value-type="float" office:value="0.000041972507130016" calcext:value-type="float">
            <text:p>4.1972507130016E-05</text:p>
          </table:table-cell>
          <table:table-cell office:value-type="float" office:value="0.00282326611605558" calcext:value-type="float">
            <text:p>0.00282326611605558</text:p>
          </table:table-cell>
          <table:table-cell table:formula="of:=((101-[.C62])/100)*[.D62]" office:value-type="float" office:value="1983.22121212121" calcext:value-type="float">
            <text:p>1983.22121212121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huber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2195.23255813954" calcext:value-type="float">
            <text:p>2195.23255813954</text:p>
          </table:table-cell>
          <table:table-cell office:value-type="float" office:value="0.000033112459404524" calcext:value-type="float">
            <text:p>3.3112459404524E-05</text:p>
          </table:table-cell>
          <table:table-cell office:value-type="float" office:value="0.0000346649524777435" calcext:value-type="float">
            <text:p>3.46649524777435E-05</text:p>
          </table:table-cell>
          <table:table-cell office:value-type="float" office:value="0.00363399261652037" calcext:value-type="float">
            <text:p>0.00363399261652037</text:p>
          </table:table-cell>
          <table:table-cell table:formula="of:=((101-[.C63])/100)*[.D63]" office:value-type="float" office:value="643.934883720931" calcext:value-type="float">
            <text:p>643.934883720931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huber</text:p>
          </table:table-cell>
          <table:table-cell office:value-type="float" office:value="20" calcext:value-type="float">
            <text:p>20</text:p>
          </table:table-cell>
          <table:table-cell office:value-type="float" office:value="1543.66666666667" calcext:value-type="float">
            <text:p>1543.66666666667</text:p>
          </table:table-cell>
          <table:table-cell office:value-type="float" office:value="0.0000293652216593425" calcext:value-type="float">
            <text:p>2.93652216593425E-05</text:p>
          </table:table-cell>
          <table:table-cell office:value-type="float" office:value="0.0000250339508056641" calcext:value-type="float">
            <text:p>2.50339508056641E-05</text:p>
          </table:table-cell>
          <table:table-cell office:value-type="float" office:value="0.00156299273173014" calcext:value-type="float">
            <text:p>0.00156299273173014</text:p>
          </table:table-cell>
          <table:table-cell table:formula="of:=((101-[.C64])/100)*[.D64]" office:value-type="float" office:value="1250.37" calcext:value-type="float">
            <text:p>1250.37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softmargin</text:p>
          </table:table-cell>
          <table:table-cell office:value-type="float" office:value="5" calcext:value-type="float">
            <text:p>5</text:p>
          </table:table-cell>
          <table:table-cell office:value-type="float" office:value="3443.66666666667" calcext:value-type="float">
            <text:p>3443.66666666667</text:p>
          </table:table-cell>
          <table:table-cell office:value-type="float" office:value="0.000121434529622396" calcext:value-type="float">
            <text:p>0.000121434529622396</text:p>
          </table:table-cell>
          <table:table-cell office:value-type="float" office:value="0.0000254313151041667" calcext:value-type="float">
            <text:p>2.54313151041667E-05</text:p>
          </table:table-cell>
          <table:table-cell office:value-type="float" office:value="0.00230097770690918" calcext:value-type="float">
            <text:p>0.00230097770690918</text:p>
          </table:table-cell>
          <table:table-cell table:formula="of:=((101-[.C65])/100)*[.D65]" office:value-type="float" office:value="3305.92" calcext:value-type="float">
            <text:p>3305.92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bcewithlogits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232.0625" calcext:value-type="float">
            <text:p>1232.0625</text:p>
          </table:table-cell>
          <table:table-cell office:value-type="float" office:value="0.0000287294387817383" calcext:value-type="float">
            <text:p>2.87294387817383E-05</text:p>
          </table:table-cell>
          <table:table-cell office:value-type="float" office:value="0.0000219345092773438" calcext:value-type="float">
            <text:p>2.19345092773438E-05</text:p>
          </table:table-cell>
          <table:table-cell office:value-type="float" office:value="0.00321345031261444" calcext:value-type="float">
            <text:p>0.00321345031261444</text:p>
          </table:table-cell>
          <table:table-cell table:formula="of:=((101-[.C66])/100)*[.D66]" office:value-type="float" office:value="915.833125" calcext:value-type="float">
            <text:p>915.833125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hingeembedding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1184.5" calcext:value-type="float">
            <text:p>1184.5</text:p>
          </table:table-cell>
          <table:table-cell office:value-type="float" office:value="0.0000296235084533691" calcext:value-type="float">
            <text:p>2.96235084533691E-05</text:p>
          </table:table-cell>
          <table:table-cell office:value-type="float" office:value="0.0000317692756652832" calcext:value-type="float">
            <text:p>3.17692756652832E-05</text:p>
          </table:table-cell>
          <table:table-cell office:value-type="float" office:value="0.00182658433914185" calcext:value-type="float">
            <text:p>0.00182658433914185</text:p>
          </table:table-cell>
          <table:table-cell table:formula="of:=((101-[.C67])/100)*[.D67]" office:value-type="float" office:value="1117.37833333333" calcext:value-type="float">
            <text:p>1117.37833333333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smoothl1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789.673076923077" calcext:value-type="float">
            <text:p>789.673076923077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353547242971567" calcext:value-type="float">
            <text:p>3.53547242971567E-05</text:p>
          </table:table-cell>
          <table:table-cell office:value-type="float" office:value="0.00196768228824322" calcext:value-type="float">
            <text:p>0.00196768228824322</text:p>
          </table:table-cell>
          <table:table-cell table:formula="of:=((101-[.C68])/100)*[.D68]" office:value-type="float" office:value="113.186474358974" calcext:value-type="float">
            <text:p>113.186474358974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l1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821.075" calcext:value-type="float">
            <text:p>821.075</text:p>
          </table:table-cell>
          <table:table-cell office:value-type="float" office:value="0.0000298619270324707" calcext:value-type="float">
            <text:p>2.98619270324707E-05</text:p>
          </table:table-cell>
          <table:table-cell office:value-type="float" office:value="0.0000330626964569092" calcext:value-type="float">
            <text:p>3.30626964569092E-05</text:p>
          </table:table-cell>
          <table:table-cell office:value-type="float" office:value="0.00213360190391541" calcext:value-type="float">
            <text:p>0.00213360190391541</text:p>
          </table:table-cell>
          <table:table-cell table:formula="of:=((101-[.C69])/100)*[.D69]" office:value-type="float" office:value="281.902416666666" calcext:value-type="float">
            <text:p>281.902416666666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crossentropy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848.547169811321" calcext:value-type="float">
            <text:p>848.547169811321</text:p>
          </table:table-cell>
          <table:table-cell office:value-type="float" office:value="0.0000354029097647037" calcext:value-type="float">
            <text:p>3.54029097647037E-05</text:p>
          </table:table-cell>
          <table:table-cell office:value-type="float" office:value="0.0000378950586858785" calcext:value-type="float">
            <text:p>3.78950586858785E-05</text:p>
          </table:table-cell>
          <table:table-cell office:value-type="float" office:value="0.00244121731452222" calcext:value-type="float">
            <text:p>0.00244121731452222</text:p>
          </table:table-cell>
          <table:table-cell table:formula="of:=((101-[.C70])/100)*[.D70]" office:value-type="float" office:value="107.482641509434" calcext:value-type="float">
            <text:p>107.482641509434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huber</text:p>
          </table:table-cell>
          <table:table-cell office:value-type="float" office:value="65" calcext:value-type="float">
            <text:p>65</text:p>
          </table:table-cell>
          <table:table-cell office:value-type="float" office:value="1026.82051282051" calcext:value-type="float">
            <text:p>1026.82051282051</text:p>
          </table:table-cell>
          <table:table-cell office:value-type="float" office:value="0.0000350842109093299" calcext:value-type="float">
            <text:p>3.50842109093299E-05</text:p>
          </table:table-cell>
          <table:table-cell office:value-type="float" office:value="0.0000449021657307943" calcext:value-type="float">
            <text:p>4.49021657307943E-05</text:p>
          </table:table-cell>
          <table:table-cell office:value-type="float" office:value="0.00260672202477088" calcext:value-type="float">
            <text:p>0.00260672202477088</text:p>
          </table:table-cell>
          <table:table-cell table:formula="of:=((101-[.C71])/100)*[.D71]" office:value-type="float" office:value="369.655384615384" calcext:value-type="float">
            <text:p>369.655384615384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633.305084745763" calcext:value-type="float">
            <text:p>633.305084745763</text:p>
          </table:table-cell>
          <table:table-cell office:value-type="float" office:value="0.0000325501975366625" calcext:value-type="float">
            <text:p>3.25501975366625E-05</text:p>
          </table:table-cell>
          <table:table-cell office:value-type="float" office:value="0.0000415373656709315" calcext:value-type="float">
            <text:p>4.15373656709315E-05</text:p>
          </table:table-cell>
          <table:table-cell office:value-type="float" office:value="0.00200660754058321" calcext:value-type="float">
            <text:p>0.00200660754058321</text:p>
          </table:table-cell>
          <table:table-cell table:formula="of:=((101-[.C72])/100)*[.D72]" office:value-type="float" office:value="16.8881355932206" calcext:value-type="float">
            <text:p>16.8881355932206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hingeembedding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2353.90909090909" calcext:value-type="float">
            <text:p>2353.90909090909</text:p>
          </table:table-cell>
          <table:table-cell office:value-type="float" office:value="0.0000289570201526989" calcext:value-type="float">
            <text:p>2.89570201526989E-05</text:p>
          </table:table-cell>
          <table:table-cell office:value-type="float" office:value="0.0000333786010742188" calcext:value-type="float">
            <text:p>3.33786010742188E-05</text:p>
          </table:table-cell>
          <table:table-cell office:value-type="float" office:value="0.00194406509399414" calcext:value-type="float">
            <text:p>0.00194406509399414</text:p>
          </table:table-cell>
          <table:table-cell table:formula="of:=((101-[.C73])/100)*[.D73]" office:value-type="float" office:value="1945.89818181818" calcext:value-type="float">
            <text:p>1945.89818181818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softmargin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2676.85714285714" calcext:value-type="float">
            <text:p>2676.85714285714</text:p>
          </table:table-cell>
          <table:table-cell office:value-type="float" office:value="0.000036205564226423" calcext:value-type="float">
            <text:p>3.6205564226423E-05</text:p>
          </table:table-cell>
          <table:table-cell office:value-type="float" office:value="0.000033463750566755" calcext:value-type="float">
            <text:p>3.3463750566755E-05</text:p>
          </table:table-cell>
          <table:table-cell office:value-type="float" office:value="0.00259707655225481" calcext:value-type="float">
            <text:p>0.00259707655225481</text:p>
          </table:table-cell>
          <table:table-cell table:formula="of:=((101-[.C74])/100)*[.D74]" office:value-type="float" office:value="2079.02571428571" calcext:value-type="float">
            <text:p>2079.0257142857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l1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180.75" calcext:value-type="float">
            <text:p>2180.75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401854515075684" calcext:value-type="float">
            <text:p>4.01854515075684E-05</text:p>
          </table:table-cell>
          <table:table-cell office:value-type="float" office:value="0.00224772691726685" calcext:value-type="float">
            <text:p>0.00224772691726685</text:p>
          </table:table-cell>
          <table:table-cell table:formula="of:=((101-[.C75])/100)*[.D75]" office:value-type="float" office:value="1475.64083333333" calcext:value-type="float">
            <text:p>1475.64083333333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crossentropy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829.5" calcext:value-type="float">
            <text:p>2829.5</text:p>
          </table:table-cell>
          <table:table-cell office:value-type="float" office:value="0.0000377893447875977" calcext:value-type="float">
            <text:p>3.77893447875977E-05</text:p>
          </table:table-cell>
          <table:table-cell office:value-type="float" office:value="0.0000325441360473633" calcext:value-type="float">
            <text:p>3.25441360473633E-05</text:p>
          </table:table-cell>
          <table:table-cell office:value-type="float" office:value="0.00263392925262451" calcext:value-type="float">
            <text:p>0.00263392925262451</text:p>
          </table:table-cell>
          <table:table-cell table:formula="of:=((101-[.C76])/100)*[.D76]" office:value-type="float" office:value="2763.47833333333" calcext:value-type="float">
            <text:p>2763.47833333333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huber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2402.13043478261" calcext:value-type="float">
            <text:p>2402.13043478261</text:p>
          </table:table-cell>
          <table:table-cell office:value-type="float" office:value="0.0000334926273511804" calcext:value-type="float">
            <text:p>3.34926273511804E-05</text:p>
          </table:table-cell>
          <table:table-cell office:value-type="float" office:value="0.0000390280847964079" calcext:value-type="float">
            <text:p>3.90280847964079E-05</text:p>
          </table:table-cell>
          <table:table-cell office:value-type="float" office:value="0.00218668191329293" calcext:value-type="float">
            <text:p>0.00218668191329293</text:p>
          </table:table-cell>
          <table:table-cell table:formula="of:=((101-[.C77])/100)*[.D77]" office:value-type="float" office:value="1505.33507246377" calcext:value-type="float">
            <text:p>1505.33507246377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4133.72727272727" calcext:value-type="float">
            <text:p>4133.72727272727</text:p>
          </table:table-cell>
          <table:table-cell office:value-type="float" office:value="0.0000272013924338601" calcext:value-type="float">
            <text:p>2.72013924338601E-05</text:p>
          </table:table-cell>
          <table:table-cell office:value-type="float" office:value="0.0000302791595458984" calcext:value-type="float">
            <text:p>3.02791595458984E-05</text:p>
          </table:table-cell>
          <table:table-cell office:value-type="float" office:value="0.00279888239773837" calcext:value-type="float">
            <text:p>0.00279888239773837</text:p>
          </table:table-cell>
          <table:table-cell table:formula="of:=((101-[.C78])/100)*[.D78]" office:value-type="float" office:value="3417.21454545455" calcext:value-type="float">
            <text:p>3417.21454545455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oftmargin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2778" calcext:value-type="float">
            <text:p>2778</text:p>
          </table:table-cell>
          <table:table-cell office:value-type="float" office:value="0.0000364054804262908" calcext:value-type="float">
            <text:p>3.64054804262908E-05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240233670110288" calcext:value-type="float">
            <text:p>0.00240233670110288</text:p>
          </table:table-cell>
          <table:table-cell table:formula="of:=((101-[.C79])/100)*[.D79]" office:value-type="float" office:value="1740.88" calcext:value-type="float">
            <text:p>1740.88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crossentropy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614.563636363636" calcext:value-type="float">
            <text:p>614.563636363636</text:p>
          </table:table-cell>
          <table:table-cell office:value-type="float" office:value="0.0000360748984596946" calcext:value-type="float">
            <text:p>3.60748984596946E-05</text:p>
          </table:table-cell>
          <table:table-cell office:value-type="float" office:value="0.0000376441261985085" calcext:value-type="float">
            <text:p>3.76441261985085E-05</text:p>
          </table:table-cell>
          <table:table-cell office:value-type="float" office:value="0.00226615992459384" calcext:value-type="float">
            <text:p>0.00226615992459384</text:p>
          </table:table-cell>
          <table:table-cell table:formula="of:=((101-[.C80])/100)*[.D80]" office:value-type="float" office:value="57.3592727272725" calcext:value-type="float">
            <text:p>57.3592727272725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bcewithlogits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666.384615384615" calcext:value-type="float">
            <text:p>666.384615384615</text:p>
          </table:table-cell>
          <table:table-cell office:value-type="float" office:value="0.0000374133770282452" calcext:value-type="float">
            <text:p>3.74133770282452E-05</text:p>
          </table:table-cell>
          <table:table-cell office:value-type="float" office:value="0.0000330668229323167" calcext:value-type="float">
            <text:p>3.30668229323167E-05</text:p>
          </table:table-cell>
          <table:table-cell office:value-type="float" office:value="0.00270700454711914" calcext:value-type="float">
            <text:p>0.00270700454711914</text:p>
          </table:table-cell>
          <table:table-cell table:formula="of:=((101-[.C81])/100)*[.D81]" office:value-type="float" office:value="528.665128205128" calcext:value-type="float">
            <text:p>528.665128205128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l1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1041.23214285714" calcext:value-type="float">
            <text:p>1041.23214285714</text:p>
          </table:table-cell>
          <table:table-cell office:value-type="float" office:value="0.0000407184873308454" calcext:value-type="float">
            <text:p>4.07184873308454E-05</text:p>
          </table:table-cell>
          <table:table-cell office:value-type="float" office:value="0.0000401479857308524" calcext:value-type="float">
            <text:p>4.01479857308524E-05</text:p>
          </table:table-cell>
          <table:table-cell office:value-type="float" office:value="0.00253302710396903" calcext:value-type="float">
            <text:p>0.00253302710396903</text:p>
          </table:table-cell>
          <table:table-cell table:formula="of:=((101-[.C82])/100)*[.D82]" office:value-type="float" office:value="79.8277976190477" calcext:value-type="float">
            <text:p>79.827797619047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huber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668.8" calcext:value-type="float">
            <text:p>668.8</text:p>
          </table:table-cell>
          <table:table-cell office:value-type="float" office:value="0.0000421524047851563" calcext:value-type="float">
            <text:p>4.21524047851563E-05</text:p>
          </table:table-cell>
          <table:table-cell office:value-type="float" office:value="0.0000335693359375" calcext:value-type="float">
            <text:p>0.0000335693359375</text:p>
          </table:table-cell>
          <table:table-cell office:value-type="float" office:value="0.00211663246154785" calcext:value-type="float">
            <text:p>0.00211663246154785</text:p>
          </table:table-cell>
          <table:table-cell table:formula="of:=((101-[.C83])/100)*[.D83]" office:value-type="float" office:value="619.754666666667" calcext:value-type="float">
            <text:p>619.754666666667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crossentropy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408.434782608696" calcext:value-type="float">
            <text:p>408.434782608696</text:p>
          </table:table-cell>
          <table:table-cell office:value-type="float" office:value="0.0000320880309395168" calcext:value-type="float">
            <text:p>3.20880309395168E-05</text:p>
          </table:table-cell>
          <table:table-cell office:value-type="float" office:value="0.0000329069469286048" calcext:value-type="float">
            <text:p>3.29069469286048E-05</text:p>
          </table:table-cell>
          <table:table-cell office:value-type="float" office:value="0.00202760489090629" calcext:value-type="float">
            <text:p>0.00202760489090629</text:p>
          </table:table-cell>
          <table:table-cell table:formula="of:=((101-[.C84])/100)*[.D84]" office:value-type="float" office:value="99.3857971014492" calcext:value-type="float">
            <text:p>99.3857971014492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huber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3298.07142857143" calcext:value-type="float">
            <text:p>3298.07142857143</text:p>
          </table:table-cell>
          <table:table-cell office:value-type="float" office:value="0.0000322205679757254" calcext:value-type="float">
            <text:p>3.22205679757254E-05</text:p>
          </table:table-cell>
          <table:table-cell office:value-type="float" office:value="0.0000347409929547991" calcext:value-type="float">
            <text:p>3.47409929547991E-05</text:p>
          </table:table-cell>
          <table:table-cell office:value-type="float" office:value="0.00218451023101807" calcext:value-type="float">
            <text:p>0.00218451023101807</text:p>
          </table:table-cell>
          <table:table-cell table:formula="of:=((101-[.C85])/100)*[.D85]" office:value-type="float" office:value="2561.50214285715" calcext:value-type="float">
            <text:p>2561.5021428571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2862.91666666667" calcext:value-type="float">
            <text:p>2862.91666666667</text:p>
          </table:table-cell>
          <table:table-cell office:value-type="float" office:value="0.0000382463137308757" calcext:value-type="float">
            <text:p>3.82463137308757E-05</text:p>
          </table:table-cell>
          <table:table-cell office:value-type="float" office:value="0.0000426371892293294" calcext:value-type="float">
            <text:p>4.26371892293294E-05</text:p>
          </table:table-cell>
          <table:table-cell office:value-type="float" office:value="0.00319119294484456" calcext:value-type="float">
            <text:p>0.00319119294484456</text:p>
          </table:table-cell>
          <table:table-cell table:formula="of:=((101-[.C86])/100)*[.D86]" office:value-type="float" office:value="2318.9625" calcext:value-type="float">
            <text:p>2318.962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mse</text:p>
          </table:table-cell>
          <table:table-cell office:value-type="float" office:value="78.3333333333333" calcext:value-type="float">
            <text:p>78.3333333333333</text:p>
          </table:table-cell>
          <table:table-cell office:value-type="float" office:value="1459.17021276596" calcext:value-type="float">
            <text:p>1459.17021276596</text:p>
          </table:table-cell>
          <table:table-cell office:value-type="float" office:value="0.0000346721486842379" calcext:value-type="float">
            <text:p>3.46721486842379E-05</text:p>
          </table:table-cell>
          <table:table-cell office:value-type="float" office:value="0.0000371527164540392" calcext:value-type="float">
            <text:p>3.71527164540392E-05</text:p>
          </table:table-cell>
          <table:table-cell office:value-type="float" office:value="0.00323715108506223" calcext:value-type="float">
            <text:p>0.00323715108506223</text:p>
          </table:table-cell>
          <table:table-cell table:formula="of:=((101-[.C87])/100)*[.D87]" office:value-type="float" office:value="330.745248226951" calcext:value-type="float">
            <text:p>330.745248226951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crossentropy</text:p>
          </table:table-cell>
          <table:table-cell office:value-type="float" office:value="20" calcext:value-type="float">
            <text:p>20</text:p>
          </table:table-cell>
          <table:table-cell office:value-type="float" office:value="2380" calcext:value-type="float">
            <text:p>2380</text:p>
          </table:table-cell>
          <table:table-cell office:value-type="float" office:value="0.0000391205151875814" calcext:value-type="float">
            <text:p>3.91205151875814E-05</text:p>
          </table:table-cell>
          <table:table-cell office:value-type="float" office:value="0.0000382065773010254" calcext:value-type="float">
            <text:p>3.82065773010254E-05</text:p>
          </table:table-cell>
          <table:table-cell office:value-type="float" office:value="0.00204529364903768" calcext:value-type="float">
            <text:p>0.00204529364903768</text:p>
          </table:table-cell>
          <table:table-cell table:formula="of:=((101-[.C88])/100)*[.D88]" office:value-type="float" office:value="1927.8" calcext:value-type="float">
            <text:p>1927.8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smoothl1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1001.32608695652" calcext:value-type="float">
            <text:p>1001.32608695652</text:p>
          </table:table-cell>
          <table:table-cell office:value-type="float" office:value="0.0000437342602273692" calcext:value-type="float">
            <text:p>4.37342602273692E-05</text:p>
          </table:table-cell>
          <table:table-cell office:value-type="float" office:value="0.0000385356986004373" calcext:value-type="float">
            <text:p>3.85356986004373E-05</text:p>
          </table:table-cell>
          <table:table-cell office:value-type="float" office:value="0.00282690836035687" calcext:value-type="float">
            <text:p>0.00282690836035687</text:p>
          </table:table-cell>
          <table:table-cell table:formula="of:=((101-[.C89])/100)*[.D89]" office:value-type="float" office:value="243.656014492753" calcext:value-type="float">
            <text:p>243.656014492753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l1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645.51162790698" calcext:value-type="float">
            <text:p>1645.51162790698</text:p>
          </table:table-cell>
          <table:table-cell office:value-type="float" office:value="0.0000300019286399664" calcext:value-type="float">
            <text:p>3.00019286399664E-05</text:p>
          </table:table-cell>
          <table:table-cell office:value-type="float" office:value="0.0000266474346781886" calcext:value-type="float">
            <text:p>2.66474346781886E-05</text:p>
          </table:table-cell>
          <table:table-cell office:value-type="float" office:value="0.00296348194743312" calcext:value-type="float">
            <text:p>0.00296348194743312</text:p>
          </table:table-cell>
          <table:table-cell table:formula="of:=((101-[.C90])/100)*[.D90]" office:value-type="float" office:value="482.683410852714" calcext:value-type="float">
            <text:p>482.683410852714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bcewithlogits</text:p>
          </table:table-cell>
          <table:table-cell office:value-type="float" office:value="35" calcext:value-type="float">
            <text:p>35</text:p>
          </table:table-cell>
          <table:table-cell office:value-type="float" office:value="2854.38095238095" calcext:value-type="float">
            <text:p>2854.38095238095</text:p>
          </table:table-cell>
          <table:table-cell office:value-type="float" office:value="0.0000274294898623512" calcext:value-type="float">
            <text:p>2.74294898623512E-05</text:p>
          </table:table-cell>
          <table:table-cell office:value-type="float" office:value="0.0000314371926443917" calcext:value-type="float">
            <text:p>3.14371926443917E-05</text:p>
          </table:table-cell>
          <table:table-cell office:value-type="float" office:value="0.002554076058524" calcext:value-type="float">
            <text:p>0.002554076058524</text:p>
          </table:table-cell>
          <table:table-cell table:formula="of:=((101-[.C91])/100)*[.D91]" office:value-type="float" office:value="1883.89142857143" calcext:value-type="float">
            <text:p>1883.89142857143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mse</text:p>
          </table:table-cell>
          <table:table-cell office:value-type="float" office:value="95" calcext:value-type="float">
            <text:p>95</text:p>
          </table:table-cell>
          <table:table-cell office:value-type="float" office:value="1893.94736842105" calcext:value-type="float">
            <text:p>1893.94736842105</text:p>
          </table:table-cell>
          <table:table-cell office:value-type="float" office:value="0.0000417525308173999" calcext:value-type="float">
            <text:p>0.0000417525308173999</text:p>
          </table:table-cell>
          <table:table-cell office:value-type="float" office:value="0.0000365407843338816" calcext:value-type="float">
            <text:p>3.65407843338816E-05</text:p>
          </table:table-cell>
          <table:table-cell office:value-type="float" office:value="0.00253599150138989" calcext:value-type="float">
            <text:p>0.00253599150138989</text:p>
          </table:table-cell>
          <table:table-cell table:formula="of:=((101-[.C92])/100)*[.D92]" office:value-type="float" office:value="113.636842105263" calcext:value-type="float">
            <text:p>113.636842105263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crossentropy</text:p>
          </table:table-cell>
          <table:table-cell office:value-type="float" office:value="95" calcext:value-type="float">
            <text:p>95</text:p>
          </table:table-cell>
          <table:table-cell office:value-type="float" office:value="320.245614035088" calcext:value-type="float">
            <text:p>320.245614035088</text:p>
          </table:table-cell>
          <table:table-cell office:value-type="float" office:value="0.0000369005035935787" calcext:value-type="float">
            <text:p>3.69005035935787E-05</text:p>
          </table:table-cell>
          <table:table-cell office:value-type="float" office:value="0.0000386740031995271" calcext:value-type="float">
            <text:p>3.86740031995271E-05</text:p>
          </table:table-cell>
          <table:table-cell office:value-type="float" office:value="0.00208573592336554" calcext:value-type="float">
            <text:p>0.00208573592336554</text:p>
          </table:table-cell>
          <table:table-cell table:formula="of:=((101-[.C93])/100)*[.D93]" office:value-type="float" office:value="19.2147368421053" calcext:value-type="float">
            <text:p>19.2147368421053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bcewithlogits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0.0000260216849190848" calcext:value-type="float">
            <text:p>2.60216849190848E-05</text:p>
          </table:table-cell>
          <table:table-cell office:value-type="float" office:value="0.0000291892460414342" calcext:value-type="float">
            <text:p>2.91892460414342E-05</text:p>
          </table:table-cell>
          <table:table-cell office:value-type="float" office:value="0.00180421556745257" calcext:value-type="float">
            <text:p>0.00180421556745257</text:p>
          </table:table-cell>
          <table:table-cell table:formula="of:=((101-[.C94])/100)*[.D94]" office:value-type="float" office:value="32.16" calcext:value-type="float">
            <text:p>32.16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mse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977.6" calcext:value-type="float">
            <text:p>1977.6</text:p>
          </table:table-cell>
          <table:table-cell office:value-type="float" office:value="0.0000378847122192383" calcext:value-type="float">
            <text:p>3.78847122192383E-05</text:p>
          </table:table-cell>
          <table:table-cell office:value-type="float" office:value="0.0000354766845703125" calcext:value-type="float">
            <text:p>3.54766845703125E-05</text:p>
          </table:table-cell>
          <table:table-cell office:value-type="float" office:value="0.00197606086730957" calcext:value-type="float">
            <text:p>0.00197606086730957</text:p>
          </table:table-cell>
          <table:table-cell table:formula="of:=((101-[.C95])/100)*[.D95]" office:value-type="float" office:value="1667.776" calcext:value-type="float">
            <text:p>1667.776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mse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3154.84615384615" calcext:value-type="float">
            <text:p>3154.84615384615</text:p>
          </table:table-cell>
          <table:table-cell office:value-type="float" office:value="0.0000332502218393179" calcext:value-type="float">
            <text:p>3.32502218393179E-05</text:p>
          </table:table-cell>
          <table:table-cell office:value-type="float" office:value="0.0000357994666466346" calcext:value-type="float">
            <text:p>3.57994666466346E-05</text:p>
          </table:table-cell>
          <table:table-cell office:value-type="float" office:value="0.00211062798133263" calcext:value-type="float">
            <text:p>0.00211062798133263</text:p>
          </table:table-cell>
          <table:table-cell table:formula="of:=((101-[.C96])/100)*[.D96]" office:value-type="float" office:value="2502.84461538461" calcext:value-type="float">
            <text:p>2502.84461538461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bcewithlogits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822.4" calcext:value-type="float">
            <text:p>1822.4</text:p>
          </table:table-cell>
          <table:table-cell office:value-type="float" office:value="0.0000312566757202148" calcext:value-type="float">
            <text:p>3.12566757202148E-05</text:p>
          </table:table-cell>
          <table:table-cell office:value-type="float" office:value="0.0000323295593261719" calcext:value-type="float">
            <text:p>3.23295593261719E-05</text:p>
          </table:table-cell>
          <table:table-cell office:value-type="float" office:value="0.00186681747436523" calcext:value-type="float">
            <text:p>0.00186681747436523</text:p>
          </table:table-cell>
          <table:table-cell table:formula="of:=((101-[.C97])/100)*[.D97]" office:value-type="float" office:value="1536.89066666667" calcext:value-type="float">
            <text:p>1536.89066666667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softmargin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1380.54545454545" calcext:value-type="float">
            <text:p>1380.54545454545</text:p>
          </table:table-cell>
          <table:table-cell office:value-type="float" office:value="0.0000335303219881925" calcext:value-type="float">
            <text:p>3.35303219881925E-05</text:p>
          </table:table-cell>
          <table:table-cell office:value-type="float" office:value="0.0000318613919344815" calcext:value-type="float">
            <text:p>3.18613919344815E-05</text:p>
          </table:table-cell>
          <table:table-cell office:value-type="float" office:value="0.00292559103532271" calcext:value-type="float">
            <text:p>0.00292559103532271</text:p>
          </table:table-cell>
          <table:table-cell table:formula="of:=((101-[.C98])/100)*[.D98]" office:value-type="float" office:value="888.150909090906" calcext:value-type="float">
            <text:p>888.150909090906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crossentropy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668.384615384615" calcext:value-type="float">
            <text:p>668.384615384615</text:p>
          </table:table-cell>
          <table:table-cell office:value-type="float" office:value="0.0000366660264822153" calcext:value-type="float">
            <text:p>3.66660264822153E-05</text:p>
          </table:table-cell>
          <table:table-cell office:value-type="float" office:value="0.0000443641956035907" calcext:value-type="float">
            <text:p>4.43641956035907E-05</text:p>
          </table:table-cell>
          <table:table-cell office:value-type="float" office:value="0.00204308674885676" calcext:value-type="float">
            <text:p>0.00204308674885676</text:p>
          </table:table-cell>
          <table:table-cell table:formula="of:=((101-[.C99])/100)*[.D99]" office:value-type="float" office:value="95.8017948717946" calcext:value-type="float">
            <text:p>95.8017948717946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huber</text:p>
          </table:table-cell>
          <table:table-cell office:value-type="float" office:value="15" calcext:value-type="float">
            <text:p>15</text:p>
          </table:table-cell>
          <table:table-cell office:value-type="float" office:value="2038.11111111111" calcext:value-type="float">
            <text:p>2038.11111111111</text:p>
          </table:table-cell>
          <table:table-cell office:value-type="float" office:value="0.00002847777472602" calcext:value-type="float">
            <text:p>2.847777472602E-05</text:p>
          </table:table-cell>
          <table:table-cell office:value-type="float" office:value="0.0000215901268853082" calcext:value-type="float">
            <text:p>2.15901268853082E-05</text:p>
          </table:table-cell>
          <table:table-cell office:value-type="float" office:value="0.0035252571105957" calcext:value-type="float">
            <text:p>0.0035252571105957</text:p>
          </table:table-cell>
          <table:table-cell table:formula="of:=((101-[.C100])/100)*[.D100]" office:value-type="float" office:value="1752.77555555555" calcext:value-type="float">
            <text:p>1752.77555555555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2883.72727272727" calcext:value-type="float">
            <text:p>2883.72727272727</text:p>
          </table:table-cell>
          <table:table-cell office:value-type="float" office:value="0.0000336170196533203" calcext:value-type="float">
            <text:p>3.36170196533203E-05</text:p>
          </table:table-cell>
          <table:table-cell office:value-type="float" office:value="0.0000292171131480824" calcext:value-type="float">
            <text:p>2.92171131480824E-05</text:p>
          </table:table-cell>
          <table:table-cell office:value-type="float" office:value="0.00269042361866344" calcext:value-type="float">
            <text:p>0.00269042361866344</text:p>
          </table:table-cell>
          <table:table-cell table:formula="of:=((101-[.C101])/100)*[.D101]" office:value-type="float" office:value="2383.88121212121" calcext:value-type="float">
            <text:p>2383.88121212121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mse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1118.57142857143" calcext:value-type="float">
            <text:p>1118.57142857143</text:p>
          </table:table-cell>
          <table:table-cell office:value-type="float" office:value="0.000034196036202567" calcext:value-type="float">
            <text:p>3.4196036202567E-05</text:p>
          </table:table-cell>
          <table:table-cell office:value-type="float" office:value="0.0000293936048235212" calcext:value-type="float">
            <text:p>2.93936048235212E-05</text:p>
          </table:table-cell>
          <table:table-cell office:value-type="float" office:value="0.00324652876172747" calcext:value-type="float">
            <text:p>0.00324652876172747</text:p>
          </table:table-cell>
          <table:table-cell table:formula="of:=((101-[.C102])/100)*[.D102]" office:value-type="float" office:value="868.757142857144" calcext:value-type="float">
            <text:p>868.757142857144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softmargin</text:p>
          </table:table-cell>
          <table:table-cell office:value-type="float" office:value="25" calcext:value-type="float">
            <text:p>25</text:p>
          </table:table-cell>
          <table:table-cell office:value-type="float" office:value="2895.26666666667" calcext:value-type="float">
            <text:p>2895.26666666667</text:p>
          </table:table-cell>
          <table:table-cell office:value-type="float" office:value="0.0000303109486897786" calcext:value-type="float">
            <text:p>3.03109486897786E-05</text:p>
          </table:table-cell>
          <table:table-cell office:value-type="float" office:value="0.0000266234079996745" calcext:value-type="float">
            <text:p>2.66234079996745E-05</text:p>
          </table:table-cell>
          <table:table-cell office:value-type="float" office:value="0.00225739479064941" calcext:value-type="float">
            <text:p>0.00225739479064941</text:p>
          </table:table-cell>
          <table:table-cell table:formula="of:=((101-[.C103])/100)*[.D103]" office:value-type="float" office:value="2200.40266666667" calcext:value-type="float">
            <text:p>2200.40266666667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moothl1</text:p>
          </table:table-cell>
          <table:table-cell office:value-type="float" office:value="100" calcext:value-type="float">
            <text:p>100</text:p>
          </table:table-cell>
          <table:table-cell office:value-type="float" office:value="991.116666666667" calcext:value-type="float">
            <text:p>991.116666666667</text:p>
          </table:table-cell>
          <table:table-cell office:value-type="float" office:value="0.0000323732693990072" calcext:value-type="float">
            <text:p>3.23732693990072E-05</text:p>
          </table:table-cell>
          <table:table-cell office:value-type="float" office:value="0.0000365535418192546" calcext:value-type="float">
            <text:p>3.65535418192546E-05</text:p>
          </table:table-cell>
          <table:table-cell office:value-type="float" office:value="0.00206870237986247" calcext:value-type="float">
            <text:p>0.00206870237986247</text:p>
          </table:table-cell>
          <table:table-cell table:formula="of:=((101-[.C104])/100)*[.D104]" office:value-type="float" office:value="9.91116666666667" calcext:value-type="float">
            <text:p>9.91116666666667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bcewithlogits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2179.57894736842" calcext:value-type="float">
            <text:p>2179.57894736842</text:p>
          </table:table-cell>
          <table:table-cell office:value-type="float" office:value="0.0000339495508294357" calcext:value-type="float">
            <text:p>3.39495508294357E-05</text:p>
          </table:table-cell>
          <table:table-cell office:value-type="float" office:value="0.0000341628727160002" calcext:value-type="float">
            <text:p>3.41628727160002E-05</text:p>
          </table:table-cell>
          <table:table-cell office:value-type="float" office:value="0.00293833958475213" calcext:value-type="float">
            <text:p>0.00293833958475213</text:p>
          </table:table-cell>
          <table:table-cell table:formula="of:=((101-[.C105])/100)*[.D105]" office:value-type="float" office:value="820.974736842106" calcext:value-type="float">
            <text:p>820.97473684210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oftmargin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2677.3125" calcext:value-type="float">
            <text:p>2677.3125</text:p>
          </table:table-cell>
          <table:table-cell office:value-type="float" office:value="0.000029444694519043" calcext:value-type="float">
            <text:p>2.9444694519043E-05</text:p>
          </table:table-cell>
          <table:table-cell office:value-type="float" office:value="0.000032573938369751" calcext:value-type="float">
            <text:p>3.2573938369751E-05</text:p>
          </table:table-cell>
          <table:table-cell office:value-type="float" office:value="0.00244438648223877" calcext:value-type="float">
            <text:p>0.00244438648223877</text:p>
          </table:table-cell>
          <table:table-cell table:formula="of:=((101-[.C106])/100)*[.D106]" office:value-type="float" office:value="1990.135625" calcext:value-type="float">
            <text:p>1990.135625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moothl1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975.06779661017" calcext:value-type="float">
            <text:p>975.06779661017</text:p>
          </table:table-cell>
          <table:table-cell office:value-type="float" office:value="0.0000334957898673365" calcext:value-type="float">
            <text:p>3.34957898673365E-05</text:p>
          </table:table-cell>
          <table:table-cell office:value-type="float" office:value="0.0000358072377867618" calcext:value-type="float">
            <text:p>3.58072377867618E-05</text:p>
          </table:table-cell>
          <table:table-cell office:value-type="float" office:value="0.00181171449564271" calcext:value-type="float">
            <text:p>0.00181171449564271</text:p>
          </table:table-cell>
          <table:table-cell table:formula="of:=((101-[.C107])/100)*[.D107]" office:value-type="float" office:value="26.0018079096049" calcext:value-type="float">
            <text:p>26.0018079096049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smoothl1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1358.55769230769" calcext:value-type="float">
            <text:p>1358.55769230769</text:p>
          </table:table-cell>
          <table:table-cell office:value-type="float" office:value="0.0000345661089970515" calcext:value-type="float">
            <text:p>3.45661089970515E-05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0.00245735278496375" calcext:value-type="float">
            <text:p>0.00245735278496375</text:p>
          </table:table-cell>
          <table:table-cell table:formula="of:=((101-[.C108])/100)*[.D108]" office:value-type="float" office:value="194.726602564102" calcext:value-type="float">
            <text:p>194.72660256410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bcewithlogits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587.052631578947" calcext:value-type="float">
            <text:p>587.052631578947</text:p>
          </table:table-cell>
          <table:table-cell office:value-type="float" office:value="0.0000382097143875925" calcext:value-type="float">
            <text:p>3.82097143875925E-05</text:p>
          </table:table-cell>
          <table:table-cell office:value-type="float" office:value="0.0000391257436651933" calcext:value-type="float">
            <text:p>3.91257436651933E-05</text:p>
          </table:table-cell>
          <table:table-cell office:value-type="float" office:value="0.00185282606827585" calcext:value-type="float">
            <text:p>0.00185282606827585</text:p>
          </table:table-cell>
          <table:table-cell table:formula="of:=((101-[.C109])/100)*[.D109]" office:value-type="float" office:value="407.023157894736" calcext:value-type="float">
            <text:p>407.023157894736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hingeembedding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3350.625" calcext:value-type="float">
            <text:p>3350.625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558793544769287" calcext:value-type="float">
            <text:p>5.58793544769287E-05</text:p>
          </table:table-cell>
          <table:table-cell office:value-type="float" office:value="0.00156992673873901" calcext:value-type="float">
            <text:p>0.00156992673873901</text:p>
          </table:table-cell>
          <table:table-cell table:formula="of:=((101-[.C110])/100)*[.D110]" office:value-type="float" office:value="2937.38125" calcext:value-type="float">
            <text:p>2937.38125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mse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57.72" calcext:value-type="float">
            <text:p>857.72</text:p>
          </table:table-cell>
          <table:table-cell office:value-type="float" office:value="0.0000346899032592773" calcext:value-type="float">
            <text:p>3.46899032592773E-05</text:p>
          </table:table-cell>
          <table:table-cell office:value-type="float" office:value="0.000036311149597168" calcext:value-type="float">
            <text:p>3.6311149597168E-05</text:p>
          </table:table-cell>
          <table:table-cell office:value-type="float" office:value="0.00201364040374756" calcext:value-type="float">
            <text:p>0.00201364040374756</text:p>
          </table:table-cell>
          <table:table-cell table:formula="of:=((101-[.C111])/100)*[.D111]" office:value-type="float" office:value="151.530533333334" calcext:value-type="float">
            <text:p>151.530533333334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huber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1454.39130434783" calcext:value-type="float">
            <text:p>1454.39130434783</text:p>
          </table:table-cell>
          <table:table-cell office:value-type="float" office:value="0.0000349386878635572" calcext:value-type="float">
            <text:p>3.49386878635572E-05</text:p>
          </table:table-cell>
          <table:table-cell office:value-type="float" office:value="0.000035498453223187" calcext:value-type="float">
            <text:p>3.5498453223187E-05</text:p>
          </table:table-cell>
          <table:table-cell office:value-type="float" office:value="0.00274568537007207" calcext:value-type="float">
            <text:p>0.00274568537007207</text:p>
          </table:table-cell>
          <table:table-cell table:formula="of:=((101-[.C112])/100)*[.D112]" office:value-type="float" office:value="353.901884057972" calcext:value-type="float">
            <text:p>353.901884057972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softmargin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98.8" calcext:value-type="float">
            <text:p>2598.8</text:p>
          </table:table-cell>
          <table:table-cell office:value-type="float" office:value="0.0000343084335327148" calcext:value-type="float">
            <text:p>3.43084335327148E-05</text:p>
          </table:table-cell>
          <table:table-cell office:value-type="float" office:value="0.0000645875930786133" calcext:value-type="float">
            <text:p>6.45875930786133E-05</text:p>
          </table:table-cell>
          <table:table-cell office:value-type="float" office:value="0.00200674533843994" calcext:value-type="float">
            <text:p>0.00200674533843994</text:p>
          </table:table-cell>
          <table:table-cell table:formula="of:=((101-[.C113])/100)*[.D113]" office:value-type="float" office:value="2191.65466666667" calcext:value-type="float">
            <text:p>2191.65466666667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mse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550.571428571429" calcext:value-type="float">
            <text:p>550.571428571429</text:p>
          </table:table-cell>
          <table:table-cell office:value-type="float" office:value="0.0000321524483816964" calcext:value-type="float">
            <text:p>3.21524483816964E-05</text:p>
          </table:table-cell>
          <table:table-cell office:value-type="float" office:value="0.0000288827078683036" calcext:value-type="float">
            <text:p>2.88827078683036E-05</text:p>
          </table:table-cell>
          <table:table-cell office:value-type="float" office:value="0.00187948771885463" calcext:value-type="float">
            <text:p>0.00187948771885463</text:p>
          </table:table-cell>
          <table:table-cell table:formula="of:=((101-[.C114])/100)*[.D114]" office:value-type="float" office:value="427.610476190477" calcext:value-type="float">
            <text:p>427.610476190477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bcewithlogits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133.7" calcext:value-type="float">
            <text:p>2133.7</text:p>
          </table:table-cell>
          <table:table-cell office:value-type="float" office:value="0.0000385284423828125" calcext:value-type="float">
            <text:p>3.85284423828125E-05</text:p>
          </table:table-cell>
          <table:table-cell office:value-type="float" office:value="0.0000432491302490234" calcext:value-type="float">
            <text:p>4.32491302490234E-05</text:p>
          </table:table-cell>
          <table:table-cell office:value-type="float" office:value="0.0019000768661499" calcext:value-type="float">
            <text:p>0.0019000768661499</text:p>
          </table:table-cell>
          <table:table-cell table:formula="of:=((101-[.C115])/100)*[.D115]" office:value-type="float" office:value="1799.42033333333" calcext:value-type="float">
            <text:p>1799.42033333333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l1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1096.56097560976" calcext:value-type="float">
            <text:p>1096.56097560976</text:p>
          </table:table-cell>
          <table:table-cell office:value-type="float" office:value="0.0000390076055759337" calcext:value-type="float">
            <text:p>3.90076055759337E-05</text:p>
          </table:table-cell>
          <table:table-cell office:value-type="float" office:value="0.0000461427176870951" calcext:value-type="float">
            <text:p>4.61427176870951E-05</text:p>
          </table:table-cell>
          <table:table-cell office:value-type="float" office:value="0.00234346854977491" calcext:value-type="float">
            <text:p>0.00234346854977491</text:p>
          </table:table-cell>
          <table:table-cell table:formula="of:=((101-[.C116])/100)*[.D116]" office:value-type="float" office:value="358.209918699189" calcext:value-type="float">
            <text:p>358.209918699189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huber</text:p>
          </table:table-cell>
          <table:table-cell office:value-type="float" office:value="90" calcext:value-type="float">
            <text:p>90</text:p>
          </table:table-cell>
          <table:table-cell office:value-type="float" office:value="9302.31481481482" calcext:value-type="float">
            <text:p>9302.31481481482</text:p>
          </table:table-cell>
          <table:table-cell office:value-type="float" office:value="0.0000312460793389214" calcext:value-type="float">
            <text:p>3.12460793389214E-05</text:p>
          </table:table-cell>
          <table:table-cell office:value-type="float" office:value="0.0000378688176472982" calcext:value-type="float">
            <text:p>3.78688176472982E-05</text:p>
          </table:table-cell>
          <table:table-cell office:value-type="float" office:value="0.00783334838019477" calcext:value-type="float">
            <text:p>0.00783334838019477</text:p>
          </table:table-cell>
          <table:table-cell table:formula="of:=((101-[.C117])/100)*[.D117]" office:value-type="float" office:value="1023.25462962963" calcext:value-type="float">
            <text:p>1023.25462962963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hingeembedding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090.4" calcext:value-type="float">
            <text:p>1090.4</text:p>
          </table:table-cell>
          <table:table-cell office:value-type="float" office:value="0.0000391006469726563" calcext:value-type="float">
            <text:p>3.91006469726563E-05</text:p>
          </table:table-cell>
          <table:table-cell office:value-type="float" office:value="0.0000403165817260742" calcext:value-type="float">
            <text:p>4.03165817260742E-05</text:p>
          </table:table-cell>
          <table:table-cell office:value-type="float" office:value="0.00155348777770996" calcext:value-type="float">
            <text:p>0.00155348777770996</text:p>
          </table:table-cell>
          <table:table-cell table:formula="of:=((101-[.C118])/100)*[.D118]" office:value-type="float" office:value="919.570666666666" calcext:value-type="float">
            <text:p>919.570666666666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smoothl1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116.41860465116" calcext:value-type="float">
            <text:p>1116.41860465116</text:p>
          </table:table-cell>
          <table:table-cell office:value-type="float" office:value="0.0000375814216081486" calcext:value-type="float">
            <text:p>3.75814216081486E-05</text:p>
          </table:table-cell>
          <table:table-cell office:value-type="float" office:value="0.0000400764997615371" calcext:value-type="float">
            <text:p>4.00764997615371E-05</text:p>
          </table:table-cell>
          <table:table-cell office:value-type="float" office:value="0.0025013712949531" calcext:value-type="float">
            <text:p>0.0025013712949531</text:p>
          </table:table-cell>
          <table:table-cell table:formula="of:=((101-[.C119])/100)*[.D119]" office:value-type="float" office:value="327.482790697673" calcext:value-type="float">
            <text:p>327.482790697673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huber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1311.03636363636" calcext:value-type="float">
            <text:p>1311.03636363636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00338380986993963" calcext:value-type="float">
            <text:p>3.38380986993963E-05</text:p>
          </table:table-cell>
          <table:table-cell office:value-type="float" office:value="0.00211860483342951" calcext:value-type="float">
            <text:p>0.00211860483342951</text:p>
          </table:table-cell>
          <table:table-cell table:formula="of:=((101-[.C120])/100)*[.D120]" office:value-type="float" office:value="122.363393939393" calcext:value-type="float">
            <text:p>122.363393939393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l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3197" calcext:value-type="float">
            <text:p>3197</text:p>
          </table:table-cell>
          <table:table-cell office:value-type="float" office:value="0.0000312545082785867" calcext:value-type="float">
            <text:p>3.12545082785867E-05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284309820695357" calcext:value-type="float">
            <text:p>0.00284309820695357</text:p>
          </table:table-cell>
          <table:table-cell table:formula="of:=((101-[.C121])/100)*[.D121]" office:value-type="float" office:value="2642.85333333333" calcext:value-type="float">
            <text:p>2642.85333333333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3401.16666666667" calcext:value-type="float">
            <text:p>3401.16666666667</text:p>
          </table:table-cell>
          <table:table-cell office:value-type="float" office:value="0.0000419418017069499" calcext:value-type="float">
            <text:p>4.19418017069499E-05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0.00239419937133789" calcext:value-type="float">
            <text:p>0.00239419937133789</text:p>
          </table:table-cell>
          <table:table-cell table:formula="of:=((101-[.C122])/100)*[.D122]" office:value-type="float" office:value="2754.945" calcext:value-type="float">
            <text:p>2754.945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l1</text:p>
          </table:table-cell>
          <table:table-cell office:value-type="float" office:value="15" calcext:value-type="float">
            <text:p>15</text:p>
          </table:table-cell>
          <table:table-cell office:value-type="float" office:value="417.333333333333" calcext:value-type="float">
            <text:p>417.333333333333</text:p>
          </table:table-cell>
          <table:table-cell office:value-type="float" office:value="0.0000296698676215278" calcext:value-type="float">
            <text:p>2.96698676215278E-05</text:p>
          </table:table-cell>
          <table:table-cell office:value-type="float" office:value="0.000021007325914171" calcext:value-type="float">
            <text:p>2.1007325914171E-05</text:p>
          </table:table-cell>
          <table:table-cell office:value-type="float" office:value="0.00243518087599013" calcext:value-type="float">
            <text:p>0.00243518087599013</text:p>
          </table:table-cell>
          <table:table-cell table:formula="of:=((101-[.C123])/100)*[.D123]" office:value-type="float" office:value="358.906666666666" calcext:value-type="float">
            <text:p>358.906666666666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bcewithlogits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1032.23529411765" calcext:value-type="float">
            <text:p>1032.23529411765</text:p>
          </table:table-cell>
          <table:table-cell office:value-type="float" office:value="0.000033266404095818" calcext:value-type="float">
            <text:p>3.3266404095818E-05</text:p>
          </table:table-cell>
          <table:table-cell office:value-type="float" office:value="0.0000329859116498162" calcext:value-type="float">
            <text:p>3.29859116498162E-05</text:p>
          </table:table-cell>
          <table:table-cell office:value-type="float" office:value="0.0027015068951775" calcext:value-type="float">
            <text:p>0.0027015068951775</text:p>
          </table:table-cell>
          <table:table-cell table:formula="of:=((101-[.C124])/100)*[.D124]" office:value-type="float" office:value="750.090980392159" calcext:value-type="float">
            <text:p>750.090980392159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bcewithlogits</text:p>
          </table:table-cell>
          <table:table-cell office:value-type="float" office:value="10" calcext:value-type="float">
            <text:p>10</text:p>
          </table:table-cell>
          <table:table-cell office:value-type="float" office:value="1465.33333333333" calcext:value-type="float">
            <text:p>1465.33333333333</text:p>
          </table:table-cell>
          <table:table-cell office:value-type="float" office:value="0.000034491221110026" calcext:value-type="float">
            <text:p>3.4491221110026E-05</text:p>
          </table:table-cell>
          <table:table-cell office:value-type="float" office:value="0.0000304381052652995" calcext:value-type="float">
            <text:p>3.04381052652995E-05</text:p>
          </table:table-cell>
          <table:table-cell office:value-type="float" office:value="0.0018619696299235" calcext:value-type="float">
            <text:p>0.0018619696299235</text:p>
          </table:table-cell>
          <table:table-cell table:formula="of:=((101-[.C125])/100)*[.D125]" office:value-type="float" office:value="1333.45333333333" calcext:value-type="float">
            <text:p>1333.45333333333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4152.08333333333" calcext:value-type="float">
            <text:p>4152.08333333333</text:p>
          </table:table-cell>
          <table:table-cell office:value-type="float" office:value="0.0000289281209309896" calcext:value-type="float">
            <text:p>2.89281209309896E-05</text:p>
          </table:table-cell>
          <table:table-cell office:value-type="float" office:value="0.0000283916791280111" calcext:value-type="float">
            <text:p>2.83916791280111E-05</text:p>
          </table:table-cell>
          <table:table-cell office:value-type="float" office:value="0.00245887041091919" calcext:value-type="float">
            <text:p>0.00245887041091919</text:p>
          </table:table-cell>
          <table:table-cell table:formula="of:=((101-[.C126])/100)*[.D126]" office:value-type="float" office:value="3363.1875" calcext:value-type="float">
            <text:p>3363.1875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hingeembedding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4136" calcext:value-type="float">
            <text:p>4136</text:p>
          </table:table-cell>
          <table:table-cell office:value-type="float" office:value="0.0000425577163696289" calcext:value-type="float">
            <text:p>4.25577163696289E-05</text:p>
          </table:table-cell>
          <table:table-cell office:value-type="float" office:value="0.0000389814376831055" calcext:value-type="float">
            <text:p>3.89814376831055E-05</text:p>
          </table:table-cell>
          <table:table-cell office:value-type="float" office:value="0.00283910546983991" calcext:value-type="float">
            <text:p>0.00283910546983991</text:p>
          </table:table-cell>
          <table:table-cell table:formula="of:=((101-[.C127])/100)*[.D127]" office:value-type="float" office:value="3212.29333333333" calcext:value-type="float">
            <text:p>3212.29333333333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1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1548" calcext:value-type="float">
            <text:p>1548</text:p>
          </table:table-cell>
          <table:table-cell office:value-type="float" office:value="0.0000298534120832171" calcext:value-type="float">
            <text:p>2.98534120832171E-05</text:p>
          </table:table-cell>
          <table:table-cell office:value-type="float" office:value="0.0000245400837489537" calcext:value-type="float">
            <text:p>2.45400837489537E-05</text:p>
          </table:table-cell>
          <table:table-cell office:value-type="float" office:value="0.00234317779541016" calcext:value-type="float">
            <text:p>0.00234317779541016</text:p>
          </table:table-cell>
          <table:table-cell table:formula="of:=((101-[.C128])/100)*[.D128]" office:value-type="float" office:value="1202.28" calcext:value-type="float">
            <text:p>1202.28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huber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522" calcext:value-type="float">
            <text:p>522</text:p>
          </table:table-cell>
          <table:table-cell office:value-type="float" office:value="0.000041649891779973" calcext:value-type="float">
            <text:p>4.1649891779973E-05</text:p>
          </table:table-cell>
          <table:table-cell office:value-type="float" office:value="0.0000402743999774639" calcext:value-type="float">
            <text:p>4.02743999774639E-05</text:p>
          </table:table-cell>
          <table:table-cell office:value-type="float" office:value="0.00246511972867526" calcext:value-type="float">
            <text:p>0.00246511972867526</text:p>
          </table:table-cell>
          <table:table-cell table:formula="of:=((101-[.C129])/100)*[.D129]" office:value-type="float" office:value="414.12" calcext:value-type="float">
            <text:p>414.12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mse</text:p>
          </table:table-cell>
          <table:table-cell office:value-type="float" office:value="50" calcext:value-type="float">
            <text:p>50</text:p>
          </table:table-cell>
          <table:table-cell office:value-type="float" office:value="1510.23333333333" calcext:value-type="float">
            <text:p>1510.23333333333</text:p>
          </table:table-cell>
          <table:table-cell office:value-type="float" office:value="0.0000386635462443034" calcext:value-type="float">
            <text:p>3.86635462443034E-05</text:p>
          </table:table-cell>
          <table:table-cell office:value-type="float" office:value="0.0000393549601236979" calcext:value-type="float">
            <text:p>3.93549601236979E-05</text:p>
          </table:table-cell>
          <table:table-cell office:value-type="float" office:value="0.0022079070409139" calcext:value-type="float">
            <text:p>0.0022079070409139</text:p>
          </table:table-cell>
          <table:table-cell table:formula="of:=((101-[.C130])/100)*[.D130]" office:value-type="float" office:value="770.218999999998" calcext:value-type="float">
            <text:p>770.218999999998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bcewithlogits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2634.08695652174" calcext:value-type="float">
            <text:p>2634.08695652174</text:p>
          </table:table-cell>
          <table:table-cell office:value-type="float" office:value="0.0000327048094376274" calcext:value-type="float">
            <text:p>3.27048094376274E-05</text:p>
          </table:table-cell>
          <table:table-cell office:value-type="float" office:value="0.0000316993049953295" calcext:value-type="float">
            <text:p>3.16993049953295E-05</text:p>
          </table:table-cell>
          <table:table-cell office:value-type="float" office:value="0.00348840589108674" calcext:value-type="float">
            <text:p>0.00348840589108674</text:p>
          </table:table-cell>
          <table:table-cell table:formula="of:=((101-[.C131])/100)*[.D131]" office:value-type="float" office:value="1650.69449275362" calcext:value-type="float">
            <text:p>1650.69449275362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1112.90909090909" calcext:value-type="float">
            <text:p>1112.90909090909</text:p>
          </table:table-cell>
          <table:table-cell office:value-type="float" office:value="0.000035437670621005" calcext:value-type="float">
            <text:p>3.5437670621005E-05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284431197426536" calcext:value-type="float">
            <text:p>0.00284431197426536</text:p>
          </table:table-cell>
          <table:table-cell table:formula="of:=((101-[.C132])/100)*[.D132]" office:value-type="float" office:value="920.004848484848" calcext:value-type="float">
            <text:p>920.004848484848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huber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1624.0487804878" calcext:value-type="float">
            <text:p>1624.0487804878</text:p>
          </table:table-cell>
          <table:table-cell office:value-type="float" office:value="0.0000372223737763196" calcext:value-type="float">
            <text:p>3.72223737763196E-05</text:p>
          </table:table-cell>
          <table:table-cell office:value-type="float" office:value="0.0000377631768947694" calcext:value-type="float">
            <text:p>3.77631768947694E-05</text:p>
          </table:table-cell>
          <table:table-cell office:value-type="float" office:value="0.0024879095030994" calcext:value-type="float">
            <text:p>0.0024879095030994</text:p>
          </table:table-cell>
          <table:table-cell table:formula="of:=((101-[.C133])/100)*[.D133]" office:value-type="float" office:value="530.522601626015" calcext:value-type="float">
            <text:p>530.522601626015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mse</text:p>
          </table:table-cell>
          <table:table-cell office:value-type="float" office:value="48.3333333333333" calcext:value-type="float">
            <text:p>48.3333333333333</text:p>
          </table:table-cell>
          <table:table-cell office:value-type="float" office:value="1066.65517241379" calcext:value-type="float">
            <text:p>1066.65517241379</text:p>
          </table:table-cell>
          <table:table-cell office:value-type="float" office:value="0.0000337074542867726" calcext:value-type="float">
            <text:p>3.37074542867726E-05</text:p>
          </table:table-cell>
          <table:table-cell office:value-type="float" office:value="0.0000354174909920528" calcext:value-type="float">
            <text:p>3.54174909920528E-05</text:p>
          </table:table-cell>
          <table:table-cell office:value-type="float" office:value="0.0036008933494831" calcext:value-type="float">
            <text:p>0.0036008933494831</text:p>
          </table:table-cell>
          <table:table-cell table:formula="of:=((101-[.C134])/100)*[.D134]" office:value-type="float" office:value="561.77172413793" calcext:value-type="float">
            <text:p>561.7717241379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huber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883.953488372093" calcext:value-type="float">
            <text:p>883.953488372093</text:p>
          </table:table-cell>
          <table:table-cell office:value-type="float" office:value="0.0000344930693160656" calcext:value-type="float">
            <text:p>3.44930693160656E-05</text:p>
          </table:table-cell>
          <table:table-cell office:value-type="float" office:value="0.0000337112781613372" calcext:value-type="float">
            <text:p>3.37112781613372E-05</text:p>
          </table:table-cell>
          <table:table-cell office:value-type="float" office:value="0.00224074652028638" calcext:value-type="float">
            <text:p>0.00224074652028638</text:p>
          </table:table-cell>
          <table:table-cell table:formula="of:=((101-[.C135])/100)*[.D135]" office:value-type="float" office:value="259.293023255814" calcext:value-type="float">
            <text:p>259.293023255814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l1</text:p>
          </table:table-cell>
          <table:table-cell office:value-type="float" office:value="90" calcext:value-type="float">
            <text:p>90</text:p>
          </table:table-cell>
          <table:table-cell office:value-type="float" office:value="1093.88888888889" calcext:value-type="float">
            <text:p>1093.88888888889</text:p>
          </table:table-cell>
          <table:table-cell office:value-type="float" office:value="0.0000313476279929832" calcext:value-type="float">
            <text:p>3.13476279929832E-05</text:p>
          </table:table-cell>
          <table:table-cell office:value-type="float" office:value="0.0000340894416526512" calcext:value-type="float">
            <text:p>3.40894416526512E-05</text:p>
          </table:table-cell>
          <table:table-cell office:value-type="float" office:value="0.00181728822213632" calcext:value-type="float">
            <text:p>0.00181728822213632</text:p>
          </table:table-cell>
          <table:table-cell table:formula="of:=((101-[.C136])/100)*[.D136]" office:value-type="float" office:value="120.327777777778" calcext:value-type="float">
            <text:p>120.327777777778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huber</text:p>
          </table:table-cell>
          <table:table-cell office:value-type="float" office:value="85" calcext:value-type="float">
            <text:p>85</text:p>
          </table:table-cell>
          <table:table-cell office:value-type="float" office:value="1785.33333333333" calcext:value-type="float">
            <text:p>1785.33333333333</text:p>
          </table:table-cell>
          <table:table-cell office:value-type="float" office:value="0.0000416157292384727" calcext:value-type="float">
            <text:p>4.16157292384727E-05</text:p>
          </table:table-cell>
          <table:table-cell office:value-type="float" office:value="0.0000471835042916092" calcext:value-type="float">
            <text:p>4.71835042916092E-05</text:p>
          </table:table-cell>
          <table:table-cell office:value-type="float" office:value="0.00226924466151817" calcext:value-type="float">
            <text:p>0.00226924466151817</text:p>
          </table:table-cell>
          <table:table-cell table:formula="of:=((101-[.C137])/100)*[.D137]" office:value-type="float" office:value="285.653333333333" calcext:value-type="float">
            <text:p>285.653333333333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l1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2678.36842105263" calcext:value-type="float">
            <text:p>2678.36842105263</text:p>
          </table:table-cell>
          <table:table-cell office:value-type="float" office:value="0.0000334915361906353" calcext:value-type="float">
            <text:p>3.34915361906353E-05</text:p>
          </table:table-cell>
          <table:table-cell office:value-type="float" office:value="0.0000291498083817331" calcext:value-type="float">
            <text:p>2.91498083817331E-05</text:p>
          </table:table-cell>
          <table:table-cell office:value-type="float" office:value="0.00238217805561266" calcext:value-type="float">
            <text:p>0.00238217805561266</text:p>
          </table:table-cell>
          <table:table-cell table:formula="of:=((101-[.C138])/100)*[.D138]" office:value-type="float" office:value="1857.00210526316" calcext:value-type="float">
            <text:p>1857.00210526316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hingeembedding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4561.14285714286" calcext:value-type="float">
            <text:p>4561.14285714286</text:p>
          </table:table-cell>
          <table:table-cell office:value-type="float" office:value="0.0000329698835100446" calcext:value-type="float">
            <text:p>3.29698835100446E-05</text:p>
          </table:table-cell>
          <table:table-cell office:value-type="float" office:value="0.0000437327793666295" calcext:value-type="float">
            <text:p>4.37327793666295E-05</text:p>
          </table:table-cell>
          <table:table-cell office:value-type="float" office:value="0.00303598812648228" calcext:value-type="float">
            <text:p>0.00303598812648228</text:p>
          </table:table-cell>
          <table:table-cell table:formula="of:=((101-[.C139])/100)*[.D139]" office:value-type="float" office:value="4074.62095238095" calcext:value-type="float">
            <text:p>4074.6209523809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huber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874.386363636364" calcext:value-type="float">
            <text:p>874.386363636364</text:p>
          </table:table-cell>
          <table:table-cell office:value-type="float" office:value="0.0000320456244728782" calcext:value-type="float">
            <text:p>3.20456244728782E-05</text:p>
          </table:table-cell>
          <table:table-cell office:value-type="float" office:value="0.0000321702523664995" calcext:value-type="float">
            <text:p>3.21702523664995E-05</text:p>
          </table:table-cell>
          <table:table-cell office:value-type="float" office:value="0.00202182748100974" calcext:value-type="float">
            <text:p>0.00202182748100974</text:p>
          </table:table-cell>
          <table:table-cell table:formula="of:=((101-[.C140])/100)*[.D140]" office:value-type="float" office:value="241.913560606061" calcext:value-type="float">
            <text:p>241.913560606061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l1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762.04" calcext:value-type="float">
            <text:p>762.04</text:p>
          </table:table-cell>
          <table:table-cell office:value-type="float" office:value="0.0000440263748168945" calcext:value-type="float">
            <text:p>4.40263748168945E-05</text:p>
          </table:table-cell>
          <table:table-cell office:value-type="float" office:value="0.0000394439697265625" calcext:value-type="float">
            <text:p>3.94439697265625E-05</text:p>
          </table:table-cell>
          <table:table-cell office:value-type="float" office:value="0.00218920230865479" calcext:value-type="float">
            <text:p>0.00218920230865479</text:p>
          </table:table-cell>
          <table:table-cell table:formula="of:=((101-[.C141])/100)*[.D141]" office:value-type="float" office:value="134.627066666667" calcext:value-type="float">
            <text:p>134.62706666666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smoothl1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53.28571428571" calcext:value-type="float">
            <text:p>2153.28571428571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00263622828892299" calcext:value-type="float">
            <text:p>2.63622828892299E-05</text:p>
          </table:table-cell>
          <table:table-cell office:value-type="float" office:value="0.00173510823931013" calcext:value-type="float">
            <text:p>0.00173510823931013</text:p>
          </table:table-cell>
          <table:table-cell table:formula="of:=((101-[.C142])/100)*[.D142]" office:value-type="float" office:value="1923.6019047619" calcext:value-type="float">
            <text:p>1923.6019047619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uber</text:p>
          </table:table-cell>
          <table:table-cell office:value-type="float" office:value="96.6666666666667" calcext:value-type="float">
            <text:p>96.6666666666667</text:p>
          </table:table-cell>
          <table:table-cell office:value-type="float" office:value="1203.5" calcext:value-type="float">
            <text:p>1203.5</text:p>
          </table:table-cell>
          <table:table-cell office:value-type="float" office:value="0.0000321495121922986" calcext:value-type="float">
            <text:p>3.21495121922986E-05</text:p>
          </table:table-cell>
          <table:table-cell office:value-type="float" office:value="0.0000378921114165207" calcext:value-type="float">
            <text:p>3.78921114165207E-05</text:p>
          </table:table-cell>
          <table:table-cell office:value-type="float" office:value="0.00198377000874487" calcext:value-type="float">
            <text:p>0.00198377000874487</text:p>
          </table:table-cell>
          <table:table-cell table:formula="of:=((101-[.C143])/100)*[.D143]" office:value-type="float" office:value="52.1516666666663" calcext:value-type="float">
            <text:p>52.1516666666663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l1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60" calcext:value-type="float">
            <text:p>2360</text:p>
          </table:table-cell>
          <table:table-cell office:value-type="float" office:value="0.0000318586826324463" calcext:value-type="float">
            <text:p>3.18586826324463E-05</text:p>
          </table:table-cell>
          <table:table-cell office:value-type="float" office:value="0.0000281929969787598" calcext:value-type="float">
            <text:p>2.81929969787598E-05</text:p>
          </table:table-cell>
          <table:table-cell office:value-type="float" office:value="0.00243639945983887" calcext:value-type="float">
            <text:p>0.00243639945983887</text:p>
          </table:table-cell>
          <table:table-cell table:formula="of:=((101-[.C144])/100)*[.D144]" office:value-type="float" office:value="2068.93333333333" calcext:value-type="float">
            <text:p>2068.9333333333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l1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2686.76" calcext:value-type="float">
            <text:p>2686.76</text:p>
          </table:table-cell>
          <table:table-cell office:value-type="float" office:value="0.0000356769561767578" calcext:value-type="float">
            <text:p>3.56769561767578E-05</text:p>
          </table:table-cell>
          <table:table-cell office:value-type="float" office:value="0.0000383663177490234" calcext:value-type="float">
            <text:p>3.83663177490234E-05</text:p>
          </table:table-cell>
          <table:table-cell office:value-type="float" office:value="0.00271306991577148" calcext:value-type="float">
            <text:p>0.00271306991577148</text:p>
          </table:table-cell>
          <table:table-cell table:formula="of:=((101-[.C145])/100)*[.D145]" office:value-type="float" office:value="1594.14426666667" calcext:value-type="float">
            <text:p>1594.1442666666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crossentropy</text:p>
          </table:table-cell>
          <table:table-cell office:value-type="float" office:value="10" calcext:value-type="float">
            <text:p>10</text:p>
          </table:table-cell>
          <table:table-cell office:value-type="float" office:value="2200.83333333333" calcext:value-type="float">
            <text:p>2200.83333333333</text:p>
          </table:table-cell>
          <table:table-cell office:value-type="float" office:value="0.0000611146291097005" calcext:value-type="float">
            <text:p>6.11146291097005E-05</text:p>
          </table:table-cell>
          <table:table-cell office:value-type="float" office:value="0.0000512997309366862" calcext:value-type="float">
            <text:p>5.12997309366862E-05</text:p>
          </table:table-cell>
          <table:table-cell office:value-type="float" office:value="0.00202333927154541" calcext:value-type="float">
            <text:p>0.00202333927154541</text:p>
          </table:table-cell>
          <table:table-cell table:formula="of:=((101-[.C146])/100)*[.D146]" office:value-type="float" office:value="2002.75833333333" calcext:value-type="float">
            <text:p>2002.7583333333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hingeembedding</text:p>
          </table:table-cell>
          <table:table-cell office:value-type="float" office:value="15" calcext:value-type="float">
            <text:p>15</text:p>
          </table:table-cell>
          <table:table-cell office:value-type="float" office:value="2474" calcext:value-type="float">
            <text:p>2474</text:p>
          </table:table-cell>
          <table:table-cell office:value-type="float" office:value="0.0000575648413764106" calcext:value-type="float">
            <text:p>5.75648413764106E-05</text:p>
          </table:table-cell>
          <table:table-cell office:value-type="float" office:value="0.0000469419691297743" calcext:value-type="float">
            <text:p>4.69419691297743E-05</text:p>
          </table:table-cell>
          <table:table-cell office:value-type="float" office:value="0.0016370349460178" calcext:value-type="float">
            <text:p>0.0016370349460178</text:p>
          </table:table-cell>
          <table:table-cell table:formula="of:=((101-[.C147])/100)*[.D147]" office:value-type="float" office:value="2127.64" calcext:value-type="float">
            <text:p>2127.64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crossentropy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1358.13043478261" calcext:value-type="float">
            <text:p>1358.13043478261</text:p>
          </table:table-cell>
          <table:table-cell office:value-type="float" office:value="0.0000377478806868843" calcext:value-type="float">
            <text:p>3.77478806868843E-05</text:p>
          </table:table-cell>
          <table:table-cell office:value-type="float" office:value="0.0000405726225479789" calcext:value-type="float">
            <text:p>4.05726225479789E-05</text:p>
          </table:table-cell>
          <table:table-cell office:value-type="float" office:value="0.00279488252556842" calcext:value-type="float">
            <text:p>0.00279488252556842</text:p>
          </table:table-cell>
          <table:table-cell table:formula="of:=((101-[.C148])/100)*[.D148]" office:value-type="float" office:value="330.478405797101" calcext:value-type="float">
            <text:p>330.47840579710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bcewithlogits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4262.30769230769" calcext:value-type="float">
            <text:p>4262.30769230769</text:p>
          </table:table-cell>
          <table:table-cell office:value-type="float" office:value="0.000060118161714994" calcext:value-type="float">
            <text:p>6.0118161714994E-05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226026314955491" calcext:value-type="float">
            <text:p>0.00226026314955491</text:p>
          </table:table-cell>
          <table:table-cell table:formula="of:=((101-[.C149])/100)*[.D149]" office:value-type="float" office:value="3381.43076923077" calcext:value-type="float">
            <text:p>3381.43076923077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smoothl1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493.578947368421" calcext:value-type="float">
            <text:p>493.578947368421</text:p>
          </table:table-cell>
          <table:table-cell office:value-type="float" office:value="0.0000352106596294202" calcext:value-type="float">
            <text:p>3.52106596294202E-05</text:p>
          </table:table-cell>
          <table:table-cell office:value-type="float" office:value="0.0000401296113666735" calcext:value-type="float">
            <text:p>4.01296113666735E-05</text:p>
          </table:table-cell>
          <table:table-cell office:value-type="float" office:value="0.00219683898122687" calcext:value-type="float">
            <text:p>0.00219683898122687</text:p>
          </table:table-cell>
          <table:table-cell table:formula="of:=((101-[.C150])/100)*[.D150]" office:value-type="float" office:value="342.214736842105" calcext:value-type="float">
            <text:p>342.214736842105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hingeembedding</text:p>
          </table:table-cell>
          <table:table-cell office:value-type="float" office:value="5" calcext:value-type="float">
            <text:p>5</text:p>
          </table:table-cell>
          <table:table-cell office:value-type="float" office:value="1074.33333333333" calcext:value-type="float">
            <text:p>1074.33333333333</text:p>
          </table:table-cell>
          <table:table-cell office:value-type="float" office:value="0.0000400543212890625" calcext:value-type="float">
            <text:p>4.00543212890625E-05</text:p>
          </table:table-cell>
          <table:table-cell office:value-type="float" office:value="0.0000286102294921875" calcext:value-type="float">
            <text:p>2.86102294921875E-05</text:p>
          </table:table-cell>
          <table:table-cell office:value-type="float" office:value="0.00226910909016927" calcext:value-type="float">
            <text:p>0.00226910909016927</text:p>
          </table:table-cell>
          <table:table-cell table:formula="of:=((101-[.C151])/100)*[.D151]" office:value-type="float" office:value="1031.36" calcext:value-type="float">
            <text:p>1031.36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huber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1297.71698113208" calcext:value-type="float">
            <text:p>1297.71698113208</text:p>
          </table:table-cell>
          <table:table-cell office:value-type="float" office:value="0.0000369728736157687" calcext:value-type="float">
            <text:p>3.69728736157687E-05</text:p>
          </table:table-cell>
          <table:table-cell office:value-type="float" office:value="0.0000408415524464733" calcext:value-type="float">
            <text:p>4.08415524464733E-05</text:p>
          </table:table-cell>
          <table:table-cell office:value-type="float" office:value="0.00217550205734541" calcext:value-type="float">
            <text:p>0.00217550205734541</text:p>
          </table:table-cell>
          <table:table-cell table:formula="of:=((101-[.C152])/100)*[.D152]" office:value-type="float" office:value="164.377484276731" calcext:value-type="float">
            <text:p>164.377484276731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crossentropy</text:p>
          </table:table-cell>
          <table:table-cell office:value-type="float" office:value="90" calcext:value-type="float">
            <text:p>90</text:p>
          </table:table-cell>
          <table:table-cell office:value-type="float" office:value="744.259259259259" calcext:value-type="float">
            <text:p>744.259259259259</text:p>
          </table:table-cell>
          <table:table-cell office:value-type="float" office:value="0.0000338112866436994" calcext:value-type="float">
            <text:p>3.38112866436994E-05</text:p>
          </table:table-cell>
          <table:table-cell office:value-type="float" office:value="0.0000368577462655527" calcext:value-type="float">
            <text:p>3.68577462655527E-05</text:p>
          </table:table-cell>
          <table:table-cell office:value-type="float" office:value="0.00213009781307644" calcext:value-type="float">
            <text:p>0.00213009781307644</text:p>
          </table:table-cell>
          <table:table-cell table:formula="of:=((101-[.C153])/100)*[.D153]" office:value-type="float" office:value="81.8685185185185" calcext:value-type="float">
            <text:p>81.8685185185185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hingeembedding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920.30769230769" calcext:value-type="float">
            <text:p>2920.30769230769</text:p>
          </table:table-cell>
          <table:table-cell office:value-type="float" office:value="0.0000660419464111328" calcext:value-type="float">
            <text:p>6.60419464111328E-05</text:p>
          </table:table-cell>
          <table:table-cell office:value-type="float" office:value="0.0000583025125356821" calcext:value-type="float">
            <text:p>5.83025125356821E-05</text:p>
          </table:table-cell>
          <table:table-cell office:value-type="float" office:value="0.00200493519122784" calcext:value-type="float">
            <text:p>0.00200493519122784</text:p>
          </table:table-cell>
          <table:table-cell table:formula="of:=((101-[.C154])/100)*[.D154]" office:value-type="float" office:value="2316.77743589743" calcext:value-type="float">
            <text:p>2316.77743589743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hingeembedding</text:p>
          </table:table-cell>
          <table:table-cell office:value-type="float" office:value="15" calcext:value-type="float">
            <text:p>15</text:p>
          </table:table-cell>
          <table:table-cell office:value-type="float" office:value="3863.77777777778" calcext:value-type="float">
            <text:p>3863.77777777778</text:p>
          </table:table-cell>
          <table:table-cell office:value-type="float" office:value="0.0000328752729627821" calcext:value-type="float">
            <text:p>3.28752729627821E-05</text:p>
          </table:table-cell>
          <table:table-cell office:value-type="float" office:value="0.000034226311577691" calcext:value-type="float">
            <text:p>3.4226311577691E-05</text:p>
          </table:table-cell>
          <table:table-cell office:value-type="float" office:value="0.00270666016472711" calcext:value-type="float">
            <text:p>0.00270666016472711</text:p>
          </table:table-cell>
          <table:table-cell table:formula="of:=((101-[.C155])/100)*[.D155]" office:value-type="float" office:value="3322.84888888889" calcext:value-type="float">
            <text:p>3322.84888888889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l1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969.428571428571" calcext:value-type="float">
            <text:p>969.428571428571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243697847638811" calcext:value-type="float">
            <text:p>2.43697847638811E-05</text:p>
          </table:table-cell>
          <table:table-cell office:value-type="float" office:value="0.00316403593335833" calcext:value-type="float">
            <text:p>0.00316403593335833</text:p>
          </table:table-cell>
          <table:table-cell table:formula="of:=((101-[.C156])/100)*[.D156]" office:value-type="float" office:value="752.922857142857" calcext:value-type="float">
            <text:p>752.922857142857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l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302.36363636364" calcext:value-type="float">
            <text:p>1302.36363636364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323869965293191" calcext:value-type="float">
            <text:p>3.23869965293191E-05</text:p>
          </table:table-cell>
          <table:table-cell office:value-type="float" office:value="0.0020672624761408" calcext:value-type="float">
            <text:p>0.0020672624761408</text:p>
          </table:table-cell>
          <table:table-cell table:formula="of:=((101-[.C157])/100)*[.D157]" office:value-type="float" office:value="360.320606060608" calcext:value-type="float">
            <text:p>360.320606060608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oftmargin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1981.82352941176" calcext:value-type="float">
            <text:p>1981.82352941176</text:p>
          </table:table-cell>
          <table:table-cell office:value-type="float" office:value="0.0000397037057315602" calcext:value-type="float">
            <text:p>3.97037057315602E-05</text:p>
          </table:table-cell>
          <table:table-cell office:value-type="float" office:value="0.0000446123235365924" calcext:value-type="float">
            <text:p>4.46123235365924E-05</text:p>
          </table:table-cell>
          <table:table-cell office:value-type="float" office:value="0.00233327641206629" calcext:value-type="float">
            <text:p>0.00233327641206629</text:p>
          </table:table-cell>
          <table:table-cell table:formula="of:=((101-[.C158])/100)*[.D158]" office:value-type="float" office:value="1440.12509803921" calcext:value-type="float">
            <text:p>1440.12509803921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hingeembedding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3108.125" calcext:value-type="float">
            <text:p>3108.125</text:p>
          </table:table-cell>
          <table:table-cell office:value-type="float" office:value="0.000029146671295166" calcext:value-type="float">
            <text:p>2.9146671295166E-05</text:p>
          </table:table-cell>
          <table:table-cell office:value-type="float" office:value="0.0000270605087280273" calcext:value-type="float">
            <text:p>2.70605087280273E-05</text:p>
          </table:table-cell>
          <table:table-cell office:value-type="float" office:value="0.00166240334510803" calcext:value-type="float">
            <text:p>0.00166240334510803</text:p>
          </table:table-cell>
          <table:table-cell table:formula="of:=((101-[.C159])/100)*[.D159]" office:value-type="float" office:value="2724.78958333333" calcext:value-type="float">
            <text:p>2724.78958333333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hingeembedding</text:p>
          </table:table-cell>
          <table:table-cell office:value-type="float" office:value="15" calcext:value-type="float">
            <text:p>15</text:p>
          </table:table-cell>
          <table:table-cell office:value-type="float" office:value="1586.33333333333" calcext:value-type="float">
            <text:p>1586.33333333333</text:p>
          </table:table-cell>
          <table:table-cell office:value-type="float" office:value="0.0000424914889865451" calcext:value-type="float">
            <text:p>4.24914889865451E-05</text:p>
          </table:table-cell>
          <table:table-cell office:value-type="float" office:value="0.000045882331000434" calcext:value-type="float">
            <text:p>4.5882331000434E-05</text:p>
          </table:table-cell>
          <table:table-cell office:value-type="float" office:value="0.00216306580437554" calcext:value-type="float">
            <text:p>0.00216306580437554</text:p>
          </table:table-cell>
          <table:table-cell table:formula="of:=((101-[.C160])/100)*[.D160]" office:value-type="float" office:value="1364.24666666666" calcext:value-type="float">
            <text:p>1364.24666666666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crossentropy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453.245283018868" calcext:value-type="float">
            <text:p>453.245283018868</text:p>
          </table:table-cell>
          <table:table-cell office:value-type="float" office:value="0.0000347911186938016" calcext:value-type="float">
            <text:p>3.47911186938016E-05</text:p>
          </table:table-cell>
          <table:table-cell office:value-type="float" office:value="0.0000375936616141841" calcext:value-type="float">
            <text:p>3.75936616141841E-05</text:p>
          </table:table-cell>
          <table:table-cell office:value-type="float" office:value="0.00192107344573399" calcext:value-type="float">
            <text:p>0.00192107344573399</text:p>
          </table:table-cell>
          <table:table-cell table:formula="of:=((101-[.C161])/100)*[.D161]" office:value-type="float" office:value="57.4110691823901" calcext:value-type="float">
            <text:p>57.4110691823901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crossentropy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644.457627118644" calcext:value-type="float">
            <text:p>644.457627118644</text:p>
          </table:table-cell>
          <table:table-cell office:value-type="float" office:value="0.0000383166943566274" calcext:value-type="float">
            <text:p>3.83166943566274E-05</text:p>
          </table:table-cell>
          <table:table-cell office:value-type="float" office:value="0.0000437558707544359" calcext:value-type="float">
            <text:p>4.37558707544359E-05</text:p>
          </table:table-cell>
          <table:table-cell office:value-type="float" office:value="0.00214648650864423" calcext:value-type="float">
            <text:p>0.00214648650864423</text:p>
          </table:table-cell>
          <table:table-cell table:formula="of:=((101-[.C162])/100)*[.D162]" office:value-type="float" office:value="17.1855367231641" calcext:value-type="float">
            <text:p>17.1855367231641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softmargi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796.71428571429" calcext:value-type="float">
            <text:p>1796.71428571429</text:p>
          </table:table-cell>
          <table:table-cell office:value-type="float" office:value="0.0000349112919398717" calcext:value-type="float">
            <text:p>3.49112919398717E-05</text:p>
          </table:table-cell>
          <table:table-cell office:value-type="float" office:value="0.0000361715044294085" calcext:value-type="float">
            <text:p>3.61715044294085E-05</text:p>
          </table:table-cell>
          <table:table-cell office:value-type="float" office:value="0.00289583206176758" calcext:value-type="float">
            <text:p>0.00289583206176758</text:p>
          </table:table-cell>
          <table:table-cell table:formula="of:=((101-[.C163])/100)*[.D163]" office:value-type="float" office:value="1605.06476190477" calcext:value-type="float">
            <text:p>1605.06476190477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huber</text:p>
          </table:table-cell>
          <table:table-cell office:value-type="float" office:value="60" calcext:value-type="float">
            <text:p>60</text:p>
          </table:table-cell>
          <table:table-cell office:value-type="float" office:value="1239.22222222222" calcext:value-type="float">
            <text:p>1239.22222222222</text:p>
          </table:table-cell>
          <table:table-cell office:value-type="float" office:value="0.0000355574819776747" calcext:value-type="float">
            <text:p>3.55574819776747E-05</text:p>
          </table:table-cell>
          <table:table-cell office:value-type="float" office:value="0.0000315573480394152" calcext:value-type="float">
            <text:p>3.15573480394152E-05</text:p>
          </table:table-cell>
          <table:table-cell office:value-type="float" office:value="0.00254500574535794" calcext:value-type="float">
            <text:p>0.00254500574535794</text:p>
          </table:table-cell>
          <table:table-cell table:formula="of:=((101-[.C164])/100)*[.D164]" office:value-type="float" office:value="508.08111111111" calcext:value-type="float">
            <text:p>508.0811111111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smoothl1</text:p>
          </table:table-cell>
          <table:table-cell office:value-type="float" office:value="78.3333333333333" calcext:value-type="float">
            <text:p>78.3333333333333</text:p>
          </table:table-cell>
          <table:table-cell office:value-type="float" office:value="1903.8085106383" calcext:value-type="float">
            <text:p>1903.8085106383</text:p>
          </table:table-cell>
          <table:table-cell office:value-type="float" office:value="0.0000346620032127867" calcext:value-type="float">
            <text:p>3.46620032127867E-05</text:p>
          </table:table-cell>
          <table:table-cell office:value-type="float" office:value="0.0000344641665194897" calcext:value-type="float">
            <text:p>3.44641665194897E-05</text:p>
          </table:table-cell>
          <table:table-cell office:value-type="float" office:value="0.00271495859673683" calcext:value-type="float">
            <text:p>0.00271495859673683</text:p>
          </table:table-cell>
          <table:table-cell table:formula="of:=((101-[.C165])/100)*[.D165]" office:value-type="float" office:value="431.529929078015" calcext:value-type="float">
            <text:p>431.529929078015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huber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3100.35714285714" calcext:value-type="float">
            <text:p>3100.35714285714</text:p>
          </table:table-cell>
          <table:table-cell office:value-type="float" office:value="0.0000363758632114955" calcext:value-type="float">
            <text:p>3.63758632114955E-05</text:p>
          </table:table-cell>
          <table:table-cell office:value-type="float" office:value="0.0000440222876412528" calcext:value-type="float">
            <text:p>4.40222876412528E-05</text:p>
          </table:table-cell>
          <table:table-cell office:value-type="float" office:value="0.00216552189418248" calcext:value-type="float">
            <text:p>0.00216552189418248</text:p>
          </table:table-cell>
          <table:table-cell table:formula="of:=((101-[.C166])/100)*[.D166]" office:value-type="float" office:value="2407.94404761905" calcext:value-type="float">
            <text:p>2407.9440476190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bcewithlogits</text:p>
          </table:table-cell>
          <table:table-cell office:value-type="float" office:value="20" calcext:value-type="float">
            <text:p>20</text:p>
          </table:table-cell>
          <table:table-cell office:value-type="float" office:value="2355.41666666667" calcext:value-type="float">
            <text:p>2355.41666666667</text:p>
          </table:table-cell>
          <table:table-cell office:value-type="float" office:value="0.0000343521436055501" calcext:value-type="float">
            <text:p>3.43521436055501E-05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446001688639323" calcext:value-type="float">
            <text:p>0.00446001688639323</text:p>
          </table:table-cell>
          <table:table-cell table:formula="of:=((101-[.C167])/100)*[.D167]" office:value-type="float" office:value="1907.8875" calcext:value-type="float">
            <text:p>1907.8875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smoothl1</text:p>
          </table:table-cell>
          <table:table-cell office:value-type="float" office:value="15" calcext:value-type="float">
            <text:p>15</text:p>
          </table:table-cell>
          <table:table-cell office:value-type="float" office:value="3100.44444444444" calcext:value-type="float">
            <text:p>3100.44444444444</text:p>
          </table:table-cell>
          <table:table-cell office:value-type="float" office:value="0.0000345442030164931" calcext:value-type="float">
            <text:p>3.45442030164931E-05</text:p>
          </table:table-cell>
          <table:table-cell office:value-type="float" office:value="0.0000390476650661892" calcext:value-type="float">
            <text:p>3.90476650661892E-05</text:p>
          </table:table-cell>
          <table:table-cell office:value-type="float" office:value="0.00240151087443034" calcext:value-type="float">
            <text:p>0.00240151087443034</text:p>
          </table:table-cell>
          <table:table-cell table:formula="of:=((101-[.C168])/100)*[.D168]" office:value-type="float" office:value="2666.38222222222" calcext:value-type="float">
            <text:p>2666.38222222222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moothl1</text:p>
          </table:table-cell>
          <table:table-cell office:value-type="float" office:value="15" calcext:value-type="float">
            <text:p>15</text:p>
          </table:table-cell>
          <table:table-cell office:value-type="float" office:value="2679.11111111111" calcext:value-type="float">
            <text:p>2679.11111111111</text:p>
          </table:table-cell>
          <table:table-cell office:value-type="float" office:value="0.0000283453199598524" calcext:value-type="float">
            <text:p>2.83453199598524E-05</text:p>
          </table:table-cell>
          <table:table-cell office:value-type="float" office:value="0.0000278155008951823" calcext:value-type="float">
            <text:p>2.78155008951823E-05</text:p>
          </table:table-cell>
          <table:table-cell office:value-type="float" office:value="0.00228283140394423" calcext:value-type="float">
            <text:p>0.00228283140394423</text:p>
          </table:table-cell>
          <table:table-cell table:formula="of:=((101-[.C169])/100)*[.D169]" office:value-type="float" office:value="2304.03555555555" calcext:value-type="float">
            <text:p>2304.03555555555</text:p>
          </table:table-cell>
        </table:table-row>
      </table:table>
      <table:table table:name="Pivot Table_Results Data_1" table:style-name="ta1">
        <table:table-column table:style-name="co2" table:default-cell-style-name="ce7"/>
        <table:table-column table:style-name="co2" table:default-cell-style-name="ce12"/>
        <table:table-column table:style-name="co2" table:number-columns-repeated="6" table:default-cell-style-name="Pivot_20_Table_20_Value"/>
        <table:table-column table:style-name="co2" table:default-cell-style-name="ce21"/>
        <table:table-column table:style-name="co2" table:default-cell-style-name="ce27"/>
        <table:table-row table:style-name="ro1">
          <table:table-cell table:style-name="ce4" office:value-type="string" calcext:value-type="string">
            <text:p>Sum - MSE</text:p>
          </table:table-cell>
          <table:table-cell table:style-name="ce9" office:value-type="string" calcext:value-type="string">
            <text:p>Loss</text:p>
          </table:table-cell>
          <table:table-cell table:style-name="ce15" table:number-columns-repeated="7"/>
          <table:table-cell table:style-name="ce24"/>
        </table:table-row>
        <table:table-row table:style-name="ro1">
          <table:table-cell table:style-name="ce5" office:value-type="string" calcext:value-type="string">
            <text:p>Activation</text:p>
          </table:table-cell>
          <table:table-cell table:style-name="ce10" office:value-type="string" calcext:value-type="string">
            <text:p>bcewithlogits</text:p>
          </table:table-cell>
          <table:table-cell table:style-name="ce16" office:value-type="string" calcext:value-type="string">
            <text:p>crossentropy</text:p>
          </table:table-cell>
          <table:table-cell table:style-name="ce16" office:value-type="string" calcext:value-type="string">
            <text:p>hingeembedding</text:p>
          </table:table-cell>
          <table:table-cell table:style-name="ce16" office:value-type="string" calcext:value-type="string">
            <text:p>huber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mse</text:p>
          </table:table-cell>
          <table:table-cell table:style-name="ce16" office:value-type="string" calcext:value-type="string">
            <text:p>smoothl1</text:p>
          </table:table-cell>
          <table:table-cell table:style-name="ce16" office:value-type="string" calcext:value-type="string">
            <text:p>softmargin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celu</text:p>
          </table:table-cell>
          <table:table-cell table:style-name="ce11" office:value-type="float" office:value="36" calcext:value-type="float">
            <text:p>36</text:p>
          </table:table-cell>
          <table:table-cell table:style-name="ce17" office:value-type="float" office:value="320.245614035088" calcext:value-type="float">
            <text:p>320.245614035088</text:p>
          </table:table-cell>
          <table:table-cell table:style-name="ce17" office:value-type="float" office:value="2920.30769230769" calcext:value-type="float">
            <text:p>2920.30769230769</text:p>
          </table:table-cell>
          <table:table-cell table:style-name="ce17" office:value-type="float" office:value="1311.03636363636" calcext:value-type="float">
            <text:p>1311.03636363636</text:p>
          </table:table-cell>
          <table:table-cell table:style-name="ce17" office:value-type="float" office:value="998.907407407407" calcext:value-type="float">
            <text:p>998.907407407407</text:p>
          </table:table-cell>
          <table:table-cell table:style-name="ce17" office:value-type="float" office:value="1509.76595744681" calcext:value-type="float">
            <text:p>1509.76595744681</text:p>
          </table:table-cell>
          <table:table-cell table:style-name="ce17" office:value-type="float" office:value="991.116666666667" calcext:value-type="float">
            <text:p>991.116666666667</text:p>
          </table:table-cell>
          <table:table-cell table:style-name="ce20" office:value-type="float" office:value="2677.3125" calcext:value-type="float">
            <text:p>2677.3125</text:p>
          </table:table-cell>
          <table:table-cell table:style-name="ce26" office:value-type="float" office:value="10764.6922015" calcext:value-type="float">
            <text:p>10764.6922015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float" office:value="1763.4" calcext:value-type="float">
            <text:p>1763.4</text:p>
          </table:table-cell>
          <table:table-cell office:value-type="float" office:value="426.854545454546" calcext:value-type="float">
            <text:p>426.854545454546</text:p>
          </table:table-cell>
          <table:table-cell office:value-type="float" office:value="3783.33333333333" calcext:value-type="float">
            <text:p>3783.33333333333</text:p>
          </table:table-cell>
          <table:table-cell office:value-type="float" office:value="1297.71698113208" calcext:value-type="float">
            <text:p>1297.71698113208</text:p>
          </table:table-cell>
          <table:table-cell office:value-type="float" office:value="1041.23214285714" calcext:value-type="float">
            <text:p>1041.23214285714</text:p>
          </table:table-cell>
          <table:table-cell office:value-type="float" office:value="1893.94736842105" calcext:value-type="float">
            <text:p>1893.94736842105</text:p>
          </table:table-cell>
          <table:table-cell office:value-type="float" office:value="789.673076923077" calcext:value-type="float">
            <text:p>789.673076923077</text:p>
          </table:table-cell>
          <table:table-cell office:value-type="float" office:value="706.444444444445" calcext:value-type="float">
            <text:p>706.444444444445</text:p>
          </table:table-cell>
          <table:table-cell office:value-type="float" office:value="11702.6018925657" calcext:value-type="float">
            <text:p>11702.6018925657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float" office:value="587.052631578947" calcext:value-type="float">
            <text:p>587.052631578947</text:p>
          </table:table-cell>
          <table:table-cell office:value-type="float" office:value="744.259259259259" calcext:value-type="float">
            <text:p>744.259259259259</text:p>
          </table:table-cell>
          <table:table-cell office:value-type="float" office:value="4152.08333333333" calcext:value-type="float">
            <text:p>4152.08333333333</text:p>
          </table:table-cell>
          <table:table-cell office:value-type="float" office:value="1658.375" calcext:value-type="float">
            <text:p>1658.375</text:p>
          </table:table-cell>
          <table:table-cell office:value-type="float" office:value="1302.36363636364" calcext:value-type="float">
            <text:p>1302.36363636364</text:p>
          </table:table-cell>
          <table:table-cell office:value-type="float" office:value="857.72" calcext:value-type="float">
            <text:p>857.72</text:p>
          </table:table-cell>
          <table:table-cell office:value-type="float" office:value="1034" calcext:value-type="float">
            <text:p>1034</text:p>
          </table:table-cell>
          <table:table-cell office:value-type="float" office:value="4133.72727272727" calcext:value-type="float">
            <text:p>4133.72727272727</text:p>
          </table:table-cell>
          <table:table-cell office:value-type="float" office:value="14469.5811332624" calcext:value-type="float">
            <text:p>14469.5811332624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float" office:value="2854.38095238095" calcext:value-type="float">
            <text:p>2854.38095238095</text:p>
          </table:table-cell>
          <table:table-cell office:value-type="float" office:value="648.932203389831" calcext:value-type="float">
            <text:p>648.932203389831</text:p>
          </table:table-cell>
          <table:table-cell office:value-type="float" office:value="1184.5" calcext:value-type="float">
            <text:p>1184.5</text:p>
          </table:table-cell>
          <table:table-cell office:value-type="float" office:value="2402.13043478261" calcext:value-type="float">
            <text:p>2402.13043478261</text:p>
          </table:table-cell>
          <table:table-cell office:value-type="float" office:value="3197" calcext:value-type="float">
            <text:p>3197</text:p>
          </table:table-cell>
          <table:table-cell office:value-type="float" office:value="3154.84615384615" calcext:value-type="float">
            <text:p>3154.84615384615</text:p>
          </table:table-cell>
          <table:table-cell office:value-type="float" office:value="4127.84210526316" calcext:value-type="float">
            <text:p>4127.84210526316</text:p>
          </table:table-cell>
          <table:table-cell office:value-type="float" office:value="1746.07692307692" calcext:value-type="float">
            <text:p>1746.07692307692</text:p>
          </table:table-cell>
          <table:table-cell office:value-type="float" office:value="19315.7087727396" calcext:value-type="float">
            <text:p>19315.7087727396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float" office:value="1021.5" calcext:value-type="float">
            <text:p>1021.5</text:p>
          </table:table-cell>
          <table:table-cell office:value-type="float" office:value="2829.5" calcext:value-type="float">
            <text:p>2829.5</text:p>
          </table:table-cell>
          <table:table-cell office:value-type="float" office:value="3108.125" calcext:value-type="float">
            <text:p>3108.125</text:p>
          </table:table-cell>
          <table:table-cell office:value-type="float" office:value="3100.35714285714" calcext:value-type="float">
            <text:p>3100.35714285714</text:p>
          </table:table-cell>
          <table:table-cell office:value-type="float" office:value="2489.91666666667" calcext:value-type="float">
            <text:p>2489.91666666667</text:p>
          </table:table-cell>
          <table:table-cell office:value-type="float" office:value="3839.5" calcext:value-type="float">
            <text:p>3839.5</text:p>
          </table:table-cell>
          <table:table-cell office:value-type="float" office:value="2157.55555555556" calcext:value-type="float">
            <text:p>2157.55555555556</text:p>
          </table:table-cell>
          <table:table-cell office:value-type="float" office:value="2598.8" calcext:value-type="float">
            <text:p>2598.8</text:p>
          </table:table-cell>
          <table:table-cell office:value-type="float" office:value="21145.2543650794" calcext:value-type="float">
            <text:p>21145.2543650794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float" office:value="1829.6" calcext:value-type="float">
            <text:p>1829.6</text:p>
          </table:table-cell>
          <table:table-cell office:value-type="float" office:value="400.272727272727" calcext:value-type="float">
            <text:p>400.272727272727</text:p>
          </table:table-cell>
          <table:table-cell office:value-type="float" office:value="3863.77777777778" calcext:value-type="float">
            <text:p>3863.77777777778</text:p>
          </table:table-cell>
          <table:table-cell office:value-type="float" office:value="1026.82051282051" calcext:value-type="float">
            <text:p>1026.82051282051</text:p>
          </table:table-cell>
          <table:table-cell office:value-type="float" office:value="1096.56097560976" calcext:value-type="float">
            <text:p>1096.56097560976</text:p>
          </table:table-cell>
          <table:table-cell office:value-type="float" office:value="1246.61224489796" calcext:value-type="float">
            <text:p>1246.61224489796</text:p>
          </table:table-cell>
          <table:table-cell office:value-type="float" office:value="1146.38461538462" calcext:value-type="float">
            <text:p>1146.38461538462</text:p>
          </table:table-cell>
          <table:table-cell office:value-type="float" office:value="3235" calcext:value-type="float">
            <text:p>3235</text:p>
          </table:table-cell>
          <table:table-cell office:value-type="float" office:value="13845.0288537634" calcext:value-type="float">
            <text:p>13845.0288537634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float" office:value="2133.7" calcext:value-type="float">
            <text:p>2133.7</text:p>
          </table:table-cell>
          <table:table-cell office:value-type="float" office:value="2380" calcext:value-type="float">
            <text:p>2380</text:p>
          </table:table-cell>
          <table:table-cell office:value-type="float" office:value="1074.33333333333" calcext:value-type="float">
            <text:p>1074.33333333333</text:p>
          </table:table-cell>
          <table:table-cell office:value-type="float" office:value="3298.07142857143" calcext:value-type="float">
            <text:p>3298.07142857143</text:p>
          </table:table-cell>
          <table:table-cell office:value-type="float" office:value="1853" calcext:value-type="float">
            <text:p>1853</text:p>
          </table:table-cell>
          <table:table-cell office:value-type="float" office:value="1977.6" calcext:value-type="float">
            <text:p>1977.6</text:p>
          </table:table-cell>
          <table:table-cell office:value-type="float" office:value="3100.44444444444" calcext:value-type="float">
            <text:p>3100.44444444444</text:p>
          </table:table-cell>
          <table:table-cell office:value-type="float" office:value="1987.86666666667" calcext:value-type="float">
            <text:p>1987.86666666667</text:p>
          </table:table-cell>
          <table:table-cell office:value-type="float" office:value="17805.0158730159" calcext:value-type="float">
            <text:p>17805.0158730159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float" office:value="1032.23529411765" calcext:value-type="float">
            <text:p>1032.23529411765</text:p>
          </table:table-cell>
          <table:table-cell office:value-type="float" office:value="644.457627118644" calcext:value-type="float">
            <text:p>644.457627118644</text:p>
          </table:table-cell>
          <table:table-cell office:value-type="float" office:value="4136" calcext:value-type="float">
            <text:p>4136</text:p>
          </table:table-cell>
          <table:table-cell office:value-type="float" office:value="1454.39130434783" calcext:value-type="float">
            <text:p>1454.39130434783</text:p>
          </table:table-cell>
          <table:table-cell office:value-type="float" office:value="2686.76" calcext:value-type="float">
            <text:p>2686.76</text:p>
          </table:table-cell>
          <table:table-cell office:value-type="float" office:value="1191.28" calcext:value-type="float">
            <text:p>1191.28</text:p>
          </table:table-cell>
          <table:table-cell office:value-type="float" office:value="1116.41860465116" calcext:value-type="float">
            <text:p>1116.41860465116</text:p>
          </table:table-cell>
          <table:table-cell office:value-type="float" office:value="2676.85714285714" calcext:value-type="float">
            <text:p>2676.85714285714</text:p>
          </table:table-cell>
          <table:table-cell office:value-type="float" office:value="14938.3999730924" calcext:value-type="float">
            <text:p>14938.3999730924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float" office:value="301" calcext:value-type="float">
            <text:p>301</text:p>
          </table:table-cell>
          <table:table-cell office:value-type="float" office:value="693.96" calcext:value-type="float">
            <text:p>693.96</text:p>
          </table:table-cell>
          <table:table-cell office:value-type="float" office:value="3986.09090909091" calcext:value-type="float">
            <text:p>3986.09090909091</text:p>
          </table:table-cell>
          <table:table-cell office:value-type="float" office:value="2038.11111111111" calcext:value-type="float">
            <text:p>2038.11111111111</text:p>
          </table:table-cell>
          <table:table-cell office:value-type="float" office:value="2678.36842105263" calcext:value-type="float">
            <text:p>2678.36842105263</text:p>
          </table:table-cell>
          <table:table-cell office:value-type="float" office:value="1118.57142857143" calcext:value-type="float">
            <text:p>1118.57142857143</text:p>
          </table:table-cell>
          <table:table-cell office:value-type="float" office:value="370.454545454545" calcext:value-type="float">
            <text:p>370.454545454545</text:p>
          </table:table-cell>
          <table:table-cell office:value-type="float" office:value="33.6666666666667" calcext:value-type="float">
            <text:p>33.6666666666667</text:p>
          </table:table-cell>
          <table:table-cell office:value-type="float" office:value="11220.2230819473" calcext:value-type="float">
            <text:p>11220.223081947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float" office:value="2179.57894736842" calcext:value-type="float">
            <text:p>2179.57894736842</text:p>
          </table:table-cell>
          <table:table-cell office:value-type="float" office:value="848.547169811321" calcext:value-type="float">
            <text:p>848.547169811321</text:p>
          </table:table-cell>
          <table:table-cell office:value-type="float" office:value="2474" calcext:value-type="float">
            <text:p>2474</text:p>
          </table:table-cell>
          <table:table-cell office:value-type="float" office:value="883.953488372093" calcext:value-type="float">
            <text:p>883.953488372093</text:p>
          </table:table-cell>
          <table:table-cell office:value-type="float" office:value="762.04" calcext:value-type="float">
            <text:p>762.04</text:p>
          </table:table-cell>
          <table:table-cell office:value-type="float" office:value="605.406779661017" calcext:value-type="float">
            <text:p>605.406779661017</text:p>
          </table:table-cell>
          <table:table-cell office:value-type="float" office:value="1001.32608695652" calcext:value-type="float">
            <text:p>1001.32608695652</text:p>
          </table:table-cell>
          <table:table-cell office:value-type="float" office:value="2883.72727272727" calcext:value-type="float">
            <text:p>2883.72727272727</text:p>
          </table:table-cell>
          <table:table-cell office:value-type="float" office:value="11638.5797448966" calcext:value-type="float">
            <text:p>11638.579744896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615.24137931034" calcext:value-type="float">
            <text:p>2615.24137931034</text:p>
          </table:table-cell>
          <table:table-cell office:value-type="float" office:value="373.389830508475" calcext:value-type="float">
            <text:p>373.389830508475</text:p>
          </table:table-cell>
          <table:table-cell office:value-type="float" office:value="7518.25" calcext:value-type="float">
            <text:p>7518.25</text:p>
          </table:table-cell>
          <table:table-cell office:value-type="float" office:value="874.386363636364" calcext:value-type="float">
            <text:p>874.386363636364</text:p>
          </table:table-cell>
          <table:table-cell office:value-type="float" office:value="2180.75" calcext:value-type="float">
            <text:p>2180.75</text:p>
          </table:table-cell>
          <table:table-cell office:value-type="float" office:value="920.489361702128" calcext:value-type="float">
            <text:p>920.489361702128</text:p>
          </table:table-cell>
          <table:table-cell office:value-type="float" office:value="729.05" calcext:value-type="float">
            <text:p>729.05</text:p>
          </table:table-cell>
          <table:table-cell office:value-type="float" office:value="1763" calcext:value-type="float">
            <text:p>1763</text:p>
          </table:table-cell>
          <table:table-cell office:value-type="float" office:value="16974.5569351573" calcext:value-type="float">
            <text:p>16974.5569351573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float" office:value="4262.30769230769" calcext:value-type="float">
            <text:p>4262.30769230769</text:p>
          </table:table-cell>
          <table:table-cell office:value-type="float" office:value="1358.13043478261" calcext:value-type="float">
            <text:p>1358.13043478261</text:p>
          </table:table-cell>
          <table:table-cell office:value-type="float" office:value="1586.33333333333" calcext:value-type="float">
            <text:p>1586.33333333333</text:p>
          </table:table-cell>
          <table:table-cell office:value-type="float" office:value="1624.0487804878" calcext:value-type="float">
            <text:p>1624.0487804878</text:p>
          </table:table-cell>
          <table:table-cell office:value-type="float" office:value="2340.07407407407" calcext:value-type="float">
            <text:p>2340.07407407407</text:p>
          </table:table-cell>
          <table:table-cell office:value-type="float" office:value="936.46875" calcext:value-type="float">
            <text:p>936.46875</text:p>
          </table:table-cell>
          <table:table-cell office:value-type="float" office:value="1903.8085106383" calcext:value-type="float">
            <text:p>1903.8085106383</text:p>
          </table:table-cell>
          <table:table-cell office:value-type="float" office:value="1357.18181818182" calcext:value-type="float">
            <text:p>1357.18181818182</text:p>
          </table:table-cell>
          <table:table-cell office:value-type="float" office:value="15368.3533938056" calcext:value-type="float">
            <text:p>15368.3533938056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float" office:value="33026.45" calcext:value-type="float">
            <text:p>33026.45</text:p>
          </table:table-cell>
          <table:table-cell office:value-type="float" office:value="453.245283018868" calcext:value-type="float">
            <text:p>453.245283018868</text:p>
          </table:table-cell>
          <table:table-cell office:value-type="float" office:value="43534.9642857143" calcext:value-type="float">
            <text:p>43534.9642857143</text:p>
          </table:table-cell>
          <table:table-cell office:value-type="float" office:value="9302.31481481482" calcext:value-type="float">
            <text:p>9302.31481481482</text:p>
          </table:table-cell>
          <table:table-cell office:value-type="float" office:value="3988.73076923077" calcext:value-type="float">
            <text:p>3988.73076923077</text:p>
          </table:table-cell>
          <table:table-cell office:value-type="float" office:value="8525.94" calcext:value-type="float">
            <text:p>8525.94</text:p>
          </table:table-cell>
          <table:table-cell office:value-type="float" office:value="5519.19298245614" calcext:value-type="float">
            <text:p>5519.19298245614</text:p>
          </table:table-cell>
          <table:table-cell office:value-type="float" office:value="3443.66666666667" calcext:value-type="float">
            <text:p>3443.66666666667</text:p>
          </table:table-cell>
          <table:table-cell office:value-type="float" office:value="107794.504801902" calcext:value-type="float">
            <text:p>107794.504801902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float" office:value="697.344827586207" calcext:value-type="float">
            <text:p>697.344827586207</text:p>
          </table:table-cell>
          <table:table-cell office:value-type="float" office:value="424.528301886792" calcext:value-type="float">
            <text:p>424.528301886792</text:p>
          </table:table-cell>
          <table:table-cell office:value-type="float" office:value="3401.16666666667" calcext:value-type="float">
            <text:p>3401.16666666667</text:p>
          </table:table-cell>
          <table:table-cell office:value-type="float" office:value="1203.5" calcext:value-type="float">
            <text:p>1203.5</text:p>
          </table:table-cell>
          <table:table-cell office:value-type="float" office:value="1093.88888888889" calcext:value-type="float">
            <text:p>1093.88888888889</text:p>
          </table:table-cell>
          <table:table-cell office:value-type="float" office:value="1778.6" calcext:value-type="float">
            <text:p>1778.6</text:p>
          </table:table-cell>
          <table:table-cell office:value-type="float" office:value="975.06779661017" calcext:value-type="float">
            <text:p>975.06779661017</text:p>
          </table:table-cell>
          <table:table-cell office:value-type="float" office:value="1981.82352941176" calcext:value-type="float">
            <text:p>1981.82352941176</text:p>
          </table:table-cell>
          <table:table-cell office:value-type="float" office:value="11555.9200110505" calcext:value-type="float">
            <text:p>11555.9200110505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1822.4" calcext:value-type="float">
            <text:p>1822.4</text:p>
          </table:table-cell>
          <table:table-cell office:value-type="float" office:value="2200.83333333333" calcext:value-type="float">
            <text:p>2200.83333333333</text:p>
          </table:table-cell>
          <table:table-cell office:value-type="float" office:value="3350.625" calcext:value-type="float">
            <text:p>3350.625</text:p>
          </table:table-cell>
          <table:table-cell office:value-type="float" office:value="668.8" calcext:value-type="float">
            <text:p>668.8</text:p>
          </table:table-cell>
          <table:table-cell office:value-type="float" office:value="1548" calcext:value-type="float">
            <text:p>1548</text:p>
          </table:table-cell>
          <table:table-cell office:value-type="float" office:value="1838.88888888889" calcext:value-type="float">
            <text:p>1838.88888888889</text:p>
          </table:table-cell>
          <table:table-cell office:value-type="float" office:value="2153.28571428571" calcext:value-type="float">
            <text:p>2153.28571428571</text:p>
          </table:table-cell>
          <table:table-cell office:value-type="float" office:value="483.090909090909" calcext:value-type="float">
            <text:p>483.090909090909</text:p>
          </table:table-cell>
          <table:table-cell office:value-type="float" office:value="14065.9238455988" calcext:value-type="float">
            <text:p>14065.9238455988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float" office:value="2634.08695652174" calcext:value-type="float">
            <text:p>2634.08695652174</text:p>
          </table:table-cell>
          <table:table-cell office:value-type="float" office:value="614.563636363636" calcext:value-type="float">
            <text:p>614.563636363636</text:p>
          </table:table-cell>
          <table:table-cell office:value-type="float" office:value="4561.14285714286" calcext:value-type="float">
            <text:p>4561.14285714286</text:p>
          </table:table-cell>
          <table:table-cell office:value-type="float" office:value="1239.22222222222" calcext:value-type="float">
            <text:p>1239.22222222222</text:p>
          </table:table-cell>
          <table:table-cell office:value-type="float" office:value="821.075" calcext:value-type="float">
            <text:p>821.075</text:p>
          </table:table-cell>
          <table:table-cell office:value-type="float" office:value="943.339285714286" calcext:value-type="float">
            <text:p>943.339285714286</text:p>
          </table:table-cell>
          <table:table-cell office:value-type="float" office:value="1278.20454545455" calcext:value-type="float">
            <text:p>1278.20454545455</text:p>
          </table:table-cell>
          <table:table-cell office:value-type="float" office:value="2895.26666666667" calcext:value-type="float">
            <text:p>2895.26666666667</text:p>
          </table:table-cell>
          <table:table-cell office:value-type="float" office:value="14986.901170086" calcext:value-type="float">
            <text:p>14986.901170086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float" office:value="666.384615384615" calcext:value-type="float">
            <text:p>666.384615384615</text:p>
          </table:table-cell>
          <table:table-cell office:value-type="float" office:value="633.305084745763" calcext:value-type="float">
            <text:p>633.305084745763</text:p>
          </table:table-cell>
          <table:table-cell office:value-type="float" office:value="2353.90909090909" calcext:value-type="float">
            <text:p>2353.90909090909</text:p>
          </table:table-cell>
          <table:table-cell office:value-type="float" office:value="522" calcext:value-type="float">
            <text:p>522</text:p>
          </table:table-cell>
          <table:table-cell office:value-type="float" office:value="417.333333333333" calcext:value-type="float">
            <text:p>417.333333333333</text:p>
          </table:table-cell>
          <table:table-cell office:value-type="float" office:value="550.571428571429" calcext:value-type="float">
            <text:p>550.571428571429</text:p>
          </table:table-cell>
          <table:table-cell office:value-type="float" office:value="780.692307692308" calcext:value-type="float">
            <text:p>780.692307692308</text:p>
          </table:table-cell>
          <table:table-cell office:value-type="float" office:value="1076.27272727273" calcext:value-type="float">
            <text:p>1076.27272727273</text:p>
          </table:table-cell>
          <table:table-cell office:value-type="float" office:value="7000.46858790927" calcext:value-type="float">
            <text:p>7000.46858790927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float" office:value="3082.72727272727" calcext:value-type="float">
            <text:p>3082.72727272727</text:p>
          </table:table-cell>
          <table:table-cell office:value-type="float" office:value="668.384615384615" calcext:value-type="float">
            <text:p>668.384615384615</text:p>
          </table:table-cell>
          <table:table-cell office:value-type="float" office:value="4526.4" calcext:value-type="float">
            <text:p>4526.4</text:p>
          </table:table-cell>
          <table:table-cell office:value-type="float" office:value="1785.33333333333" calcext:value-type="float">
            <text:p>1785.33333333333</text:p>
          </table:table-cell>
          <table:table-cell office:value-type="float" office:value="2530.09090909091" calcext:value-type="float">
            <text:p>2530.09090909091</text:p>
          </table:table-cell>
          <table:table-cell office:value-type="float" office:value="1510.23333333333" calcext:value-type="float">
            <text:p>1510.23333333333</text:p>
          </table:table-cell>
          <table:table-cell office:value-type="float" office:value="1358.55769230769" calcext:value-type="float">
            <text:p>1358.55769230769</text:p>
          </table:table-cell>
          <table:table-cell office:value-type="float" office:value="1112.90909090909" calcext:value-type="float">
            <text:p>1112.90909090909</text:p>
          </table:table-cell>
          <table:table-cell office:value-type="float" office:value="16574.6362470862" calcext:value-type="float">
            <text:p>16574.6362470862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float" office:value="2355.41666666667" calcext:value-type="float">
            <text:p>2355.41666666667</text:p>
          </table:table-cell>
          <table:table-cell office:value-type="float" office:value="932.074074074074" calcext:value-type="float">
            <text:p>932.074074074074</text:p>
          </table:table-cell>
          <table:table-cell office:value-type="float" office:value="2862.91666666667" calcext:value-type="float">
            <text:p>2862.91666666667</text:p>
          </table:table-cell>
          <table:table-cell office:value-type="float" office:value="2195.23255813954" calcext:value-type="float">
            <text:p>2195.23255813954</text:p>
          </table:table-cell>
          <table:table-cell office:value-type="float" office:value="1645.51162790698" calcext:value-type="float">
            <text:p>1645.51162790698</text:p>
          </table:table-cell>
          <table:table-cell office:value-type="float" office:value="1459.17021276596" calcext:value-type="float">
            <text:p>1459.17021276596</text:p>
          </table:table-cell>
          <table:table-cell office:value-type="float" office:value="1961.6511627907" calcext:value-type="float">
            <text:p>1961.6511627907</text:p>
          </table:table-cell>
          <table:table-cell office:value-type="float" office:value="1796.71428571429" calcext:value-type="float">
            <text:p>1796.71428571429</text:p>
          </table:table-cell>
          <table:table-cell office:value-type="float" office:value="15208.6872547249" calcext:value-type="float">
            <text:p>15208.6872547249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float" office:value="1465.33333333333" calcext:value-type="float">
            <text:p>1465.33333333333</text:p>
          </table:table-cell>
          <table:table-cell office:value-type="float" office:value="4367.27777777778" calcext:value-type="float">
            <text:p>4367.27777777778</text:p>
          </table:table-cell>
          <table:table-cell office:value-type="float" office:value="2696.91666666667" calcext:value-type="float">
            <text:p>2696.91666666667</text:p>
          </table:table-cell>
          <table:table-cell office:value-type="float" office:value="1543.66666666667" calcext:value-type="float">
            <text:p>1543.66666666667</text:p>
          </table:table-cell>
          <table:table-cell office:value-type="float" office:value="2360" calcext:value-type="float">
            <text:p>2360</text:p>
          </table:table-cell>
          <table:table-cell office:value-type="float" office:value="1590.33333333333" calcext:value-type="float">
            <text:p>1590.33333333333</text:p>
          </table:table-cell>
          <table:table-cell office:value-type="float" office:value="2679.11111111111" calcext:value-type="float">
            <text:p>2679.11111111111</text:p>
          </table:table-cell>
          <table:table-cell office:value-type="float" office:value="2778" calcext:value-type="float">
            <text:p>2778</text:p>
          </table:table-cell>
          <table:table-cell office:value-type="float" office:value="19480.6388888889" calcext:value-type="float">
            <text:p>19480.6388888889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table:style-name="ce13" office:value-type="float" office:value="1232.0625" calcext:value-type="float">
            <text:p>1232.0625</text:p>
          </table:table-cell>
          <table:table-cell table:style-name="ce18" office:value-type="float" office:value="408.434782608696" calcext:value-type="float">
            <text:p>408.434782608696</text:p>
          </table:table-cell>
          <table:table-cell table:style-name="ce18" office:value-type="float" office:value="1090.4" calcext:value-type="float">
            <text:p>1090.4</text:p>
          </table:table-cell>
          <table:table-cell table:style-name="ce18" office:value-type="float" office:value="1151.12820512821" calcext:value-type="float">
            <text:p>1151.12820512821</text:p>
          </table:table-cell>
          <table:table-cell table:style-name="ce18" office:value-type="float" office:value="969.428571428571" calcext:value-type="float">
            <text:p>969.428571428571</text:p>
          </table:table-cell>
          <table:table-cell table:style-name="ce18" office:value-type="float" office:value="1066.65517241379" calcext:value-type="float">
            <text:p>1066.65517241379</text:p>
          </table:table-cell>
          <table:table-cell table:style-name="ce18" office:value-type="float" office:value="493.578947368421" calcext:value-type="float">
            <text:p>493.578947368421</text:p>
          </table:table-cell>
          <table:table-cell table:style-name="ce22" office:value-type="float" office:value="1380.54545454545" calcext:value-type="float">
            <text:p>1380.54545454545</text:p>
          </table:table-cell>
          <table:table-cell table:style-name="ce28" office:value-type="float" office:value="7792.23363349314" calcext:value-type="float">
            <text:p>7792.23363349314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4" office:value-type="float" office:value="67598.2030692838" calcext:value-type="float">
            <text:p>67598.2030692838</text:p>
          </table:table-cell>
          <table:table-cell table:style-name="ce19" office:value-type="float" office:value="22371.1963008261" calcext:value-type="float">
            <text:p>22371.1963008261</text:p>
          </table:table-cell>
          <table:table-cell table:style-name="ce19" office:value-type="float" office:value="108165.575946276" calcext:value-type="float">
            <text:p>108165.575946276</text:p>
          </table:table-cell>
          <table:table-cell table:style-name="ce19" office:value-type="float" office:value="40580.5967120601" calcext:value-type="float">
            <text:p>40580.5967120601</text:p>
          </table:table-cell>
          <table:table-cell table:style-name="ce19" office:value-type="float" office:value="38001.0324239108" calcext:value-type="float">
            <text:p>38001.0324239108</text:p>
          </table:table-cell>
          <table:table-cell table:style-name="ce19" office:value-type="float" office:value="38515.9396995676" calcext:value-type="float">
            <text:p>38515.9396995676</text:p>
          </table:table-cell>
          <table:table-cell table:style-name="ce19" office:value-type="float" office:value="35667.4164720149" calcext:value-type="float">
            <text:p>35667.4164720149</text:p>
          </table:table-cell>
          <table:table-cell table:style-name="ce23" office:value-type="float" office:value="42747.9500376258" calcext:value-type="float">
            <text:p>42747.9500376258</text:p>
          </table:table-cell>
          <table:table-cell table:style-name="ce29" office:value-type="float" office:value="393647.910661565" calcext:value-type="float">
            <text:p>393647.910661565</text:p>
          </table:table-cell>
        </table:table-row>
      </table:table>
      <table:table table:name="Table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number-columns-repeated="12" table:default-cell-style-name="Default"/>
        <table:table-row table:style-name="ro2">
          <table:table-cell/>
          <table:table-cell table:style-name="ce33"/>
          <table:table-cell table:style-name="ce72"/>
          <table:table-cell table:style-name="ce77" table:number-columns-repeated="7"/>
          <table:table-cell table:style-name="ce61"/>
          <table:table-cell table:number-columns-repeated="42"/>
        </table:table-row>
        <table:table-row table:style-name="ro3">
          <table:table-cell/>
          <table:table-cell table:style-name="ce34" office:value-type="string" calcext:value-type="string">
            <text:p>Ratio</text:p>
          </table:table-cell>
          <table:table-cell table:style-name="ce72" office:value-type="string" calcext:value-type="string" table:number-columns-spanned="2" table:number-rows-spanned="1">
            <text:p>Loss</text:p>
          </table:table-cell>
          <table:covered-table-cell table:style-name="ce77"/>
          <table:table-cell table:style-name="ce77" table:number-columns-repeated="6"/>
          <table:table-cell table:style-name="ce61"/>
          <table:table-cell/>
          <table:table-cell table:style-name="ce34" office:value-type="string" calcext:value-type="string">
            <text:p>Detour</text:p>
          </table:table-cell>
          <table:table-cell table:style-name="ce45" office:value-type="string" calcext:value-type="string" table:number-columns-spanned="2" table:number-rows-spanned="1">
            <text:p>Loss</text:p>
          </table:table-cell>
          <table:covered-table-cell table:style-name="ce77"/>
          <table:table-cell table:style-name="ce77" table:number-columns-repeated="6"/>
          <table:table-cell table:style-name="ce61"/>
          <table:table-cell/>
          <table:table-cell table:style-name="ce34"/>
          <table:table-cell table:style-name="ce72" office:value-type="string" calcext:value-type="string" table:number-columns-spanned="2" table:number-rows-spanned="1">
            <text:p>Loss</text:p>
          </table:table-cell>
          <table:covered-table-cell table:style-name="ce77"/>
          <table:table-cell table:style-name="ce77" table:number-columns-repeated="6"/>
          <table:table-cell table:style-name="ce61"/>
          <table:table-cell table:number-columns-repeated="20"/>
        </table:table-row>
        <table:table-row table:style-name="ro4">
          <table:table-cell/>
          <table:table-cell table:style-name="ce35" office:value-type="string" calcext:value-type="string">
            <text:p>Act.</text:p>
          </table:table-cell>
          <table:table-cell table:style-name="ce41" office:value-type="string" calcext:value-type="string">
            <text:p>bce.logits</text:p>
          </table:table-cell>
          <table:table-cell table:style-name="ce41" office:value-type="string" calcext:value-type="string">
            <text:p>c.entropy</text:p>
          </table:table-cell>
          <table:table-cell table:style-name="ce41" office:value-type="string" calcext:value-type="string">
            <text:p>h.emb.</text:p>
          </table:table-cell>
          <table:table-cell table:style-name="ce41" office:value-type="string" calcext:value-type="string">
            <text:p>huber</text:p>
          </table:table-cell>
          <table:table-cell table:style-name="ce41" office:value-type="string" calcext:value-type="string">
            <text:p>l1</text:p>
          </table:table-cell>
          <table:table-cell table:style-name="ce41" office:value-type="string" calcext:value-type="string">
            <text:p>mse</text:p>
          </table:table-cell>
          <table:table-cell table:style-name="ce41" office:value-type="string" calcext:value-type="string">
            <text:p>smoothl1</text:p>
          </table:table-cell>
          <table:table-cell table:style-name="ce41" office:value-type="string" calcext:value-type="string">
            <text:p>smargin</text:p>
          </table:table-cell>
          <table:table-cell table:style-name="ce62" office:value-type="string" calcext:value-type="string">
            <text:p>median</text:p>
          </table:table-cell>
          <table:table-cell/>
          <table:table-cell table:style-name="ce39" office:value-type="string" calcext:value-type="string">
            <text:p>Act.</text:p>
          </table:table-cell>
          <table:table-cell table:style-name="ce46" office:value-type="string" calcext:value-type="string">
            <text:p>bce.logits</text:p>
          </table:table-cell>
          <table:table-cell table:style-name="ce46" office:value-type="string" calcext:value-type="string">
            <text:p>c.entropy</text:p>
          </table:table-cell>
          <table:table-cell table:style-name="ce46" office:value-type="string" calcext:value-type="string">
            <text:p>h.emb.</text:p>
          </table:table-cell>
          <table:table-cell table:style-name="ce46" office:value-type="string" calcext:value-type="string">
            <text:p>huber</text:p>
          </table:table-cell>
          <table:table-cell table:style-name="ce46" office:value-type="string" calcext:value-type="string">
            <text:p>l1</text:p>
          </table:table-cell>
          <table:table-cell table:style-name="ce46" office:value-type="string" calcext:value-type="string">
            <text:p>mse</text:p>
          </table:table-cell>
          <table:table-cell table:style-name="ce46" office:value-type="string" calcext:value-type="string">
            <text:p>smoothl1</text:p>
          </table:table-cell>
          <table:table-cell table:style-name="ce46" office:value-type="string" calcext:value-type="string">
            <text:p>smargin</text:p>
          </table:table-cell>
          <table:table-cell table:style-name="ce65" office:value-type="string" calcext:value-type="string">
            <text:p>median</text:p>
          </table:table-cell>
          <table:table-cell/>
          <table:table-cell table:style-name="ce35" office:value-type="string" calcext:value-type="string">
            <text:p>Act.</text:p>
          </table:table-cell>
          <table:table-cell table:style-name="ce131" office:value-type="string" calcext:value-type="string">
            <text:p>bce.logits</text:p>
          </table:table-cell>
          <table:table-cell table:style-name="ce131" office:value-type="string" calcext:value-type="string">
            <text:p>c.entropy</text:p>
          </table:table-cell>
          <table:table-cell table:style-name="ce131" office:value-type="string" calcext:value-type="string">
            <text:p>h.emb.</text:p>
          </table:table-cell>
          <table:table-cell table:style-name="ce131" office:value-type="string" calcext:value-type="string">
            <text:p>huber</text:p>
          </table:table-cell>
          <table:table-cell table:style-name="ce131" office:value-type="string" calcext:value-type="string">
            <text:p>l1</text:p>
          </table:table-cell>
          <table:table-cell table:style-name="ce131" office:value-type="string" calcext:value-type="string">
            <text:p>mse</text:p>
          </table:table-cell>
          <table:table-cell table:style-name="ce131" office:value-type="string" calcext:value-type="string">
            <text:p>smoothl1</text:p>
          </table:table-cell>
          <table:table-cell table:style-name="ce131" office:value-type="string" calcext:value-type="string">
            <text:p>smargin</text:p>
          </table:table-cell>
          <table:table-cell table:style-name="ce138" office:value-type="string" calcext:value-type="string">
            <text:p>median</text:p>
          </table:table-cell>
          <table:table-cell table:style-name="ce184" table:number-columns-repeated="2"/>
          <table:table-cell/>
          <table:table-cell table:style-name="ce184" office:value-type="string" calcext:value-type="string">
            <text:p>index</text:p>
          </table:table-cell>
          <table:table-cell table:style-name="ce184" office:value-type="string" calcext:value-type="string">
            <text:p>k-min</text:p>
          </table:table-cell>
          <table:table-cell table:style-name="ce184" office:value-type="string" calcext:value-type="string">
            <text:p>row</text:p>
          </table:table-cell>
          <table:table-cell table:style-name="ce151" office:value-type="string" calcext:value-type="string">
            <text:p>Activation</text:p>
          </table:table-cell>
          <table:table-cell table:style-name="ce151" office:value-type="string" calcext:value-type="string">
            <text:p>Loss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celu</text:p>
          </table:table-cell>
          <table:table-cell table:style-name="ce42" office:value-type="float" office:value="11.6666666666667" calcext:value-type="float">
            <text:p>11.67</text:p>
          </table:table-cell>
          <table:table-cell table:style-name="ce42" office:value-type="float" office:value="95" calcext:value-type="float">
            <text:p>95.00</text:p>
          </table:table-cell>
          <table:table-cell table:style-name="ce42" office:value-type="float" office:value="21.6666666666667" calcext:value-type="float">
            <text:p>21.67</text:p>
          </table:table-cell>
          <table:table-cell table:style-name="ce42" office:value-type="float" office:value="91.6666666666667" calcext:value-type="float">
            <text:p>91.67</text:p>
          </table:table-cell>
          <table:table-cell table:style-name="ce42" office:value-type="float" office:value="90" calcext:value-type="float">
            <text:p>90.00</text:p>
          </table:table-cell>
          <table:table-cell table:style-name="ce42" office:value-type="float" office:value="78.3333333333333" calcext:value-type="float">
            <text:p>78.33</text:p>
          </table:table-cell>
          <table:table-cell table:style-name="ce42" office:value-type="float" office:value="100" calcext:value-type="float">
            <text:p>100.00</text:p>
          </table:table-cell>
          <table:table-cell table:style-name="ce42" office:value-type="float" office:value="26.6666666666667" calcext:value-type="float">
            <text:p>26.67</text:p>
          </table:table-cell>
          <table:table-cell table:style-name="ce63" table:formula="of:=MEDIAN([.C4:.J4])" office:value-type="float" office:value="84.1666666666667" calcext:value-type="float">
            <text:p>84.17</text:p>
          </table:table-cell>
          <table:table-cell/>
          <table:table-cell table:style-name="ce36" office:value-type="string" calcext:value-type="string">
            <text:p>celu</text:p>
          </table:table-cell>
          <table:table-cell table:style-name="ce118" office:value-type="float" office:value="36" calcext:value-type="float">
            <text:p>36</text:p>
          </table:table-cell>
          <table:table-cell table:style-name="ce122" office:value-type="float" office:value="320.245614035088" calcext:value-type="float">
            <text:p>320</text:p>
          </table:table-cell>
          <table:table-cell table:style-name="ce122" office:value-type="float" office:value="2920.30769230769" calcext:value-type="float">
            <text:p>2920</text:p>
          </table:table-cell>
          <table:table-cell table:style-name="ce122" office:value-type="float" office:value="1311.03636363636" calcext:value-type="float">
            <text:p>1311</text:p>
          </table:table-cell>
          <table:table-cell table:style-name="ce122" office:value-type="float" office:value="998.907407407407" calcext:value-type="float">
            <text:p>999</text:p>
          </table:table-cell>
          <table:table-cell table:style-name="ce122" office:value-type="float" office:value="1509.76595744681" calcext:value-type="float">
            <text:p>1510</text:p>
          </table:table-cell>
          <table:table-cell table:style-name="ce122" office:value-type="float" office:value="991.116666666667" calcext:value-type="float">
            <text:p>991</text:p>
          </table:table-cell>
          <table:table-cell table:style-name="ce125" office:value-type="float" office:value="2677.3125" calcext:value-type="float">
            <text:p>2677</text:p>
          </table:table-cell>
          <table:table-cell table:style-name="ce129" table:formula="of:=MEDIAN([.N4:.U4])" office:value-type="float" office:value="1154.97188552188" calcext:value-type="float">
            <text:p>1155</text:p>
          </table:table-cell>
          <table:table-cell/>
          <table:table-cell table:style-name="ce36" office:value-type="string" calcext:value-type="string">
            <text:p>celu</text:p>
          </table:table-cell>
          <table:table-cell table:style-name="ce132" table:formula="of:=((101-[.C4])/100)*[.N4]" office:value-type="float" office:value="32.16" calcext:value-type="float">
            <text:p>32</text:p>
          </table:table-cell>
          <table:table-cell table:style-name="ce132" table:formula="of:=((101-[.D4])/100)*[.O4]" office:value-type="float" office:value="19.2147368421053" calcext:value-type="float">
            <text:p>19</text:p>
          </table:table-cell>
          <table:table-cell table:style-name="ce132" table:formula="of:=((101-[.E4])/100)*[.P4]" office:value-type="float" office:value="2316.77743589743" calcext:value-type="float">
            <text:p>2317</text:p>
          </table:table-cell>
          <table:table-cell table:style-name="ce132" table:formula="of:=((101-[.F4])/100)*[.Q4]" office:value-type="float" office:value="122.363393939393" calcext:value-type="float">
            <text:p>122</text:p>
          </table:table-cell>
          <table:table-cell table:style-name="ce132" table:formula="of:=((101-[.G4])/100)*[.R4]" office:value-type="float" office:value="109.879814814815" calcext:value-type="float">
            <text:p>110</text:p>
          </table:table-cell>
          <table:table-cell table:style-name="ce132" table:formula="of:=((101-[.H4])/100)*[.S4]" office:value-type="float" office:value="342.213617021277" calcext:value-type="float">
            <text:p>342</text:p>
          </table:table-cell>
          <table:table-cell table:style-name="ce132" table:formula="of:=((101-[.I4])/100)*[.T4]" office:value-type="float" office:value="9.91116666666667" calcext:value-type="float">
            <text:p>10</text:p>
          </table:table-cell>
          <table:table-cell table:style-name="ce132" table:formula="of:=((101-[.J4])/100)*[.U4]" office:value-type="float" office:value="1990.135625" calcext:value-type="float">
            <text:p>1990</text:p>
          </table:table-cell>
          <table:table-cell table:style-name="ce139" table:formula="of:=MEDIAN([.Y4:.AF4])" office:value-type="float" office:value="116.121604377104" calcext:value-type="float">
            <text:p>116</text:p>
          </table:table-cell>
          <table:table-cell table:style-name="ce178" table:number-columns-repeated="2"/>
          <table:table-cell table:style-name="ce145"/>
          <table:table-cell table:style-name="ce149" office:value-type="float" office:value="1" calcext:value-type="float">
            <text:p>1</text:p>
          </table:table-cell>
          <table:table-cell table:style-name="ce150" table:formula="of:=SMALL([$'Results Data'.$H$2:.$H$169];[.AK4])" office:value-type="float" office:value="9.91116666666667" calcext:value-type="float">
            <text:p>10</text:p>
          </table:table-cell>
          <table:table-cell table:style-name="ce149" table:formula="of:=MATCH([.AL4];[$'Results Data'.H$2:.H$169];0)" office:value-type="float" office:value="103" calcext:value-type="float">
            <text:p>103</text:p>
          </table:table-cell>
          <table:table-cell table:style-name="ce152" table:formula="of:=INDEX([$'Results Data'.A$2:.A$169];[.AM4])" office:value-type="string" office:string-value="celu" calcext:value-type="string">
            <text:p>celu</text:p>
          </table:table-cell>
          <table:table-cell table:style-name="ce152" table:formula="of:=INDEX([$'Results Data'.$B$2:.$B$169];[.AM4])" office:value-type="string" office:string-value="smoothl1" calcext:value-type="string">
            <text:p>smoothl1</text:p>
          </table:table-cell>
          <table:table-cell table:style-name="ce153" table:number-columns-repeated="4"/>
          <table:table-cell table:number-columns-repeated="8"/>
        </table:table-row>
        <table:table-row table:style-name="ro3">
          <table:table-cell/>
          <table:table-cell table:style-name="ce36" office:value-type="string" calcext:value-type="string">
            <text:p>elu</text:p>
          </table:table-cell>
          <table:table-cell table:style-name="ce42" office:value-type="float" office:value="25" calcext:value-type="float">
            <text:p>25.00</text:p>
          </table:table-cell>
          <table:table-cell table:style-name="ce54" office:value-type="float" office:value="91.6666666666667" calcext:value-type="float">
            <text:p>91.67</text:p>
          </table:table-cell>
          <table:table-cell table:style-name="ce54" office:value-type="float" office:value="20" calcext:value-type="float">
            <text:p>20.00</text:p>
          </table:table-cell>
          <table:table-cell table:style-name="ce54" office:value-type="float" office:value="88.3333333333333" calcext:value-type="float">
            <text:p>88.33</text:p>
          </table:table-cell>
          <table:table-cell table:style-name="ce54" office:value-type="float" office:value="93.3333333333333" calcext:value-type="float">
            <text:p>93.33</text:p>
          </table:table-cell>
          <table:table-cell table:style-name="ce54" office:value-type="float" office:value="95" calcext:value-type="float">
            <text:p>95.00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42" office:value-type="float" office:value="15" calcext:value-type="float">
            <text:p>15.00</text:p>
          </table:table-cell>
          <table:table-cell table:style-name="ce63" table:formula="of:=MEDIAN([.C5:.J5])" office:value-type="float" office:value="87.5" calcext:value-type="float">
            <text:p>87.50</text:p>
          </table:table-cell>
          <table:table-cell/>
          <table:table-cell table:style-name="ce36" office:value-type="string" calcext:value-type="string">
            <text:p>elu</text:p>
          </table:table-cell>
          <table:table-cell table:style-name="ce119" office:value-type="float" office:value="1763.4" calcext:value-type="float">
            <text:p>1763</text:p>
          </table:table-cell>
          <table:table-cell table:style-name="ce123" office:value-type="float" office:value="426.854545454546" calcext:value-type="float">
            <text:p>427</text:p>
          </table:table-cell>
          <table:table-cell table:style-name="ce123" office:value-type="float" office:value="3783.33333333333" calcext:value-type="float">
            <text:p>3783</text:p>
          </table:table-cell>
          <table:table-cell table:style-name="ce123" office:value-type="float" office:value="1297.71698113208" calcext:value-type="float">
            <text:p>1298</text:p>
          </table:table-cell>
          <table:table-cell table:style-name="ce123" office:value-type="float" office:value="1041.23214285714" calcext:value-type="float">
            <text:p>1041</text:p>
          </table:table-cell>
          <table:table-cell table:style-name="ce123" office:value-type="float" office:value="1893.94736842105" calcext:value-type="float">
            <text:p>1894</text:p>
          </table:table-cell>
          <table:table-cell table:style-name="ce123" office:value-type="float" office:value="789.673076923077" calcext:value-type="float">
            <text:p>790</text:p>
          </table:table-cell>
          <table:table-cell table:style-name="ce126" office:value-type="float" office:value="706.444444444445" calcext:value-type="float">
            <text:p>706</text:p>
          </table:table-cell>
          <table:table-cell table:style-name="ce129" table:formula="of:=MEDIAN([.N5:.U5])" office:value-type="float" office:value="1169.47456199461" calcext:value-type="float">
            <text:p>1169</text:p>
          </table:table-cell>
          <table:table-cell/>
          <table:table-cell table:style-name="ce36" office:value-type="string" calcext:value-type="string">
            <text:p>elu</text:p>
          </table:table-cell>
          <table:table-cell table:style-name="ce132" table:formula="of:=((101-[.C5])/100)*[.N5]" office:value-type="float" office:value="1340.184" calcext:value-type="float">
            <text:p>1340</text:p>
          </table:table-cell>
          <table:table-cell table:style-name="ce132" table:formula="of:=((101-[.D5])/100)*[.O5]" office:value-type="float" office:value="39.8397575757575" calcext:value-type="float">
            <text:p>40</text:p>
          </table:table-cell>
          <table:table-cell table:style-name="ce132" table:formula="of:=((101-[.E5])/100)*[.P5]" office:value-type="float" office:value="3064.5" calcext:value-type="float">
            <text:p>3065</text:p>
          </table:table-cell>
          <table:table-cell table:style-name="ce132" table:formula="of:=((101-[.F5])/100)*[.Q5]" office:value-type="float" office:value="164.377484276731" calcext:value-type="float">
            <text:p>164</text:p>
          </table:table-cell>
          <table:table-cell table:style-name="ce132" table:formula="of:=((101-[.G5])/100)*[.R5]" office:value-type="float" office:value="79.8277976190477" calcext:value-type="float">
            <text:p>80</text:p>
          </table:table-cell>
          <table:table-cell table:style-name="ce132" table:formula="of:=((101-[.H5])/100)*[.S5]" office:value-type="float" office:value="113.636842105263" calcext:value-type="float">
            <text:p>114</text:p>
          </table:table-cell>
          <table:table-cell table:style-name="ce132" table:formula="of:=((101-[.I5])/100)*[.T5]" office:value-type="float" office:value="113.186474358974" calcext:value-type="float">
            <text:p>113</text:p>
          </table:table-cell>
          <table:table-cell table:style-name="ce132" table:formula="of:=((101-[.J5])/100)*[.U5]" office:value-type="float" office:value="607.542222222223" calcext:value-type="float">
            <text:p>608</text:p>
          </table:table-cell>
          <table:table-cell table:style-name="ce139" table:formula="of:=MEDIAN([.Y5:.AF5])" office:value-type="float" office:value="139.007163190997" calcext:value-type="float">
            <text:p>139</text:p>
          </table:table-cell>
          <table:table-cell table:style-name="ce178" table:number-columns-repeated="2"/>
          <table:table-cell table:style-name="ce145"/>
          <table:table-cell table:style-name="ce149" office:value-type="float" office:value="2" calcext:value-type="float">
            <text:p>2</text:p>
          </table:table-cell>
          <table:table-cell table:style-name="ce150" table:formula="of:=SMALL([$'Results Data'.$H$2:.$H$169];[.AK5])" office:value-type="float" office:value="9.95706214689279" calcext:value-type="float">
            <text:p>10</text:p>
          </table:table-cell>
          <table:table-cell table:style-name="ce149" table:formula="of:=MATCH([.AL5];[$'Results Data'.H$2:.H$169];0)" office:value-type="float" office:value="45" calcext:value-type="float">
            <text:p>45</text:p>
          </table:table-cell>
          <table:table-cell table:style-name="ce152" table:formula="of:=INDEX([$'Results Data'.A$2:.A$169];[.AM5])" office:value-type="string" office:string-value="relu" calcext:value-type="string">
            <text:p>relu</text:p>
          </table:table-cell>
          <table:table-cell table:style-name="ce152" table:formula="of:=INDEX([$'Results Data'.$B$2:.$B$169];[.AM5])" office:value-type="string" office:string-value="crossentropy" calcext:value-type="string">
            <text:p>crossentropy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gelu</text:p>
          </table:table-cell>
          <table:table-cell table:style-name="ce42" office:value-type="float" office:value="31.6666666666667" calcext:value-type="float">
            <text:p>31.67</text:p>
          </table:table-cell>
          <table:table-cell table:style-name="ce54" office:value-type="float" office:value="90" calcext:value-type="float">
            <text:p>90.00</text:p>
          </table:table-cell>
          <table:table-cell table:style-name="ce54" office:value-type="float" office:value="20" calcext:value-type="float">
            <text:p>20.00</text:p>
          </table:table-cell>
          <table:table-cell table:style-name="ce54" office:value-type="float" office:value="80" calcext:value-type="float">
            <text:p>80.00</text:p>
          </table:table-cell>
          <table:table-cell table:style-name="ce54" office:value-type="float" office:value="73.3333333333333" calcext:value-type="float">
            <text:p>73.33</text:p>
          </table:table-cell>
          <table:table-cell table:style-name="ce54" office:value-type="float" office:value="83.3333333333333" calcext:value-type="float">
            <text:p>83.33</text:p>
          </table:table-cell>
          <table:table-cell table:style-name="ce54" office:value-type="float" office:value="71.6666666666667" calcext:value-type="float">
            <text:p>71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6:.J6])" office:value-type="float" office:value="72.5" calcext:value-type="float">
            <text:p>72.50</text:p>
          </table:table-cell>
          <table:table-cell/>
          <table:table-cell table:style-name="ce36" office:value-type="string" calcext:value-type="string">
            <text:p>gelu</text:p>
          </table:table-cell>
          <table:table-cell table:style-name="ce119" office:value-type="float" office:value="587.052631578947" calcext:value-type="float">
            <text:p>587</text:p>
          </table:table-cell>
          <table:table-cell table:style-name="ce123" office:value-type="float" office:value="744.259259259259" calcext:value-type="float">
            <text:p>744</text:p>
          </table:table-cell>
          <table:table-cell table:style-name="ce123" office:value-type="float" office:value="4152.08333333333" calcext:value-type="float">
            <text:p>4152</text:p>
          </table:table-cell>
          <table:table-cell table:style-name="ce123" office:value-type="float" office:value="1658.375" calcext:value-type="float">
            <text:p>1658</text:p>
          </table:table-cell>
          <table:table-cell table:style-name="ce123" office:value-type="float" office:value="1302.36363636364" calcext:value-type="float">
            <text:p>1302</text:p>
          </table:table-cell>
          <table:table-cell table:style-name="ce123" office:value-type="float" office:value="857.72" calcext:value-type="float">
            <text:p>858</text:p>
          </table:table-cell>
          <table:table-cell table:style-name="ce123" office:value-type="float" office:value="1034" calcext:value-type="float">
            <text:p>1034</text:p>
          </table:table-cell>
          <table:table-cell table:style-name="ce126" office:value-type="float" office:value="4133.72727272727" calcext:value-type="float">
            <text:p>4134</text:p>
          </table:table-cell>
          <table:table-cell table:style-name="ce129" table:formula="of:=MEDIAN([.N6:.U6])" office:value-type="float" office:value="1168.18181818182" calcext:value-type="float">
            <text:p>1168</text:p>
          </table:table-cell>
          <table:table-cell/>
          <table:table-cell table:style-name="ce36" office:value-type="string" calcext:value-type="string">
            <text:p>gelu</text:p>
          </table:table-cell>
          <table:table-cell table:style-name="ce132" table:formula="of:=((101-[.C6])/100)*[.N6]" office:value-type="float" office:value="407.023157894736" calcext:value-type="float">
            <text:p>407</text:p>
          </table:table-cell>
          <table:table-cell table:style-name="ce132" table:formula="of:=((101-[.D6])/100)*[.O6]" office:value-type="float" office:value="81.8685185185185" calcext:value-type="float">
            <text:p>82</text:p>
          </table:table-cell>
          <table:table-cell table:style-name="ce132" table:formula="of:=((101-[.E6])/100)*[.P6]" office:value-type="float" office:value="3363.1875" calcext:value-type="float">
            <text:p>3363</text:p>
          </table:table-cell>
          <table:table-cell table:style-name="ce132" table:formula="of:=((101-[.F6])/100)*[.Q6]" office:value-type="float" office:value="348.25875" calcext:value-type="float">
            <text:p>348</text:p>
          </table:table-cell>
          <table:table-cell table:style-name="ce132" table:formula="of:=((101-[.G6])/100)*[.R6]" office:value-type="float" office:value="360.320606060608" calcext:value-type="float">
            <text:p>360</text:p>
          </table:table-cell>
          <table:table-cell table:style-name="ce132" table:formula="of:=((101-[.H6])/100)*[.S6]" office:value-type="float" office:value="151.530533333334" calcext:value-type="float">
            <text:p>152</text:p>
          </table:table-cell>
          <table:table-cell table:style-name="ce132" table:formula="of:=((101-[.I6])/100)*[.T6]" office:value-type="float" office:value="303.306666666666" calcext:value-type="float">
            <text:p>303</text:p>
          </table:table-cell>
          <table:table-cell table:style-name="ce132" table:formula="of:=((101-[.J6])/100)*[.U6]" office:value-type="float" office:value="3417.21454545455" calcext:value-type="float">
            <text:p>3417</text:p>
          </table:table-cell>
          <table:table-cell table:style-name="ce139" table:formula="of:=MEDIAN([.Y6:.AF6])" office:value-type="float" office:value="354.289678030304" calcext:value-type="float">
            <text:p>354</text:p>
          </table:table-cell>
          <table:table-cell table:style-name="ce178" table:number-columns-repeated="2"/>
          <table:table-cell table:style-name="ce145"/>
          <table:table-cell table:style-name="ce149" office:value-type="float" office:value="3" calcext:value-type="float">
            <text:p>3</text:p>
          </table:table-cell>
          <table:table-cell table:style-name="ce150" table:formula="of:=SMALL([$'Results Data'.$H$2:.$H$169];[.AK6])" office:value-type="float" office:value="16.1441807909607" calcext:value-type="float">
            <text:p>16</text:p>
          </table:table-cell>
          <table:table-cell table:style-name="ce149" table:formula="of:=MATCH([.AL6];[$'Results Data'.H$2:.H$169];0)" office:value-type="float" office:value="8" calcext:value-type="float">
            <text:p>8</text:p>
          </table:table-cell>
          <table:table-cell table:style-name="ce152" table:formula="of:=INDEX([$'Results Data'.A$2:.A$169];[.AM6])" office:value-type="string" office:string-value="mish" calcext:value-type="string">
            <text:p>mish</text:p>
          </table:table-cell>
          <table:table-cell table:style-name="ce152" table:formula="of:=INDEX([$'Results Data'.$B$2:.$B$169];[.AM6])" office:value-type="string" office:string-value="mse" calcext:value-type="string">
            <text:p>mse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hshrink</text:p>
          </table:table-cell>
          <table:table-cell table:style-name="ce42" office:value-type="float" office:value="35" calcext:value-type="float">
            <text:p>35.00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6.66666666666667" calcext:value-type="float">
            <text:p>6.67</text:p>
          </table:table-cell>
          <table:table-cell table:style-name="ce54" office:value-type="float" office:value="38.3333333333333" calcext:value-type="float">
            <text:p>38.33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54" office:value-type="float" office:value="21.6666666666667" calcext:value-type="float">
            <text:p>21.67</text:p>
          </table:table-cell>
          <table:table-cell table:style-name="ce54" office:value-type="float" office:value="31.6666666666667" calcext:value-type="float">
            <text:p>31.67</text:p>
          </table:table-cell>
          <table:table-cell table:style-name="ce42" office:value-type="float" office:value="21.6666666666667" calcext:value-type="float">
            <text:p>21.67</text:p>
          </table:table-cell>
          <table:table-cell table:style-name="ce63" table:formula="of:=MEDIAN([.C7:.J7])" office:value-type="float" office:value="26.6666666666667" calcext:value-type="float">
            <text:p>26.67</text:p>
          </table:table-cell>
          <table:table-cell/>
          <table:table-cell table:style-name="ce36" office:value-type="string" calcext:value-type="string">
            <text:p>hshrink</text:p>
          </table:table-cell>
          <table:table-cell table:style-name="ce119" office:value-type="float" office:value="2854.38095238095" calcext:value-type="float">
            <text:p>2854</text:p>
          </table:table-cell>
          <table:table-cell table:style-name="ce123" office:value-type="float" office:value="648.932203389831" calcext:value-type="float">
            <text:p>649</text:p>
          </table:table-cell>
          <table:table-cell table:style-name="ce123" office:value-type="float" office:value="1184.5" calcext:value-type="float">
            <text:p>1185</text:p>
          </table:table-cell>
          <table:table-cell table:style-name="ce123" office:value-type="float" office:value="2402.13043478261" calcext:value-type="float">
            <text:p>2402</text:p>
          </table:table-cell>
          <table:table-cell table:style-name="ce123" office:value-type="float" office:value="3197" calcext:value-type="float">
            <text:p>3197</text:p>
          </table:table-cell>
          <table:table-cell table:style-name="ce123" office:value-type="float" office:value="3154.84615384615" calcext:value-type="float">
            <text:p>3155</text:p>
          </table:table-cell>
          <table:table-cell table:style-name="ce123" office:value-type="float" office:value="4127.84210526316" calcext:value-type="float">
            <text:p>4128</text:p>
          </table:table-cell>
          <table:table-cell table:style-name="ce126" office:value-type="float" office:value="1746.07692307692" calcext:value-type="float">
            <text:p>1746</text:p>
          </table:table-cell>
          <table:table-cell table:style-name="ce129" table:formula="of:=MEDIAN([.N7:.U7])" office:value-type="float" office:value="2628.25569358178" calcext:value-type="float">
            <text:p>2628</text:p>
          </table:table-cell>
          <table:table-cell/>
          <table:table-cell table:style-name="ce36" office:value-type="string" calcext:value-type="string">
            <text:p>hshrink</text:p>
          </table:table-cell>
          <table:table-cell table:style-name="ce132" table:formula="of:=((101-[.C7])/100)*[.N7]" office:value-type="float" office:value="1883.89142857143" calcext:value-type="float">
            <text:p>1884</text:p>
          </table:table-cell>
          <table:table-cell table:style-name="ce132" table:formula="of:=((101-[.D7])/100)*[.O7]" office:value-type="float" office:value="17.3048587570624" calcext:value-type="float">
            <text:p>17</text:p>
          </table:table-cell>
          <table:table-cell table:style-name="ce132" table:formula="of:=((101-[.E7])/100)*[.P7]" office:value-type="float" office:value="1117.37833333333" calcext:value-type="float">
            <text:p>1117</text:p>
          </table:table-cell>
          <table:table-cell table:style-name="ce132" table:formula="of:=((101-[.F7])/100)*[.Q7]" office:value-type="float" office:value="1505.33507246377" calcext:value-type="float">
            <text:p>1505</text:p>
          </table:table-cell>
          <table:table-cell table:style-name="ce132" table:formula="of:=((101-[.G7])/100)*[.R7]" office:value-type="float" office:value="2642.85333333333" calcext:value-type="float">
            <text:p>2643</text:p>
          </table:table-cell>
          <table:table-cell table:style-name="ce132" table:formula="of:=((101-[.H7])/100)*[.S7]" office:value-type="float" office:value="2502.84461538461" calcext:value-type="float">
            <text:p>2503</text:p>
          </table:table-cell>
          <table:table-cell table:style-name="ce132" table:formula="of:=((101-[.I7])/100)*[.T7]" office:value-type="float" office:value="2861.97052631579" calcext:value-type="float">
            <text:p>2862</text:p>
          </table:table-cell>
          <table:table-cell table:style-name="ce132" table:formula="of:=((101-[.J7])/100)*[.U7]" office:value-type="float" office:value="1385.22102564102" calcext:value-type="float">
            <text:p>1385</text:p>
          </table:table-cell>
          <table:table-cell table:style-name="ce139" table:formula="of:=MEDIAN([.Y7:.AF7])" office:value-type="float" office:value="1694.6132505176" calcext:value-type="float">
            <text:p>1695</text:p>
          </table:table-cell>
          <table:table-cell table:style-name="ce178" table:number-columns-repeated="2"/>
          <table:table-cell table:style-name="ce145"/>
          <table:table-cell table:style-name="ce149" office:value-type="float" office:value="4" calcext:value-type="float">
            <text:p>4</text:p>
          </table:table-cell>
          <table:table-cell table:style-name="ce150" table:formula="of:=SMALL([$'Results Data'.$H$2:.$H$169];[.AK7])" office:value-type="float" office:value="16.8881355932206" calcext:value-type="float">
            <text:p>17</text:p>
          </table:table-cell>
          <table:table-cell table:style-name="ce149" table:formula="of:=MATCH([.AL7];[$'Results Data'.H$2:.H$169];0)" office:value-type="float" office:value="71" calcext:value-type="float">
            <text:p>71</text:p>
          </table:table-cell>
          <table:table-cell table:style-name="ce152" table:formula="of:=INDEX([$'Results Data'.A$2:.A$169];[.AM7])" office:value-type="string" office:string-value="softplus" calcext:value-type="string">
            <text:p>softplus</text:p>
          </table:table-cell>
          <table:table-cell table:style-name="ce152" table:formula="of:=INDEX([$'Results Data'.$B$2:.$B$169];[.AM7])" office:value-type="string" office:string-value="crossentropy" calcext:value-type="string">
            <text:p>crossentropy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hsigmoid</text:p>
          </table:table-cell>
          <table:table-cell table:style-name="ce42" office:value-type="float" office:value="13.3333333333333" calcext:value-type="float">
            <text:p>13.33</text:p>
          </table:table-cell>
          <table:table-cell table:style-name="ce54" office:value-type="float" office:value="3.33333333333333" calcext:value-type="float">
            <text:p>3.33</text:p>
          </table:table-cell>
          <table:table-cell table:style-name="ce54" office:value-type="float" office:value="13.3333333333333" calcext:value-type="float">
            <text:p>13.33</text:p>
          </table:table-cell>
          <table:table-cell table:style-name="ce54" office:value-type="float" office:value="23.3333333333333" calcext:value-type="float">
            <text:p>23.33</text:p>
          </table:table-cell>
          <table:table-cell table:number-columns-repeated="2" table:style-name="ce54" office:value-type="float" office:value="20" calcext:value-type="float">
            <text:p>20.00</text:p>
          </table:table-cell>
          <table:table-cell table:style-name="ce54" office:value-type="float" office:value="15" calcext:value-type="float">
            <text:p>15.00</text:p>
          </table:table-cell>
          <table:table-cell table:style-name="ce42" office:value-type="float" office:value="16.6666666666667" calcext:value-type="float">
            <text:p>16.67</text:p>
          </table:table-cell>
          <table:table-cell table:style-name="ce63" table:formula="of:=MEDIAN([.C8:.J8])" office:value-type="float" office:value="15.8333333333334" calcext:value-type="float">
            <text:p>15.83</text:p>
          </table:table-cell>
          <table:table-cell/>
          <table:table-cell table:style-name="ce36" office:value-type="string" calcext:value-type="string">
            <text:p>hsigmoid</text:p>
          </table:table-cell>
          <table:table-cell table:style-name="ce119" office:value-type="float" office:value="1021.5" calcext:value-type="float">
            <text:p>1022</text:p>
          </table:table-cell>
          <table:table-cell table:style-name="ce123" office:value-type="float" office:value="2829.5" calcext:value-type="float">
            <text:p>2830</text:p>
          </table:table-cell>
          <table:table-cell table:style-name="ce123" office:value-type="float" office:value="3108.125" calcext:value-type="float">
            <text:p>3108</text:p>
          </table:table-cell>
          <table:table-cell table:style-name="ce123" office:value-type="float" office:value="3100.35714285714" calcext:value-type="float">
            <text:p>3100</text:p>
          </table:table-cell>
          <table:table-cell table:style-name="ce123" office:value-type="float" office:value="2489.91666666667" calcext:value-type="float">
            <text:p>2490</text:p>
          </table:table-cell>
          <table:table-cell table:style-name="ce123" office:value-type="float" office:value="3839.5" calcext:value-type="float">
            <text:p>3840</text:p>
          </table:table-cell>
          <table:table-cell table:style-name="ce123" office:value-type="float" office:value="2157.55555555556" calcext:value-type="float">
            <text:p>2158</text:p>
          </table:table-cell>
          <table:table-cell table:style-name="ce126" office:value-type="float" office:value="2598.8" calcext:value-type="float">
            <text:p>2599</text:p>
          </table:table-cell>
          <table:table-cell table:style-name="ce129" table:formula="of:=MEDIAN([.N8:.U8])" office:value-type="float" office:value="2714.15" calcext:value-type="float">
            <text:p>2714</text:p>
          </table:table-cell>
          <table:table-cell/>
          <table:table-cell table:style-name="ce36" office:value-type="string" calcext:value-type="string">
            <text:p>hsigmoid</text:p>
          </table:table-cell>
          <table:table-cell table:style-name="ce132" table:formula="of:=((101-[.C8])/100)*[.N8]" office:value-type="float" office:value="895.515" calcext:value-type="float">
            <text:p>896</text:p>
          </table:table-cell>
          <table:table-cell table:style-name="ce132" table:formula="of:=((101-[.D8])/100)*[.O8]" office:value-type="float" office:value="2763.47833333333" calcext:value-type="float">
            <text:p>2763</text:p>
          </table:table-cell>
          <table:table-cell table:style-name="ce132" table:formula="of:=((101-[.E8])/100)*[.P8]" office:value-type="float" office:value="2724.78958333333" calcext:value-type="float">
            <text:p>2725</text:p>
          </table:table-cell>
          <table:table-cell table:style-name="ce132" table:formula="of:=((101-[.F8])/100)*[.Q8]" office:value-type="float" office:value="2407.94404761905" calcext:value-type="float">
            <text:p>2408</text:p>
          </table:table-cell>
          <table:table-cell table:style-name="ce132" table:formula="of:=((101-[.G8])/100)*[.R8]" office:value-type="float" office:value="2016.8325" calcext:value-type="float">
            <text:p>2017</text:p>
          </table:table-cell>
          <table:table-cell table:style-name="ce132" table:formula="of:=((101-[.H8])/100)*[.S8]" office:value-type="float" office:value="3109.995" calcext:value-type="float">
            <text:p>3110</text:p>
          </table:table-cell>
          <table:table-cell table:style-name="ce132" table:formula="of:=((101-[.I8])/100)*[.T8]" office:value-type="float" office:value="1855.49777777778" calcext:value-type="float">
            <text:p>1855</text:p>
          </table:table-cell>
          <table:table-cell table:style-name="ce132" table:formula="of:=((101-[.J8])/100)*[.U8]" office:value-type="float" office:value="2191.65466666667" calcext:value-type="float">
            <text:p>2192</text:p>
          </table:table-cell>
          <table:table-cell table:style-name="ce139" table:formula="of:=MEDIAN([.Y8:.AF8])" office:value-type="float" office:value="2299.79935714286" calcext:value-type="float">
            <text:p>2300</text:p>
          </table:table-cell>
          <table:table-cell table:style-name="ce178" table:number-columns-repeated="2"/>
          <table:table-cell table:style-name="ce145"/>
          <table:table-cell table:style-name="ce149" office:value-type="float" office:value="5" calcext:value-type="float">
            <text:p>5</text:p>
          </table:table-cell>
          <table:table-cell table:style-name="ce150" table:formula="of:=SMALL([$'Results Data'.$H$2:.$H$169];[.AK8])" office:value-type="float" office:value="17.1855367231641" calcext:value-type="float">
            <text:p>17</text:p>
          </table:table-cell>
          <table:table-cell table:style-name="ce149" table:formula="of:=MATCH([.AL8];[$'Results Data'.H$2:.H$169];0)" office:value-type="float" office:value="161" calcext:value-type="float">
            <text:p>161</text:p>
          </table:table-cell>
          <table:table-cell table:style-name="ce152" table:formula="of:=INDEX([$'Results Data'.A$2:.A$169];[.AM8])" office:value-type="string" office:string-value="leakyrelu" calcext:value-type="string">
            <text:p>leakyrelu</text:p>
          </table:table-cell>
          <table:table-cell table:style-name="ce152" table:formula="of:=INDEX([$'Results Data'.$B$2:.$B$169];[.AM8])" office:value-type="string" office:string-value="crossentropy" calcext:value-type="string">
            <text:p>crossentropy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hswish</text:p>
          </table:table-cell>
          <table:table-cell table:style-name="ce42" office:value-type="float" office:value="50" calcext:value-type="float">
            <text:p>50.00</text:p>
          </table:table-cell>
          <table:table-cell table:style-name="ce54" office:value-type="float" office:value="73.3333333333333" calcext:value-type="float">
            <text:p>73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65" calcext:value-type="float">
            <text:p>65.00</text:p>
          </table:table-cell>
          <table:table-cell table:style-name="ce54" office:value-type="float" office:value="68.3333333333333" calcext:value-type="float">
            <text:p>68.33</text:p>
          </table:table-cell>
          <table:table-cell table:style-name="ce54" office:value-type="float" office:value="81.6666666666667" calcext:value-type="float">
            <text:p>81.67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42" office:value-type="float" office:value="25" calcext:value-type="float">
            <text:p>25.00</text:p>
          </table:table-cell>
          <table:table-cell table:style-name="ce63" table:formula="of:=MEDIAN([.C9:.J9])" office:value-type="float" office:value="66.6666666666667" calcext:value-type="float">
            <text:p>66.67</text:p>
          </table:table-cell>
          <table:table-cell/>
          <table:table-cell table:style-name="ce36" office:value-type="string" calcext:value-type="string">
            <text:p>hswish</text:p>
          </table:table-cell>
          <table:table-cell table:style-name="ce119" office:value-type="float" office:value="1829.6" calcext:value-type="float">
            <text:p>1830</text:p>
          </table:table-cell>
          <table:table-cell table:style-name="ce123" office:value-type="float" office:value="400.272727272727" calcext:value-type="float">
            <text:p>400</text:p>
          </table:table-cell>
          <table:table-cell table:style-name="ce123" office:value-type="float" office:value="3863.77777777778" calcext:value-type="float">
            <text:p>3864</text:p>
          </table:table-cell>
          <table:table-cell table:style-name="ce123" office:value-type="float" office:value="1026.82051282051" calcext:value-type="float">
            <text:p>1027</text:p>
          </table:table-cell>
          <table:table-cell table:style-name="ce123" office:value-type="float" office:value="1096.56097560976" calcext:value-type="float">
            <text:p>1097</text:p>
          </table:table-cell>
          <table:table-cell table:style-name="ce123" office:value-type="float" office:value="1246.61224489796" calcext:value-type="float">
            <text:p>1247</text:p>
          </table:table-cell>
          <table:table-cell table:style-name="ce123" office:value-type="float" office:value="1146.38461538462" calcext:value-type="float">
            <text:p>1146</text:p>
          </table:table-cell>
          <table:table-cell table:style-name="ce126" office:value-type="float" office:value="3235" calcext:value-type="float">
            <text:p>3235</text:p>
          </table:table-cell>
          <table:table-cell table:style-name="ce129" table:formula="of:=MEDIAN([.N9:.U9])" office:value-type="float" office:value="1196.49843014129" calcext:value-type="float">
            <text:p>1196</text:p>
          </table:table-cell>
          <table:table-cell/>
          <table:table-cell table:style-name="ce36" office:value-type="string" calcext:value-type="string">
            <text:p>hswish</text:p>
          </table:table-cell>
          <table:table-cell table:style-name="ce132" table:formula="of:=((101-[.C9])/100)*[.N9]" office:value-type="float" office:value="933.096" calcext:value-type="float">
            <text:p>933</text:p>
          </table:table-cell>
          <table:table-cell table:style-name="ce132" table:formula="of:=((101-[.D9])/100)*[.O9]" office:value-type="float" office:value="110.742121212121" calcext:value-type="float">
            <text:p>111</text:p>
          </table:table-cell>
          <table:table-cell table:style-name="ce132" table:formula="of:=((101-[.E9])/100)*[.P9]" office:value-type="float" office:value="3322.84888888889" calcext:value-type="float">
            <text:p>3323</text:p>
          </table:table-cell>
          <table:table-cell table:style-name="ce132" table:formula="of:=((101-[.F9])/100)*[.Q9]" office:value-type="float" office:value="369.655384615384" calcext:value-type="float">
            <text:p>370</text:p>
          </table:table-cell>
          <table:table-cell table:style-name="ce132" table:formula="of:=((101-[.G9])/100)*[.R9]" office:value-type="float" office:value="358.209918699189" calcext:value-type="float">
            <text:p>358</text:p>
          </table:table-cell>
          <table:table-cell table:style-name="ce132" table:formula="of:=((101-[.H9])/100)*[.S9]" office:value-type="float" office:value="241.011700680272" calcext:value-type="float">
            <text:p>241</text:p>
          </table:table-cell>
          <table:table-cell table:style-name="ce132" table:formula="of:=((101-[.I9])/100)*[.T9]" office:value-type="float" office:value="164.315128205129" calcext:value-type="float">
            <text:p>164</text:p>
          </table:table-cell>
          <table:table-cell table:style-name="ce132" table:formula="of:=((101-[.J9])/100)*[.U9]" office:value-type="float" office:value="2458.6" calcext:value-type="float">
            <text:p>2459</text:p>
          </table:table-cell>
          <table:table-cell table:style-name="ce139" table:formula="of:=MEDIAN([.Y9:.AF9])" office:value-type="float" office:value="363.932651657286" calcext:value-type="float">
            <text:p>364</text:p>
          </table:table-cell>
          <table:table-cell table:style-name="ce178" table:number-columns-repeated="2"/>
          <table:table-cell table:style-name="ce145"/>
          <table:table-cell table:style-name="ce149" office:value-type="float" office:value="6" calcext:value-type="float">
            <text:p>6</text:p>
          </table:table-cell>
          <table:table-cell table:style-name="ce150" table:formula="of:=SMALL([$'Results Data'.$H$2:.$H$169];[.AK9])" office:value-type="float" office:value="17.3048587570624" calcext:value-type="float">
            <text:p>17</text:p>
          </table:table-cell>
          <table:table-cell table:style-name="ce149" table:formula="of:=MATCH([.AL9];[$'Results Data'.H$2:.H$169];0)" office:value-type="float" office:value="30" calcext:value-type="float">
            <text:p>30</text:p>
          </table:table-cell>
          <table:table-cell table:style-name="ce152" table:formula="of:=INDEX([$'Results Data'.A$2:.A$169];[.AM9])" office:value-type="string" office:string-value="hardshrink" calcext:value-type="string">
            <text:p>hardshrink</text:p>
          </table:table-cell>
          <table:table-cell table:style-name="ce152" table:formula="of:=INDEX([$'Results Data'.$B$2:.$B$169];[.AM9])" office:value-type="string" office:string-value="crossentropy" calcext:value-type="string">
            <text:p>crossentropy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hardtanh</text:p>
          </table:table-cell>
          <table:table-cell table:style-name="ce42" office:value-type="float" office:value="16.6666666666667" calcext:value-type="float">
            <text:p>16.67</text:p>
          </table:table-cell>
          <table:table-cell table:style-name="ce54" office:value-type="float" office:value="20" calcext:value-type="float">
            <text:p>20.00</text:p>
          </table:table-cell>
          <table:table-cell table:style-name="ce54" office:value-type="float" office:value="5" calcext:value-type="float">
            <text:p>5.00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16.6666666666667" calcext:value-type="float">
            <text:p>16.67</text:p>
          </table:table-cell>
          <table:table-cell table:style-name="ce54" office:value-type="float" office:value="15" calcext:value-type="float">
            <text:p>15.00</text:p>
          </table:table-cell>
          <table:table-cell table:style-name="ce42" office:value-type="float" office:value="25" calcext:value-type="float">
            <text:p>25.00</text:p>
          </table:table-cell>
          <table:table-cell table:style-name="ce63" table:formula="of:=MEDIAN([.C10:.J10])" office:value-type="float" office:value="16.6666666666667" calcext:value-type="float">
            <text:p>16.67</text:p>
          </table:table-cell>
          <table:table-cell/>
          <table:table-cell table:style-name="ce36" office:value-type="string" calcext:value-type="string">
            <text:p>hardtanh</text:p>
          </table:table-cell>
          <table:table-cell table:style-name="ce119" office:value-type="float" office:value="2133.7" calcext:value-type="float">
            <text:p>2134</text:p>
          </table:table-cell>
          <table:table-cell table:style-name="ce123" office:value-type="float" office:value="2380" calcext:value-type="float">
            <text:p>2380</text:p>
          </table:table-cell>
          <table:table-cell table:style-name="ce123" office:value-type="float" office:value="1074.33333333333" calcext:value-type="float">
            <text:p>1074</text:p>
          </table:table-cell>
          <table:table-cell table:style-name="ce123" office:value-type="float" office:value="3298.07142857143" calcext:value-type="float">
            <text:p>3298</text:p>
          </table:table-cell>
          <table:table-cell table:style-name="ce123" office:value-type="float" office:value="1853" calcext:value-type="float">
            <text:p>1853</text:p>
          </table:table-cell>
          <table:table-cell table:style-name="ce123" office:value-type="float" office:value="1977.6" calcext:value-type="float">
            <text:p>1978</text:p>
          </table:table-cell>
          <table:table-cell table:style-name="ce123" office:value-type="float" office:value="3100.44444444444" calcext:value-type="float">
            <text:p>3100</text:p>
          </table:table-cell>
          <table:table-cell table:style-name="ce126" office:value-type="float" office:value="1987.86666666667" calcext:value-type="float">
            <text:p>1988</text:p>
          </table:table-cell>
          <table:table-cell table:style-name="ce129" table:formula="of:=MEDIAN([.N10:.U10])" office:value-type="float" office:value="2060.78333333333" calcext:value-type="float">
            <text:p>2061</text:p>
          </table:table-cell>
          <table:table-cell/>
          <table:table-cell table:style-name="ce36" office:value-type="string" calcext:value-type="string">
            <text:p>hardtanh</text:p>
          </table:table-cell>
          <table:table-cell table:style-name="ce132" table:formula="of:=((101-[.C10])/100)*[.N10]" office:value-type="float" office:value="1799.42033333333" calcext:value-type="float">
            <text:p>1799</text:p>
          </table:table-cell>
          <table:table-cell table:style-name="ce132" table:formula="of:=((101-[.D10])/100)*[.O10]" office:value-type="float" office:value="1927.8" calcext:value-type="float">
            <text:p>1928</text:p>
          </table:table-cell>
          <table:table-cell table:style-name="ce132" table:formula="of:=((101-[.E10])/100)*[.P10]" office:value-type="float" office:value="1031.36" calcext:value-type="float">
            <text:p>1031</text:p>
          </table:table-cell>
          <table:table-cell table:style-name="ce132" table:formula="of:=((101-[.F10])/100)*[.Q10]" office:value-type="float" office:value="2561.50214285715" calcext:value-type="float">
            <text:p>2562</text:p>
          </table:table-cell>
          <table:table-cell table:style-name="ce132" table:formula="of:=((101-[.G10])/100)*[.R10]" office:value-type="float" office:value="1593.58" calcext:value-type="float">
            <text:p>1594</text:p>
          </table:table-cell>
          <table:table-cell table:style-name="ce132" table:formula="of:=((101-[.H10])/100)*[.S10]" office:value-type="float" office:value="1667.776" calcext:value-type="float">
            <text:p>1668</text:p>
          </table:table-cell>
          <table:table-cell table:style-name="ce132" table:formula="of:=((101-[.I10])/100)*[.T10]" office:value-type="float" office:value="2666.38222222222" calcext:value-type="float">
            <text:p>2666</text:p>
          </table:table-cell>
          <table:table-cell table:style-name="ce132" table:formula="of:=((101-[.J10])/100)*[.U10]" office:value-type="float" office:value="1510.77866666667" calcext:value-type="float">
            <text:p>1511</text:p>
          </table:table-cell>
          <table:table-cell table:style-name="ce139" table:formula="of:=MEDIAN([.Y10:.AF10])" office:value-type="float" office:value="1733.59816666667" calcext:value-type="float">
            <text:p>1734</text:p>
          </table:table-cell>
          <table:table-cell table:style-name="ce178" table:number-columns-repeated="2"/>
          <table:table-cell table:style-name="ce145"/>
          <table:table-cell table:style-name="ce149" office:value-type="float" office:value="7" calcext:value-type="float">
            <text:p>7</text:p>
          </table:table-cell>
          <table:table-cell table:style-name="ce150" table:formula="of:=SMALL([$'Results Data'.$H$2:.$H$169];[.AK10])" office:value-type="float" office:value="19.2147368421053" calcext:value-type="float">
            <text:p>19</text:p>
          </table:table-cell>
          <table:table-cell table:style-name="ce149" table:formula="of:=MATCH([.AL10];[$'Results Data'.H$2:.H$169];0)" office:value-type="float" office:value="92" calcext:value-type="float">
            <text:p>92</text:p>
          </table:table-cell>
          <table:table-cell table:style-name="ce152" table:formula="of:=INDEX([$'Results Data'.A$2:.A$169];[.AM10])" office:value-type="string" office:string-value="celu" calcext:value-type="string">
            <text:p>celu</text:p>
          </table:table-cell>
          <table:table-cell table:style-name="ce152" table:formula="of:=INDEX([$'Results Data'.$B$2:.$B$169];[.AM10])" office:value-type="string" office:string-value="crossentropy" calcext:value-type="string">
            <text:p>crossentropy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leakyrelu</text:p>
          </table:table-cell>
          <table:table-cell table:style-name="ce42" office:value-type="float" office:value="28.3333333333333" calcext:value-type="float">
            <text:p>28.33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76.6666666666667" calcext:value-type="float">
            <text:p>76.67</text:p>
          </table:table-cell>
          <table:table-cell table:number-columns-repeated="2" table:style-name="ce54" office:value-type="float" office:value="41.6666666666667" calcext:value-type="float">
            <text:p>41.67</text:p>
          </table:table-cell>
          <table:table-cell table:style-name="ce54" office:value-type="float" office:value="71.6666666666667" calcext:value-type="float">
            <text:p>71.67</text:p>
          </table:table-cell>
          <table:table-cell table:style-name="ce42" office:value-type="float" office:value="23.3333333333333" calcext:value-type="float">
            <text:p>23.33</text:p>
          </table:table-cell>
          <table:table-cell table:style-name="ce63" table:formula="of:=MEDIAN([.C11:.J11])" office:value-type="float" office:value="41.6666666666667" calcext:value-type="float">
            <text:p>41.67</text:p>
          </table:table-cell>
          <table:table-cell/>
          <table:table-cell table:style-name="ce36" office:value-type="string" calcext:value-type="string">
            <text:p>leakyrelu</text:p>
          </table:table-cell>
          <table:table-cell table:style-name="ce119" office:value-type="float" office:value="1032.23529411765" calcext:value-type="float">
            <text:p>1032</text:p>
          </table:table-cell>
          <table:table-cell table:style-name="ce123" office:value-type="float" office:value="644.457627118644" calcext:value-type="float">
            <text:p>644</text:p>
          </table:table-cell>
          <table:table-cell table:style-name="ce123" office:value-type="float" office:value="4136" calcext:value-type="float">
            <text:p>4136</text:p>
          </table:table-cell>
          <table:table-cell table:style-name="ce123" office:value-type="float" office:value="1454.39130434783" calcext:value-type="float">
            <text:p>1454</text:p>
          </table:table-cell>
          <table:table-cell table:style-name="ce123" office:value-type="float" office:value="2686.76" calcext:value-type="float">
            <text:p>2687</text:p>
          </table:table-cell>
          <table:table-cell table:style-name="ce123" office:value-type="float" office:value="1191.28" calcext:value-type="float">
            <text:p>1191</text:p>
          </table:table-cell>
          <table:table-cell table:style-name="ce123" office:value-type="float" office:value="1116.41860465116" calcext:value-type="float">
            <text:p>1116</text:p>
          </table:table-cell>
          <table:table-cell table:style-name="ce126" office:value-type="float" office:value="2676.85714285714" calcext:value-type="float">
            <text:p>2677</text:p>
          </table:table-cell>
          <table:table-cell table:style-name="ce129" table:formula="of:=MEDIAN([.N11:.U11])" office:value-type="float" office:value="1322.83565217392" calcext:value-type="float">
            <text:p>1323</text:p>
          </table:table-cell>
          <table:table-cell/>
          <table:table-cell table:style-name="ce36" office:value-type="string" calcext:value-type="string">
            <text:p>leakyrelu</text:p>
          </table:table-cell>
          <table:table-cell table:style-name="ce132" table:formula="of:=((101-[.C11])/100)*[.N11]" office:value-type="float" office:value="750.090980392159" calcext:value-type="float">
            <text:p>750</text:p>
          </table:table-cell>
          <table:table-cell table:style-name="ce132" table:formula="of:=((101-[.D11])/100)*[.O11]" office:value-type="float" office:value="17.1855367231641" calcext:value-type="float">
            <text:p>17</text:p>
          </table:table-cell>
          <table:table-cell table:style-name="ce132" table:formula="of:=((101-[.E11])/100)*[.P11]" office:value-type="float" office:value="3212.29333333333" calcext:value-type="float">
            <text:p>3212</text:p>
          </table:table-cell>
          <table:table-cell table:style-name="ce132" table:formula="of:=((101-[.F11])/100)*[.Q11]" office:value-type="float" office:value="353.901884057972" calcext:value-type="float">
            <text:p>354</text:p>
          </table:table-cell>
          <table:table-cell table:style-name="ce132" table:formula="of:=((101-[.G11])/100)*[.R11]" office:value-type="float" office:value="1594.14426666667" calcext:value-type="float">
            <text:p>1594</text:p>
          </table:table-cell>
          <table:table-cell table:style-name="ce132" table:formula="of:=((101-[.H11])/100)*[.S11]" office:value-type="float" office:value="706.826133333333" calcext:value-type="float">
            <text:p>707</text:p>
          </table:table-cell>
          <table:table-cell table:style-name="ce132" table:formula="of:=((101-[.I11])/100)*[.T11]" office:value-type="float" office:value="327.482790697673" calcext:value-type="float">
            <text:p>327</text:p>
          </table:table-cell>
          <table:table-cell table:style-name="ce132" table:formula="of:=((101-[.J11])/100)*[.U11]" office:value-type="float" office:value="2079.02571428571" calcext:value-type="float">
            <text:p>2079</text:p>
          </table:table-cell>
          <table:table-cell table:style-name="ce139" table:formula="of:=MEDIAN([.Y11:.AF11])" office:value-type="float" office:value="728.458556862746" calcext:value-type="float">
            <text:p>728</text:p>
          </table:table-cell>
          <table:table-cell table:style-name="ce178" table:number-columns-repeated="2"/>
          <table:table-cell table:style-name="ce145"/>
          <table:table-cell table:style-name="ce149" office:value-type="float" office:value="8" calcext:value-type="float">
            <text:p>8</text:p>
          </table:table-cell>
          <table:table-cell table:style-name="ce150" table:formula="of:=SMALL([$'Results Data'.$H$2:.$H$169];[.AK11])" office:value-type="float" office:value="26.0018079096049" calcext:value-type="float">
            <text:p>26</text:p>
          </table:table-cell>
          <table:table-cell table:style-name="ce149" table:formula="of:=MATCH([.AL11];[$'Results Data'.H$2:.H$169];0)" office:value-type="float" office:value="106" calcext:value-type="float">
            <text:p>106</text:p>
          </table:table-cell>
          <table:table-cell table:style-name="ce152" table:formula="of:=INDEX([$'Results Data'.A$2:.A$169];[.AM11])" office:value-type="string" office:string-value="selu" calcext:value-type="string">
            <text:p>selu</text:p>
          </table:table-cell>
          <table:table-cell table:style-name="ce152" table:formula="of:=INDEX([$'Results Data'.$B$2:.$B$169];[.AM11])" office:value-type="string" office:string-value="smoothl1" calcext:value-type="string">
            <text:p>smoothl1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lsigmoid</text:p>
          </table:table-cell>
          <table:table-cell table:style-name="ce42" office:value-type="float" office:value="13.3333333333333" calcext:value-type="float">
            <text:p>13.33</text:p>
          </table:table-cell>
          <table:table-cell table:style-name="ce54" office:value-type="float" office:value="83.3333333333333" calcext:value-type="float">
            <text:p>83.33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31.6666666666667" calcext:value-type="float">
            <text:p>31.67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42" office:value-type="float" office:value="15" calcext:value-type="float">
            <text:p>15.00</text:p>
          </table:table-cell>
          <table:table-cell table:style-name="ce63" table:formula="of:=MEDIAN([.C12:.J12])" office:value-type="float" office:value="18.3333333333333" calcext:value-type="float">
            <text:p>18.33</text:p>
          </table:table-cell>
          <table:table-cell/>
          <table:table-cell table:style-name="ce36" office:value-type="string" calcext:value-type="string">
            <text:p>lsigmoid</text:p>
          </table:table-cell>
          <table:table-cell table:style-name="ce119" office:value-type="float" office:value="301" calcext:value-type="float">
            <text:p>301</text:p>
          </table:table-cell>
          <table:table-cell table:style-name="ce123" office:value-type="float" office:value="693.96" calcext:value-type="float">
            <text:p>694</text:p>
          </table:table-cell>
          <table:table-cell table:style-name="ce123" office:value-type="float" office:value="3986.09090909091" calcext:value-type="float">
            <text:p>3986</text:p>
          </table:table-cell>
          <table:table-cell table:style-name="ce123" office:value-type="float" office:value="2038.11111111111" calcext:value-type="float">
            <text:p>2038</text:p>
          </table:table-cell>
          <table:table-cell table:style-name="ce123" office:value-type="float" office:value="2678.36842105263" calcext:value-type="float">
            <text:p>2678</text:p>
          </table:table-cell>
          <table:table-cell table:style-name="ce123" office:value-type="float" office:value="1118.57142857143" calcext:value-type="float">
            <text:p>1119</text:p>
          </table:table-cell>
          <table:table-cell table:style-name="ce123" office:value-type="float" office:value="370.454545454545" calcext:value-type="float">
            <text:p>370</text:p>
          </table:table-cell>
          <table:table-cell table:style-name="ce126" office:value-type="float" office:value="33.6666666666667" calcext:value-type="float">
            <text:p>34</text:p>
          </table:table-cell>
          <table:table-cell table:style-name="ce129" table:formula="of:=MEDIAN([.N12:.U12])" office:value-type="float" office:value="906.265714285715" calcext:value-type="float">
            <text:p>906</text:p>
          </table:table-cell>
          <table:table-cell/>
          <table:table-cell table:style-name="ce36" office:value-type="string" calcext:value-type="string">
            <text:p>lsigmoid</text:p>
          </table:table-cell>
          <table:table-cell table:style-name="ce132" table:formula="of:=((101-[.C12])/100)*[.N12]" office:value-type="float" office:value="263.876666666667" calcext:value-type="float">
            <text:p>264</text:p>
          </table:table-cell>
          <table:table-cell table:style-name="ce132" table:formula="of:=((101-[.D12])/100)*[.O12]" office:value-type="float" office:value="122.5996" calcext:value-type="float">
            <text:p>123</text:p>
          </table:table-cell>
          <table:table-cell table:style-name="ce132" table:formula="of:=((101-[.E12])/100)*[.P12]" office:value-type="float" office:value="3295.16848484849" calcext:value-type="float">
            <text:p>3295</text:p>
          </table:table-cell>
          <table:table-cell table:style-name="ce132" table:formula="of:=((101-[.F12])/100)*[.Q12]" office:value-type="float" office:value="1752.77555555555" calcext:value-type="float">
            <text:p>1753</text:p>
          </table:table-cell>
          <table:table-cell table:style-name="ce132" table:formula="of:=((101-[.G12])/100)*[.R12]" office:value-type="float" office:value="1857.00210526316" calcext:value-type="float">
            <text:p>1857</text:p>
          </table:table-cell>
          <table:table-cell table:style-name="ce132" table:formula="of:=((101-[.H12])/100)*[.S12]" office:value-type="float" office:value="868.757142857144" calcext:value-type="float">
            <text:p>869</text:p>
          </table:table-cell>
          <table:table-cell table:style-name="ce132" table:formula="of:=((101-[.I12])/100)*[.T12]" office:value-type="float" office:value="306.242424242424" calcext:value-type="float">
            <text:p>306</text:p>
          </table:table-cell>
          <table:table-cell table:style-name="ce132" table:formula="of:=((101-[.J12])/100)*[.U12]" office:value-type="float" office:value="28.9533333333334" calcext:value-type="float">
            <text:p>29</text:p>
          </table:table-cell>
          <table:table-cell table:style-name="ce139" table:formula="of:=MEDIAN([.Y12:.AF12])" office:value-type="float" office:value="587.499783549784" calcext:value-type="float">
            <text:p>587</text:p>
          </table:table-cell>
          <table:table-cell table:style-name="ce178" table:number-columns-repeated="2"/>
          <table:table-cell table:style-name="ce145"/>
          <table:table-cell table:style-name="ce149" office:value-type="float" office:value="9" calcext:value-type="float">
            <text:p>9</text:p>
          </table:table-cell>
          <table:table-cell table:style-name="ce150" table:formula="of:=SMALL([$'Results Data'.$H$2:.$H$169];[.AK12])" office:value-type="float" office:value="28.9533333333334" calcext:value-type="float">
            <text:p>29</text:p>
          </table:table-cell>
          <table:table-cell table:style-name="ce149" table:formula="of:=MATCH([.AL12];[$'Results Data'.H$2:.H$169];0)" office:value-type="float" office:value="24" calcext:value-type="float">
            <text:p>24</text:p>
          </table:table-cell>
          <table:table-cell table:style-name="ce152" table:formula="of:=INDEX([$'Results Data'.A$2:.A$169];[.AM12])" office:value-type="string" office:string-value="logsigmoid" calcext:value-type="string">
            <text:p>logsigmoid</text:p>
          </table:table-cell>
          <table:table-cell table:style-name="ce152" table:formula="of:=INDEX([$'Results Data'.$B$2:.$B$169];[.AM12])" office:value-type="string" office:string-value="softmargin" calcext:value-type="string">
            <text:p>softmargin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mish</text:p>
          </table:table-cell>
          <table:table-cell table:style-name="ce42" office:value-type="float" office:value="63.3333333333333" calcext:value-type="float">
            <text:p>63.33</text:p>
          </table:table-cell>
          <table:table-cell table:style-name="ce54" office:value-type="float" office:value="88.3333333333333" calcext:value-type="float">
            <text:p>88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71.6666666666667" calcext:value-type="float">
            <text:p>71.67</text:p>
          </table:table-cell>
          <table:table-cell table:style-name="ce54" office:value-type="float" office:value="83.3333333333333" calcext:value-type="float">
            <text:p>83.33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76.6666666666667" calcext:value-type="float">
            <text:p>76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13:.J13])" office:value-type="float" office:value="74.1666666666667" calcext:value-type="float">
            <text:p>74.17</text:p>
          </table:table-cell>
          <table:table-cell/>
          <table:table-cell table:style-name="ce36" office:value-type="string" calcext:value-type="string">
            <text:p>mish</text:p>
          </table:table-cell>
          <table:table-cell table:style-name="ce119" office:value-type="float" office:value="2179.57894736842" calcext:value-type="float">
            <text:p>2180</text:p>
          </table:table-cell>
          <table:table-cell table:style-name="ce123" office:value-type="float" office:value="848.547169811321" calcext:value-type="float">
            <text:p>849</text:p>
          </table:table-cell>
          <table:table-cell table:style-name="ce123" office:value-type="float" office:value="2474" calcext:value-type="float">
            <text:p>2474</text:p>
          </table:table-cell>
          <table:table-cell table:style-name="ce123" office:value-type="float" office:value="883.953488372093" calcext:value-type="float">
            <text:p>884</text:p>
          </table:table-cell>
          <table:table-cell table:style-name="ce123" office:value-type="float" office:value="762.04" calcext:value-type="float">
            <text:p>762</text:p>
          </table:table-cell>
          <table:table-cell table:style-name="ce123" office:value-type="float" office:value="605.406779661017" calcext:value-type="float">
            <text:p>605</text:p>
          </table:table-cell>
          <table:table-cell table:style-name="ce123" office:value-type="float" office:value="1001.32608695652" calcext:value-type="float">
            <text:p>1001</text:p>
          </table:table-cell>
          <table:table-cell table:style-name="ce126" office:value-type="float" office:value="2883.72727272727" calcext:value-type="float">
            <text:p>2884</text:p>
          </table:table-cell>
          <table:table-cell table:style-name="ce129" table:formula="of:=MEDIAN([.N13:.U13])" office:value-type="float" office:value="942.639787664307" calcext:value-type="float">
            <text:p>943</text:p>
          </table:table-cell>
          <table:table-cell/>
          <table:table-cell table:style-name="ce36" office:value-type="string" calcext:value-type="string">
            <text:p>mish</text:p>
          </table:table-cell>
          <table:table-cell table:style-name="ce132" table:formula="of:=((101-[.C13])/100)*[.N13]" office:value-type="float" office:value="820.974736842106" calcext:value-type="float">
            <text:p>821</text:p>
          </table:table-cell>
          <table:table-cell table:style-name="ce132" table:formula="of:=((101-[.D13])/100)*[.O13]" office:value-type="float" office:value="107.482641509434" calcext:value-type="float">
            <text:p>107</text:p>
          </table:table-cell>
          <table:table-cell table:style-name="ce132" table:formula="of:=((101-[.E13])/100)*[.P13]" office:value-type="float" office:value="2127.64" calcext:value-type="float">
            <text:p>2128</text:p>
          </table:table-cell>
          <table:table-cell table:style-name="ce132" table:formula="of:=((101-[.F13])/100)*[.Q13]" office:value-type="float" office:value="259.293023255814" calcext:value-type="float">
            <text:p>259</text:p>
          </table:table-cell>
          <table:table-cell table:style-name="ce132" table:formula="of:=((101-[.G13])/100)*[.R13]" office:value-type="float" office:value="134.627066666667" calcext:value-type="float">
            <text:p>135</text:p>
          </table:table-cell>
          <table:table-cell table:style-name="ce132" table:formula="of:=((101-[.H13])/100)*[.S13]" office:value-type="float" office:value="16.1441807909607" calcext:value-type="float">
            <text:p>16</text:p>
          </table:table-cell>
          <table:table-cell table:style-name="ce132" table:formula="of:=((101-[.I13])/100)*[.T13]" office:value-type="float" office:value="243.656014492753" calcext:value-type="float">
            <text:p>244</text:p>
          </table:table-cell>
          <table:table-cell table:style-name="ce132" table:formula="of:=((101-[.J13])/100)*[.U13]" office:value-type="float" office:value="2383.88121212121" calcext:value-type="float">
            <text:p>2384</text:p>
          </table:table-cell>
          <table:table-cell table:style-name="ce139" table:formula="of:=MEDIAN([.Y13:.AF13])" office:value-type="float" office:value="251.474518874283" calcext:value-type="float">
            <text:p>251</text:p>
          </table:table-cell>
          <table:table-cell table:style-name="ce178" table:number-columns-repeated="2"/>
          <table:table-cell table:style-name="ce145"/>
          <table:table-cell table:style-name="ce149" office:value-type="float" office:value="10" calcext:value-type="float">
            <text:p>10</text:p>
          </table:table-cell>
          <table:table-cell table:style-name="ce150" table:formula="of:=SMALL([$'Results Data'.$H$2:.$H$169];[.AK13])" office:value-type="float" office:value="32.16" calcext:value-type="float">
            <text:p>32</text:p>
          </table:table-cell>
          <table:table-cell table:style-name="ce149" table:formula="of:=MATCH([.AL13];[$'Results Data'.H$2:.H$169];0)" office:value-type="float" office:value="93" calcext:value-type="float">
            <text:p>93</text:p>
          </table:table-cell>
          <table:table-cell table:style-name="ce152" table:formula="of:=INDEX([$'Results Data'.A$2:.A$169];[.AM13])" office:value-type="string" office:string-value="celu" calcext:value-type="string">
            <text:p>celu</text:p>
          </table:table-cell>
          <table:table-cell table:style-name="ce152" table:formula="of:=INDEX([$'Results Data'.$B$2:.$B$169];[.AM13])" office:value-type="string" office:string-value="bcewithlogits" calcext:value-type="string">
            <text:p>bcewithlogits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relu</text:p>
          </table:table-cell>
          <table:table-cell table:style-name="ce42" office:value-type="float" office:value="48.3333333333333" calcext:value-type="float">
            <text:p>48.33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13.3333333333333" calcext:value-type="float">
            <text:p>13.33</text:p>
          </table:table-cell>
          <table:table-cell table:style-name="ce54" office:value-type="float" office:value="73.3333333333333" calcext:value-type="float">
            <text:p>73.33</text:p>
          </table:table-cell>
          <table:table-cell table:style-name="ce54" office:value-type="float" office:value="33.3333333333333" calcext:value-type="float">
            <text:p>33.33</text:p>
          </table:table-cell>
          <table:table-cell table:style-name="ce54" office:value-type="float" office:value="78.3333333333333" calcext:value-type="float">
            <text:p>78.33</text:p>
          </table:table-cell>
          <table:table-cell table:style-name="ce54" office:value-type="float" office:value="66.6666666666667" calcext:value-type="float">
            <text:p>66.67</text:p>
          </table:table-cell>
          <table:table-cell table:style-name="ce42" office:value-type="float" office:value="15" calcext:value-type="float">
            <text:p>15.00</text:p>
          </table:table-cell>
          <table:table-cell table:style-name="ce63" table:formula="of:=MEDIAN([.C14:.J14])" office:value-type="float" office:value="57.5" calcext:value-type="float">
            <text:p>57.50</text:p>
          </table:table-cell>
          <table:table-cell/>
          <table:table-cell table:style-name="ce36" office:value-type="string" calcext:value-type="string">
            <text:p>relu</text:p>
          </table:table-cell>
          <table:table-cell table:style-name="ce119" office:value-type="float" office:value="2615.24137931034" calcext:value-type="float">
            <text:p>2615</text:p>
          </table:table-cell>
          <table:table-cell table:style-name="ce123" office:value-type="float" office:value="373.389830508475" calcext:value-type="float">
            <text:p>373</text:p>
          </table:table-cell>
          <table:table-cell table:style-name="ce123" office:value-type="float" office:value="7518.25" calcext:value-type="float">
            <text:p>7518</text:p>
          </table:table-cell>
          <table:table-cell table:style-name="ce123" office:value-type="float" office:value="874.386363636364" calcext:value-type="float">
            <text:p>874</text:p>
          </table:table-cell>
          <table:table-cell table:style-name="ce123" office:value-type="float" office:value="2180.75" calcext:value-type="float">
            <text:p>2181</text:p>
          </table:table-cell>
          <table:table-cell table:style-name="ce123" office:value-type="float" office:value="920.489361702128" calcext:value-type="float">
            <text:p>920</text:p>
          </table:table-cell>
          <table:table-cell table:style-name="ce123" office:value-type="float" office:value="729.05" calcext:value-type="float">
            <text:p>729</text:p>
          </table:table-cell>
          <table:table-cell table:style-name="ce126" office:value-type="float" office:value="1763" calcext:value-type="float">
            <text:p>1763</text:p>
          </table:table-cell>
          <table:table-cell table:style-name="ce129" table:formula="of:=MEDIAN([.N14:.U14])" office:value-type="float" office:value="1341.74468085106" calcext:value-type="float">
            <text:p>1342</text:p>
          </table:table-cell>
          <table:table-cell/>
          <table:table-cell table:style-name="ce36" office:value-type="string" calcext:value-type="string">
            <text:p>relu</text:p>
          </table:table-cell>
          <table:table-cell table:style-name="ce132" table:formula="of:=((101-[.C14])/100)*[.N14]" office:value-type="float" office:value="1377.36045977011" calcext:value-type="float">
            <text:p>1377</text:p>
          </table:table-cell>
          <table:table-cell table:style-name="ce132" table:formula="of:=((101-[.D14])/100)*[.O14]" office:value-type="float" office:value="9.95706214689279" calcext:value-type="float">
            <text:p>10</text:p>
          </table:table-cell>
          <table:table-cell table:style-name="ce132" table:formula="of:=((101-[.E14])/100)*[.P14]" office:value-type="float" office:value="6590.99916666667" calcext:value-type="float">
            <text:p>6591</text:p>
          </table:table-cell>
          <table:table-cell table:style-name="ce132" table:formula="of:=((101-[.F14])/100)*[.Q14]" office:value-type="float" office:value="241.913560606061" calcext:value-type="float">
            <text:p>242</text:p>
          </table:table-cell>
          <table:table-cell table:style-name="ce132" table:formula="of:=((101-[.G14])/100)*[.R14]" office:value-type="float" office:value="1475.64083333333" calcext:value-type="float">
            <text:p>1476</text:p>
          </table:table-cell>
          <table:table-cell table:style-name="ce132" table:formula="of:=((101-[.H14])/100)*[.S14]" office:value-type="float" office:value="208.644255319149" calcext:value-type="float">
            <text:p>209</text:p>
          </table:table-cell>
          <table:table-cell table:style-name="ce132" table:formula="of:=((101-[.I14])/100)*[.T14]" office:value-type="float" office:value="250.307166666666" calcext:value-type="float">
            <text:p>250</text:p>
          </table:table-cell>
          <table:table-cell table:style-name="ce132" table:formula="of:=((101-[.J14])/100)*[.U14]" office:value-type="float" office:value="1516.18" calcext:value-type="float">
            <text:p>1516</text:p>
          </table:table-cell>
          <table:table-cell table:style-name="ce139" table:formula="of:=MEDIAN([.Y14:.AF14])" office:value-type="float" office:value="813.83381321839" calcext:value-type="float">
            <text:p>814</text:p>
          </table:table-cell>
          <table:table-cell table:style-name="ce178" table:number-columns-repeated="2"/>
          <table:table-cell table:style-name="ce145"/>
          <table:table-cell table:style-name="ce149" office:value-type="float" office:value="11" calcext:value-type="float">
            <text:p>11</text:p>
          </table:table-cell>
          <table:table-cell table:style-name="ce150" table:formula="of:=SMALL([$'Results Data'.$H$2:.$H$169];[.AK14])" office:value-type="float" office:value="39.8397575757575" calcext:value-type="float">
            <text:p>40</text:p>
          </table:table-cell>
          <table:table-cell table:style-name="ce149" table:formula="of:=MATCH([.AL14];[$'Results Data'.H$2:.H$169];0)" office:value-type="float" office:value="54" calcext:value-type="float">
            <text:p>54</text:p>
          </table:table-cell>
          <table:table-cell table:style-name="ce152" table:formula="of:=INDEX([$'Results Data'.A$2:.A$169];[.AM14])" office:value-type="string" office:string-value="elu" calcext:value-type="string">
            <text:p>elu</text:p>
          </table:table-cell>
          <table:table-cell table:style-name="ce152" table:formula="of:=INDEX([$'Results Data'.$B$2:.$B$169];[.AM14])" office:value-type="string" office:string-value="crossentropy" calcext:value-type="string">
            <text:p>crossentropy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relu6</text:p>
          </table:table-cell>
          <table:table-cell table:style-name="ce42" office:value-type="float" office:value="21.6666666666667" calcext:value-type="float">
            <text:p>21.67</text:p>
          </table:table-cell>
          <table:table-cell table:style-name="ce54" office:value-type="float" office:value="76.6666666666667" calcext:value-type="float">
            <text:p>76.67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68.3333333333333" calcext:value-type="float">
            <text:p>68.33</text:p>
          </table:table-cell>
          <table:table-cell table:style-name="ce54" office:value-type="float" office:value="45" calcext:value-type="float">
            <text:p>45.00</text:p>
          </table:table-cell>
          <table:table-cell table:style-name="ce54" office:value-type="float" office:value="53.3333333333333" calcext:value-type="float">
            <text:p>53.33</text:p>
          </table:table-cell>
          <table:table-cell table:style-name="ce54" office:value-type="float" office:value="78.3333333333333" calcext:value-type="float">
            <text:p>78.33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15:.J15])" office:value-type="float" office:value="49.1666666666667" calcext:value-type="float">
            <text:p>49.17</text:p>
          </table:table-cell>
          <table:table-cell/>
          <table:table-cell table:style-name="ce36" office:value-type="string" calcext:value-type="string">
            <text:p>relu6</text:p>
          </table:table-cell>
          <table:table-cell table:style-name="ce119" office:value-type="float" office:value="4262.30769230769" calcext:value-type="float">
            <text:p>4262</text:p>
          </table:table-cell>
          <table:table-cell table:style-name="ce123" office:value-type="float" office:value="1358.13043478261" calcext:value-type="float">
            <text:p>1358</text:p>
          </table:table-cell>
          <table:table-cell table:style-name="ce123" office:value-type="float" office:value="1586.33333333333" calcext:value-type="float">
            <text:p>1586</text:p>
          </table:table-cell>
          <table:table-cell table:style-name="ce123" office:value-type="float" office:value="1624.0487804878" calcext:value-type="float">
            <text:p>1624</text:p>
          </table:table-cell>
          <table:table-cell table:style-name="ce123" office:value-type="float" office:value="2340.07407407407" calcext:value-type="float">
            <text:p>2340</text:p>
          </table:table-cell>
          <table:table-cell table:style-name="ce123" office:value-type="float" office:value="936.46875" calcext:value-type="float">
            <text:p>936</text:p>
          </table:table-cell>
          <table:table-cell table:style-name="ce123" office:value-type="float" office:value="1903.8085106383" calcext:value-type="float">
            <text:p>1904</text:p>
          </table:table-cell>
          <table:table-cell table:style-name="ce126" office:value-type="float" office:value="1357.18181818182" calcext:value-type="float">
            <text:p>1357</text:p>
          </table:table-cell>
          <table:table-cell table:style-name="ce129" table:formula="of:=MEDIAN([.N15:.U15])" office:value-type="float" office:value="1605.19105691057" calcext:value-type="float">
            <text:p>1605</text:p>
          </table:table-cell>
          <table:table-cell/>
          <table:table-cell table:style-name="ce36" office:value-type="string" calcext:value-type="string">
            <text:p>relu6</text:p>
          </table:table-cell>
          <table:table-cell table:style-name="ce132" table:formula="of:=((101-[.C15])/100)*[.N15]" office:value-type="float" office:value="3381.43076923077" calcext:value-type="float">
            <text:p>3381</text:p>
          </table:table-cell>
          <table:table-cell table:style-name="ce132" table:formula="of:=((101-[.D15])/100)*[.O15]" office:value-type="float" office:value="330.478405797101" calcext:value-type="float">
            <text:p>330</text:p>
          </table:table-cell>
          <table:table-cell table:style-name="ce132" table:formula="of:=((101-[.E15])/100)*[.P15]" office:value-type="float" office:value="1364.24666666666" calcext:value-type="float">
            <text:p>1364</text:p>
          </table:table-cell>
          <table:table-cell table:style-name="ce132" table:formula="of:=((101-[.F15])/100)*[.Q15]" office:value-type="float" office:value="530.522601626015" calcext:value-type="float">
            <text:p>531</text:p>
          </table:table-cell>
          <table:table-cell table:style-name="ce132" table:formula="of:=((101-[.G15])/100)*[.R15]" office:value-type="float" office:value="1310.44148148148" calcext:value-type="float">
            <text:p>1310</text:p>
          </table:table-cell>
          <table:table-cell table:style-name="ce132" table:formula="of:=((101-[.H15])/100)*[.S15]" office:value-type="float" office:value="446.3834375" calcext:value-type="float">
            <text:p>446</text:p>
          </table:table-cell>
          <table:table-cell table:style-name="ce132" table:formula="of:=((101-[.I15])/100)*[.T15]" office:value-type="float" office:value="431.529929078015" calcext:value-type="float">
            <text:p>432</text:p>
          </table:table-cell>
          <table:table-cell table:style-name="ce132" table:formula="of:=((101-[.J15])/100)*[.U15]" office:value-type="float" office:value="1121.93696969697" calcext:value-type="float">
            <text:p>1122</text:p>
          </table:table-cell>
          <table:table-cell table:style-name="ce139" table:formula="of:=MEDIAN([.Y15:.AF15])" office:value-type="float" office:value="826.229785661494" calcext:value-type="float">
            <text:p>826</text:p>
          </table:table-cell>
          <table:table-cell table:style-name="ce178" table:number-columns-repeated="2"/>
          <table:table-cell table:style-name="ce145"/>
          <table:table-cell table:style-name="ce149" office:value-type="float" office:value="12" calcext:value-type="float">
            <text:p>12</text:p>
          </table:table-cell>
          <table:table-cell table:style-name="ce150" table:formula="of:=SMALL([$'Results Data'.$H$2:.$H$169];[.AK15])" office:value-type="float" office:value="52.1516666666663" calcext:value-type="float">
            <text:p>52</text:p>
          </table:table-cell>
          <table:table-cell table:style-name="ce149" table:formula="of:=MATCH([.AL15];[$'Results Data'.H$2:.H$169];0)" office:value-type="float" office:value="142" calcext:value-type="float">
            <text:p>142</text:p>
          </table:table-cell>
          <table:table-cell table:style-name="ce152" table:formula="of:=INDEX([$'Results Data'.A$2:.A$169];[.AM15])" office:value-type="string" office:string-value="selu" calcext:value-type="string">
            <text:p>selu</text:p>
          </table:table-cell>
          <table:table-cell table:style-name="ce152" table:formula="of:=INDEX([$'Results Data'.$B$2:.$B$169];[.AM15])" office:value-type="string" office:string-value="huber" calcext:value-type="string">
            <text:p>huber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rrelu</text:p>
          </table:table-cell>
          <table:table-cell table:style-name="ce42" office:value-type="float" office:value="100" calcext:value-type="float">
            <text:p>100.00</text:p>
          </table:table-cell>
          <table:table-cell table:style-name="ce54" office:value-type="float" office:value="88.3333333333333" calcext:value-type="float">
            <text:p>88.33</text:p>
          </table:table-cell>
          <table:table-cell table:style-name="ce54" office:value-type="float" office:value="93.3333333333333" calcext:value-type="float">
            <text:p>93.33</text:p>
          </table:table-cell>
          <table:table-cell table:style-name="ce54" office:value-type="float" office:value="90" calcext:value-type="float">
            <text:p>90.00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54" office:value-type="float" office:value="83.3333333333333" calcext:value-type="float">
            <text:p>83.33</text:p>
          </table:table-cell>
          <table:table-cell table:style-name="ce54" office:value-type="float" office:value="95" calcext:value-type="float">
            <text:p>95.00</text:p>
          </table:table-cell>
          <table:table-cell table:style-name="ce42" office:value-type="float" office:value="5" calcext:value-type="float">
            <text:p>5.00</text:p>
          </table:table-cell>
          <table:table-cell table:style-name="ce63" table:formula="of:=MEDIAN([.C16:.J16])" office:value-type="float" office:value="89.1666666666667" calcext:value-type="float">
            <text:p>89.17</text:p>
          </table:table-cell>
          <table:table-cell/>
          <table:table-cell table:style-name="ce36" office:value-type="string" calcext:value-type="string">
            <text:p>rrelu</text:p>
          </table:table-cell>
          <table:table-cell table:style-name="ce119" office:value-type="float" office:value="33026.45" calcext:value-type="float">
            <text:p>33026</text:p>
          </table:table-cell>
          <table:table-cell table:style-name="ce123" office:value-type="float" office:value="453.245283018868" calcext:value-type="float">
            <text:p>453</text:p>
          </table:table-cell>
          <table:table-cell table:style-name="ce123" office:value-type="float" office:value="43534.9642857143" calcext:value-type="float">
            <text:p>43535</text:p>
          </table:table-cell>
          <table:table-cell table:style-name="ce123" office:value-type="float" office:value="9302.31481481482" calcext:value-type="float">
            <text:p>9302</text:p>
          </table:table-cell>
          <table:table-cell table:style-name="ce123" office:value-type="float" office:value="3988.73076923077" calcext:value-type="float">
            <text:p>3989</text:p>
          </table:table-cell>
          <table:table-cell table:style-name="ce123" office:value-type="float" office:value="8525.94" calcext:value-type="float">
            <text:p>8526</text:p>
          </table:table-cell>
          <table:table-cell table:style-name="ce123" office:value-type="float" office:value="5519.19298245614" calcext:value-type="float">
            <text:p>5519</text:p>
          </table:table-cell>
          <table:table-cell table:style-name="ce126" office:value-type="float" office:value="3443.66666666667" calcext:value-type="float">
            <text:p>3444</text:p>
          </table:table-cell>
          <table:table-cell table:style-name="ce129" table:formula="of:=MEDIAN([.N16:.U16])" office:value-type="float" office:value="7022.56649122807" calcext:value-type="float">
            <text:p>7023</text:p>
          </table:table-cell>
          <table:table-cell/>
          <table:table-cell table:style-name="ce36" office:value-type="string" calcext:value-type="string">
            <text:p>rrelu</text:p>
          </table:table-cell>
          <table:table-cell table:style-name="ce132" table:formula="of:=((101-[.C16])/100)*[.N16]" office:value-type="float" office:value="330.2645" calcext:value-type="float">
            <text:p>330</text:p>
          </table:table-cell>
          <table:table-cell table:style-name="ce132" table:formula="of:=((101-[.D16])/100)*[.O16]" office:value-type="float" office:value="57.4110691823901" calcext:value-type="float">
            <text:p>57</text:p>
          </table:table-cell>
          <table:table-cell table:style-name="ce132" table:formula="of:=((101-[.E16])/100)*[.P16]" office:value-type="float" office:value="3337.68059523811" calcext:value-type="float">
            <text:p>3338</text:p>
          </table:table-cell>
          <table:table-cell table:style-name="ce132" table:formula="of:=((101-[.F16])/100)*[.Q16]" office:value-type="float" office:value="1023.25462962963" calcext:value-type="float">
            <text:p>1023</text:p>
          </table:table-cell>
          <table:table-cell table:style-name="ce132" table:formula="of:=((101-[.G16])/100)*[.R16]" office:value-type="float" office:value="571.718076923076" calcext:value-type="float">
            <text:p>572</text:p>
          </table:table-cell>
          <table:table-cell table:style-name="ce132" table:formula="of:=((101-[.H16])/100)*[.S16]" office:value-type="float" office:value="1506.2494" calcext:value-type="float">
            <text:p>1506</text:p>
          </table:table-cell>
          <table:table-cell table:style-name="ce132" table:formula="of:=((101-[.I16])/100)*[.T16]" office:value-type="float" office:value="331.151578947368" calcext:value-type="float">
            <text:p>331</text:p>
          </table:table-cell>
          <table:table-cell table:style-name="ce132" table:formula="of:=((101-[.J16])/100)*[.U16]" office:value-type="float" office:value="3305.92" calcext:value-type="float">
            <text:p>3306</text:p>
          </table:table-cell>
          <table:table-cell table:style-name="ce139" table:formula="of:=MEDIAN([.Y16:.AF16])" office:value-type="float" office:value="797.486353276353" calcext:value-type="float">
            <text:p>797</text:p>
          </table:table-cell>
          <table:table-cell table:style-name="ce178" table:number-columns-repeated="2"/>
          <table:table-cell table:style-name="ce145"/>
          <table:table-cell table:style-name="ce149" office:value-type="float" office:value="13" calcext:value-type="float">
            <text:p>13</text:p>
          </table:table-cell>
          <table:table-cell table:style-name="ce150" table:formula="of:=SMALL([$'Results Data'.$H$2:.$H$169];[.AK16])" office:value-type="float" office:value="53.7735849056605" calcext:value-type="float">
            <text:p>54</text:p>
          </table:table-cell>
          <table:table-cell table:style-name="ce149" table:formula="of:=MATCH([.AL16];[$'Results Data'.H$2:.H$169];0)" office:value-type="float" office:value="29" calcext:value-type="float">
            <text:p>29</text:p>
          </table:table-cell>
          <table:table-cell table:style-name="ce152" table:formula="of:=INDEX([$'Results Data'.A$2:.A$169];[.AM16])" office:value-type="string" office:string-value="selu" calcext:value-type="string">
            <text:p>selu</text:p>
          </table:table-cell>
          <table:table-cell table:style-name="ce152" table:formula="of:=INDEX([$'Results Data'.$B$2:.$B$169];[.AM16])" office:value-type="string" office:string-value="crossentropy" calcext:value-type="string">
            <text:p>crossentropy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selu</text:p>
          </table:table-cell>
          <table:table-cell table:style-name="ce42" office:value-type="float" office:value="48.3333333333333" calcext:value-type="float">
            <text:p>48.33</text:p>
          </table:table-cell>
          <table:table-cell table:style-name="ce54" office:value-type="float" office:value="88.3333333333333" calcext:value-type="float">
            <text:p>88.33</text:p>
          </table:table-cell>
          <table:table-cell table:style-name="ce54" office:value-type="float" office:value="20" calcext:value-type="float">
            <text:p>20.00</text:p>
          </table:table-cell>
          <table:table-cell table:style-name="ce54" office:value-type="float" office:value="96.6666666666667" calcext:value-type="float">
            <text:p>96.67</text:p>
          </table:table-cell>
          <table:table-cell table:style-name="ce54" office:value-type="float" office:value="90" calcext:value-type="float">
            <text:p>90.00</text:p>
          </table:table-cell>
          <table:table-cell table:style-name="ce54" office:value-type="float" office:value="75" calcext:value-type="float">
            <text:p>75.00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42" office:value-type="float" office:value="28.3333333333333" calcext:value-type="float">
            <text:p>28.33</text:p>
          </table:table-cell>
          <table:table-cell table:style-name="ce63" table:formula="of:=MEDIAN([.C17:.J17])" office:value-type="float" office:value="81.6666666666667" calcext:value-type="float">
            <text:p>81.67</text:p>
          </table:table-cell>
          <table:table-cell/>
          <table:table-cell table:style-name="ce36" office:value-type="string" calcext:value-type="string">
            <text:p>selu</text:p>
          </table:table-cell>
          <table:table-cell table:style-name="ce119" office:value-type="float" office:value="697.344827586207" calcext:value-type="float">
            <text:p>697</text:p>
          </table:table-cell>
          <table:table-cell table:style-name="ce123" office:value-type="float" office:value="424.528301886792" calcext:value-type="float">
            <text:p>425</text:p>
          </table:table-cell>
          <table:table-cell table:style-name="ce123" office:value-type="float" office:value="3401.16666666667" calcext:value-type="float">
            <text:p>3401</text:p>
          </table:table-cell>
          <table:table-cell table:style-name="ce123" office:value-type="float" office:value="1203.5" calcext:value-type="float">
            <text:p>1204</text:p>
          </table:table-cell>
          <table:table-cell table:style-name="ce123" office:value-type="float" office:value="1093.88888888889" calcext:value-type="float">
            <text:p>1094</text:p>
          </table:table-cell>
          <table:table-cell table:style-name="ce123" office:value-type="float" office:value="1778.6" calcext:value-type="float">
            <text:p>1779</text:p>
          </table:table-cell>
          <table:table-cell table:style-name="ce123" office:value-type="float" office:value="975.06779661017" calcext:value-type="float">
            <text:p>975</text:p>
          </table:table-cell>
          <table:table-cell table:style-name="ce126" office:value-type="float" office:value="1981.82352941176" calcext:value-type="float">
            <text:p>1982</text:p>
          </table:table-cell>
          <table:table-cell table:style-name="ce129" table:formula="of:=MEDIAN([.N17:.U17])" office:value-type="float" office:value="1148.69444444445" calcext:value-type="float">
            <text:p>1149</text:p>
          </table:table-cell>
          <table:table-cell/>
          <table:table-cell table:style-name="ce36" office:value-type="string" calcext:value-type="string">
            <text:p>selu</text:p>
          </table:table-cell>
          <table:table-cell table:style-name="ce132" table:formula="of:=((101-[.C17])/100)*[.N17]" office:value-type="float" office:value="367.268275862069" calcext:value-type="float">
            <text:p>367</text:p>
          </table:table-cell>
          <table:table-cell table:style-name="ce132" table:formula="of:=((101-[.D17])/100)*[.O17]" office:value-type="float" office:value="53.7735849056605" calcext:value-type="float">
            <text:p>54</text:p>
          </table:table-cell>
          <table:table-cell table:style-name="ce132" table:formula="of:=((101-[.E17])/100)*[.P17]" office:value-type="float" office:value="2754.945" calcext:value-type="float">
            <text:p>2755</text:p>
          </table:table-cell>
          <table:table-cell table:style-name="ce132" table:formula="of:=((101-[.F17])/100)*[.Q17]" office:value-type="float" office:value="52.1516666666663" calcext:value-type="float">
            <text:p>52</text:p>
          </table:table-cell>
          <table:table-cell table:style-name="ce132" table:formula="of:=((101-[.G17])/100)*[.R17]" office:value-type="float" office:value="120.327777777778" calcext:value-type="float">
            <text:p>120</text:p>
          </table:table-cell>
          <table:table-cell table:style-name="ce132" table:formula="of:=((101-[.H17])/100)*[.S17]" office:value-type="float" office:value="462.436" calcext:value-type="float">
            <text:p>462</text:p>
          </table:table-cell>
          <table:table-cell table:style-name="ce132" table:formula="of:=((101-[.I17])/100)*[.T17]" office:value-type="float" office:value="26.0018079096049" calcext:value-type="float">
            <text:p>26</text:p>
          </table:table-cell>
          <table:table-cell table:style-name="ce132" table:formula="of:=((101-[.J17])/100)*[.U17]" office:value-type="float" office:value="1440.12509803921" calcext:value-type="float">
            <text:p>1440</text:p>
          </table:table-cell>
          <table:table-cell table:style-name="ce139" table:formula="of:=MEDIAN([.Y17:.AF17])" office:value-type="float" office:value="243.798026819924" calcext:value-type="float">
            <text:p>244</text:p>
          </table:table-cell>
          <table:table-cell table:style-name="ce178" table:number-columns-repeated="2"/>
          <table:table-cell table:style-name="ce145"/>
          <table:table-cell table:style-name="ce149" office:value-type="float" office:value="14" calcext:value-type="float">
            <text:p>14</text:p>
          </table:table-cell>
          <table:table-cell table:style-name="ce150" table:formula="of:=SMALL([$'Results Data'.$H$2:.$H$169];[.AK17])" office:value-type="float" office:value="57.3592727272725" calcext:value-type="float">
            <text:p>57</text:p>
          </table:table-cell>
          <table:table-cell table:style-name="ce149" table:formula="of:=MATCH([.AL17];[$'Results Data'.H$2:.H$169];0)" office:value-type="float" office:value="79" calcext:value-type="float">
            <text:p>79</text:p>
          </table:table-cell>
          <table:table-cell table:style-name="ce152" table:formula="of:=INDEX([$'Results Data'.A$2:.A$169];[.AM17])" office:value-type="string" office:string-value="silu" calcext:value-type="string">
            <text:p>silu</text:p>
          </table:table-cell>
          <table:table-cell table:style-name="ce152" table:formula="of:=INDEX([$'Results Data'.$B$2:.$B$169];[.AM17])" office:value-type="string" office:string-value="crossentropy" calcext:value-type="string">
            <text:p>crossentropy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sigmoid</text:p>
          </table:table-cell>
          <table:table-cell table:style-name="ce42" office:value-type="float" office:value="16.6666666666667" calcext:value-type="float">
            <text:p>16.67</text:p>
          </table:table-cell>
          <table:table-cell table:style-name="ce54" office:value-type="float" office:value="10" calcext:value-type="float">
            <text:p>10.00</text:p>
          </table:table-cell>
          <table:table-cell table:style-name="ce54" office:value-type="float" office:value="13.3333333333333" calcext:value-type="float">
            <text:p>13.33</text:p>
          </table:table-cell>
          <table:table-cell table:style-name="ce54" office:value-type="float" office:value="8.33333333333333" calcext:value-type="float">
            <text:p>8.33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11.6666666666667" calcext:value-type="float">
            <text:p>11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18:.J18])" office:value-type="float" office:value="14.1666666666667" calcext:value-type="float">
            <text:p>14.17</text:p>
          </table:table-cell>
          <table:table-cell/>
          <table:table-cell table:style-name="ce36" office:value-type="string" calcext:value-type="string">
            <text:p>sigmoid</text:p>
          </table:table-cell>
          <table:table-cell table:style-name="ce119" office:value-type="float" office:value="1822.4" calcext:value-type="float">
            <text:p>1822</text:p>
          </table:table-cell>
          <table:table-cell table:style-name="ce123" office:value-type="float" office:value="2200.83333333333" calcext:value-type="float">
            <text:p>2201</text:p>
          </table:table-cell>
          <table:table-cell table:style-name="ce123" office:value-type="float" office:value="3350.625" calcext:value-type="float">
            <text:p>3351</text:p>
          </table:table-cell>
          <table:table-cell table:style-name="ce123" office:value-type="float" office:value="668.8" calcext:value-type="float">
            <text:p>669</text:p>
          </table:table-cell>
          <table:table-cell table:style-name="ce123" office:value-type="float" office:value="1548" calcext:value-type="float">
            <text:p>1548</text:p>
          </table:table-cell>
          <table:table-cell table:style-name="ce123" office:value-type="float" office:value="1838.88888888889" calcext:value-type="float">
            <text:p>1839</text:p>
          </table:table-cell>
          <table:table-cell table:style-name="ce123" office:value-type="float" office:value="2153.28571428571" calcext:value-type="float">
            <text:p>2153</text:p>
          </table:table-cell>
          <table:table-cell table:style-name="ce126" office:value-type="float" office:value="483.090909090909" calcext:value-type="float">
            <text:p>483</text:p>
          </table:table-cell>
          <table:table-cell table:style-name="ce129" table:formula="of:=MEDIAN([.N18:.U18])" office:value-type="float" office:value="1830.64444444445" calcext:value-type="float">
            <text:p>1831</text:p>
          </table:table-cell>
          <table:table-cell/>
          <table:table-cell table:style-name="ce36" office:value-type="string" calcext:value-type="string">
            <text:p>sigmoid</text:p>
          </table:table-cell>
          <table:table-cell table:style-name="ce132" table:formula="of:=((101-[.C18])/100)*[.N18]" office:value-type="float" office:value="1536.89066666667" calcext:value-type="float">
            <text:p>1537</text:p>
          </table:table-cell>
          <table:table-cell table:style-name="ce132" table:formula="of:=((101-[.D18])/100)*[.O18]" office:value-type="float" office:value="2002.75833333333" calcext:value-type="float">
            <text:p>2003</text:p>
          </table:table-cell>
          <table:table-cell table:style-name="ce132" table:formula="of:=((101-[.E18])/100)*[.P18]" office:value-type="float" office:value="2937.38125" calcext:value-type="float">
            <text:p>2937</text:p>
          </table:table-cell>
          <table:table-cell table:style-name="ce132" table:formula="of:=((101-[.F18])/100)*[.Q18]" office:value-type="float" office:value="619.754666666667" calcext:value-type="float">
            <text:p>620</text:p>
          </table:table-cell>
          <table:table-cell table:style-name="ce132" table:formula="of:=((101-[.G18])/100)*[.R18]" office:value-type="float" office:value="1202.28" calcext:value-type="float">
            <text:p>1202</text:p>
          </table:table-cell>
          <table:table-cell table:style-name="ce132" table:formula="of:=((101-[.H18])/100)*[.S18]" office:value-type="float" office:value="1581.44444444445" calcext:value-type="float">
            <text:p>1581</text:p>
          </table:table-cell>
          <table:table-cell table:style-name="ce132" table:formula="of:=((101-[.I18])/100)*[.T18]" office:value-type="float" office:value="1923.6019047619" calcext:value-type="float">
            <text:p>1924</text:p>
          </table:table-cell>
          <table:table-cell table:style-name="ce132" table:formula="of:=((101-[.J18])/100)*[.U18]" office:value-type="float" office:value="399.355151515152" calcext:value-type="float">
            <text:p>399</text:p>
          </table:table-cell>
          <table:table-cell table:style-name="ce139" table:formula="of:=MEDIAN([.Y18:.AF18])" office:value-type="float" office:value="1559.16755555556" calcext:value-type="float">
            <text:p>1559</text:p>
          </table:table-cell>
          <table:table-cell table:style-name="ce178" table:number-columns-repeated="2"/>
          <table:table-cell table:style-name="ce145"/>
          <table:table-cell table:style-name="ce149" office:value-type="float" office:value="15" calcext:value-type="float">
            <text:p>15</text:p>
          </table:table-cell>
          <table:table-cell table:style-name="ce150" table:formula="of:=SMALL([$'Results Data'.$H$2:.$H$169];[.AK18])" office:value-type="float" office:value="57.4110691823901" calcext:value-type="float">
            <text:p>57</text:p>
          </table:table-cell>
          <table:table-cell table:style-name="ce149" table:formula="of:=MATCH([.AL18];[$'Results Data'.H$2:.H$169];0)" office:value-type="float" office:value="160" calcext:value-type="float">
            <text:p>160</text:p>
          </table:table-cell>
          <table:table-cell table:style-name="ce152" table:formula="of:=INDEX([$'Results Data'.A$2:.A$169];[.AM18])" office:value-type="string" office:string-value="rrelu" calcext:value-type="string">
            <text:p>rrelu</text:p>
          </table:table-cell>
          <table:table-cell table:style-name="ce152" table:formula="of:=INDEX([$'Results Data'.$B$2:.$B$169];[.AM18])" office:value-type="string" office:string-value="crossentropy" calcext:value-type="string">
            <text:p>crossentropy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silu</text:p>
          </table:table-cell>
          <table:table-cell table:style-name="ce42" office:value-type="float" office:value="38.3333333333333" calcext:value-type="float">
            <text:p>38.33</text:p>
          </table:table-cell>
          <table:table-cell table:style-name="ce54" office:value-type="float" office:value="91.6666666666667" calcext:value-type="float">
            <text:p>91.67</text:p>
          </table:table-cell>
          <table:table-cell table:style-name="ce54" office:value-type="float" office:value="11.6666666666667" calcext:value-type="float">
            <text:p>11.67</text:p>
          </table:table-cell>
          <table:table-cell table:style-name="ce54" office:value-type="float" office:value="60" calcext:value-type="float">
            <text:p>60.00</text:p>
          </table:table-cell>
          <table:table-cell table:style-name="ce54" office:value-type="float" office:value="66.6666666666667" calcext:value-type="float">
            <text:p>66.67</text:p>
          </table:table-cell>
          <table:table-cell table:style-name="ce54" office:value-type="float" office:value="93.3333333333333" calcext:value-type="float">
            <text:p>93.33</text:p>
          </table:table-cell>
          <table:table-cell table:style-name="ce54" office:value-type="float" office:value="73.3333333333333" calcext:value-type="float">
            <text:p>73.33</text:p>
          </table:table-cell>
          <table:table-cell table:style-name="ce42" office:value-type="float" office:value="25" calcext:value-type="float">
            <text:p>25.00</text:p>
          </table:table-cell>
          <table:table-cell table:style-name="ce63" table:formula="of:=MEDIAN([.C19:.J19])" office:value-type="float" office:value="63.3333333333334" calcext:value-type="float">
            <text:p>63.33</text:p>
          </table:table-cell>
          <table:table-cell/>
          <table:table-cell table:style-name="ce36" office:value-type="string" calcext:value-type="string">
            <text:p>silu</text:p>
          </table:table-cell>
          <table:table-cell table:style-name="ce119" office:value-type="float" office:value="2634.08695652174" calcext:value-type="float">
            <text:p>2634</text:p>
          </table:table-cell>
          <table:table-cell table:style-name="ce123" office:value-type="float" office:value="614.563636363636" calcext:value-type="float">
            <text:p>615</text:p>
          </table:table-cell>
          <table:table-cell table:style-name="ce123" office:value-type="float" office:value="4561.14285714286" calcext:value-type="float">
            <text:p>4561</text:p>
          </table:table-cell>
          <table:table-cell table:style-name="ce123" office:value-type="float" office:value="1239.22222222222" calcext:value-type="float">
            <text:p>1239</text:p>
          </table:table-cell>
          <table:table-cell table:style-name="ce123" office:value-type="float" office:value="821.075" calcext:value-type="float">
            <text:p>821</text:p>
          </table:table-cell>
          <table:table-cell table:style-name="ce123" office:value-type="float" office:value="943.339285714286" calcext:value-type="float">
            <text:p>943</text:p>
          </table:table-cell>
          <table:table-cell table:style-name="ce123" office:value-type="float" office:value="1278.20454545455" calcext:value-type="float">
            <text:p>1278</text:p>
          </table:table-cell>
          <table:table-cell table:style-name="ce126" office:value-type="float" office:value="2895.26666666667" calcext:value-type="float">
            <text:p>2895</text:p>
          </table:table-cell>
          <table:table-cell table:style-name="ce129" table:formula="of:=MEDIAN([.N19:.U19])" office:value-type="float" office:value="1258.71338383839" calcext:value-type="float">
            <text:p>1259</text:p>
          </table:table-cell>
          <table:table-cell/>
          <table:table-cell table:style-name="ce36" office:value-type="string" calcext:value-type="string">
            <text:p>silu</text:p>
          </table:table-cell>
          <table:table-cell table:style-name="ce132" table:formula="of:=((101-[.C19])/100)*[.N19]" office:value-type="float" office:value="1650.69449275362" calcext:value-type="float">
            <text:p>1651</text:p>
          </table:table-cell>
          <table:table-cell table:style-name="ce132" table:formula="of:=((101-[.D19])/100)*[.O19]" office:value-type="float" office:value="57.3592727272725" calcext:value-type="float">
            <text:p>57</text:p>
          </table:table-cell>
          <table:table-cell table:style-name="ce132" table:formula="of:=((101-[.E19])/100)*[.P19]" office:value-type="float" office:value="4074.62095238095" calcext:value-type="float">
            <text:p>4075</text:p>
          </table:table-cell>
          <table:table-cell table:style-name="ce132" table:formula="of:=((101-[.F19])/100)*[.Q19]" office:value-type="float" office:value="508.08111111111" calcext:value-type="float">
            <text:p>508</text:p>
          </table:table-cell>
          <table:table-cell table:style-name="ce132" table:formula="of:=((101-[.G19])/100)*[.R19]" office:value-type="float" office:value="281.902416666666" calcext:value-type="float">
            <text:p>282</text:p>
          </table:table-cell>
          <table:table-cell table:style-name="ce132" table:formula="of:=((101-[.H19])/100)*[.S19]" office:value-type="float" office:value="72.3226785714289" calcext:value-type="float">
            <text:p>72</text:p>
          </table:table-cell>
          <table:table-cell table:style-name="ce132" table:formula="of:=((101-[.I19])/100)*[.T19]" office:value-type="float" office:value="353.636590909093" calcext:value-type="float">
            <text:p>354</text:p>
          </table:table-cell>
          <table:table-cell table:style-name="ce132" table:formula="of:=((101-[.J19])/100)*[.U19]" office:value-type="float" office:value="2200.40266666667" calcext:value-type="float">
            <text:p>2200</text:p>
          </table:table-cell>
          <table:table-cell table:style-name="ce139" table:formula="of:=MEDIAN([.Y19:.AF19])" office:value-type="float" office:value="430.858851010101" calcext:value-type="float">
            <text:p>431</text:p>
          </table:table-cell>
          <table:table-cell table:style-name="ce178" table:number-columns-repeated="2"/>
          <table:table-cell table:style-name="ce145"/>
          <table:table-cell table:style-name="ce149" office:value-type="float" office:value="16" calcext:value-type="float">
            <text:p>16</text:p>
          </table:table-cell>
          <table:table-cell table:style-name="ce150" table:formula="of:=SMALL([$'Results Data'.$H$2:.$H$169];[.AK19])" office:value-type="float" office:value="72.3226785714289" calcext:value-type="float">
            <text:p>72</text:p>
          </table:table-cell>
          <table:table-cell table:style-name="ce149" table:formula="of:=MATCH([.AL19];[$'Results Data'.H$2:.H$169];0)" office:value-type="float" office:value="46" calcext:value-type="float">
            <text:p>46</text:p>
          </table:table-cell>
          <table:table-cell table:style-name="ce152" table:formula="of:=INDEX([$'Results Data'.A$2:.A$169];[.AM19])" office:value-type="string" office:string-value="silu" calcext:value-type="string">
            <text:p>silu</text:p>
          </table:table-cell>
          <table:table-cell table:style-name="ce152" table:formula="of:=INDEX([$'Results Data'.$B$2:.$B$169];[.AM19])" office:value-type="string" office:string-value="mse" calcext:value-type="string">
            <text:p>mse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softplus</text:p>
          </table:table-cell>
          <table:table-cell table:style-name="ce42" office:value-type="float" office:value="21.6666666666667" calcext:value-type="float">
            <text:p>21.67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54" office:value-type="float" office:value="21.6666666666667" calcext:value-type="float">
            <text:p>21.67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21.6666666666667" calcext:value-type="float">
            <text:p>21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20:.J20])" office:value-type="float" office:value="21.6666666666667" calcext:value-type="float">
            <text:p>21.67</text:p>
          </table:table-cell>
          <table:table-cell/>
          <table:table-cell table:style-name="ce36" office:value-type="string" calcext:value-type="string">
            <text:p>softplus</text:p>
          </table:table-cell>
          <table:table-cell table:style-name="ce119" office:value-type="float" office:value="666.384615384615" calcext:value-type="float">
            <text:p>666</text:p>
          </table:table-cell>
          <table:table-cell table:style-name="ce123" office:value-type="float" office:value="633.305084745763" calcext:value-type="float">
            <text:p>633</text:p>
          </table:table-cell>
          <table:table-cell table:style-name="ce123" office:value-type="float" office:value="2353.90909090909" calcext:value-type="float">
            <text:p>2354</text:p>
          </table:table-cell>
          <table:table-cell table:style-name="ce123" office:value-type="float" office:value="522" calcext:value-type="float">
            <text:p>522</text:p>
          </table:table-cell>
          <table:table-cell table:style-name="ce123" office:value-type="float" office:value="417.333333333333" calcext:value-type="float">
            <text:p>417</text:p>
          </table:table-cell>
          <table:table-cell table:style-name="ce123" office:value-type="float" office:value="550.571428571429" calcext:value-type="float">
            <text:p>551</text:p>
          </table:table-cell>
          <table:table-cell table:style-name="ce123" office:value-type="float" office:value="780.692307692308" calcext:value-type="float">
            <text:p>781</text:p>
          </table:table-cell>
          <table:table-cell table:style-name="ce126" office:value-type="float" office:value="1076.27272727273" calcext:value-type="float">
            <text:p>1076</text:p>
          </table:table-cell>
          <table:table-cell table:style-name="ce129" table:formula="of:=MEDIAN([.N20:.U20])" office:value-type="float" office:value="649.844850065189" calcext:value-type="float">
            <text:p>650</text:p>
          </table:table-cell>
          <table:table-cell/>
          <table:table-cell table:style-name="ce36" office:value-type="string" calcext:value-type="string">
            <text:p>softplus</text:p>
          </table:table-cell>
          <table:table-cell table:style-name="ce132" table:formula="of:=((101-[.C20])/100)*[.N20]" office:value-type="float" office:value="528.665128205128" calcext:value-type="float">
            <text:p>529</text:p>
          </table:table-cell>
          <table:table-cell table:style-name="ce132" table:formula="of:=((101-[.D20])/100)*[.O20]" office:value-type="float" office:value="16.8881355932206" calcext:value-type="float">
            <text:p>17</text:p>
          </table:table-cell>
          <table:table-cell table:style-name="ce132" table:formula="of:=((101-[.E20])/100)*[.P20]" office:value-type="float" office:value="1945.89818181818" calcext:value-type="float">
            <text:p>1946</text:p>
          </table:table-cell>
          <table:table-cell table:style-name="ce132" table:formula="of:=((101-[.F20])/100)*[.Q20]" office:value-type="float" office:value="414.12" calcext:value-type="float">
            <text:p>414</text:p>
          </table:table-cell>
          <table:table-cell table:style-name="ce132" table:formula="of:=((101-[.G20])/100)*[.R20]" office:value-type="float" office:value="358.906666666666" calcext:value-type="float">
            <text:p>359</text:p>
          </table:table-cell>
          <table:table-cell table:style-name="ce132" table:formula="of:=((101-[.H20])/100)*[.S20]" office:value-type="float" office:value="427.610476190477" calcext:value-type="float">
            <text:p>428</text:p>
          </table:table-cell>
          <table:table-cell table:style-name="ce132" table:formula="of:=((101-[.I20])/100)*[.T20]" office:value-type="float" office:value="619.349230769231" calcext:value-type="float">
            <text:p>619</text:p>
          </table:table-cell>
          <table:table-cell table:style-name="ce132" table:formula="of:=((101-[.J20])/100)*[.U20]" office:value-type="float" office:value="889.718787878791" calcext:value-type="float">
            <text:p>890</text:p>
          </table:table-cell>
          <table:table-cell table:style-name="ce139" table:formula="of:=MEDIAN([.Y20:.AF20])" office:value-type="float" office:value="478.137802197802" calcext:value-type="float">
            <text:p>478</text:p>
          </table:table-cell>
          <table:table-cell table:style-name="ce178" table:number-columns-repeated="2"/>
          <table:table-cell table:style-name="ce145"/>
          <table:table-cell table:style-name="ce149" office:value-type="float" office:value="17" calcext:value-type="float">
            <text:p>17</text:p>
          </table:table-cell>
          <table:table-cell table:style-name="ce150" table:formula="of:=SMALL([$'Results Data'.$H$2:.$H$169];[.AK20])" office:value-type="float" office:value="79.8277976190477" calcext:value-type="float">
            <text:p>80</text:p>
          </table:table-cell>
          <table:table-cell table:style-name="ce149" table:formula="of:=MATCH([.AL20];[$'Results Data'.H$2:.H$169];0)" office:value-type="float" office:value="81" calcext:value-type="float">
            <text:p>81</text:p>
          </table:table-cell>
          <table:table-cell table:style-name="ce152" table:formula="of:=INDEX([$'Results Data'.A$2:.A$169];[.AM20])" office:value-type="string" office:string-value="elu" calcext:value-type="string">
            <text:p>elu</text:p>
          </table:table-cell>
          <table:table-cell table:style-name="ce152" table:formula="of:=INDEX([$'Results Data'.$B$2:.$B$169];[.AM20])" office:value-type="string" office:string-value="l1" calcext:value-type="string">
            <text:p>l1</text:p>
          </table:table-cell>
          <table:table-cell table:number-columns-repeated="12"/>
        </table:table-row>
        <table:table-row table:style-name="ro3">
          <table:table-cell/>
          <table:table-cell table:style-name="ce36" office:value-type="string" calcext:value-type="string">
            <text:p>softshrink</text:p>
          </table:table-cell>
          <table:table-cell table:style-name="ce42" office:value-type="float" office:value="36.6666666666667" calcext:value-type="float">
            <text:p>36.67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54" office:value-type="float" office:value="8.33333333333333" calcext:value-type="float">
            <text:p>8.33</text:p>
          </table:table-cell>
          <table:table-cell table:style-name="ce54" office:value-type="float" office:value="85" calcext:value-type="float">
            <text:p>85.00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54" office:value-type="float" office:value="50" calcext:value-type="float">
            <text:p>50.00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21:.J21])" office:value-type="float" office:value="43.3333333333334" calcext:value-type="float">
            <text:p>43.33</text:p>
          </table:table-cell>
          <table:table-cell/>
          <table:table-cell table:style-name="ce36" office:value-type="string" calcext:value-type="string">
            <text:p>softshrink</text:p>
          </table:table-cell>
          <table:table-cell table:style-name="ce119" office:value-type="float" office:value="3082.72727272727" calcext:value-type="float">
            <text:p>3083</text:p>
          </table:table-cell>
          <table:table-cell table:style-name="ce123" office:value-type="float" office:value="668.384615384615" calcext:value-type="float">
            <text:p>668</text:p>
          </table:table-cell>
          <table:table-cell table:style-name="ce123" office:value-type="float" office:value="4526.4" calcext:value-type="float">
            <text:p>4526</text:p>
          </table:table-cell>
          <table:table-cell table:style-name="ce123" office:value-type="float" office:value="1785.33333333333" calcext:value-type="float">
            <text:p>1785</text:p>
          </table:table-cell>
          <table:table-cell table:style-name="ce123" office:value-type="float" office:value="2530.09090909091" calcext:value-type="float">
            <text:p>2530</text:p>
          </table:table-cell>
          <table:table-cell table:style-name="ce123" office:value-type="float" office:value="1510.23333333333" calcext:value-type="float">
            <text:p>1510</text:p>
          </table:table-cell>
          <table:table-cell table:style-name="ce123" office:value-type="float" office:value="1358.55769230769" calcext:value-type="float">
            <text:p>1359</text:p>
          </table:table-cell>
          <table:table-cell table:style-name="ce126" office:value-type="float" office:value="1112.90909090909" calcext:value-type="float">
            <text:p>1113</text:p>
          </table:table-cell>
          <table:table-cell table:style-name="ce129" table:formula="of:=MEDIAN([.N21:.U21])" office:value-type="float" office:value="1647.78333333333" calcext:value-type="float">
            <text:p>1648</text:p>
          </table:table-cell>
          <table:table-cell/>
          <table:table-cell table:style-name="ce36" office:value-type="string" calcext:value-type="string">
            <text:p>softshrink</text:p>
          </table:table-cell>
          <table:table-cell table:style-name="ce132" table:formula="of:=((101-[.C21])/100)*[.N21]" office:value-type="float" office:value="1983.22121212121" calcext:value-type="float">
            <text:p>1983</text:p>
          </table:table-cell>
          <table:table-cell table:style-name="ce132" table:formula="of:=((101-[.D21])/100)*[.O21]" office:value-type="float" office:value="95.8017948717946" calcext:value-type="float">
            <text:p>96</text:p>
          </table:table-cell>
          <table:table-cell table:style-name="ce132" table:formula="of:=((101-[.E21])/100)*[.P21]" office:value-type="float" office:value="4194.464" calcext:value-type="float">
            <text:p>4194</text:p>
          </table:table-cell>
          <table:table-cell table:style-name="ce132" table:formula="of:=((101-[.F21])/100)*[.Q21]" office:value-type="float" office:value="285.653333333333" calcext:value-type="float">
            <text:p>286</text:p>
          </table:table-cell>
          <table:table-cell table:style-name="ce132" table:formula="of:=((101-[.G21])/100)*[.R21]" office:value-type="float" office:value="2091.54181818182" calcext:value-type="float">
            <text:p>2092</text:p>
          </table:table-cell>
          <table:table-cell table:style-name="ce132" table:formula="of:=((101-[.H21])/100)*[.S21]" office:value-type="float" office:value="770.218999999998" calcext:value-type="float">
            <text:p>770</text:p>
          </table:table-cell>
          <table:table-cell table:style-name="ce132" table:formula="of:=((101-[.I21])/100)*[.T21]" office:value-type="float" office:value="194.726602564102" calcext:value-type="float">
            <text:p>195</text:p>
          </table:table-cell>
          <table:table-cell table:style-name="ce132" table:formula="of:=((101-[.J21])/100)*[.U21]" office:value-type="float" office:value="920.004848484848" calcext:value-type="float">
            <text:p>920</text:p>
          </table:table-cell>
          <table:table-cell table:style-name="ce139" table:formula="of:=MEDIAN([.Y21:.AF21])" office:value-type="float" office:value="845.111924242423" calcext:value-type="float">
            <text:p>845</text:p>
          </table:table-cell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36" office:value-type="string" calcext:value-type="string">
            <text:p>softsign</text:p>
          </table:table-cell>
          <table:table-cell table:style-name="ce42" office:value-type="float" office:value="20" calcext:value-type="float">
            <text:p>20.00</text:p>
          </table:table-cell>
          <table:table-cell table:style-name="ce54" office:value-type="float" office:value="45" calcext:value-type="float">
            <text:p>45.00</text:p>
          </table:table-cell>
          <table:table-cell table:style-name="ce54" office:value-type="float" office:value="20" calcext:value-type="float">
            <text:p>20.00</text:p>
          </table:table-cell>
          <table:table-cell table:number-columns-repeated="2" table:style-name="ce54" office:value-type="float" office:value="71.6666666666667" calcext:value-type="float">
            <text:p>71.67</text:p>
          </table:table-cell>
          <table:table-cell table:style-name="ce54" office:value-type="float" office:value="78.3333333333333" calcext:value-type="float">
            <text:p>78.33</text:p>
          </table:table-cell>
          <table:table-cell table:style-name="ce54" office:value-type="float" office:value="71.6666666666667" calcext:value-type="float">
            <text:p>71.67</text:p>
          </table:table-cell>
          <table:table-cell table:style-name="ce42" office:value-type="float" office:value="11.6666666666667" calcext:value-type="float">
            <text:p>11.67</text:p>
          </table:table-cell>
          <table:table-cell table:style-name="ce63" table:formula="of:=MEDIAN([.C22:.J22])" office:value-type="float" office:value="58.3333333333334" calcext:value-type="float">
            <text:p>58.33</text:p>
          </table:table-cell>
          <table:table-cell/>
          <table:table-cell table:style-name="ce36" office:value-type="string" calcext:value-type="string">
            <text:p>softsign</text:p>
          </table:table-cell>
          <table:table-cell table:style-name="ce119" office:value-type="float" office:value="2355.41666666667" calcext:value-type="float">
            <text:p>2355</text:p>
          </table:table-cell>
          <table:table-cell table:style-name="ce123" office:value-type="float" office:value="932.074074074074" calcext:value-type="float">
            <text:p>932</text:p>
          </table:table-cell>
          <table:table-cell table:style-name="ce123" office:value-type="float" office:value="2862.91666666667" calcext:value-type="float">
            <text:p>2863</text:p>
          </table:table-cell>
          <table:table-cell table:style-name="ce123" office:value-type="float" office:value="2195.23255813954" calcext:value-type="float">
            <text:p>2195</text:p>
          </table:table-cell>
          <table:table-cell table:style-name="ce123" office:value-type="float" office:value="1645.51162790698" calcext:value-type="float">
            <text:p>1646</text:p>
          </table:table-cell>
          <table:table-cell table:style-name="ce123" office:value-type="float" office:value="1459.17021276596" calcext:value-type="float">
            <text:p>1459</text:p>
          </table:table-cell>
          <table:table-cell table:style-name="ce123" office:value-type="float" office:value="1961.6511627907" calcext:value-type="float">
            <text:p>1962</text:p>
          </table:table-cell>
          <table:table-cell table:style-name="ce126" office:value-type="float" office:value="1796.71428571429" calcext:value-type="float">
            <text:p>1797</text:p>
          </table:table-cell>
          <table:table-cell table:style-name="ce129" table:formula="of:=MEDIAN([.N22:.U22])" office:value-type="float" office:value="1879.1827242525" calcext:value-type="float">
            <text:p>1879</text:p>
          </table:table-cell>
          <table:table-cell/>
          <table:table-cell table:style-name="ce36" office:value-type="string" calcext:value-type="string">
            <text:p>softsign</text:p>
          </table:table-cell>
          <table:table-cell table:style-name="ce132" table:formula="of:=((101-[.C22])/100)*[.N22]" office:value-type="float" office:value="1907.8875" calcext:value-type="float">
            <text:p>1908</text:p>
          </table:table-cell>
          <table:table-cell table:style-name="ce132" table:formula="of:=((101-[.D22])/100)*[.O22]" office:value-type="float" office:value="521.961481481482" calcext:value-type="float">
            <text:p>522</text:p>
          </table:table-cell>
          <table:table-cell table:style-name="ce132" table:formula="of:=((101-[.E22])/100)*[.P22]" office:value-type="float" office:value="2318.9625" calcext:value-type="float">
            <text:p>2319</text:p>
          </table:table-cell>
          <table:table-cell table:style-name="ce132" table:formula="of:=((101-[.F22])/100)*[.Q22]" office:value-type="float" office:value="643.934883720931" calcext:value-type="float">
            <text:p>644</text:p>
          </table:table-cell>
          <table:table-cell table:style-name="ce132" table:formula="of:=((101-[.G22])/100)*[.R22]" office:value-type="float" office:value="482.683410852714" calcext:value-type="float">
            <text:p>483</text:p>
          </table:table-cell>
          <table:table-cell table:style-name="ce132" table:formula="of:=((101-[.H22])/100)*[.S22]" office:value-type="float" office:value="330.745248226951" calcext:value-type="float">
            <text:p>331</text:p>
          </table:table-cell>
          <table:table-cell table:style-name="ce132" table:formula="of:=((101-[.I22])/100)*[.T22]" office:value-type="float" office:value="575.417674418605" calcext:value-type="float">
            <text:p>575</text:p>
          </table:table-cell>
          <table:table-cell table:style-name="ce132" table:formula="of:=((101-[.J22])/100)*[.U22]" office:value-type="float" office:value="1605.06476190477" calcext:value-type="float">
            <text:p>1605</text:p>
          </table:table-cell>
          <table:table-cell table:style-name="ce139" table:formula="of:=MEDIAN([.Y22:.AF22])" office:value-type="float" office:value="609.676279069768" calcext:value-type="float">
            <text:p>610</text:p>
          </table:table-cell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36" office:value-type="string" calcext:value-type="string">
            <text:p>tanh</text:p>
          </table:table-cell>
          <table:table-cell table:style-name="ce42" office:value-type="float" office:value="10" calcext:value-type="float">
            <text:p>10.00</text:p>
          </table:table-cell>
          <table:table-cell table:style-name="ce54" office:value-type="float" office:value="30" calcext:value-type="float">
            <text:p>30.00</text:p>
          </table:table-cell>
          <table:table-cell table:number-columns-repeated="2" table:style-name="ce54" office:value-type="float" office:value="20" calcext:value-type="float">
            <text:p>20.00</text:p>
          </table:table-cell>
          <table:table-cell table:style-name="ce54" office:value-type="float" office:value="13.3333333333333" calcext:value-type="float">
            <text:p>13.33</text:p>
          </table:table-cell>
          <table:table-cell table:number-columns-repeated="2" table:style-name="ce54" office:value-type="float" office:value="15" calcext:value-type="float">
            <text:p>15.00</text:p>
          </table:table-cell>
          <table:table-cell table:style-name="ce42" office:value-type="float" office:value="38.3333333333333" calcext:value-type="float">
            <text:p>38.33</text:p>
          </table:table-cell>
          <table:table-cell table:style-name="ce63" table:formula="of:=MEDIAN([.C23:.J23])" office:value-type="float" office:value="17.5" calcext:value-type="float">
            <text:p>17.50</text:p>
          </table:table-cell>
          <table:table-cell/>
          <table:table-cell table:style-name="ce36" office:value-type="string" calcext:value-type="string">
            <text:p>tanh</text:p>
          </table:table-cell>
          <table:table-cell table:style-name="ce119" office:value-type="float" office:value="1465.33333333333" calcext:value-type="float">
            <text:p>1465</text:p>
          </table:table-cell>
          <table:table-cell table:style-name="ce123" office:value-type="float" office:value="4367.27777777778" calcext:value-type="float">
            <text:p>4367</text:p>
          </table:table-cell>
          <table:table-cell table:style-name="ce123" office:value-type="float" office:value="2696.91666666667" calcext:value-type="float">
            <text:p>2697</text:p>
          </table:table-cell>
          <table:table-cell table:style-name="ce123" office:value-type="float" office:value="1543.66666666667" calcext:value-type="float">
            <text:p>1544</text:p>
          </table:table-cell>
          <table:table-cell table:style-name="ce123" office:value-type="float" office:value="2360" calcext:value-type="float">
            <text:p>2360</text:p>
          </table:table-cell>
          <table:table-cell table:style-name="ce123" office:value-type="float" office:value="1590.33333333333" calcext:value-type="float">
            <text:p>1590</text:p>
          </table:table-cell>
          <table:table-cell table:style-name="ce123" office:value-type="float" office:value="2679.11111111111" calcext:value-type="float">
            <text:p>2679</text:p>
          </table:table-cell>
          <table:table-cell table:style-name="ce126" office:value-type="float" office:value="2778" calcext:value-type="float">
            <text:p>2778</text:p>
          </table:table-cell>
          <table:table-cell table:style-name="ce129" table:formula="of:=MEDIAN([.N23:.U23])" office:value-type="float" office:value="2519.55555555555" calcext:value-type="float">
            <text:p>2520</text:p>
          </table:table-cell>
          <table:table-cell/>
          <table:table-cell table:style-name="ce36" office:value-type="string" calcext:value-type="string">
            <text:p>tanh</text:p>
          </table:table-cell>
          <table:table-cell table:style-name="ce132" table:formula="of:=((101-[.C23])/100)*[.N23]" office:value-type="float" office:value="1333.45333333333" calcext:value-type="float">
            <text:p>1333</text:p>
          </table:table-cell>
          <table:table-cell table:style-name="ce132" table:formula="of:=((101-[.D23])/100)*[.O23]" office:value-type="float" office:value="3100.76722222222" calcext:value-type="float">
            <text:p>3101</text:p>
          </table:table-cell>
          <table:table-cell table:style-name="ce132" table:formula="of:=((101-[.E23])/100)*[.P23]" office:value-type="float" office:value="2184.5025" calcext:value-type="float">
            <text:p>2185</text:p>
          </table:table-cell>
          <table:table-cell table:style-name="ce132" table:formula="of:=((101-[.F23])/100)*[.Q23]" office:value-type="float" office:value="1250.37" calcext:value-type="float">
            <text:p>1250</text:p>
          </table:table-cell>
          <table:table-cell table:style-name="ce132" table:formula="of:=((101-[.G23])/100)*[.R23]" office:value-type="float" office:value="2068.93333333333" calcext:value-type="float">
            <text:p>2069</text:p>
          </table:table-cell>
          <table:table-cell table:style-name="ce132" table:formula="of:=((101-[.H23])/100)*[.S23]" office:value-type="float" office:value="1367.68666666666" calcext:value-type="float">
            <text:p>1368</text:p>
          </table:table-cell>
          <table:table-cell table:style-name="ce132" table:formula="of:=((101-[.I23])/100)*[.T23]" office:value-type="float" office:value="2304.03555555555" calcext:value-type="float">
            <text:p>2304</text:p>
          </table:table-cell>
          <table:table-cell table:style-name="ce132" table:formula="of:=((101-[.J23])/100)*[.U23]" office:value-type="float" office:value="1740.88" calcext:value-type="float">
            <text:p>1741</text:p>
          </table:table-cell>
          <table:table-cell table:style-name="ce139" table:formula="of:=MEDIAN([.Y23:.AF23])" office:value-type="float" office:value="1904.90666666667" calcext:value-type="float">
            <text:p>1905</text:p>
          </table:table-cell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36" office:value-type="string" calcext:value-type="string">
            <text:p>tshrink</text:p>
          </table:table-cell>
          <table:table-cell table:style-name="ce42" office:value-type="float" office:value="26.6666666666667" calcext:value-type="float">
            <text:p>26.67</text:p>
          </table:table-cell>
          <table:table-cell table:style-name="ce42" office:value-type="float" office:value="76.6666666666667" calcext:value-type="float">
            <text:p>76.67</text:p>
          </table:table-cell>
          <table:table-cell table:style-name="ce42" office:value-type="float" office:value="16.6666666666667" calcext:value-type="float">
            <text:p>16.67</text:p>
          </table:table-cell>
          <table:table-cell table:style-name="ce42" office:value-type="float" office:value="65" calcext:value-type="float">
            <text:p>65.00</text:p>
          </table:table-cell>
          <table:table-cell table:style-name="ce42" office:value-type="float" office:value="23.3333333333333" calcext:value-type="float">
            <text:p>23.33</text:p>
          </table:table-cell>
          <table:table-cell table:style-name="ce42" office:value-type="float" office:value="48.3333333333333" calcext:value-type="float">
            <text:p>48.33</text:p>
          </table:table-cell>
          <table:table-cell table:style-name="ce42" office:value-type="float" office:value="31.6666666666667" calcext:value-type="float">
            <text:p>31.67</text:p>
          </table:table-cell>
          <table:table-cell table:style-name="ce42" office:value-type="float" office:value="36.6666666666667" calcext:value-type="float">
            <text:p>36.67</text:p>
          </table:table-cell>
          <table:table-cell table:style-name="ce63" table:formula="of:=MEDIAN([.C24:.J24])" office:value-type="float" office:value="34.1666666666667" calcext:value-type="float">
            <text:p>34.17</text:p>
          </table:table-cell>
          <table:table-cell/>
          <table:table-cell table:style-name="ce36" office:value-type="string" calcext:value-type="string">
            <text:p>tshrink</text:p>
          </table:table-cell>
          <table:table-cell table:style-name="ce120" office:value-type="float" office:value="1232.0625" calcext:value-type="float">
            <text:p>1232</text:p>
          </table:table-cell>
          <table:table-cell table:style-name="ce124" office:value-type="float" office:value="408.434782608696" calcext:value-type="float">
            <text:p>408</text:p>
          </table:table-cell>
          <table:table-cell table:style-name="ce124" office:value-type="float" office:value="1090.4" calcext:value-type="float">
            <text:p>1090</text:p>
          </table:table-cell>
          <table:table-cell table:style-name="ce124" office:value-type="float" office:value="1151.12820512821" calcext:value-type="float">
            <text:p>1151</text:p>
          </table:table-cell>
          <table:table-cell table:style-name="ce124" office:value-type="float" office:value="969.428571428571" calcext:value-type="float">
            <text:p>969</text:p>
          </table:table-cell>
          <table:table-cell table:style-name="ce124" office:value-type="float" office:value="1066.65517241379" calcext:value-type="float">
            <text:p>1067</text:p>
          </table:table-cell>
          <table:table-cell table:style-name="ce124" office:value-type="float" office:value="493.578947368421" calcext:value-type="float">
            <text:p>494</text:p>
          </table:table-cell>
          <table:table-cell table:style-name="ce127" office:value-type="float" office:value="1380.54545454545" calcext:value-type="float">
            <text:p>1381</text:p>
          </table:table-cell>
          <table:table-cell table:style-name="ce129" table:formula="of:=MEDIAN([.N24:.U24])" office:value-type="float" office:value="1078.5275862069" calcext:value-type="float">
            <text:p>1079</text:p>
          </table:table-cell>
          <table:table-cell/>
          <table:table-cell table:style-name="ce36" office:value-type="string" calcext:value-type="string">
            <text:p>tshrink</text:p>
          </table:table-cell>
          <table:table-cell table:style-name="ce132" table:formula="of:=((101-[.C24])/100)*[.N24]" office:value-type="float" office:value="915.833125" calcext:value-type="float">
            <text:p>916</text:p>
          </table:table-cell>
          <table:table-cell table:style-name="ce132" table:formula="of:=((101-[.D24])/100)*[.O24]" office:value-type="float" office:value="99.3857971014492" calcext:value-type="float">
            <text:p>99</text:p>
          </table:table-cell>
          <table:table-cell table:style-name="ce132" table:formula="of:=((101-[.E24])/100)*[.P24]" office:value-type="float" office:value="919.570666666666" calcext:value-type="float">
            <text:p>920</text:p>
          </table:table-cell>
          <table:table-cell table:style-name="ce132" table:formula="of:=((101-[.F24])/100)*[.Q24]" office:value-type="float" office:value="414.406153846156" calcext:value-type="float">
            <text:p>414</text:p>
          </table:table-cell>
          <table:table-cell table:style-name="ce132" table:formula="of:=((101-[.G24])/100)*[.R24]" office:value-type="float" office:value="752.922857142857" calcext:value-type="float">
            <text:p>753</text:p>
          </table:table-cell>
          <table:table-cell table:style-name="ce132" table:formula="of:=((101-[.H24])/100)*[.S24]" office:value-type="float" office:value="561.77172413793" calcext:value-type="float">
            <text:p>562</text:p>
          </table:table-cell>
          <table:table-cell table:style-name="ce132" table:formula="of:=((101-[.I24])/100)*[.T24]" office:value-type="float" office:value="342.214736842105" calcext:value-type="float">
            <text:p>342</text:p>
          </table:table-cell>
          <table:table-cell table:style-name="ce132" table:formula="of:=((101-[.J24])/100)*[.U24]" office:value-type="float" office:value="888.150909090906" calcext:value-type="float">
            <text:p>888</text:p>
          </table:table-cell>
          <table:table-cell table:style-name="ce139" table:formula="of:=MEDIAN([.Y24:.AF24])" office:value-type="float" office:value="657.347290640393" calcext:value-type="float">
            <text:p>657</text:p>
          </table:table-cell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37" office:value-type="string" calcext:value-type="string">
            <text:p>median</text:p>
          </table:table-cell>
          <table:table-cell table:style-name="ce43" table:formula="of:=MEDIAN([.C4:.C24])" office:value-type="float" office:value="26.6666666666667" calcext:value-type="float">
            <text:p>26.67</text:p>
          </table:table-cell>
          <table:table-cell table:style-name="ce43" table:formula="of:=MEDIAN([.D4:.D24])" office:value-type="float" office:value="88.3333333333333" calcext:value-type="float">
            <text:p>88.33</text:p>
          </table:table-cell>
          <table:table-cell table:style-name="ce43" table:formula="of:=MEDIAN([.E4:.E24])" office:value-type="float" office:value="16.6666666666667" calcext:value-type="float">
            <text:p>16.67</text:p>
          </table:table-cell>
          <table:table-cell table:style-name="ce43" table:formula="of:=MEDIAN([.F4:.F24])" office:value-type="float" office:value="68.3333333333333" calcext:value-type="float">
            <text:p>68.33</text:p>
          </table:table-cell>
          <table:table-cell table:style-name="ce43" table:formula="of:=MEDIAN([.G4:.G24])" office:value-type="float" office:value="41.6666666666667" calcext:value-type="float">
            <text:p>41.67</text:p>
          </table:table-cell>
          <table:table-cell table:style-name="ce43" table:formula="of:=MEDIAN([.H4:.H24])" office:value-type="float" office:value="53.3333333333333" calcext:value-type="float">
            <text:p>53.33</text:p>
          </table:table-cell>
          <table:table-cell table:style-name="ce43" table:formula="of:=MEDIAN([.I4:.I24])" office:value-type="float" office:value="71.6666666666667" calcext:value-type="float">
            <text:p>71.67</text:p>
          </table:table-cell>
          <table:table-cell table:style-name="ce43" table:formula="of:=MEDIAN([.J4:.J24])" office:value-type="float" office:value="18.3333333333333" calcext:value-type="float">
            <text:p>18.33</text:p>
          </table:table-cell>
          <table:table-cell table:style-name="ce64"/>
          <table:table-cell/>
          <table:table-cell table:style-name="ce37" office:value-type="string" calcext:value-type="string">
            <text:p>median</text:p>
          </table:table-cell>
          <table:table-cell table:style-name="ce121" table:formula="of:=MEDIAN([.N4:.N24])" office:value-type="float" office:value="1822.4" calcext:value-type="float">
            <text:p>1822</text:p>
          </table:table-cell>
          <table:table-cell table:style-name="ce121" table:formula="of:=MEDIAN([.O4:.O24])" office:value-type="float" office:value="648.932203389831" calcext:value-type="float">
            <text:p>649</text:p>
          </table:table-cell>
          <table:table-cell table:style-name="ce121" table:formula="of:=MEDIAN([.P4:.P24])" office:value-type="float" office:value="3350.625" calcext:value-type="float">
            <text:p>3351</text:p>
          </table:table-cell>
          <table:table-cell table:style-name="ce121" table:formula="of:=MEDIAN([.Q4:.Q24])" office:value-type="float" office:value="1454.39130434783" calcext:value-type="float">
            <text:p>1454</text:p>
          </table:table-cell>
          <table:table-cell table:style-name="ce121" table:formula="of:=MEDIAN([.R4:.R24])" office:value-type="float" office:value="1645.51162790698" calcext:value-type="float">
            <text:p>1646</text:p>
          </table:table-cell>
          <table:table-cell table:style-name="ce121" table:formula="of:=MEDIAN([.S4:.S24])" office:value-type="float" office:value="1459.17021276596" calcext:value-type="float">
            <text:p>1459</text:p>
          </table:table-cell>
          <table:table-cell table:style-name="ce121" table:formula="of:=MEDIAN([.T4:.T24])" office:value-type="float" office:value="1146.38461538462" calcext:value-type="float">
            <text:p>1146</text:p>
          </table:table-cell>
          <table:table-cell table:style-name="ce121" table:formula="of:=MEDIAN([.U4:.U24])" office:value-type="float" office:value="1981.82352941176" calcext:value-type="float">
            <text:p>1982</text:p>
          </table:table-cell>
          <table:table-cell table:style-name="ce130"/>
          <table:table-cell/>
          <table:table-cell table:style-name="ce37" office:value-type="string" calcext:value-type="string">
            <text:p>median</text:p>
          </table:table-cell>
          <table:table-cell table:style-name="ce133" table:formula="of:=MEDIAN([.Y4:.Y24])" office:value-type="float" office:value="933.096" calcext:value-type="float">
            <text:p>933</text:p>
          </table:table-cell>
          <table:table-cell table:style-name="ce133" table:formula="of:=MEDIAN([.Z4:.Z24])" office:value-type="float" office:value="95.8017948717946" calcext:value-type="float">
            <text:p>96</text:p>
          </table:table-cell>
          <table:table-cell table:style-name="ce133" table:formula="of:=MEDIAN([.AA4:.AA24])" office:value-type="float" office:value="2754.945" calcext:value-type="float">
            <text:p>2755</text:p>
          </table:table-cell>
          <table:table-cell table:style-name="ce133" table:formula="of:=MEDIAN([.AB4:.AB24])" office:value-type="float" office:value="414.406153846156" calcext:value-type="float">
            <text:p>414</text:p>
          </table:table-cell>
          <table:table-cell table:style-name="ce133" table:formula="of:=MEDIAN([.AC4:.AC24])" office:value-type="float" office:value="752.922857142857" calcext:value-type="float">
            <text:p>753</text:p>
          </table:table-cell>
          <table:table-cell table:style-name="ce133" table:formula="of:=MEDIAN([.AD4:.AD24])" office:value-type="float" office:value="462.436" calcext:value-type="float">
            <text:p>462</text:p>
          </table:table-cell>
          <table:table-cell table:style-name="ce133" table:formula="of:=MEDIAN([.AE4:.AE24])" office:value-type="float" office:value="331.151578947368" calcext:value-type="float">
            <text:p>331</text:p>
          </table:table-cell>
          <table:table-cell table:style-name="ce133" table:formula="of:=MEDIAN([.AF4:.AF24])" office:value-type="float" office:value="1516.18" calcext:value-type="float">
            <text:p>1516</text:p>
          </table:table-cell>
          <table:table-cell table:style-name="ce140"/>
          <table:table-cell table:number-columns-repeated="20"/>
        </table:table-row>
        <table:table-row table:style-name="ro1">
          <table:table-cell/>
          <table:table-cell table:style-name="ce38"/>
          <table:table-cell table:style-name="ce105" table:number-columns-repeated="3"/>
          <table:table-cell table:number-columns-repeated="18"/>
          <table:table-cell table:style-name="ce173"/>
          <table:table-cell table:style-name="ce178" table:number-columns-repeated="8"/>
          <table:table-cell table:style-name="ce183"/>
          <table:table-cell table:number-columns-repeated="20"/>
        </table:table-row>
        <table:table-row table:style-name="ro1">
          <table:table-cell table:number-columns-repeated="11"/>
          <table:table-cell table:style-name="ce112"/>
          <table:table-cell table:number-columns-repeated="11"/>
          <table:table-cell table:style-name="ce174"/>
          <table:table-cell table:style-name="ce178" table:number-columns-repeated="8"/>
          <table:table-cell table:number-columns-repeated="21"/>
        </table:table-row>
        <table:table-row table:style-name="ro5">
          <table:table-cell table:number-columns-repeated="11"/>
          <table:table-cell table:style-name="ce70"/>
          <table:table-cell table:number-columns-repeated="12"/>
          <table:table-cell table:style-name="ce179" table:number-columns-repeated="8"/>
          <table:table-cell table:number-columns-repeated="21"/>
        </table:table-row>
        <table:table-row table:style-name="ro6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7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16">
          <table:table-cell table:number-columns-repeated="53"/>
        </table:table-row>
        <table:table-row table:style-name="ro4">
          <table:table-cell table:number-columns-repeated="53"/>
        </table:table-row>
        <table:table-row table:style-name="ro3" table:number-rows-repeated="33">
          <table:table-cell table:number-columns-repeated="53"/>
        </table:table-row>
        <table:table-row table:style-name="ro3">
          <table:table-cell table:number-columns-repeated="53"/>
        </table:table-row>
        <calcext:conditional-formats>
          <calcext:conditional-format calcext:target-range-address="Table.C4:Table.K25">
            <calcext:color-scale>
              <calcext:color-scale-entry calcext:value="0" calcext:type="minimum" calcext:color="#224b12"/>
              <calcext:color-scale-entry calcext:value="50" calcext:type="percentile" calcext:color="#00a933"/>
              <calcext:color-scale-entry calcext:value="0" calcext:type="maximum" calcext:color="#afd095"/>
            </calcext:color-scale>
          </calcext:conditional-format>
          <calcext:conditional-format calcext:target-range-address="Table.N4:Table.V25">
            <calcext:color-scale>
              <calcext:color-scale-entry calcext:value="0" calcext:type="minimum" calcext:color="#afd095"/>
              <calcext:color-scale-entry calcext:value="50" calcext:type="percentile" calcext:color="#069a2e"/>
              <calcext:color-scale-entry calcext:value="0" calcext:type="maximum" calcext:color="#224b12"/>
            </calcext:color-scale>
          </calcext:conditional-format>
          <calcext:conditional-format calcext:target-range-address="Table.Y3:Table.AG25">
            <calcext:color-scale>
              <calcext:color-scale-entry calcext:value="0" calcext:type="minimum" calcext:color="#afd095"/>
              <calcext:color-scale-entry calcext:value="50" calcext:type="percentile" calcext:color="#00a933"/>
              <calcext:color-scale-entry calcext:value="0" calcext:type="maximum" calcext:color="#224b12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'Results Data'.B2:'Results Data'.B169" table:contains-header="false">
          <table:filter table:target-range-address="'Pivot Table_Results Data_1'.B1"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3" table:target-range-address="Table.X2:Table.AG25"/>
      </table:database-ranges>
      <table:data-pilot-tables>
        <table:data-pilot-table table:name="DataPilot1" table:application-data="" table:target-range-address="'Pivot Table_Results Data_1'.A1:'Pivot Table_Results Data_1'.J24" table:buttons="'Pivot Table_Results Data_1'.A2 'Pivot Table_Results Data_1'.B1" table:show-filter-button="false" table:drill-down-on-double-click="false">
          <table:source-cell-range table:cell-range-address="'Results Data'.A1:'Results Data'.G169"/>
          <table:data-pilot-field table:source-field-name="Loss" table:orientation="column" table:used-hierarchy="0" table:function="auto">
            <table:data-pilot-level table:show-empty="false" calcext:repeat-item-labels="false">
              <table:data-pilot-members>
                <table:data-pilot-member table:name="bcewithlogits" table:display="true" table:show-details="true"/>
                <table:data-pilot-member table:name="crossentropy" table:display="true" table:show-details="true"/>
                <table:data-pilot-member table:name="hingeembedding" table:display="true" table:show-details="true"/>
                <table:data-pilot-member table:name="huber" table:display="true" table:show-details="true"/>
                <table:data-pilot-member table:name="l1" table:display="true" table:show-details="true"/>
                <table:data-pilot-member table:name="mse" table:display="true" table:show-details="true"/>
                <table:data-pilot-member table:name="smoothl1" table:display="true" table:show-details="true"/>
                <table:data-pilot-member table:name="softmarg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tivation" table:orientation="row" table:used-hierarchy="0" table:function="auto">
            <table:data-pilot-level table:show-empty="false" calcext:repeat-item-labels="false">
              <table:data-pilot-members>
                <table:data-pilot-member table:name="celu" table:display="true" table:show-details="true"/>
                <table:data-pilot-member table:name="elu" table:display="true" table:show-details="true"/>
                <table:data-pilot-member table:name="gelu" table:display="true" table:show-details="true"/>
                <table:data-pilot-member table:name="hardshrink" table:display="true" table:show-details="true"/>
                <table:data-pilot-member table:name="hardsigmoid" table:display="true" table:show-details="true"/>
                <table:data-pilot-member table:name="hardswish" table:display="true" table:show-details="true"/>
                <table:data-pilot-member table:name="hardtanh" table:display="true" table:show-details="true"/>
                <table:data-pilot-member table:name="leakyrelu" table:display="true" table:show-details="true"/>
                <table:data-pilot-member table:name="logsigmoid" table:display="true" table:show-details="true"/>
                <table:data-pilot-member table:name="mish" table:display="true" table:show-details="true"/>
                <table:data-pilot-member table:name="relu" table:display="true" table:show-details="true"/>
                <table:data-pilot-member table:name="relu6" table:display="true" table:show-details="true"/>
                <table:data-pilot-member table:name="rrelu" table:display="true" table:show-details="true"/>
                <table:data-pilot-member table:name="selu" table:display="true" table:show-details="true"/>
                <table:data-pilot-member table:name="sigmoid" table:display="true" table:show-details="true"/>
                <table:data-pilot-member table:name="silu" table:display="true" table:show-details="true"/>
                <table:data-pilot-member table:name="softplus" table:display="true" table:show-details="true"/>
                <table:data-pilot-member table:name="softshrink" table:display="true" table:show-details="true"/>
                <table:data-pilot-member table:name="softsign" table:display="true" table:show-details="true"/>
                <table:data-pilot-member table:name="tanh" table:display="true" table:show-details="true"/>
                <table:data-pilot-member table:name="tanhshrin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SE" table:orientation="data" table:used-hierarchy="0" table:function="sum">
            <table:data-pilot-level table:show-empty="false" calcext:repeat-item-labels="false">
              <table:data-pilot-members>
                <table:data-pilot-member table:name="33.6666666666667" table:display="true" table:show-details="true"/>
                <table:data-pilot-member table:name="36" table:display="true" table:show-details="true"/>
                <table:data-pilot-member table:name="301" table:display="true" table:show-details="true"/>
                <table:data-pilot-member table:name="320.245614035088" table:display="true" table:show-details="true"/>
                <table:data-pilot-member table:name="370.454545454545" table:display="true" table:show-details="true"/>
                <table:data-pilot-member table:name="373.389830508475" table:display="true" table:show-details="true"/>
                <table:data-pilot-member table:name="400.272727272727" table:display="true" table:show-details="true"/>
                <table:data-pilot-member table:name="408.434782608696" table:display="true" table:show-details="true"/>
                <table:data-pilot-member table:name="417.333333333333" table:display="true" table:show-details="true"/>
                <table:data-pilot-member table:name="424.528301886792" table:display="true" table:show-details="true"/>
                <table:data-pilot-member table:name="426.854545454546" table:display="true" table:show-details="true"/>
                <table:data-pilot-member table:name="453.245283018868" table:display="true" table:show-details="true"/>
                <table:data-pilot-member table:name="483.090909090909" table:display="true" table:show-details="true"/>
                <table:data-pilot-member table:name="493.578947368421" table:display="true" table:show-details="true"/>
                <table:data-pilot-member table:name="522" table:display="true" table:show-details="true"/>
                <table:data-pilot-member table:name="550.571428571429" table:display="true" table:show-details="true"/>
                <table:data-pilot-member table:name="587.052631578947" table:display="true" table:show-details="true"/>
                <table:data-pilot-member table:name="605.406779661017" table:display="true" table:show-details="true"/>
                <table:data-pilot-member table:name="614.563636363636" table:display="true" table:show-details="true"/>
                <table:data-pilot-member table:name="633.305084745763" table:display="true" table:show-details="true"/>
                <table:data-pilot-member table:name="644.457627118644" table:display="true" table:show-details="true"/>
                <table:data-pilot-member table:name="648.932203389831" table:display="true" table:show-details="true"/>
                <table:data-pilot-member table:name="666.384615384615" table:display="true" table:show-details="true"/>
                <table:data-pilot-member table:name="668.384615384615" table:display="true" table:show-details="true"/>
                <table:data-pilot-member table:name="668.8" table:display="true" table:show-details="true"/>
                <table:data-pilot-member table:name="693.96" table:display="true" table:show-details="true"/>
                <table:data-pilot-member table:name="697.344827586207" table:display="true" table:show-details="true"/>
                <table:data-pilot-member table:name="706.444444444445" table:display="true" table:show-details="true"/>
                <table:data-pilot-member table:name="729.05" table:display="true" table:show-details="true"/>
                <table:data-pilot-member table:name="744.259259259259" table:display="true" table:show-details="true"/>
                <table:data-pilot-member table:name="762.04" table:display="true" table:show-details="true"/>
                <table:data-pilot-member table:name="780.692307692308" table:display="true" table:show-details="true"/>
                <table:data-pilot-member table:name="789.673076923077" table:display="true" table:show-details="true"/>
                <table:data-pilot-member table:name="821.075" table:display="true" table:show-details="true"/>
                <table:data-pilot-member table:name="848.547169811321" table:display="true" table:show-details="true"/>
                <table:data-pilot-member table:name="857.72" table:display="true" table:show-details="true"/>
                <table:data-pilot-member table:name="874.386363636364" table:display="true" table:show-details="true"/>
                <table:data-pilot-member table:name="883.953488372093" table:display="true" table:show-details="true"/>
                <table:data-pilot-member table:name="920.489361702128" table:display="true" table:show-details="true"/>
                <table:data-pilot-member table:name="932.074074074074" table:display="true" table:show-details="true"/>
                <table:data-pilot-member table:name="936.46875" table:display="true" table:show-details="true"/>
                <table:data-pilot-member table:name="943.339285714286" table:display="true" table:show-details="true"/>
                <table:data-pilot-member table:name="969.428571428571" table:display="true" table:show-details="true"/>
                <table:data-pilot-member table:name="975.06779661017" table:display="true" table:show-details="true"/>
                <table:data-pilot-member table:name="991.116666666667" table:display="true" table:show-details="true"/>
                <table:data-pilot-member table:name="998.907407407407" table:display="true" table:show-details="true"/>
                <table:data-pilot-member table:name="1001.32608695652" table:display="true" table:show-details="true"/>
                <table:data-pilot-member table:name="1021.5" table:display="true" table:show-details="true"/>
                <table:data-pilot-member table:name="1026.82051282051" table:display="true" table:show-details="true"/>
                <table:data-pilot-member table:name="1032.23529411765" table:display="true" table:show-details="true"/>
                <table:data-pilot-member table:name="1034" table:display="true" table:show-details="true"/>
                <table:data-pilot-member table:name="1041.23214285714" table:display="true" table:show-details="true"/>
                <table:data-pilot-member table:name="1066.65517241379" table:display="true" table:show-details="true"/>
                <table:data-pilot-member table:name="1074.33333333333" table:display="true" table:show-details="true"/>
                <table:data-pilot-member table:name="1076.27272727273" table:display="true" table:show-details="true"/>
                <table:data-pilot-member table:name="1090.4" table:display="true" table:show-details="true"/>
                <table:data-pilot-member table:name="1093.88888888889" table:display="true" table:show-details="true"/>
                <table:data-pilot-member table:name="1096.56097560976" table:display="true" table:show-details="true"/>
                <table:data-pilot-member table:name="1112.90909090909" table:display="true" table:show-details="true"/>
                <table:data-pilot-member table:name="1116.41860465116" table:display="true" table:show-details="true"/>
                <table:data-pilot-member table:name="1118.57142857143" table:display="true" table:show-details="true"/>
                <table:data-pilot-member table:name="1146.38461538462" table:display="true" table:show-details="true"/>
                <table:data-pilot-member table:name="1151.12820512821" table:display="true" table:show-details="true"/>
                <table:data-pilot-member table:name="1184.5" table:display="true" table:show-details="true"/>
                <table:data-pilot-member table:name="1191.28" table:display="true" table:show-details="true"/>
                <table:data-pilot-member table:name="1203.5" table:display="true" table:show-details="true"/>
                <table:data-pilot-member table:name="1232.0625" table:display="true" table:show-details="true"/>
                <table:data-pilot-member table:name="1239.22222222222" table:display="true" table:show-details="true"/>
                <table:data-pilot-member table:name="1246.61224489796" table:display="true" table:show-details="true"/>
                <table:data-pilot-member table:name="1278.20454545455" table:display="true" table:show-details="true"/>
                <table:data-pilot-member table:name="1297.71698113208" table:display="true" table:show-details="true"/>
                <table:data-pilot-member table:name="1302.36363636364" table:display="true" table:show-details="true"/>
                <table:data-pilot-member table:name="1311.03636363636" table:display="true" table:show-details="true"/>
                <table:data-pilot-member table:name="1357.18181818182" table:display="true" table:show-details="true"/>
                <table:data-pilot-member table:name="1358.13043478261" table:display="true" table:show-details="true"/>
                <table:data-pilot-member table:name="1358.55769230769" table:display="true" table:show-details="true"/>
                <table:data-pilot-member table:name="1380.54545454545" table:display="true" table:show-details="true"/>
                <table:data-pilot-member table:name="1454.39130434783" table:display="true" table:show-details="true"/>
                <table:data-pilot-member table:name="1459.17021276596" table:display="true" table:show-details="true"/>
                <table:data-pilot-member table:name="1465.33333333333" table:display="true" table:show-details="true"/>
                <table:data-pilot-member table:name="1509.76595744681" table:display="true" table:show-details="true"/>
                <table:data-pilot-member table:name="1510.23333333333" table:display="true" table:show-details="true"/>
                <table:data-pilot-member table:name="1543.66666666667" table:display="true" table:show-details="true"/>
                <table:data-pilot-member table:name="1548" table:display="true" table:show-details="true"/>
                <table:data-pilot-member table:name="1586.33333333333" table:display="true" table:show-details="true"/>
                <table:data-pilot-member table:name="1590.33333333333" table:display="true" table:show-details="true"/>
                <table:data-pilot-member table:name="1624.0487804878" table:display="true" table:show-details="true"/>
                <table:data-pilot-member table:name="1645.51162790698" table:display="true" table:show-details="true"/>
                <table:data-pilot-member table:name="1658.375" table:display="true" table:show-details="true"/>
                <table:data-pilot-member table:name="1746.07692307692" table:display="true" table:show-details="true"/>
                <table:data-pilot-member table:name="1763" table:display="true" table:show-details="true"/>
                <table:data-pilot-member table:name="1763.4" table:display="true" table:show-details="true"/>
                <table:data-pilot-member table:name="1778.6" table:display="true" table:show-details="true"/>
                <table:data-pilot-member table:name="1785.33333333333" table:display="true" table:show-details="true"/>
                <table:data-pilot-member table:name="1796.71428571429" table:display="true" table:show-details="true"/>
                <table:data-pilot-member table:name="1822.4" table:display="true" table:show-details="true"/>
                <table:data-pilot-member table:name="1829.6" table:display="true" table:show-details="true"/>
                <table:data-pilot-member table:name="1838.88888888889" table:display="true" table:show-details="true"/>
                <table:data-pilot-member table:name="1853" table:display="true" table:show-details="true"/>
                <table:data-pilot-member table:name="1893.94736842105" table:display="true" table:show-details="true"/>
                <table:data-pilot-member table:name="1903.8085106383" table:display="true" table:show-details="true"/>
                <table:data-pilot-member table:name="1961.6511627907" table:display="true" table:show-details="true"/>
                <table:data-pilot-member table:name="1977.6" table:display="true" table:show-details="true"/>
                <table:data-pilot-member table:name="1981.82352941176" table:display="true" table:show-details="true"/>
                <table:data-pilot-member table:name="1987.86666666667" table:display="true" table:show-details="true"/>
                <table:data-pilot-member table:name="2038.11111111111" table:display="true" table:show-details="true"/>
                <table:data-pilot-member table:name="2133.7" table:display="true" table:show-details="true"/>
                <table:data-pilot-member table:name="2153.28571428571" table:display="true" table:show-details="true"/>
                <table:data-pilot-member table:name="2157.55555555556" table:display="true" table:show-details="true"/>
                <table:data-pilot-member table:name="2179.57894736842" table:display="true" table:show-details="true"/>
                <table:data-pilot-member table:name="2180.75" table:display="true" table:show-details="true"/>
                <table:data-pilot-member table:name="2195.23255813954" table:display="true" table:show-details="true"/>
                <table:data-pilot-member table:name="2200.83333333333" table:display="true" table:show-details="true"/>
                <table:data-pilot-member table:name="2340.07407407407" table:display="true" table:show-details="true"/>
                <table:data-pilot-member table:name="2353.90909090909" table:display="true" table:show-details="true"/>
                <table:data-pilot-member table:name="2355.41666666667" table:display="true" table:show-details="true"/>
                <table:data-pilot-member table:name="2360" table:display="true" table:show-details="true"/>
                <table:data-pilot-member table:name="2380" table:display="true" table:show-details="true"/>
                <table:data-pilot-member table:name="2402.13043478261" table:display="true" table:show-details="true"/>
                <table:data-pilot-member table:name="2474" table:display="true" table:show-details="true"/>
                <table:data-pilot-member table:name="2489.91666666667" table:display="true" table:show-details="true"/>
                <table:data-pilot-member table:name="2530.09090909091" table:display="true" table:show-details="true"/>
                <table:data-pilot-member table:name="2598.8" table:display="true" table:show-details="true"/>
                <table:data-pilot-member table:name="2615.24137931034" table:display="true" table:show-details="true"/>
                <table:data-pilot-member table:name="2634.08695652174" table:display="true" table:show-details="true"/>
                <table:data-pilot-member table:name="2676.85714285714" table:display="true" table:show-details="true"/>
                <table:data-pilot-member table:name="2677.3125" table:display="true" table:show-details="true"/>
                <table:data-pilot-member table:name="2678.36842105263" table:display="true" table:show-details="true"/>
                <table:data-pilot-member table:name="2679.11111111111" table:display="true" table:show-details="true"/>
                <table:data-pilot-member table:name="2686.76" table:display="true" table:show-details="true"/>
                <table:data-pilot-member table:name="2696.91666666667" table:display="true" table:show-details="true"/>
                <table:data-pilot-member table:name="2778" table:display="true" table:show-details="true"/>
                <table:data-pilot-member table:name="2829.5" table:display="true" table:show-details="true"/>
                <table:data-pilot-member table:name="2854.38095238095" table:display="true" table:show-details="true"/>
                <table:data-pilot-member table:name="2862.91666666667" table:display="true" table:show-details="true"/>
                <table:data-pilot-member table:name="2883.72727272727" table:display="true" table:show-details="true"/>
                <table:data-pilot-member table:name="2895.26666666667" table:display="true" table:show-details="true"/>
                <table:data-pilot-member table:name="2920.30769230769" table:display="true" table:show-details="true"/>
                <table:data-pilot-member table:name="3082.72727272727" table:display="true" table:show-details="true"/>
                <table:data-pilot-member table:name="3100.35714285714" table:display="true" table:show-details="true"/>
                <table:data-pilot-member table:name="3100.44444444444" table:display="true" table:show-details="true"/>
                <table:data-pilot-member table:name="3108.125" table:display="true" table:show-details="true"/>
                <table:data-pilot-member table:name="3154.84615384615" table:display="true" table:show-details="true"/>
                <table:data-pilot-member table:name="3197" table:display="true" table:show-details="true"/>
                <table:data-pilot-member table:name="3235" table:display="true" table:show-details="true"/>
                <table:data-pilot-member table:name="3298.07142857143" table:display="true" table:show-details="true"/>
                <table:data-pilot-member table:name="3350.625" table:display="true" table:show-details="true"/>
                <table:data-pilot-member table:name="3401.16666666667" table:display="true" table:show-details="true"/>
                <table:data-pilot-member table:name="3443.66666666667" table:display="true" table:show-details="true"/>
                <table:data-pilot-member table:name="3783.33333333333" table:display="true" table:show-details="true"/>
                <table:data-pilot-member table:name="3839.5" table:display="true" table:show-details="true"/>
                <table:data-pilot-member table:name="3863.77777777778" table:display="true" table:show-details="true"/>
                <table:data-pilot-member table:name="3986.09090909091" table:display="true" table:show-details="true"/>
                <table:data-pilot-member table:name="3988.73076923077" table:display="true" table:show-details="true"/>
                <table:data-pilot-member table:name="4127.84210526316" table:display="true" table:show-details="true"/>
                <table:data-pilot-member table:name="4133.72727272727" table:display="true" table:show-details="true"/>
                <table:data-pilot-member table:name="4136" table:display="true" table:show-details="true"/>
                <table:data-pilot-member table:name="4152.08333333333" table:display="true" table:show-details="true"/>
                <table:data-pilot-member table:name="4262.30769230769" table:display="true" table:show-details="true"/>
                <table:data-pilot-member table:name="4367.27777777778" table:display="true" table:show-details="true"/>
                <table:data-pilot-member table:name="4526.4" table:display="true" table:show-details="true"/>
                <table:data-pilot-member table:name="4561.14285714286" table:display="true" table:show-details="true"/>
                <table:data-pilot-member table:name="5519.19298245614" table:display="true" table:show-details="true"/>
                <table:data-pilot-member table:name="7518.25" table:display="true" table:show-details="true"/>
                <table:data-pilot-member table:name="8525.94" table:display="true" table:show-details="true"/>
                <table:data-pilot-member table:name="9302.31481481482" table:display="true" table:show-details="true"/>
                <table:data-pilot-member table:name="33026.45" table:display="true" table:show-details="true"/>
                <table:data-pilot-member table:name="43534.96428571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 Light" svg:font-family="'Arial Nova Light'" style:font-adornments="Regular" style:font-family-generic="swiss" style:font-pitch="variable"/>
    <style:font-face style:name="Arial Nova Light1" svg:font-family="'Arial Nova Light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number-style style:name="N137">
      <number:number number:decimal-places="14" number:min-decimal-places="14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0:24:37.3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2:23:41.601000000</meta:creation-date>
    <dc:date>2024-10-07T17:31:01.560000000</dc:date>
    <meta:editing-duration>PT16H52M47S</meta:editing-duration>
    <meta:editing-cycles>13</meta:editing-cycles>
    <meta:generator>LibreOffice/7.6.1.2$Windows_X86_64 LibreOffice_project/f5defcebd022c5bc36bbb79be232cb6926d8f674</meta:generator>
    <meta:document-statistic meta:table-count="4" meta:cell-count="8545" meta:object-count="0"/>
  </office:meta>
</office:document-meta>
</file>